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4508in"/>
    </style:style>
    <style:style style:name="co2" style:family="table-column">
      <style:table-column-properties fo:break-before="auto" style:column-width="0.861in"/>
    </style:style>
    <style:style style:name="co3" style:family="table-column">
      <style:table-column-properties fo:break-before="auto" style:column-width="0.7319in"/>
    </style:style>
    <style:style style:name="co4" style:family="table-column">
      <style:table-column-properties fo:break-before="auto" style:column-width="1.0327in"/>
    </style:style>
    <style:style style:name="co5" style:family="table-column">
      <style:table-column-properties fo:break-before="auto" style:column-width="0.6138in"/>
    </style:style>
    <style:style style:name="co6" style:family="table-column">
      <style:table-column-properties fo:break-before="auto" style:column-width="0.5717in"/>
    </style:style>
    <style:style style:name="co7" style:family="table-column">
      <style:table-column-properties fo:break-before="auto" style:column-width="0.8071in"/>
    </style:style>
    <style:style style:name="co8" style:family="table-column">
      <style:table-column-properties fo:break-before="auto" style:column-width="0.7535in"/>
    </style:style>
    <style:style style:name="co9" style:family="table-column">
      <style:table-column-properties fo:break-before="auto" style:column-width="0.7862in"/>
    </style:style>
    <style:style style:name="co10" style:family="table-column">
      <style:table-column-properties fo:break-before="auto" style:column-width="0.6898in"/>
    </style:style>
    <style:style style:name="co11" style:family="table-column">
      <style:table-column-properties fo:break-before="auto" style:column-width="0.6571in"/>
    </style:style>
    <style:style style:name="co12" style:family="table-column">
      <style:table-column-properties fo:break-before="auto" style:column-width="1.0429in"/>
    </style:style>
    <style:style style:name="co13" style:family="table-column">
      <style:table-column-properties fo:break-before="auto" style:column-width="0.9898in"/>
    </style:style>
    <style:style style:name="co14" style:family="table-column">
      <style:table-column-properties fo:break-before="auto" style:column-width="1.0217in"/>
    </style:style>
    <style:style style:name="co15" style:family="table-column">
      <style:table-column-properties fo:break-before="auto" style:column-width="0.9681in"/>
    </style:style>
    <style:style style:name="co16" style:family="table-column">
      <style:table-column-properties fo:break-before="auto" style:column-width="0.8283in"/>
    </style:style>
    <style:style style:name="co17" style:family="table-column">
      <style:table-column-properties fo:break-before="auto" style:column-width="1.0646in"/>
    </style:style>
    <style:style style:name="co18" style:family="table-column">
      <style:table-column-properties fo:break-before="auto" style:column-width="1.011in"/>
    </style:style>
    <style:style style:name="co1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9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Begin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Mean F10.7</text:p>
          </table:table-cell>
          <table:table-cell office:value-type="string" calcext:value-type="string">
            <text:p>Min Dst</text:p>
          </table:table-cell>
          <table:table-cell office:value-type="string" calcext:value-type="string">
            <text:p>SatInfo (0=GO</text:p>
          </table:table-cell>
          <table:table-cell office:value-type="string" calcext:value-type="string">
            <text:p>Corr. IL</text:p>
          </table:table-cell>
          <table:table-cell office:value-type="string" calcext:value-type="string">
            <text:p>Corr. MSIS</text:p>
          </table:table-cell>
          <table:table-cell office:value-type="string" calcext:value-type="string">
            <text:p>Corr. DTM</text:p>
          </table:table-cell>
          <table:table-cell office:value-type="string" calcext:value-type="string">
            <text:p>O/M IL</text:p>
          </table:table-cell>
          <table:table-cell office:value-type="string" calcext:value-type="string">
            <text:p>O/M MSIS</text:p>
          </table:table-cell>
          <table:table-cell office:value-type="string" calcext:value-type="string">
            <text:p>O/M DTM</text:p>
          </table:table-cell>
          <table:table-cell office:value-type="string" calcext:value-type="string">
            <text:p>RMS IL</text:p>
          </table:table-cell>
          <table:table-cell office:value-type="string" calcext:value-type="string">
            <text:p>RMS MSIS</text:p>
          </table:table-cell>
          <table:table-cell office:value-type="string" calcext:value-type="string">
            <text:p>RMS DTM</text:p>
          </table:table-cell>
          <table:table-cell office:value-type="string" calcext:value-type="string">
            <text:p>OA Corr. IL</text:p>
          </table:table-cell>
          <table:table-cell office:value-type="string" calcext:value-type="string">
            <text:p>OA Corr. MSIS</text:p>
          </table:table-cell>
          <table:table-cell office:value-type="string" calcext:value-type="string">
            <text:p>OA Corr. DTM</text:p>
          </table:table-cell>
          <table:table-cell office:value-type="string" calcext:value-type="string">
            <text:p>OA O/M IL</text:p>
          </table:table-cell>
          <table:table-cell office:value-type="string" calcext:value-type="string">
            <text:p>OA O/M MSIS</text:p>
          </table:table-cell>
          <table:table-cell office:value-type="string" calcext:value-type="string">
            <text:p>OA O/M DTM</text:p>
          </table:table-cell>
          <table:table-cell office:value-type="string" calcext:value-type="string">
            <text:p>OA RMS IL</text:p>
          </table:table-cell>
          <table:table-cell office:value-type="string" calcext:value-type="string">
            <text:p>OA RMS MSIS</text:p>
          </table:table-cell>
          <table:table-cell office:value-type="string" calcext:value-type="string">
            <text:p>OA RMS D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-Apr-2010 14:35:10</text:p>
          </table:table-cell>
          <table:table-cell office:value-type="string" calcext:value-type="string">
            <text:p>08-Apr-2010 21:00:00</text:p>
          </table:table-cell>
          <table:table-cell office:value-type="float" office:value="82.91" calcext:value-type="float">
            <text:p>82.91</text:p>
          </table:table-cell>
          <table:table-cell office:value-type="float" office:value="-81" calcext:value-type="float">
            <text:p>-81</text:p>
          </table:table-cell>
          <table:table-cell office:value-type="float" office:value="0" calcext:value-type="float">
            <text:p>0</text:p>
          </table:table-cell>
          <table:table-cell office:value-type="float" office:value="0.82341" calcext:value-type="float">
            <text:p>0.82341</text:p>
          </table:table-cell>
          <table:table-cell office:value-type="float" office:value="0.87292" calcext:value-type="float">
            <text:p>0.87292</text:p>
          </table:table-cell>
          <table:table-cell office:value-type="float" office:value="0.86061" calcext:value-type="float">
            <text:p>0.86061</text:p>
          </table:table-cell>
          <table:table-cell office:value-type="float" office:value="0.9628" calcext:value-type="float">
            <text:p>0.9628</text:p>
          </table:table-cell>
          <table:table-cell office:value-type="float" office:value="1.0414" calcext:value-type="float">
            <text:p>1.0414</text:p>
          </table:table-cell>
          <table:table-cell office:value-type="float" office:value="1.0385" calcext:value-type="float">
            <text:p>1.0385</text:p>
          </table:table-cell>
          <table:table-cell office:value-type="float" office:value="0.18925" calcext:value-type="float">
            <text:p>0.18925</text:p>
          </table:table-cell>
          <table:table-cell office:value-type="float" office:value="0.15333" calcext:value-type="float">
            <text:p>0.15333</text:p>
          </table:table-cell>
          <table:table-cell office:value-type="float" office:value="0.14621" calcext:value-type="float">
            <text:p>0.14621</text:p>
          </table:table-cell>
          <table:table-cell office:value-type="float" office:value="0.69056" calcext:value-type="float">
            <text:p>0.69056</text:p>
          </table:table-cell>
          <table:table-cell office:value-type="float" office:value="0.92807" calcext:value-type="float">
            <text:p>0.92807</text:p>
          </table:table-cell>
          <table:table-cell office:value-type="float" office:value="0.82844" calcext:value-type="float">
            <text:p>0.82844</text:p>
          </table:table-cell>
          <table:table-cell office:value-type="float" office:value="0.93914" calcext:value-type="float">
            <text:p>0.93914</text:p>
          </table:table-cell>
          <table:table-cell office:value-type="float" office:value="1.041" calcext:value-type="float">
            <text:p>1.041</text:p>
          </table:table-cell>
          <table:table-cell office:value-type="float" office:value="1.0409" calcext:value-type="float">
            <text:p>1.0409</text:p>
          </table:table-cell>
          <table:table-cell office:value-type="float" office:value="0.13334" calcext:value-type="float">
            <text:p>0.13334</text:p>
          </table:table-cell>
          <table:table-cell office:value-type="float" office:value="0.0986" calcext:value-type="float">
            <text:p>0.0986</text:p>
          </table:table-cell>
          <table:table-cell office:value-type="float" office:value="0.093003" calcext:value-type="float">
            <text:p>0.0930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-Apr-2010 22:48:10</text:p>
          </table:table-cell>
          <table:table-cell office:value-type="string" calcext:value-type="string">
            <text:p>13-Apr-2010 06:23:50</text:p>
          </table:table-cell>
          <table:table-cell office:value-type="float" office:value="82.336" calcext:value-type="float">
            <text:p>82.336</text:p>
          </table:table-cell>
          <table:table-cell office:value-type="float" office:value="-67" calcext:value-type="float">
            <text:p>-67</text:p>
          </table:table-cell>
          <table:table-cell office:value-type="float" office:value="0" calcext:value-type="float">
            <text:p>0</text:p>
          </table:table-cell>
          <table:table-cell office:value-type="float" office:value="0.90446" calcext:value-type="float">
            <text:p>0.90446</text:p>
          </table:table-cell>
          <table:table-cell office:value-type="float" office:value="0.90839" calcext:value-type="float">
            <text:p>0.90839</text:p>
          </table:table-cell>
          <table:table-cell office:value-type="float" office:value="0.88149" calcext:value-type="float">
            <text:p>0.88149</text:p>
          </table:table-cell>
          <table:table-cell office:value-type="float" office:value="1.0793" calcext:value-type="float">
            <text:p>1.0793</text:p>
          </table:table-cell>
          <table:table-cell office:value-type="float" office:value="1.0734" calcext:value-type="float">
            <text:p>1.0734</text:p>
          </table:table-cell>
          <table:table-cell office:value-type="float" office:value="1.0983" calcext:value-type="float">
            <text:p>1.0983</text:p>
          </table:table-cell>
          <table:table-cell office:value-type="float" office:value="0.16831" calcext:value-type="float">
            <text:p>0.16831</text:p>
          </table:table-cell>
          <table:table-cell office:value-type="float" office:value="0.15486" calcext:value-type="float">
            <text:p>0.15486</text:p>
          </table:table-cell>
          <table:table-cell office:value-type="float" office:value="0.18438" calcext:value-type="float">
            <text:p>0.18438</text:p>
          </table:table-cell>
          <table:table-cell office:value-type="float" office:value="0.8865" calcext:value-type="float">
            <text:p>0.8865</text:p>
          </table:table-cell>
          <table:table-cell office:value-type="float" office:value="0.94371" calcext:value-type="float">
            <text:p>0.94371</text:p>
          </table:table-cell>
          <table:table-cell office:value-type="float" office:value="0.77765" calcext:value-type="float">
            <text:p>0.77765</text:p>
          </table:table-cell>
          <table:table-cell office:value-type="float" office:value="1.0658" calcext:value-type="float">
            <text:p>1.0658</text:p>
          </table:table-cell>
          <table:table-cell office:value-type="float" office:value="1.0724" calcext:value-type="float">
            <text:p>1.0724</text:p>
          </table:table-cell>
          <table:table-cell office:value-type="float" office:value="1.0938" calcext:value-type="float">
            <text:p>1.0938</text:p>
          </table:table-cell>
          <table:table-cell office:value-type="float" office:value="0.096753" calcext:value-type="float">
            <text:p>0.096753</text:p>
          </table:table-cell>
          <table:table-cell office:value-type="float" office:value="0.10827" calcext:value-type="float">
            <text:p>0.10827</text:p>
          </table:table-cell>
          <table:table-cell office:value-type="float" office:value="0.14064" calcext:value-type="float">
            <text:p>0.140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1-May-2010 13:28:10</text:p>
          </table:table-cell>
          <table:table-cell office:value-type="string" calcext:value-type="string">
            <text:p>04-May-2010 05:00:00</text:p>
          </table:table-cell>
          <table:table-cell office:value-type="float" office:value="81.0718" calcext:value-type="float">
            <text:p>81.0718</text:p>
          </table:table-cell>
          <table:table-cell office:value-type="float" office:value="-71" calcext:value-type="float">
            <text:p>-71</text:p>
          </table:table-cell>
          <table:table-cell office:value-type="float" office:value="0" calcext:value-type="float">
            <text:p>0</text:p>
          </table:table-cell>
          <table:table-cell office:value-type="float" office:value="0.93987" calcext:value-type="float">
            <text:p>0.93987</text:p>
          </table:table-cell>
          <table:table-cell office:value-type="float" office:value="0.93972" calcext:value-type="float">
            <text:p>0.93972</text:p>
          </table:table-cell>
          <table:table-cell office:value-type="float" office:value="0.93122" calcext:value-type="float">
            <text:p>0.93122</text:p>
          </table:table-cell>
          <table:table-cell office:value-type="float" office:value="1.0458" calcext:value-type="float">
            <text:p>1.0458</text:p>
          </table:table-cell>
          <table:table-cell office:value-type="float" office:value="1.0771" calcext:value-type="float">
            <text:p>1.0771</text:p>
          </table:table-cell>
          <table:table-cell office:value-type="float" office:value="1.083" calcext:value-type="float">
            <text:p>1.083</text:p>
          </table:table-cell>
          <table:table-cell office:value-type="float" office:value="0.15325" calcext:value-type="float">
            <text:p>0.15325</text:p>
          </table:table-cell>
          <table:table-cell office:value-type="float" office:value="0.17057" calcext:value-type="float">
            <text:p>0.17057</text:p>
          </table:table-cell>
          <table:table-cell office:value-type="float" office:value="0.17529" calcext:value-type="float">
            <text:p>0.17529</text:p>
          </table:table-cell>
          <table:table-cell office:value-type="float" office:value="0.94402" calcext:value-type="float">
            <text:p>0.94402</text:p>
          </table:table-cell>
          <table:table-cell office:value-type="float" office:value="0.97873" calcext:value-type="float">
            <text:p>0.97873</text:p>
          </table:table-cell>
          <table:table-cell office:value-type="float" office:value="0.91277" calcext:value-type="float">
            <text:p>0.91277</text:p>
          </table:table-cell>
          <table:table-cell office:value-type="float" office:value="1.0324" calcext:value-type="float">
            <text:p>1.0324</text:p>
          </table:table-cell>
          <table:table-cell office:value-type="float" office:value="1.0831" calcext:value-type="float">
            <text:p>1.0831</text:p>
          </table:table-cell>
          <table:table-cell office:value-type="float" office:value="1.072" calcext:value-type="float">
            <text:p>1.072</text:p>
          </table:table-cell>
          <table:table-cell office:value-type="float" office:value="0.069817" calcext:value-type="float">
            <text:p>0.069817</text:p>
          </table:table-cell>
          <table:table-cell office:value-type="float" office:value="0.11456" calcext:value-type="float">
            <text:p>0.11456</text:p>
          </table:table-cell>
          <table:table-cell office:value-type="float" office:value="0.10907" calcext:value-type="float">
            <text:p>0.109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-May-2010 05:43:40</text:p>
          </table:table-cell>
          <table:table-cell office:value-type="string" calcext:value-type="string">
            <text:p>31-May-2010 22:30:00</text:p>
          </table:table-cell>
          <table:table-cell office:value-type="float" office:value="77.6223" calcext:value-type="float">
            <text:p>77.6223</text:p>
          </table:table-cell>
          <table:table-cell office:value-type="float" office:value="-80" calcext:value-type="float">
            <text:p>-80</text:p>
          </table:table-cell>
          <table:table-cell office:value-type="float" office:value="0" calcext:value-type="float">
            <text:p>0</text:p>
          </table:table-cell>
          <table:table-cell office:value-type="float" office:value="0.91819" calcext:value-type="float">
            <text:p>0.91819</text:p>
          </table:table-cell>
          <table:table-cell office:value-type="float" office:value="0.89737" calcext:value-type="float">
            <text:p>0.89737</text:p>
          </table:table-cell>
          <table:table-cell office:value-type="float" office:value="0.86795" calcext:value-type="float">
            <text:p>0.86795</text:p>
          </table:table-cell>
          <table:table-cell office:value-type="float" office:value="1.1016" calcext:value-type="float">
            <text:p>1.1016</text:p>
          </table:table-cell>
          <table:table-cell office:value-type="float" office:value="1.2012" calcext:value-type="float">
            <text:p>1.2012</text:p>
          </table:table-cell>
          <table:table-cell office:value-type="float" office:value="1.2556" calcext:value-type="float">
            <text:p>1.2556</text:p>
          </table:table-cell>
          <table:table-cell office:value-type="float" office:value="0.21973" calcext:value-type="float">
            <text:p>0.21973</text:p>
          </table:table-cell>
          <table:table-cell office:value-type="float" office:value="0.32156" calcext:value-type="float">
            <text:p>0.32156</text:p>
          </table:table-cell>
          <table:table-cell office:value-type="float" office:value="0.37058" calcext:value-type="float">
            <text:p>0.37058</text:p>
          </table:table-cell>
          <table:table-cell office:value-type="float" office:value="0.92171" calcext:value-type="float">
            <text:p>0.92171</text:p>
          </table:table-cell>
          <table:table-cell office:value-type="float" office:value="0.90366" calcext:value-type="float">
            <text:p>0.90366</text:p>
          </table:table-cell>
          <table:table-cell office:value-type="float" office:value="0.61776" calcext:value-type="float">
            <text:p>0.61776</text:p>
          </table:table-cell>
          <table:table-cell office:value-type="float" office:value="1.0793" calcext:value-type="float">
            <text:p>1.0793</text:p>
          </table:table-cell>
          <table:table-cell office:value-type="float" office:value="1.2283" calcext:value-type="float">
            <text:p>1.2283</text:p>
          </table:table-cell>
          <table:table-cell office:value-type="float" office:value="1.2442" calcext:value-type="float">
            <text:p>1.2442</text:p>
          </table:table-cell>
          <table:table-cell office:value-type="float" office:value="0.11692" calcext:value-type="float">
            <text:p>0.11692</text:p>
          </table:table-cell>
          <table:table-cell office:value-type="float" office:value="0.28686" calcext:value-type="float">
            <text:p>0.28686</text:p>
          </table:table-cell>
          <table:table-cell office:value-type="float" office:value="0.30988" calcext:value-type="float">
            <text:p>0.309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3-Jun-2010 00:46:10</text:p>
          </table:table-cell>
          <table:table-cell office:value-type="string" calcext:value-type="string">
            <text:p>05-Jun-2010 01:25:40</text:p>
          </table:table-cell>
          <table:table-cell office:value-type="float" office:value="76.8896" calcext:value-type="float">
            <text:p>76.8896</text:p>
          </table:table-cell>
          <table:table-cell office:value-type="float" office:value="-53" calcext:value-type="float">
            <text:p>-53</text:p>
          </table:table-cell>
          <table:table-cell office:value-type="float" office:value="0" calcext:value-type="float">
            <text:p>0</text:p>
          </table:table-cell>
          <table:table-cell office:value-type="float" office:value="0.93631" calcext:value-type="float">
            <text:p>0.93631</text:p>
          </table:table-cell>
          <table:table-cell office:value-type="float" office:value="0.95397" calcext:value-type="float">
            <text:p>0.95397</text:p>
          </table:table-cell>
          <table:table-cell office:value-type="float" office:value="0.93745" calcext:value-type="float">
            <text:p>0.93745</text:p>
          </table:table-cell>
          <table:table-cell office:value-type="float" office:value="1.013" calcext:value-type="float">
            <text:p>1.013</text:p>
          </table:table-cell>
          <table:table-cell office:value-type="float" office:value="0.99828" calcext:value-type="float">
            <text:p>0.99828</text:p>
          </table:table-cell>
          <table:table-cell office:value-type="float" office:value="1.0233" calcext:value-type="float">
            <text:p>1.0233</text:p>
          </table:table-cell>
          <table:table-cell office:value-type="float" office:value="0.14959" calcext:value-type="float">
            <text:p>0.14959</text:p>
          </table:table-cell>
          <table:table-cell office:value-type="float" office:value="0.15974" calcext:value-type="float">
            <text:p>0.15974</text:p>
          </table:table-cell>
          <table:table-cell office:value-type="float" office:value="0.14752" calcext:value-type="float">
            <text:p>0.14752</text:p>
          </table:table-cell>
          <table:table-cell office:value-type="float" office:value="0.83794" calcext:value-type="float">
            <text:p>0.83794</text:p>
          </table:table-cell>
          <table:table-cell office:value-type="float" office:value="0.83534" calcext:value-type="float">
            <text:p>0.83534</text:p>
          </table:table-cell>
          <table:table-cell office:value-type="float" office:value="0.65925" calcext:value-type="float">
            <text:p>0.65925</text:p>
          </table:table-cell>
          <table:table-cell office:value-type="float" office:value="1.0018" calcext:value-type="float">
            <text:p>1.0018</text:p>
          </table:table-cell>
          <table:table-cell office:value-type="float" office:value="1.0276" calcext:value-type="float">
            <text:p>1.0276</text:p>
          </table:table-cell>
          <table:table-cell office:value-type="float" office:value="1.0229" calcext:value-type="float">
            <text:p>1.0229</text:p>
          </table:table-cell>
          <table:table-cell office:value-type="float" office:value="0.046042" calcext:value-type="float">
            <text:p>0.046042</text:p>
          </table:table-cell>
          <table:table-cell office:value-type="float" office:value="0.049081" calcext:value-type="float">
            <text:p>0.049081</text:p>
          </table:table-cell>
          <table:table-cell office:value-type="float" office:value="0.071069" calcext:value-type="float">
            <text:p>0.0710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-Oct-2010 14:22:30</text:p>
          </table:table-cell>
          <table:table-cell office:value-type="string" calcext:value-type="string">
            <text:p>12-Oct-2010 22:14:50</text:p>
          </table:table-cell>
          <table:table-cell office:value-type="float" office:value="80.4376" calcext:value-type="float">
            <text:p>80.4376</text:p>
          </table:table-cell>
          <table:table-cell office:value-type="float" office:value="-75" calcext:value-type="float">
            <text:p>-75</text:p>
          </table:table-cell>
          <table:table-cell office:value-type="float" office:value="0" calcext:value-type="float">
            <text:p>0</text:p>
          </table:table-cell>
          <table:table-cell office:value-type="float" office:value="0.92607" calcext:value-type="float">
            <text:p>0.92607</text:p>
          </table:table-cell>
          <table:table-cell office:value-type="float" office:value="0.90047" calcext:value-type="float">
            <text:p>0.90047</text:p>
          </table:table-cell>
          <table:table-cell office:value-type="float" office:value="0.89048" calcext:value-type="float">
            <text:p>0.89048</text:p>
          </table:table-cell>
          <table:table-cell office:value-type="float" office:value="1.03" calcext:value-type="float">
            <text:p>1.03</text:p>
          </table:table-cell>
          <table:table-cell office:value-type="float" office:value="1.0769" calcext:value-type="float">
            <text:p>1.0769</text:p>
          </table:table-cell>
          <table:table-cell office:value-type="float" office:value="1.0995" calcext:value-type="float">
            <text:p>1.0995</text:p>
          </table:table-cell>
          <table:table-cell office:value-type="float" office:value="0.12417" calcext:value-type="float">
            <text:p>0.12417</text:p>
          </table:table-cell>
          <table:table-cell office:value-type="float" office:value="0.1659" calcext:value-type="float">
            <text:p>0.1659</text:p>
          </table:table-cell>
          <table:table-cell office:value-type="float" office:value="0.18248" calcext:value-type="float">
            <text:p>0.18248</text:p>
          </table:table-cell>
          <table:table-cell office:value-type="float" office:value="0.96643" calcext:value-type="float">
            <text:p>0.96643</text:p>
          </table:table-cell>
          <table:table-cell office:value-type="float" office:value="0.98378" calcext:value-type="float">
            <text:p>0.98378</text:p>
          </table:table-cell>
          <table:table-cell office:value-type="float" office:value="0.90159" calcext:value-type="float">
            <text:p>0.90159</text:p>
          </table:table-cell>
          <table:table-cell office:value-type="float" office:value="1.0289" calcext:value-type="float">
            <text:p>1.0289</text:p>
          </table:table-cell>
          <table:table-cell office:value-type="float" office:value="1.0797" calcext:value-type="float">
            <text:p>1.0797</text:p>
          </table:table-cell>
          <table:table-cell office:value-type="float" office:value="1.1" calcext:value-type="float">
            <text:p>1.1</text:p>
          </table:table-cell>
          <table:table-cell office:value-type="float" office:value="0.054619" calcext:value-type="float">
            <text:p>0.054619</text:p>
          </table:table-cell>
          <table:table-cell office:value-type="float" office:value="0.11423" calcext:value-type="float">
            <text:p>0.11423</text:p>
          </table:table-cell>
          <table:table-cell office:value-type="float" office:value="0.13667" calcext:value-type="float">
            <text:p>0.13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3-Feb-2011 20:36:30</text:p>
          </table:table-cell>
          <table:table-cell office:value-type="string" calcext:value-type="string">
            <text:p>06-Feb-2011 09:47:50</text:p>
          </table:table-cell>
          <table:table-cell office:value-type="float" office:value="83.3127" calcext:value-type="float">
            <text:p>83.3127</text:p>
          </table:table-cell>
          <table:table-cell office:value-type="float" office:value="-63" calcext:value-type="float">
            <text:p>-63</text:p>
          </table:table-cell>
          <table:table-cell office:value-type="float" office:value="0" calcext:value-type="float">
            <text:p>0</text:p>
          </table:table-cell>
          <table:table-cell office:value-type="float" office:value="0.89502" calcext:value-type="float">
            <text:p>0.89502</text:p>
          </table:table-cell>
          <table:table-cell office:value-type="float" office:value="0.9035" calcext:value-type="float">
            <text:p>0.9035</text:p>
          </table:table-cell>
          <table:table-cell office:value-type="float" office:value="0.88585" calcext:value-type="float">
            <text:p>0.88585</text:p>
          </table:table-cell>
          <table:table-cell office:value-type="float" office:value="1.1139" calcext:value-type="float">
            <text:p>1.1139</text:p>
          </table:table-cell>
          <table:table-cell office:value-type="float" office:value="1.0934" calcext:value-type="float">
            <text:p>1.0934</text:p>
          </table:table-cell>
          <table:table-cell office:value-type="float" office:value="1.1217" calcext:value-type="float">
            <text:p>1.1217</text:p>
          </table:table-cell>
          <table:table-cell office:value-type="float" office:value="0.2347" calcext:value-type="float">
            <text:p>0.2347</text:p>
          </table:table-cell>
          <table:table-cell office:value-type="float" office:value="0.18847" calcext:value-type="float">
            <text:p>0.18847</text:p>
          </table:table-cell>
          <table:table-cell office:value-type="float" office:value="0.21631" calcext:value-type="float">
            <text:p>0.21631</text:p>
          </table:table-cell>
          <table:table-cell office:value-type="float" office:value="0.97142" calcext:value-type="float">
            <text:p>0.97142</text:p>
          </table:table-cell>
          <table:table-cell office:value-type="float" office:value="0.94851" calcext:value-type="float">
            <text:p>0.94851</text:p>
          </table:table-cell>
          <table:table-cell office:value-type="float" office:value="0.80299" calcext:value-type="float">
            <text:p>0.80299</text:p>
          </table:table-cell>
          <table:table-cell office:value-type="float" office:value="1.0822" calcext:value-type="float">
            <text:p>1.0822</text:p>
          </table:table-cell>
          <table:table-cell office:value-type="float" office:value="1.0977" calcext:value-type="float">
            <text:p>1.0977</text:p>
          </table:table-cell>
          <table:table-cell office:value-type="float" office:value="1.117" calcext:value-type="float">
            <text:p>1.117</text:p>
          </table:table-cell>
          <table:table-cell office:value-type="float" office:value="0.12034" calcext:value-type="float">
            <text:p>0.12034</text:p>
          </table:table-cell>
          <table:table-cell office:value-type="float" office:value="0.14157" calcext:value-type="float">
            <text:p>0.14157</text:p>
          </table:table-cell>
          <table:table-cell office:value-type="float" office:value="0.16922" calcext:value-type="float">
            <text:p>0.169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-Feb-2011 12:47:30</text:p>
          </table:table-cell>
          <table:table-cell office:value-type="string" calcext:value-type="string">
            <text:p>03-Mar-2011 00:35:00</text:p>
          </table:table-cell>
          <table:table-cell office:value-type="float" office:value="87.6712" calcext:value-type="float">
            <text:p>87.6712</text:p>
          </table:table-cell>
          <table:table-cell office:value-type="float" office:value="-88" calcext:value-type="float">
            <text:p>-88</text:p>
          </table:table-cell>
          <table:table-cell office:value-type="float" office:value="0" calcext:value-type="float">
            <text:p>0</text:p>
          </table:table-cell>
          <table:table-cell office:value-type="float" office:value="0.89904" calcext:value-type="float">
            <text:p>0.89904</text:p>
          </table:table-cell>
          <table:table-cell office:value-type="float" office:value="0.89879" calcext:value-type="float">
            <text:p>0.89879</text:p>
          </table:table-cell>
          <table:table-cell office:value-type="float" office:value="0.91683" calcext:value-type="float">
            <text:p>0.91683</text:p>
          </table:table-cell>
          <table:table-cell office:value-type="float" office:value="1.0319" calcext:value-type="float">
            <text:p>1.0319</text:p>
          </table:table-cell>
          <table:table-cell office:value-type="float" office:value="1.0741" calcext:value-type="float">
            <text:p>1.0741</text:p>
          </table:table-cell>
          <table:table-cell office:value-type="float" office:value="1.0608" calcext:value-type="float">
            <text:p>1.0608</text:p>
          </table:table-cell>
          <table:table-cell office:value-type="float" office:value="0.1726" calcext:value-type="float">
            <text:p>0.1726</text:p>
          </table:table-cell>
          <table:table-cell office:value-type="float" office:value="0.17895" calcext:value-type="float">
            <text:p>0.17895</text:p>
          </table:table-cell>
          <table:table-cell office:value-type="float" office:value="0.1571" calcext:value-type="float">
            <text:p>0.1571</text:p>
          </table:table-cell>
          <table:table-cell office:value-type="float" office:value="0.90631" calcext:value-type="float">
            <text:p>0.90631</text:p>
          </table:table-cell>
          <table:table-cell office:value-type="float" office:value="0.93077" calcext:value-type="float">
            <text:p>0.93077</text:p>
          </table:table-cell>
          <table:table-cell office:value-type="float" office:value="0.94312" calcext:value-type="float">
            <text:p>0.94312</text:p>
          </table:table-cell>
          <table:table-cell office:value-type="float" office:value="1.0173" calcext:value-type="float">
            <text:p>1.0173</text:p>
          </table:table-cell>
          <table:table-cell office:value-type="float" office:value="1.0803" calcext:value-type="float">
            <text:p>1.0803</text:p>
          </table:table-cell>
          <table:table-cell office:value-type="float" office:value="1.0659" calcext:value-type="float">
            <text:p>1.0659</text:p>
          </table:table-cell>
          <table:table-cell office:value-type="float" office:value="0.080934" calcext:value-type="float">
            <text:p>0.080934</text:p>
          </table:table-cell>
          <table:table-cell office:value-type="float" office:value="0.12745" calcext:value-type="float">
            <text:p>0.12745</text:p>
          </table:table-cell>
          <table:table-cell office:value-type="float" office:value="0.10558" calcext:value-type="float">
            <text:p>0.105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-Mar-2011 19:38:40</text:p>
          </table:table-cell>
          <table:table-cell office:value-type="string" calcext:value-type="string">
            <text:p>12-Mar-2011 13:30:00</text:p>
          </table:table-cell>
          <table:table-cell office:value-type="float" office:value="93.3178" calcext:value-type="float">
            <text:p>93.3178</text:p>
          </table:table-cell>
          <table:table-cell office:value-type="float" office:value="-83" calcext:value-type="float">
            <text:p>-83</text:p>
          </table:table-cell>
          <table:table-cell office:value-type="float" office:value="0" calcext:value-type="float">
            <text:p>0</text:p>
          </table:table-cell>
          <table:table-cell office:value-type="float" office:value="0.89097" calcext:value-type="float">
            <text:p>0.89097</text:p>
          </table:table-cell>
          <table:table-cell office:value-type="float" office:value="0.86829" calcext:value-type="float">
            <text:p>0.86829</text:p>
          </table:table-cell>
          <table:table-cell office:value-type="float" office:value="0.86948" calcext:value-type="float">
            <text:p>0.86948</text:p>
          </table:table-cell>
          <table:table-cell office:value-type="float" office:value="1.0081" calcext:value-type="float">
            <text:p>1.0081</text:p>
          </table:table-cell>
          <table:table-cell office:value-type="float" office:value="1.0318" calcext:value-type="float">
            <text:p>1.0318</text:p>
          </table:table-cell>
          <table:table-cell office:value-type="float" office:value="1.0469" calcext:value-type="float">
            <text:p>1.0469</text:p>
          </table:table-cell>
          <table:table-cell office:value-type="float" office:value="0.16252" calcext:value-type="float">
            <text:p>0.16252</text:p>
          </table:table-cell>
          <table:table-cell office:value-type="float" office:value="0.13551" calcext:value-type="float">
            <text:p>0.13551</text:p>
          </table:table-cell>
          <table:table-cell office:value-type="float" office:value="0.14075" calcext:value-type="float">
            <text:p>0.14075</text:p>
          </table:table-cell>
          <table:table-cell office:value-type="float" office:value="0.90899" calcext:value-type="float">
            <text:p>0.90899</text:p>
          </table:table-cell>
          <table:table-cell office:value-type="float" office:value="0.85282" calcext:value-type="float">
            <text:p>0.85282</text:p>
          </table:table-cell>
          <table:table-cell office:value-type="float" office:value="0.71963" calcext:value-type="float">
            <text:p>0.71963</text:p>
          </table:table-cell>
          <table:table-cell office:value-type="float" office:value="0.98541" calcext:value-type="float">
            <text:p>0.98541</text:p>
          </table:table-cell>
          <table:table-cell office:value-type="float" office:value="1.0327" calcext:value-type="float">
            <text:p>1.0327</text:p>
          </table:table-cell>
          <table:table-cell office:value-type="float" office:value="1.0485" calcext:value-type="float">
            <text:p>1.0485</text:p>
          </table:table-cell>
          <table:table-cell office:value-type="float" office:value="0.044724" calcext:value-type="float">
            <text:p>0.044724</text:p>
          </table:table-cell>
          <table:table-cell office:value-type="float" office:value="0.072742" calcext:value-type="float">
            <text:p>0.072742</text:p>
          </table:table-cell>
          <table:table-cell office:value-type="float" office:value="0.088033" calcext:value-type="float">
            <text:p>0.0880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-Apr-2011 16:30:00</text:p>
          </table:table-cell>
          <table:table-cell office:value-type="string" calcext:value-type="string">
            <text:p>07-Apr-2011 22:00:00</text:p>
          </table:table-cell>
          <table:table-cell office:value-type="float" office:value="101.3944" calcext:value-type="float">
            <text:p>101.3944</text:p>
          </table:table-cell>
          <table:table-cell office:value-type="float" office:value="-60" calcext:value-type="float">
            <text:p>-60</text:p>
          </table:table-cell>
          <table:table-cell office:value-type="float" office:value="0" calcext:value-type="float">
            <text:p>0</text:p>
          </table:table-cell>
          <table:table-cell office:value-type="float" office:value="0.93072" calcext:value-type="float">
            <text:p>0.93072</text:p>
          </table:table-cell>
          <table:table-cell office:value-type="float" office:value="0.93009" calcext:value-type="float">
            <text:p>0.93009</text:p>
          </table:table-cell>
          <table:table-cell office:value-type="float" office:value="0.93468" calcext:value-type="float">
            <text:p>0.93468</text:p>
          </table:table-cell>
          <table:table-cell office:value-type="float" office:value="0.96594" calcext:value-type="float">
            <text:p>0.96594</text:p>
          </table:table-cell>
          <table:table-cell office:value-type="float" office:value="1.0036" calcext:value-type="float">
            <text:p>1.0036</text:p>
          </table:table-cell>
          <table:table-cell office:value-type="float" office:value="0.99999" calcext:value-type="float">
            <text:p>0.99999</text:p>
          </table:table-cell>
          <table:table-cell office:value-type="float" office:value="0.12437" calcext:value-type="float">
            <text:p>0.12437</text:p>
          </table:table-cell>
          <table:table-cell office:value-type="float" office:value="0.10037" calcext:value-type="float">
            <text:p>0.10037</text:p>
          </table:table-cell>
          <table:table-cell office:value-type="float" office:value="0.096589" calcext:value-type="float">
            <text:p>0.096589</text:p>
          </table:table-cell>
          <table:table-cell office:value-type="float" office:value="0.8714" calcext:value-type="float">
            <text:p>0.8714</text:p>
          </table:table-cell>
          <table:table-cell office:value-type="float" office:value="0.92856" calcext:value-type="float">
            <text:p>0.92856</text:p>
          </table:table-cell>
          <table:table-cell office:value-type="float" office:value="0.90551" calcext:value-type="float">
            <text:p>0.90551</text:p>
          </table:table-cell>
          <table:table-cell office:value-type="float" office:value="0.94982" calcext:value-type="float">
            <text:p>0.94982</text:p>
          </table:table-cell>
          <table:table-cell office:value-type="float" office:value="1.0014" calcext:value-type="float">
            <text:p>1.0014</text:p>
          </table:table-cell>
          <table:table-cell office:value-type="float" office:value="1.0005" calcext:value-type="float">
            <text:p>1.0005</text:p>
          </table:table-cell>
          <table:table-cell office:value-type="float" office:value="0.075347" calcext:value-type="float">
            <text:p>0.075347</text:p>
          </table:table-cell>
          <table:table-cell office:value-type="float" office:value="0.034009" calcext:value-type="float">
            <text:p>0.034009</text:p>
          </table:table-cell>
          <table:table-cell office:value-type="float" office:value="0.037586" calcext:value-type="float">
            <text:p>0.0375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-May-2011 09:06:40</text:p>
          </table:table-cell>
          <table:table-cell office:value-type="string" calcext:value-type="string">
            <text:p>30-May-2011 11:30:00</text:p>
          </table:table-cell>
          <table:table-cell office:value-type="float" office:value="105.8242" calcext:value-type="float">
            <text:p>105.8242</text:p>
          </table:table-cell>
          <table:table-cell office:value-type="float" office:value="-80" calcext:value-type="float">
            <text:p>-80</text:p>
          </table:table-cell>
          <table:table-cell office:value-type="float" office:value="0" calcext:value-type="float">
            <text:p>0</text:p>
          </table:table-cell>
          <table:table-cell office:value-type="float" office:value="0.91772" calcext:value-type="float">
            <text:p>0.91772</text:p>
          </table:table-cell>
          <table:table-cell office:value-type="float" office:value="0.90067" calcext:value-type="float">
            <text:p>0.90067</text:p>
          </table:table-cell>
          <table:table-cell office:value-type="float" office:value="0.89004" calcext:value-type="float">
            <text:p>0.89004</text:p>
          </table:table-cell>
          <table:table-cell office:value-type="float" office:value="1.0471" calcext:value-type="float">
            <text:p>1.0471</text:p>
          </table:table-cell>
          <table:table-cell office:value-type="float" office:value="1.0044" calcext:value-type="float">
            <text:p>1.0044</text:p>
          </table:table-cell>
          <table:table-cell office:value-type="float" office:value="0.98324" calcext:value-type="float">
            <text:p>0.98324</text:p>
          </table:table-cell>
          <table:table-cell office:value-type="float" office:value="0.16303" calcext:value-type="float">
            <text:p>0.16303</text:p>
          </table:table-cell>
          <table:table-cell office:value-type="float" office:value="0.13876" calcext:value-type="float">
            <text:p>0.13876</text:p>
          </table:table-cell>
          <table:table-cell office:value-type="float" office:value="0.15135" calcext:value-type="float">
            <text:p>0.15135</text:p>
          </table:table-cell>
          <table:table-cell office:value-type="float" office:value="0.84733" calcext:value-type="float">
            <text:p>0.84733</text:p>
          </table:table-cell>
          <table:table-cell office:value-type="float" office:value="0.82938" calcext:value-type="float">
            <text:p>0.82938</text:p>
          </table:table-cell>
          <table:table-cell office:value-type="float" office:value="0.78458" calcext:value-type="float">
            <text:p>0.78458</text:p>
          </table:table-cell>
          <table:table-cell office:value-type="float" office:value="1.0231" calcext:value-type="float">
            <text:p>1.0231</text:p>
          </table:table-cell>
          <table:table-cell office:value-type="float" office:value="1.0125" calcext:value-type="float">
            <text:p>1.0125</text:p>
          </table:table-cell>
          <table:table-cell office:value-type="float" office:value="0.97596" calcext:value-type="float">
            <text:p>0.97596</text:p>
          </table:table-cell>
          <table:table-cell office:value-type="float" office:value="0.068161" calcext:value-type="float">
            <text:p>0.068161</text:p>
          </table:table-cell>
          <table:table-cell office:value-type="float" office:value="0.067714" calcext:value-type="float">
            <text:p>0.067714</text:p>
          </table:table-cell>
          <table:table-cell office:value-type="float" office:value="0.092959" calcext:value-type="float">
            <text:p>0.0929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3-Jul-2011 22:26:50</text:p>
          </table:table-cell>
          <table:table-cell office:value-type="string" calcext:value-type="string">
            <text:p>06-Jul-2011 03:00:00</text:p>
          </table:table-cell>
          <table:table-cell office:value-type="float" office:value="98.872" calcext:value-type="float">
            <text:p>98.872</text:p>
          </table:table-cell>
          <table:table-cell office:value-type="float" office:value="-59" calcext:value-type="float">
            <text:p>-59</text:p>
          </table:table-cell>
          <table:table-cell office:value-type="float" office:value="0" calcext:value-type="float">
            <text:p>0</text:p>
          </table:table-cell>
          <table:table-cell office:value-type="float" office:value="0.9362" calcext:value-type="float">
            <text:p>0.9362</text:p>
          </table:table-cell>
          <table:table-cell office:value-type="float" office:value="0.94423" calcext:value-type="float">
            <text:p>0.94423</text:p>
          </table:table-cell>
          <table:table-cell office:value-type="float" office:value="0.92995" calcext:value-type="float">
            <text:p>0.92995</text:p>
          </table:table-cell>
          <table:table-cell office:value-type="float" office:value="0.98096" calcext:value-type="float">
            <text:p>0.98096</text:p>
          </table:table-cell>
          <table:table-cell office:value-type="float" office:value="1.0181" calcext:value-type="float">
            <text:p>1.0181</text:p>
          </table:table-cell>
          <table:table-cell office:value-type="float" office:value="1.04" calcext:value-type="float">
            <text:p>1.04</text:p>
          </table:table-cell>
          <table:table-cell office:value-type="float" office:value="0.12451" calcext:value-type="float">
            <text:p>0.12451</text:p>
          </table:table-cell>
          <table:table-cell office:value-type="float" office:value="0.12918" calcext:value-type="float">
            <text:p>0.12918</text:p>
          </table:table-cell>
          <table:table-cell office:value-type="float" office:value="0.13745" calcext:value-type="float">
            <text:p>0.13745</text:p>
          </table:table-cell>
          <table:table-cell office:value-type="float" office:value="0.9436" calcext:value-type="float">
            <text:p>0.9436</text:p>
          </table:table-cell>
          <table:table-cell office:value-type="float" office:value="0.95276" calcext:value-type="float">
            <text:p>0.95276</text:p>
          </table:table-cell>
          <table:table-cell office:value-type="float" office:value="0.86802" calcext:value-type="float">
            <text:p>0.86802</text:p>
          </table:table-cell>
          <table:table-cell office:value-type="float" office:value="0.97124" calcext:value-type="float">
            <text:p>0.97124</text:p>
          </table:table-cell>
          <table:table-cell office:value-type="float" office:value="1.0325" calcext:value-type="float">
            <text:p>1.0325</text:p>
          </table:table-cell>
          <table:table-cell office:value-type="float" office:value="1.0278" calcext:value-type="float">
            <text:p>1.0278</text:p>
          </table:table-cell>
          <table:table-cell office:value-type="float" office:value="0.057828" calcext:value-type="float">
            <text:p>0.057828</text:p>
          </table:table-cell>
          <table:table-cell office:value-type="float" office:value="0.055844" calcext:value-type="float">
            <text:p>0.055844</text:p>
          </table:table-cell>
          <table:table-cell office:value-type="float" office:value="0.053077" calcext:value-type="float">
            <text:p>0.0530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-Aug-2011 21:16:30</text:p>
          </table:table-cell>
          <table:table-cell office:value-type="string" calcext:value-type="string">
            <text:p>08-Aug-2011 15:00:00</text:p>
          </table:table-cell>
          <table:table-cell office:value-type="float" office:value="95.9252" calcext:value-type="float">
            <text:p>95.9252</text:p>
          </table:table-cell>
          <table:table-cell office:value-type="float" office:value="-115" calcext:value-type="float">
            <text:p>-115</text:p>
          </table:table-cell>
          <table:table-cell office:value-type="float" office:value="0" calcext:value-type="float">
            <text:p>0</text:p>
          </table:table-cell>
          <table:table-cell office:value-type="float" office:value="0.89743" calcext:value-type="float">
            <text:p>0.89743</text:p>
          </table:table-cell>
          <table:table-cell office:value-type="float" office:value="0.92984" calcext:value-type="float">
            <text:p>0.92984</text:p>
          </table:table-cell>
          <table:table-cell office:value-type="float" office:value="0.90299" calcext:value-type="float">
            <text:p>0.90299</text:p>
          </table:table-cell>
          <table:table-cell office:value-type="float" office:value="1.0987" calcext:value-type="float">
            <text:p>1.0987</text:p>
          </table:table-cell>
          <table:table-cell office:value-type="float" office:value="1.0731" calcext:value-type="float">
            <text:p>1.0731</text:p>
          </table:table-cell>
          <table:table-cell office:value-type="float" office:value="1.1525" calcext:value-type="float">
            <text:p>1.1525</text:p>
          </table:table-cell>
          <table:table-cell office:value-type="float" office:value="0.22371" calcext:value-type="float">
            <text:p>0.22371</text:p>
          </table:table-cell>
          <table:table-cell office:value-type="float" office:value="0.19083" calcext:value-type="float">
            <text:p>0.19083</text:p>
          </table:table-cell>
          <table:table-cell office:value-type="float" office:value="0.23601" calcext:value-type="float">
            <text:p>0.23601</text:p>
          </table:table-cell>
          <table:table-cell office:value-type="float" office:value="0.94201" calcext:value-type="float">
            <text:p>0.94201</text:p>
          </table:table-cell>
          <table:table-cell office:value-type="float" office:value="0.93006" calcext:value-type="float">
            <text:p>0.93006</text:p>
          </table:table-cell>
          <table:table-cell office:value-type="float" office:value="0.82743" calcext:value-type="float">
            <text:p>0.82743</text:p>
          </table:table-cell>
          <table:table-cell office:value-type="float" office:value="1.1144" calcext:value-type="float">
            <text:p>1.1144</text:p>
          </table:table-cell>
          <table:table-cell office:value-type="float" office:value="1.0988" calcext:value-type="float">
            <text:p>1.0988</text:p>
          </table:table-cell>
          <table:table-cell office:value-type="float" office:value="1.1516" calcext:value-type="float">
            <text:p>1.1516</text:p>
          </table:table-cell>
          <table:table-cell office:value-type="float" office:value="0.15041" calcext:value-type="float">
            <text:p>0.15041</text:p>
          </table:table-cell>
          <table:table-cell office:value-type="float" office:value="0.13762" calcext:value-type="float">
            <text:p>0.13762</text:p>
          </table:table-cell>
          <table:table-cell office:value-type="float" office:value="0.19054" calcext:value-type="float">
            <text:p>0.190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-Sep-2011 16:18:50</text:p>
          </table:table-cell>
          <table:table-cell office:value-type="string" calcext:value-type="string">
            <text:p>13-Sep-2011 22:05:20</text:p>
          </table:table-cell>
          <table:table-cell office:value-type="float" office:value="99.5023" calcext:value-type="float">
            <text:p>99.5023</text:p>
          </table:table-cell>
          <table:table-cell office:value-type="float" office:value="-75" calcext:value-type="float">
            <text:p>-75</text:p>
          </table:table-cell>
          <table:table-cell office:value-type="float" office:value="0" calcext:value-type="float">
            <text:p>0</text:p>
          </table:table-cell>
          <table:table-cell office:value-type="float" office:value="0.8715" calcext:value-type="float">
            <text:p>0.8715</text:p>
          </table:table-cell>
          <table:table-cell office:value-type="float" office:value="0.87844" calcext:value-type="float">
            <text:p>0.87844</text:p>
          </table:table-cell>
          <table:table-cell office:value-type="float" office:value="0.88648" calcext:value-type="float">
            <text:p>0.88648</text:p>
          </table:table-cell>
          <table:table-cell office:value-type="float" office:value="1.0293" calcext:value-type="float">
            <text:p>1.0293</text:p>
          </table:table-cell>
          <table:table-cell office:value-type="float" office:value="1.0573" calcext:value-type="float">
            <text:p>1.0573</text:p>
          </table:table-cell>
          <table:table-cell office:value-type="float" office:value="1.0766" calcext:value-type="float">
            <text:p>1.0766</text:p>
          </table:table-cell>
          <table:table-cell office:value-type="float" office:value="0.14706" calcext:value-type="float">
            <text:p>0.14706</text:p>
          </table:table-cell>
          <table:table-cell office:value-type="float" office:value="0.15012" calcext:value-type="float">
            <text:p>0.15012</text:p>
          </table:table-cell>
          <table:table-cell office:value-type="float" office:value="0.15608" calcext:value-type="float">
            <text:p>0.15608</text:p>
          </table:table-cell>
          <table:table-cell office:value-type="float" office:value="0.89633" calcext:value-type="float">
            <text:p>0.89633</text:p>
          </table:table-cell>
          <table:table-cell office:value-type="float" office:value="0.88312" calcext:value-type="float">
            <text:p>0.88312</text:p>
          </table:table-cell>
          <table:table-cell office:value-type="float" office:value="0.8636" calcext:value-type="float">
            <text:p>0.8636</text:p>
          </table:table-cell>
          <table:table-cell office:value-type="float" office:value="1.0271" calcext:value-type="float">
            <text:p>1.0271</text:p>
          </table:table-cell>
          <table:table-cell office:value-type="float" office:value="1.059" calcext:value-type="float">
            <text:p>1.059</text:p>
          </table:table-cell>
          <table:table-cell office:value-type="float" office:value="1.0758" calcext:value-type="float">
            <text:p>1.0758</text:p>
          </table:table-cell>
          <table:table-cell office:value-type="float" office:value="0.067561" calcext:value-type="float">
            <text:p>0.067561</text:p>
          </table:table-cell>
          <table:table-cell office:value-type="float" office:value="0.09547" calcext:value-type="float">
            <text:p>0.09547</text:p>
          </table:table-cell>
          <table:table-cell office:value-type="float" office:value="0.10951" calcext:value-type="float">
            <text:p>0.109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-Sep-2011 13:30:00</text:p>
          </table:table-cell>
          <table:table-cell office:value-type="string" calcext:value-type="string">
            <text:p>18-Sep-2011 22:00:00</text:p>
          </table:table-cell>
          <table:table-cell office:value-type="float" office:value="102.9422" calcext:value-type="float">
            <text:p>102.9422</text:p>
          </table:table-cell>
          <table:table-cell office:value-type="float" office:value="-72" calcext:value-type="float">
            <text:p>-72</text:p>
          </table:table-cell>
          <table:table-cell office:value-type="float" office:value="0" calcext:value-type="float">
            <text:p>0</text:p>
          </table:table-cell>
          <table:table-cell office:value-type="float" office:value="0.92026" calcext:value-type="float">
            <text:p>0.92026</text:p>
          </table:table-cell>
          <table:table-cell office:value-type="float" office:value="0.90718" calcext:value-type="float">
            <text:p>0.90718</text:p>
          </table:table-cell>
          <table:table-cell office:value-type="float" office:value="0.89627" calcext:value-type="float">
            <text:p>0.89627</text:p>
          </table:table-cell>
          <table:table-cell office:value-type="float" office:value="1.0199" calcext:value-type="float">
            <text:p>1.0199</text:p>
          </table:table-cell>
          <table:table-cell office:value-type="float" office:value="1.0254" calcext:value-type="float">
            <text:p>1.0254</text:p>
          </table:table-cell>
          <table:table-cell office:value-type="float" office:value="1.0329" calcext:value-type="float">
            <text:p>1.0329</text:p>
          </table:table-cell>
          <table:table-cell office:value-type="float" office:value="0.10569" calcext:value-type="float">
            <text:p>0.10569</text:p>
          </table:table-cell>
          <table:table-cell office:value-type="float" office:value="0.10736" calcext:value-type="float">
            <text:p>0.10736</text:p>
          </table:table-cell>
          <table:table-cell office:value-type="float" office:value="0.11432" calcext:value-type="float">
            <text:p>0.11432</text:p>
          </table:table-cell>
          <table:table-cell office:value-type="float" office:value="0.96913" calcext:value-type="float">
            <text:p>0.96913</text:p>
          </table:table-cell>
          <table:table-cell office:value-type="float" office:value="0.97783" calcext:value-type="float">
            <text:p>0.97783</text:p>
          </table:table-cell>
          <table:table-cell office:value-type="float" office:value="0.84472" calcext:value-type="float">
            <text:p>0.84472</text:p>
          </table:table-cell>
          <table:table-cell office:value-type="float" office:value="1.016" calcext:value-type="float">
            <text:p>1.016</text:p>
          </table:table-cell>
          <table:table-cell office:value-type="float" office:value="1.0264" calcext:value-type="float">
            <text:p>1.0264</text:p>
          </table:table-cell>
          <table:table-cell office:value-type="float" office:value="1.0339" calcext:value-type="float">
            <text:p>1.0339</text:p>
          </table:table-cell>
          <table:table-cell office:value-type="float" office:value="0.032896" calcext:value-type="float">
            <text:p>0.032896</text:p>
          </table:table-cell>
          <table:table-cell office:value-type="float" office:value="0.039763" calcext:value-type="float">
            <text:p>0.039763</text:p>
          </table:table-cell>
          <table:table-cell office:value-type="float" office:value="0.065767" calcext:value-type="float">
            <text:p>0.0657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-Sep-2011 02:00:00</text:p>
          </table:table-cell>
          <table:table-cell office:value-type="string" calcext:value-type="string">
            <text:p>30-Sep-2011 03:22:20</text:p>
          </table:table-cell>
          <table:table-cell office:value-type="float" office:value="111.3874" calcext:value-type="float">
            <text:p>111.3874</text:p>
          </table:table-cell>
          <table:table-cell office:value-type="float" office:value="-118" calcext:value-type="float">
            <text:p>-118</text:p>
          </table:table-cell>
          <table:table-cell office:value-type="float" office:value="0" calcext:value-type="float">
            <text:p>0</text:p>
          </table:table-cell>
          <table:table-cell office:value-type="float" office:value="0.8846" calcext:value-type="float">
            <text:p>0.8846</text:p>
          </table:table-cell>
          <table:table-cell office:value-type="float" office:value="0.8583" calcext:value-type="float">
            <text:p>0.8583</text:p>
          </table:table-cell>
          <table:table-cell office:value-type="float" office:value="0.902" calcext:value-type="float">
            <text:p>0.902</text:p>
          </table:table-cell>
          <table:table-cell office:value-type="float" office:value="0.95147" calcext:value-type="float">
            <text:p>0.95147</text:p>
          </table:table-cell>
          <table:table-cell office:value-type="float" office:value="0.92362" calcext:value-type="float">
            <text:p>0.92362</text:p>
          </table:table-cell>
          <table:table-cell office:value-type="float" office:value="1.019" calcext:value-type="float">
            <text:p>1.019</text:p>
          </table:table-cell>
          <table:table-cell office:value-type="float" office:value="0.12804" calcext:value-type="float">
            <text:p>0.12804</text:p>
          </table:table-cell>
          <table:table-cell office:value-type="float" office:value="0.14088" calcext:value-type="float">
            <text:p>0.14088</text:p>
          </table:table-cell>
          <table:table-cell office:value-type="float" office:value="0.11548" calcext:value-type="float">
            <text:p>0.11548</text:p>
          </table:table-cell>
          <table:table-cell office:value-type="float" office:value="0.78077" calcext:value-type="float">
            <text:p>0.78077</text:p>
          </table:table-cell>
          <table:table-cell office:value-type="float" office:value="0.81018" calcext:value-type="float">
            <text:p>0.81018</text:p>
          </table:table-cell>
          <table:table-cell office:value-type="float" office:value="0.89026" calcext:value-type="float">
            <text:p>0.89026</text:p>
          </table:table-cell>
          <table:table-cell office:value-type="float" office:value="0.94219" calcext:value-type="float">
            <text:p>0.94219</text:p>
          </table:table-cell>
          <table:table-cell office:value-type="float" office:value="0.92147" calcext:value-type="float">
            <text:p>0.92147</text:p>
          </table:table-cell>
          <table:table-cell office:value-type="float" office:value="1.0225" calcext:value-type="float">
            <text:p>1.0225</text:p>
          </table:table-cell>
          <table:table-cell office:value-type="float" office:value="0.086323" calcext:value-type="float">
            <text:p>0.086323</text:p>
          </table:table-cell>
          <table:table-cell office:value-type="float" office:value="0.10618" calcext:value-type="float">
            <text:p>0.10618</text:p>
          </table:table-cell>
          <table:table-cell office:value-type="float" office:value="0.059799" calcext:value-type="float">
            <text:p>0.0597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3-Oct-2011 22:29:30</text:p>
          </table:table-cell>
          <table:table-cell office:value-type="string" calcext:value-type="string">
            <text:p>27-Oct-2011 07:39:50</text:p>
          </table:table-cell>
          <table:table-cell office:value-type="float" office:value="124.1732" calcext:value-type="float">
            <text:p>124.1732</text:p>
          </table:table-cell>
          <table:table-cell office:value-type="float" office:value="-147" calcext:value-type="float">
            <text:p>-147</text:p>
          </table:table-cell>
          <table:table-cell office:value-type="float" office:value="0" calcext:value-type="float">
            <text:p>0</text:p>
          </table:table-cell>
          <table:table-cell office:value-type="float" office:value="0.92547" calcext:value-type="float">
            <text:p>0.92547</text:p>
          </table:table-cell>
          <table:table-cell office:value-type="float" office:value="0.90715" calcext:value-type="float">
            <text:p>0.90715</text:p>
          </table:table-cell>
          <table:table-cell office:value-type="float" office:value="0.9256" calcext:value-type="float">
            <text:p>0.9256</text:p>
          </table:table-cell>
          <table:table-cell office:value-type="float" office:value="1.0436" calcext:value-type="float">
            <text:p>1.0436</text:p>
          </table:table-cell>
          <table:table-cell office:value-type="float" office:value="0.97832" calcext:value-type="float">
            <text:p>0.97832</text:p>
          </table:table-cell>
          <table:table-cell office:value-type="float" office:value="1.0115" calcext:value-type="float">
            <text:p>1.0115</text:p>
          </table:table-cell>
          <table:table-cell office:value-type="float" office:value="0.12725" calcext:value-type="float">
            <text:p>0.12725</text:p>
          </table:table-cell>
          <table:table-cell office:value-type="float" office:value="0.10573" calcext:value-type="float">
            <text:p>0.10573</text:p>
          </table:table-cell>
          <table:table-cell office:value-type="float" office:value="0.0924" calcext:value-type="float">
            <text:p>0.0924</text:p>
          </table:table-cell>
          <table:table-cell office:value-type="float" office:value="0.92783" calcext:value-type="float">
            <text:p>0.92783</text:p>
          </table:table-cell>
          <table:table-cell office:value-type="float" office:value="0.92948" calcext:value-type="float">
            <text:p>0.92948</text:p>
          </table:table-cell>
          <table:table-cell office:value-type="float" office:value="0.95891" calcext:value-type="float">
            <text:p>0.95891</text:p>
          </table:table-cell>
          <table:table-cell office:value-type="float" office:value="1.0307" calcext:value-type="float">
            <text:p>1.0307</text:p>
          </table:table-cell>
          <table:table-cell office:value-type="float" office:value="0.97696" calcext:value-type="float">
            <text:p>0.97696</text:p>
          </table:table-cell>
          <table:table-cell office:value-type="float" office:value="1.0109" calcext:value-type="float">
            <text:p>1.0109</text:p>
          </table:table-cell>
          <table:table-cell office:value-type="float" office:value="0.047856" calcext:value-type="float">
            <text:p>0.047856</text:p>
          </table:table-cell>
          <table:table-cell office:value-type="float" office:value="0.046069" calcext:value-type="float">
            <text:p>0.046069</text:p>
          </table:table-cell>
          <table:table-cell office:value-type="float" office:value="0.035164" calcext:value-type="float">
            <text:p>0.0351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1-Oct-2011 11:18:10</text:p>
          </table:table-cell>
          <table:table-cell office:value-type="string" calcext:value-type="string">
            <text:p>03-Nov-2011 16:09:50</text:p>
          </table:table-cell>
          <table:table-cell office:value-type="float" office:value="127.4442" calcext:value-type="float">
            <text:p>127.4442</text:p>
          </table:table-cell>
          <table:table-cell office:value-type="float" office:value="-66" calcext:value-type="float">
            <text:p>-66</text:p>
          </table:table-cell>
          <table:table-cell office:value-type="float" office:value="0" calcext:value-type="float">
            <text:p>0</text:p>
          </table:table-cell>
          <table:table-cell office:value-type="float" office:value="0.92009" calcext:value-type="float">
            <text:p>0.92009</text:p>
          </table:table-cell>
          <table:table-cell office:value-type="float" office:value="0.91648" calcext:value-type="float">
            <text:p>0.91648</text:p>
          </table:table-cell>
          <table:table-cell office:value-type="float" office:value="0.9262" calcext:value-type="float">
            <text:p>0.9262</text:p>
          </table:table-cell>
          <table:table-cell office:value-type="float" office:value="0.99458" calcext:value-type="float">
            <text:p>0.99458</text:p>
          </table:table-cell>
          <table:table-cell office:value-type="float" office:value="1.016" calcext:value-type="float">
            <text:p>1.016</text:p>
          </table:table-cell>
          <table:table-cell office:value-type="float" office:value="1.0054" calcext:value-type="float">
            <text:p>1.0054</text:p>
          </table:table-cell>
          <table:table-cell office:value-type="float" office:value="0.10427" calcext:value-type="float">
            <text:p>0.10427</text:p>
          </table:table-cell>
          <table:table-cell office:value-type="float" office:value="0.099051" calcext:value-type="float">
            <text:p>0.099051</text:p>
          </table:table-cell>
          <table:table-cell office:value-type="float" office:value="0.09196" calcext:value-type="float">
            <text:p>0.09196</text:p>
          </table:table-cell>
          <table:table-cell office:value-type="float" office:value="0.91392" calcext:value-type="float">
            <text:p>0.91392</text:p>
          </table:table-cell>
          <table:table-cell office:value-type="float" office:value="0.84194" calcext:value-type="float">
            <text:p>0.84194</text:p>
          </table:table-cell>
          <table:table-cell office:value-type="float" office:value="0.66371" calcext:value-type="float">
            <text:p>0.66371</text:p>
          </table:table-cell>
          <table:table-cell office:value-type="float" office:value="0.98802" calcext:value-type="float">
            <text:p>0.98802</text:p>
          </table:table-cell>
          <table:table-cell office:value-type="float" office:value="1.0152" calcext:value-type="float">
            <text:p>1.0152</text:p>
          </table:table-cell>
          <table:table-cell office:value-type="float" office:value="1.0069" calcext:value-type="float">
            <text:p>1.0069</text:p>
          </table:table-cell>
          <table:table-cell office:value-type="float" office:value="0.033928" calcext:value-type="float">
            <text:p>0.033928</text:p>
          </table:table-cell>
          <table:table-cell office:value-type="float" office:value="0.042787" calcext:value-type="float">
            <text:p>0.042787</text:p>
          </table:table-cell>
          <table:table-cell office:value-type="float" office:value="0.05011" calcext:value-type="float">
            <text:p>0.050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-Jan-2012 18:45:00</text:p>
          </table:table-cell>
          <table:table-cell office:value-type="string" calcext:value-type="string">
            <text:p>26-Jan-2012 12:53:10</text:p>
          </table:table-cell>
          <table:table-cell office:value-type="float" office:value="144.0223" calcext:value-type="float">
            <text:p>144.0223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float" office:value="0.88741" calcext:value-type="float">
            <text:p>0.88741</text:p>
          </table:table-cell>
          <table:table-cell office:value-type="float" office:value="0.89618" calcext:value-type="float">
            <text:p>0.89618</text:p>
          </table:table-cell>
          <table:table-cell office:value-type="float" office:value="0.9139" calcext:value-type="float">
            <text:p>0.9139</text:p>
          </table:table-cell>
          <table:table-cell office:value-type="float" office:value="1.0103" calcext:value-type="float">
            <text:p>1.0103</text:p>
          </table:table-cell>
          <table:table-cell office:value-type="float" office:value="0.99053" calcext:value-type="float">
            <text:p>0.99053</text:p>
          </table:table-cell>
          <table:table-cell office:value-type="float" office:value="1.0145" calcext:value-type="float">
            <text:p>1.0145</text:p>
          </table:table-cell>
          <table:table-cell office:value-type="float" office:value="0.18803" calcext:value-type="float">
            <text:p>0.18803</text:p>
          </table:table-cell>
          <table:table-cell office:value-type="float" office:value="0.10481" calcext:value-type="float">
            <text:p>0.10481</text:p>
          </table:table-cell>
          <table:table-cell office:value-type="float" office:value="0.099399" calcext:value-type="float">
            <text:p>0.099399</text:p>
          </table:table-cell>
          <table:table-cell office:value-type="float" office:value="0.75563" calcext:value-type="float">
            <text:p>0.75563</text:p>
          </table:table-cell>
          <table:table-cell office:value-type="float" office:value="0.88709" calcext:value-type="float">
            <text:p>0.88709</text:p>
          </table:table-cell>
          <table:table-cell office:value-type="float" office:value="0.78614" calcext:value-type="float">
            <text:p>0.78614</text:p>
          </table:table-cell>
          <table:table-cell office:value-type="float" office:value="0.97465" calcext:value-type="float">
            <text:p>0.97465</text:p>
          </table:table-cell>
          <table:table-cell office:value-type="float" office:value="0.98747" calcext:value-type="float">
            <text:p>0.98747</text:p>
          </table:table-cell>
          <table:table-cell office:value-type="float" office:value="1.012" calcext:value-type="float">
            <text:p>1.012</text:p>
          </table:table-cell>
          <table:table-cell office:value-type="float" office:value="0.060488" calcext:value-type="float">
            <text:p>0.060488</text:p>
          </table:table-cell>
          <table:table-cell office:value-type="float" office:value="0.041279" calcext:value-type="float">
            <text:p>0.041279</text:p>
          </table:table-cell>
          <table:table-cell office:value-type="float" office:value="0.047208" calcext:value-type="float">
            <text:p>0.0472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-Feb-2012 05:40:00</text:p>
          </table:table-cell>
          <table:table-cell office:value-type="string" calcext:value-type="string">
            <text:p>16-Feb-2012 19:09:50</text:p>
          </table:table-cell>
          <table:table-cell office:value-type="float" office:value="132.1648" calcext:value-type="float">
            <text:p>132.1648</text:p>
          </table:table-cell>
          <table:table-cell office:value-type="float" office:value="-57.9917" calcext:value-type="float">
            <text:p>-57.9917</text:p>
          </table:table-cell>
          <table:table-cell office:value-type="float" office:value="0" calcext:value-type="float">
            <text:p>0</text:p>
          </table:table-cell>
          <table:table-cell office:value-type="float" office:value="0.90474" calcext:value-type="float">
            <text:p>0.90474</text:p>
          </table:table-cell>
          <table:table-cell office:value-type="float" office:value="0.89121" calcext:value-type="float">
            <text:p>0.89121</text:p>
          </table:table-cell>
          <table:table-cell office:value-type="float" office:value="0.87253" calcext:value-type="float">
            <text:p>0.87253</text:p>
          </table:table-cell>
          <table:table-cell office:value-type="float" office:value="1.0404" calcext:value-type="float">
            <text:p>1.0404</text:p>
          </table:table-cell>
          <table:table-cell office:value-type="float" office:value="1.0526" calcext:value-type="float">
            <text:p>1.0526</text:p>
          </table:table-cell>
          <table:table-cell office:value-type="float" office:value="1.069" calcext:value-type="float">
            <text:p>1.069</text:p>
          </table:table-cell>
          <table:table-cell office:value-type="float" office:value="0.14181" calcext:value-type="float">
            <text:p>0.14181</text:p>
          </table:table-cell>
          <table:table-cell office:value-type="float" office:value="0.13552" calcext:value-type="float">
            <text:p>0.13552</text:p>
          </table:table-cell>
          <table:table-cell office:value-type="float" office:value="0.1502" calcext:value-type="float">
            <text:p>0.1502</text:p>
          </table:table-cell>
          <table:table-cell office:value-type="float" office:value="0.89473" calcext:value-type="float">
            <text:p>0.89473</text:p>
          </table:table-cell>
          <table:table-cell office:value-type="float" office:value="0.85442" calcext:value-type="float">
            <text:p>0.85442</text:p>
          </table:table-cell>
          <table:table-cell office:value-type="float" office:value="0.59895" calcext:value-type="float">
            <text:p>0.59895</text:p>
          </table:table-cell>
          <table:table-cell office:value-type="float" office:value="1.0262" calcext:value-type="float">
            <text:p>1.0262</text:p>
          </table:table-cell>
          <table:table-cell office:value-type="float" office:value="1.0567" calcext:value-type="float">
            <text:p>1.0567</text:p>
          </table:table-cell>
          <table:table-cell office:value-type="float" office:value="1.0702" calcext:value-type="float">
            <text:p>1.0702</text:p>
          </table:table-cell>
          <table:table-cell office:value-type="float" office:value="0.054034" calcext:value-type="float">
            <text:p>0.054034</text:p>
          </table:table-cell>
          <table:table-cell office:value-type="float" office:value="0.085458" calcext:value-type="float">
            <text:p>0.085458</text:p>
          </table:table-cell>
          <table:table-cell office:value-type="float" office:value="0.10427" calcext:value-type="float">
            <text:p>0.104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-Feb-2012 03:00:00</text:p>
          </table:table-cell>
          <table:table-cell office:value-type="string" calcext:value-type="string">
            <text:p>20-Feb-2012 05:00:00</text:p>
          </table:table-cell>
          <table:table-cell office:value-type="float" office:value="130.7279" calcext:value-type="float">
            <text:p>130.7279</text:p>
          </table:table-cell>
          <table:table-cell office:value-type="float" office:value="-54" calcext:value-type="float">
            <text:p>-54</text:p>
          </table:table-cell>
          <table:table-cell office:value-type="float" office:value="0" calcext:value-type="float">
            <text:p>0</text:p>
          </table:table-cell>
          <table:table-cell office:value-type="float" office:value="0.93266" calcext:value-type="float">
            <text:p>0.93266</text:p>
          </table:table-cell>
          <table:table-cell office:value-type="float" office:value="0.9408" calcext:value-type="float">
            <text:p>0.9408</text:p>
          </table:table-cell>
          <table:table-cell office:value-type="float" office:value="0.92704" calcext:value-type="float">
            <text:p>0.92704</text:p>
          </table:table-cell>
          <table:table-cell office:value-type="float" office:value="1.0345" calcext:value-type="float">
            <text:p>1.0345</text:p>
          </table:table-cell>
          <table:table-cell office:value-type="float" office:value="1.0099" calcext:value-type="float">
            <text:p>1.0099</text:p>
          </table:table-cell>
          <table:table-cell office:value-type="float" office:value="1.0241" calcext:value-type="float">
            <text:p>1.0241</text:p>
          </table:table-cell>
          <table:table-cell office:value-type="float" office:value="0.12516" calcext:value-type="float">
            <text:p>0.12516</text:p>
          </table:table-cell>
          <table:table-cell office:value-type="float" office:value="0.089359" calcext:value-type="float">
            <text:p>0.089359</text:p>
          </table:table-cell>
          <table:table-cell office:value-type="float" office:value="0.10167" calcext:value-type="float">
            <text:p>0.10167</text:p>
          </table:table-cell>
          <table:table-cell office:value-type="float" office:value="0.92225" calcext:value-type="float">
            <text:p>0.92225</text:p>
          </table:table-cell>
          <table:table-cell office:value-type="float" office:value="0.95499" calcext:value-type="float">
            <text:p>0.95499</text:p>
          </table:table-cell>
          <table:table-cell office:value-type="float" office:value="0.82743" calcext:value-type="float">
            <text:p>0.82743</text:p>
          </table:table-cell>
          <table:table-cell office:value-type="float" office:value="1.0237" calcext:value-type="float">
            <text:p>1.0237</text:p>
          </table:table-cell>
          <table:table-cell office:value-type="float" office:value="1.0138" calcext:value-type="float">
            <text:p>1.0138</text:p>
          </table:table-cell>
          <table:table-cell office:value-type="float" office:value="1.0261" calcext:value-type="float">
            <text:p>1.0261</text:p>
          </table:table-cell>
          <table:table-cell office:value-type="float" office:value="0.047675" calcext:value-type="float">
            <text:p>0.047675</text:p>
          </table:table-cell>
          <table:table-cell office:value-type="float" office:value="0.034243" calcext:value-type="float">
            <text:p>0.034243</text:p>
          </table:table-cell>
          <table:table-cell office:value-type="float" office:value="0.062688" calcext:value-type="float">
            <text:p>0.0626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-Mar-2012 14:28:30</text:p>
          </table:table-cell>
          <table:table-cell office:value-type="string" calcext:value-type="string">
            <text:p>11-Mar-2012 15:29:50</text:p>
          </table:table-cell>
          <table:table-cell office:value-type="float" office:value="124.615" calcext:value-type="float">
            <text:p>124.615</text:p>
          </table:table-cell>
          <table:table-cell office:value-type="float" office:value="-131" calcext:value-type="float">
            <text:p>-131</text:p>
          </table:table-cell>
          <table:table-cell office:value-type="float" office:value="0" calcext:value-type="float">
            <text:p>0</text:p>
          </table:table-cell>
          <table:table-cell office:value-type="float" office:value="0.87206" calcext:value-type="float">
            <text:p>0.87206</text:p>
          </table:table-cell>
          <table:table-cell office:value-type="float" office:value="0.85554" calcext:value-type="float">
            <text:p>0.85554</text:p>
          </table:table-cell>
          <table:table-cell office:value-type="float" office:value="0.87364" calcext:value-type="float">
            <text:p>0.87364</text:p>
          </table:table-cell>
          <table:table-cell office:value-type="float" office:value="0.97285" calcext:value-type="float">
            <text:p>0.97285</text:p>
          </table:table-cell>
          <table:table-cell office:value-type="float" office:value="0.96499" calcext:value-type="float">
            <text:p>0.96499</text:p>
          </table:table-cell>
          <table:table-cell office:value-type="float" office:value="0.98363" calcext:value-type="float">
            <text:p>0.98363</text:p>
          </table:table-cell>
          <table:table-cell office:value-type="float" office:value="0.14555" calcext:value-type="float">
            <text:p>0.14555</text:p>
          </table:table-cell>
          <table:table-cell office:value-type="float" office:value="0.13556" calcext:value-type="float">
            <text:p>0.13556</text:p>
          </table:table-cell>
          <table:table-cell office:value-type="float" office:value="0.12665" calcext:value-type="float">
            <text:p>0.12665</text:p>
          </table:table-cell>
          <table:table-cell office:value-type="float" office:value="0.88504" calcext:value-type="float">
            <text:p>0.88504</text:p>
          </table:table-cell>
          <table:table-cell office:value-type="float" office:value="0.93463" calcext:value-type="float">
            <text:p>0.93463</text:p>
          </table:table-cell>
          <table:table-cell office:value-type="float" office:value="0.88298" calcext:value-type="float">
            <text:p>0.88298</text:p>
          </table:table-cell>
          <table:table-cell office:value-type="float" office:value="0.95584" calcext:value-type="float">
            <text:p>0.95584</text:p>
          </table:table-cell>
          <table:table-cell office:value-type="float" office:value="0.96236" calcext:value-type="float">
            <text:p>0.96236</text:p>
          </table:table-cell>
          <table:table-cell office:value-type="float" office:value="0.98764" calcext:value-type="float">
            <text:p>0.98764</text:p>
          </table:table-cell>
          <table:table-cell office:value-type="float" office:value="0.075647" calcext:value-type="float">
            <text:p>0.075647</text:p>
          </table:table-cell>
          <table:table-cell office:value-type="float" office:value="0.076792" calcext:value-type="float">
            <text:p>0.076792</text:p>
          </table:table-cell>
          <table:table-cell office:value-type="float" office:value="0.067641" calcext:value-type="float">
            <text:p>0.0676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-Mar-2012 16:00:00</text:p>
          </table:table-cell>
          <table:table-cell office:value-type="string" calcext:value-type="string">
            <text:p>13-Mar-2012 16:00:00</text:p>
          </table:table-cell>
          <table:table-cell office:value-type="float" office:value="124.3667" calcext:value-type="float">
            <text:p>124.3667</text:p>
          </table:table-cell>
          <table:table-cell office:value-type="float" office:value="-50" calcext:value-type="float">
            <text:p>-50</text:p>
          </table:table-cell>
          <table:table-cell office:value-type="float" office:value="0" calcext:value-type="float">
            <text:p>0</text:p>
          </table:table-cell>
          <table:table-cell office:value-type="float" office:value="0.88676" calcext:value-type="float">
            <text:p>0.88676</text:p>
          </table:table-cell>
          <table:table-cell office:value-type="float" office:value="0.87504" calcext:value-type="float">
            <text:p>0.87504</text:p>
          </table:table-cell>
          <table:table-cell office:value-type="float" office:value="0.76451" calcext:value-type="float">
            <text:p>0.76451</text:p>
          </table:table-cell>
          <table:table-cell office:value-type="float" office:value="1.0658" calcext:value-type="float">
            <text:p>1.0658</text:p>
          </table:table-cell>
          <table:table-cell office:value-type="float" office:value="1.0267" calcext:value-type="float">
            <text:p>1.0267</text:p>
          </table:table-cell>
          <table:table-cell office:value-type="float" office:value="1.0547" calcext:value-type="float">
            <text:p>1.0547</text:p>
          </table:table-cell>
          <table:table-cell office:value-type="float" office:value="0.14266" calcext:value-type="float">
            <text:p>0.14266</text:p>
          </table:table-cell>
          <table:table-cell office:value-type="float" office:value="0.11908" calcext:value-type="float">
            <text:p>0.11908</text:p>
          </table:table-cell>
          <table:table-cell office:value-type="float" office:value="0.16958" calcext:value-type="float">
            <text:p>0.16958</text:p>
          </table:table-cell>
          <table:table-cell office:value-type="float" office:value="0.1748" calcext:value-type="float">
            <text:p>0.1748</text:p>
          </table:table-cell>
          <table:table-cell office:value-type="float" office:value="0.43548" calcext:value-type="float">
            <text:p>0.43548</text:p>
          </table:table-cell>
          <table:table-cell office:value-type="float" office:value="0.1398" calcext:value-type="float">
            <text:p>0.1398</text:p>
          </table:table-cell>
          <table:table-cell office:value-type="float" office:value="1.0619" calcext:value-type="float">
            <text:p>1.0619</text:p>
          </table:table-cell>
          <table:table-cell office:value-type="float" office:value="1.0291" calcext:value-type="float">
            <text:p>1.0291</text:p>
          </table:table-cell>
          <table:table-cell office:value-type="float" office:value="1.0667" calcext:value-type="float">
            <text:p>1.0667</text:p>
          </table:table-cell>
          <table:table-cell office:value-type="float" office:value="0.092683" calcext:value-type="float">
            <text:p>0.092683</text:p>
          </table:table-cell>
          <table:table-cell office:value-type="float" office:value="0.05751" calcext:value-type="float">
            <text:p>0.05751</text:p>
          </table:table-cell>
          <table:table-cell office:value-type="float" office:value="0.13533" calcext:value-type="float">
            <text:p>0.135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-Mar-2012 09:31:20</text:p>
          </table:table-cell>
          <table:table-cell office:value-type="string" calcext:value-type="string">
            <text:p>18-Mar-2012 01:05:20</text:p>
          </table:table-cell>
          <table:table-cell office:value-type="float" office:value="122.7084" calcext:value-type="float">
            <text:p>122.7084</text:p>
          </table:table-cell>
          <table:table-cell office:value-type="float" office:value="-55" calcext:value-type="float">
            <text:p>-55</text:p>
          </table:table-cell>
          <table:table-cell office:value-type="float" office:value="0" calcext:value-type="float">
            <text:p>0</text:p>
          </table:table-cell>
          <table:table-cell office:value-type="float" office:value="0.91265" calcext:value-type="float">
            <text:p>0.91265</text:p>
          </table:table-cell>
          <table:table-cell office:value-type="float" office:value="0.90844" calcext:value-type="float">
            <text:p>0.90844</text:p>
          </table:table-cell>
          <table:table-cell office:value-type="float" office:value="0.87859" calcext:value-type="float">
            <text:p>0.87859</text:p>
          </table:table-cell>
          <table:table-cell office:value-type="float" office:value="1.021" calcext:value-type="float">
            <text:p>1.021</text:p>
          </table:table-cell>
          <table:table-cell office:value-type="float" office:value="0.98817" calcext:value-type="float">
            <text:p>0.98817</text:p>
          </table:table-cell>
          <table:table-cell office:value-type="float" office:value="0.99841" calcext:value-type="float">
            <text:p>0.99841</text:p>
          </table:table-cell>
          <table:table-cell office:value-type="float" office:value="0.12813" calcext:value-type="float">
            <text:p>0.12813</text:p>
          </table:table-cell>
          <table:table-cell office:value-type="float" office:value="0.098354" calcext:value-type="float">
            <text:p>0.098354</text:p>
          </table:table-cell>
          <table:table-cell office:value-type="float" office:value="0.10332" calcext:value-type="float">
            <text:p>0.10332</text:p>
          </table:table-cell>
          <table:table-cell office:value-type="float" office:value="0.57896" calcext:value-type="float">
            <text:p>0.57896</text:p>
          </table:table-cell>
          <table:table-cell office:value-type="float" office:value="0.5825" calcext:value-type="float">
            <text:p>0.5825</text:p>
          </table:table-cell>
          <table:table-cell office:value-type="float" office:value="0.47299" calcext:value-type="float">
            <text:p>0.47299</text:p>
          </table:table-cell>
          <table:table-cell office:value-type="float" office:value="1.0054" calcext:value-type="float">
            <text:p>1.0054</text:p>
          </table:table-cell>
          <table:table-cell office:value-type="float" office:value="0.98106" calcext:value-type="float">
            <text:p>0.98106</text:p>
          </table:table-cell>
          <table:table-cell office:value-type="float" office:value="0.99725" calcext:value-type="float">
            <text:p>0.99725</text:p>
          </table:table-cell>
          <table:table-cell office:value-type="float" office:value="0.061588" calcext:value-type="float">
            <text:p>0.061588</text:p>
          </table:table-cell>
          <table:table-cell office:value-type="float" office:value="0.046296" calcext:value-type="float">
            <text:p>0.046296</text:p>
          </table:table-cell>
          <table:table-cell office:value-type="float" office:value="0.060912" calcext:value-type="float">
            <text:p>0.0609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-Mar-2012 03:32:50</text:p>
          </table:table-cell>
          <table:table-cell office:value-type="string" calcext:value-type="string">
            <text:p>29-Mar-2012 06:00:00</text:p>
          </table:table-cell>
          <table:table-cell office:value-type="float" office:value="117.7741" calcext:value-type="float">
            <text:p>117.7741</text:p>
          </table:table-cell>
          <table:table-cell office:value-type="float" office:value="-55" calcext:value-type="float">
            <text:p>-55</text:p>
          </table:table-cell>
          <table:table-cell office:value-type="float" office:value="0" calcext:value-type="float">
            <text:p>0</text:p>
          </table:table-cell>
          <table:table-cell office:value-type="float" office:value="0.93676" calcext:value-type="float">
            <text:p>0.93676</text:p>
          </table:table-cell>
          <table:table-cell office:value-type="float" office:value="0.91007" calcext:value-type="float">
            <text:p>0.91007</text:p>
          </table:table-cell>
          <table:table-cell office:value-type="float" office:value="0.91706" calcext:value-type="float">
            <text:p>0.91706</text:p>
          </table:table-cell>
          <table:table-cell office:value-type="float" office:value="1.0147" calcext:value-type="float">
            <text:p>1.0147</text:p>
          </table:table-cell>
          <table:table-cell office:value-type="float" office:value="1.003" calcext:value-type="float">
            <text:p>1.003</text:p>
          </table:table-cell>
          <table:table-cell office:value-type="float" office:value="1.0015" calcext:value-type="float">
            <text:p>1.0015</text:p>
          </table:table-cell>
          <table:table-cell office:value-type="float" office:value="0.11927" calcext:value-type="float">
            <text:p>0.11927</text:p>
          </table:table-cell>
          <table:table-cell office:value-type="float" office:value="0.1128" calcext:value-type="float">
            <text:p>0.1128</text:p>
          </table:table-cell>
          <table:table-cell office:value-type="float" office:value="0.10834" calcext:value-type="float">
            <text:p>0.10834</text:p>
          </table:table-cell>
          <table:table-cell office:value-type="float" office:value="0.94747" calcext:value-type="float">
            <text:p>0.94747</text:p>
          </table:table-cell>
          <table:table-cell office:value-type="float" office:value="0.94419" calcext:value-type="float">
            <text:p>0.94419</text:p>
          </table:table-cell>
          <table:table-cell office:value-type="float" office:value="0.89866" calcext:value-type="float">
            <text:p>0.89866</text:p>
          </table:table-cell>
          <table:table-cell office:value-type="float" office:value="1.0006" calcext:value-type="float">
            <text:p>1.0006</text:p>
          </table:table-cell>
          <table:table-cell office:value-type="float" office:value="1.0002" calcext:value-type="float">
            <text:p>1.0002</text:p>
          </table:table-cell>
          <table:table-cell office:value-type="float" office:value="1.0004" calcext:value-type="float">
            <text:p>1.0004</text:p>
          </table:table-cell>
          <table:table-cell office:value-type="float" office:value="0.034166" calcext:value-type="float">
            <text:p>0.034166</text:p>
          </table:table-cell>
          <table:table-cell office:value-type="float" office:value="0.060075" calcext:value-type="float">
            <text:p>0.060075</text:p>
          </table:table-cell>
          <table:table-cell office:value-type="float" office:value="0.053056" calcext:value-type="float">
            <text:p>0.0530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-Apr-2012 06:25:50</text:p>
          </table:table-cell>
          <table:table-cell office:value-type="string" calcext:value-type="string">
            <text:p>06-Apr-2012 07:48:00</text:p>
          </table:table-cell>
          <table:table-cell office:value-type="float" office:value="115.4633" calcext:value-type="float">
            <text:p>115.4633</text:p>
          </table:table-cell>
          <table:table-cell office:value-type="float" office:value="-54" calcext:value-type="float">
            <text:p>-54</text:p>
          </table:table-cell>
          <table:table-cell office:value-type="float" office:value="0" calcext:value-type="float">
            <text:p>0</text:p>
          </table:table-cell>
          <table:table-cell office:value-type="float" office:value="0.95787" calcext:value-type="float">
            <text:p>0.95787</text:p>
          </table:table-cell>
          <table:table-cell office:value-type="float" office:value="0.94279" calcext:value-type="float">
            <text:p>0.94279</text:p>
          </table:table-cell>
          <table:table-cell office:value-type="float" office:value="0.94363" calcext:value-type="float">
            <text:p>0.94363</text:p>
          </table:table-cell>
          <table:table-cell office:value-type="float" office:value="1.0088" calcext:value-type="float">
            <text:p>1.0088</text:p>
          </table:table-cell>
          <table:table-cell office:value-type="float" office:value="1.0178" calcext:value-type="float">
            <text:p>1.0178</text:p>
          </table:table-cell>
          <table:table-cell office:value-type="float" office:value="1.0309" calcext:value-type="float">
            <text:p>1.0309</text:p>
          </table:table-cell>
          <table:table-cell office:value-type="float" office:value="0.096001" calcext:value-type="float">
            <text:p>0.096001</text:p>
          </table:table-cell>
          <table:table-cell office:value-type="float" office:value="0.094095" calcext:value-type="float">
            <text:p>0.094095</text:p>
          </table:table-cell>
          <table:table-cell office:value-type="float" office:value="0.097555" calcext:value-type="float">
            <text:p>0.097555</text:p>
          </table:table-cell>
          <table:table-cell office:value-type="float" office:value="0.93349" calcext:value-type="float">
            <text:p>0.93349</text:p>
          </table:table-cell>
          <table:table-cell office:value-type="float" office:value="0.89164" calcext:value-type="float">
            <text:p>0.89164</text:p>
          </table:table-cell>
          <table:table-cell office:value-type="float" office:value="0.81806" calcext:value-type="float">
            <text:p>0.81806</text:p>
          </table:table-cell>
          <table:table-cell office:value-type="float" office:value="0.99607" calcext:value-type="float">
            <text:p>0.99607</text:p>
          </table:table-cell>
          <table:table-cell office:value-type="float" office:value="1.0179" calcext:value-type="float">
            <text:p>1.0179</text:p>
          </table:table-cell>
          <table:table-cell office:value-type="float" office:value="1.0295" calcext:value-type="float">
            <text:p>1.0295</text:p>
          </table:table-cell>
          <table:table-cell office:value-type="float" office:value="0.029849" calcext:value-type="float">
            <text:p>0.029849</text:p>
          </table:table-cell>
          <table:table-cell office:value-type="float" office:value="0.043179" calcext:value-type="float">
            <text:p>0.043179</text:p>
          </table:table-cell>
          <table:table-cell office:value-type="float" office:value="0.053491" calcext:value-type="float">
            <text:p>0.0534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-Apr-2012 20:19:10</text:p>
          </table:table-cell>
          <table:table-cell office:value-type="string" calcext:value-type="string">
            <text:p>25-Apr-2012 23:16:20</text:p>
          </table:table-cell>
          <table:table-cell office:value-type="float" office:value="111.0735" calcext:value-type="float">
            <text:p>111.0735</text:p>
          </table:table-cell>
          <table:table-cell office:value-type="float" office:value="-108" calcext:value-type="float">
            <text:p>-108</text:p>
          </table:table-cell>
          <table:table-cell office:value-type="float" office:value="0" calcext:value-type="float">
            <text:p>0</text:p>
          </table:table-cell>
          <table:table-cell office:value-type="float" office:value="0.91888" calcext:value-type="float">
            <text:p>0.91888</text:p>
          </table:table-cell>
          <table:table-cell office:value-type="float" office:value="0.91737" calcext:value-type="float">
            <text:p>0.91737</text:p>
          </table:table-cell>
          <table:table-cell office:value-type="float" office:value="0.93303" calcext:value-type="float">
            <text:p>0.93303</text:p>
          </table:table-cell>
          <table:table-cell office:value-type="float" office:value="1.0148" calcext:value-type="float">
            <text:p>1.0148</text:p>
          </table:table-cell>
          <table:table-cell office:value-type="float" office:value="1.0206" calcext:value-type="float">
            <text:p>1.0206</text:p>
          </table:table-cell>
          <table:table-cell office:value-type="float" office:value="1.0388" calcext:value-type="float">
            <text:p>1.0388</text:p>
          </table:table-cell>
          <table:table-cell office:value-type="float" office:value="0.16138" calcext:value-type="float">
            <text:p>0.16138</text:p>
          </table:table-cell>
          <table:table-cell office:value-type="float" office:value="0.11964" calcext:value-type="float">
            <text:p>0.11964</text:p>
          </table:table-cell>
          <table:table-cell office:value-type="float" office:value="0.11869" calcext:value-type="float">
            <text:p>0.11869</text:p>
          </table:table-cell>
          <table:table-cell office:value-type="float" office:value="0.71811" calcext:value-type="float">
            <text:p>0.71811</text:p>
          </table:table-cell>
          <table:table-cell office:value-type="float" office:value="0.88899" calcext:value-type="float">
            <text:p>0.88899</text:p>
          </table:table-cell>
          <table:table-cell office:value-type="float" office:value="0.86918" calcext:value-type="float">
            <text:p>0.86918</text:p>
          </table:table-cell>
          <table:table-cell office:value-type="float" office:value="0.98288" calcext:value-type="float">
            <text:p>0.98288</text:p>
          </table:table-cell>
          <table:table-cell office:value-type="float" office:value="1.0167" calcext:value-type="float">
            <text:p>1.0167</text:p>
          </table:table-cell>
          <table:table-cell office:value-type="float" office:value="1.0333" calcext:value-type="float">
            <text:p>1.0333</text:p>
          </table:table-cell>
          <table:table-cell office:value-type="float" office:value="0.065309" calcext:value-type="float">
            <text:p>0.065309</text:p>
          </table:table-cell>
          <table:table-cell office:value-type="float" office:value="0.049641" calcext:value-type="float">
            <text:p>0.049641</text:p>
          </table:table-cell>
          <table:table-cell office:value-type="float" office:value="0.058439" calcext:value-type="float">
            <text:p>0.0584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-Jun-2012 10:43:00</text:p>
          </table:table-cell>
          <table:table-cell office:value-type="string" calcext:value-type="string">
            <text:p>19-Jun-2012 03:40:00</text:p>
          </table:table-cell>
          <table:table-cell office:value-type="float" office:value="120.5017" calcext:value-type="float">
            <text:p>120.5017</text:p>
          </table:table-cell>
          <table:table-cell office:value-type="float" office:value="-71" calcext:value-type="float">
            <text:p>-71</text:p>
          </table:table-cell>
          <table:table-cell office:value-type="float" office:value="0" calcext:value-type="float">
            <text:p>0</text:p>
          </table:table-cell>
          <table:table-cell office:value-type="float" office:value="0.86933" calcext:value-type="float">
            <text:p>0.86933</text:p>
          </table:table-cell>
          <table:table-cell office:value-type="float" office:value="0.86848" calcext:value-type="float">
            <text:p>0.86848</text:p>
          </table:table-cell>
          <table:table-cell office:value-type="float" office:value="0.85102" calcext:value-type="float">
            <text:p>0.85102</text:p>
          </table:table-cell>
          <table:table-cell office:value-type="float" office:value="0.98664" calcext:value-type="float">
            <text:p>0.98664</text:p>
          </table:table-cell>
          <table:table-cell office:value-type="float" office:value="0.99655" calcext:value-type="float">
            <text:p>0.99655</text:p>
          </table:table-cell>
          <table:table-cell office:value-type="float" office:value="1.0669" calcext:value-type="float">
            <text:p>1.0669</text:p>
          </table:table-cell>
          <table:table-cell office:value-type="float" office:value="0.18777" calcext:value-type="float">
            <text:p>0.18777</text:p>
          </table:table-cell>
          <table:table-cell office:value-type="float" office:value="0.15659" calcext:value-type="float">
            <text:p>0.15659</text:p>
          </table:table-cell>
          <table:table-cell office:value-type="float" office:value="0.18947" calcext:value-type="float">
            <text:p>0.18947</text:p>
          </table:table-cell>
          <table:table-cell office:value-type="float" office:value="0.75912" calcext:value-type="float">
            <text:p>0.75912</text:p>
          </table:table-cell>
          <table:table-cell office:value-type="float" office:value="0.85579" calcext:value-type="float">
            <text:p>0.85579</text:p>
          </table:table-cell>
          <table:table-cell office:value-type="float" office:value="0.68072" calcext:value-type="float">
            <text:p>0.68072</text:p>
          </table:table-cell>
          <table:table-cell office:value-type="float" office:value="0.94746" calcext:value-type="float">
            <text:p>0.94746</text:p>
          </table:table-cell>
          <table:table-cell office:value-type="float" office:value="0.99744" calcext:value-type="float">
            <text:p>0.99744</text:p>
          </table:table-cell>
          <table:table-cell office:value-type="float" office:value="1.0563" calcext:value-type="float">
            <text:p>1.0563</text:p>
          </table:table-cell>
          <table:table-cell office:value-type="float" office:value="0.10583" calcext:value-type="float">
            <text:p>0.10583</text:p>
          </table:table-cell>
          <table:table-cell office:value-type="float" office:value="0.091993" calcext:value-type="float">
            <text:p>0.091993</text:p>
          </table:table-cell>
          <table:table-cell office:value-type="float" office:value="0.1257" calcext:value-type="float">
            <text:p>0.12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-Jul-2012 09:30:00</text:p>
          </table:table-cell>
          <table:table-cell office:value-type="string" calcext:value-type="string">
            <text:p>11-Jul-2012 00:35:50</text:p>
          </table:table-cell>
          <table:table-cell office:value-type="float" office:value="126.797" calcext:value-type="float">
            <text:p>126.797</text:p>
          </table:table-cell>
          <table:table-cell office:value-type="float" office:value="-68" calcext:value-type="float">
            <text:p>-68</text:p>
          </table:table-cell>
          <table:table-cell office:value-type="float" office:value="0" calcext:value-type="float">
            <text:p>0</text:p>
          </table:table-cell>
          <table:table-cell office:value-type="float" office:value="0.88802" calcext:value-type="float">
            <text:p>0.88802</text:p>
          </table:table-cell>
          <table:table-cell office:value-type="float" office:value="0.91791" calcext:value-type="float">
            <text:p>0.91791</text:p>
          </table:table-cell>
          <table:table-cell office:value-type="float" office:value="0.91428" calcext:value-type="float">
            <text:p>0.91428</text:p>
          </table:table-cell>
          <table:table-cell office:value-type="float" office:value="0.99472" calcext:value-type="float">
            <text:p>0.99472</text:p>
          </table:table-cell>
          <table:table-cell office:value-type="float" office:value="1.0369" calcext:value-type="float">
            <text:p>1.0369</text:p>
          </table:table-cell>
          <table:table-cell office:value-type="float" office:value="1.0667" calcext:value-type="float">
            <text:p>1.0667</text:p>
          </table:table-cell>
          <table:table-cell office:value-type="float" office:value="0.2211" calcext:value-type="float">
            <text:p>0.2211</text:p>
          </table:table-cell>
          <table:table-cell office:value-type="float" office:value="0.14837" calcext:value-type="float">
            <text:p>0.14837</text:p>
          </table:table-cell>
          <table:table-cell office:value-type="float" office:value="0.16275" calcext:value-type="float">
            <text:p>0.16275</text:p>
          </table:table-cell>
          <table:table-cell office:value-type="float" office:value="0.9287" calcext:value-type="float">
            <text:p>0.9287</text:p>
          </table:table-cell>
          <table:table-cell office:value-type="float" office:value="0.93498" calcext:value-type="float">
            <text:p>0.93498</text:p>
          </table:table-cell>
          <table:table-cell office:value-type="float" office:value="0.78208" calcext:value-type="float">
            <text:p>0.78208</text:p>
          </table:table-cell>
          <table:table-cell office:value-type="float" office:value="0.91832" calcext:value-type="float">
            <text:p>0.91832</text:p>
          </table:table-cell>
          <table:table-cell office:value-type="float" office:value="1.0465" calcext:value-type="float">
            <text:p>1.0465</text:p>
          </table:table-cell>
          <table:table-cell office:value-type="float" office:value="1.0478" calcext:value-type="float">
            <text:p>1.0478</text:p>
          </table:table-cell>
          <table:table-cell office:value-type="float" office:value="0.12374" calcext:value-type="float">
            <text:p>0.12374</text:p>
          </table:table-cell>
          <table:table-cell office:value-type="float" office:value="0.079863" calcext:value-type="float">
            <text:p>0.079863</text:p>
          </table:table-cell>
          <table:table-cell office:value-type="float" office:value="0.087558" calcext:value-type="float">
            <text:p>0.0875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-Jul-2012 06:43:10</text:p>
          </table:table-cell>
          <table:table-cell office:value-type="string" calcext:value-type="string">
            <text:p>18-Jul-2012 10:20:00</text:p>
          </table:table-cell>
          <table:table-cell office:value-type="float" office:value="127.9824" calcext:value-type="float">
            <text:p>127.9824</text:p>
          </table:table-cell>
          <table:table-cell office:value-type="float" office:value="-127" calcext:value-type="float">
            <text:p>-127</text:p>
          </table:table-cell>
          <table:table-cell office:value-type="float" office:value="0" calcext:value-type="float">
            <text:p>0</text:p>
          </table:table-cell>
          <table:table-cell office:value-type="float" office:value="0.87279" calcext:value-type="float">
            <text:p>0.87279</text:p>
          </table:table-cell>
          <table:table-cell office:value-type="float" office:value="0.89296" calcext:value-type="float">
            <text:p>0.89296</text:p>
          </table:table-cell>
          <table:table-cell office:value-type="float" office:value="0.89488" calcext:value-type="float">
            <text:p>0.89488</text:p>
          </table:table-cell>
          <table:table-cell office:value-type="float" office:value="1.0801" calcext:value-type="float">
            <text:p>1.0801</text:p>
          </table:table-cell>
          <table:table-cell office:value-type="float" office:value="1.0551" calcext:value-type="float">
            <text:p>1.0551</text:p>
          </table:table-cell>
          <table:table-cell office:value-type="float" office:value="1.1332" calcext:value-type="float">
            <text:p>1.1332</text:p>
          </table:table-cell>
          <table:table-cell office:value-type="float" office:value="0.28932" calcext:value-type="float">
            <text:p>0.28932</text:p>
          </table:table-cell>
          <table:table-cell office:value-type="float" office:value="0.20964" calcext:value-type="float">
            <text:p>0.20964</text:p>
          </table:table-cell>
          <table:table-cell office:value-type="float" office:value="0.25026" calcext:value-type="float">
            <text:p>0.25026</text:p>
          </table:table-cell>
          <table:table-cell office:value-type="float" office:value="0.94693" calcext:value-type="float">
            <text:p>0.94693</text:p>
          </table:table-cell>
          <table:table-cell office:value-type="float" office:value="0.92947" calcext:value-type="float">
            <text:p>0.92947</text:p>
          </table:table-cell>
          <table:table-cell office:value-type="float" office:value="0.87283" calcext:value-type="float">
            <text:p>0.87283</text:p>
          </table:table-cell>
          <table:table-cell office:value-type="float" office:value="0.9791" calcext:value-type="float">
            <text:p>0.9791</text:p>
          </table:table-cell>
          <table:table-cell office:value-type="float" office:value="1.066" calcext:value-type="float">
            <text:p>1.066</text:p>
          </table:table-cell>
          <table:table-cell office:value-type="float" office:value="1.1106" calcext:value-type="float">
            <text:p>1.1106</text:p>
          </table:table-cell>
          <table:table-cell office:value-type="float" office:value="0.074208" calcext:value-type="float">
            <text:p>0.074208</text:p>
          </table:table-cell>
          <table:table-cell office:value-type="float" office:value="0.1322" calcext:value-type="float">
            <text:p>0.1322</text:p>
          </table:table-cell>
          <table:table-cell office:value-type="float" office:value="0.15412" calcext:value-type="float">
            <text:p>0.154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1-Sep-2012 16:30:00</text:p>
          </table:table-cell>
          <table:table-cell office:value-type="string" calcext:value-type="string">
            <text:p>06-Sep-2012 08:52:50</text:p>
          </table:table-cell>
          <table:table-cell office:value-type="float" office:value="123.3616" calcext:value-type="float">
            <text:p>123.3616</text:p>
          </table:table-cell>
          <table:table-cell office:value-type="float" office:value="-74" calcext:value-type="float">
            <text:p>-74</text:p>
          </table:table-cell>
          <table:table-cell office:value-type="float" office:value="0" calcext:value-type="float">
            <text:p>0</text:p>
          </table:table-cell>
          <table:table-cell office:value-type="float" office:value="0.87724" calcext:value-type="float">
            <text:p>0.87724</text:p>
          </table:table-cell>
          <table:table-cell office:value-type="float" office:value="0.88979" calcext:value-type="float">
            <text:p>0.88979</text:p>
          </table:table-cell>
          <table:table-cell office:value-type="float" office:value="0.89205" calcext:value-type="float">
            <text:p>0.89205</text:p>
          </table:table-cell>
          <table:table-cell office:value-type="float" office:value="0.99879" calcext:value-type="float">
            <text:p>0.99879</text:p>
          </table:table-cell>
          <table:table-cell office:value-type="float" office:value="0.9912" calcext:value-type="float">
            <text:p>0.9912</text:p>
          </table:table-cell>
          <table:table-cell office:value-type="float" office:value="1.0092" calcext:value-type="float">
            <text:p>1.0092</text:p>
          </table:table-cell>
          <table:table-cell office:value-type="float" office:value="0.12796" calcext:value-type="float">
            <text:p>0.12796</text:p>
          </table:table-cell>
          <table:table-cell office:value-type="float" office:value="0.10943" calcext:value-type="float">
            <text:p>0.10943</text:p>
          </table:table-cell>
          <table:table-cell office:value-type="float" office:value="0.11039" calcext:value-type="float">
            <text:p>0.11039</text:p>
          </table:table-cell>
          <table:table-cell office:value-type="float" office:value="0.87507" calcext:value-type="float">
            <text:p>0.87507</text:p>
          </table:table-cell>
          <table:table-cell office:value-type="float" office:value="0.70806" calcext:value-type="float">
            <text:p>0.70806</text:p>
          </table:table-cell>
          <table:table-cell office:value-type="float" office:value="0.76895" calcext:value-type="float">
            <text:p>0.76895</text:p>
          </table:table-cell>
          <table:table-cell office:value-type="float" office:value="0.994" calcext:value-type="float">
            <text:p>0.994</text:p>
          </table:table-cell>
          <table:table-cell office:value-type="float" office:value="0.99109" calcext:value-type="float">
            <text:p>0.99109</text:p>
          </table:table-cell>
          <table:table-cell office:value-type="float" office:value="1.0075" calcext:value-type="float">
            <text:p>1.0075</text:p>
          </table:table-cell>
          <table:table-cell office:value-type="float" office:value="0.05926" calcext:value-type="float">
            <text:p>0.05926</text:p>
          </table:table-cell>
          <table:table-cell office:value-type="float" office:value="0.054512" calcext:value-type="float">
            <text:p>0.054512</text:p>
          </table:table-cell>
          <table:table-cell office:value-type="float" office:value="0.05197" calcext:value-type="float">
            <text:p>0.051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-Sep-2012 23:49:30</text:p>
          </table:table-cell>
          <table:table-cell office:value-type="string" calcext:value-type="string">
            <text:p>02-Oct-2012 17:30:00</text:p>
          </table:table-cell>
          <table:table-cell office:value-type="float" office:value="120.0886" calcext:value-type="float">
            <text:p>120.0886</text:p>
          </table:table-cell>
          <table:table-cell office:value-type="float" office:value="-119" calcext:value-type="float">
            <text:p>-119</text:p>
          </table:table-cell>
          <table:table-cell office:value-type="float" office:value="0" calcext:value-type="float">
            <text:p>0</text:p>
          </table:table-cell>
          <table:table-cell office:value-type="float" office:value="0.95195" calcext:value-type="float">
            <text:p>0.95195</text:p>
          </table:table-cell>
          <table:table-cell office:value-type="float" office:value="0.93214" calcext:value-type="float">
            <text:p>0.93214</text:p>
          </table:table-cell>
          <table:table-cell office:value-type="float" office:value="0.92136" calcext:value-type="float">
            <text:p>0.92136</text:p>
          </table:table-cell>
          <table:table-cell office:value-type="float" office:value="1.0421" calcext:value-type="float">
            <text:p>1.0421</text:p>
          </table:table-cell>
          <table:table-cell office:value-type="float" office:value="1.0167" calcext:value-type="float">
            <text:p>1.0167</text:p>
          </table:table-cell>
          <table:table-cell office:value-type="float" office:value="1.0418" calcext:value-type="float">
            <text:p>1.0418</text:p>
          </table:table-cell>
          <table:table-cell office:value-type="float" office:value="0.10613" calcext:value-type="float">
            <text:p>0.10613</text:p>
          </table:table-cell>
          <table:table-cell office:value-type="float" office:value="0.1008" calcext:value-type="float">
            <text:p>0.1008</text:p>
          </table:table-cell>
          <table:table-cell office:value-type="float" office:value="0.11461" calcext:value-type="float">
            <text:p>0.11461</text:p>
          </table:table-cell>
          <table:table-cell office:value-type="float" office:value="0.92071" calcext:value-type="float">
            <text:p>0.92071</text:p>
          </table:table-cell>
          <table:table-cell office:value-type="float" office:value="0.93917" calcext:value-type="float">
            <text:p>0.93917</text:p>
          </table:table-cell>
          <table:table-cell office:value-type="float" office:value="0.84088" calcext:value-type="float">
            <text:p>0.84088</text:p>
          </table:table-cell>
          <table:table-cell office:value-type="float" office:value="1.0315" calcext:value-type="float">
            <text:p>1.0315</text:p>
          </table:table-cell>
          <table:table-cell office:value-type="float" office:value="1.0147" calcext:value-type="float">
            <text:p>1.0147</text:p>
          </table:table-cell>
          <table:table-cell office:value-type="float" office:value="1.0486" calcext:value-type="float">
            <text:p>1.0486</text:p>
          </table:table-cell>
          <table:table-cell office:value-type="float" office:value="0.052654" calcext:value-type="float">
            <text:p>0.052654</text:p>
          </table:table-cell>
          <table:table-cell office:value-type="float" office:value="0.053705" calcext:value-type="float">
            <text:p>0.053705</text:p>
          </table:table-cell>
          <table:table-cell office:value-type="float" office:value="0.076793" calcext:value-type="float">
            <text:p>0.0767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7-Oct-2012 06:31:20</text:p>
          </table:table-cell>
          <table:table-cell office:value-type="string" calcext:value-type="string">
            <text:p>10-Oct-2012 16:30:00</text:p>
          </table:table-cell>
          <table:table-cell office:value-type="float" office:value="117.2153" calcext:value-type="float">
            <text:p>117.2153</text:p>
          </table:table-cell>
          <table:table-cell office:value-type="float" office:value="-105" calcext:value-type="float">
            <text:p>-105</text:p>
          </table:table-cell>
          <table:table-cell office:value-type="float" office:value="0" calcext:value-type="float">
            <text:p>0</text:p>
          </table:table-cell>
          <table:table-cell office:value-type="float" office:value="0.90966" calcext:value-type="float">
            <text:p>0.90966</text:p>
          </table:table-cell>
          <table:table-cell office:value-type="float" office:value="0.89151" calcext:value-type="float">
            <text:p>0.89151</text:p>
          </table:table-cell>
          <table:table-cell office:value-type="float" office:value="0.88363" calcext:value-type="float">
            <text:p>0.88363</text:p>
          </table:table-cell>
          <table:table-cell office:value-type="float" office:value="1.0474" calcext:value-type="float">
            <text:p>1.0474</text:p>
          </table:table-cell>
          <table:table-cell office:value-type="float" office:value="1.0357" calcext:value-type="float">
            <text:p>1.0357</text:p>
          </table:table-cell>
          <table:table-cell office:value-type="float" office:value="1.0281" calcext:value-type="float">
            <text:p>1.0281</text:p>
          </table:table-cell>
          <table:table-cell office:value-type="float" office:value="0.14304" calcext:value-type="float">
            <text:p>0.14304</text:p>
          </table:table-cell>
          <table:table-cell office:value-type="float" office:value="0.14583" calcext:value-type="float">
            <text:p>0.14583</text:p>
          </table:table-cell>
          <table:table-cell office:value-type="float" office:value="0.14949" calcext:value-type="float">
            <text:p>0.14949</text:p>
          </table:table-cell>
          <table:table-cell office:value-type="float" office:value="0.94923" calcext:value-type="float">
            <text:p>0.94923</text:p>
          </table:table-cell>
          <table:table-cell office:value-type="float" office:value="0.86588" calcext:value-type="float">
            <text:p>0.86588</text:p>
          </table:table-cell>
          <table:table-cell office:value-type="float" office:value="0.77882" calcext:value-type="float">
            <text:p>0.77882</text:p>
          </table:table-cell>
          <table:table-cell office:value-type="float" office:value="1.042" calcext:value-type="float">
            <text:p>1.042</text:p>
          </table:table-cell>
          <table:table-cell office:value-type="float" office:value="1.0374" calcext:value-type="float">
            <text:p>1.0374</text:p>
          </table:table-cell>
          <table:table-cell office:value-type="float" office:value="1.0277" calcext:value-type="float">
            <text:p>1.0277</text:p>
          </table:table-cell>
          <table:table-cell office:value-type="float" office:value="0.061603" calcext:value-type="float">
            <text:p>0.061603</text:p>
          </table:table-cell>
          <table:table-cell office:value-type="float" office:value="0.08441" calcext:value-type="float">
            <text:p>0.08441</text:p>
          </table:table-cell>
          <table:table-cell office:value-type="float" office:value="0.091664" calcext:value-type="float">
            <text:p>0.0916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-Oct-2012 19:40:00</text:p>
          </table:table-cell>
          <table:table-cell office:value-type="string" calcext:value-type="string">
            <text:p>15-Oct-2012 20:00:00</text:p>
          </table:table-cell>
          <table:table-cell office:value-type="float" office:value="118.9297" calcext:value-type="float">
            <text:p>118.9297</text:p>
          </table:table-cell>
          <table:table-cell office:value-type="float" office:value="-69" calcext:value-type="float">
            <text:p>-69</text:p>
          </table:table-cell>
          <table:table-cell office:value-type="float" office:value="0" calcext:value-type="float">
            <text:p>0</text:p>
          </table:table-cell>
          <table:table-cell office:value-type="float" office:value="0.92772" calcext:value-type="float">
            <text:p>0.92772</text:p>
          </table:table-cell>
          <table:table-cell office:value-type="float" office:value="0.92829" calcext:value-type="float">
            <text:p>0.92829</text:p>
          </table:table-cell>
          <table:table-cell office:value-type="float" office:value="0.94011" calcext:value-type="float">
            <text:p>0.94011</text:p>
          </table:table-cell>
          <table:table-cell office:value-type="float" office:value="1.0217" calcext:value-type="float">
            <text:p>1.0217</text:p>
          </table:table-cell>
          <table:table-cell office:value-type="float" office:value="0.98277" calcext:value-type="float">
            <text:p>0.98277</text:p>
          </table:table-cell>
          <table:table-cell office:value-type="float" office:value="0.98045" calcext:value-type="float">
            <text:p>0.98045</text:p>
          </table:table-cell>
          <table:table-cell office:value-type="float" office:value="0.10747" calcext:value-type="float">
            <text:p>0.10747</text:p>
          </table:table-cell>
          <table:table-cell office:value-type="float" office:value="0.092715" calcext:value-type="float">
            <text:p>0.092715</text:p>
          </table:table-cell>
          <table:table-cell office:value-type="float" office:value="0.088381" calcext:value-type="float">
            <text:p>0.088381</text:p>
          </table:table-cell>
          <table:table-cell office:value-type="float" office:value="0.86138" calcext:value-type="float">
            <text:p>0.86138</text:p>
          </table:table-cell>
          <table:table-cell office:value-type="float" office:value="0.85867" calcext:value-type="float">
            <text:p>0.85867</text:p>
          </table:table-cell>
          <table:table-cell office:value-type="float" office:value="0.75281" calcext:value-type="float">
            <text:p>0.75281</text:p>
          </table:table-cell>
          <table:table-cell office:value-type="float" office:value="1.013" calcext:value-type="float">
            <text:p>1.013</text:p>
          </table:table-cell>
          <table:table-cell office:value-type="float" office:value="0.98202" calcext:value-type="float">
            <text:p>0.98202</text:p>
          </table:table-cell>
          <table:table-cell office:value-type="float" office:value="0.98335" calcext:value-type="float">
            <text:p>0.98335</text:p>
          </table:table-cell>
          <table:table-cell office:value-type="float" office:value="0.03561" calcext:value-type="float">
            <text:p>0.03561</text:p>
          </table:table-cell>
          <table:table-cell office:value-type="float" office:value="0.035392" calcext:value-type="float">
            <text:p>0.035392</text:p>
          </table:table-cell>
          <table:table-cell office:value-type="float" office:value="0.040039" calcext:value-type="float">
            <text:p>0.0400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1-Oct-2012 10:33:20</text:p>
          </table:table-cell>
          <table:table-cell office:value-type="string" calcext:value-type="string">
            <text:p>02-Nov-2012 21:51:20</text:p>
          </table:table-cell>
          <table:table-cell office:value-type="float" office:value="118.6716" calcext:value-type="float">
            <text:p>118.6716</text:p>
          </table:table-cell>
          <table:table-cell office:value-type="float" office:value="-63" calcext:value-type="float">
            <text:p>-63</text:p>
          </table:table-cell>
          <table:table-cell office:value-type="float" office:value="0" calcext:value-type="float">
            <text:p>0</text:p>
          </table:table-cell>
          <table:table-cell office:value-type="float" office:value="0.91716" calcext:value-type="float">
            <text:p>0.91716</text:p>
          </table:table-cell>
          <table:table-cell office:value-type="float" office:value="0.89354" calcext:value-type="float">
            <text:p>0.89354</text:p>
          </table:table-cell>
          <table:table-cell office:value-type="float" office:value="0.8893" calcext:value-type="float">
            <text:p>0.8893</text:p>
          </table:table-cell>
          <table:table-cell office:value-type="float" office:value="0.99681" calcext:value-type="float">
            <text:p>0.99681</text:p>
          </table:table-cell>
          <table:table-cell office:value-type="float" office:value="1.048" calcext:value-type="float">
            <text:p>1.048</text:p>
          </table:table-cell>
          <table:table-cell office:value-type="float" office:value="1.0912" calcext:value-type="float">
            <text:p>1.0912</text:p>
          </table:table-cell>
          <table:table-cell office:value-type="float" office:value="0.11101" calcext:value-type="float">
            <text:p>0.11101</text:p>
          </table:table-cell>
          <table:table-cell office:value-type="float" office:value="0.13502" calcext:value-type="float">
            <text:p>0.13502</text:p>
          </table:table-cell>
          <table:table-cell office:value-type="float" office:value="0.16189" calcext:value-type="float">
            <text:p>0.16189</text:p>
          </table:table-cell>
          <table:table-cell office:value-type="float" office:value="0.95257" calcext:value-type="float">
            <text:p>0.95257</text:p>
          </table:table-cell>
          <table:table-cell office:value-type="float" office:value="0.9535" calcext:value-type="float">
            <text:p>0.9535</text:p>
          </table:table-cell>
          <table:table-cell office:value-type="float" office:value="0.72292" calcext:value-type="float">
            <text:p>0.72292</text:p>
          </table:table-cell>
          <table:table-cell office:value-type="float" office:value="0.98994" calcext:value-type="float">
            <text:p>0.98994</text:p>
          </table:table-cell>
          <table:table-cell office:value-type="float" office:value="1.0489" calcext:value-type="float">
            <text:p>1.0489</text:p>
          </table:table-cell>
          <table:table-cell office:value-type="float" office:value="1.0915" calcext:value-type="float">
            <text:p>1.0915</text:p>
          </table:table-cell>
          <table:table-cell office:value-type="float" office:value="0.037956" calcext:value-type="float">
            <text:p>0.037956</text:p>
          </table:table-cell>
          <table:table-cell office:value-type="float" office:value="0.083502" calcext:value-type="float">
            <text:p>0.083502</text:p>
          </table:table-cell>
          <table:table-cell office:value-type="float" office:value="0.12878" calcext:value-type="float">
            <text:p>0.128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-Nov-2012 00:46:00</text:p>
          </table:table-cell>
          <table:table-cell office:value-type="string" calcext:value-type="string">
            <text:p>15-Nov-2012 17:00:00</text:p>
          </table:table-cell>
          <table:table-cell office:value-type="float" office:value="120.9252" calcext:value-type="float">
            <text:p>120.9252</text:p>
          </table:table-cell>
          <table:table-cell office:value-type="float" office:value="-108" calcext:value-type="float">
            <text:p>-108</text:p>
          </table:table-cell>
          <table:table-cell office:value-type="float" office:value="0" calcext:value-type="float">
            <text:p>0</text:p>
          </table:table-cell>
          <table:table-cell office:value-type="float" office:value="0.85546" calcext:value-type="float">
            <text:p>0.85546</text:p>
          </table:table-cell>
          <table:table-cell office:value-type="float" office:value="0.84028" calcext:value-type="float">
            <text:p>0.84028</text:p>
          </table:table-cell>
          <table:table-cell office:value-type="float" office:value="0.88753" calcext:value-type="float">
            <text:p>0.88753</text:p>
          </table:table-cell>
          <table:table-cell office:value-type="float" office:value="1.0095" calcext:value-type="float">
            <text:p>1.0095</text:p>
          </table:table-cell>
          <table:table-cell office:value-type="float" office:value="1.0092" calcext:value-type="float">
            <text:p>1.0092</text:p>
          </table:table-cell>
          <table:table-cell office:value-type="float" office:value="1.0235" calcext:value-type="float">
            <text:p>1.0235</text:p>
          </table:table-cell>
          <table:table-cell office:value-type="float" office:value="0.14205" calcext:value-type="float">
            <text:p>0.14205</text:p>
          </table:table-cell>
          <table:table-cell office:value-type="float" office:value="0.12193" calcext:value-type="float">
            <text:p>0.12193</text:p>
          </table:table-cell>
          <table:table-cell office:value-type="float" office:value="0.11121" calcext:value-type="float">
            <text:p>0.11121</text:p>
          </table:table-cell>
          <table:table-cell office:value-type="float" office:value="0.95583" calcext:value-type="float">
            <text:p>0.95583</text:p>
          </table:table-cell>
          <table:table-cell office:value-type="float" office:value="0.9465" calcext:value-type="float">
            <text:p>0.9465</text:p>
          </table:table-cell>
          <table:table-cell office:value-type="float" office:value="0.84019" calcext:value-type="float">
            <text:p>0.84019</text:p>
          </table:table-cell>
          <table:table-cell office:value-type="float" office:value="0.99546" calcext:value-type="float">
            <text:p>0.99546</text:p>
          </table:table-cell>
          <table:table-cell office:value-type="float" office:value="1.0077" calcext:value-type="float">
            <text:p>1.0077</text:p>
          </table:table-cell>
          <table:table-cell office:value-type="float" office:value="1.0259" calcext:value-type="float">
            <text:p>1.0259</text:p>
          </table:table-cell>
          <table:table-cell office:value-type="float" office:value="0.032115" calcext:value-type="float">
            <text:p>0.032115</text:p>
          </table:table-cell>
          <table:table-cell office:value-type="float" office:value="0.05382" calcext:value-type="float">
            <text:p>0.05382</text:p>
          </table:table-cell>
          <table:table-cell office:value-type="float" office:value="0.063648" calcext:value-type="float">
            <text:p>0.0636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-Jan-2013 20:30:10</text:p>
          </table:table-cell>
          <table:table-cell office:value-type="string" calcext:value-type="string">
            <text:p>19-Jan-2013 00:44:50</text:p>
          </table:table-cell>
          <table:table-cell office:value-type="float" office:value="121.0986" calcext:value-type="float">
            <text:p>121.0986</text:p>
          </table:table-cell>
          <table:table-cell office:value-type="float" office:value="-53" calcext:value-type="float">
            <text:p>-53</text:p>
          </table:table-cell>
          <table:table-cell office:value-type="float" office:value="0" calcext:value-type="float">
            <text:p>0</text:p>
          </table:table-cell>
          <table:table-cell office:value-type="float" office:value="0.8742" calcext:value-type="float">
            <text:p>0.8742</text:p>
          </table:table-cell>
          <table:table-cell office:value-type="float" office:value="0.86566" calcext:value-type="float">
            <text:p>0.86566</text:p>
          </table:table-cell>
          <table:table-cell office:value-type="float" office:value="0.86416" calcext:value-type="float">
            <text:p>0.86416</text:p>
          </table:table-cell>
          <table:table-cell office:value-type="float" office:value="1.1297" calcext:value-type="float">
            <text:p>1.1297</text:p>
          </table:table-cell>
          <table:table-cell office:value-type="float" office:value="1.0462" calcext:value-type="float">
            <text:p>1.0462</text:p>
          </table:table-cell>
          <table:table-cell office:value-type="float" office:value="1.0792" calcext:value-type="float">
            <text:p>1.0792</text:p>
          </table:table-cell>
          <table:table-cell office:value-type="float" office:value="0.33053" calcext:value-type="float">
            <text:p>0.33053</text:p>
          </table:table-cell>
          <table:table-cell office:value-type="float" office:value="0.12561" calcext:value-type="float">
            <text:p>0.12561</text:p>
          </table:table-cell>
          <table:table-cell office:value-type="float" office:value="0.15031" calcext:value-type="float">
            <text:p>0.15031</text:p>
          </table:table-cell>
          <table:table-cell office:value-type="float" office:value="0.53899" calcext:value-type="float">
            <text:p>0.53899</text:p>
          </table:table-cell>
          <table:table-cell office:value-type="float" office:value="0.59513" calcext:value-type="float">
            <text:p>0.59513</text:p>
          </table:table-cell>
          <table:table-cell office:value-type="float" office:value="-0.01283" calcext:value-type="float">
            <text:p>-0.01283</text:p>
          </table:table-cell>
          <table:table-cell office:value-type="float" office:value="1.0459" calcext:value-type="float">
            <text:p>1.0459</text:p>
          </table:table-cell>
          <table:table-cell office:value-type="float" office:value="1.0397" calcext:value-type="float">
            <text:p>1.0397</text:p>
          </table:table-cell>
          <table:table-cell office:value-type="float" office:value="1.0681" calcext:value-type="float">
            <text:p>1.0681</text:p>
          </table:table-cell>
          <table:table-cell office:value-type="float" office:value="0.074645" calcext:value-type="float">
            <text:p>0.074645</text:p>
          </table:table-cell>
          <table:table-cell office:value-type="float" office:value="0.069691" calcext:value-type="float">
            <text:p>0.069691</text:p>
          </table:table-cell>
          <table:table-cell office:value-type="float" office:value="0.10986" calcext:value-type="float">
            <text:p>0.109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5-Jan-2013 21:52:30</text:p>
          </table:table-cell>
          <table:table-cell office:value-type="string" calcext:value-type="string">
            <text:p>27-Jan-2013 22:04:10</text:p>
          </table:table-cell>
          <table:table-cell office:value-type="float" office:value="121.5956" calcext:value-type="float">
            <text:p>121.5956</text:p>
          </table:table-cell>
          <table:table-cell office:value-type="float" office:value="-51" calcext:value-type="float">
            <text:p>-51</text:p>
          </table:table-cell>
          <table:table-cell office:value-type="float" office:value="0" calcext:value-type="float">
            <text:p>0</text:p>
          </table:table-cell>
          <table:table-cell office:value-type="float" office:value="0.90644" calcext:value-type="float">
            <text:p>0.90644</text:p>
          </table:table-cell>
          <table:table-cell office:value-type="float" office:value="0.90109" calcext:value-type="float">
            <text:p>0.90109</text:p>
          </table:table-cell>
          <table:table-cell office:value-type="float" office:value="0.89934" calcext:value-type="float">
            <text:p>0.89934</text:p>
          </table:table-cell>
          <table:table-cell office:value-type="float" office:value="1.0485" calcext:value-type="float">
            <text:p>1.0485</text:p>
          </table:table-cell>
          <table:table-cell office:value-type="float" office:value="1.0081" calcext:value-type="float">
            <text:p>1.0081</text:p>
          </table:table-cell>
          <table:table-cell office:value-type="float" office:value="1.0336" calcext:value-type="float">
            <text:p>1.0336</text:p>
          </table:table-cell>
          <table:table-cell office:value-type="float" office:value="0.21857" calcext:value-type="float">
            <text:p>0.21857</text:p>
          </table:table-cell>
          <table:table-cell office:value-type="float" office:value="0.1079" calcext:value-type="float">
            <text:p>0.1079</text:p>
          </table:table-cell>
          <table:table-cell office:value-type="float" office:value="0.11754" calcext:value-type="float">
            <text:p>0.11754</text:p>
          </table:table-cell>
          <table:table-cell office:value-type="float" office:value="0.94614" calcext:value-type="float">
            <text:p>0.94614</text:p>
          </table:table-cell>
          <table:table-cell office:value-type="float" office:value="0.88903" calcext:value-type="float">
            <text:p>0.88903</text:p>
          </table:table-cell>
          <table:table-cell office:value-type="float" office:value="0.61326" calcext:value-type="float">
            <text:p>0.61326</text:p>
          </table:table-cell>
          <table:table-cell office:value-type="float" office:value="1.0032" calcext:value-type="float">
            <text:p>1.0032</text:p>
          </table:table-cell>
          <table:table-cell office:value-type="float" office:value="1.0076" calcext:value-type="float">
            <text:p>1.0076</text:p>
          </table:table-cell>
          <table:table-cell office:value-type="float" office:value="1.0295" calcext:value-type="float">
            <text:p>1.0295</text:p>
          </table:table-cell>
          <table:table-cell office:value-type="float" office:value="0.030688" calcext:value-type="float">
            <text:p>0.030688</text:p>
          </table:table-cell>
          <table:table-cell office:value-type="float" office:value="0.047308" calcext:value-type="float">
            <text:p>0.047308</text:p>
          </table:table-cell>
          <table:table-cell office:value-type="float" office:value="0.068736" calcext:value-type="float">
            <text:p>0.0687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-Feb-2013 09:41:20</text:p>
          </table:table-cell>
          <table:table-cell office:value-type="string" calcext:value-type="string">
            <text:p>02-Mar-2013 17:00:00</text:p>
          </table:table-cell>
          <table:table-cell office:value-type="float" office:value="115.3049" calcext:value-type="float">
            <text:p>115.3049</text:p>
          </table:table-cell>
          <table:table-cell office:value-type="float" office:value="-55" calcext:value-type="float">
            <text:p>-55</text:p>
          </table:table-cell>
          <table:table-cell office:value-type="float" office:value="0" calcext:value-type="float">
            <text:p>0</text:p>
          </table:table-cell>
          <table:table-cell office:value-type="float" office:value="0.9077" calcext:value-type="float">
            <text:p>0.9077</text:p>
          </table:table-cell>
          <table:table-cell office:value-type="float" office:value="0.88291" calcext:value-type="float">
            <text:p>0.88291</text:p>
          </table:table-cell>
          <table:table-cell office:value-type="float" office:value="0.90211" calcext:value-type="float">
            <text:p>0.90211</text:p>
          </table:table-cell>
          <table:table-cell office:value-type="float" office:value="1.0332" calcext:value-type="float">
            <text:p>1.0332</text:p>
          </table:table-cell>
          <table:table-cell office:value-type="float" office:value="1.0431" calcext:value-type="float">
            <text:p>1.0431</text:p>
          </table:table-cell>
          <table:table-cell office:value-type="float" office:value="1.0412" calcext:value-type="float">
            <text:p>1.0412</text:p>
          </table:table-cell>
          <table:table-cell office:value-type="float" office:value="0.14132" calcext:value-type="float">
            <text:p>0.14132</text:p>
          </table:table-cell>
          <table:table-cell office:value-type="float" office:value="0.1391" calcext:value-type="float">
            <text:p>0.1391</text:p>
          </table:table-cell>
          <table:table-cell office:value-type="float" office:value="0.12861" calcext:value-type="float">
            <text:p>0.12861</text:p>
          </table:table-cell>
          <table:table-cell office:value-type="float" office:value="0.92615" calcext:value-type="float">
            <text:p>0.92615</text:p>
          </table:table-cell>
          <table:table-cell office:value-type="float" office:value="0.90096" calcext:value-type="float">
            <text:p>0.90096</text:p>
          </table:table-cell>
          <table:table-cell office:value-type="float" office:value="0.86642" calcext:value-type="float">
            <text:p>0.86642</text:p>
          </table:table-cell>
          <table:table-cell office:value-type="float" office:value="1.023" calcext:value-type="float">
            <text:p>1.023</text:p>
          </table:table-cell>
          <table:table-cell office:value-type="float" office:value="1.0415" calcext:value-type="float">
            <text:p>1.0415</text:p>
          </table:table-cell>
          <table:table-cell office:value-type="float" office:value="1.0449" calcext:value-type="float">
            <text:p>1.0449</text:p>
          </table:table-cell>
          <table:table-cell office:value-type="float" office:value="0.050928" calcext:value-type="float">
            <text:p>0.050928</text:p>
          </table:table-cell>
          <table:table-cell office:value-type="float" office:value="0.071751" calcext:value-type="float">
            <text:p>0.071751</text:p>
          </table:table-cell>
          <table:table-cell office:value-type="float" office:value="0.075265" calcext:value-type="float">
            <text:p>0.0752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-Mar-2013 08:38:20</text:p>
          </table:table-cell>
          <table:table-cell office:value-type="string" calcext:value-type="string">
            <text:p>19-Mar-2013 17:00:00</text:p>
          </table:table-cell>
          <table:table-cell office:value-type="float" office:value="116.2128" calcext:value-type="float">
            <text:p>116.2128</text:p>
          </table:table-cell>
          <table:table-cell office:value-type="float" office:value="-132" calcext:value-type="float">
            <text:p>-132</text:p>
          </table:table-cell>
          <table:table-cell office:value-type="float" office:value="0" calcext:value-type="float">
            <text:p>0</text:p>
          </table:table-cell>
          <table:table-cell office:value-type="float" office:value="0.93465" calcext:value-type="float">
            <text:p>0.93465</text:p>
          </table:table-cell>
          <table:table-cell office:value-type="float" office:value="0.91825" calcext:value-type="float">
            <text:p>0.91825</text:p>
          </table:table-cell>
          <table:table-cell office:value-type="float" office:value="0.91506" calcext:value-type="float">
            <text:p>0.91506</text:p>
          </table:table-cell>
          <table:table-cell office:value-type="float" office:value="1.0236" calcext:value-type="float">
            <text:p>1.0236</text:p>
          </table:table-cell>
          <table:table-cell office:value-type="float" office:value="0.98813" calcext:value-type="float">
            <text:p>0.98813</text:p>
          </table:table-cell>
          <table:table-cell office:value-type="float" office:value="0.98555" calcext:value-type="float">
            <text:p>0.98555</text:p>
          </table:table-cell>
          <table:table-cell office:value-type="float" office:value="0.12611" calcext:value-type="float">
            <text:p>0.12611</text:p>
          </table:table-cell>
          <table:table-cell office:value-type="float" office:value="0.11353" calcext:value-type="float">
            <text:p>0.11353</text:p>
          </table:table-cell>
          <table:table-cell office:value-type="float" office:value="0.1094" calcext:value-type="float">
            <text:p>0.1094</text:p>
          </table:table-cell>
          <table:table-cell office:value-type="float" office:value="0.95367" calcext:value-type="float">
            <text:p>0.95367</text:p>
          </table:table-cell>
          <table:table-cell office:value-type="float" office:value="0.944" calcext:value-type="float">
            <text:p>0.944</text:p>
          </table:table-cell>
          <table:table-cell office:value-type="float" office:value="0.93493" calcext:value-type="float">
            <text:p>0.93493</text:p>
          </table:table-cell>
          <table:table-cell office:value-type="float" office:value="1.0092" calcext:value-type="float">
            <text:p>1.0092</text:p>
          </table:table-cell>
          <table:table-cell office:value-type="float" office:value="0.98423" calcext:value-type="float">
            <text:p>0.98423</text:p>
          </table:table-cell>
          <table:table-cell office:value-type="float" office:value="0.98744" calcext:value-type="float">
            <text:p>0.98744</text:p>
          </table:table-cell>
          <table:table-cell office:value-type="float" office:value="0.052642" calcext:value-type="float">
            <text:p>0.052642</text:p>
          </table:table-cell>
          <table:table-cell office:value-type="float" office:value="0.054652" calcext:value-type="float">
            <text:p>0.054652</text:p>
          </table:table-cell>
          <table:table-cell office:value-type="float" office:value="0.04854" calcext:value-type="float">
            <text:p>0.0485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-Mar-2013</text:p>
          </table:table-cell>
          <table:table-cell office:value-type="string" calcext:value-type="string">
            <text:p>22-Mar-2013 08:40:00</text:p>
          </table:table-cell>
          <table:table-cell office:value-type="float" office:value="116.3" calcext:value-type="float">
            <text:p>116.3</text:p>
          </table:table-cell>
          <table:table-cell office:value-type="float" office:value="-54" calcext:value-type="float">
            <text:p>-54</text:p>
          </table:table-cell>
          <table:table-cell office:value-type="float" office:value="0" calcext:value-type="float">
            <text:p>0</text:p>
          </table:table-cell>
          <table:table-cell office:value-type="float" office:value="0.96613" calcext:value-type="float">
            <text:p>0.96613</text:p>
          </table:table-cell>
          <table:table-cell office:value-type="float" office:value="0.94077" calcext:value-type="float">
            <text:p>0.94077</text:p>
          </table:table-cell>
          <table:table-cell office:value-type="float" office:value="0.94062" calcext:value-type="float">
            <text:p>0.94062</text:p>
          </table:table-cell>
          <table:table-cell table:number-columns-repeated="2" office:value-type="float" office:value="1.019" calcext:value-type="float">
            <text:p>1.019</text:p>
          </table:table-cell>
          <table:table-cell office:value-type="float" office:value="1.0287" calcext:value-type="float">
            <text:p>1.0287</text:p>
          </table:table-cell>
          <table:table-cell office:value-type="float" office:value="0.091646" calcext:value-type="float">
            <text:p>0.091646</text:p>
          </table:table-cell>
          <table:table-cell office:value-type="float" office:value="0.097339" calcext:value-type="float">
            <text:p>0.097339</text:p>
          </table:table-cell>
          <table:table-cell office:value-type="float" office:value="0.10154" calcext:value-type="float">
            <text:p>0.10154</text:p>
          </table:table-cell>
          <table:table-cell office:value-type="float" office:value="0.94458" calcext:value-type="float">
            <text:p>0.94458</text:p>
          </table:table-cell>
          <table:table-cell office:value-type="float" office:value="0.84511" calcext:value-type="float">
            <text:p>0.84511</text:p>
          </table:table-cell>
          <table:table-cell office:value-type="float" office:value="0.72521" calcext:value-type="float">
            <text:p>0.72521</text:p>
          </table:table-cell>
          <table:table-cell office:value-type="float" office:value="1.0101" calcext:value-type="float">
            <text:p>1.0101</text:p>
          </table:table-cell>
          <table:table-cell office:value-type="float" office:value="1.0178" calcext:value-type="float">
            <text:p>1.0178</text:p>
          </table:table-cell>
          <table:table-cell office:value-type="float" office:value="1.0304" calcext:value-type="float">
            <text:p>1.0304</text:p>
          </table:table-cell>
          <table:table-cell office:value-type="float" office:value="0.024387" calcext:value-type="float">
            <text:p>0.024387</text:p>
          </table:table-cell>
          <table:table-cell office:value-type="float" office:value="0.040511" calcext:value-type="float">
            <text:p>0.040511</text:p>
          </table:table-cell>
          <table:table-cell office:value-type="float" office:value="0.053023" calcext:value-type="float">
            <text:p>0.0530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-Mar-2013 14:00:00</text:p>
          </table:table-cell>
          <table:table-cell office:value-type="string" calcext:value-type="string">
            <text:p>30-Mar-2013 20:00:00</text:p>
          </table:table-cell>
          <table:table-cell office:value-type="float" office:value="113.3072" calcext:value-type="float">
            <text:p>113.3072</text:p>
          </table:table-cell>
          <table:table-cell office:value-type="float" office:value="-61" calcext:value-type="float">
            <text:p>-61</text:p>
          </table:table-cell>
          <table:table-cell office:value-type="float" office:value="0" calcext:value-type="float">
            <text:p>0</text:p>
          </table:table-cell>
          <table:table-cell office:value-type="float" office:value="0.96006" calcext:value-type="float">
            <text:p>0.96006</text:p>
          </table:table-cell>
          <table:table-cell office:value-type="float" office:value="0.94265" calcext:value-type="float">
            <text:p>0.94265</text:p>
          </table:table-cell>
          <table:table-cell office:value-type="float" office:value="0.94935" calcext:value-type="float">
            <text:p>0.94935</text:p>
          </table:table-cell>
          <table:table-cell office:value-type="float" office:value="1.009" calcext:value-type="float">
            <text:p>1.009</text:p>
          </table:table-cell>
          <table:table-cell office:value-type="float" office:value="1.0318" calcext:value-type="float">
            <text:p>1.0318</text:p>
          </table:table-cell>
          <table:table-cell office:value-type="float" office:value="1.0051" calcext:value-type="float">
            <text:p>1.0051</text:p>
          </table:table-cell>
          <table:table-cell office:value-type="float" office:value="0.10603" calcext:value-type="float">
            <text:p>0.10603</text:p>
          </table:table-cell>
          <table:table-cell office:value-type="float" office:value="0.10463" calcext:value-type="float">
            <text:p>0.10463</text:p>
          </table:table-cell>
          <table:table-cell office:value-type="float" office:value="0.092542" calcext:value-type="float">
            <text:p>0.092542</text:p>
          </table:table-cell>
          <table:table-cell office:value-type="float" office:value="0.89337" calcext:value-type="float">
            <text:p>0.89337</text:p>
          </table:table-cell>
          <table:table-cell office:value-type="float" office:value="0.88406" calcext:value-type="float">
            <text:p>0.88406</text:p>
          </table:table-cell>
          <table:table-cell office:value-type="float" office:value="0.82467" calcext:value-type="float">
            <text:p>0.82467</text:p>
          </table:table-cell>
          <table:table-cell office:value-type="float" office:value="0.99342" calcext:value-type="float">
            <text:p>0.99342</text:p>
          </table:table-cell>
          <table:table-cell office:value-type="float" office:value="1.0283" calcext:value-type="float">
            <text:p>1.0283</text:p>
          </table:table-cell>
          <table:table-cell office:value-type="float" office:value="1.0035" calcext:value-type="float">
            <text:p>1.0035</text:p>
          </table:table-cell>
          <table:table-cell office:value-type="float" office:value="0.036649" calcext:value-type="float">
            <text:p>0.036649</text:p>
          </table:table-cell>
          <table:table-cell office:value-type="float" office:value="0.051008" calcext:value-type="float">
            <text:p>0.051008</text:p>
          </table:table-cell>
          <table:table-cell office:value-type="float" office:value="0.046257" calcext:value-type="float">
            <text:p>0.0462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3-Apr-2013 18:00:00</text:p>
          </table:table-cell>
          <table:table-cell office:value-type="string" calcext:value-type="string">
            <text:p>25-Apr-2013 18:00:00</text:p>
          </table:table-cell>
          <table:table-cell office:value-type="float" office:value="112.425" calcext:value-type="float">
            <text:p>112.425</text:p>
          </table:table-cell>
          <table:table-cell office:value-type="float" office:value="-50" calcext:value-type="float">
            <text:p>-50</text:p>
          </table:table-cell>
          <table:table-cell office:value-type="float" office:value="0" calcext:value-type="float">
            <text:p>0</text:p>
          </table:table-cell>
          <table:table-cell office:value-type="float" office:value="0.95132" calcext:value-type="float">
            <text:p>0.95132</text:p>
          </table:table-cell>
          <table:table-cell office:value-type="float" office:value="0.91916" calcext:value-type="float">
            <text:p>0.91916</text:p>
          </table:table-cell>
          <table:table-cell office:value-type="float" office:value="0.93312" calcext:value-type="float">
            <text:p>0.93312</text:p>
          </table:table-cell>
          <table:table-cell office:value-type="float" office:value="1.0109" calcext:value-type="float">
            <text:p>1.0109</text:p>
          </table:table-cell>
          <table:table-cell office:value-type="float" office:value="1.0101" calcext:value-type="float">
            <text:p>1.0101</text:p>
          </table:table-cell>
          <table:table-cell office:value-type="float" office:value="1.0213" calcext:value-type="float">
            <text:p>1.0213</text:p>
          </table:table-cell>
          <table:table-cell office:value-type="float" office:value="0.11374" calcext:value-type="float">
            <text:p>0.11374</text:p>
          </table:table-cell>
          <table:table-cell office:value-type="float" office:value="0.11946" calcext:value-type="float">
            <text:p>0.11946</text:p>
          </table:table-cell>
          <table:table-cell office:value-type="float" office:value="0.11265" calcext:value-type="float">
            <text:p>0.11265</text:p>
          </table:table-cell>
          <table:table-cell office:value-type="float" office:value="0.94895" calcext:value-type="float">
            <text:p>0.94895</text:p>
          </table:table-cell>
          <table:table-cell office:value-type="float" office:value="0.91568" calcext:value-type="float">
            <text:p>0.91568</text:p>
          </table:table-cell>
          <table:table-cell office:value-type="float" office:value="0.73416" calcext:value-type="float">
            <text:p>0.73416</text:p>
          </table:table-cell>
          <table:table-cell office:value-type="float" office:value="0.99645" calcext:value-type="float">
            <text:p>0.99645</text:p>
          </table:table-cell>
          <table:table-cell office:value-type="float" office:value="1.0141" calcext:value-type="float">
            <text:p>1.0141</text:p>
          </table:table-cell>
          <table:table-cell office:value-type="float" office:value="1.0243" calcext:value-type="float">
            <text:p>1.0243</text:p>
          </table:table-cell>
          <table:table-cell office:value-type="float" office:value="0.027863" calcext:value-type="float">
            <text:p>0.027863</text:p>
          </table:table-cell>
          <table:table-cell office:value-type="float" office:value="0.057636" calcext:value-type="float">
            <text:p>0.057636</text:p>
          </table:table-cell>
          <table:table-cell office:value-type="float" office:value="0.06702" calcext:value-type="float">
            <text:p>0.067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-Apr-2013 15:12:10</text:p>
          </table:table-cell>
          <table:table-cell office:value-type="string" calcext:value-type="string">
            <text:p>03-May-2013 02:30:00</text:p>
          </table:table-cell>
          <table:table-cell office:value-type="float" office:value="115.2538" calcext:value-type="float">
            <text:p>115.2538</text:p>
          </table:table-cell>
          <table:table-cell office:value-type="float" office:value="-63.9722" calcext:value-type="float">
            <text:p>-63.9722</text:p>
          </table:table-cell>
          <table:table-cell office:value-type="float" office:value="0" calcext:value-type="float">
            <text:p>0</text:p>
          </table:table-cell>
          <table:table-cell office:value-type="float" office:value="0.91262" calcext:value-type="float">
            <text:p>0.91262</text:p>
          </table:table-cell>
          <table:table-cell office:value-type="float" office:value="0.90126" calcext:value-type="float">
            <text:p>0.90126</text:p>
          </table:table-cell>
          <table:table-cell office:value-type="float" office:value="0.93396" calcext:value-type="float">
            <text:p>0.93396</text:p>
          </table:table-cell>
          <table:table-cell office:value-type="float" office:value="0.96201" calcext:value-type="float">
            <text:p>0.96201</text:p>
          </table:table-cell>
          <table:table-cell office:value-type="float" office:value="0.96621" calcext:value-type="float">
            <text:p>0.96621</text:p>
          </table:table-cell>
          <table:table-cell office:value-type="float" office:value="0.97653" calcext:value-type="float">
            <text:p>0.97653</text:p>
          </table:table-cell>
          <table:table-cell office:value-type="float" office:value="0.14425" calcext:value-type="float">
            <text:p>0.14425</text:p>
          </table:table-cell>
          <table:table-cell office:value-type="float" office:value="0.11049" calcext:value-type="float">
            <text:p>0.11049</text:p>
          </table:table-cell>
          <table:table-cell office:value-type="float" office:value="0.092364" calcext:value-type="float">
            <text:p>0.092364</text:p>
          </table:table-cell>
          <table:table-cell office:value-type="float" office:value="0.71927" calcext:value-type="float">
            <text:p>0.71927</text:p>
          </table:table-cell>
          <table:table-cell office:value-type="float" office:value="0.65979" calcext:value-type="float">
            <text:p>0.65979</text:p>
          </table:table-cell>
          <table:table-cell office:value-type="float" office:value="0.81268" calcext:value-type="float">
            <text:p>0.81268</text:p>
          </table:table-cell>
          <table:table-cell office:value-type="float" office:value="0.93805" calcext:value-type="float">
            <text:p>0.93805</text:p>
          </table:table-cell>
          <table:table-cell office:value-type="float" office:value="0.96271" calcext:value-type="float">
            <text:p>0.96271</text:p>
          </table:table-cell>
          <table:table-cell office:value-type="float" office:value="0.97852" calcext:value-type="float">
            <text:p>0.97852</text:p>
          </table:table-cell>
          <table:table-cell office:value-type="float" office:value="0.097084" calcext:value-type="float">
            <text:p>0.097084</text:p>
          </table:table-cell>
          <table:table-cell office:value-type="float" office:value="0.05917" calcext:value-type="float">
            <text:p>0.05917</text:p>
          </table:table-cell>
          <table:table-cell office:value-type="float" office:value="0.041607" calcext:value-type="float">
            <text:p>0.0416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-May-2013 03:07:30</text:p>
          </table:table-cell>
          <table:table-cell office:value-type="string" calcext:value-type="string">
            <text:p>19-May-2013 08:33:20</text:p>
          </table:table-cell>
          <table:table-cell office:value-type="float" office:value="122.1687" calcext:value-type="float">
            <text:p>122.1687</text:p>
          </table:table-cell>
          <table:table-cell office:value-type="float" office:value="-57" calcext:value-type="float">
            <text:p>-57</text:p>
          </table:table-cell>
          <table:table-cell office:value-type="float" office:value="0" calcext:value-type="float">
            <text:p>0</text:p>
          </table:table-cell>
          <table:table-cell office:value-type="float" office:value="0.93707" calcext:value-type="float">
            <text:p>0.93707</text:p>
          </table:table-cell>
          <table:table-cell office:value-type="float" office:value="0.90885" calcext:value-type="float">
            <text:p>0.90885</text:p>
          </table:table-cell>
          <table:table-cell office:value-type="float" office:value="0.91334" calcext:value-type="float">
            <text:p>0.91334</text:p>
          </table:table-cell>
          <table:table-cell office:value-type="float" office:value="1.0253" calcext:value-type="float">
            <text:p>1.0253</text:p>
          </table:table-cell>
          <table:table-cell office:value-type="float" office:value="1.0426" calcext:value-type="float">
            <text:p>1.0426</text:p>
          </table:table-cell>
          <table:table-cell office:value-type="float" office:value="1.0505" calcext:value-type="float">
            <text:p>1.0505</text:p>
          </table:table-cell>
          <table:table-cell office:value-type="float" office:value="0.11435" calcext:value-type="float">
            <text:p>0.11435</text:p>
          </table:table-cell>
          <table:table-cell office:value-type="float" office:value="0.11282" calcext:value-type="float">
            <text:p>0.11282</text:p>
          </table:table-cell>
          <table:table-cell office:value-type="float" office:value="0.11735" calcext:value-type="float">
            <text:p>0.11735</text:p>
          </table:table-cell>
          <table:table-cell office:value-type="float" office:value="0.83416" calcext:value-type="float">
            <text:p>0.83416</text:p>
          </table:table-cell>
          <table:table-cell office:value-type="float" office:value="0.60039" calcext:value-type="float">
            <text:p>0.60039</text:p>
          </table:table-cell>
          <table:table-cell office:value-type="float" office:value="0.31542" calcext:value-type="float">
            <text:p>0.31542</text:p>
          </table:table-cell>
          <table:table-cell office:value-type="float" office:value="1.0061" calcext:value-type="float">
            <text:p>1.0061</text:p>
          </table:table-cell>
          <table:table-cell office:value-type="float" office:value="1.0397" calcext:value-type="float">
            <text:p>1.0397</text:p>
          </table:table-cell>
          <table:table-cell office:value-type="float" office:value="1.052" calcext:value-type="float">
            <text:p>1.052</text:p>
          </table:table-cell>
          <table:table-cell office:value-type="float" office:value="0.028863" calcext:value-type="float">
            <text:p>0.028863</text:p>
          </table:table-cell>
          <table:table-cell office:value-type="float" office:value="0.05592" calcext:value-type="float">
            <text:p>0.05592</text:p>
          </table:table-cell>
          <table:table-cell office:value-type="float" office:value="0.079091" calcext:value-type="float">
            <text:p>0.0790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1-May-2013 02:30:10</text:p>
          </table:table-cell>
          <table:table-cell office:value-type="string" calcext:value-type="string">
            <text:p>02-Jun-2013 20:00:00</text:p>
          </table:table-cell>
          <table:table-cell office:value-type="float" office:value="123.3351" calcext:value-type="float">
            <text:p>123.3351</text:p>
          </table:table-cell>
          <table:table-cell office:value-type="float" office:value="-119" calcext:value-type="float">
            <text:p>-119</text:p>
          </table:table-cell>
          <table:table-cell office:value-type="float" office:value="0" calcext:value-type="float">
            <text:p>0</text:p>
          </table:table-cell>
          <table:table-cell office:value-type="float" office:value="0.92333" calcext:value-type="float">
            <text:p>0.92333</text:p>
          </table:table-cell>
          <table:table-cell office:value-type="float" office:value="0.90572" calcext:value-type="float">
            <text:p>0.90572</text:p>
          </table:table-cell>
          <table:table-cell office:value-type="float" office:value="0.90844" calcext:value-type="float">
            <text:p>0.90844</text:p>
          </table:table-cell>
          <table:table-cell office:value-type="float" office:value="1.0507" calcext:value-type="float">
            <text:p>1.0507</text:p>
          </table:table-cell>
          <table:table-cell office:value-type="float" office:value="1.0531" calcext:value-type="float">
            <text:p>1.0531</text:p>
          </table:table-cell>
          <table:table-cell office:value-type="float" office:value="1.0662" calcext:value-type="float">
            <text:p>1.0662</text:p>
          </table:table-cell>
          <table:table-cell office:value-type="float" office:value="0.14903" calcext:value-type="float">
            <text:p>0.14903</text:p>
          </table:table-cell>
          <table:table-cell office:value-type="float" office:value="0.14813" calcext:value-type="float">
            <text:p>0.14813</text:p>
          </table:table-cell>
          <table:table-cell office:value-type="float" office:value="0.14777" calcext:value-type="float">
            <text:p>0.14777</text:p>
          </table:table-cell>
          <table:table-cell office:value-type="float" office:value="0.97636" calcext:value-type="float">
            <text:p>0.97636</text:p>
          </table:table-cell>
          <table:table-cell office:value-type="float" office:value="0.93911" calcext:value-type="float">
            <text:p>0.93911</text:p>
          </table:table-cell>
          <table:table-cell office:value-type="float" office:value="0.90887" calcext:value-type="float">
            <text:p>0.90887</text:p>
          </table:table-cell>
          <table:table-cell office:value-type="float" office:value="1.0307" calcext:value-type="float">
            <text:p>1.0307</text:p>
          </table:table-cell>
          <table:table-cell office:value-type="float" office:value="1.0492" calcext:value-type="float">
            <text:p>1.0492</text:p>
          </table:table-cell>
          <table:table-cell office:value-type="float" office:value="1.0644" calcext:value-type="float">
            <text:p>1.0644</text:p>
          </table:table-cell>
          <table:table-cell office:value-type="float" office:value="0.05078" calcext:value-type="float">
            <text:p>0.05078</text:p>
          </table:table-cell>
          <table:table-cell office:value-type="float" office:value="0.081466" calcext:value-type="float">
            <text:p>0.081466</text:p>
          </table:table-cell>
          <table:table-cell office:value-type="float" office:value="0.091127" calcext:value-type="float">
            <text:p>0.0911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-Jun-2013 21:08:40</text:p>
          </table:table-cell>
          <table:table-cell office:value-type="string" calcext:value-type="string">
            <text:p>08-Jun-2013 08:12:00</text:p>
          </table:table-cell>
          <table:table-cell office:value-type="float" office:value="122.3728" calcext:value-type="float">
            <text:p>122.3728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float" office:value="0.92305" calcext:value-type="float">
            <text:p>0.92305</text:p>
          </table:table-cell>
          <table:table-cell office:value-type="float" office:value="0.92747" calcext:value-type="float">
            <text:p>0.92747</text:p>
          </table:table-cell>
          <table:table-cell office:value-type="float" office:value="0.92866" calcext:value-type="float">
            <text:p>0.92866</text:p>
          </table:table-cell>
          <table:table-cell office:value-type="float" office:value="1.0517" calcext:value-type="float">
            <text:p>1.0517</text:p>
          </table:table-cell>
          <table:table-cell office:value-type="float" office:value="1.056" calcext:value-type="float">
            <text:p>1.056</text:p>
          </table:table-cell>
          <table:table-cell office:value-type="float" office:value="1.0556" calcext:value-type="float">
            <text:p>1.0556</text:p>
          </table:table-cell>
          <table:table-cell office:value-type="float" office:value="0.18058" calcext:value-type="float">
            <text:p>0.18058</text:p>
          </table:table-cell>
          <table:table-cell office:value-type="float" office:value="0.13862" calcext:value-type="float">
            <text:p>0.13862</text:p>
          </table:table-cell>
          <table:table-cell office:value-type="float" office:value="0.13308" calcext:value-type="float">
            <text:p>0.13308</text:p>
          </table:table-cell>
          <table:table-cell office:value-type="float" office:value="0.90929" calcext:value-type="float">
            <text:p>0.90929</text:p>
          </table:table-cell>
          <table:table-cell office:value-type="float" office:value="0.97235" calcext:value-type="float">
            <text:p>0.97235</text:p>
          </table:table-cell>
          <table:table-cell office:value-type="float" office:value="0.85553" calcext:value-type="float">
            <text:p>0.85553</text:p>
          </table:table-cell>
          <table:table-cell office:value-type="float" office:value="1.0093" calcext:value-type="float">
            <text:p>1.0093</text:p>
          </table:table-cell>
          <table:table-cell office:value-type="float" office:value="1.05" calcext:value-type="float">
            <text:p>1.05</text:p>
          </table:table-cell>
          <table:table-cell office:value-type="float" office:value="1.0484" calcext:value-type="float">
            <text:p>1.0484</text:p>
          </table:table-cell>
          <table:table-cell office:value-type="float" office:value="0.067632" calcext:value-type="float">
            <text:p>0.067632</text:p>
          </table:table-cell>
          <table:table-cell office:value-type="float" office:value="0.071096" calcext:value-type="float">
            <text:p>0.071096</text:p>
          </table:table-cell>
          <table:table-cell office:value-type="float" office:value="0.074601" calcext:value-type="float">
            <text:p>0.0746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-Jun-2013 18:20:00</text:p>
          </table:table-cell>
          <table:table-cell office:value-type="string" calcext:value-type="string">
            <text:p>30-Jun-2013 21:29:50</text:p>
          </table:table-cell>
          <table:table-cell office:value-type="float" office:value="121.7846" calcext:value-type="float">
            <text:p>121.7846</text:p>
          </table:table-cell>
          <table:table-cell office:value-type="float" office:value="-98" calcext:value-type="float">
            <text:p>-98</text:p>
          </table:table-cell>
          <table:table-cell office:value-type="float" office:value="0" calcext:value-type="float">
            <text:p>0</text:p>
          </table:table-cell>
          <table:table-cell office:value-type="float" office:value="0.90644" calcext:value-type="float">
            <text:p>0.90644</text:p>
          </table:table-cell>
          <table:table-cell office:value-type="float" office:value="0.92176" calcext:value-type="float">
            <text:p>0.92176</text:p>
          </table:table-cell>
          <table:table-cell office:value-type="float" office:value="0.93248" calcext:value-type="float">
            <text:p>0.93248</text:p>
          </table:table-cell>
          <table:table-cell office:value-type="float" office:value="1.063" calcext:value-type="float">
            <text:p>1.063</text:p>
          </table:table-cell>
          <table:table-cell office:value-type="float" office:value="1.0185" calcext:value-type="float">
            <text:p>1.0185</text:p>
          </table:table-cell>
          <table:table-cell office:value-type="float" office:value="1.0436" calcext:value-type="float">
            <text:p>1.0436</text:p>
          </table:table-cell>
          <table:table-cell office:value-type="float" office:value="0.24256" calcext:value-type="float">
            <text:p>0.24256</text:p>
          </table:table-cell>
          <table:table-cell office:value-type="float" office:value="0.14054" calcext:value-type="float">
            <text:p>0.14054</text:p>
          </table:table-cell>
          <table:table-cell office:value-type="float" office:value="0.15001" calcext:value-type="float">
            <text:p>0.15001</text:p>
          </table:table-cell>
          <table:table-cell office:value-type="float" office:value="0.95072" calcext:value-type="float">
            <text:p>0.95072</text:p>
          </table:table-cell>
          <table:table-cell office:value-type="float" office:value="0.90788" calcext:value-type="float">
            <text:p>0.90788</text:p>
          </table:table-cell>
          <table:table-cell office:value-type="float" office:value="0.90234" calcext:value-type="float">
            <text:p>0.90234</text:p>
          </table:table-cell>
          <table:table-cell office:value-type="float" office:value="0.97739" calcext:value-type="float">
            <text:p>0.97739</text:p>
          </table:table-cell>
          <table:table-cell office:value-type="float" office:value="1.0194" calcext:value-type="float">
            <text:p>1.0194</text:p>
          </table:table-cell>
          <table:table-cell office:value-type="float" office:value="1.0243" calcext:value-type="float">
            <text:p>1.0243</text:p>
          </table:table-cell>
          <table:table-cell office:value-type="float" office:value="0.077783" calcext:value-type="float">
            <text:p>0.077783</text:p>
          </table:table-cell>
          <table:table-cell office:value-type="float" office:value="0.057744" calcext:value-type="float">
            <text:p>0.057744</text:p>
          </table:table-cell>
          <table:table-cell office:value-type="float" office:value="0.052184" calcext:value-type="float">
            <text:p>0.0521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-Jul-2013 05:13:30</text:p>
          </table:table-cell>
          <table:table-cell office:value-type="string" calcext:value-type="string">
            <text:p>07-Jul-2013 23:30:00</text:p>
          </table:table-cell>
          <table:table-cell office:value-type="float" office:value="120.9143" calcext:value-type="float">
            <text:p>120.9143</text:p>
          </table:table-cell>
          <table:table-cell office:value-type="float" office:value="-79" calcext:value-type="float">
            <text:p>-79</text:p>
          </table:table-cell>
          <table:table-cell office:value-type="float" office:value="0" calcext:value-type="float">
            <text:p>0</text:p>
          </table:table-cell>
          <table:table-cell office:value-type="float" office:value="0.90786" calcext:value-type="float">
            <text:p>0.90786</text:p>
          </table:table-cell>
          <table:table-cell office:value-type="float" office:value="0.92559" calcext:value-type="float">
            <text:p>0.92559</text:p>
          </table:table-cell>
          <table:table-cell office:value-type="float" office:value="0.9409" calcext:value-type="float">
            <text:p>0.9409</text:p>
          </table:table-cell>
          <table:table-cell office:value-type="float" office:value="1.0218" calcext:value-type="float">
            <text:p>1.0218</text:p>
          </table:table-cell>
          <table:table-cell office:value-type="float" office:value="1.0474" calcext:value-type="float">
            <text:p>1.0474</text:p>
          </table:table-cell>
          <table:table-cell office:value-type="float" office:value="1.0725" calcext:value-type="float">
            <text:p>1.0725</text:p>
          </table:table-cell>
          <table:table-cell office:value-type="float" office:value="0.2141" calcext:value-type="float">
            <text:p>0.2141</text:p>
          </table:table-cell>
          <table:table-cell office:value-type="float" office:value="0.14822" calcext:value-type="float">
            <text:p>0.14822</text:p>
          </table:table-cell>
          <table:table-cell office:value-type="float" office:value="0.15253" calcext:value-type="float">
            <text:p>0.15253</text:p>
          </table:table-cell>
          <table:table-cell office:value-type="float" office:value="0.95677" calcext:value-type="float">
            <text:p>0.95677</text:p>
          </table:table-cell>
          <table:table-cell office:value-type="float" office:value="0.95861" calcext:value-type="float">
            <text:p>0.95861</text:p>
          </table:table-cell>
          <table:table-cell office:value-type="float" office:value="0.86413" calcext:value-type="float">
            <text:p>0.86413</text:p>
          </table:table-cell>
          <table:table-cell office:value-type="float" office:value="0.95015" calcext:value-type="float">
            <text:p>0.95015</text:p>
          </table:table-cell>
          <table:table-cell office:value-type="float" office:value="1.0541" calcext:value-type="float">
            <text:p>1.0541</text:p>
          </table:table-cell>
          <table:table-cell office:value-type="float" office:value="1.0631" calcext:value-type="float">
            <text:p>1.0631</text:p>
          </table:table-cell>
          <table:table-cell office:value-type="float" office:value="0.10133" calcext:value-type="float">
            <text:p>0.10133</text:p>
          </table:table-cell>
          <table:table-cell office:value-type="float" office:value="0.07972" calcext:value-type="float">
            <text:p>0.07972</text:p>
          </table:table-cell>
          <table:table-cell office:value-type="float" office:value="0.086516" calcext:value-type="float">
            <text:p>0.0865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-Jul-2013 15:00:00</text:p>
          </table:table-cell>
          <table:table-cell office:value-type="string" calcext:value-type="string">
            <text:p>16-Jul-2013 01:20:00</text:p>
          </table:table-cell>
          <table:table-cell office:value-type="float" office:value="121.8566" calcext:value-type="float">
            <text:p>121.8566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float" office:value="0.85715" calcext:value-type="float">
            <text:p>0.85715</text:p>
          </table:table-cell>
          <table:table-cell office:value-type="float" office:value="0.90589" calcext:value-type="float">
            <text:p>0.90589</text:p>
          </table:table-cell>
          <table:table-cell office:value-type="float" office:value="0.92237" calcext:value-type="float">
            <text:p>0.92237</text:p>
          </table:table-cell>
          <table:table-cell office:value-type="float" office:value="0.94997" calcext:value-type="float">
            <text:p>0.94997</text:p>
          </table:table-cell>
          <table:table-cell office:value-type="float" office:value="0.95649" calcext:value-type="float">
            <text:p>0.95649</text:p>
          </table:table-cell>
          <table:table-cell office:value-type="float" office:value="0.97243" calcext:value-type="float">
            <text:p>0.97243</text:p>
          </table:table-cell>
          <table:table-cell office:value-type="float" office:value="0.21436" calcext:value-type="float">
            <text:p>0.21436</text:p>
          </table:table-cell>
          <table:table-cell office:value-type="float" office:value="0.13448" calcext:value-type="float">
            <text:p>0.13448</text:p>
          </table:table-cell>
          <table:table-cell office:value-type="float" office:value="0.13557" calcext:value-type="float">
            <text:p>0.13557</text:p>
          </table:table-cell>
          <table:table-cell office:value-type="float" office:value="0.63432" calcext:value-type="float">
            <text:p>0.63432</text:p>
          </table:table-cell>
          <table:table-cell office:value-type="float" office:value="0.42342" calcext:value-type="float">
            <text:p>0.42342</text:p>
          </table:table-cell>
          <table:table-cell office:value-type="float" office:value="0.54989" calcext:value-type="float">
            <text:p>0.54989</text:p>
          </table:table-cell>
          <table:table-cell office:value-type="float" office:value="0.88403" calcext:value-type="float">
            <text:p>0.88403</text:p>
          </table:table-cell>
          <table:table-cell office:value-type="float" office:value="0.96133" calcext:value-type="float">
            <text:p>0.96133</text:p>
          </table:table-cell>
          <table:table-cell office:value-type="float" office:value="0.95358" calcext:value-type="float">
            <text:p>0.95358</text:p>
          </table:table-cell>
          <table:table-cell office:value-type="float" office:value="0.15974" calcext:value-type="float">
            <text:p>0.15974</text:p>
          </table:table-cell>
          <table:table-cell office:value-type="float" office:value="0.06776" calcext:value-type="float">
            <text:p>0.06776</text:p>
          </table:table-cell>
          <table:table-cell office:value-type="float" office:value="0.073956" calcext:value-type="float">
            <text:p>0.0739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-Aug-2013 19:55:50</text:p>
          </table:table-cell>
          <table:table-cell office:value-type="string" calcext:value-type="string">
            <text:p>28-Aug-2013 21:34:10</text:p>
          </table:table-cell>
          <table:table-cell office:value-type="float" office:value="114.3" calcext:value-type="float">
            <text:p>114.3</text:p>
          </table:table-cell>
          <table:table-cell office:value-type="float" office:value="-54" calcext:value-type="float">
            <text:p>-54</text:p>
          </table:table-cell>
          <table:table-cell office:value-type="float" office:value="0" calcext:value-type="float">
            <text:p>0</text:p>
          </table:table-cell>
          <table:table-cell office:value-type="float" office:value="0.91196" calcext:value-type="float">
            <text:p>0.91196</text:p>
          </table:table-cell>
          <table:table-cell office:value-type="float" office:value="0.93481" calcext:value-type="float">
            <text:p>0.93481</text:p>
          </table:table-cell>
          <table:table-cell office:value-type="float" office:value="0.9449" calcext:value-type="float">
            <text:p>0.9449</text:p>
          </table:table-cell>
          <table:table-cell office:value-type="float" office:value="0.98244" calcext:value-type="float">
            <text:p>0.98244</text:p>
          </table:table-cell>
          <table:table-cell office:value-type="float" office:value="1.0057" calcext:value-type="float">
            <text:p>1.0057</text:p>
          </table:table-cell>
          <table:table-cell office:value-type="float" office:value="1.0111" calcext:value-type="float">
            <text:p>1.0111</text:p>
          </table:table-cell>
          <table:table-cell office:value-type="float" office:value="0.13305" calcext:value-type="float">
            <text:p>0.13305</text:p>
          </table:table-cell>
          <table:table-cell office:value-type="float" office:value="0.10075" calcext:value-type="float">
            <text:p>0.10075</text:p>
          </table:table-cell>
          <table:table-cell office:value-type="float" office:value="0.091332" calcext:value-type="float">
            <text:p>0.091332</text:p>
          </table:table-cell>
          <table:table-cell office:value-type="float" office:value="0.90534" calcext:value-type="float">
            <text:p>0.90534</text:p>
          </table:table-cell>
          <table:table-cell office:value-type="float" office:value="0.94421" calcext:value-type="float">
            <text:p>0.94421</text:p>
          </table:table-cell>
          <table:table-cell office:value-type="float" office:value="0.92389" calcext:value-type="float">
            <text:p>0.92389</text:p>
          </table:table-cell>
          <table:table-cell office:value-type="float" office:value="0.98618" calcext:value-type="float">
            <text:p>0.98618</text:p>
          </table:table-cell>
          <table:table-cell office:value-type="float" office:value="1.0066" calcext:value-type="float">
            <text:p>1.0066</text:p>
          </table:table-cell>
          <table:table-cell office:value-type="float" office:value="1.0123" calcext:value-type="float">
            <text:p>1.0123</text:p>
          </table:table-cell>
          <table:table-cell office:value-type="float" office:value="0.03295" calcext:value-type="float">
            <text:p>0.03295</text:p>
          </table:table-cell>
          <table:table-cell office:value-type="float" office:value="0.027951" calcext:value-type="float">
            <text:p>0.027951</text:p>
          </table:table-cell>
          <table:table-cell office:value-type="float" office:value="0.028431" calcext:value-type="float">
            <text:p>0.0284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2-Oct-2013 06:18:20</text:p>
          </table:table-cell>
          <table:table-cell office:value-type="string" calcext:value-type="string">
            <text:p>03-Oct-2013 22:00:00</text:p>
          </table:table-cell>
          <table:table-cell office:value-type="float" office:value="109.5" calcext:value-type="float">
            <text:p>109.5</text:p>
          </table:table-cell>
          <table:table-cell office:value-type="float" office:value="-67" calcext:value-type="float">
            <text:p>-67</text:p>
          </table:table-cell>
          <table:table-cell office:value-type="float" office:value="0" calcext:value-type="float">
            <text:p>0</text:p>
          </table:table-cell>
          <table:table-cell office:value-type="float" office:value="0.93188" calcext:value-type="float">
            <text:p>0.93188</text:p>
          </table:table-cell>
          <table:table-cell office:value-type="float" office:value="0.91857" calcext:value-type="float">
            <text:p>0.91857</text:p>
          </table:table-cell>
          <table:table-cell office:value-type="float" office:value="0.89999" calcext:value-type="float">
            <text:p>0.89999</text:p>
          </table:table-cell>
          <table:table-cell office:value-type="float" office:value="0.98799" calcext:value-type="float">
            <text:p>0.98799</text:p>
          </table:table-cell>
          <table:table-cell office:value-type="float" office:value="0.96613" calcext:value-type="float">
            <text:p>0.96613</text:p>
          </table:table-cell>
          <table:table-cell office:value-type="float" office:value="1.0071" calcext:value-type="float">
            <text:p>1.0071</text:p>
          </table:table-cell>
          <table:table-cell office:value-type="float" office:value="0.11797" calcext:value-type="float">
            <text:p>0.11797</text:p>
          </table:table-cell>
          <table:table-cell office:value-type="float" office:value="0.12423" calcext:value-type="float">
            <text:p>0.12423</text:p>
          </table:table-cell>
          <table:table-cell office:value-type="float" office:value="0.12996" calcext:value-type="float">
            <text:p>0.12996</text:p>
          </table:table-cell>
          <table:table-cell office:value-type="float" office:value="0.80648" calcext:value-type="float">
            <text:p>0.80648</text:p>
          </table:table-cell>
          <table:table-cell office:value-type="float" office:value="0.87109" calcext:value-type="float">
            <text:p>0.87109</text:p>
          </table:table-cell>
          <table:table-cell office:value-type="float" office:value="0.81147" calcext:value-type="float">
            <text:p>0.81147</text:p>
          </table:table-cell>
          <table:table-cell office:value-type="float" office:value="0.98503" calcext:value-type="float">
            <text:p>0.98503</text:p>
          </table:table-cell>
          <table:table-cell office:value-type="float" office:value="0.96925" calcext:value-type="float">
            <text:p>0.96925</text:p>
          </table:table-cell>
          <table:table-cell office:value-type="float" office:value="1.0066" calcext:value-type="float">
            <text:p>1.0066</text:p>
          </table:table-cell>
          <table:table-cell office:value-type="float" office:value="0.068631" calcext:value-type="float">
            <text:p>0.068631</text:p>
          </table:table-cell>
          <table:table-cell office:value-type="float" office:value="0.070823" calcext:value-type="float">
            <text:p>0.070823</text:p>
          </table:table-cell>
          <table:table-cell office:value-type="float" office:value="0.080049" calcext:value-type="float">
            <text:p>0.0800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7-Oct-2013 23:45:40</text:p>
          </table:table-cell>
          <table:table-cell office:value-type="string" calcext:value-type="string">
            <text:p>10-Oct-2013 04:00:00</text:p>
          </table:table-cell>
          <table:table-cell office:value-type="float" office:value="109.2081" calcext:value-type="float">
            <text:p>109.2081</text:p>
          </table:table-cell>
          <table:table-cell office:value-type="float" office:value="-62" calcext:value-type="float">
            <text:p>-62</text:p>
          </table:table-cell>
          <table:table-cell office:value-type="float" office:value="0" calcext:value-type="float">
            <text:p>0</text:p>
          </table:table-cell>
          <table:table-cell office:value-type="float" office:value="0.94829" calcext:value-type="float">
            <text:p>0.94829</text:p>
          </table:table-cell>
          <table:table-cell office:value-type="float" office:value="0.93451" calcext:value-type="float">
            <text:p>0.93451</text:p>
          </table:table-cell>
          <table:table-cell office:value-type="float" office:value="0.94157" calcext:value-type="float">
            <text:p>0.94157</text:p>
          </table:table-cell>
          <table:table-cell office:value-type="float" office:value="1.0279" calcext:value-type="float">
            <text:p>1.0279</text:p>
          </table:table-cell>
          <table:table-cell office:value-type="float" office:value="1.0092" calcext:value-type="float">
            <text:p>1.0092</text:p>
          </table:table-cell>
          <table:table-cell office:value-type="float" office:value="1.0139" calcext:value-type="float">
            <text:p>1.0139</text:p>
          </table:table-cell>
          <table:table-cell office:value-type="float" office:value="0.11114" calcext:value-type="float">
            <text:p>0.11114</text:p>
          </table:table-cell>
          <table:table-cell office:value-type="float" office:value="0.11138" calcext:value-type="float">
            <text:p>0.11138</text:p>
          </table:table-cell>
          <table:table-cell office:value-type="float" office:value="0.10709" calcext:value-type="float">
            <text:p>0.10709</text:p>
          </table:table-cell>
          <table:table-cell office:value-type="float" office:value="0.95491" calcext:value-type="float">
            <text:p>0.95491</text:p>
          </table:table-cell>
          <table:table-cell office:value-type="float" office:value="0.95803" calcext:value-type="float">
            <text:p>0.95803</text:p>
          </table:table-cell>
          <table:table-cell office:value-type="float" office:value="0.91261" calcext:value-type="float">
            <text:p>0.91261</text:p>
          </table:table-cell>
          <table:table-cell office:value-type="float" office:value="1.0246" calcext:value-type="float">
            <text:p>1.0246</text:p>
          </table:table-cell>
          <table:table-cell office:value-type="float" office:value="1.0168" calcext:value-type="float">
            <text:p>1.0168</text:p>
          </table:table-cell>
          <table:table-cell office:value-type="float" office:value="1.0186" calcext:value-type="float">
            <text:p>1.0186</text:p>
          </table:table-cell>
          <table:table-cell office:value-type="float" office:value="0.044367" calcext:value-type="float">
            <text:p>0.044367</text:p>
          </table:table-cell>
          <table:table-cell office:value-type="float" office:value="0.038857" calcext:value-type="float">
            <text:p>0.038857</text:p>
          </table:table-cell>
          <table:table-cell office:value-type="float" office:value="0.045745" calcext:value-type="float">
            <text:p>0.0457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-Jun-2001 06:53:40</text:p>
          </table:table-cell>
          <table:table-cell office:value-type="string" calcext:value-type="string">
            <text:p>19-Jun-2001 20:37:40</text:p>
          </table:table-cell>
          <table:table-cell office:value-type="float" office:value="167.9586" calcext:value-type="float">
            <text:p>167.9586</text:p>
          </table:table-cell>
          <table:table-cell office:value-type="float" office:value="-60.9792" calcext:value-type="float">
            <text:p>-60.9792</text:p>
          </table:table-cell>
          <table:table-cell office:value-type="float" office:value="1" calcext:value-type="float">
            <text:p>1</text:p>
          </table:table-cell>
          <table:table-cell office:value-type="float" office:value="0.95315" calcext:value-type="float">
            <text:p>0.95315</text:p>
          </table:table-cell>
          <table:table-cell office:value-type="float" office:value="0.95408" calcext:value-type="float">
            <text:p>0.95408</text:p>
          </table:table-cell>
          <table:table-cell office:value-type="float" office:value="0.95984" calcext:value-type="float">
            <text:p>0.95984</text:p>
          </table:table-cell>
          <table:table-cell office:value-type="float" office:value="0.96971" calcext:value-type="float">
            <text:p>0.96971</text:p>
          </table:table-cell>
          <table:table-cell office:value-type="float" office:value="0.91434" calcext:value-type="float">
            <text:p>0.91434</text:p>
          </table:table-cell>
          <table:table-cell office:value-type="float" office:value="0.92139" calcext:value-type="float">
            <text:p>0.92139</text:p>
          </table:table-cell>
          <table:table-cell office:value-type="float" office:value="0.32921" calcext:value-type="float">
            <text:p>0.32921</text:p>
          </table:table-cell>
          <table:table-cell office:value-type="float" office:value="0.36135" calcext:value-type="float">
            <text:p>0.36135</text:p>
          </table:table-cell>
          <table:table-cell office:value-type="float" office:value="0.34688" calcext:value-type="float">
            <text:p>0.34688</text:p>
          </table:table-cell>
          <table:table-cell office:value-type="float" office:value="0.78695" calcext:value-type="float">
            <text:p>0.78695</text:p>
          </table:table-cell>
          <table:table-cell office:value-type="float" office:value="0.66904" calcext:value-type="float">
            <text:p>0.66904</text:p>
          </table:table-cell>
          <table:table-cell office:value-type="float" office:value="0.70618" calcext:value-type="float">
            <text:p>0.70618</text:p>
          </table:table-cell>
          <table:table-cell office:value-type="float" office:value="1.0633" calcext:value-type="float">
            <text:p>1.0633</text:p>
          </table:table-cell>
          <table:table-cell office:value-type="float" office:value="1.0301" calcext:value-type="float">
            <text:p>1.0301</text:p>
          </table:table-cell>
          <table:table-cell office:value-type="float" office:value="1.0252" calcext:value-type="float">
            <text:p>1.0252</text:p>
          </table:table-cell>
          <table:table-cell office:value-type="float" office:value="0.10311" calcext:value-type="float">
            <text:p>0.10311</text:p>
          </table:table-cell>
          <table:table-cell office:value-type="float" office:value="0.10079" calcext:value-type="float">
            <text:p>0.10079</text:p>
          </table:table-cell>
          <table:table-cell office:value-type="float" office:value="0.095469" calcext:value-type="float">
            <text:p>0.0954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-Aug-2001 18:43:40</text:p>
          </table:table-cell>
          <table:table-cell office:value-type="string" calcext:value-type="string">
            <text:p>19-Aug-2001 10:30:15</text:p>
          </table:table-cell>
          <table:table-cell office:value-type="float" office:value="151.0448" calcext:value-type="float">
            <text:p>151.0448</text:p>
          </table:table-cell>
          <table:table-cell office:value-type="float" office:value="-104.9639" calcext:value-type="float">
            <text:p>-104.9639</text:p>
          </table:table-cell>
          <table:table-cell office:value-type="float" office:value="1" calcext:value-type="float">
            <text:p>1</text:p>
          </table:table-cell>
          <table:table-cell office:value-type="float" office:value="0.95875" calcext:value-type="float">
            <text:p>0.95875</text:p>
          </table:table-cell>
          <table:table-cell office:value-type="float" office:value="0.92962" calcext:value-type="float">
            <text:p>0.92962</text:p>
          </table:table-cell>
          <table:table-cell office:value-type="float" office:value="0.93364" calcext:value-type="float">
            <text:p>0.93364</text:p>
          </table:table-cell>
          <table:table-cell office:value-type="float" office:value="0.87904" calcext:value-type="float">
            <text:p>0.87904</text:p>
          </table:table-cell>
          <table:table-cell office:value-type="float" office:value="0.79249" calcext:value-type="float">
            <text:p>0.79249</text:p>
          </table:table-cell>
          <table:table-cell office:value-type="float" office:value="0.81713" calcext:value-type="float">
            <text:p>0.81713</text:p>
          </table:table-cell>
          <table:table-cell office:value-type="float" office:value="0.49277" calcext:value-type="float">
            <text:p>0.49277</text:p>
          </table:table-cell>
          <table:table-cell office:value-type="float" office:value="0.52469" calcext:value-type="float">
            <text:p>0.52469</text:p>
          </table:table-cell>
          <table:table-cell office:value-type="float" office:value="0.52149" calcext:value-type="float">
            <text:p>0.52149</text:p>
          </table:table-cell>
          <table:table-cell office:value-type="float" office:value="0.95955" calcext:value-type="float">
            <text:p>0.95955</text:p>
          </table:table-cell>
          <table:table-cell office:value-type="float" office:value="0.38656" calcext:value-type="float">
            <text:p>0.38656</text:p>
          </table:table-cell>
          <table:table-cell office:value-type="float" office:value="0.52971" calcext:value-type="float">
            <text:p>0.52971</text:p>
          </table:table-cell>
          <table:table-cell office:value-type="float" office:value="1.0016" calcext:value-type="float">
            <text:p>1.0016</text:p>
          </table:table-cell>
          <table:table-cell office:value-type="float" office:value="0.93696" calcext:value-type="float">
            <text:p>0.93696</text:p>
          </table:table-cell>
          <table:table-cell office:value-type="float" office:value="0.94659" calcext:value-type="float">
            <text:p>0.94659</text:p>
          </table:table-cell>
          <table:table-cell office:value-type="float" office:value="0.13065" calcext:value-type="float">
            <text:p>0.13065</text:p>
          </table:table-cell>
          <table:table-cell office:value-type="float" office:value="0.23217" calcext:value-type="float">
            <text:p>0.23217</text:p>
          </table:table-cell>
          <table:table-cell office:value-type="float" office:value="0.21474" calcext:value-type="float">
            <text:p>0.214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-Sep-2001 05:50:00</text:p>
          </table:table-cell>
          <table:table-cell office:value-type="string" calcext:value-type="string">
            <text:p>14-Sep-2001 07:34:35</text:p>
          </table:table-cell>
          <table:table-cell office:value-type="float" office:value="160.0937" calcext:value-type="float">
            <text:p>160.0937</text:p>
          </table:table-cell>
          <table:table-cell office:value-type="float" office:value="-57" calcext:value-type="float">
            <text:p>-57</text:p>
          </table:table-cell>
          <table:table-cell office:value-type="float" office:value="1" calcext:value-type="float">
            <text:p>1</text:p>
          </table:table-cell>
          <table:table-cell office:value-type="float" office:value="0.9675" calcext:value-type="float">
            <text:p>0.9675</text:p>
          </table:table-cell>
          <table:table-cell office:value-type="float" office:value="0.97124" calcext:value-type="float">
            <text:p>0.97124</text:p>
          </table:table-cell>
          <table:table-cell office:value-type="float" office:value="0.97136" calcext:value-type="float">
            <text:p>0.97136</text:p>
          </table:table-cell>
          <table:table-cell office:value-type="float" office:value="0.9371" calcext:value-type="float">
            <text:p>0.9371</text:p>
          </table:table-cell>
          <table:table-cell office:value-type="float" office:value="0.88041" calcext:value-type="float">
            <text:p>0.88041</text:p>
          </table:table-cell>
          <table:table-cell office:value-type="float" office:value="0.89528" calcext:value-type="float">
            <text:p>0.89528</text:p>
          </table:table-cell>
          <table:table-cell office:value-type="float" office:value="0.2531" calcext:value-type="float">
            <text:p>0.2531</text:p>
          </table:table-cell>
          <table:table-cell office:value-type="float" office:value="0.27648" calcext:value-type="float">
            <text:p>0.27648</text:p>
          </table:table-cell>
          <table:table-cell office:value-type="float" office:value="0.24391" calcext:value-type="float">
            <text:p>0.24391</text:p>
          </table:table-cell>
          <table:table-cell office:value-type="float" office:value="0.76141" calcext:value-type="float">
            <text:p>0.76141</text:p>
          </table:table-cell>
          <table:table-cell office:value-type="float" office:value="0.62676" calcext:value-type="float">
            <text:p>0.62676</text:p>
          </table:table-cell>
          <table:table-cell office:value-type="float" office:value="0.47596" calcext:value-type="float">
            <text:p>0.47596</text:p>
          </table:table-cell>
          <table:table-cell office:value-type="float" office:value="1.0078" calcext:value-type="float">
            <text:p>1.0078</text:p>
          </table:table-cell>
          <table:table-cell office:value-type="float" office:value="0.95992" calcext:value-type="float">
            <text:p>0.95992</text:p>
          </table:table-cell>
          <table:table-cell office:value-type="float" office:value="0.96014" calcext:value-type="float">
            <text:p>0.96014</text:p>
          </table:table-cell>
          <table:table-cell office:value-type="float" office:value="0.055045" calcext:value-type="float">
            <text:p>0.055045</text:p>
          </table:table-cell>
          <table:table-cell office:value-type="float" office:value="0.076162" calcext:value-type="float">
            <text:p>0.076162</text:p>
          </table:table-cell>
          <table:table-cell office:value-type="float" office:value="0.081714" calcext:value-type="float">
            <text:p>0.081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-Sep-2001 14:39:40</text:p>
          </table:table-cell>
          <table:table-cell office:value-type="string" calcext:value-type="string">
            <text:p>24-Sep-2001 21:29:35</text:p>
          </table:table-cell>
          <table:table-cell office:value-type="float" office:value="169.5892" calcext:value-type="float">
            <text:p>169.5892</text:p>
          </table:table-cell>
          <table:table-cell office:value-type="float" office:value="-72.9986" calcext:value-type="float">
            <text:p>-72.9986</text:p>
          </table:table-cell>
          <table:table-cell office:value-type="float" office:value="1" calcext:value-type="float">
            <text:p>1</text:p>
          </table:table-cell>
          <table:table-cell office:value-type="float" office:value="0.92693" calcext:value-type="float">
            <text:p>0.92693</text:p>
          </table:table-cell>
          <table:table-cell office:value-type="float" office:value="0.92816" calcext:value-type="float">
            <text:p>0.92816</text:p>
          </table:table-cell>
          <table:table-cell office:value-type="float" office:value="0.92876" calcext:value-type="float">
            <text:p>0.92876</text:p>
          </table:table-cell>
          <table:table-cell office:value-type="float" office:value="1.0286" calcext:value-type="float">
            <text:p>1.0286</text:p>
          </table:table-cell>
          <table:table-cell office:value-type="float" office:value="0.9908" calcext:value-type="float">
            <text:p>0.9908</text:p>
          </table:table-cell>
          <table:table-cell office:value-type="float" office:value="1.0237" calcext:value-type="float">
            <text:p>1.0237</text:p>
          </table:table-cell>
          <table:table-cell office:value-type="float" office:value="0.17676" calcext:value-type="float">
            <text:p>0.17676</text:p>
          </table:table-cell>
          <table:table-cell office:value-type="float" office:value="0.17929" calcext:value-type="float">
            <text:p>0.17929</text:p>
          </table:table-cell>
          <table:table-cell office:value-type="float" office:value="0.17706" calcext:value-type="float">
            <text:p>0.17706</text:p>
          </table:table-cell>
          <table:table-cell office:value-type="float" office:value="0.92532" calcext:value-type="float">
            <text:p>0.92532</text:p>
          </table:table-cell>
          <table:table-cell office:value-type="float" office:value="0.88323" calcext:value-type="float">
            <text:p>0.88323</text:p>
          </table:table-cell>
          <table:table-cell office:value-type="float" office:value="0.86369" calcext:value-type="float">
            <text:p>0.86369</text:p>
          </table:table-cell>
          <table:table-cell office:value-type="float" office:value="1.0447" calcext:value-type="float">
            <text:p>1.0447</text:p>
          </table:table-cell>
          <table:table-cell office:value-type="float" office:value="1.0151" calcext:value-type="float">
            <text:p>1.0151</text:p>
          </table:table-cell>
          <table:table-cell office:value-type="float" office:value="1.0424" calcext:value-type="float">
            <text:p>1.0424</text:p>
          </table:table-cell>
          <table:table-cell office:value-type="float" office:value="0.081354" calcext:value-type="float">
            <text:p>0.081354</text:p>
          </table:table-cell>
          <table:table-cell office:value-type="float" office:value="0.074028" calcext:value-type="float">
            <text:p>0.074028</text:p>
          </table:table-cell>
          <table:table-cell office:value-type="float" office:value="0.0898" calcext:value-type="float">
            <text:p>0.08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-Sep-2001 22:56:45</text:p>
          </table:table-cell>
          <table:table-cell office:value-type="string" calcext:value-type="string">
            <text:p>05-Oct-2001 22:15:10</text:p>
          </table:table-cell>
          <table:table-cell office:value-type="float" office:value="180.2232" calcext:value-type="float">
            <text:p>180.2232</text:p>
          </table:table-cell>
          <table:table-cell office:value-type="float" office:value="-165.9167" calcext:value-type="float">
            <text:p>-165.9167</text:p>
          </table:table-cell>
          <table:table-cell office:value-type="float" office:value="1" calcext:value-type="float">
            <text:p>1</text:p>
          </table:table-cell>
          <table:table-cell office:value-type="float" office:value="0.84533" calcext:value-type="float">
            <text:p>0.84533</text:p>
          </table:table-cell>
          <table:table-cell office:value-type="float" office:value="0.88665" calcext:value-type="float">
            <text:p>0.88665</text:p>
          </table:table-cell>
          <table:table-cell office:value-type="float" office:value="0.87946" calcext:value-type="float">
            <text:p>0.87946</text:p>
          </table:table-cell>
          <table:table-cell office:value-type="float" office:value="1.026" calcext:value-type="float">
            <text:p>1.026</text:p>
          </table:table-cell>
          <table:table-cell office:value-type="float" office:value="0.99787" calcext:value-type="float">
            <text:p>0.99787</text:p>
          </table:table-cell>
          <table:table-cell office:value-type="float" office:value="1.0151" calcext:value-type="float">
            <text:p>1.0151</text:p>
          </table:table-cell>
          <table:table-cell office:value-type="float" office:value="0.19606" calcext:value-type="float">
            <text:p>0.19606</text:p>
          </table:table-cell>
          <table:table-cell office:value-type="float" office:value="0.17803" calcext:value-type="float">
            <text:p>0.17803</text:p>
          </table:table-cell>
          <table:table-cell office:value-type="float" office:value="0.17773" calcext:value-type="float">
            <text:p>0.17773</text:p>
          </table:table-cell>
          <table:table-cell office:value-type="float" office:value="0.78438" calcext:value-type="float">
            <text:p>0.78438</text:p>
          </table:table-cell>
          <table:table-cell office:value-type="float" office:value="0.86598" calcext:value-type="float">
            <text:p>0.86598</text:p>
          </table:table-cell>
          <table:table-cell office:value-type="float" office:value="0.84089" calcext:value-type="float">
            <text:p>0.84089</text:p>
          </table:table-cell>
          <table:table-cell office:value-type="float" office:value="1.038" calcext:value-type="float">
            <text:p>1.038</text:p>
          </table:table-cell>
          <table:table-cell office:value-type="float" office:value="1.0099" calcext:value-type="float">
            <text:p>1.0099</text:p>
          </table:table-cell>
          <table:table-cell office:value-type="float" office:value="1.031" calcext:value-type="float">
            <text:p>1.031</text:p>
          </table:table-cell>
          <table:table-cell office:value-type="float" office:value="0.11466" calcext:value-type="float">
            <text:p>0.11466</text:p>
          </table:table-cell>
          <table:table-cell office:value-type="float" office:value="0.091883" calcext:value-type="float">
            <text:p>0.091883</text:p>
          </table:table-cell>
          <table:table-cell office:value-type="float" office:value="0.091724" calcext:value-type="float">
            <text:p>0.0917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-Oct-2001 13:40:50</text:p>
          </table:table-cell>
          <table:table-cell office:value-type="string" calcext:value-type="string">
            <text:p>10-Oct-2001 16:06:20</text:p>
          </table:table-cell>
          <table:table-cell office:value-type="float" office:value="186.3779" calcext:value-type="float">
            <text:p>186.3779</text:p>
          </table:table-cell>
          <table:table-cell office:value-type="float" office:value="-63.9639" calcext:value-type="float">
            <text:p>-63.9639</text:p>
          </table:table-cell>
          <table:table-cell office:value-type="float" office:value="1" calcext:value-type="float">
            <text:p>1</text:p>
          </table:table-cell>
          <table:table-cell office:value-type="float" office:value="0.82987" calcext:value-type="float">
            <text:p>0.82987</text:p>
          </table:table-cell>
          <table:table-cell office:value-type="float" office:value="0.81392" calcext:value-type="float">
            <text:p>0.81392</text:p>
          </table:table-cell>
          <table:table-cell office:value-type="float" office:value="0.82339" calcext:value-type="float">
            <text:p>0.82339</text:p>
          </table:table-cell>
          <table:table-cell office:value-type="float" office:value="1.0002" calcext:value-type="float">
            <text:p>1.0002</text:p>
          </table:table-cell>
          <table:table-cell office:value-type="float" office:value="0.97066" calcext:value-type="float">
            <text:p>0.97066</text:p>
          </table:table-cell>
          <table:table-cell office:value-type="float" office:value="0.96706" calcext:value-type="float">
            <text:p>0.96706</text:p>
          </table:table-cell>
          <table:table-cell office:value-type="float" office:value="0.13931" calcext:value-type="float">
            <text:p>0.13931</text:p>
          </table:table-cell>
          <table:table-cell office:value-type="float" office:value="0.15303" calcext:value-type="float">
            <text:p>0.15303</text:p>
          </table:table-cell>
          <table:table-cell office:value-type="float" office:value="0.14818" calcext:value-type="float">
            <text:p>0.14818</text:p>
          </table:table-cell>
          <table:table-cell office:value-type="float" office:value="0.87248" calcext:value-type="float">
            <text:p>0.87248</text:p>
          </table:table-cell>
          <table:table-cell office:value-type="float" office:value="0.50908" calcext:value-type="float">
            <text:p>0.50908</text:p>
          </table:table-cell>
          <table:table-cell office:value-type="float" office:value="0.42383" calcext:value-type="float">
            <text:p>0.42383</text:p>
          </table:table-cell>
          <table:table-cell office:value-type="float" office:value="0.99995" calcext:value-type="float">
            <text:p>0.99995</text:p>
          </table:table-cell>
          <table:table-cell office:value-type="float" office:value="0.96296" calcext:value-type="float">
            <text:p>0.96296</text:p>
          </table:table-cell>
          <table:table-cell office:value-type="float" office:value="0.96876" calcext:value-type="float">
            <text:p>0.96876</text:p>
          </table:table-cell>
          <table:table-cell office:value-type="float" office:value="0.037667" calcext:value-type="float">
            <text:p>0.037667</text:p>
          </table:table-cell>
          <table:table-cell office:value-type="float" office:value="0.073482" calcext:value-type="float">
            <text:p>0.073482</text:p>
          </table:table-cell>
          <table:table-cell office:value-type="float" office:value="0.074003" calcext:value-type="float">
            <text:p>0.0740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-Oct-2001 18:05:50</text:p>
          </table:table-cell>
          <table:table-cell office:value-type="string" calcext:value-type="string">
            <text:p>13-Oct-2001 21:25:25</text:p>
          </table:table-cell>
          <table:table-cell office:value-type="float" office:value="187.5839" calcext:value-type="float">
            <text:p>187.5839</text:p>
          </table:table-cell>
          <table:table-cell office:value-type="float" office:value="-70.9694" calcext:value-type="float">
            <text:p>-70.9694</text:p>
          </table:table-cell>
          <table:table-cell office:value-type="float" office:value="1" calcext:value-type="float">
            <text:p>1</text:p>
          </table:table-cell>
          <table:table-cell office:value-type="float" office:value="0.78808" calcext:value-type="float">
            <text:p>0.78808</text:p>
          </table:table-cell>
          <table:table-cell office:value-type="float" office:value="0.77857" calcext:value-type="float">
            <text:p>0.77857</text:p>
          </table:table-cell>
          <table:table-cell office:value-type="float" office:value="0.79174" calcext:value-type="float">
            <text:p>0.79174</text:p>
          </table:table-cell>
          <table:table-cell office:value-type="float" office:value="1.0762" calcext:value-type="float">
            <text:p>1.0762</text:p>
          </table:table-cell>
          <table:table-cell office:value-type="float" office:value="1.0083" calcext:value-type="float">
            <text:p>1.0083</text:p>
          </table:table-cell>
          <table:table-cell office:value-type="float" office:value="1.0251" calcext:value-type="float">
            <text:p>1.0251</text:p>
          </table:table-cell>
          <table:table-cell office:value-type="float" office:value="0.19841" calcext:value-type="float">
            <text:p>0.19841</text:p>
          </table:table-cell>
          <table:table-cell office:value-type="float" office:value="0.18932" calcext:value-type="float">
            <text:p>0.18932</text:p>
          </table:table-cell>
          <table:table-cell office:value-type="float" office:value="0.19178" calcext:value-type="float">
            <text:p>0.19178</text:p>
          </table:table-cell>
          <table:table-cell office:value-type="float" office:value="0.73902" calcext:value-type="float">
            <text:p>0.73902</text:p>
          </table:table-cell>
          <table:table-cell office:value-type="float" office:value="0.60808" calcext:value-type="float">
            <text:p>0.60808</text:p>
          </table:table-cell>
          <table:table-cell office:value-type="float" office:value="0.67824" calcext:value-type="float">
            <text:p>0.67824</text:p>
          </table:table-cell>
          <table:table-cell office:value-type="float" office:value="1.0777" calcext:value-type="float">
            <text:p>1.0777</text:p>
          </table:table-cell>
          <table:table-cell office:value-type="float" office:value="1.0048" calcext:value-type="float">
            <text:p>1.0048</text:p>
          </table:table-cell>
          <table:table-cell office:value-type="float" office:value="1.0307" calcext:value-type="float">
            <text:p>1.0307</text:p>
          </table:table-cell>
          <table:table-cell office:value-type="float" office:value="0.13522" calcext:value-type="float">
            <text:p>0.13522</text:p>
          </table:table-cell>
          <table:table-cell office:value-type="float" office:value="0.11966" calcext:value-type="float">
            <text:p>0.11966</text:p>
          </table:table-cell>
          <table:table-cell office:value-type="float" office:value="0.12096" calcext:value-type="float">
            <text:p>0.120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-Oct-2001 17:53:30</text:p>
          </table:table-cell>
          <table:table-cell office:value-type="string" calcext:value-type="string">
            <text:p>25-Oct-2001 11:29:45</text:p>
          </table:table-cell>
          <table:table-cell office:value-type="float" office:value="198.4059" calcext:value-type="float">
            <text:p>198.4059</text:p>
          </table:table-cell>
          <table:table-cell office:value-type="float" office:value="-186.9764" calcext:value-type="float">
            <text:p>-186.9764</text:p>
          </table:table-cell>
          <table:table-cell office:value-type="float" office:value="1" calcext:value-type="float">
            <text:p>1</text:p>
          </table:table-cell>
          <table:table-cell office:value-type="float" office:value="0.76358" calcext:value-type="float">
            <text:p>0.76358</text:p>
          </table:table-cell>
          <table:table-cell office:value-type="float" office:value="0.84741" calcext:value-type="float">
            <text:p>0.84741</text:p>
          </table:table-cell>
          <table:table-cell office:value-type="float" office:value="0.86203" calcext:value-type="float">
            <text:p>0.86203</text:p>
          </table:table-cell>
          <table:table-cell office:value-type="float" office:value="1.1925" calcext:value-type="float">
            <text:p>1.1925</text:p>
          </table:table-cell>
          <table:table-cell office:value-type="float" office:value="1.0568" calcext:value-type="float">
            <text:p>1.0568</text:p>
          </table:table-cell>
          <table:table-cell office:value-type="float" office:value="1.0772" calcext:value-type="float">
            <text:p>1.0772</text:p>
          </table:table-cell>
          <table:table-cell office:value-type="float" office:value="0.31666" calcext:value-type="float">
            <text:p>0.31666</text:p>
          </table:table-cell>
          <table:table-cell office:value-type="float" office:value="0.18842" calcext:value-type="float">
            <text:p>0.18842</text:p>
          </table:table-cell>
          <table:table-cell office:value-type="float" office:value="0.19909" calcext:value-type="float">
            <text:p>0.19909</text:p>
          </table:table-cell>
          <table:table-cell office:value-type="float" office:value="0.72282" calcext:value-type="float">
            <text:p>0.72282</text:p>
          </table:table-cell>
          <table:table-cell office:value-type="float" office:value="0.86857" calcext:value-type="float">
            <text:p>0.86857</text:p>
          </table:table-cell>
          <table:table-cell office:value-type="float" office:value="0.87606" calcext:value-type="float">
            <text:p>0.87606</text:p>
          </table:table-cell>
          <table:table-cell office:value-type="float" office:value="1.1859" calcext:value-type="float">
            <text:p>1.1859</text:p>
          </table:table-cell>
          <table:table-cell office:value-type="float" office:value="1.0434" calcext:value-type="float">
            <text:p>1.0434</text:p>
          </table:table-cell>
          <table:table-cell office:value-type="float" office:value="1.0769" calcext:value-type="float">
            <text:p>1.0769</text:p>
          </table:table-cell>
          <table:table-cell office:value-type="float" office:value="0.25017" calcext:value-type="float">
            <text:p>0.25017</text:p>
          </table:table-cell>
          <table:table-cell office:value-type="float" office:value="0.11045" calcext:value-type="float">
            <text:p>0.11045</text:p>
          </table:table-cell>
          <table:table-cell office:value-type="float" office:value="0.13182" calcext:value-type="float">
            <text:p>0.13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-Oct-2001 03:53:10</text:p>
          </table:table-cell>
          <table:table-cell office:value-type="string" calcext:value-type="string">
            <text:p>03-Nov-2001 03:00:10</text:p>
          </table:table-cell>
          <table:table-cell office:value-type="float" office:value="206.9944" calcext:value-type="float">
            <text:p>206.9944</text:p>
          </table:table-cell>
          <table:table-cell office:value-type="float" office:value="-156.9847" calcext:value-type="float">
            <text:p>-156.9847</text:p>
          </table:table-cell>
          <table:table-cell office:value-type="float" office:value="1" calcext:value-type="float">
            <text:p>1</text:p>
          </table:table-cell>
          <table:table-cell office:value-type="float" office:value="0.85611" calcext:value-type="float">
            <text:p>0.85611</text:p>
          </table:table-cell>
          <table:table-cell office:value-type="float" office:value="0.81483" calcext:value-type="float">
            <text:p>0.81483</text:p>
          </table:table-cell>
          <table:table-cell office:value-type="float" office:value="0.85621" calcext:value-type="float">
            <text:p>0.85621</text:p>
          </table:table-cell>
          <table:table-cell office:value-type="float" office:value="0.96015" calcext:value-type="float">
            <text:p>0.96015</text:p>
          </table:table-cell>
          <table:table-cell office:value-type="float" office:value="0.91333" calcext:value-type="float">
            <text:p>0.91333</text:p>
          </table:table-cell>
          <table:table-cell office:value-type="float" office:value="0.95393" calcext:value-type="float">
            <text:p>0.95393</text:p>
          </table:table-cell>
          <table:table-cell office:value-type="float" office:value="0.16701" calcext:value-type="float">
            <text:p>0.16701</text:p>
          </table:table-cell>
          <table:table-cell office:value-type="float" office:value="0.19765" calcext:value-type="float">
            <text:p>0.19765</text:p>
          </table:table-cell>
          <table:table-cell office:value-type="float" office:value="0.17651" calcext:value-type="float">
            <text:p>0.17651</text:p>
          </table:table-cell>
          <table:table-cell office:value-type="float" office:value="0.85446" calcext:value-type="float">
            <text:p>0.85446</text:p>
          </table:table-cell>
          <table:table-cell office:value-type="float" office:value="0.83758" calcext:value-type="float">
            <text:p>0.83758</text:p>
          </table:table-cell>
          <table:table-cell office:value-type="float" office:value="0.80634" calcext:value-type="float">
            <text:p>0.80634</text:p>
          </table:table-cell>
          <table:table-cell office:value-type="float" office:value="0.95737" calcext:value-type="float">
            <text:p>0.95737</text:p>
          </table:table-cell>
          <table:table-cell office:value-type="float" office:value="0.9031" calcext:value-type="float">
            <text:p>0.9031</text:p>
          </table:table-cell>
          <table:table-cell office:value-type="float" office:value="0.9524" calcext:value-type="float">
            <text:p>0.9524</text:p>
          </table:table-cell>
          <table:table-cell office:value-type="float" office:value="0.10237" calcext:value-type="float">
            <text:p>0.10237</text:p>
          </table:table-cell>
          <table:table-cell office:value-type="float" office:value="0.14855" calcext:value-type="float">
            <text:p>0.14855</text:p>
          </table:table-cell>
          <table:table-cell office:value-type="float" office:value="0.12156" calcext:value-type="float">
            <text:p>0.121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-Nov-2001 21:00:20</text:p>
          </table:table-cell>
          <table:table-cell office:value-type="string" calcext:value-type="string">
            <text:p>09-Nov-2001 13:29:30</text:p>
          </table:table-cell>
          <table:table-cell office:value-type="float" office:value="214.1404" calcext:value-type="float">
            <text:p>214.1404</text:p>
          </table:table-cell>
          <table:table-cell office:value-type="float" office:value="-291.9944" calcext:value-type="float">
            <text:p>-291.9944</text:p>
          </table:table-cell>
          <table:table-cell office:value-type="float" office:value="1" calcext:value-type="float">
            <text:p>1</text:p>
          </table:table-cell>
          <table:table-cell office:value-type="float" office:value="0.8004" calcext:value-type="float">
            <text:p>0.8004</text:p>
          </table:table-cell>
          <table:table-cell office:value-type="float" office:value="0.81765" calcext:value-type="float">
            <text:p>0.81765</text:p>
          </table:table-cell>
          <table:table-cell office:value-type="float" office:value="0.82422" calcext:value-type="float">
            <text:p>0.82422</text:p>
          </table:table-cell>
          <table:table-cell office:value-type="float" office:value="1.0266" calcext:value-type="float">
            <text:p>1.0266</text:p>
          </table:table-cell>
          <table:table-cell office:value-type="float" office:value="0.89478" calcext:value-type="float">
            <text:p>0.89478</text:p>
          </table:table-cell>
          <table:table-cell office:value-type="float" office:value="0.89516" calcext:value-type="float">
            <text:p>0.89516</text:p>
          </table:table-cell>
          <table:table-cell office:value-type="float" office:value="0.23638" calcext:value-type="float">
            <text:p>0.23638</text:p>
          </table:table-cell>
          <table:table-cell office:value-type="float" office:value="0.22964" calcext:value-type="float">
            <text:p>0.22964</text:p>
          </table:table-cell>
          <table:table-cell office:value-type="float" office:value="0.24239" calcext:value-type="float">
            <text:p>0.24239</text:p>
          </table:table-cell>
          <table:table-cell office:value-type="float" office:value="0.91376" calcext:value-type="float">
            <text:p>0.91376</text:p>
          </table:table-cell>
          <table:table-cell office:value-type="float" office:value="0.82183" calcext:value-type="float">
            <text:p>0.82183</text:p>
          </table:table-cell>
          <table:table-cell office:value-type="float" office:value="0.79016" calcext:value-type="float">
            <text:p>0.79016</text:p>
          </table:table-cell>
          <table:table-cell office:value-type="float" office:value="1.0142" calcext:value-type="float">
            <text:p>1.0142</text:p>
          </table:table-cell>
          <table:table-cell office:value-type="float" office:value="0.89627" calcext:value-type="float">
            <text:p>0.89627</text:p>
          </table:table-cell>
          <table:table-cell office:value-type="float" office:value="0.89904" calcext:value-type="float">
            <text:p>0.89904</text:p>
          </table:table-cell>
          <table:table-cell office:value-type="float" office:value="0.10178" calcext:value-type="float">
            <text:p>0.10178</text:p>
          </table:table-cell>
          <table:table-cell office:value-type="float" office:value="0.17393" calcext:value-type="float">
            <text:p>0.17393</text:p>
          </table:table-cell>
          <table:table-cell office:value-type="float" office:value="0.18061" calcext:value-type="float">
            <text:p>0.180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3-Nov-2001 06:37:05</text:p>
          </table:table-cell>
          <table:table-cell office:value-type="string" calcext:value-type="string">
            <text:p>28-Nov-2001 02:36:05</text:p>
          </table:table-cell>
          <table:table-cell office:value-type="float" office:value="220.1063" calcext:value-type="float">
            <text:p>220.1063</text:p>
          </table:table-cell>
          <table:table-cell office:value-type="float" office:value="-220.9931" calcext:value-type="float">
            <text:p>-220.9931</text:p>
          </table:table-cell>
          <table:table-cell office:value-type="float" office:value="1" calcext:value-type="float">
            <text:p>1</text:p>
          </table:table-cell>
          <table:table-cell office:value-type="float" office:value="0.57677" calcext:value-type="float">
            <text:p>0.57677</text:p>
          </table:table-cell>
          <table:table-cell office:value-type="float" office:value="0.83989" calcext:value-type="float">
            <text:p>0.83989</text:p>
          </table:table-cell>
          <table:table-cell office:value-type="float" office:value="0.81668" calcext:value-type="float">
            <text:p>0.81668</text:p>
          </table:table-cell>
          <table:table-cell office:value-type="float" office:value="1.0503" calcext:value-type="float">
            <text:p>1.0503</text:p>
          </table:table-cell>
          <table:table-cell office:value-type="float" office:value="0.88233" calcext:value-type="float">
            <text:p>0.88233</text:p>
          </table:table-cell>
          <table:table-cell office:value-type="float" office:value="0.96168" calcext:value-type="float">
            <text:p>0.96168</text:p>
          </table:table-cell>
          <table:table-cell office:value-type="float" office:value="0.33228" calcext:value-type="float">
            <text:p>0.33228</text:p>
          </table:table-cell>
          <table:table-cell office:value-type="float" office:value="0.22424" calcext:value-type="float">
            <text:p>0.22424</text:p>
          </table:table-cell>
          <table:table-cell office:value-type="float" office:value="0.21767" calcext:value-type="float">
            <text:p>0.21767</text:p>
          </table:table-cell>
          <table:table-cell office:value-type="float" office:value="0.70464" calcext:value-type="float">
            <text:p>0.70464</text:p>
          </table:table-cell>
          <table:table-cell office:value-type="float" office:value="0.93833" calcext:value-type="float">
            <text:p>0.93833</text:p>
          </table:table-cell>
          <table:table-cell office:value-type="float" office:value="0.94334" calcext:value-type="float">
            <text:p>0.94334</text:p>
          </table:table-cell>
          <table:table-cell office:value-type="float" office:value="1.0387" calcext:value-type="float">
            <text:p>1.0387</text:p>
          </table:table-cell>
          <table:table-cell office:value-type="float" office:value="0.88263" calcext:value-type="float">
            <text:p>0.88263</text:p>
          </table:table-cell>
          <table:table-cell office:value-type="float" office:value="0.96068" calcext:value-type="float">
            <text:p>0.96068</text:p>
          </table:table-cell>
          <table:table-cell office:value-type="float" office:value="0.22796" calcext:value-type="float">
            <text:p>0.22796</text:p>
          </table:table-cell>
          <table:table-cell office:value-type="float" office:value="0.17443" calcext:value-type="float">
            <text:p>0.17443</text:p>
          </table:table-cell>
          <table:table-cell office:value-type="float" office:value="0.11382" calcext:value-type="float">
            <text:p>0.113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-Dec-2001 20:44:10</text:p>
          </table:table-cell>
          <table:table-cell office:value-type="string" calcext:value-type="string">
            <text:p>25-Dec-2001 14:03:50</text:p>
          </table:table-cell>
          <table:table-cell office:value-type="float" office:value="215.0589" calcext:value-type="float">
            <text:p>215.0589</text:p>
          </table:table-cell>
          <table:table-cell office:value-type="float" office:value="-66.9972" calcext:value-type="float">
            <text:p>-66.9972</text:p>
          </table:table-cell>
          <table:table-cell office:value-type="float" office:value="1" calcext:value-type="float">
            <text:p>1</text:p>
          </table:table-cell>
          <table:table-cell office:value-type="float" office:value="0.93691" calcext:value-type="float">
            <text:p>0.93691</text:p>
          </table:table-cell>
          <table:table-cell office:value-type="float" office:value="0.97521" calcext:value-type="float">
            <text:p>0.97521</text:p>
          </table:table-cell>
          <table:table-cell office:value-type="float" office:value="0.96809" calcext:value-type="float">
            <text:p>0.96809</text:p>
          </table:table-cell>
          <table:table-cell office:value-type="float" office:value="1.0061" calcext:value-type="float">
            <text:p>1.0061</text:p>
          </table:table-cell>
          <table:table-cell office:value-type="float" office:value="0.9616" calcext:value-type="float">
            <text:p>0.9616</text:p>
          </table:table-cell>
          <table:table-cell office:value-type="float" office:value="0.93557" calcext:value-type="float">
            <text:p>0.93557</text:p>
          </table:table-cell>
          <table:table-cell office:value-type="float" office:value="0.2208" calcext:value-type="float">
            <text:p>0.2208</text:p>
          </table:table-cell>
          <table:table-cell office:value-type="float" office:value="0.12607" calcext:value-type="float">
            <text:p>0.12607</text:p>
          </table:table-cell>
          <table:table-cell office:value-type="float" office:value="0.15148" calcext:value-type="float">
            <text:p>0.15148</text:p>
          </table:table-cell>
          <table:table-cell office:value-type="float" office:value="0.9022" calcext:value-type="float">
            <text:p>0.9022</text:p>
          </table:table-cell>
          <table:table-cell office:value-type="float" office:value="0.80743" calcext:value-type="float">
            <text:p>0.80743</text:p>
          </table:table-cell>
          <table:table-cell office:value-type="float" office:value="0.73453" calcext:value-type="float">
            <text:p>0.73453</text:p>
          </table:table-cell>
          <table:table-cell office:value-type="float" office:value="1.0022" calcext:value-type="float">
            <text:p>1.0022</text:p>
          </table:table-cell>
          <table:table-cell office:value-type="float" office:value="0.96777" calcext:value-type="float">
            <text:p>0.96777</text:p>
          </table:table-cell>
          <table:table-cell office:value-type="float" office:value="0.94439" calcext:value-type="float">
            <text:p>0.94439</text:p>
          </table:table-cell>
          <table:table-cell office:value-type="float" office:value="0.044191" calcext:value-type="float">
            <text:p>0.044191</text:p>
          </table:table-cell>
          <table:table-cell office:value-type="float" office:value="0.062722" calcext:value-type="float">
            <text:p>0.062722</text:p>
          </table:table-cell>
          <table:table-cell office:value-type="float" office:value="0.087886" calcext:value-type="float">
            <text:p>0.0878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-Dec-2001 04:34:00</text:p>
          </table:table-cell>
          <table:table-cell office:value-type="string" calcext:value-type="string">
            <text:p>31-Dec-2001 06:18:20</text:p>
          </table:table-cell>
          <table:table-cell office:value-type="float" office:value="222.0499" calcext:value-type="float">
            <text:p>222.0499</text:p>
          </table:table-cell>
          <table:table-cell office:value-type="float" office:value="-57.9583" calcext:value-type="float">
            <text:p>-57.9583</text:p>
          </table:table-cell>
          <table:table-cell office:value-type="float" office:value="1" calcext:value-type="float">
            <text:p>1</text:p>
          </table:table-cell>
          <table:table-cell office:value-type="float" office:value="0.94391" calcext:value-type="float">
            <text:p>0.94391</text:p>
          </table:table-cell>
          <table:table-cell office:value-type="float" office:value="0.97904" calcext:value-type="float">
            <text:p>0.97904</text:p>
          </table:table-cell>
          <table:table-cell office:value-type="float" office:value="0.97557" calcext:value-type="float">
            <text:p>0.97557</text:p>
          </table:table-cell>
          <table:table-cell office:value-type="float" office:value="1.0502" calcext:value-type="float">
            <text:p>1.0502</text:p>
          </table:table-cell>
          <table:table-cell office:value-type="float" office:value="1.0266" calcext:value-type="float">
            <text:p>1.0266</text:p>
          </table:table-cell>
          <table:table-cell office:value-type="float" office:value="1.0325" calcext:value-type="float">
            <text:p>1.0325</text:p>
          </table:table-cell>
          <table:table-cell office:value-type="float" office:value="0.30558" calcext:value-type="float">
            <text:p>0.30558</text:p>
          </table:table-cell>
          <table:table-cell office:value-type="float" office:value="0.13277" calcext:value-type="float">
            <text:p>0.13277</text:p>
          </table:table-cell>
          <table:table-cell office:value-type="float" office:value="0.15473" calcext:value-type="float">
            <text:p>0.15473</text:p>
          </table:table-cell>
          <table:table-cell office:value-type="float" office:value="0.83775" calcext:value-type="float">
            <text:p>0.83775</text:p>
          </table:table-cell>
          <table:table-cell office:value-type="float" office:value="0.87062" calcext:value-type="float">
            <text:p>0.87062</text:p>
          </table:table-cell>
          <table:table-cell office:value-type="float" office:value="0.35133" calcext:value-type="float">
            <text:p>0.35133</text:p>
          </table:table-cell>
          <table:table-cell office:value-type="float" office:value="1.0109" calcext:value-type="float">
            <text:p>1.0109</text:p>
          </table:table-cell>
          <table:table-cell office:value-type="float" office:value="1.0246" calcext:value-type="float">
            <text:p>1.0246</text:p>
          </table:table-cell>
          <table:table-cell office:value-type="float" office:value="1.0384" calcext:value-type="float">
            <text:p>1.0384</text:p>
          </table:table-cell>
          <table:table-cell office:value-type="float" office:value="0.036361" calcext:value-type="float">
            <text:p>0.036361</text:p>
          </table:table-cell>
          <table:table-cell office:value-type="float" office:value="0.04836" calcext:value-type="float">
            <text:p>0.04836</text:p>
          </table:table-cell>
          <table:table-cell office:value-type="float" office:value="0.071921" calcext:value-type="float">
            <text:p>0.0719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-Jan-2002 20:45:30</text:p>
          </table:table-cell>
          <table:table-cell office:value-type="string" calcext:value-type="string">
            <text:p>12-Jan-2002 08:37:55</text:p>
          </table:table-cell>
          <table:table-cell office:value-type="float" office:value="224.2109" calcext:value-type="float">
            <text:p>224.2109</text:p>
          </table:table-cell>
          <table:table-cell office:value-type="float" office:value="-71.9917" calcext:value-type="float">
            <text:p>-71.9917</text:p>
          </table:table-cell>
          <table:table-cell office:value-type="float" office:value="1" calcext:value-type="float">
            <text:p>1</text:p>
          </table:table-cell>
          <table:table-cell office:value-type="float" office:value="0.95173" calcext:value-type="float">
            <text:p>0.95173</text:p>
          </table:table-cell>
          <table:table-cell office:value-type="float" office:value="0.97298" calcext:value-type="float">
            <text:p>0.97298</text:p>
          </table:table-cell>
          <table:table-cell office:value-type="float" office:value="0.97402" calcext:value-type="float">
            <text:p>0.97402</text:p>
          </table:table-cell>
          <table:table-cell office:value-type="float" office:value="0.99609" calcext:value-type="float">
            <text:p>0.99609</text:p>
          </table:table-cell>
          <table:table-cell office:value-type="float" office:value="0.98058" calcext:value-type="float">
            <text:p>0.98058</text:p>
          </table:table-cell>
          <table:table-cell office:value-type="float" office:value="0.99753" calcext:value-type="float">
            <text:p>0.99753</text:p>
          </table:table-cell>
          <table:table-cell office:value-type="float" office:value="0.2574" calcext:value-type="float">
            <text:p>0.2574</text:p>
          </table:table-cell>
          <table:table-cell office:value-type="float" office:value="0.17645" calcext:value-type="float">
            <text:p>0.17645</text:p>
          </table:table-cell>
          <table:table-cell office:value-type="float" office:value="0.18228" calcext:value-type="float">
            <text:p>0.18228</text:p>
          </table:table-cell>
          <table:table-cell office:value-type="float" office:value="0.86412" calcext:value-type="float">
            <text:p>0.86412</text:p>
          </table:table-cell>
          <table:table-cell office:value-type="float" office:value="0.79068" calcext:value-type="float">
            <text:p>0.79068</text:p>
          </table:table-cell>
          <table:table-cell office:value-type="float" office:value="0.75563" calcext:value-type="float">
            <text:p>0.75563</text:p>
          </table:table-cell>
          <table:table-cell office:value-type="float" office:value="1.0316" calcext:value-type="float">
            <text:p>1.0316</text:p>
          </table:table-cell>
          <table:table-cell office:value-type="float" office:value="0.99999" calcext:value-type="float">
            <text:p>0.99999</text:p>
          </table:table-cell>
          <table:table-cell office:value-type="float" office:value="1.024" calcext:value-type="float">
            <text:p>1.024</text:p>
          </table:table-cell>
          <table:table-cell office:value-type="float" office:value="0.072156" calcext:value-type="float">
            <text:p>0.072156</text:p>
          </table:table-cell>
          <table:table-cell office:value-type="float" office:value="0.077695" calcext:value-type="float">
            <text:p>0.077695</text:p>
          </table:table-cell>
          <table:table-cell office:value-type="float" office:value="0.089793" calcext:value-type="float">
            <text:p>0.0897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1-Feb-2002 04:44:35</text:p>
          </table:table-cell>
          <table:table-cell office:value-type="string" calcext:value-type="string">
            <text:p>03-Feb-2002 17:00:10</text:p>
          </table:table-cell>
          <table:table-cell office:value-type="float" office:value="223.9681" calcext:value-type="float">
            <text:p>223.9681</text:p>
          </table:table-cell>
          <table:table-cell office:value-type="float" office:value="-85.9889" calcext:value-type="float">
            <text:p>-85.9889</text:p>
          </table:table-cell>
          <table:table-cell office:value-type="float" office:value="1" calcext:value-type="float">
            <text:p>1</text:p>
          </table:table-cell>
          <table:table-cell office:value-type="float" office:value="0.78485" calcext:value-type="float">
            <text:p>0.78485</text:p>
          </table:table-cell>
          <table:table-cell office:value-type="float" office:value="0.90477" calcext:value-type="float">
            <text:p>0.90477</text:p>
          </table:table-cell>
          <table:table-cell office:value-type="float" office:value="0.9177" calcext:value-type="float">
            <text:p>0.9177</text:p>
          </table:table-cell>
          <table:table-cell office:value-type="float" office:value="0.98849" calcext:value-type="float">
            <text:p>0.98849</text:p>
          </table:table-cell>
          <table:table-cell office:value-type="float" office:value="0.96162" calcext:value-type="float">
            <text:p>0.96162</text:p>
          </table:table-cell>
          <table:table-cell office:value-type="float" office:value="0.95659" calcext:value-type="float">
            <text:p>0.95659</text:p>
          </table:table-cell>
          <table:table-cell office:value-type="float" office:value="0.19235" calcext:value-type="float">
            <text:p>0.19235</text:p>
          </table:table-cell>
          <table:table-cell office:value-type="float" office:value="0.14666" calcext:value-type="float">
            <text:p>0.14666</text:p>
          </table:table-cell>
          <table:table-cell office:value-type="float" office:value="0.1359" calcext:value-type="float">
            <text:p>0.1359</text:p>
          </table:table-cell>
          <table:table-cell office:value-type="float" office:value="0.88067" calcext:value-type="float">
            <text:p>0.88067</text:p>
          </table:table-cell>
          <table:table-cell office:value-type="float" office:value="0.82824" calcext:value-type="float">
            <text:p>0.82824</text:p>
          </table:table-cell>
          <table:table-cell office:value-type="float" office:value="0.78212" calcext:value-type="float">
            <text:p>0.78212</text:p>
          </table:table-cell>
          <table:table-cell office:value-type="float" office:value="0.98706" calcext:value-type="float">
            <text:p>0.98706</text:p>
          </table:table-cell>
          <table:table-cell office:value-type="float" office:value="0.95001" calcext:value-type="float">
            <text:p>0.95001</text:p>
          </table:table-cell>
          <table:table-cell office:value-type="float" office:value="0.95856" calcext:value-type="float">
            <text:p>0.95856</text:p>
          </table:table-cell>
          <table:table-cell office:value-type="float" office:value="0.055183" calcext:value-type="float">
            <text:p>0.055183</text:p>
          </table:table-cell>
          <table:table-cell office:value-type="float" office:value="0.087425" calcext:value-type="float">
            <text:p>0.087425</text:p>
          </table:table-cell>
          <table:table-cell office:value-type="float" office:value="0.084398" calcext:value-type="float">
            <text:p>0.0843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-Feb-2002 18:44:45</text:p>
          </table:table-cell>
          <table:table-cell office:value-type="string" calcext:value-type="string">
            <text:p>07-Feb-2002 17:59:30</text:p>
          </table:table-cell>
          <table:table-cell office:value-type="float" office:value="224.3926" calcext:value-type="float">
            <text:p>224.3926</text:p>
          </table:table-cell>
          <table:table-cell office:value-type="float" office:value="-81.9611" calcext:value-type="float">
            <text:p>-81.9611</text:p>
          </table:table-cell>
          <table:table-cell office:value-type="float" office:value="1" calcext:value-type="float">
            <text:p>1</text:p>
          </table:table-cell>
          <table:table-cell office:value-type="float" office:value="0.69516" calcext:value-type="float">
            <text:p>0.69516</text:p>
          </table:table-cell>
          <table:table-cell office:value-type="float" office:value="0.91649" calcext:value-type="float">
            <text:p>0.91649</text:p>
          </table:table-cell>
          <table:table-cell office:value-type="float" office:value="0.90512" calcext:value-type="float">
            <text:p>0.90512</text:p>
          </table:table-cell>
          <table:table-cell office:value-type="float" office:value="1.0737" calcext:value-type="float">
            <text:p>1.0737</text:p>
          </table:table-cell>
          <table:table-cell office:value-type="float" office:value="1.0155" calcext:value-type="float">
            <text:p>1.0155</text:p>
          </table:table-cell>
          <table:table-cell office:value-type="float" office:value="1.0855" calcext:value-type="float">
            <text:p>1.0855</text:p>
          </table:table-cell>
          <table:table-cell office:value-type="float" office:value="0.21917" calcext:value-type="float">
            <text:p>0.21917</text:p>
          </table:table-cell>
          <table:table-cell office:value-type="float" office:value="0.1196" calcext:value-type="float">
            <text:p>0.1196</text:p>
          </table:table-cell>
          <table:table-cell office:value-type="float" office:value="0.15401" calcext:value-type="float">
            <text:p>0.15401</text:p>
          </table:table-cell>
          <table:table-cell office:value-type="float" office:value="0.8086" calcext:value-type="float">
            <text:p>0.8086</text:p>
          </table:table-cell>
          <table:table-cell office:value-type="float" office:value="0.8822" calcext:value-type="float">
            <text:p>0.8822</text:p>
          </table:table-cell>
          <table:table-cell office:value-type="float" office:value="0.71309" calcext:value-type="float">
            <text:p>0.71309</text:p>
          </table:table-cell>
          <table:table-cell office:value-type="float" office:value="1.0587" calcext:value-type="float">
            <text:p>1.0587</text:p>
          </table:table-cell>
          <table:table-cell office:value-type="float" office:value="1.0091" calcext:value-type="float">
            <text:p>1.0091</text:p>
          </table:table-cell>
          <table:table-cell office:value-type="float" office:value="1.0853" calcext:value-type="float">
            <text:p>1.0853</text:p>
          </table:table-cell>
          <table:table-cell office:value-type="float" office:value="0.089933" calcext:value-type="float">
            <text:p>0.089933</text:p>
          </table:table-cell>
          <table:table-cell office:value-type="float" office:value="0.055541" calcext:value-type="float">
            <text:p>0.055541</text:p>
          </table:table-cell>
          <table:table-cell office:value-type="float" office:value="0.11305" calcext:value-type="float">
            <text:p>0.113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-Feb-2002 22:46:00</text:p>
          </table:table-cell>
          <table:table-cell office:value-type="string" calcext:value-type="string">
            <text:p>02-Mar-2002 11:09:40</text:p>
          </table:table-cell>
          <table:table-cell office:value-type="float" office:value="222.0973" calcext:value-type="float">
            <text:p>222.0973</text:p>
          </table:table-cell>
          <table:table-cell office:value-type="float" office:value="-70.9833" calcext:value-type="float">
            <text:p>-70.9833</text:p>
          </table:table-cell>
          <table:table-cell office:value-type="float" office:value="1" calcext:value-type="float">
            <text:p>1</text:p>
          </table:table-cell>
          <table:table-cell office:value-type="float" office:value="0.83444" calcext:value-type="float">
            <text:p>0.83444</text:p>
          </table:table-cell>
          <table:table-cell office:value-type="float" office:value="0.93573" calcext:value-type="float">
            <text:p>0.93573</text:p>
          </table:table-cell>
          <table:table-cell office:value-type="float" office:value="0.93946" calcext:value-type="float">
            <text:p>0.93946</text:p>
          </table:table-cell>
          <table:table-cell office:value-type="float" office:value="1.0212" calcext:value-type="float">
            <text:p>1.0212</text:p>
          </table:table-cell>
          <table:table-cell office:value-type="float" office:value="0.99367" calcext:value-type="float">
            <text:p>0.99367</text:p>
          </table:table-cell>
          <table:table-cell office:value-type="float" office:value="0.98927" calcext:value-type="float">
            <text:p>0.98927</text:p>
          </table:table-cell>
          <table:table-cell office:value-type="float" office:value="0.1468" calcext:value-type="float">
            <text:p>0.1468</text:p>
          </table:table-cell>
          <table:table-cell office:value-type="float" office:value="0.10478" calcext:value-type="float">
            <text:p>0.10478</text:p>
          </table:table-cell>
          <table:table-cell office:value-type="float" office:value="0.093124" calcext:value-type="float">
            <text:p>0.093124</text:p>
          </table:table-cell>
          <table:table-cell office:value-type="float" office:value="0.87954" calcext:value-type="float">
            <text:p>0.87954</text:p>
          </table:table-cell>
          <table:table-cell office:value-type="float" office:value="0.94396" calcext:value-type="float">
            <text:p>0.94396</text:p>
          </table:table-cell>
          <table:table-cell office:value-type="float" office:value="0.90071" calcext:value-type="float">
            <text:p>0.90071</text:p>
          </table:table-cell>
          <table:table-cell office:value-type="float" office:value="1.0117" calcext:value-type="float">
            <text:p>1.0117</text:p>
          </table:table-cell>
          <table:table-cell office:value-type="float" office:value="0.98412" calcext:value-type="float">
            <text:p>0.98412</text:p>
          </table:table-cell>
          <table:table-cell office:value-type="float" office:value="0.9912" calcext:value-type="float">
            <text:p>0.9912</text:p>
          </table:table-cell>
          <table:table-cell office:value-type="float" office:value="0.047032" calcext:value-type="float">
            <text:p>0.047032</text:p>
          </table:table-cell>
          <table:table-cell office:value-type="float" office:value="0.035693" calcext:value-type="float">
            <text:p>0.035693</text:p>
          </table:table-cell>
          <table:table-cell office:value-type="float" office:value="0.04837" calcext:value-type="float">
            <text:p>0.048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3-Mar-2002 02:21:20</text:p>
          </table:table-cell>
          <table:table-cell office:value-type="string" calcext:value-type="string">
            <text:p>26-Mar-2002 05:00:15</text:p>
          </table:table-cell>
          <table:table-cell office:value-type="float" office:value="205.9451" calcext:value-type="float">
            <text:p>205.9451</text:p>
          </table:table-cell>
          <table:table-cell office:value-type="float" office:value="-99.9931" calcext:value-type="float">
            <text:p>-99.9931</text:p>
          </table:table-cell>
          <table:table-cell office:value-type="float" office:value="1" calcext:value-type="float">
            <text:p>1</text:p>
          </table:table-cell>
          <table:table-cell office:value-type="float" office:value="0.87562" calcext:value-type="float">
            <text:p>0.87562</text:p>
          </table:table-cell>
          <table:table-cell office:value-type="float" office:value="0.93442" calcext:value-type="float">
            <text:p>0.93442</text:p>
          </table:table-cell>
          <table:table-cell office:value-type="float" office:value="0.92944" calcext:value-type="float">
            <text:p>0.92944</text:p>
          </table:table-cell>
          <table:table-cell office:value-type="float" office:value="1.0565" calcext:value-type="float">
            <text:p>1.0565</text:p>
          </table:table-cell>
          <table:table-cell office:value-type="float" office:value="0.99267" calcext:value-type="float">
            <text:p>0.99267</text:p>
          </table:table-cell>
          <table:table-cell office:value-type="float" office:value="0.99993" calcext:value-type="float">
            <text:p>0.99993</text:p>
          </table:table-cell>
          <table:table-cell office:value-type="float" office:value="0.17835" calcext:value-type="float">
            <text:p>0.17835</text:p>
          </table:table-cell>
          <table:table-cell office:value-type="float" office:value="0.12993" calcext:value-type="float">
            <text:p>0.12993</text:p>
          </table:table-cell>
          <table:table-cell office:value-type="float" office:value="0.12844" calcext:value-type="float">
            <text:p>0.12844</text:p>
          </table:table-cell>
          <table:table-cell office:value-type="float" office:value="0.93663" calcext:value-type="float">
            <text:p>0.93663</text:p>
          </table:table-cell>
          <table:table-cell office:value-type="float" office:value="0.87348" calcext:value-type="float">
            <text:p>0.87348</text:p>
          </table:table-cell>
          <table:table-cell office:value-type="float" office:value="0.83809" calcext:value-type="float">
            <text:p>0.83809</text:p>
          </table:table-cell>
          <table:table-cell office:value-type="float" office:value="1.0645" calcext:value-type="float">
            <text:p>1.0645</text:p>
          </table:table-cell>
          <table:table-cell office:value-type="float" office:value="0.98164" calcext:value-type="float">
            <text:p>0.98164</text:p>
          </table:table-cell>
          <table:table-cell office:value-type="float" office:value="0.9919" calcext:value-type="float">
            <text:p>0.9919</text:p>
          </table:table-cell>
          <table:table-cell office:value-type="float" office:value="0.11436" calcext:value-type="float">
            <text:p>0.11436</text:p>
          </table:table-cell>
          <table:table-cell office:value-type="float" office:value="0.06768" calcext:value-type="float">
            <text:p>0.06768</text:p>
          </table:table-cell>
          <table:table-cell office:value-type="float" office:value="0.069747" calcext:value-type="float">
            <text:p>0.0697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-Apr-2002 14:37:45</text:p>
          </table:table-cell>
          <table:table-cell office:value-type="string" calcext:value-type="string">
            <text:p>24-Apr-2002 16:16:00</text:p>
          </table:table-cell>
          <table:table-cell office:value-type="float" office:value="196.7157" calcext:value-type="float">
            <text:p>196.7157</text:p>
          </table:table-cell>
          <table:table-cell office:value-type="float" office:value="-148.975" calcext:value-type="float">
            <text:p>-148.975</text:p>
          </table:table-cell>
          <table:table-cell office:value-type="float" office:value="1" calcext:value-type="float">
            <text:p>1</text:p>
          </table:table-cell>
          <table:table-cell office:value-type="float" office:value="0.80044" calcext:value-type="float">
            <text:p>0.80044</text:p>
          </table:table-cell>
          <table:table-cell office:value-type="float" office:value="0.83591" calcext:value-type="float">
            <text:p>0.83591</text:p>
          </table:table-cell>
          <table:table-cell office:value-type="float" office:value="0.84508" calcext:value-type="float">
            <text:p>0.84508</text:p>
          </table:table-cell>
          <table:table-cell office:value-type="float" office:value="1.0003" calcext:value-type="float">
            <text:p>1.0003</text:p>
          </table:table-cell>
          <table:table-cell office:value-type="float" office:value="0.87127" calcext:value-type="float">
            <text:p>0.87127</text:p>
          </table:table-cell>
          <table:table-cell office:value-type="float" office:value="0.94434" calcext:value-type="float">
            <text:p>0.94434</text:p>
          </table:table-cell>
          <table:table-cell office:value-type="float" office:value="0.17037" calcext:value-type="float">
            <text:p>0.17037</text:p>
          </table:table-cell>
          <table:table-cell office:value-type="float" office:value="0.1928" calcext:value-type="float">
            <text:p>0.1928</text:p>
          </table:table-cell>
          <table:table-cell office:value-type="float" office:value="0.16543" calcext:value-type="float">
            <text:p>0.16543</text:p>
          </table:table-cell>
          <table:table-cell office:value-type="float" office:value="0.94468" calcext:value-type="float">
            <text:p>0.94468</text:p>
          </table:table-cell>
          <table:table-cell office:value-type="float" office:value="0.82331" calcext:value-type="float">
            <text:p>0.82331</text:p>
          </table:table-cell>
          <table:table-cell office:value-type="float" office:value="0.86265" calcext:value-type="float">
            <text:p>0.86265</text:p>
          </table:table-cell>
          <table:table-cell office:value-type="float" office:value="0.99545" calcext:value-type="float">
            <text:p>0.99545</text:p>
          </table:table-cell>
          <table:table-cell office:value-type="float" office:value="0.86535" calcext:value-type="float">
            <text:p>0.86535</text:p>
          </table:table-cell>
          <table:table-cell office:value-type="float" office:value="0.93664" calcext:value-type="float">
            <text:p>0.93664</text:p>
          </table:table-cell>
          <table:table-cell office:value-type="float" office:value="0.066305" calcext:value-type="float">
            <text:p>0.066305</text:p>
          </table:table-cell>
          <table:table-cell office:value-type="float" office:value="0.16347" calcext:value-type="float">
            <text:p>0.16347</text:p>
          </table:table-cell>
          <table:table-cell office:value-type="float" office:value="0.11118" calcext:value-type="float">
            <text:p>0.111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-May-2002 14:40:05</text:p>
          </table:table-cell>
          <table:table-cell office:value-type="string" calcext:value-type="string">
            <text:p>16-May-2002 06:25:40</text:p>
          </table:table-cell>
          <table:table-cell office:value-type="float" office:value="185.7066" calcext:value-type="float">
            <text:p>185.7066</text:p>
          </table:table-cell>
          <table:table-cell office:value-type="float" office:value="-110" calcext:value-type="float">
            <text:p>-110</text:p>
          </table:table-cell>
          <table:table-cell office:value-type="float" office:value="1" calcext:value-type="float">
            <text:p>1</text:p>
          </table:table-cell>
          <table:table-cell office:value-type="float" office:value="0.96877" calcext:value-type="float">
            <text:p>0.96877</text:p>
          </table:table-cell>
          <table:table-cell office:value-type="float" office:value="0.96912" calcext:value-type="float">
            <text:p>0.96912</text:p>
          </table:table-cell>
          <table:table-cell office:value-type="float" office:value="0.96987" calcext:value-type="float">
            <text:p>0.96987</text:p>
          </table:table-cell>
          <table:table-cell office:value-type="float" office:value="1.0592" calcext:value-type="float">
            <text:p>1.0592</text:p>
          </table:table-cell>
          <table:table-cell office:value-type="float" office:value="0.96884" calcext:value-type="float">
            <text:p>0.96884</text:p>
          </table:table-cell>
          <table:table-cell office:value-type="float" office:value="1.0808" calcext:value-type="float">
            <text:p>1.0808</text:p>
          </table:table-cell>
          <table:table-cell office:value-type="float" office:value="0.17639" calcext:value-type="float">
            <text:p>0.17639</text:p>
          </table:table-cell>
          <table:table-cell office:value-type="float" office:value="0.14172" calcext:value-type="float">
            <text:p>0.14172</text:p>
          </table:table-cell>
          <table:table-cell office:value-type="float" office:value="0.19979" calcext:value-type="float">
            <text:p>0.19979</text:p>
          </table:table-cell>
          <table:table-cell office:value-type="float" office:value="0.948" calcext:value-type="float">
            <text:p>0.948</text:p>
          </table:table-cell>
          <table:table-cell office:value-type="float" office:value="0.92648" calcext:value-type="float">
            <text:p>0.92648</text:p>
          </table:table-cell>
          <table:table-cell office:value-type="float" office:value="0.88301" calcext:value-type="float">
            <text:p>0.88301</text:p>
          </table:table-cell>
          <table:table-cell office:value-type="float" office:value="1.0106" calcext:value-type="float">
            <text:p>1.0106</text:p>
          </table:table-cell>
          <table:table-cell office:value-type="float" office:value="0.95542" calcext:value-type="float">
            <text:p>0.95542</text:p>
          </table:table-cell>
          <table:table-cell office:value-type="float" office:value="1.026" calcext:value-type="float">
            <text:p>1.026</text:p>
          </table:table-cell>
          <table:table-cell office:value-type="float" office:value="0.051787" calcext:value-type="float">
            <text:p>0.051787</text:p>
          </table:table-cell>
          <table:table-cell office:value-type="float" office:value="0.079463" calcext:value-type="float">
            <text:p>0.079463</text:p>
          </table:table-cell>
          <table:table-cell office:value-type="float" office:value="0.079515" calcext:value-type="float">
            <text:p>0.0795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-May-2002 05:31:20</text:p>
          </table:table-cell>
          <table:table-cell office:value-type="string" calcext:value-type="string">
            <text:p>20-May-2002 07:31:40</text:p>
          </table:table-cell>
          <table:table-cell office:value-type="float" office:value="183.2234" calcext:value-type="float">
            <text:p>183.2234</text:p>
          </table:table-cell>
          <table:table-cell office:value-type="float" office:value="-57.9931" calcext:value-type="float">
            <text:p>-57.9931</text:p>
          </table:table-cell>
          <table:table-cell office:value-type="float" office:value="1" calcext:value-type="float">
            <text:p>1</text:p>
          </table:table-cell>
          <table:table-cell office:value-type="float" office:value="0.9752" calcext:value-type="float">
            <text:p>0.9752</text:p>
          </table:table-cell>
          <table:table-cell office:value-type="float" office:value="0.97457" calcext:value-type="float">
            <text:p>0.97457</text:p>
          </table:table-cell>
          <table:table-cell office:value-type="float" office:value="0.97403" calcext:value-type="float">
            <text:p>0.97403</text:p>
          </table:table-cell>
          <table:table-cell office:value-type="float" office:value="1.0508" calcext:value-type="float">
            <text:p>1.0508</text:p>
          </table:table-cell>
          <table:table-cell office:value-type="float" office:value="1.006" calcext:value-type="float">
            <text:p>1.006</text:p>
          </table:table-cell>
          <table:table-cell office:value-type="float" office:value="1.0547" calcext:value-type="float">
            <text:p>1.0547</text:p>
          </table:table-cell>
          <table:table-cell office:value-type="float" office:value="0.17893" calcext:value-type="float">
            <text:p>0.17893</text:p>
          </table:table-cell>
          <table:table-cell office:value-type="float" office:value="0.14808" calcext:value-type="float">
            <text:p>0.14808</text:p>
          </table:table-cell>
          <table:table-cell office:value-type="float" office:value="0.18046" calcext:value-type="float">
            <text:p>0.18046</text:p>
          </table:table-cell>
          <table:table-cell office:value-type="float" office:value="0.96323" calcext:value-type="float">
            <text:p>0.96323</text:p>
          </table:table-cell>
          <table:table-cell office:value-type="float" office:value="0.95788" calcext:value-type="float">
            <text:p>0.95788</text:p>
          </table:table-cell>
          <table:table-cell office:value-type="float" office:value="0.77915" calcext:value-type="float">
            <text:p>0.77915</text:p>
          </table:table-cell>
          <table:table-cell office:value-type="float" office:value="1.0106" calcext:value-type="float">
            <text:p>1.0106</text:p>
          </table:table-cell>
          <table:table-cell office:value-type="float" office:value="1.0099" calcext:value-type="float">
            <text:p>1.0099</text:p>
          </table:table-cell>
          <table:table-cell office:value-type="float" office:value="1.0156" calcext:value-type="float">
            <text:p>1.0156</text:p>
          </table:table-cell>
          <table:table-cell office:value-type="float" office:value="0.050044" calcext:value-type="float">
            <text:p>0.050044</text:p>
          </table:table-cell>
          <table:table-cell office:value-type="float" office:value="0.058117" calcext:value-type="float">
            <text:p>0.058117</text:p>
          </table:table-cell>
          <table:table-cell office:value-type="float" office:value="0.075766" calcext:value-type="float">
            <text:p>0.0757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-May-2002 12:42:35</text:p>
          </table:table-cell>
          <table:table-cell office:value-type="string" calcext:value-type="string">
            <text:p>25-May-2002 23:10:05</text:p>
          </table:table-cell>
          <table:table-cell office:value-type="float" office:value="182.4418" calcext:value-type="float">
            <text:p>182.4418</text:p>
          </table:table-cell>
          <table:table-cell office:value-type="float" office:value="-108.9875" calcext:value-type="float">
            <text:p>-108.9875</text:p>
          </table:table-cell>
          <table:table-cell office:value-type="float" office:value="1" calcext:value-type="float">
            <text:p>1</text:p>
          </table:table-cell>
          <table:table-cell office:value-type="float" office:value="0.95994" calcext:value-type="float">
            <text:p>0.95994</text:p>
          </table:table-cell>
          <table:table-cell office:value-type="float" office:value="0.96359" calcext:value-type="float">
            <text:p>0.96359</text:p>
          </table:table-cell>
          <table:table-cell office:value-type="float" office:value="0.94081" calcext:value-type="float">
            <text:p>0.94081</text:p>
          </table:table-cell>
          <table:table-cell office:value-type="float" office:value="1.0766" calcext:value-type="float">
            <text:p>1.0766</text:p>
          </table:table-cell>
          <table:table-cell office:value-type="float" office:value="0.96296" calcext:value-type="float">
            <text:p>0.96296</text:p>
          </table:table-cell>
          <table:table-cell office:value-type="float" office:value="1.0037" calcext:value-type="float">
            <text:p>1.0037</text:p>
          </table:table-cell>
          <table:table-cell office:value-type="float" office:value="0.23748" calcext:value-type="float">
            <text:p>0.23748</text:p>
          </table:table-cell>
          <table:table-cell office:value-type="float" office:value="0.17125" calcext:value-type="float">
            <text:p>0.17125</text:p>
          </table:table-cell>
          <table:table-cell office:value-type="float" office:value="0.21948" calcext:value-type="float">
            <text:p>0.21948</text:p>
          </table:table-cell>
          <table:table-cell office:value-type="float" office:value="0.89126" calcext:value-type="float">
            <text:p>0.89126</text:p>
          </table:table-cell>
          <table:table-cell office:value-type="float" office:value="0.86134" calcext:value-type="float">
            <text:p>0.86134</text:p>
          </table:table-cell>
          <table:table-cell office:value-type="float" office:value="0.76375" calcext:value-type="float">
            <text:p>0.76375</text:p>
          </table:table-cell>
          <table:table-cell office:value-type="float" office:value="1.0336" calcext:value-type="float">
            <text:p>1.0336</text:p>
          </table:table-cell>
          <table:table-cell office:value-type="float" office:value="0.96569" calcext:value-type="float">
            <text:p>0.96569</text:p>
          </table:table-cell>
          <table:table-cell office:value-type="float" office:value="0.96563" calcext:value-type="float">
            <text:p>0.96563</text:p>
          </table:table-cell>
          <table:table-cell office:value-type="float" office:value="0.0971" calcext:value-type="float">
            <text:p>0.0971</text:p>
          </table:table-cell>
          <table:table-cell office:value-type="float" office:value="0.079735" calcext:value-type="float">
            <text:p>0.079735</text:p>
          </table:table-cell>
          <table:table-cell office:value-type="float" office:value="0.11202" calcext:value-type="float">
            <text:p>0.112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-May-2002 07:28:25</text:p>
          </table:table-cell>
          <table:table-cell office:value-type="string" calcext:value-type="string">
            <text:p>28-May-2002 21:29:30</text:p>
          </table:table-cell>
          <table:table-cell office:value-type="float" office:value="182.7733" calcext:value-type="float">
            <text:p>182.7733</text:p>
          </table:table-cell>
          <table:table-cell office:value-type="float" office:value="-64" calcext:value-type="float">
            <text:p>-64</text:p>
          </table:table-cell>
          <table:table-cell office:value-type="float" office:value="1" calcext:value-type="float">
            <text:p>1</text:p>
          </table:table-cell>
          <table:table-cell office:value-type="float" office:value="0.97791" calcext:value-type="float">
            <text:p>0.97791</text:p>
          </table:table-cell>
          <table:table-cell office:value-type="float" office:value="0.97674" calcext:value-type="float">
            <text:p>0.97674</text:p>
          </table:table-cell>
          <table:table-cell office:value-type="float" office:value="0.97919" calcext:value-type="float">
            <text:p>0.97919</text:p>
          </table:table-cell>
          <table:table-cell office:value-type="float" office:value="1.0866" calcext:value-type="float">
            <text:p>1.0866</text:p>
          </table:table-cell>
          <table:table-cell office:value-type="float" office:value="0.99367" calcext:value-type="float">
            <text:p>0.99367</text:p>
          </table:table-cell>
          <table:table-cell office:value-type="float" office:value="1.0585" calcext:value-type="float">
            <text:p>1.0585</text:p>
          </table:table-cell>
          <table:table-cell office:value-type="float" office:value="0.18949" calcext:value-type="float">
            <text:p>0.18949</text:p>
          </table:table-cell>
          <table:table-cell office:value-type="float" office:value="0.14305" calcext:value-type="float">
            <text:p>0.14305</text:p>
          </table:table-cell>
          <table:table-cell office:value-type="float" office:value="0.17627" calcext:value-type="float">
            <text:p>0.17627</text:p>
          </table:table-cell>
          <table:table-cell office:value-type="float" office:value="0.86795" calcext:value-type="float">
            <text:p>0.86795</text:p>
          </table:table-cell>
          <table:table-cell office:value-type="float" office:value="0.72223" calcext:value-type="float">
            <text:p>0.72223</text:p>
          </table:table-cell>
          <table:table-cell office:value-type="float" office:value="0.72257" calcext:value-type="float">
            <text:p>0.72257</text:p>
          </table:table-cell>
          <table:table-cell office:value-type="float" office:value="1.0341" calcext:value-type="float">
            <text:p>1.0341</text:p>
          </table:table-cell>
          <table:table-cell office:value-type="float" office:value="0.99195" calcext:value-type="float">
            <text:p>0.99195</text:p>
          </table:table-cell>
          <table:table-cell office:value-type="float" office:value="1.01" calcext:value-type="float">
            <text:p>1.01</text:p>
          </table:table-cell>
          <table:table-cell office:value-type="float" office:value="0.061439" calcext:value-type="float">
            <text:p>0.061439</text:p>
          </table:table-cell>
          <table:table-cell office:value-type="float" office:value="0.052295" calcext:value-type="float">
            <text:p>0.052295</text:p>
          </table:table-cell>
          <table:table-cell office:value-type="float" office:value="0.053914" calcext:value-type="float">
            <text:p>0.0539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1-Jul-2002 12:56:50</text:p>
          </table:table-cell>
          <table:table-cell office:value-type="string" calcext:value-type="string">
            <text:p>05-Aug-2002 06:38:25</text:p>
          </table:table-cell>
          <table:table-cell office:value-type="float" office:value="165.0133" calcext:value-type="float">
            <text:p>165.0133</text:p>
          </table:table-cell>
          <table:table-cell office:value-type="float" office:value="-101.9292" calcext:value-type="float">
            <text:p>-101.9292</text:p>
          </table:table-cell>
          <table:table-cell office:value-type="float" office:value="1" calcext:value-type="float">
            <text:p>1</text:p>
          </table:table-cell>
          <table:table-cell office:value-type="float" office:value="0.8372" calcext:value-type="float">
            <text:p>0.8372</text:p>
          </table:table-cell>
          <table:table-cell office:value-type="float" office:value="0.91576" calcext:value-type="float">
            <text:p>0.91576</text:p>
          </table:table-cell>
          <table:table-cell office:value-type="float" office:value="0.87824" calcext:value-type="float">
            <text:p>0.87824</text:p>
          </table:table-cell>
          <table:table-cell office:value-type="float" office:value="1.1704" calcext:value-type="float">
            <text:p>1.1704</text:p>
          </table:table-cell>
          <table:table-cell office:value-type="float" office:value="1.0111" calcext:value-type="float">
            <text:p>1.0111</text:p>
          </table:table-cell>
          <table:table-cell office:value-type="float" office:value="1.1064" calcext:value-type="float">
            <text:p>1.1064</text:p>
          </table:table-cell>
          <table:table-cell office:value-type="float" office:value="0.29145" calcext:value-type="float">
            <text:p>0.29145</text:p>
          </table:table-cell>
          <table:table-cell office:value-type="float" office:value="0.12975" calcext:value-type="float">
            <text:p>0.12975</text:p>
          </table:table-cell>
          <table:table-cell office:value-type="float" office:value="0.20548" calcext:value-type="float">
            <text:p>0.20548</text:p>
          </table:table-cell>
          <table:table-cell office:value-type="float" office:value="0.8035" calcext:value-type="float">
            <text:p>0.8035</text:p>
          </table:table-cell>
          <table:table-cell office:value-type="float" office:value="0.92582" calcext:value-type="float">
            <text:p>0.92582</text:p>
          </table:table-cell>
          <table:table-cell office:value-type="float" office:value="0.88245" calcext:value-type="float">
            <text:p>0.88245</text:p>
          </table:table-cell>
          <table:table-cell office:value-type="float" office:value="1.1464" calcext:value-type="float">
            <text:p>1.1464</text:p>
          </table:table-cell>
          <table:table-cell office:value-type="float" office:value="1.016" calcext:value-type="float">
            <text:p>1.016</text:p>
          </table:table-cell>
          <table:table-cell office:value-type="float" office:value="1.0987" calcext:value-type="float">
            <text:p>1.0987</text:p>
          </table:table-cell>
          <table:table-cell office:value-type="float" office:value="0.18979" calcext:value-type="float">
            <text:p>0.18979</text:p>
          </table:table-cell>
          <table:table-cell office:value-type="float" office:value="0.05176" calcext:value-type="float">
            <text:p>0.05176</text:p>
          </table:table-cell>
          <table:table-cell office:value-type="float" office:value="0.13688" calcext:value-type="float">
            <text:p>0.136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-Aug-2002 05:51:00</text:p>
          </table:table-cell>
          <table:table-cell office:value-type="string" calcext:value-type="string">
            <text:p>23-Aug-2002 03:20:20</text:p>
          </table:table-cell>
          <table:table-cell office:value-type="float" office:value="166.6441" calcext:value-type="float">
            <text:p>166.6441</text:p>
          </table:table-cell>
          <table:table-cell office:value-type="float" office:value="-106" calcext:value-type="float">
            <text:p>-106</text:p>
          </table:table-cell>
          <table:table-cell office:value-type="float" office:value="1" calcext:value-type="float">
            <text:p>1</text:p>
          </table:table-cell>
          <table:table-cell office:value-type="float" office:value="0.85413" calcext:value-type="float">
            <text:p>0.85413</text:p>
          </table:table-cell>
          <table:table-cell office:value-type="float" office:value="0.92493" calcext:value-type="float">
            <text:p>0.92493</text:p>
          </table:table-cell>
          <table:table-cell office:value-type="float" office:value="0.87176" calcext:value-type="float">
            <text:p>0.87176</text:p>
          </table:table-cell>
          <table:table-cell office:value-type="float" office:value="1.0822" calcext:value-type="float">
            <text:p>1.0822</text:p>
          </table:table-cell>
          <table:table-cell office:value-type="float" office:value="0.99789" calcext:value-type="float">
            <text:p>0.99789</text:p>
          </table:table-cell>
          <table:table-cell office:value-type="float" office:value="1.0454" calcext:value-type="float">
            <text:p>1.0454</text:p>
          </table:table-cell>
          <table:table-cell office:value-type="float" office:value="0.22192" calcext:value-type="float">
            <text:p>0.22192</text:p>
          </table:table-cell>
          <table:table-cell office:value-type="float" office:value="0.11602" calcext:value-type="float">
            <text:p>0.11602</text:p>
          </table:table-cell>
          <table:table-cell office:value-type="float" office:value="0.16825" calcext:value-type="float">
            <text:p>0.16825</text:p>
          </table:table-cell>
          <table:table-cell office:value-type="float" office:value="0.73214" calcext:value-type="float">
            <text:p>0.73214</text:p>
          </table:table-cell>
          <table:table-cell office:value-type="float" office:value="0.8894" calcext:value-type="float">
            <text:p>0.8894</text:p>
          </table:table-cell>
          <table:table-cell office:value-type="float" office:value="0.87594" calcext:value-type="float">
            <text:p>0.87594</text:p>
          </table:table-cell>
          <table:table-cell office:value-type="float" office:value="1.0496" calcext:value-type="float">
            <text:p>1.0496</text:p>
          </table:table-cell>
          <table:table-cell office:value-type="float" office:value="1.0025" calcext:value-type="float">
            <text:p>1.0025</text:p>
          </table:table-cell>
          <table:table-cell office:value-type="float" office:value="1.0291" calcext:value-type="float">
            <text:p>1.0291</text:p>
          </table:table-cell>
          <table:table-cell office:value-type="float" office:value="0.094903" calcext:value-type="float">
            <text:p>0.094903</text:p>
          </table:table-cell>
          <table:table-cell office:value-type="float" office:value="0.044939" calcext:value-type="float">
            <text:p>0.044939</text:p>
          </table:table-cell>
          <table:table-cell office:value-type="float" office:value="0.059221" calcext:value-type="float">
            <text:p>0.0592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3-Sep-2002 02:54:20</text:p>
          </table:table-cell>
          <table:table-cell office:value-type="string" calcext:value-type="string">
            <text:p>06-Sep-2002 00:30:20</text:p>
          </table:table-cell>
          <table:table-cell office:value-type="float" office:value="171.3311" calcext:value-type="float">
            <text:p>171.3311</text:p>
          </table:table-cell>
          <table:table-cell office:value-type="float" office:value="-108.9889" calcext:value-type="float">
            <text:p>-108.9889</text:p>
          </table:table-cell>
          <table:table-cell office:value-type="float" office:value="1" calcext:value-type="float">
            <text:p>1</text:p>
          </table:table-cell>
          <table:table-cell office:value-type="float" office:value="0.917" calcext:value-type="float">
            <text:p>0.917</text:p>
          </table:table-cell>
          <table:table-cell office:value-type="float" office:value="0.92759" calcext:value-type="float">
            <text:p>0.92759</text:p>
          </table:table-cell>
          <table:table-cell office:value-type="float" office:value="0.92685" calcext:value-type="float">
            <text:p>0.92685</text:p>
          </table:table-cell>
          <table:table-cell office:value-type="float" office:value="1.0442" calcext:value-type="float">
            <text:p>1.0442</text:p>
          </table:table-cell>
          <table:table-cell office:value-type="float" office:value="1.0379" calcext:value-type="float">
            <text:p>1.0379</text:p>
          </table:table-cell>
          <table:table-cell office:value-type="float" office:value="1.084" calcext:value-type="float">
            <text:p>1.084</text:p>
          </table:table-cell>
          <table:table-cell office:value-type="float" office:value="0.1959" calcext:value-type="float">
            <text:p>0.1959</text:p>
          </table:table-cell>
          <table:table-cell office:value-type="float" office:value="0.15112" calcext:value-type="float">
            <text:p>0.15112</text:p>
          </table:table-cell>
          <table:table-cell office:value-type="float" office:value="0.19721" calcext:value-type="float">
            <text:p>0.19721</text:p>
          </table:table-cell>
          <table:table-cell office:value-type="float" office:value="0.86281" calcext:value-type="float">
            <text:p>0.86281</text:p>
          </table:table-cell>
          <table:table-cell office:value-type="float" office:value="0.79874" calcext:value-type="float">
            <text:p>0.79874</text:p>
          </table:table-cell>
          <table:table-cell office:value-type="float" office:value="0.82183" calcext:value-type="float">
            <text:p>0.82183</text:p>
          </table:table-cell>
          <table:table-cell office:value-type="float" office:value="1.0011" calcext:value-type="float">
            <text:p>1.0011</text:p>
          </table:table-cell>
          <table:table-cell office:value-type="float" office:value="1.0335" calcext:value-type="float">
            <text:p>1.0335</text:p>
          </table:table-cell>
          <table:table-cell office:value-type="float" office:value="1.0555" calcext:value-type="float">
            <text:p>1.0555</text:p>
          </table:table-cell>
          <table:table-cell office:value-type="float" office:value="0.069556" calcext:value-type="float">
            <text:p>0.069556</text:p>
          </table:table-cell>
          <table:table-cell office:value-type="float" office:value="0.097358" calcext:value-type="float">
            <text:p>0.097358</text:p>
          </table:table-cell>
          <table:table-cell office:value-type="float" office:value="0.10382" calcext:value-type="float">
            <text:p>0.103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6-Sep-2002 16:06:30</text:p>
          </table:table-cell>
          <table:table-cell office:value-type="string" calcext:value-type="string">
            <text:p>14-Sep-2002 05:05:25</text:p>
          </table:table-cell>
          <table:table-cell office:value-type="float" office:value="175.068" calcext:value-type="float">
            <text:p>175.068</text:p>
          </table:table-cell>
          <table:table-cell office:value-type="float" office:value="-180.9889" calcext:value-type="float">
            <text:p>-180.9889</text:p>
          </table:table-cell>
          <table:table-cell office:value-type="float" office:value="1" calcext:value-type="float">
            <text:p>1</text:p>
          </table:table-cell>
          <table:table-cell office:value-type="float" office:value="0.92197" calcext:value-type="float">
            <text:p>0.92197</text:p>
          </table:table-cell>
          <table:table-cell office:value-type="float" office:value="0.93914" calcext:value-type="float">
            <text:p>0.93914</text:p>
          </table:table-cell>
          <table:table-cell office:value-type="float" office:value="0.93732" calcext:value-type="float">
            <text:p>0.93732</text:p>
          </table:table-cell>
          <table:table-cell office:value-type="float" office:value="1.0537" calcext:value-type="float">
            <text:p>1.0537</text:p>
          </table:table-cell>
          <table:table-cell office:value-type="float" office:value="1.0241" calcext:value-type="float">
            <text:p>1.0241</text:p>
          </table:table-cell>
          <table:table-cell office:value-type="float" office:value="0.99607" calcext:value-type="float">
            <text:p>0.99607</text:p>
          </table:table-cell>
          <table:table-cell office:value-type="float" office:value="0.20198" calcext:value-type="float">
            <text:p>0.20198</text:p>
          </table:table-cell>
          <table:table-cell office:value-type="float" office:value="0.15403" calcext:value-type="float">
            <text:p>0.15403</text:p>
          </table:table-cell>
          <table:table-cell office:value-type="float" office:value="0.17669" calcext:value-type="float">
            <text:p>0.17669</text:p>
          </table:table-cell>
          <table:table-cell office:value-type="float" office:value="0.91086" calcext:value-type="float">
            <text:p>0.91086</text:p>
          </table:table-cell>
          <table:table-cell office:value-type="float" office:value="0.86683" calcext:value-type="float">
            <text:p>0.86683</text:p>
          </table:table-cell>
          <table:table-cell office:value-type="float" office:value="0.88019" calcext:value-type="float">
            <text:p>0.88019</text:p>
          </table:table-cell>
          <table:table-cell office:value-type="float" office:value="1.0171" calcext:value-type="float">
            <text:p>1.0171</text:p>
          </table:table-cell>
          <table:table-cell office:value-type="float" office:value="1.0126" calcext:value-type="float">
            <text:p>1.0126</text:p>
          </table:table-cell>
          <table:table-cell office:value-type="float" office:value="0.96401" calcext:value-type="float">
            <text:p>0.96401</text:p>
          </table:table-cell>
          <table:table-cell office:value-type="float" office:value="0.078726" calcext:value-type="float">
            <text:p>0.078726</text:p>
          </table:table-cell>
          <table:table-cell office:value-type="float" office:value="0.07203" calcext:value-type="float">
            <text:p>0.07203</text:p>
          </table:table-cell>
          <table:table-cell office:value-type="float" office:value="0.087432" calcext:value-type="float">
            <text:p>0.0874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-Sep-2002 08:30:50</text:p>
          </table:table-cell>
          <table:table-cell office:value-type="string" calcext:value-type="string">
            <text:p>12-Oct-2002 00:19:30</text:p>
          </table:table-cell>
          <table:table-cell office:value-type="float" office:value="182.4526" calcext:value-type="float">
            <text:p>182.4526</text:p>
          </table:table-cell>
          <table:table-cell office:value-type="float" office:value="-175.9889" calcext:value-type="float">
            <text:p>-175.9889</text:p>
          </table:table-cell>
          <table:table-cell office:value-type="float" office:value="1" calcext:value-type="float">
            <text:p>1</text:p>
          </table:table-cell>
          <table:table-cell office:value-type="float" office:value="0.93567" calcext:value-type="float">
            <text:p>0.93567</text:p>
          </table:table-cell>
          <table:table-cell office:value-type="float" office:value="0.93266" calcext:value-type="float">
            <text:p>0.93266</text:p>
          </table:table-cell>
          <table:table-cell office:value-type="float" office:value="0.92672" calcext:value-type="float">
            <text:p>0.92672</text:p>
          </table:table-cell>
          <table:table-cell office:value-type="float" office:value="0.94061" calcext:value-type="float">
            <text:p>0.94061</text:p>
          </table:table-cell>
          <table:table-cell office:value-type="float" office:value="0.93067" calcext:value-type="float">
            <text:p>0.93067</text:p>
          </table:table-cell>
          <table:table-cell office:value-type="float" office:value="0.90298" calcext:value-type="float">
            <text:p>0.90298</text:p>
          </table:table-cell>
          <table:table-cell office:value-type="float" office:value="0.19689" calcext:value-type="float">
            <text:p>0.19689</text:p>
          </table:table-cell>
          <table:table-cell office:value-type="float" office:value="0.18527" calcext:value-type="float">
            <text:p>0.18527</text:p>
          </table:table-cell>
          <table:table-cell office:value-type="float" office:value="0.21797" calcext:value-type="float">
            <text:p>0.21797</text:p>
          </table:table-cell>
          <table:table-cell office:value-type="float" office:value="0.76228" calcext:value-type="float">
            <text:p>0.76228</text:p>
          </table:table-cell>
          <table:table-cell office:value-type="float" office:value="0.52096" calcext:value-type="float">
            <text:p>0.52096</text:p>
          </table:table-cell>
          <table:table-cell office:value-type="float" office:value="0.60996" calcext:value-type="float">
            <text:p>0.60996</text:p>
          </table:table-cell>
          <table:table-cell office:value-type="float" office:value="0.91061" calcext:value-type="float">
            <text:p>0.91061</text:p>
          </table:table-cell>
          <table:table-cell office:value-type="float" office:value="0.91463" calcext:value-type="float">
            <text:p>0.91463</text:p>
          </table:table-cell>
          <table:table-cell office:value-type="float" office:value="0.86706" calcext:value-type="float">
            <text:p>0.86706</text:p>
          </table:table-cell>
          <table:table-cell office:value-type="float" office:value="0.12456" calcext:value-type="float">
            <text:p>0.12456</text:p>
          </table:table-cell>
          <table:table-cell office:value-type="float" office:value="0.13778" calcext:value-type="float">
            <text:p>0.13778</text:p>
          </table:table-cell>
          <table:table-cell office:value-type="float" office:value="0.17676" calcext:value-type="float">
            <text:p>0.176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-Oct-2002 08:45:20</text:p>
          </table:table-cell>
          <table:table-cell office:value-type="string" calcext:value-type="string">
            <text:p>18-Oct-2002 07:00:15</text:p>
          </table:table-cell>
          <table:table-cell office:value-type="float" office:value="180.3479" calcext:value-type="float">
            <text:p>180.3479</text:p>
          </table:table-cell>
          <table:table-cell office:value-type="float" office:value="-99.9514" calcext:value-type="float">
            <text:p>-99.9514</text:p>
          </table:table-cell>
          <table:table-cell office:value-type="float" office:value="1" calcext:value-type="float">
            <text:p>1</text:p>
          </table:table-cell>
          <table:table-cell office:value-type="float" office:value="0.96217" calcext:value-type="float">
            <text:p>0.96217</text:p>
          </table:table-cell>
          <table:table-cell office:value-type="float" office:value="0.95773" calcext:value-type="float">
            <text:p>0.95773</text:p>
          </table:table-cell>
          <table:table-cell office:value-type="float" office:value="0.95935" calcext:value-type="float">
            <text:p>0.95935</text:p>
          </table:table-cell>
          <table:table-cell office:value-type="float" office:value="1.0301" calcext:value-type="float">
            <text:p>1.0301</text:p>
          </table:table-cell>
          <table:table-cell office:value-type="float" office:value="0.95781" calcext:value-type="float">
            <text:p>0.95781</text:p>
          </table:table-cell>
          <table:table-cell office:value-type="float" office:value="0.99301" calcext:value-type="float">
            <text:p>0.99301</text:p>
          </table:table-cell>
          <table:table-cell office:value-type="float" office:value="0.12607" calcext:value-type="float">
            <text:p>0.12607</text:p>
          </table:table-cell>
          <table:table-cell office:value-type="float" office:value="0.13045" calcext:value-type="float">
            <text:p>0.13045</text:p>
          </table:table-cell>
          <table:table-cell office:value-type="float" office:value="0.12541" calcext:value-type="float">
            <text:p>0.12541</text:p>
          </table:table-cell>
          <table:table-cell office:value-type="float" office:value="0.82968" calcext:value-type="float">
            <text:p>0.82968</text:p>
          </table:table-cell>
          <table:table-cell office:value-type="float" office:value="0.52598" calcext:value-type="float">
            <text:p>0.52598</text:p>
          </table:table-cell>
          <table:table-cell office:value-type="float" office:value="0.53359" calcext:value-type="float">
            <text:p>0.53359</text:p>
          </table:table-cell>
          <table:table-cell office:value-type="float" office:value="1.0248" calcext:value-type="float">
            <text:p>1.0248</text:p>
          </table:table-cell>
          <table:table-cell office:value-type="float" office:value="0.95213" calcext:value-type="float">
            <text:p>0.95213</text:p>
          </table:table-cell>
          <table:table-cell office:value-type="float" office:value="0.98196" calcext:value-type="float">
            <text:p>0.98196</text:p>
          </table:table-cell>
          <table:table-cell office:value-type="float" office:value="0.051989" calcext:value-type="float">
            <text:p>0.051989</text:p>
          </table:table-cell>
          <table:table-cell office:value-type="float" office:value="0.079099" calcext:value-type="float">
            <text:p>0.079099</text:p>
          </table:table-cell>
          <table:table-cell office:value-type="float" office:value="0.065704" calcext:value-type="float">
            <text:p>0.0657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3-Oct-2002 02:56:10</text:p>
          </table:table-cell>
          <table:table-cell office:value-type="string" calcext:value-type="string">
            <text:p>29-Oct-2002 07:11:50</text:p>
          </table:table-cell>
          <table:table-cell office:value-type="float" office:value="176.8449" calcext:value-type="float">
            <text:p>176.8449</text:p>
          </table:table-cell>
          <table:table-cell office:value-type="float" office:value="-97.95" calcext:value-type="float">
            <text:p>-97.95</text:p>
          </table:table-cell>
          <table:table-cell office:value-type="float" office:value="1" calcext:value-type="float">
            <text:p>1</text:p>
          </table:table-cell>
          <table:table-cell office:value-type="float" office:value="0.92972" calcext:value-type="float">
            <text:p>0.92972</text:p>
          </table:table-cell>
          <table:table-cell office:value-type="float" office:value="0.91389" calcext:value-type="float">
            <text:p>0.91389</text:p>
          </table:table-cell>
          <table:table-cell office:value-type="float" office:value="0.9162" calcext:value-type="float">
            <text:p>0.9162</text:p>
          </table:table-cell>
          <table:table-cell office:value-type="float" office:value="0.99186" calcext:value-type="float">
            <text:p>0.99186</text:p>
          </table:table-cell>
          <table:table-cell office:value-type="float" office:value="0.93926" calcext:value-type="float">
            <text:p>0.93926</text:p>
          </table:table-cell>
          <table:table-cell office:value-type="float" office:value="1.0083" calcext:value-type="float">
            <text:p>1.0083</text:p>
          </table:table-cell>
          <table:table-cell office:value-type="float" office:value="0.11432" calcext:value-type="float">
            <text:p>0.11432</text:p>
          </table:table-cell>
          <table:table-cell office:value-type="float" office:value="0.13987" calcext:value-type="float">
            <text:p>0.13987</text:p>
          </table:table-cell>
          <table:table-cell office:value-type="float" office:value="0.13386" calcext:value-type="float">
            <text:p>0.13386</text:p>
          </table:table-cell>
          <table:table-cell office:value-type="float" office:value="0.87858" calcext:value-type="float">
            <text:p>0.87858</text:p>
          </table:table-cell>
          <table:table-cell office:value-type="float" office:value="0.59349" calcext:value-type="float">
            <text:p>0.59349</text:p>
          </table:table-cell>
          <table:table-cell office:value-type="float" office:value="0.60423" calcext:value-type="float">
            <text:p>0.60423</text:p>
          </table:table-cell>
          <table:table-cell office:value-type="float" office:value="0.98974" calcext:value-type="float">
            <text:p>0.98974</text:p>
          </table:table-cell>
          <table:table-cell office:value-type="float" office:value="0.93586" calcext:value-type="float">
            <text:p>0.93586</text:p>
          </table:table-cell>
          <table:table-cell office:value-type="float" office:value="1.0025" calcext:value-type="float">
            <text:p>1.0025</text:p>
          </table:table-cell>
          <table:table-cell office:value-type="float" office:value="0.054806" calcext:value-type="float">
            <text:p>0.054806</text:p>
          </table:table-cell>
          <table:table-cell office:value-type="float" office:value="0.098223" calcext:value-type="float">
            <text:p>0.098223</text:p>
          </table:table-cell>
          <table:table-cell office:value-type="float" office:value="0.090565" calcext:value-type="float">
            <text:p>0.0905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-Oct-2002 05:48:20</text:p>
          </table:table-cell>
          <table:table-cell office:value-type="string" calcext:value-type="string">
            <text:p>07-Nov-2002 21:20:20</text:p>
          </table:table-cell>
          <table:table-cell office:value-type="float" office:value="177.4465" calcext:value-type="float">
            <text:p>177.4465</text:p>
          </table:table-cell>
          <table:table-cell office:value-type="float" office:value="-74.9806" calcext:value-type="float">
            <text:p>-74.9806</text:p>
          </table:table-cell>
          <table:table-cell office:value-type="float" office:value="1" calcext:value-type="float">
            <text:p>1</text:p>
          </table:table-cell>
          <table:table-cell office:value-type="float" office:value="0.85719" calcext:value-type="float">
            <text:p>0.85719</text:p>
          </table:table-cell>
          <table:table-cell office:value-type="float" office:value="0.86684" calcext:value-type="float">
            <text:p>0.86684</text:p>
          </table:table-cell>
          <table:table-cell office:value-type="float" office:value="0.8364" calcext:value-type="float">
            <text:p>0.8364</text:p>
          </table:table-cell>
          <table:table-cell office:value-type="float" office:value="1.0425" calcext:value-type="float">
            <text:p>1.0425</text:p>
          </table:table-cell>
          <table:table-cell office:value-type="float" office:value="1.0208" calcext:value-type="float">
            <text:p>1.0208</text:p>
          </table:table-cell>
          <table:table-cell office:value-type="float" office:value="0.99542" calcext:value-type="float">
            <text:p>0.99542</text:p>
          </table:table-cell>
          <table:table-cell office:value-type="float" office:value="0.12919" calcext:value-type="float">
            <text:p>0.12919</text:p>
          </table:table-cell>
          <table:table-cell office:value-type="float" office:value="0.12689" calcext:value-type="float">
            <text:p>0.12689</text:p>
          </table:table-cell>
          <table:table-cell office:value-type="float" office:value="0.13142" calcext:value-type="float">
            <text:p>0.13142</text:p>
          </table:table-cell>
          <table:table-cell office:value-type="float" office:value="0.76012" calcext:value-type="float">
            <text:p>0.76012</text:p>
          </table:table-cell>
          <table:table-cell office:value-type="float" office:value="0.55079" calcext:value-type="float">
            <text:p>0.55079</text:p>
          </table:table-cell>
          <table:table-cell office:value-type="float" office:value="0.2528" calcext:value-type="float">
            <text:p>0.2528</text:p>
          </table:table-cell>
          <table:table-cell office:value-type="float" office:value="1.044" calcext:value-type="float">
            <text:p>1.044</text:p>
          </table:table-cell>
          <table:table-cell office:value-type="float" office:value="1.0197" calcext:value-type="float">
            <text:p>1.0197</text:p>
          </table:table-cell>
          <table:table-cell office:value-type="float" office:value="0.99632" calcext:value-type="float">
            <text:p>0.99632</text:p>
          </table:table-cell>
          <table:table-cell office:value-type="float" office:value="0.069764" calcext:value-type="float">
            <text:p>0.069764</text:p>
          </table:table-cell>
          <table:table-cell office:value-type="float" office:value="0.0716" calcext:value-type="float">
            <text:p>0.0716</text:p>
          </table:table-cell>
          <table:table-cell office:value-type="float" office:value="0.09237" calcext:value-type="float">
            <text:p>0.092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-Nov-2002 19:45:10</text:p>
          </table:table-cell>
          <table:table-cell office:value-type="string" calcext:value-type="string">
            <text:p>28-Nov-2002 11:47:30</text:p>
          </table:table-cell>
          <table:table-cell office:value-type="float" office:value="172.7945" calcext:value-type="float">
            <text:p>172.7945</text:p>
          </table:table-cell>
          <table:table-cell office:value-type="float" office:value="-127.9542" calcext:value-type="float">
            <text:p>-127.9542</text:p>
          </table:table-cell>
          <table:table-cell office:value-type="float" office:value="1" calcext:value-type="float">
            <text:p>1</text:p>
          </table:table-cell>
          <table:table-cell office:value-type="float" office:value="0.76787" calcext:value-type="float">
            <text:p>0.76787</text:p>
          </table:table-cell>
          <table:table-cell office:value-type="float" office:value="0.75939" calcext:value-type="float">
            <text:p>0.75939</text:p>
          </table:table-cell>
          <table:table-cell office:value-type="float" office:value="0.76543" calcext:value-type="float">
            <text:p>0.76543</text:p>
          </table:table-cell>
          <table:table-cell office:value-type="float" office:value="1.061" calcext:value-type="float">
            <text:p>1.061</text:p>
          </table:table-cell>
          <table:table-cell office:value-type="float" office:value="0.97129" calcext:value-type="float">
            <text:p>0.97129</text:p>
          </table:table-cell>
          <table:table-cell office:value-type="float" office:value="1.1705" calcext:value-type="float">
            <text:p>1.1705</text:p>
          </table:table-cell>
          <table:table-cell office:value-type="float" office:value="0.16239" calcext:value-type="float">
            <text:p>0.16239</text:p>
          </table:table-cell>
          <table:table-cell office:value-type="float" office:value="0.14406" calcext:value-type="float">
            <text:p>0.14406</text:p>
          </table:table-cell>
          <table:table-cell office:value-type="float" office:value="0.25745" calcext:value-type="float">
            <text:p>0.25745</text:p>
          </table:table-cell>
          <table:table-cell office:value-type="float" office:value="0.83723" calcext:value-type="float">
            <text:p>0.83723</text:p>
          </table:table-cell>
          <table:table-cell office:value-type="float" office:value="0.80127" calcext:value-type="float">
            <text:p>0.80127</text:p>
          </table:table-cell>
          <table:table-cell office:value-type="float" office:value="0.76442" calcext:value-type="float">
            <text:p>0.76442</text:p>
          </table:table-cell>
          <table:table-cell office:value-type="float" office:value="1.0501" calcext:value-type="float">
            <text:p>1.0501</text:p>
          </table:table-cell>
          <table:table-cell office:value-type="float" office:value="0.96049" calcext:value-type="float">
            <text:p>0.96049</text:p>
          </table:table-cell>
          <table:table-cell office:value-type="float" office:value="1.1626" calcext:value-type="float">
            <text:p>1.1626</text:p>
          </table:table-cell>
          <table:table-cell office:value-type="float" office:value="0.090645" calcext:value-type="float">
            <text:p>0.090645</text:p>
          </table:table-cell>
          <table:table-cell office:value-type="float" office:value="0.088533" calcext:value-type="float">
            <text:p>0.088533</text:p>
          </table:table-cell>
          <table:table-cell office:value-type="float" office:value="0.21147" calcext:value-type="float">
            <text:p>0.211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-Dec-2002 14:36:30</text:p>
          </table:table-cell>
          <table:table-cell office:value-type="string" calcext:value-type="string">
            <text:p>22-Dec-2002 05:11:30</text:p>
          </table:table-cell>
          <table:table-cell office:value-type="float" office:value="167.6961" calcext:value-type="float">
            <text:p>167.6961</text:p>
          </table:table-cell>
          <table:table-cell office:value-type="float" office:value="-74.9917" calcext:value-type="float">
            <text:p>-74.9917</text:p>
          </table:table-cell>
          <table:table-cell office:value-type="float" office:value="1" calcext:value-type="float">
            <text:p>1</text:p>
          </table:table-cell>
          <table:table-cell office:value-type="float" office:value="0.86775" calcext:value-type="float">
            <text:p>0.86775</text:p>
          </table:table-cell>
          <table:table-cell office:value-type="float" office:value="0.9061" calcext:value-type="float">
            <text:p>0.9061</text:p>
          </table:table-cell>
          <table:table-cell office:value-type="float" office:value="0.90708" calcext:value-type="float">
            <text:p>0.90708</text:p>
          </table:table-cell>
          <table:table-cell office:value-type="float" office:value="1.0156" calcext:value-type="float">
            <text:p>1.0156</text:p>
          </table:table-cell>
          <table:table-cell office:value-type="float" office:value="0.99886" calcext:value-type="float">
            <text:p>0.99886</text:p>
          </table:table-cell>
          <table:table-cell office:value-type="float" office:value="1.0548" calcext:value-type="float">
            <text:p>1.0548</text:p>
          </table:table-cell>
          <table:table-cell office:value-type="float" office:value="0.17313" calcext:value-type="float">
            <text:p>0.17313</text:p>
          </table:table-cell>
          <table:table-cell office:value-type="float" office:value="0.13572" calcext:value-type="float">
            <text:p>0.13572</text:p>
          </table:table-cell>
          <table:table-cell office:value-type="float" office:value="0.15437" calcext:value-type="float">
            <text:p>0.15437</text:p>
          </table:table-cell>
          <table:table-cell office:value-type="float" office:value="0.80175" calcext:value-type="float">
            <text:p>0.80175</text:p>
          </table:table-cell>
          <table:table-cell office:value-type="float" office:value="0.78243" calcext:value-type="float">
            <text:p>0.78243</text:p>
          </table:table-cell>
          <table:table-cell office:value-type="float" office:value="0.6977" calcext:value-type="float">
            <text:p>0.6977</text:p>
          </table:table-cell>
          <table:table-cell office:value-type="float" office:value="0.99923" calcext:value-type="float">
            <text:p>0.99923</text:p>
          </table:table-cell>
          <table:table-cell office:value-type="float" office:value="0.98749" calcext:value-type="float">
            <text:p>0.98749</text:p>
          </table:table-cell>
          <table:table-cell office:value-type="float" office:value="1.0443" calcext:value-type="float">
            <text:p>1.0443</text:p>
          </table:table-cell>
          <table:table-cell office:value-type="float" office:value="0.062891" calcext:value-type="float">
            <text:p>0.062891</text:p>
          </table:table-cell>
          <table:table-cell office:value-type="float" office:value="0.064495" calcext:value-type="float">
            <text:p>0.064495</text:p>
          </table:table-cell>
          <table:table-cell office:value-type="float" office:value="0.088401" calcext:value-type="float">
            <text:p>0.0884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-Dec-2002 07:40:15</text:p>
          </table:table-cell>
          <table:table-cell office:value-type="string" calcext:value-type="string">
            <text:p>24-Dec-2002 15:36:40</text:p>
          </table:table-cell>
          <table:table-cell office:value-type="float" office:value="168.9123" calcext:value-type="float">
            <text:p>168.9123</text:p>
          </table:table-cell>
          <table:table-cell office:value-type="float" office:value="-66.95" calcext:value-type="float">
            <text:p>-66.95</text:p>
          </table:table-cell>
          <table:table-cell office:value-type="float" office:value="1" calcext:value-type="float">
            <text:p>1</text:p>
          </table:table-cell>
          <table:table-cell office:value-type="float" office:value="0.90401" calcext:value-type="float">
            <text:p>0.90401</text:p>
          </table:table-cell>
          <table:table-cell office:value-type="float" office:value="0.93341" calcext:value-type="float">
            <text:p>0.93341</text:p>
          </table:table-cell>
          <table:table-cell office:value-type="float" office:value="0.93291" calcext:value-type="float">
            <text:p>0.93291</text:p>
          </table:table-cell>
          <table:table-cell office:value-type="float" office:value="0.94554" calcext:value-type="float">
            <text:p>0.94554</text:p>
          </table:table-cell>
          <table:table-cell office:value-type="float" office:value="0.99403" calcext:value-type="float">
            <text:p>0.99403</text:p>
          </table:table-cell>
          <table:table-cell office:value-type="float" office:value="1.04" calcext:value-type="float">
            <text:p>1.04</text:p>
          </table:table-cell>
          <table:table-cell office:value-type="float" office:value="0.14673" calcext:value-type="float">
            <text:p>0.14673</text:p>
          </table:table-cell>
          <table:table-cell office:value-type="float" office:value="0.12302" calcext:value-type="float">
            <text:p>0.12302</text:p>
          </table:table-cell>
          <table:table-cell office:value-type="float" office:value="0.14987" calcext:value-type="float">
            <text:p>0.14987</text:p>
          </table:table-cell>
          <table:table-cell office:value-type="float" office:value="0.60287" calcext:value-type="float">
            <text:p>0.60287</text:p>
          </table:table-cell>
          <table:table-cell office:value-type="float" office:value="0.74683" calcext:value-type="float">
            <text:p>0.74683</text:p>
          </table:table-cell>
          <table:table-cell office:value-type="float" office:value="0.73986" calcext:value-type="float">
            <text:p>0.73986</text:p>
          </table:table-cell>
          <table:table-cell office:value-type="float" office:value="0.93779" calcext:value-type="float">
            <text:p>0.93779</text:p>
          </table:table-cell>
          <table:table-cell office:value-type="float" office:value="0.98261" calcext:value-type="float">
            <text:p>0.98261</text:p>
          </table:table-cell>
          <table:table-cell office:value-type="float" office:value="1.0211" calcext:value-type="float">
            <text:p>1.0211</text:p>
          </table:table-cell>
          <table:table-cell office:value-type="float" office:value="0.087933" calcext:value-type="float">
            <text:p>0.087933</text:p>
          </table:table-cell>
          <table:table-cell office:value-type="float" office:value="0.041595" calcext:value-type="float">
            <text:p>0.041595</text:p>
          </table:table-cell>
          <table:table-cell office:value-type="float" office:value="0.05175" calcext:value-type="float">
            <text:p>0.051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-Dec-2002 03:14:30</text:p>
          </table:table-cell>
          <table:table-cell office:value-type="string" calcext:value-type="string">
            <text:p>28-Dec-2002 22:35:35</text:p>
          </table:table-cell>
          <table:table-cell office:value-type="float" office:value="167.8171" calcext:value-type="float">
            <text:p>167.8171</text:p>
          </table:table-cell>
          <table:table-cell office:value-type="float" office:value="-67.9917" calcext:value-type="float">
            <text:p>-67.9917</text:p>
          </table:table-cell>
          <table:table-cell office:value-type="float" office:value="1" calcext:value-type="float">
            <text:p>1</text:p>
          </table:table-cell>
          <table:table-cell office:value-type="float" office:value="0.92427" calcext:value-type="float">
            <text:p>0.92427</text:p>
          </table:table-cell>
          <table:table-cell office:value-type="float" office:value="0.91745" calcext:value-type="float">
            <text:p>0.91745</text:p>
          </table:table-cell>
          <table:table-cell office:value-type="float" office:value="0.9206" calcext:value-type="float">
            <text:p>0.9206</text:p>
          </table:table-cell>
          <table:table-cell office:value-type="float" office:value="0.97575" calcext:value-type="float">
            <text:p>0.97575</text:p>
          </table:table-cell>
          <table:table-cell office:value-type="float" office:value="0.94122" calcext:value-type="float">
            <text:p>0.94122</text:p>
          </table:table-cell>
          <table:table-cell office:value-type="float" office:value="1.0076" calcext:value-type="float">
            <text:p>1.0076</text:p>
          </table:table-cell>
          <table:table-cell office:value-type="float" office:value="0.13957" calcext:value-type="float">
            <text:p>0.13957</text:p>
          </table:table-cell>
          <table:table-cell office:value-type="float" office:value="0.15221" calcext:value-type="float">
            <text:p>0.15221</text:p>
          </table:table-cell>
          <table:table-cell office:value-type="float" office:value="0.18233" calcext:value-type="float">
            <text:p>0.18233</text:p>
          </table:table-cell>
          <table:table-cell office:value-type="float" office:value="0.87667" calcext:value-type="float">
            <text:p>0.87667</text:p>
          </table:table-cell>
          <table:table-cell office:value-type="float" office:value="0.58007" calcext:value-type="float">
            <text:p>0.58007</text:p>
          </table:table-cell>
          <table:table-cell office:value-type="float" office:value="0.80083" calcext:value-type="float">
            <text:p>0.80083</text:p>
          </table:table-cell>
          <table:table-cell office:value-type="float" office:value="0.96407" calcext:value-type="float">
            <text:p>0.96407</text:p>
          </table:table-cell>
          <table:table-cell office:value-type="float" office:value="0.93213" calcext:value-type="float">
            <text:p>0.93213</text:p>
          </table:table-cell>
          <table:table-cell office:value-type="float" office:value="0.96879" calcext:value-type="float">
            <text:p>0.96879</text:p>
          </table:table-cell>
          <table:table-cell office:value-type="float" office:value="0.063792" calcext:value-type="float">
            <text:p>0.063792</text:p>
          </table:table-cell>
          <table:table-cell office:value-type="float" office:value="0.11074" calcext:value-type="float">
            <text:p>0.11074</text:p>
          </table:table-cell>
          <table:table-cell office:value-type="float" office:value="0.07736" calcext:value-type="float">
            <text:p>0.077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-Jan-2003 22:15:30</text:p>
          </table:table-cell>
          <table:table-cell office:value-type="string" calcext:value-type="string">
            <text:p>31-Jan-2003 01:46:40</text:p>
          </table:table-cell>
          <table:table-cell office:value-type="float" office:value="154.996" calcext:value-type="float">
            <text:p>154.996</text:p>
          </table:table-cell>
          <table:table-cell office:value-type="float" office:value="-65.9875" calcext:value-type="float">
            <text:p>-65.9875</text:p>
          </table:table-cell>
          <table:table-cell office:value-type="float" office:value="1" calcext:value-type="float">
            <text:p>1</text:p>
          </table:table-cell>
          <table:table-cell office:value-type="float" office:value="0.94236" calcext:value-type="float">
            <text:p>0.94236</text:p>
          </table:table-cell>
          <table:table-cell office:value-type="float" office:value="0.92236" calcext:value-type="float">
            <text:p>0.92236</text:p>
          </table:table-cell>
          <table:table-cell office:value-type="float" office:value="0.91624" calcext:value-type="float">
            <text:p>0.91624</text:p>
          </table:table-cell>
          <table:table-cell office:value-type="float" office:value="1.0713" calcext:value-type="float">
            <text:p>1.0713</text:p>
          </table:table-cell>
          <table:table-cell office:value-type="float" office:value="1.1176" calcext:value-type="float">
            <text:p>1.1176</text:p>
          </table:table-cell>
          <table:table-cell office:value-type="float" office:value="1.1293" calcext:value-type="float">
            <text:p>1.1293</text:p>
          </table:table-cell>
          <table:table-cell office:value-type="float" office:value="0.24206" calcext:value-type="float">
            <text:p>0.24206</text:p>
          </table:table-cell>
          <table:table-cell office:value-type="float" office:value="0.28996" calcext:value-type="float">
            <text:p>0.28996</text:p>
          </table:table-cell>
          <table:table-cell office:value-type="float" office:value="0.3025" calcext:value-type="float">
            <text:p>0.3025</text:p>
          </table:table-cell>
          <table:table-cell office:value-type="float" office:value="0.9383" calcext:value-type="float">
            <text:p>0.9383</text:p>
          </table:table-cell>
          <table:table-cell office:value-type="float" office:value="0.94646" calcext:value-type="float">
            <text:p>0.94646</text:p>
          </table:table-cell>
          <table:table-cell office:value-type="float" office:value="0.88504" calcext:value-type="float">
            <text:p>0.88504</text:p>
          </table:table-cell>
          <table:table-cell office:value-type="float" office:value="1.0929" calcext:value-type="float">
            <text:p>1.0929</text:p>
          </table:table-cell>
          <table:table-cell office:value-type="float" office:value="1.1438" calcext:value-type="float">
            <text:p>1.1438</text:p>
          </table:table-cell>
          <table:table-cell office:value-type="float" office:value="1.1308" calcext:value-type="float">
            <text:p>1.1308</text:p>
          </table:table-cell>
          <table:table-cell office:value-type="float" office:value="0.13784" calcext:value-type="float">
            <text:p>0.13784</text:p>
          </table:table-cell>
          <table:table-cell office:value-type="float" office:value="0.21058" calcext:value-type="float">
            <text:p>0.21058</text:p>
          </table:table-cell>
          <table:table-cell office:value-type="float" office:value="0.19851" calcext:value-type="float">
            <text:p>0.198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1-Feb-2003 06:36:25</text:p>
          </table:table-cell>
          <table:table-cell office:value-type="string" calcext:value-type="string">
            <text:p>06-Feb-2003 00:30:10</text:p>
          </table:table-cell>
          <table:table-cell office:value-type="float" office:value="151.7008" calcext:value-type="float">
            <text:p>151.7008</text:p>
          </table:table-cell>
          <table:table-cell office:value-type="float" office:value="-73.9806" calcext:value-type="float">
            <text:p>-73.9806</text:p>
          </table:table-cell>
          <table:table-cell office:value-type="float" office:value="1" calcext:value-type="float">
            <text:p>1</text:p>
          </table:table-cell>
          <table:table-cell office:value-type="float" office:value="0.9204" calcext:value-type="float">
            <text:p>0.9204</text:p>
          </table:table-cell>
          <table:table-cell office:value-type="float" office:value="0.90295" calcext:value-type="float">
            <text:p>0.90295</text:p>
          </table:table-cell>
          <table:table-cell office:value-type="float" office:value="0.88662" calcext:value-type="float">
            <text:p>0.88662</text:p>
          </table:table-cell>
          <table:table-cell office:value-type="float" office:value="0.91946" calcext:value-type="float">
            <text:p>0.91946</text:p>
          </table:table-cell>
          <table:table-cell office:value-type="float" office:value="0.92214" calcext:value-type="float">
            <text:p>0.92214</text:p>
          </table:table-cell>
          <table:table-cell office:value-type="float" office:value="0.9079" calcext:value-type="float">
            <text:p>0.9079</text:p>
          </table:table-cell>
          <table:table-cell office:value-type="float" office:value="0.18045" calcext:value-type="float">
            <text:p>0.18045</text:p>
          </table:table-cell>
          <table:table-cell office:value-type="float" office:value="0.19287" calcext:value-type="float">
            <text:p>0.19287</text:p>
          </table:table-cell>
          <table:table-cell office:value-type="float" office:value="0.21973" calcext:value-type="float">
            <text:p>0.21973</text:p>
          </table:table-cell>
          <table:table-cell office:value-type="float" office:value="0.82517" calcext:value-type="float">
            <text:p>0.82517</text:p>
          </table:table-cell>
          <table:table-cell office:value-type="float" office:value="0.70528" calcext:value-type="float">
            <text:p>0.70528</text:p>
          </table:table-cell>
          <table:table-cell office:value-type="float" office:value="0.65633" calcext:value-type="float">
            <text:p>0.65633</text:p>
          </table:table-cell>
          <table:table-cell office:value-type="float" office:value="0.92087" calcext:value-type="float">
            <text:p>0.92087</text:p>
          </table:table-cell>
          <table:table-cell office:value-type="float" office:value="0.92534" calcext:value-type="float">
            <text:p>0.92534</text:p>
          </table:table-cell>
          <table:table-cell office:value-type="float" office:value="0.89309" calcext:value-type="float">
            <text:p>0.89309</text:p>
          </table:table-cell>
          <table:table-cell office:value-type="float" office:value="0.10601" calcext:value-type="float">
            <text:p>0.10601</text:p>
          </table:table-cell>
          <table:table-cell office:value-type="float" office:value="0.11356" calcext:value-type="float">
            <text:p>0.11356</text:p>
          </table:table-cell>
          <table:table-cell office:value-type="float" office:value="0.14421" calcext:value-type="float">
            <text:p>0.144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-Feb-2003 01:29:30</text:p>
          </table:table-cell>
          <table:table-cell office:value-type="string" calcext:value-type="string">
            <text:p>01-Mar-2003 20:42:30</text:p>
          </table:table-cell>
          <table:table-cell office:value-type="float" office:value="142.1572" calcext:value-type="float">
            <text:p>142.1572</text:p>
          </table:table-cell>
          <table:table-cell office:value-type="float" office:value="-65.9833" calcext:value-type="float">
            <text:p>-65.9833</text:p>
          </table:table-cell>
          <table:table-cell office:value-type="float" office:value="1" calcext:value-type="float">
            <text:p>1</text:p>
          </table:table-cell>
          <table:table-cell office:value-type="float" office:value="0.9027" calcext:value-type="float">
            <text:p>0.9027</text:p>
          </table:table-cell>
          <table:table-cell office:value-type="float" office:value="0.91033" calcext:value-type="float">
            <text:p>0.91033</text:p>
          </table:table-cell>
          <table:table-cell office:value-type="float" office:value="0.87064" calcext:value-type="float">
            <text:p>0.87064</text:p>
          </table:table-cell>
          <table:table-cell office:value-type="float" office:value="1.0471" calcext:value-type="float">
            <text:p>1.0471</text:p>
          </table:table-cell>
          <table:table-cell office:value-type="float" office:value="1.0513" calcext:value-type="float">
            <text:p>1.0513</text:p>
          </table:table-cell>
          <table:table-cell office:value-type="float" office:value="0.98746" calcext:value-type="float">
            <text:p>0.98746</text:p>
          </table:table-cell>
          <table:table-cell office:value-type="float" office:value="0.17087" calcext:value-type="float">
            <text:p>0.17087</text:p>
          </table:table-cell>
          <table:table-cell office:value-type="float" office:value="0.15911" calcext:value-type="float">
            <text:p>0.15911</text:p>
          </table:table-cell>
          <table:table-cell office:value-type="float" office:value="0.1849" calcext:value-type="float">
            <text:p>0.1849</text:p>
          </table:table-cell>
          <table:table-cell office:value-type="float" office:value="0.91159" calcext:value-type="float">
            <text:p>0.91159</text:p>
          </table:table-cell>
          <table:table-cell office:value-type="float" office:value="0.85132" calcext:value-type="float">
            <text:p>0.85132</text:p>
          </table:table-cell>
          <table:table-cell office:value-type="float" office:value="0.69434" calcext:value-type="float">
            <text:p>0.69434</text:p>
          </table:table-cell>
          <table:table-cell office:value-type="float" office:value="1.0444" calcext:value-type="float">
            <text:p>1.0444</text:p>
          </table:table-cell>
          <table:table-cell office:value-type="float" office:value="1.0491" calcext:value-type="float">
            <text:p>1.0491</text:p>
          </table:table-cell>
          <table:table-cell office:value-type="float" office:value="0.97238" calcext:value-type="float">
            <text:p>0.97238</text:p>
          </table:table-cell>
          <table:table-cell office:value-type="float" office:value="0.077102" calcext:value-type="float">
            <text:p>0.077102</text:p>
          </table:table-cell>
          <table:table-cell office:value-type="float" office:value="0.091953" calcext:value-type="float">
            <text:p>0.091953</text:p>
          </table:table-cell>
          <table:table-cell office:value-type="float" office:value="0.1103" calcext:value-type="float">
            <text:p>0.11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3-Mar-2003 00:00:30</text:p>
          </table:table-cell>
          <table:table-cell office:value-type="string" calcext:value-type="string">
            <text:p>05-Mar-2003 09:06:50</text:p>
          </table:table-cell>
          <table:table-cell office:value-type="float" office:value="141.4026" calcext:value-type="float">
            <text:p>141.4026</text:p>
          </table:table-cell>
          <table:table-cell office:value-type="float" office:value="-67" calcext:value-type="float">
            <text:p>-67</text:p>
          </table:table-cell>
          <table:table-cell office:value-type="float" office:value="1" calcext:value-type="float">
            <text:p>1</text:p>
          </table:table-cell>
          <table:table-cell office:value-type="float" office:value="0.9045" calcext:value-type="float">
            <text:p>0.9045</text:p>
          </table:table-cell>
          <table:table-cell office:value-type="float" office:value="0.90884" calcext:value-type="float">
            <text:p>0.90884</text:p>
          </table:table-cell>
          <table:table-cell office:value-type="float" office:value="0.90072" calcext:value-type="float">
            <text:p>0.90072</text:p>
          </table:table-cell>
          <table:table-cell office:value-type="float" office:value="1.034" calcext:value-type="float">
            <text:p>1.034</text:p>
          </table:table-cell>
          <table:table-cell office:value-type="float" office:value="0.99553" calcext:value-type="float">
            <text:p>0.99553</text:p>
          </table:table-cell>
          <table:table-cell office:value-type="float" office:value="1.0019" calcext:value-type="float">
            <text:p>1.0019</text:p>
          </table:table-cell>
          <table:table-cell office:value-type="float" office:value="0.14068" calcext:value-type="float">
            <text:p>0.14068</text:p>
          </table:table-cell>
          <table:table-cell office:value-type="float" office:value="0.13301" calcext:value-type="float">
            <text:p>0.13301</text:p>
          </table:table-cell>
          <table:table-cell office:value-type="float" office:value="0.14475" calcext:value-type="float">
            <text:p>0.14475</text:p>
          </table:table-cell>
          <table:table-cell office:value-type="float" office:value="0.83158" calcext:value-type="float">
            <text:p>0.83158</text:p>
          </table:table-cell>
          <table:table-cell office:value-type="float" office:value="0.8393" calcext:value-type="float">
            <text:p>0.8393</text:p>
          </table:table-cell>
          <table:table-cell office:value-type="float" office:value="0.87163" calcext:value-type="float">
            <text:p>0.87163</text:p>
          </table:table-cell>
          <table:table-cell office:value-type="float" office:value="1.0367" calcext:value-type="float">
            <text:p>1.0367</text:p>
          </table:table-cell>
          <table:table-cell office:value-type="float" office:value="0.99402" calcext:value-type="float">
            <text:p>0.99402</text:p>
          </table:table-cell>
          <table:table-cell office:value-type="float" office:value="0.9945" calcext:value-type="float">
            <text:p>0.9945</text:p>
          </table:table-cell>
          <table:table-cell office:value-type="float" office:value="0.072218" calcext:value-type="float">
            <text:p>0.072218</text:p>
          </table:table-cell>
          <table:table-cell office:value-type="float" office:value="0.057211" calcext:value-type="float">
            <text:p>0.057211</text:p>
          </table:table-cell>
          <table:table-cell office:value-type="float" office:value="0.052867" calcext:value-type="float">
            <text:p>0.0528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-Mar-2003 18:45:15</text:p>
          </table:table-cell>
          <table:table-cell office:value-type="string" calcext:value-type="string">
            <text:p>19-Mar-2003 02:30:30</text:p>
          </table:table-cell>
          <table:table-cell office:value-type="float" office:value="135.0134" calcext:value-type="float">
            <text:p>135.0134</text:p>
          </table:table-cell>
          <table:table-cell office:value-type="float" office:value="-59.9833" calcext:value-type="float">
            <text:p>-59.9833</text:p>
          </table:table-cell>
          <table:table-cell office:value-type="float" office:value="1" calcext:value-type="float">
            <text:p>1</text:p>
          </table:table-cell>
          <table:table-cell office:value-type="float" office:value="0.75012" calcext:value-type="float">
            <text:p>0.75012</text:p>
          </table:table-cell>
          <table:table-cell office:value-type="float" office:value="0.71961" calcext:value-type="float">
            <text:p>0.71961</text:p>
          </table:table-cell>
          <table:table-cell office:value-type="float" office:value="0.71152" calcext:value-type="float">
            <text:p>0.71152</text:p>
          </table:table-cell>
          <table:table-cell office:value-type="float" office:value="0.9542" calcext:value-type="float">
            <text:p>0.9542</text:p>
          </table:table-cell>
          <table:table-cell office:value-type="float" office:value="0.96926" calcext:value-type="float">
            <text:p>0.96926</text:p>
          </table:table-cell>
          <table:table-cell office:value-type="float" office:value="0.98112" calcext:value-type="float">
            <text:p>0.98112</text:p>
          </table:table-cell>
          <table:table-cell office:value-type="float" office:value="0.15458" calcext:value-type="float">
            <text:p>0.15458</text:p>
          </table:table-cell>
          <table:table-cell office:value-type="float" office:value="0.16612" calcext:value-type="float">
            <text:p>0.16612</text:p>
          </table:table-cell>
          <table:table-cell office:value-type="float" office:value="0.17409" calcext:value-type="float">
            <text:p>0.17409</text:p>
          </table:table-cell>
          <table:table-cell office:value-type="float" office:value="0.67146" calcext:value-type="float">
            <text:p>0.67146</text:p>
          </table:table-cell>
          <table:table-cell office:value-type="float" office:value="0.57858" calcext:value-type="float">
            <text:p>0.57858</text:p>
          </table:table-cell>
          <table:table-cell office:value-type="float" office:value="0.57369" calcext:value-type="float">
            <text:p>0.57369</text:p>
          </table:table-cell>
          <table:table-cell office:value-type="float" office:value="0.94896" calcext:value-type="float">
            <text:p>0.94896</text:p>
          </table:table-cell>
          <table:table-cell office:value-type="float" office:value="0.96147" calcext:value-type="float">
            <text:p>0.96147</text:p>
          </table:table-cell>
          <table:table-cell office:value-type="float" office:value="0.97011" calcext:value-type="float">
            <text:p>0.97011</text:p>
          </table:table-cell>
          <table:table-cell office:value-type="float" office:value="0.093632" calcext:value-type="float">
            <text:p>0.093632</text:p>
          </table:table-cell>
          <table:table-cell office:value-type="float" office:value="0.090085" calcext:value-type="float">
            <text:p>0.090085</text:p>
          </table:table-cell>
          <table:table-cell office:value-type="float" office:value="0.091639" calcext:value-type="float">
            <text:p>0.0916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-Mar-2003 17:27:30</text:p>
          </table:table-cell>
          <table:table-cell office:value-type="string" calcext:value-type="string">
            <text:p>21-Mar-2003 21:52:40</text:p>
          </table:table-cell>
          <table:table-cell office:value-type="float" office:value="134.4999" calcext:value-type="float">
            <text:p>134.4999</text:p>
          </table:table-cell>
          <table:table-cell office:value-type="float" office:value="-63.9986" calcext:value-type="float">
            <text:p>-63.9986</text:p>
          </table:table-cell>
          <table:table-cell office:value-type="float" office:value="1" calcext:value-type="float">
            <text:p>1</text:p>
          </table:table-cell>
          <table:table-cell office:value-type="float" office:value="0.75856" calcext:value-type="float">
            <text:p>0.75856</text:p>
          </table:table-cell>
          <table:table-cell office:value-type="float" office:value="0.69419" calcext:value-type="float">
            <text:p>0.69419</text:p>
          </table:table-cell>
          <table:table-cell office:value-type="float" office:value="0.68681" calcext:value-type="float">
            <text:p>0.68681</text:p>
          </table:table-cell>
          <table:table-cell office:value-type="float" office:value="0.94561" calcext:value-type="float">
            <text:p>0.94561</text:p>
          </table:table-cell>
          <table:table-cell office:value-type="float" office:value="1.0135" calcext:value-type="float">
            <text:p>1.0135</text:p>
          </table:table-cell>
          <table:table-cell office:value-type="float" office:value="1.0491" calcext:value-type="float">
            <text:p>1.0491</text:p>
          </table:table-cell>
          <table:table-cell office:value-type="float" office:value="0.17921" calcext:value-type="float">
            <text:p>0.17921</text:p>
          </table:table-cell>
          <table:table-cell office:value-type="float" office:value="0.18408" calcext:value-type="float">
            <text:p>0.18408</text:p>
          </table:table-cell>
          <table:table-cell office:value-type="float" office:value="0.19899" calcext:value-type="float">
            <text:p>0.19899</text:p>
          </table:table-cell>
          <table:table-cell office:value-type="float" office:value="0.86544" calcext:value-type="float">
            <text:p>0.86544</text:p>
          </table:table-cell>
          <table:table-cell office:value-type="float" office:value="0.70615" calcext:value-type="float">
            <text:p>0.70615</text:p>
          </table:table-cell>
          <table:table-cell office:value-type="float" office:value="0.66054" calcext:value-type="float">
            <text:p>0.66054</text:p>
          </table:table-cell>
          <table:table-cell office:value-type="float" office:value="0.93517" calcext:value-type="float">
            <text:p>0.93517</text:p>
          </table:table-cell>
          <table:table-cell office:value-type="float" office:value="1.0125" calcext:value-type="float">
            <text:p>1.0125</text:p>
          </table:table-cell>
          <table:table-cell office:value-type="float" office:value="1.0424" calcext:value-type="float">
            <text:p>1.0424</text:p>
          </table:table-cell>
          <table:table-cell office:value-type="float" office:value="0.11032" calcext:value-type="float">
            <text:p>0.11032</text:p>
          </table:table-cell>
          <table:table-cell office:value-type="float" office:value="0.099619" calcext:value-type="float">
            <text:p>0.099619</text:p>
          </table:table-cell>
          <table:table-cell office:value-type="float" office:value="0.1106" calcext:value-type="float">
            <text:p>0.11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-Mar-2003 15:42:25</text:p>
          </table:table-cell>
          <table:table-cell office:value-type="string" calcext:value-type="string">
            <text:p>06-Apr-2003 04:12:10</text:p>
          </table:table-cell>
          <table:table-cell office:value-type="float" office:value="132.3946" calcext:value-type="float">
            <text:p>132.3946</text:p>
          </table:table-cell>
          <table:table-cell office:value-type="float" office:value="-77.9861" calcext:value-type="float">
            <text:p>-77.9861</text:p>
          </table:table-cell>
          <table:table-cell office:value-type="float" office:value="1" calcext:value-type="float">
            <text:p>1</text:p>
          </table:table-cell>
          <table:table-cell office:value-type="float" office:value="0.79285" calcext:value-type="float">
            <text:p>0.79285</text:p>
          </table:table-cell>
          <table:table-cell office:value-type="float" office:value="0.8199" calcext:value-type="float">
            <text:p>0.8199</text:p>
          </table:table-cell>
          <table:table-cell office:value-type="float" office:value="0.79482" calcext:value-type="float">
            <text:p>0.79482</text:p>
          </table:table-cell>
          <table:table-cell office:value-type="float" office:value="0.97414" calcext:value-type="float">
            <text:p>0.97414</text:p>
          </table:table-cell>
          <table:table-cell office:value-type="float" office:value="1.0418" calcext:value-type="float">
            <text:p>1.0418</text:p>
          </table:table-cell>
          <table:table-cell office:value-type="float" office:value="0.95043" calcext:value-type="float">
            <text:p>0.95043</text:p>
          </table:table-cell>
          <table:table-cell office:value-type="float" office:value="0.13507" calcext:value-type="float">
            <text:p>0.13507</text:p>
          </table:table-cell>
          <table:table-cell office:value-type="float" office:value="0.14704" calcext:value-type="float">
            <text:p>0.14704</text:p>
          </table:table-cell>
          <table:table-cell office:value-type="float" office:value="0.14829" calcext:value-type="float">
            <text:p>0.14829</text:p>
          </table:table-cell>
          <table:table-cell office:value-type="float" office:value="0.81772" calcext:value-type="float">
            <text:p>0.81772</text:p>
          </table:table-cell>
          <table:table-cell office:value-type="float" office:value="0.84742" calcext:value-type="float">
            <text:p>0.84742</text:p>
          </table:table-cell>
          <table:table-cell office:value-type="float" office:value="0.8177" calcext:value-type="float">
            <text:p>0.8177</text:p>
          </table:table-cell>
          <table:table-cell office:value-type="float" office:value="0.97523" calcext:value-type="float">
            <text:p>0.97523</text:p>
          </table:table-cell>
          <table:table-cell office:value-type="float" office:value="1.0363" calcext:value-type="float">
            <text:p>1.0363</text:p>
          </table:table-cell>
          <table:table-cell office:value-type="float" office:value="0.94743" calcext:value-type="float">
            <text:p>0.94743</text:p>
          </table:table-cell>
          <table:table-cell office:value-type="float" office:value="0.080053" calcext:value-type="float">
            <text:p>0.080053</text:p>
          </table:table-cell>
          <table:table-cell office:value-type="float" office:value="0.077649" calcext:value-type="float">
            <text:p>0.077649</text:p>
          </table:table-cell>
          <table:table-cell office:value-type="float" office:value="0.098138" calcext:value-type="float">
            <text:p>0.0981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3-Apr-2003 19:51:00</text:p>
          </table:table-cell>
          <table:table-cell office:value-type="string" calcext:value-type="string">
            <text:p>26-Apr-2003 22:19:25</text:p>
          </table:table-cell>
          <table:table-cell office:value-type="float" office:value="126.3166" calcext:value-type="float">
            <text:p>126.3166</text:p>
          </table:table-cell>
          <table:table-cell office:value-type="float" office:value="-52.9625" calcext:value-type="float">
            <text:p>-52.9625</text:p>
          </table:table-cell>
          <table:table-cell office:value-type="float" office:value="1" calcext:value-type="float">
            <text:p>1</text:p>
          </table:table-cell>
          <table:table-cell office:value-type="float" office:value="0.89655" calcext:value-type="float">
            <text:p>0.89655</text:p>
          </table:table-cell>
          <table:table-cell office:value-type="float" office:value="0.92761" calcext:value-type="float">
            <text:p>0.92761</text:p>
          </table:table-cell>
          <table:table-cell office:value-type="float" office:value="0.92047" calcext:value-type="float">
            <text:p>0.92047</text:p>
          </table:table-cell>
          <table:table-cell office:value-type="float" office:value="0.91722" calcext:value-type="float">
            <text:p>0.91722</text:p>
          </table:table-cell>
          <table:table-cell office:value-type="float" office:value="0.99157" calcext:value-type="float">
            <text:p>0.99157</text:p>
          </table:table-cell>
          <table:table-cell office:value-type="float" office:value="0.98445" calcext:value-type="float">
            <text:p>0.98445</text:p>
          </table:table-cell>
          <table:table-cell office:value-type="float" office:value="0.15761" calcext:value-type="float">
            <text:p>0.15761</text:p>
          </table:table-cell>
          <table:table-cell office:value-type="float" office:value="0.13311" calcext:value-type="float">
            <text:p>0.13311</text:p>
          </table:table-cell>
          <table:table-cell office:value-type="float" office:value="0.13471" calcext:value-type="float">
            <text:p>0.13471</text:p>
          </table:table-cell>
          <table:table-cell office:value-type="float" office:value="0.72341" calcext:value-type="float">
            <text:p>0.72341</text:p>
          </table:table-cell>
          <table:table-cell office:value-type="float" office:value="0.44826" calcext:value-type="float">
            <text:p>0.44826</text:p>
          </table:table-cell>
          <table:table-cell office:value-type="float" office:value="0.36699" calcext:value-type="float">
            <text:p>0.36699</text:p>
          </table:table-cell>
          <table:table-cell office:value-type="float" office:value="0.91982" calcext:value-type="float">
            <text:p>0.91982</text:p>
          </table:table-cell>
          <table:table-cell office:value-type="float" office:value="0.9977" calcext:value-type="float">
            <text:p>0.9977</text:p>
          </table:table-cell>
          <table:table-cell office:value-type="float" office:value="0.98525" calcext:value-type="float">
            <text:p>0.98525</text:p>
          </table:table-cell>
          <table:table-cell office:value-type="float" office:value="0.11502" calcext:value-type="float">
            <text:p>0.11502</text:p>
          </table:table-cell>
          <table:table-cell office:value-type="float" office:value="0.058105" calcext:value-type="float">
            <text:p>0.058105</text:p>
          </table:table-cell>
          <table:table-cell office:value-type="float" office:value="0.070084" calcext:value-type="float">
            <text:p>0.0700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-Apr-2003 17:51:40</text:p>
          </table:table-cell>
          <table:table-cell office:value-type="string" calcext:value-type="string">
            <text:p>02-May-2003 08:43:00</text:p>
          </table:table-cell>
          <table:table-cell office:value-type="float" office:value="127.003" calcext:value-type="float">
            <text:p>127.003</text:p>
          </table:table-cell>
          <table:table-cell office:value-type="float" office:value="-77.9958" calcext:value-type="float">
            <text:p>-77.9958</text:p>
          </table:table-cell>
          <table:table-cell office:value-type="float" office:value="1" calcext:value-type="float">
            <text:p>1</text:p>
          </table:table-cell>
          <table:table-cell office:value-type="float" office:value="0.88823" calcext:value-type="float">
            <text:p>0.88823</text:p>
          </table:table-cell>
          <table:table-cell office:value-type="float" office:value="0.90787" calcext:value-type="float">
            <text:p>0.90787</text:p>
          </table:table-cell>
          <table:table-cell office:value-type="float" office:value="0.91094" calcext:value-type="float">
            <text:p>0.91094</text:p>
          </table:table-cell>
          <table:table-cell office:value-type="float" office:value="0.84777" calcext:value-type="float">
            <text:p>0.84777</text:p>
          </table:table-cell>
          <table:table-cell office:value-type="float" office:value="0.90443" calcext:value-type="float">
            <text:p>0.90443</text:p>
          </table:table-cell>
          <table:table-cell office:value-type="float" office:value="0.88929" calcext:value-type="float">
            <text:p>0.88929</text:p>
          </table:table-cell>
          <table:table-cell office:value-type="float" office:value="0.21101" calcext:value-type="float">
            <text:p>0.21101</text:p>
          </table:table-cell>
          <table:table-cell office:value-type="float" office:value="0.16936" calcext:value-type="float">
            <text:p>0.16936</text:p>
          </table:table-cell>
          <table:table-cell office:value-type="float" office:value="0.17677" calcext:value-type="float">
            <text:p>0.17677</text:p>
          </table:table-cell>
          <table:table-cell office:value-type="float" office:value="0.59815" calcext:value-type="float">
            <text:p>0.59815</text:p>
          </table:table-cell>
          <table:table-cell office:value-type="float" office:value="0.56422" calcext:value-type="float">
            <text:p>0.56422</text:p>
          </table:table-cell>
          <table:table-cell office:value-type="float" office:value="0.71341" calcext:value-type="float">
            <text:p>0.71341</text:p>
          </table:table-cell>
          <table:table-cell office:value-type="float" office:value="0.85087" calcext:value-type="float">
            <text:p>0.85087</text:p>
          </table:table-cell>
          <table:table-cell office:value-type="float" office:value="0.91015" calcext:value-type="float">
            <text:p>0.91015</text:p>
          </table:table-cell>
          <table:table-cell office:value-type="float" office:value="0.8883" calcext:value-type="float">
            <text:p>0.8883</text:p>
          </table:table-cell>
          <table:table-cell office:value-type="float" office:value="0.18546" calcext:value-type="float">
            <text:p>0.18546</text:p>
          </table:table-cell>
          <table:table-cell office:value-type="float" office:value="0.12404" calcext:value-type="float">
            <text:p>0.12404</text:p>
          </table:table-cell>
          <table:table-cell office:value-type="float" office:value="0.14344" calcext:value-type="float">
            <text:p>0.143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-May-2003 01:22:55</text:p>
          </table:table-cell>
          <table:table-cell office:value-type="string" calcext:value-type="string">
            <text:p>11-May-2003 19:20:00</text:p>
          </table:table-cell>
          <table:table-cell office:value-type="float" office:value="126.1806" calcext:value-type="float">
            <text:p>126.1806</text:p>
          </table:table-cell>
          <table:table-cell office:value-type="float" office:value="-83.9778" calcext:value-type="float">
            <text:p>-83.9778</text:p>
          </table:table-cell>
          <table:table-cell office:value-type="float" office:value="1" calcext:value-type="float">
            <text:p>1</text:p>
          </table:table-cell>
          <table:table-cell office:value-type="float" office:value="0.92276" calcext:value-type="float">
            <text:p>0.92276</text:p>
          </table:table-cell>
          <table:table-cell office:value-type="float" office:value="0.91956" calcext:value-type="float">
            <text:p>0.91956</text:p>
          </table:table-cell>
          <table:table-cell office:value-type="float" office:value="0.90696" calcext:value-type="float">
            <text:p>0.90696</text:p>
          </table:table-cell>
          <table:table-cell office:value-type="float" office:value="1.0907" calcext:value-type="float">
            <text:p>1.0907</text:p>
          </table:table-cell>
          <table:table-cell office:value-type="float" office:value="0.99187" calcext:value-type="float">
            <text:p>0.99187</text:p>
          </table:table-cell>
          <table:table-cell office:value-type="float" office:value="1.0734" calcext:value-type="float">
            <text:p>1.0734</text:p>
          </table:table-cell>
          <table:table-cell office:value-type="float" office:value="0.28605" calcext:value-type="float">
            <text:p>0.28605</text:p>
          </table:table-cell>
          <table:table-cell office:value-type="float" office:value="0.18464" calcext:value-type="float">
            <text:p>0.18464</text:p>
          </table:table-cell>
          <table:table-cell office:value-type="float" office:value="0.25962" calcext:value-type="float">
            <text:p>0.25962</text:p>
          </table:table-cell>
          <table:table-cell office:value-type="float" office:value="0.83178" calcext:value-type="float">
            <text:p>0.83178</text:p>
          </table:table-cell>
          <table:table-cell office:value-type="float" office:value="0.82515" calcext:value-type="float">
            <text:p>0.82515</text:p>
          </table:table-cell>
          <table:table-cell office:value-type="float" office:value="0.72679" calcext:value-type="float">
            <text:p>0.72679</text:p>
          </table:table-cell>
          <table:table-cell office:value-type="float" office:value="1.0142" calcext:value-type="float">
            <text:p>1.0142</text:p>
          </table:table-cell>
          <table:table-cell office:value-type="float" office:value="0.99448" calcext:value-type="float">
            <text:p>0.99448</text:p>
          </table:table-cell>
          <table:table-cell office:value-type="float" office:value="1.0365" calcext:value-type="float">
            <text:p>1.0365</text:p>
          </table:table-cell>
          <table:table-cell office:value-type="float" office:value="0.095283" calcext:value-type="float">
            <text:p>0.095283</text:p>
          </table:table-cell>
          <table:table-cell office:value-type="float" office:value="0.083976" calcext:value-type="float">
            <text:p>0.083976</text:p>
          </table:table-cell>
          <table:table-cell office:value-type="float" office:value="0.12635" calcext:value-type="float">
            <text:p>0.126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-May-2003 20:01:00</text:p>
          </table:table-cell>
          <table:table-cell office:value-type="string" calcext:value-type="string">
            <text:p>23-May-2003 08:25:45</text:p>
          </table:table-cell>
          <table:table-cell office:value-type="float" office:value="124.897" calcext:value-type="float">
            <text:p>124.897</text:p>
          </table:table-cell>
          <table:table-cell office:value-type="float" office:value="-73" calcext:value-type="float">
            <text:p>-73</text:p>
          </table:table-cell>
          <table:table-cell office:value-type="float" office:value="1" calcext:value-type="float">
            <text:p>1</text:p>
          </table:table-cell>
          <table:table-cell office:value-type="float" office:value="0.96283" calcext:value-type="float">
            <text:p>0.96283</text:p>
          </table:table-cell>
          <table:table-cell office:value-type="float" office:value="0.95616" calcext:value-type="float">
            <text:p>0.95616</text:p>
          </table:table-cell>
          <table:table-cell office:value-type="float" office:value="0.95335" calcext:value-type="float">
            <text:p>0.95335</text:p>
          </table:table-cell>
          <table:table-cell office:value-type="float" office:value="1.0245" calcext:value-type="float">
            <text:p>1.0245</text:p>
          </table:table-cell>
          <table:table-cell office:value-type="float" office:value="1.002" calcext:value-type="float">
            <text:p>1.002</text:p>
          </table:table-cell>
          <table:table-cell office:value-type="float" office:value="1.0219" calcext:value-type="float">
            <text:p>1.0219</text:p>
          </table:table-cell>
          <table:table-cell office:value-type="float" office:value="0.18554" calcext:value-type="float">
            <text:p>0.18554</text:p>
          </table:table-cell>
          <table:table-cell office:value-type="float" office:value="0.1392" calcext:value-type="float">
            <text:p>0.1392</text:p>
          </table:table-cell>
          <table:table-cell office:value-type="float" office:value="0.16888" calcext:value-type="float">
            <text:p>0.16888</text:p>
          </table:table-cell>
          <table:table-cell office:value-type="float" office:value="0.88336" calcext:value-type="float">
            <text:p>0.88336</text:p>
          </table:table-cell>
          <table:table-cell office:value-type="float" office:value="0.87568" calcext:value-type="float">
            <text:p>0.87568</text:p>
          </table:table-cell>
          <table:table-cell office:value-type="float" office:value="0.84559" calcext:value-type="float">
            <text:p>0.84559</text:p>
          </table:table-cell>
          <table:table-cell office:value-type="float" office:value="0.97427" calcext:value-type="float">
            <text:p>0.97427</text:p>
          </table:table-cell>
          <table:table-cell office:value-type="float" office:value="1.012" calcext:value-type="float">
            <text:p>1.012</text:p>
          </table:table-cell>
          <table:table-cell office:value-type="float" office:value="0.98693" calcext:value-type="float">
            <text:p>0.98693</text:p>
          </table:table-cell>
          <table:table-cell office:value-type="float" office:value="0.070414" calcext:value-type="float">
            <text:p>0.070414</text:p>
          </table:table-cell>
          <table:table-cell office:value-type="float" office:value="0.063572" calcext:value-type="float">
            <text:p>0.063572</text:p>
          </table:table-cell>
          <table:table-cell office:value-type="float" office:value="0.075061" calcext:value-type="float">
            <text:p>0.0750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-May-2003 17:46:50</text:p>
          </table:table-cell>
          <table:table-cell office:value-type="string" calcext:value-type="string">
            <text:p>03-Jun-2003 13:52:05</text:p>
          </table:table-cell>
          <table:table-cell office:value-type="float" office:value="122.0508" calcext:value-type="float">
            <text:p>122.0508</text:p>
          </table:table-cell>
          <table:table-cell office:value-type="float" office:value="-143.9583" calcext:value-type="float">
            <text:p>-143.9583</text:p>
          </table:table-cell>
          <table:table-cell office:value-type="float" office:value="1" calcext:value-type="float">
            <text:p>1</text:p>
          </table:table-cell>
          <table:table-cell office:value-type="float" office:value="0.90653" calcext:value-type="float">
            <text:p>0.90653</text:p>
          </table:table-cell>
          <table:table-cell office:value-type="float" office:value="0.90011" calcext:value-type="float">
            <text:p>0.90011</text:p>
          </table:table-cell>
          <table:table-cell office:value-type="float" office:value="0.89917" calcext:value-type="float">
            <text:p>0.89917</text:p>
          </table:table-cell>
          <table:table-cell office:value-type="float" office:value="1.193" calcext:value-type="float">
            <text:p>1.193</text:p>
          </table:table-cell>
          <table:table-cell office:value-type="float" office:value="0.91825" calcext:value-type="float">
            <text:p>0.91825</text:p>
          </table:table-cell>
          <table:table-cell office:value-type="float" office:value="0.97603" calcext:value-type="float">
            <text:p>0.97603</text:p>
          </table:table-cell>
          <table:table-cell office:value-type="float" office:value="0.35015" calcext:value-type="float">
            <text:p>0.35015</text:p>
          </table:table-cell>
          <table:table-cell office:value-type="float" office:value="0.21677" calcext:value-type="float">
            <text:p>0.21677</text:p>
          </table:table-cell>
          <table:table-cell office:value-type="float" office:value="0.21112" calcext:value-type="float">
            <text:p>0.21112</text:p>
          </table:table-cell>
          <table:table-cell office:value-type="float" office:value="0.94297" calcext:value-type="float">
            <text:p>0.94297</text:p>
          </table:table-cell>
          <table:table-cell office:value-type="float" office:value="0.91373" calcext:value-type="float">
            <text:p>0.91373</text:p>
          </table:table-cell>
          <table:table-cell office:value-type="float" office:value="0.9177" calcext:value-type="float">
            <text:p>0.9177</text:p>
          </table:table-cell>
          <table:table-cell office:value-type="float" office:value="1.1051" calcext:value-type="float">
            <text:p>1.1051</text:p>
          </table:table-cell>
          <table:table-cell office:value-type="float" office:value="0.9269" calcext:value-type="float">
            <text:p>0.9269</text:p>
          </table:table-cell>
          <table:table-cell office:value-type="float" office:value="0.94" calcext:value-type="float">
            <text:p>0.94</text:p>
          </table:table-cell>
          <table:table-cell office:value-type="float" office:value="0.14191" calcext:value-type="float">
            <text:p>0.14191</text:p>
          </table:table-cell>
          <table:table-cell office:value-type="float" office:value="0.14145" calcext:value-type="float">
            <text:p>0.14145</text:p>
          </table:table-cell>
          <table:table-cell office:value-type="float" office:value="0.12824" calcext:value-type="float">
            <text:p>0.128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-Jun-2003 14:20:50</text:p>
          </table:table-cell>
          <table:table-cell office:value-type="string" calcext:value-type="string">
            <text:p>20-Jun-2003 08:50:30</text:p>
          </table:table-cell>
          <table:table-cell office:value-type="float" office:value="125.6935" calcext:value-type="float">
            <text:p>125.6935</text:p>
          </table:table-cell>
          <table:table-cell office:value-type="float" office:value="-140.9875" calcext:value-type="float">
            <text:p>-140.9875</text:p>
          </table:table-cell>
          <table:table-cell office:value-type="float" office:value="1" calcext:value-type="float">
            <text:p>1</text:p>
          </table:table-cell>
          <table:table-cell office:value-type="float" office:value="0.90766" calcext:value-type="float">
            <text:p>0.90766</text:p>
          </table:table-cell>
          <table:table-cell office:value-type="float" office:value="0.92011" calcext:value-type="float">
            <text:p>0.92011</text:p>
          </table:table-cell>
          <table:table-cell office:value-type="float" office:value="0.9205" calcext:value-type="float">
            <text:p>0.9205</text:p>
          </table:table-cell>
          <table:table-cell office:value-type="float" office:value="1.0159" calcext:value-type="float">
            <text:p>1.0159</text:p>
          </table:table-cell>
          <table:table-cell office:value-type="float" office:value="0.99121" calcext:value-type="float">
            <text:p>0.99121</text:p>
          </table:table-cell>
          <table:table-cell office:value-type="float" office:value="1.0346" calcext:value-type="float">
            <text:p>1.0346</text:p>
          </table:table-cell>
          <table:table-cell office:value-type="float" office:value="0.25208" calcext:value-type="float">
            <text:p>0.25208</text:p>
          </table:table-cell>
          <table:table-cell office:value-type="float" office:value="0.20041" calcext:value-type="float">
            <text:p>0.20041</text:p>
          </table:table-cell>
          <table:table-cell office:value-type="float" office:value="0.19974" calcext:value-type="float">
            <text:p>0.19974</text:p>
          </table:table-cell>
          <table:table-cell office:value-type="float" office:value="0.7596" calcext:value-type="float">
            <text:p>0.7596</text:p>
          </table:table-cell>
          <table:table-cell office:value-type="float" office:value="0.90868" calcext:value-type="float">
            <text:p>0.90868</text:p>
          </table:table-cell>
          <table:table-cell office:value-type="float" office:value="0.84435" calcext:value-type="float">
            <text:p>0.84435</text:p>
          </table:table-cell>
          <table:table-cell office:value-type="float" office:value="0.95018" calcext:value-type="float">
            <text:p>0.95018</text:p>
          </table:table-cell>
          <table:table-cell office:value-type="float" office:value="1.0136" calcext:value-type="float">
            <text:p>1.0136</text:p>
          </table:table-cell>
          <table:table-cell office:value-type="float" office:value="1.0035" calcext:value-type="float">
            <text:p>1.0035</text:p>
          </table:table-cell>
          <table:table-cell office:value-type="float" office:value="0.12075" calcext:value-type="float">
            <text:p>0.12075</text:p>
          </table:table-cell>
          <table:table-cell office:value-type="float" office:value="0.088848" calcext:value-type="float">
            <text:p>0.088848</text:p>
          </table:table-cell>
          <table:table-cell office:value-type="float" office:value="0.085439" calcext:value-type="float">
            <text:p>0.0854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3-Jun-2003 11:34:40</text:p>
          </table:table-cell>
          <table:table-cell office:value-type="string" calcext:value-type="string">
            <text:p>25-Jun-2003 14:20:05</text:p>
          </table:table-cell>
          <table:table-cell office:value-type="float" office:value="122.6094" calcext:value-type="float">
            <text:p>122.6094</text:p>
          </table:table-cell>
          <table:table-cell office:value-type="float" office:value="-54.9944" calcext:value-type="float">
            <text:p>-54.9944</text:p>
          </table:table-cell>
          <table:table-cell office:value-type="float" office:value="1" calcext:value-type="float">
            <text:p>1</text:p>
          </table:table-cell>
          <table:table-cell office:value-type="float" office:value="0.96033" calcext:value-type="float">
            <text:p>0.96033</text:p>
          </table:table-cell>
          <table:table-cell office:value-type="float" office:value="0.95648" calcext:value-type="float">
            <text:p>0.95648</text:p>
          </table:table-cell>
          <table:table-cell office:value-type="float" office:value="0.95961" calcext:value-type="float">
            <text:p>0.95961</text:p>
          </table:table-cell>
          <table:table-cell office:value-type="float" office:value="1.0592" calcext:value-type="float">
            <text:p>1.0592</text:p>
          </table:table-cell>
          <table:table-cell office:value-type="float" office:value="0.98239" calcext:value-type="float">
            <text:p>0.98239</text:p>
          </table:table-cell>
          <table:table-cell office:value-type="float" office:value="1.0317" calcext:value-type="float">
            <text:p>1.0317</text:p>
          </table:table-cell>
          <table:table-cell office:value-type="float" office:value="0.20566" calcext:value-type="float">
            <text:p>0.20566</text:p>
          </table:table-cell>
          <table:table-cell office:value-type="float" office:value="0.15967" calcext:value-type="float">
            <text:p>0.15967</text:p>
          </table:table-cell>
          <table:table-cell office:value-type="float" office:value="0.15323" calcext:value-type="float">
            <text:p>0.15323</text:p>
          </table:table-cell>
          <table:table-cell office:value-type="float" office:value="0.95347" calcext:value-type="float">
            <text:p>0.95347</text:p>
          </table:table-cell>
          <table:table-cell office:value-type="float" office:value="0.90986" calcext:value-type="float">
            <text:p>0.90986</text:p>
          </table:table-cell>
          <table:table-cell office:value-type="float" office:value="0.83" calcext:value-type="float">
            <text:p>0.83</text:p>
          </table:table-cell>
          <table:table-cell office:value-type="float" office:value="0.9993" calcext:value-type="float">
            <text:p>0.9993</text:p>
          </table:table-cell>
          <table:table-cell office:value-type="float" office:value="1.0082" calcext:value-type="float">
            <text:p>1.0082</text:p>
          </table:table-cell>
          <table:table-cell office:value-type="float" office:value="1.0029" calcext:value-type="float">
            <text:p>1.0029</text:p>
          </table:table-cell>
          <table:table-cell office:value-type="float" office:value="0.039754" calcext:value-type="float">
            <text:p>0.039754</text:p>
          </table:table-cell>
          <table:table-cell office:value-type="float" office:value="0.050114" calcext:value-type="float">
            <text:p>0.050114</text:p>
          </table:table-cell>
          <table:table-cell office:value-type="float" office:value="0.051217" calcext:value-type="float">
            <text:p>0.0512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-Jul-2003 09:23:35</text:p>
          </table:table-cell>
          <table:table-cell office:value-type="string" calcext:value-type="string">
            <text:p>13-Jul-2003 19:44:30</text:p>
          </table:table-cell>
          <table:table-cell office:value-type="float" office:value="126.0291" calcext:value-type="float">
            <text:p>126.0291</text:p>
          </table:table-cell>
          <table:table-cell office:value-type="float" office:value="-104.9611" calcext:value-type="float">
            <text:p>-104.9611</text:p>
          </table:table-cell>
          <table:table-cell office:value-type="float" office:value="1" calcext:value-type="float">
            <text:p>1</text:p>
          </table:table-cell>
          <table:table-cell office:value-type="float" office:value="0.91829" calcext:value-type="float">
            <text:p>0.91829</text:p>
          </table:table-cell>
          <table:table-cell office:value-type="float" office:value="0.92166" calcext:value-type="float">
            <text:p>0.92166</text:p>
          </table:table-cell>
          <table:table-cell office:value-type="float" office:value="0.92621" calcext:value-type="float">
            <text:p>0.92621</text:p>
          </table:table-cell>
          <table:table-cell office:value-type="float" office:value="1.0524" calcext:value-type="float">
            <text:p>1.0524</text:p>
          </table:table-cell>
          <table:table-cell office:value-type="float" office:value="0.97895" calcext:value-type="float">
            <text:p>0.97895</text:p>
          </table:table-cell>
          <table:table-cell office:value-type="float" office:value="1.0299" calcext:value-type="float">
            <text:p>1.0299</text:p>
          </table:table-cell>
          <table:table-cell office:value-type="float" office:value="0.20424" calcext:value-type="float">
            <text:p>0.20424</text:p>
          </table:table-cell>
          <table:table-cell office:value-type="float" office:value="0.18595" calcext:value-type="float">
            <text:p>0.18595</text:p>
          </table:table-cell>
          <table:table-cell office:value-type="float" office:value="0.1787" calcext:value-type="float">
            <text:p>0.1787</text:p>
          </table:table-cell>
          <table:table-cell office:value-type="float" office:value="0.96032" calcext:value-type="float">
            <text:p>0.96032</text:p>
          </table:table-cell>
          <table:table-cell office:value-type="float" office:value="0.92772" calcext:value-type="float">
            <text:p>0.92772</text:p>
          </table:table-cell>
          <table:table-cell office:value-type="float" office:value="0.92086" calcext:value-type="float">
            <text:p>0.92086</text:p>
          </table:table-cell>
          <table:table-cell office:value-type="float" office:value="1.0092" calcext:value-type="float">
            <text:p>1.0092</text:p>
          </table:table-cell>
          <table:table-cell office:value-type="float" office:value="1.0008" calcext:value-type="float">
            <text:p>1.0008</text:p>
          </table:table-cell>
          <table:table-cell office:value-type="float" office:value="1.0051" calcext:value-type="float">
            <text:p>1.0051</text:p>
          </table:table-cell>
          <table:table-cell office:value-type="float" office:value="0.066736" calcext:value-type="float">
            <text:p>0.066736</text:p>
          </table:table-cell>
          <table:table-cell office:value-type="float" office:value="0.079688" calcext:value-type="float">
            <text:p>0.079688</text:p>
          </table:table-cell>
          <table:table-cell office:value-type="float" office:value="0.073072" calcext:value-type="float">
            <text:p>0.0730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-Jul-2003 08:06:40</text:p>
          </table:table-cell>
          <table:table-cell office:value-type="string" calcext:value-type="string">
            <text:p>18-Jul-2003 02:14:40</text:p>
          </table:table-cell>
          <table:table-cell office:value-type="float" office:value="125.7412" calcext:value-type="float">
            <text:p>125.7412</text:p>
          </table:table-cell>
          <table:table-cell office:value-type="float" office:value="-89.9722" calcext:value-type="float">
            <text:p>-89.9722</text:p>
          </table:table-cell>
          <table:table-cell office:value-type="float" office:value="1" calcext:value-type="float">
            <text:p>1</text:p>
          </table:table-cell>
          <table:table-cell office:value-type="float" office:value="0.89255" calcext:value-type="float">
            <text:p>0.89255</text:p>
          </table:table-cell>
          <table:table-cell office:value-type="float" office:value="0.87597" calcext:value-type="float">
            <text:p>0.87597</text:p>
          </table:table-cell>
          <table:table-cell office:value-type="float" office:value="0.86846" calcext:value-type="float">
            <text:p>0.86846</text:p>
          </table:table-cell>
          <table:table-cell office:value-type="float" office:value="1.0433" calcext:value-type="float">
            <text:p>1.0433</text:p>
          </table:table-cell>
          <table:table-cell office:value-type="float" office:value="1.0261" calcext:value-type="float">
            <text:p>1.0261</text:p>
          </table:table-cell>
          <table:table-cell office:value-type="float" office:value="1.0717" calcext:value-type="float">
            <text:p>1.0717</text:p>
          </table:table-cell>
          <table:table-cell office:value-type="float" office:value="0.217" calcext:value-type="float">
            <text:p>0.217</text:p>
          </table:table-cell>
          <table:table-cell office:value-type="float" office:value="0.22574" calcext:value-type="float">
            <text:p>0.22574</text:p>
          </table:table-cell>
          <table:table-cell office:value-type="float" office:value="0.25227" calcext:value-type="float">
            <text:p>0.25227</text:p>
          </table:table-cell>
          <table:table-cell office:value-type="float" office:value="0.92726" calcext:value-type="float">
            <text:p>0.92726</text:p>
          </table:table-cell>
          <table:table-cell office:value-type="float" office:value="0.78237" calcext:value-type="float">
            <text:p>0.78237</text:p>
          </table:table-cell>
          <table:table-cell office:value-type="float" office:value="0.67832" calcext:value-type="float">
            <text:p>0.67832</text:p>
          </table:table-cell>
          <table:table-cell office:value-type="float" office:value="0.9986" calcext:value-type="float">
            <text:p>0.9986</text:p>
          </table:table-cell>
          <table:table-cell office:value-type="float" office:value="1.0461" calcext:value-type="float">
            <text:p>1.0461</text:p>
          </table:table-cell>
          <table:table-cell office:value-type="float" office:value="1.0465" calcext:value-type="float">
            <text:p>1.0465</text:p>
          </table:table-cell>
          <table:table-cell office:value-type="float" office:value="0.07801" calcext:value-type="float">
            <text:p>0.07801</text:p>
          </table:table-cell>
          <table:table-cell office:value-type="float" office:value="0.16057" calcext:value-type="float">
            <text:p>0.16057</text:p>
          </table:table-cell>
          <table:table-cell office:value-type="float" office:value="0.15508" calcext:value-type="float">
            <text:p>0.155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-Jul-2003 06:14:50</text:p>
          </table:table-cell>
          <table:table-cell office:value-type="string" calcext:value-type="string">
            <text:p>28-Jul-2003 08:17:30</text:p>
          </table:table-cell>
          <table:table-cell office:value-type="float" office:value="124.3898" calcext:value-type="float">
            <text:p>124.3898</text:p>
          </table:table-cell>
          <table:table-cell office:value-type="float" office:value="-57" calcext:value-type="float">
            <text:p>-57</text:p>
          </table:table-cell>
          <table:table-cell office:value-type="float" office:value="1" calcext:value-type="float">
            <text:p>1</text:p>
          </table:table-cell>
          <table:table-cell office:value-type="float" office:value="0.86767" calcext:value-type="float">
            <text:p>0.86767</text:p>
          </table:table-cell>
          <table:table-cell office:value-type="float" office:value="0.85909" calcext:value-type="float">
            <text:p>0.85909</text:p>
          </table:table-cell>
          <table:table-cell office:value-type="float" office:value="0.88573" calcext:value-type="float">
            <text:p>0.88573</text:p>
          </table:table-cell>
          <table:table-cell office:value-type="float" office:value="0.96137" calcext:value-type="float">
            <text:p>0.96137</text:p>
          </table:table-cell>
          <table:table-cell office:value-type="float" office:value="0.91934" calcext:value-type="float">
            <text:p>0.91934</text:p>
          </table:table-cell>
          <table:table-cell office:value-type="float" office:value="1.0208" calcext:value-type="float">
            <text:p>1.0208</text:p>
          </table:table-cell>
          <table:table-cell office:value-type="float" office:value="0.22304" calcext:value-type="float">
            <text:p>0.22304</text:p>
          </table:table-cell>
          <table:table-cell office:value-type="float" office:value="0.22603" calcext:value-type="float">
            <text:p>0.22603</text:p>
          </table:table-cell>
          <table:table-cell office:value-type="float" office:value="0.20012" calcext:value-type="float">
            <text:p>0.20012</text:p>
          </table:table-cell>
          <table:table-cell office:value-type="float" office:value="0.86087" calcext:value-type="float">
            <text:p>0.86087</text:p>
          </table:table-cell>
          <table:table-cell office:value-type="float" office:value="0.91811" calcext:value-type="float">
            <text:p>0.91811</text:p>
          </table:table-cell>
          <table:table-cell office:value-type="float" office:value="0.92959" calcext:value-type="float">
            <text:p>0.92959</text:p>
          </table:table-cell>
          <table:table-cell office:value-type="float" office:value="0.9236" calcext:value-type="float">
            <text:p>0.9236</text:p>
          </table:table-cell>
          <table:table-cell office:value-type="float" office:value="0.93371" calcext:value-type="float">
            <text:p>0.93371</text:p>
          </table:table-cell>
          <table:table-cell office:value-type="float" office:value="0.99905" calcext:value-type="float">
            <text:p>0.99905</text:p>
          </table:table-cell>
          <table:table-cell office:value-type="float" office:value="0.13564" calcext:value-type="float">
            <text:p>0.13564</text:p>
          </table:table-cell>
          <table:table-cell office:value-type="float" office:value="0.1534" calcext:value-type="float">
            <text:p>0.1534</text:p>
          </table:table-cell>
          <table:table-cell office:value-type="float" office:value="0.095881" calcext:value-type="float">
            <text:p>0.0958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-Jul-2003 22:43:35</text:p>
          </table:table-cell>
          <table:table-cell office:value-type="string" calcext:value-type="string">
            <text:p>30-Jul-2003 23:27:10</text:p>
          </table:table-cell>
          <table:table-cell office:value-type="float" office:value="124.2481" calcext:value-type="float">
            <text:p>124.2481</text:p>
          </table:table-cell>
          <table:table-cell office:value-type="float" office:value="-53.95" calcext:value-type="float">
            <text:p>-53.95</text:p>
          </table:table-cell>
          <table:table-cell office:value-type="float" office:value="1" calcext:value-type="float">
            <text:p>1</text:p>
          </table:table-cell>
          <table:table-cell office:value-type="float" office:value="0.8923" calcext:value-type="float">
            <text:p>0.8923</text:p>
          </table:table-cell>
          <table:table-cell office:value-type="float" office:value="0.89336" calcext:value-type="float">
            <text:p>0.89336</text:p>
          </table:table-cell>
          <table:table-cell office:value-type="float" office:value="0.89136" calcext:value-type="float">
            <text:p>0.89136</text:p>
          </table:table-cell>
          <table:table-cell office:value-type="float" office:value="1.0261" calcext:value-type="float">
            <text:p>1.0261</text:p>
          </table:table-cell>
          <table:table-cell office:value-type="float" office:value="0.99232" calcext:value-type="float">
            <text:p>0.99232</text:p>
          </table:table-cell>
          <table:table-cell office:value-type="float" office:value="1.0412" calcext:value-type="float">
            <text:p>1.0412</text:p>
          </table:table-cell>
          <table:table-cell office:value-type="float" office:value="0.21057" calcext:value-type="float">
            <text:p>0.21057</text:p>
          </table:table-cell>
          <table:table-cell office:value-type="float" office:value="0.16062" calcext:value-type="float">
            <text:p>0.16062</text:p>
          </table:table-cell>
          <table:table-cell office:value-type="float" office:value="0.17139" calcext:value-type="float">
            <text:p>0.17139</text:p>
          </table:table-cell>
          <table:table-cell office:value-type="float" office:value="0.7376" calcext:value-type="float">
            <text:p>0.7376</text:p>
          </table:table-cell>
          <table:table-cell office:value-type="float" office:value="0.90944" calcext:value-type="float">
            <text:p>0.90944</text:p>
          </table:table-cell>
          <table:table-cell office:value-type="float" office:value="0.66998" calcext:value-type="float">
            <text:p>0.66998</text:p>
          </table:table-cell>
          <table:table-cell office:value-type="float" office:value="0.98133" calcext:value-type="float">
            <text:p>0.98133</text:p>
          </table:table-cell>
          <table:table-cell office:value-type="float" office:value="1.0076" calcext:value-type="float">
            <text:p>1.0076</text:p>
          </table:table-cell>
          <table:table-cell office:value-type="float" office:value="1.0259" calcext:value-type="float">
            <text:p>1.0259</text:p>
          </table:table-cell>
          <table:table-cell office:value-type="float" office:value="0.076877" calcext:value-type="float">
            <text:p>0.076877</text:p>
          </table:table-cell>
          <table:table-cell office:value-type="float" office:value="0.035452" calcext:value-type="float">
            <text:p>0.035452</text:p>
          </table:table-cell>
          <table:table-cell office:value-type="float" office:value="0.069916" calcext:value-type="float">
            <text:p>0.0699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-Aug-2003 01:39:30</text:p>
          </table:table-cell>
          <table:table-cell office:value-type="string" calcext:value-type="string">
            <text:p>08-Aug-2003 21:40:55</text:p>
          </table:table-cell>
          <table:table-cell office:value-type="float" office:value="126.2962" calcext:value-type="float">
            <text:p>126.2962</text:p>
          </table:table-cell>
          <table:table-cell office:value-type="float" office:value="-60.9667" calcext:value-type="float">
            <text:p>-60.9667</text:p>
          </table:table-cell>
          <table:table-cell office:value-type="float" office:value="1" calcext:value-type="float">
            <text:p>1</text:p>
          </table:table-cell>
          <table:table-cell office:value-type="float" office:value="0.90753" calcext:value-type="float">
            <text:p>0.90753</text:p>
          </table:table-cell>
          <table:table-cell office:value-type="float" office:value="0.89456" calcext:value-type="float">
            <text:p>0.89456</text:p>
          </table:table-cell>
          <table:table-cell office:value-type="float" office:value="0.88228" calcext:value-type="float">
            <text:p>0.88228</text:p>
          </table:table-cell>
          <table:table-cell office:value-type="float" office:value="1.0182" calcext:value-type="float">
            <text:p>1.0182</text:p>
          </table:table-cell>
          <table:table-cell office:value-type="float" office:value="1.0333" calcext:value-type="float">
            <text:p>1.0333</text:p>
          </table:table-cell>
          <table:table-cell office:value-type="float" office:value="1.015" calcext:value-type="float">
            <text:p>1.015</text:p>
          </table:table-cell>
          <table:table-cell office:value-type="float" office:value="0.1933" calcext:value-type="float">
            <text:p>0.1933</text:p>
          </table:table-cell>
          <table:table-cell office:value-type="float" office:value="0.16014" calcext:value-type="float">
            <text:p>0.16014</text:p>
          </table:table-cell>
          <table:table-cell office:value-type="float" office:value="0.16309" calcext:value-type="float">
            <text:p>0.16309</text:p>
          </table:table-cell>
          <table:table-cell office:value-type="float" office:value="0.95946" calcext:value-type="float">
            <text:p>0.95946</text:p>
          </table:table-cell>
          <table:table-cell office:value-type="float" office:value="0.95453" calcext:value-type="float">
            <text:p>0.95453</text:p>
          </table:table-cell>
          <table:table-cell office:value-type="float" office:value="0.91314" calcext:value-type="float">
            <text:p>0.91314</text:p>
          </table:table-cell>
          <table:table-cell office:value-type="float" office:value="0.98491" calcext:value-type="float">
            <text:p>0.98491</text:p>
          </table:table-cell>
          <table:table-cell office:value-type="float" office:value="1.0416" calcext:value-type="float">
            <text:p>1.0416</text:p>
          </table:table-cell>
          <table:table-cell office:value-type="float" office:value="1.0041" calcext:value-type="float">
            <text:p>1.0041</text:p>
          </table:table-cell>
          <table:table-cell office:value-type="float" office:value="0.063339" calcext:value-type="float">
            <text:p>0.063339</text:p>
          </table:table-cell>
          <table:table-cell office:value-type="float" office:value="0.067949" calcext:value-type="float">
            <text:p>0.067949</text:p>
          </table:table-cell>
          <table:table-cell office:value-type="float" office:value="0.079228" calcext:value-type="float">
            <text:p>0.0792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-Aug-2003 21:45:45</text:p>
          </table:table-cell>
          <table:table-cell office:value-type="string" calcext:value-type="string">
            <text:p>24-Aug-2003 14:29:45</text:p>
          </table:table-cell>
          <table:table-cell office:value-type="float" office:value="127.4048" calcext:value-type="float">
            <text:p>127.4048</text:p>
          </table:table-cell>
          <table:table-cell office:value-type="float" office:value="-147.9444" calcext:value-type="float">
            <text:p>-147.9444</text:p>
          </table:table-cell>
          <table:table-cell office:value-type="float" office:value="1" calcext:value-type="float">
            <text:p>1</text:p>
          </table:table-cell>
          <table:table-cell office:value-type="float" office:value="0.81547" calcext:value-type="float">
            <text:p>0.81547</text:p>
          </table:table-cell>
          <table:table-cell office:value-type="float" office:value="0.78047" calcext:value-type="float">
            <text:p>0.78047</text:p>
          </table:table-cell>
          <table:table-cell office:value-type="float" office:value="0.82432" calcext:value-type="float">
            <text:p>0.82432</text:p>
          </table:table-cell>
          <table:table-cell office:value-type="float" office:value="1.0555" calcext:value-type="float">
            <text:p>1.0555</text:p>
          </table:table-cell>
          <table:table-cell office:value-type="float" office:value="1.0335" calcext:value-type="float">
            <text:p>1.0335</text:p>
          </table:table-cell>
          <table:table-cell office:value-type="float" office:value="1.0879" calcext:value-type="float">
            <text:p>1.0879</text:p>
          </table:table-cell>
          <table:table-cell office:value-type="float" office:value="0.30606" calcext:value-type="float">
            <text:p>0.30606</text:p>
          </table:table-cell>
          <table:table-cell office:value-type="float" office:value="0.26727" calcext:value-type="float">
            <text:p>0.26727</text:p>
          </table:table-cell>
          <table:table-cell office:value-type="float" office:value="0.25477" calcext:value-type="float">
            <text:p>0.25477</text:p>
          </table:table-cell>
          <table:table-cell office:value-type="float" office:value="0.83421" calcext:value-type="float">
            <text:p>0.83421</text:p>
          </table:table-cell>
          <table:table-cell office:value-type="float" office:value="0.80656" calcext:value-type="float">
            <text:p>0.80656</text:p>
          </table:table-cell>
          <table:table-cell office:value-type="float" office:value="0.86235" calcext:value-type="float">
            <text:p>0.86235</text:p>
          </table:table-cell>
          <table:table-cell office:value-type="float" office:value="1.001" calcext:value-type="float">
            <text:p>1.001</text:p>
          </table:table-cell>
          <table:table-cell office:value-type="float" office:value="1.0408" calcext:value-type="float">
            <text:p>1.0408</text:p>
          </table:table-cell>
          <table:table-cell office:value-type="float" office:value="1.079" calcext:value-type="float">
            <text:p>1.079</text:p>
          </table:table-cell>
          <table:table-cell office:value-type="float" office:value="0.14939" calcext:value-type="float">
            <text:p>0.14939</text:p>
          </table:table-cell>
          <table:table-cell office:value-type="float" office:value="0.19692" calcext:value-type="float">
            <text:p>0.19692</text:p>
          </table:table-cell>
          <table:table-cell office:value-type="float" office:value="0.17248" calcext:value-type="float">
            <text:p>0.172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-Sep-2003 05:51:57</text:p>
          </table:table-cell>
          <table:table-cell office:value-type="string" calcext:value-type="string">
            <text:p>20-Sep-2003 07:59:30</text:p>
          </table:table-cell>
          <table:table-cell office:value-type="float" office:value="120.0414" calcext:value-type="float">
            <text:p>120.0414</text:p>
          </table:table-cell>
          <table:table-cell office:value-type="float" office:value="-65" calcext:value-type="float">
            <text:p>-65</text:p>
          </table:table-cell>
          <table:table-cell office:value-type="float" office:value="1" calcext:value-type="float">
            <text:p>1</text:p>
          </table:table-cell>
          <table:table-cell office:value-type="float" office:value="0.88667" calcext:value-type="float">
            <text:p>0.88667</text:p>
          </table:table-cell>
          <table:table-cell office:value-type="float" office:value="0.86687" calcext:value-type="float">
            <text:p>0.86687</text:p>
          </table:table-cell>
          <table:table-cell office:value-type="float" office:value="0.85674" calcext:value-type="float">
            <text:p>0.85674</text:p>
          </table:table-cell>
          <table:table-cell office:value-type="float" office:value="0.87639" calcext:value-type="float">
            <text:p>0.87639</text:p>
          </table:table-cell>
          <table:table-cell office:value-type="float" office:value="0.82427" calcext:value-type="float">
            <text:p>0.82427</text:p>
          </table:table-cell>
          <table:table-cell office:value-type="float" office:value="0.82033" calcext:value-type="float">
            <text:p>0.82033</text:p>
          </table:table-cell>
          <table:table-cell office:value-type="float" office:value="0.23982" calcext:value-type="float">
            <text:p>0.23982</text:p>
          </table:table-cell>
          <table:table-cell office:value-type="float" office:value="0.25743" calcext:value-type="float">
            <text:p>0.25743</text:p>
          </table:table-cell>
          <table:table-cell office:value-type="float" office:value="0.27572" calcext:value-type="float">
            <text:p>0.27572</text:p>
          </table:table-cell>
          <table:table-cell office:value-type="float" office:value="-0.0027991" calcext:value-type="float">
            <text:p>-0.0027991</text:p>
          </table:table-cell>
          <table:table-cell office:value-type="float" office:value="-0.18725" calcext:value-type="float">
            <text:p>-0.18725</text:p>
          </table:table-cell>
          <table:table-cell office:value-type="float" office:value="-0.16891" calcext:value-type="float">
            <text:p>-0.16891</text:p>
          </table:table-cell>
          <table:table-cell office:value-type="float" office:value="0.85322" calcext:value-type="float">
            <text:p>0.85322</text:p>
          </table:table-cell>
          <table:table-cell office:value-type="float" office:value="0.83294" calcext:value-type="float">
            <text:p>0.83294</text:p>
          </table:table-cell>
          <table:table-cell office:value-type="float" office:value="0.80902" calcext:value-type="float">
            <text:p>0.80902</text:p>
          </table:table-cell>
          <table:table-cell office:value-type="float" office:value="0.18406" calcext:value-type="float">
            <text:p>0.18406</text:p>
          </table:table-cell>
          <table:table-cell office:value-type="float" office:value="0.20635" calcext:value-type="float">
            <text:p>0.20635</text:p>
          </table:table-cell>
          <table:table-cell office:value-type="float" office:value="0.23771" calcext:value-type="float">
            <text:p>0.237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3-Sep-2003 06:11:30</text:p>
          </table:table-cell>
          <table:table-cell office:value-type="string" calcext:value-type="string">
            <text:p>26-Sep-2003 06:08:25</text:p>
          </table:table-cell>
          <table:table-cell office:value-type="float" office:value="119.0914" calcext:value-type="float">
            <text:p>119.0914</text:p>
          </table:table-cell>
          <table:table-cell office:value-type="float" office:value="-59" calcext:value-type="float">
            <text:p>-59</text:p>
          </table:table-cell>
          <table:table-cell office:value-type="float" office:value="1" calcext:value-type="float">
            <text:p>1</text:p>
          </table:table-cell>
          <table:table-cell office:value-type="float" office:value="0.94827" calcext:value-type="float">
            <text:p>0.94827</text:p>
          </table:table-cell>
          <table:table-cell office:value-type="float" office:value="0.96433" calcext:value-type="float">
            <text:p>0.96433</text:p>
          </table:table-cell>
          <table:table-cell office:value-type="float" office:value="0.96144" calcext:value-type="float">
            <text:p>0.96144</text:p>
          </table:table-cell>
          <table:table-cell office:value-type="float" office:value="0.95574" calcext:value-type="float">
            <text:p>0.95574</text:p>
          </table:table-cell>
          <table:table-cell office:value-type="float" office:value="1.0065" calcext:value-type="float">
            <text:p>1.0065</text:p>
          </table:table-cell>
          <table:table-cell office:value-type="float" office:value="0.98695" calcext:value-type="float">
            <text:p>0.98695</text:p>
          </table:table-cell>
          <table:table-cell office:value-type="float" office:value="0.15298" calcext:value-type="float">
            <text:p>0.15298</text:p>
          </table:table-cell>
          <table:table-cell office:value-type="float" office:value="0.1427" calcext:value-type="float">
            <text:p>0.1427</text:p>
          </table:table-cell>
          <table:table-cell office:value-type="float" office:value="0.13463" calcext:value-type="float">
            <text:p>0.13463</text:p>
          </table:table-cell>
          <table:table-cell office:value-type="float" office:value="0.85881" calcext:value-type="float">
            <text:p>0.85881</text:p>
          </table:table-cell>
          <table:table-cell office:value-type="float" office:value="0.87178" calcext:value-type="float">
            <text:p>0.87178</text:p>
          </table:table-cell>
          <table:table-cell office:value-type="float" office:value="0.80303" calcext:value-type="float">
            <text:p>0.80303</text:p>
          </table:table-cell>
          <table:table-cell office:value-type="float" office:value="0.95134" calcext:value-type="float">
            <text:p>0.95134</text:p>
          </table:table-cell>
          <table:table-cell office:value-type="float" office:value="1.0256" calcext:value-type="float">
            <text:p>1.0256</text:p>
          </table:table-cell>
          <table:table-cell office:value-type="float" office:value="0.98891" calcext:value-type="float">
            <text:p>0.98891</text:p>
          </table:table-cell>
          <table:table-cell office:value-type="float" office:value="0.085374" calcext:value-type="float">
            <text:p>0.085374</text:p>
          </table:table-cell>
          <table:table-cell office:value-type="float" office:value="0.060308" calcext:value-type="float">
            <text:p>0.060308</text:p>
          </table:table-cell>
          <table:table-cell office:value-type="float" office:value="0.067313" calcext:value-type="float">
            <text:p>0.0673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-Oct-2003 10:52:40</text:p>
          </table:table-cell>
          <table:table-cell office:value-type="string" calcext:value-type="string">
            <text:p>18-Oct-2003 07:22:05</text:p>
          </table:table-cell>
          <table:table-cell office:value-type="float" office:value="114.8882" calcext:value-type="float">
            <text:p>114.8882</text:p>
          </table:table-cell>
          <table:table-cell office:value-type="float" office:value="-84.9472" calcext:value-type="float">
            <text:p>-84.9472</text:p>
          </table:table-cell>
          <table:table-cell office:value-type="float" office:value="1" calcext:value-type="float">
            <text:p>1</text:p>
          </table:table-cell>
          <table:table-cell office:value-type="float" office:value="0.87884" calcext:value-type="float">
            <text:p>0.87884</text:p>
          </table:table-cell>
          <table:table-cell office:value-type="float" office:value="0.9118" calcext:value-type="float">
            <text:p>0.9118</text:p>
          </table:table-cell>
          <table:table-cell office:value-type="float" office:value="0.88864" calcext:value-type="float">
            <text:p>0.88864</text:p>
          </table:table-cell>
          <table:table-cell office:value-type="float" office:value="0.91372" calcext:value-type="float">
            <text:p>0.91372</text:p>
          </table:table-cell>
          <table:table-cell office:value-type="float" office:value="0.9063" calcext:value-type="float">
            <text:p>0.9063</text:p>
          </table:table-cell>
          <table:table-cell office:value-type="float" office:value="0.94052" calcext:value-type="float">
            <text:p>0.94052</text:p>
          </table:table-cell>
          <table:table-cell office:value-type="float" office:value="0.22529" calcext:value-type="float">
            <text:p>0.22529</text:p>
          </table:table-cell>
          <table:table-cell office:value-type="float" office:value="0.184" calcext:value-type="float">
            <text:p>0.184</text:p>
          </table:table-cell>
          <table:table-cell office:value-type="float" office:value="0.19726" calcext:value-type="float">
            <text:p>0.19726</text:p>
          </table:table-cell>
          <table:table-cell office:value-type="float" office:value="0.48551" calcext:value-type="float">
            <text:p>0.48551</text:p>
          </table:table-cell>
          <table:table-cell office:value-type="float" office:value="0.57782" calcext:value-type="float">
            <text:p>0.57782</text:p>
          </table:table-cell>
          <table:table-cell office:value-type="float" office:value="0.53105" calcext:value-type="float">
            <text:p>0.53105</text:p>
          </table:table-cell>
          <table:table-cell office:value-type="float" office:value="0.88052" calcext:value-type="float">
            <text:p>0.88052</text:p>
          </table:table-cell>
          <table:table-cell office:value-type="float" office:value="0.90762" calcext:value-type="float">
            <text:p>0.90762</text:p>
          </table:table-cell>
          <table:table-cell office:value-type="float" office:value="0.92049" calcext:value-type="float">
            <text:p>0.92049</text:p>
          </table:table-cell>
          <table:table-cell office:value-type="float" office:value="0.15841" calcext:value-type="float">
            <text:p>0.15841</text:p>
          </table:table-cell>
          <table:table-cell office:value-type="float" office:value="0.13198" calcext:value-type="float">
            <text:p>0.13198</text:p>
          </table:table-cell>
          <table:table-cell office:value-type="float" office:value="0.13947" calcext:value-type="float">
            <text:p>0.139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-Oct-2003 17:13:00</text:p>
          </table:table-cell>
          <table:table-cell office:value-type="string" calcext:value-type="string">
            <text:p>23-Oct-2003 08:19:30</text:p>
          </table:table-cell>
          <table:table-cell office:value-type="float" office:value="115.8662" calcext:value-type="float">
            <text:p>115.8662</text:p>
          </table:table-cell>
          <table:table-cell office:value-type="float" office:value="-60.9722" calcext:value-type="float">
            <text:p>-60.9722</text:p>
          </table:table-cell>
          <table:table-cell office:value-type="float" office:value="1" calcext:value-type="float">
            <text:p>1</text:p>
          </table:table-cell>
          <table:table-cell office:value-type="float" office:value="0.9093" calcext:value-type="float">
            <text:p>0.9093</text:p>
          </table:table-cell>
          <table:table-cell office:value-type="float" office:value="0.92313" calcext:value-type="float">
            <text:p>0.92313</text:p>
          </table:table-cell>
          <table:table-cell office:value-type="float" office:value="0.88635" calcext:value-type="float">
            <text:p>0.88635</text:p>
          </table:table-cell>
          <table:table-cell office:value-type="float" office:value="0.92324" calcext:value-type="float">
            <text:p>0.92324</text:p>
          </table:table-cell>
          <table:table-cell office:value-type="float" office:value="0.91427" calcext:value-type="float">
            <text:p>0.91427</text:p>
          </table:table-cell>
          <table:table-cell office:value-type="float" office:value="0.82734" calcext:value-type="float">
            <text:p>0.82734</text:p>
          </table:table-cell>
          <table:table-cell office:value-type="float" office:value="0.19504" calcext:value-type="float">
            <text:p>0.19504</text:p>
          </table:table-cell>
          <table:table-cell office:value-type="float" office:value="0.1714" calcext:value-type="float">
            <text:p>0.1714</text:p>
          </table:table-cell>
          <table:table-cell office:value-type="float" office:value="0.25267" calcext:value-type="float">
            <text:p>0.25267</text:p>
          </table:table-cell>
          <table:table-cell office:value-type="float" office:value="0.881" calcext:value-type="float">
            <text:p>0.881</text:p>
          </table:table-cell>
          <table:table-cell office:value-type="float" office:value="0.75653" calcext:value-type="float">
            <text:p>0.75653</text:p>
          </table:table-cell>
          <table:table-cell office:value-type="float" office:value="0.73115" calcext:value-type="float">
            <text:p>0.73115</text:p>
          </table:table-cell>
          <table:table-cell office:value-type="float" office:value="0.90063" calcext:value-type="float">
            <text:p>0.90063</text:p>
          </table:table-cell>
          <table:table-cell office:value-type="float" office:value="0.92001" calcext:value-type="float">
            <text:p>0.92001</text:p>
          </table:table-cell>
          <table:table-cell office:value-type="float" office:value="0.8192" calcext:value-type="float">
            <text:p>0.8192</text:p>
          </table:table-cell>
          <table:table-cell office:value-type="float" office:value="0.13074" calcext:value-type="float">
            <text:p>0.13074</text:p>
          </table:table-cell>
          <table:table-cell office:value-type="float" office:value="0.11678" calcext:value-type="float">
            <text:p>0.11678</text:p>
          </table:table-cell>
          <table:table-cell office:value-type="float" office:value="0.22988" calcext:value-type="float">
            <text:p>0.229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-Oct-2003 03:20:50</text:p>
          </table:table-cell>
          <table:table-cell office:value-type="string" calcext:value-type="string">
            <text:p>02-Nov-2003 06:44:45</text:p>
          </table:table-cell>
          <table:table-cell office:value-type="float" office:value="126.1269" calcext:value-type="float">
            <text:p>126.1269</text:p>
          </table:table-cell>
          <table:table-cell office:value-type="float" office:value="-382.9833" calcext:value-type="float">
            <text:p>-382.9833</text:p>
          </table:table-cell>
          <table:table-cell office:value-type="float" office:value="1" calcext:value-type="float">
            <text:p>1</text:p>
          </table:table-cell>
          <table:table-cell office:value-type="float" office:value="0.76431" calcext:value-type="float">
            <text:p>0.76431</text:p>
          </table:table-cell>
          <table:table-cell office:value-type="float" office:value="0.78586" calcext:value-type="float">
            <text:p>0.78586</text:p>
          </table:table-cell>
          <table:table-cell office:value-type="float" office:value="0.73344" calcext:value-type="float">
            <text:p>0.73344</text:p>
          </table:table-cell>
          <table:table-cell office:value-type="float" office:value="1.0271" calcext:value-type="float">
            <text:p>1.0271</text:p>
          </table:table-cell>
          <table:table-cell office:value-type="float" office:value="0.93879" calcext:value-type="float">
            <text:p>0.93879</text:p>
          </table:table-cell>
          <table:table-cell office:value-type="float" office:value="1.0784" calcext:value-type="float">
            <text:p>1.0784</text:p>
          </table:table-cell>
          <table:table-cell office:value-type="float" office:value="0.33615" calcext:value-type="float">
            <text:p>0.33615</text:p>
          </table:table-cell>
          <table:table-cell office:value-type="float" office:value="0.27185" calcext:value-type="float">
            <text:p>0.27185</text:p>
          </table:table-cell>
          <table:table-cell office:value-type="float" office:value="0.36952" calcext:value-type="float">
            <text:p>0.36952</text:p>
          </table:table-cell>
          <table:table-cell office:value-type="float" office:value="0.82561" calcext:value-type="float">
            <text:p>0.82561</text:p>
          </table:table-cell>
          <table:table-cell office:value-type="float" office:value="0.76185" calcext:value-type="float">
            <text:p>0.76185</text:p>
          </table:table-cell>
          <table:table-cell office:value-type="float" office:value="0.76579" calcext:value-type="float">
            <text:p>0.76579</text:p>
          </table:table-cell>
          <table:table-cell office:value-type="float" office:value="0.9844" calcext:value-type="float">
            <text:p>0.9844</text:p>
          </table:table-cell>
          <table:table-cell office:value-type="float" office:value="0.94394" calcext:value-type="float">
            <text:p>0.94394</text:p>
          </table:table-cell>
          <table:table-cell office:value-type="float" office:value="1.0556" calcext:value-type="float">
            <text:p>1.0556</text:p>
          </table:table-cell>
          <table:table-cell office:value-type="float" office:value="0.19602" calcext:value-type="float">
            <text:p>0.19602</text:p>
          </table:table-cell>
          <table:table-cell office:value-type="float" office:value="0.21701" calcext:value-type="float">
            <text:p>0.21701</text:p>
          </table:table-cell>
          <table:table-cell office:value-type="float" office:value="0.25022" calcext:value-type="float">
            <text:p>0.250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3-Nov-2003 09:40:05</text:p>
          </table:table-cell>
          <table:table-cell office:value-type="string" calcext:value-type="string">
            <text:p>05-Nov-2003 17:00:30</text:p>
          </table:table-cell>
          <table:table-cell office:value-type="float" office:value="131.7089" calcext:value-type="float">
            <text:p>131.7089</text:p>
          </table:table-cell>
          <table:table-cell office:value-type="float" office:value="-68.95" calcext:value-type="float">
            <text:p>-68.95</text:p>
          </table:table-cell>
          <table:table-cell office:value-type="float" office:value="1" calcext:value-type="float">
            <text:p>1</text:p>
          </table:table-cell>
          <table:table-cell office:value-type="float" office:value="0.91749" calcext:value-type="float">
            <text:p>0.91749</text:p>
          </table:table-cell>
          <table:table-cell office:value-type="float" office:value="0.91879" calcext:value-type="float">
            <text:p>0.91879</text:p>
          </table:table-cell>
          <table:table-cell office:value-type="float" office:value="0.88855" calcext:value-type="float">
            <text:p>0.88855</text:p>
          </table:table-cell>
          <table:table-cell office:value-type="float" office:value="1.0553" calcext:value-type="float">
            <text:p>1.0553</text:p>
          </table:table-cell>
          <table:table-cell office:value-type="float" office:value="1.0203" calcext:value-type="float">
            <text:p>1.0203</text:p>
          </table:table-cell>
          <table:table-cell office:value-type="float" office:value="1.0283" calcext:value-type="float">
            <text:p>1.0283</text:p>
          </table:table-cell>
          <table:table-cell office:value-type="float" office:value="0.17716" calcext:value-type="float">
            <text:p>0.17716</text:p>
          </table:table-cell>
          <table:table-cell office:value-type="float" office:value="0.1612" calcext:value-type="float">
            <text:p>0.1612</text:p>
          </table:table-cell>
          <table:table-cell office:value-type="float" office:value="0.18431" calcext:value-type="float">
            <text:p>0.18431</text:p>
          </table:table-cell>
          <table:table-cell office:value-type="float" office:value="0.74643" calcext:value-type="float">
            <text:p>0.74643</text:p>
          </table:table-cell>
          <table:table-cell office:value-type="float" office:value="0.80881" calcext:value-type="float">
            <text:p>0.80881</text:p>
          </table:table-cell>
          <table:table-cell office:value-type="float" office:value="0.62206" calcext:value-type="float">
            <text:p>0.62206</text:p>
          </table:table-cell>
          <table:table-cell office:value-type="float" office:value="1.0594" calcext:value-type="float">
            <text:p>1.0594</text:p>
          </table:table-cell>
          <table:table-cell office:value-type="float" office:value="1.0319" calcext:value-type="float">
            <text:p>1.0319</text:p>
          </table:table-cell>
          <table:table-cell office:value-type="float" office:value="1.0325" calcext:value-type="float">
            <text:p>1.0325</text:p>
          </table:table-cell>
          <table:table-cell office:value-type="float" office:value="0.10348" calcext:value-type="float">
            <text:p>0.10348</text:p>
          </table:table-cell>
          <table:table-cell office:value-type="float" office:value="0.083724" calcext:value-type="float">
            <text:p>0.083724</text:p>
          </table:table-cell>
          <table:table-cell office:value-type="float" office:value="0.11882" calcext:value-type="float">
            <text:p>0.118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-Nov-2003 11:43:25</text:p>
          </table:table-cell>
          <table:table-cell office:value-type="string" calcext:value-type="string">
            <text:p>15-Nov-2003 06:22:50</text:p>
          </table:table-cell>
          <table:table-cell office:value-type="float" office:value="129.61" calcext:value-type="float">
            <text:p>129.61</text:p>
          </table:table-cell>
          <table:table-cell office:value-type="float" office:value="-61.9806" calcext:value-type="float">
            <text:p>-61.9806</text:p>
          </table:table-cell>
          <table:table-cell office:value-type="float" office:value="1" calcext:value-type="float">
            <text:p>1</text:p>
          </table:table-cell>
          <table:table-cell office:value-type="float" office:value="0.85499" calcext:value-type="float">
            <text:p>0.85499</text:p>
          </table:table-cell>
          <table:table-cell office:value-type="float" office:value="0.83801" calcext:value-type="float">
            <text:p>0.83801</text:p>
          </table:table-cell>
          <table:table-cell office:value-type="float" office:value="0.81287" calcext:value-type="float">
            <text:p>0.81287</text:p>
          </table:table-cell>
          <table:table-cell office:value-type="float" office:value="0.88028" calcext:value-type="float">
            <text:p>0.88028</text:p>
          </table:table-cell>
          <table:table-cell office:value-type="float" office:value="0.85873" calcext:value-type="float">
            <text:p>0.85873</text:p>
          </table:table-cell>
          <table:table-cell office:value-type="float" office:value="0.85399" calcext:value-type="float">
            <text:p>0.85399</text:p>
          </table:table-cell>
          <table:table-cell office:value-type="float" office:value="0.20388" calcext:value-type="float">
            <text:p>0.20388</text:p>
          </table:table-cell>
          <table:table-cell office:value-type="float" office:value="0.219" calcext:value-type="float">
            <text:p>0.219</text:p>
          </table:table-cell>
          <table:table-cell office:value-type="float" office:value="0.23953" calcext:value-type="float">
            <text:p>0.23953</text:p>
          </table:table-cell>
          <table:table-cell office:value-type="float" office:value="0.70948" calcext:value-type="float">
            <text:p>0.70948</text:p>
          </table:table-cell>
          <table:table-cell office:value-type="float" office:value="0.45177" calcext:value-type="float">
            <text:p>0.45177</text:p>
          </table:table-cell>
          <table:table-cell office:value-type="float" office:value="0.39365" calcext:value-type="float">
            <text:p>0.39365</text:p>
          </table:table-cell>
          <table:table-cell office:value-type="float" office:value="0.86775" calcext:value-type="float">
            <text:p>0.86775</text:p>
          </table:table-cell>
          <table:table-cell office:value-type="float" office:value="0.86261" calcext:value-type="float">
            <text:p>0.86261</text:p>
          </table:table-cell>
          <table:table-cell office:value-type="float" office:value="0.84214" calcext:value-type="float">
            <text:p>0.84214</text:p>
          </table:table-cell>
          <table:table-cell office:value-type="float" office:value="0.15686" calcext:value-type="float">
            <text:p>0.15686</text:p>
          </table:table-cell>
          <table:table-cell office:value-type="float" office:value="0.17363" calcext:value-type="float">
            <text:p>0.17363</text:p>
          </table:table-cell>
          <table:table-cell office:value-type="float" office:value="0.19804" calcext:value-type="float">
            <text:p>0.198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-Nov-2003 09:24:20</text:p>
          </table:table-cell>
          <table:table-cell office:value-type="string" calcext:value-type="string">
            <text:p>24-Nov-2003 11:12:10</text:p>
          </table:table-cell>
          <table:table-cell office:value-type="float" office:value="131.473" calcext:value-type="float">
            <text:p>131.473</text:p>
          </table:table-cell>
          <table:table-cell office:value-type="float" office:value="-422" calcext:value-type="float">
            <text:p>-422</text:p>
          </table:table-cell>
          <table:table-cell office:value-type="float" office:value="1" calcext:value-type="float">
            <text:p>1</text:p>
          </table:table-cell>
          <table:table-cell office:value-type="float" office:value="0.72948" calcext:value-type="float">
            <text:p>0.72948</text:p>
          </table:table-cell>
          <table:table-cell office:value-type="float" office:value="0.74474" calcext:value-type="float">
            <text:p>0.74474</text:p>
          </table:table-cell>
          <table:table-cell office:value-type="float" office:value="0.76873" calcext:value-type="float">
            <text:p>0.76873</text:p>
          </table:table-cell>
          <table:table-cell office:value-type="float" office:value="1.1475" calcext:value-type="float">
            <text:p>1.1475</text:p>
          </table:table-cell>
          <table:table-cell office:value-type="float" office:value="1.1164" calcext:value-type="float">
            <text:p>1.1164</text:p>
          </table:table-cell>
          <table:table-cell office:value-type="float" office:value="1.0875" calcext:value-type="float">
            <text:p>1.0875</text:p>
          </table:table-cell>
          <table:table-cell office:value-type="float" office:value="0.45907" calcext:value-type="float">
            <text:p>0.45907</text:p>
          </table:table-cell>
          <table:table-cell office:value-type="float" office:value="0.4288" calcext:value-type="float">
            <text:p>0.4288</text:p>
          </table:table-cell>
          <table:table-cell office:value-type="float" office:value="0.38996" calcext:value-type="float">
            <text:p>0.38996</text:p>
          </table:table-cell>
          <table:table-cell office:value-type="float" office:value="0.82072" calcext:value-type="float">
            <text:p>0.82072</text:p>
          </table:table-cell>
          <table:table-cell office:value-type="float" office:value="0.78935" calcext:value-type="float">
            <text:p>0.78935</text:p>
          </table:table-cell>
          <table:table-cell office:value-type="float" office:value="0.82926" calcext:value-type="float">
            <text:p>0.82926</text:p>
          </table:table-cell>
          <table:table-cell office:value-type="float" office:value="1.1486" calcext:value-type="float">
            <text:p>1.1486</text:p>
          </table:table-cell>
          <table:table-cell office:value-type="float" office:value="1.1235" calcext:value-type="float">
            <text:p>1.1235</text:p>
          </table:table-cell>
          <table:table-cell office:value-type="float" office:value="1.0825" calcext:value-type="float">
            <text:p>1.0825</text:p>
          </table:table-cell>
          <table:table-cell office:value-type="float" office:value="0.37223" calcext:value-type="float">
            <text:p>0.37223</text:p>
          </table:table-cell>
          <table:table-cell office:value-type="float" office:value="0.36397" calcext:value-type="float">
            <text:p>0.36397</text:p>
          </table:table-cell>
          <table:table-cell office:value-type="float" office:value="0.29664" calcext:value-type="float">
            <text:p>0.296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-Dec-2003 02:49:40</text:p>
          </table:table-cell>
          <table:table-cell office:value-type="string" calcext:value-type="string">
            <text:p>07-Dec-2003 04:59:55</text:p>
          </table:table-cell>
          <table:table-cell office:value-type="float" office:value="140.1578" calcext:value-type="float">
            <text:p>140.1578</text:p>
          </table:table-cell>
          <table:table-cell office:value-type="float" office:value="-54.9833" calcext:value-type="float">
            <text:p>-54.9833</text:p>
          </table:table-cell>
          <table:table-cell office:value-type="float" office:value="1" calcext:value-type="float">
            <text:p>1</text:p>
          </table:table-cell>
          <table:table-cell office:value-type="float" office:value="0.66352" calcext:value-type="float">
            <text:p>0.66352</text:p>
          </table:table-cell>
          <table:table-cell office:value-type="float" office:value="0.71681" calcext:value-type="float">
            <text:p>0.71681</text:p>
          </table:table-cell>
          <table:table-cell office:value-type="float" office:value="0.73263" calcext:value-type="float">
            <text:p>0.73263</text:p>
          </table:table-cell>
          <table:table-cell office:value-type="float" office:value="0.92381" calcext:value-type="float">
            <text:p>0.92381</text:p>
          </table:table-cell>
          <table:table-cell office:value-type="float" office:value="0.91417" calcext:value-type="float">
            <text:p>0.91417</text:p>
          </table:table-cell>
          <table:table-cell office:value-type="float" office:value="0.98058" calcext:value-type="float">
            <text:p>0.98058</text:p>
          </table:table-cell>
          <table:table-cell office:value-type="float" office:value="0.1979" calcext:value-type="float">
            <text:p>0.1979</text:p>
          </table:table-cell>
          <table:table-cell office:value-type="float" office:value="0.18839" calcext:value-type="float">
            <text:p>0.18839</text:p>
          </table:table-cell>
          <table:table-cell office:value-type="float" office:value="0.18212" calcext:value-type="float">
            <text:p>0.18212</text:p>
          </table:table-cell>
          <table:table-cell office:value-type="float" office:value="0.6043" calcext:value-type="float">
            <text:p>0.6043</text:p>
          </table:table-cell>
          <table:table-cell office:value-type="float" office:value="0.80402" calcext:value-type="float">
            <text:p>0.80402</text:p>
          </table:table-cell>
          <table:table-cell office:value-type="float" office:value="0.83088" calcext:value-type="float">
            <text:p>0.83088</text:p>
          </table:table-cell>
          <table:table-cell office:value-type="float" office:value="0.91795" calcext:value-type="float">
            <text:p>0.91795</text:p>
          </table:table-cell>
          <table:table-cell office:value-type="float" office:value="0.91889" calcext:value-type="float">
            <text:p>0.91889</text:p>
          </table:table-cell>
          <table:table-cell office:value-type="float" office:value="0.97695" calcext:value-type="float">
            <text:p>0.97695</text:p>
          </table:table-cell>
          <table:table-cell office:value-type="float" office:value="0.13137" calcext:value-type="float">
            <text:p>0.13137</text:p>
          </table:table-cell>
          <table:table-cell office:value-type="float" office:value="0.12519" calcext:value-type="float">
            <text:p>0.12519</text:p>
          </table:table-cell>
          <table:table-cell office:value-type="float" office:value="0.078488" calcext:value-type="float">
            <text:p>0.0784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7-Dec-2003 20:44:50</text:p>
          </table:table-cell>
          <table:table-cell office:value-type="string" calcext:value-type="string">
            <text:p>11-Dec-2003 19:06:05</text:p>
          </table:table-cell>
          <table:table-cell office:value-type="float" office:value="139.6669" calcext:value-type="float">
            <text:p>139.6669</text:p>
          </table:table-cell>
          <table:table-cell office:value-type="float" office:value="-53.9583" calcext:value-type="float">
            <text:p>-53.9583</text:p>
          </table:table-cell>
          <table:table-cell office:value-type="float" office:value="1" calcext:value-type="float">
            <text:p>1</text:p>
          </table:table-cell>
          <table:table-cell office:value-type="float" office:value="0.53415" calcext:value-type="float">
            <text:p>0.53415</text:p>
          </table:table-cell>
          <table:table-cell office:value-type="float" office:value="0.56753" calcext:value-type="float">
            <text:p>0.56753</text:p>
          </table:table-cell>
          <table:table-cell office:value-type="float" office:value="0.53183" calcext:value-type="float">
            <text:p>0.53183</text:p>
          </table:table-cell>
          <table:table-cell office:value-type="float" office:value="0.87515" calcext:value-type="float">
            <text:p>0.87515</text:p>
          </table:table-cell>
          <table:table-cell office:value-type="float" office:value="0.89255" calcext:value-type="float">
            <text:p>0.89255</text:p>
          </table:table-cell>
          <table:table-cell office:value-type="float" office:value="0.9168" calcext:value-type="float">
            <text:p>0.9168</text:p>
          </table:table-cell>
          <table:table-cell office:value-type="float" office:value="0.22328" calcext:value-type="float">
            <text:p>0.22328</text:p>
          </table:table-cell>
          <table:table-cell office:value-type="float" office:value="0.19821" calcext:value-type="float">
            <text:p>0.19821</text:p>
          </table:table-cell>
          <table:table-cell office:value-type="float" office:value="0.20931" calcext:value-type="float">
            <text:p>0.20931</text:p>
          </table:table-cell>
          <table:table-cell office:value-type="float" office:value="0.087631" calcext:value-type="float">
            <text:p>0.087631</text:p>
          </table:table-cell>
          <table:table-cell office:value-type="float" office:value="-0.20393" calcext:value-type="float">
            <text:p>-0.20393</text:p>
          </table:table-cell>
          <table:table-cell office:value-type="float" office:value="0.017222" calcext:value-type="float">
            <text:p>0.017222</text:p>
          </table:table-cell>
          <table:table-cell office:value-type="float" office:value="0.86353" calcext:value-type="float">
            <text:p>0.86353</text:p>
          </table:table-cell>
          <table:table-cell office:value-type="float" office:value="0.89131" calcext:value-type="float">
            <text:p>0.89131</text:p>
          </table:table-cell>
          <table:table-cell office:value-type="float" office:value="0.90695" calcext:value-type="float">
            <text:p>0.90695</text:p>
          </table:table-cell>
          <table:table-cell office:value-type="float" office:value="0.17114" calcext:value-type="float">
            <text:p>0.17114</text:p>
          </table:table-cell>
          <table:table-cell office:value-type="float" office:value="0.14436" calcext:value-type="float">
            <text:p>0.14436</text:p>
          </table:table-cell>
          <table:table-cell office:value-type="float" office:value="0.13842" calcext:value-type="float">
            <text:p>0.138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-Jan-2004 16:00:10</text:p>
          </table:table-cell>
          <table:table-cell office:value-type="string" calcext:value-type="string">
            <text:p>16-Jan-2004 16:00:40</text:p>
          </table:table-cell>
          <table:table-cell office:value-type="float" office:value="135.7168" calcext:value-type="float">
            <text:p>135.7168</text:p>
          </table:table-cell>
          <table:table-cell office:value-type="float" office:value="-50" calcext:value-type="float">
            <text:p>-50</text:p>
          </table:table-cell>
          <table:table-cell office:value-type="float" office:value="1" calcext:value-type="float">
            <text:p>1</text:p>
          </table:table-cell>
          <table:table-cell office:value-type="float" office:value="0.88976" calcext:value-type="float">
            <text:p>0.88976</text:p>
          </table:table-cell>
          <table:table-cell office:value-type="float" office:value="0.89148" calcext:value-type="float">
            <text:p>0.89148</text:p>
          </table:table-cell>
          <table:table-cell office:value-type="float" office:value="0.90179" calcext:value-type="float">
            <text:p>0.90179</text:p>
          </table:table-cell>
          <table:table-cell office:value-type="float" office:value="1.0311" calcext:value-type="float">
            <text:p>1.0311</text:p>
          </table:table-cell>
          <table:table-cell office:value-type="float" office:value="1.0539" calcext:value-type="float">
            <text:p>1.0539</text:p>
          </table:table-cell>
          <table:table-cell office:value-type="float" office:value="1.0456" calcext:value-type="float">
            <text:p>1.0456</text:p>
          </table:table-cell>
          <table:table-cell office:value-type="float" office:value="0.16577" calcext:value-type="float">
            <text:p>0.16577</text:p>
          </table:table-cell>
          <table:table-cell office:value-type="float" office:value="0.1628" calcext:value-type="float">
            <text:p>0.1628</text:p>
          </table:table-cell>
          <table:table-cell office:value-type="float" office:value="0.16635" calcext:value-type="float">
            <text:p>0.16635</text:p>
          </table:table-cell>
          <table:table-cell office:value-type="float" office:value="0.84459" calcext:value-type="float">
            <text:p>0.84459</text:p>
          </table:table-cell>
          <table:table-cell office:value-type="float" office:value="0.85784" calcext:value-type="float">
            <text:p>0.85784</text:p>
          </table:table-cell>
          <table:table-cell office:value-type="float" office:value="0.82953" calcext:value-type="float">
            <text:p>0.82953</text:p>
          </table:table-cell>
          <table:table-cell office:value-type="float" office:value="1.0205" calcext:value-type="float">
            <text:p>1.0205</text:p>
          </table:table-cell>
          <table:table-cell office:value-type="float" office:value="1.0515" calcext:value-type="float">
            <text:p>1.0515</text:p>
          </table:table-cell>
          <table:table-cell office:value-type="float" office:value="1.0278" calcext:value-type="float">
            <text:p>1.0278</text:p>
          </table:table-cell>
          <table:table-cell office:value-type="float" office:value="0.057728" calcext:value-type="float">
            <text:p>0.057728</text:p>
          </table:table-cell>
          <table:table-cell office:value-type="float" office:value="0.082929" calcext:value-type="float">
            <text:p>0.082929</text:p>
          </table:table-cell>
          <table:table-cell office:value-type="float" office:value="0.062659" calcext:value-type="float">
            <text:p>0.0626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-Jan-2004 11:12:15</text:p>
          </table:table-cell>
          <table:table-cell office:value-type="string" calcext:value-type="string">
            <text:p>28-Jan-2004 03:42:30</text:p>
          </table:table-cell>
          <table:table-cell office:value-type="float" office:value="123.4" calcext:value-type="float">
            <text:p>123.4</text:p>
          </table:table-cell>
          <table:table-cell office:value-type="float" office:value="-129.9125" calcext:value-type="float">
            <text:p>-129.9125</text:p>
          </table:table-cell>
          <table:table-cell office:value-type="float" office:value="1" calcext:value-type="float">
            <text:p>1</text:p>
          </table:table-cell>
          <table:table-cell office:value-type="float" office:value="0.88149" calcext:value-type="float">
            <text:p>0.88149</text:p>
          </table:table-cell>
          <table:table-cell office:value-type="float" office:value="0.90082" calcext:value-type="float">
            <text:p>0.90082</text:p>
          </table:table-cell>
          <table:table-cell office:value-type="float" office:value="0.90198" calcext:value-type="float">
            <text:p>0.90198</text:p>
          </table:table-cell>
          <table:table-cell office:value-type="float" office:value="1.0451" calcext:value-type="float">
            <text:p>1.0451</text:p>
          </table:table-cell>
          <table:table-cell office:value-type="float" office:value="0.97219" calcext:value-type="float">
            <text:p>0.97219</text:p>
          </table:table-cell>
          <table:table-cell office:value-type="float" office:value="1.0834" calcext:value-type="float">
            <text:p>1.0834</text:p>
          </table:table-cell>
          <table:table-cell office:value-type="float" office:value="0.20737" calcext:value-type="float">
            <text:p>0.20737</text:p>
          </table:table-cell>
          <table:table-cell office:value-type="float" office:value="0.17815" calcext:value-type="float">
            <text:p>0.17815</text:p>
          </table:table-cell>
          <table:table-cell office:value-type="float" office:value="0.22308" calcext:value-type="float">
            <text:p>0.22308</text:p>
          </table:table-cell>
          <table:table-cell office:value-type="float" office:value="0.8631" calcext:value-type="float">
            <text:p>0.8631</text:p>
          </table:table-cell>
          <table:table-cell office:value-type="float" office:value="0.91185" calcext:value-type="float">
            <text:p>0.91185</text:p>
          </table:table-cell>
          <table:table-cell office:value-type="float" office:value="0.8836" calcext:value-type="float">
            <text:p>0.8836</text:p>
          </table:table-cell>
          <table:table-cell office:value-type="float" office:value="1.0334" calcext:value-type="float">
            <text:p>1.0334</text:p>
          </table:table-cell>
          <table:table-cell office:value-type="float" office:value="0.97281" calcext:value-type="float">
            <text:p>0.97281</text:p>
          </table:table-cell>
          <table:table-cell office:value-type="float" office:value="1.063" calcext:value-type="float">
            <text:p>1.063</text:p>
          </table:table-cell>
          <table:table-cell office:value-type="float" office:value="0.10394" calcext:value-type="float">
            <text:p>0.10394</text:p>
          </table:table-cell>
          <table:table-cell office:value-type="float" office:value="0.090458" calcext:value-type="float">
            <text:p>0.090458</text:p>
          </table:table-cell>
          <table:table-cell office:value-type="float" office:value="0.12177" calcext:value-type="float">
            <text:p>0.121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-Feb-2004 14:18:50</text:p>
          </table:table-cell>
          <table:table-cell office:value-type="string" calcext:value-type="string">
            <text:p>12-Feb-2004 23:37:00</text:p>
          </table:table-cell>
          <table:table-cell office:value-type="float" office:value="119.7056" calcext:value-type="float">
            <text:p>119.7056</text:p>
          </table:table-cell>
          <table:table-cell office:value-type="float" office:value="-92.9583" calcext:value-type="float">
            <text:p>-92.9583</text:p>
          </table:table-cell>
          <table:table-cell office:value-type="float" office:value="1" calcext:value-type="float">
            <text:p>1</text:p>
          </table:table-cell>
          <table:table-cell office:value-type="float" office:value="0.91492" calcext:value-type="float">
            <text:p>0.91492</text:p>
          </table:table-cell>
          <table:table-cell office:value-type="float" office:value="0.91466" calcext:value-type="float">
            <text:p>0.91466</text:p>
          </table:table-cell>
          <table:table-cell office:value-type="float" office:value="0.91053" calcext:value-type="float">
            <text:p>0.91053</text:p>
          </table:table-cell>
          <table:table-cell office:value-type="float" office:value="1.0919" calcext:value-type="float">
            <text:p>1.0919</text:p>
          </table:table-cell>
          <table:table-cell office:value-type="float" office:value="1.1126" calcext:value-type="float">
            <text:p>1.1126</text:p>
          </table:table-cell>
          <table:table-cell office:value-type="float" office:value="1.1251" calcext:value-type="float">
            <text:p>1.1251</text:p>
          </table:table-cell>
          <table:table-cell office:value-type="float" office:value="0.2386" calcext:value-type="float">
            <text:p>0.2386</text:p>
          </table:table-cell>
          <table:table-cell office:value-type="float" office:value="0.25086" calcext:value-type="float">
            <text:p>0.25086</text:p>
          </table:table-cell>
          <table:table-cell office:value-type="float" office:value="0.2672" calcext:value-type="float">
            <text:p>0.2672</text:p>
          </table:table-cell>
          <table:table-cell office:value-type="float" office:value="0.88086" calcext:value-type="float">
            <text:p>0.88086</text:p>
          </table:table-cell>
          <table:table-cell office:value-type="float" office:value="0.88771" calcext:value-type="float">
            <text:p>0.88771</text:p>
          </table:table-cell>
          <table:table-cell office:value-type="float" office:value="0.78238" calcext:value-type="float">
            <text:p>0.78238</text:p>
          </table:table-cell>
          <table:table-cell office:value-type="float" office:value="1.093" calcext:value-type="float">
            <text:p>1.093</text:p>
          </table:table-cell>
          <table:table-cell office:value-type="float" office:value="1.1151" calcext:value-type="float">
            <text:p>1.1151</text:p>
          </table:table-cell>
          <table:table-cell office:value-type="float" office:value="1.1095" calcext:value-type="float">
            <text:p>1.1095</text:p>
          </table:table-cell>
          <table:table-cell office:value-type="float" office:value="0.14039" calcext:value-type="float">
            <text:p>0.14039</text:p>
          </table:table-cell>
          <table:table-cell office:value-type="float" office:value="0.16707" calcext:value-type="float">
            <text:p>0.16707</text:p>
          </table:table-cell>
          <table:table-cell office:value-type="float" office:value="0.17204" calcext:value-type="float">
            <text:p>0.172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-Mar-2004 17:30:45</text:p>
          </table:table-cell>
          <table:table-cell office:value-type="string" calcext:value-type="string">
            <text:p>13-Mar-2004 03:20:10</text:p>
          </table:table-cell>
          <table:table-cell office:value-type="float" office:value="112.1806" calcext:value-type="float">
            <text:p>112.1806</text:p>
          </table:table-cell>
          <table:table-cell office:value-type="float" office:value="-77.9333" calcext:value-type="float">
            <text:p>-77.9333</text:p>
          </table:table-cell>
          <table:table-cell office:value-type="float" office:value="1" calcext:value-type="float">
            <text:p>1</text:p>
          </table:table-cell>
          <table:table-cell office:value-type="float" office:value="0.89098" calcext:value-type="float">
            <text:p>0.89098</text:p>
          </table:table-cell>
          <table:table-cell office:value-type="float" office:value="0.90208" calcext:value-type="float">
            <text:p>0.90208</text:p>
          </table:table-cell>
          <table:table-cell office:value-type="float" office:value="0.90916" calcext:value-type="float">
            <text:p>0.90916</text:p>
          </table:table-cell>
          <table:table-cell office:value-type="float" office:value="0.98702" calcext:value-type="float">
            <text:p>0.98702</text:p>
          </table:table-cell>
          <table:table-cell office:value-type="float" office:value="1.0127" calcext:value-type="float">
            <text:p>1.0127</text:p>
          </table:table-cell>
          <table:table-cell office:value-type="float" office:value="1.0289" calcext:value-type="float">
            <text:p>1.0289</text:p>
          </table:table-cell>
          <table:table-cell office:value-type="float" office:value="0.18796" calcext:value-type="float">
            <text:p>0.18796</text:p>
          </table:table-cell>
          <table:table-cell office:value-type="float" office:value="0.17964" calcext:value-type="float">
            <text:p>0.17964</text:p>
          </table:table-cell>
          <table:table-cell office:value-type="float" office:value="0.18531" calcext:value-type="float">
            <text:p>0.18531</text:p>
          </table:table-cell>
          <table:table-cell office:value-type="float" office:value="0.85829" calcext:value-type="float">
            <text:p>0.85829</text:p>
          </table:table-cell>
          <table:table-cell office:value-type="float" office:value="0.85797" calcext:value-type="float">
            <text:p>0.85797</text:p>
          </table:table-cell>
          <table:table-cell office:value-type="float" office:value="0.86176" calcext:value-type="float">
            <text:p>0.86176</text:p>
          </table:table-cell>
          <table:table-cell office:value-type="float" office:value="0.97052" calcext:value-type="float">
            <text:p>0.97052</text:p>
          </table:table-cell>
          <table:table-cell office:value-type="float" office:value="1.0067" calcext:value-type="float">
            <text:p>1.0067</text:p>
          </table:table-cell>
          <table:table-cell office:value-type="float" office:value="1.0105" calcext:value-type="float">
            <text:p>1.0105</text:p>
          </table:table-cell>
          <table:table-cell office:value-type="float" office:value="0.090708" calcext:value-type="float">
            <text:p>0.090708</text:p>
          </table:table-cell>
          <table:table-cell office:value-type="float" office:value="0.08878" calcext:value-type="float">
            <text:p>0.08878</text:p>
          </table:table-cell>
          <table:table-cell office:value-type="float" office:value="0.089307" calcext:value-type="float">
            <text:p>0.0893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2-Apr-2004 17:26:55</text:p>
          </table:table-cell>
          <table:table-cell office:value-type="string" calcext:value-type="string">
            <text:p>07-Apr-2004 07:19:50</text:p>
          </table:table-cell>
          <table:table-cell office:value-type="float" office:value="109.8123" calcext:value-type="float">
            <text:p>109.8123</text:p>
          </table:table-cell>
          <table:table-cell office:value-type="float" office:value="-116.9" calcext:value-type="float">
            <text:p>-116.9</text:p>
          </table:table-cell>
          <table:table-cell office:value-type="float" office:value="1" calcext:value-type="float">
            <text:p>1</text:p>
          </table:table-cell>
          <table:table-cell office:value-type="float" office:value="0.88277" calcext:value-type="float">
            <text:p>0.88277</text:p>
          </table:table-cell>
          <table:table-cell office:value-type="float" office:value="0.88957" calcext:value-type="float">
            <text:p>0.88957</text:p>
          </table:table-cell>
          <table:table-cell office:value-type="float" office:value="0.88049" calcext:value-type="float">
            <text:p>0.88049</text:p>
          </table:table-cell>
          <table:table-cell office:value-type="float" office:value="1.1087" calcext:value-type="float">
            <text:p>1.1087</text:p>
          </table:table-cell>
          <table:table-cell office:value-type="float" office:value="1.1108" calcext:value-type="float">
            <text:p>1.1108</text:p>
          </table:table-cell>
          <table:table-cell office:value-type="float" office:value="1.1596" calcext:value-type="float">
            <text:p>1.1596</text:p>
          </table:table-cell>
          <table:table-cell office:value-type="float" office:value="0.22604" calcext:value-type="float">
            <text:p>0.22604</text:p>
          </table:table-cell>
          <table:table-cell office:value-type="float" office:value="0.21187" calcext:value-type="float">
            <text:p>0.21187</text:p>
          </table:table-cell>
          <table:table-cell office:value-type="float" office:value="0.25766" calcext:value-type="float">
            <text:p>0.25766</text:p>
          </table:table-cell>
          <table:table-cell office:value-type="float" office:value="0.85407" calcext:value-type="float">
            <text:p>0.85407</text:p>
          </table:table-cell>
          <table:table-cell office:value-type="float" office:value="0.89573" calcext:value-type="float">
            <text:p>0.89573</text:p>
          </table:table-cell>
          <table:table-cell office:value-type="float" office:value="0.85265" calcext:value-type="float">
            <text:p>0.85265</text:p>
          </table:table-cell>
          <table:table-cell office:value-type="float" office:value="1.1019" calcext:value-type="float">
            <text:p>1.1019</text:p>
          </table:table-cell>
          <table:table-cell office:value-type="float" office:value="1.1046" calcext:value-type="float">
            <text:p>1.1046</text:p>
          </table:table-cell>
          <table:table-cell office:value-type="float" office:value="1.1438" calcext:value-type="float">
            <text:p>1.1438</text:p>
          </table:table-cell>
          <table:table-cell office:value-type="float" office:value="0.16127" calcext:value-type="float">
            <text:p>0.16127</text:p>
          </table:table-cell>
          <table:table-cell office:value-type="float" office:value="0.14381" calcext:value-type="float">
            <text:p>0.14381</text:p>
          </table:table-cell>
          <table:table-cell office:value-type="float" office:value="0.18688" calcext:value-type="float">
            <text:p>0.186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-Jul-2004 00:55:55</text:p>
          </table:table-cell>
          <table:table-cell office:value-type="string" calcext:value-type="string">
            <text:p>18-Jul-2004 05:30:35</text:p>
          </table:table-cell>
          <table:table-cell office:value-type="float" office:value="98.9207" calcext:value-type="float">
            <text:p>98.9207</text:p>
          </table:table-cell>
          <table:table-cell office:value-type="float" office:value="-75.9167" calcext:value-type="float">
            <text:p>-75.9167</text:p>
          </table:table-cell>
          <table:table-cell office:value-type="float" office:value="1" calcext:value-type="float">
            <text:p>1</text:p>
          </table:table-cell>
          <table:table-cell office:value-type="float" office:value="0.92262" calcext:value-type="float">
            <text:p>0.92262</text:p>
          </table:table-cell>
          <table:table-cell office:value-type="float" office:value="0.91353" calcext:value-type="float">
            <text:p>0.91353</text:p>
          </table:table-cell>
          <table:table-cell office:value-type="float" office:value="0.92693" calcext:value-type="float">
            <text:p>0.92693</text:p>
          </table:table-cell>
          <table:table-cell office:value-type="float" office:value="1.0443" calcext:value-type="float">
            <text:p>1.0443</text:p>
          </table:table-cell>
          <table:table-cell office:value-type="float" office:value="1.0316" calcext:value-type="float">
            <text:p>1.0316</text:p>
          </table:table-cell>
          <table:table-cell office:value-type="float" office:value="1.0747" calcext:value-type="float">
            <text:p>1.0747</text:p>
          </table:table-cell>
          <table:table-cell office:value-type="float" office:value="0.22047" calcext:value-type="float">
            <text:p>0.22047</text:p>
          </table:table-cell>
          <table:table-cell office:value-type="float" office:value="0.24015" calcext:value-type="float">
            <text:p>0.24015</text:p>
          </table:table-cell>
          <table:table-cell office:value-type="float" office:value="0.22089" calcext:value-type="float">
            <text:p>0.22089</text:p>
          </table:table-cell>
          <table:table-cell office:value-type="float" office:value="0.91732" calcext:value-type="float">
            <text:p>0.91732</text:p>
          </table:table-cell>
          <table:table-cell office:value-type="float" office:value="0.92749" calcext:value-type="float">
            <text:p>0.92749</text:p>
          </table:table-cell>
          <table:table-cell office:value-type="float" office:value="0.80829" calcext:value-type="float">
            <text:p>0.80829</text:p>
          </table:table-cell>
          <table:table-cell office:value-type="float" office:value="1.0357" calcext:value-type="float">
            <text:p>1.0357</text:p>
          </table:table-cell>
          <table:table-cell office:value-type="float" office:value="1.061" calcext:value-type="float">
            <text:p>1.061</text:p>
          </table:table-cell>
          <table:table-cell office:value-type="float" office:value="1.0688" calcext:value-type="float">
            <text:p>1.0688</text:p>
          </table:table-cell>
          <table:table-cell office:value-type="float" office:value="0.088046" calcext:value-type="float">
            <text:p>0.088046</text:p>
          </table:table-cell>
          <table:table-cell office:value-type="float" office:value="0.11157" calcext:value-type="float">
            <text:p>0.11157</text:p>
          </table:table-cell>
          <table:table-cell office:value-type="float" office:value="0.12706" calcext:value-type="float">
            <text:p>0.127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-Jul-2004 21:39:20</text:p>
          </table:table-cell>
          <table:table-cell office:value-type="string" calcext:value-type="string">
            <text:p>30-Jul-2004 16:40:30</text:p>
          </table:table-cell>
          <table:table-cell office:value-type="float" office:value="106.007" calcext:value-type="float">
            <text:p>106.007</text:p>
          </table:table-cell>
          <table:table-cell office:value-type="float" office:value="-169.8681" calcext:value-type="float">
            <text:p>-169.8681</text:p>
          </table:table-cell>
          <table:table-cell office:value-type="float" office:value="1" calcext:value-type="float">
            <text:p>1</text:p>
          </table:table-cell>
          <table:table-cell office:value-type="float" office:value="0.83655" calcext:value-type="float">
            <text:p>0.83655</text:p>
          </table:table-cell>
          <table:table-cell office:value-type="float" office:value="0.85623" calcext:value-type="float">
            <text:p>0.85623</text:p>
          </table:table-cell>
          <table:table-cell office:value-type="float" office:value="0.8689" calcext:value-type="float">
            <text:p>0.8689</text:p>
          </table:table-cell>
          <table:table-cell office:value-type="float" office:value="1.0857" calcext:value-type="float">
            <text:p>1.0857</text:p>
          </table:table-cell>
          <table:table-cell office:value-type="float" office:value="1.0071" calcext:value-type="float">
            <text:p>1.0071</text:p>
          </table:table-cell>
          <table:table-cell office:value-type="float" office:value="1.1612" calcext:value-type="float">
            <text:p>1.1612</text:p>
          </table:table-cell>
          <table:table-cell office:value-type="float" office:value="0.35075" calcext:value-type="float">
            <text:p>0.35075</text:p>
          </table:table-cell>
          <table:table-cell office:value-type="float" office:value="0.33288" calcext:value-type="float">
            <text:p>0.33288</text:p>
          </table:table-cell>
          <table:table-cell office:value-type="float" office:value="0.34867" calcext:value-type="float">
            <text:p>0.34867</text:p>
          </table:table-cell>
          <table:table-cell office:value-type="float" office:value="0.88511" calcext:value-type="float">
            <text:p>0.88511</text:p>
          </table:table-cell>
          <table:table-cell office:value-type="float" office:value="0.91155" calcext:value-type="float">
            <text:p>0.91155</text:p>
          </table:table-cell>
          <table:table-cell office:value-type="float" office:value="0.90674" calcext:value-type="float">
            <text:p>0.90674</text:p>
          </table:table-cell>
          <table:table-cell office:value-type="float" office:value="1.0585" calcext:value-type="float">
            <text:p>1.0585</text:p>
          </table:table-cell>
          <table:table-cell office:value-type="float" office:value="1.0275" calcext:value-type="float">
            <text:p>1.0275</text:p>
          </table:table-cell>
          <table:table-cell office:value-type="float" office:value="1.1425" calcext:value-type="float">
            <text:p>1.1425</text:p>
          </table:table-cell>
          <table:table-cell office:value-type="float" office:value="0.21437" calcext:value-type="float">
            <text:p>0.21437</text:p>
          </table:table-cell>
          <table:table-cell office:value-type="float" office:value="0.21969" calcext:value-type="float">
            <text:p>0.21969</text:p>
          </table:table-cell>
          <table:table-cell office:value-type="float" office:value="0.23108" calcext:value-type="float">
            <text:p>0.231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-Aug-2004 20:56:20</text:p>
          </table:table-cell>
          <table:table-cell office:value-type="string" calcext:value-type="string">
            <text:p>10-Aug-2004 21:09:30</text:p>
          </table:table-cell>
          <table:table-cell office:value-type="float" office:value="105.5878" calcext:value-type="float">
            <text:p>105.5878</text:p>
          </table:table-cell>
          <table:table-cell office:value-type="float" office:value="-50.9611" calcext:value-type="float">
            <text:p>-50.9611</text:p>
          </table:table-cell>
          <table:table-cell office:value-type="float" office:value="1" calcext:value-type="float">
            <text:p>1</text:p>
          </table:table-cell>
          <table:table-cell office:value-type="float" office:value="0.94127" calcext:value-type="float">
            <text:p>0.94127</text:p>
          </table:table-cell>
          <table:table-cell office:value-type="float" office:value="0.92488" calcext:value-type="float">
            <text:p>0.92488</text:p>
          </table:table-cell>
          <table:table-cell office:value-type="float" office:value="0.92895" calcext:value-type="float">
            <text:p>0.92895</text:p>
          </table:table-cell>
          <table:table-cell office:value-type="float" office:value="1.0044" calcext:value-type="float">
            <text:p>1.0044</text:p>
          </table:table-cell>
          <table:table-cell office:value-type="float" office:value="0.98506" calcext:value-type="float">
            <text:p>0.98506</text:p>
          </table:table-cell>
          <table:table-cell office:value-type="float" office:value="0.99667" calcext:value-type="float">
            <text:p>0.99667</text:p>
          </table:table-cell>
          <table:table-cell office:value-type="float" office:value="0.16719" calcext:value-type="float">
            <text:p>0.16719</text:p>
          </table:table-cell>
          <table:table-cell office:value-type="float" office:value="0.16286" calcext:value-type="float">
            <text:p>0.16286</text:p>
          </table:table-cell>
          <table:table-cell office:value-type="float" office:value="0.15062" calcext:value-type="float">
            <text:p>0.15062</text:p>
          </table:table-cell>
          <table:table-cell office:value-type="float" office:value="0.88328" calcext:value-type="float">
            <text:p>0.88328</text:p>
          </table:table-cell>
          <table:table-cell office:value-type="float" office:value="0.92847" calcext:value-type="float">
            <text:p>0.92847</text:p>
          </table:table-cell>
          <table:table-cell office:value-type="float" office:value="0.84584" calcext:value-type="float">
            <text:p>0.84584</text:p>
          </table:table-cell>
          <table:table-cell office:value-type="float" office:value="0.97822" calcext:value-type="float">
            <text:p>0.97822</text:p>
          </table:table-cell>
          <table:table-cell office:value-type="float" office:value="1.0001" calcext:value-type="float">
            <text:p>1.0001</text:p>
          </table:table-cell>
          <table:table-cell office:value-type="float" office:value="0.9886" calcext:value-type="float">
            <text:p>0.9886</text:p>
          </table:table-cell>
          <table:table-cell office:value-type="float" office:value="0.07997" calcext:value-type="float">
            <text:p>0.07997</text:p>
          </table:table-cell>
          <table:table-cell office:value-type="float" office:value="0.042662" calcext:value-type="float">
            <text:p>0.042662</text:p>
          </table:table-cell>
          <table:table-cell office:value-type="float" office:value="0.07917" calcext:value-type="float">
            <text:p>0.079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-Aug-2004 13:16:20</text:p>
          </table:table-cell>
          <table:table-cell office:value-type="string" calcext:value-type="string">
            <text:p>01-Sep-2004 17:30:30</text:p>
          </table:table-cell>
          <table:table-cell office:value-type="float" office:value="111.2403" calcext:value-type="float">
            <text:p>111.2403</text:p>
          </table:table-cell>
          <table:table-cell office:value-type="float" office:value="-128.9667" calcext:value-type="float">
            <text:p>-128.9667</text:p>
          </table:table-cell>
          <table:table-cell office:value-type="float" office:value="1" calcext:value-type="float">
            <text:p>1</text:p>
          </table:table-cell>
          <table:table-cell office:value-type="float" office:value="0.89659" calcext:value-type="float">
            <text:p>0.89659</text:p>
          </table:table-cell>
          <table:table-cell office:value-type="float" office:value="0.84916" calcext:value-type="float">
            <text:p>0.84916</text:p>
          </table:table-cell>
          <table:table-cell office:value-type="float" office:value="0.85291" calcext:value-type="float">
            <text:p>0.85291</text:p>
          </table:table-cell>
          <table:table-cell office:value-type="float" office:value="1.1124" calcext:value-type="float">
            <text:p>1.1124</text:p>
          </table:table-cell>
          <table:table-cell office:value-type="float" office:value="1.0818" calcext:value-type="float">
            <text:p>1.0818</text:p>
          </table:table-cell>
          <table:table-cell office:value-type="float" office:value="1.0845" calcext:value-type="float">
            <text:p>1.0845</text:p>
          </table:table-cell>
          <table:table-cell office:value-type="float" office:value="0.42663" calcext:value-type="float">
            <text:p>0.42663</text:p>
          </table:table-cell>
          <table:table-cell office:value-type="float" office:value="0.26058" calcext:value-type="float">
            <text:p>0.26058</text:p>
          </table:table-cell>
          <table:table-cell office:value-type="float" office:value="0.23037" calcext:value-type="float">
            <text:p>0.23037</text:p>
          </table:table-cell>
          <table:table-cell office:value-type="float" office:value="0.97175" calcext:value-type="float">
            <text:p>0.97175</text:p>
          </table:table-cell>
          <table:table-cell office:value-type="float" office:value="0.90356" calcext:value-type="float">
            <text:p>0.90356</text:p>
          </table:table-cell>
          <table:table-cell office:value-type="float" office:value="0.88732" calcext:value-type="float">
            <text:p>0.88732</text:p>
          </table:table-cell>
          <table:table-cell office:value-type="float" office:value="1.0125" calcext:value-type="float">
            <text:p>1.0125</text:p>
          </table:table-cell>
          <table:table-cell office:value-type="float" office:value="1.0949" calcext:value-type="float">
            <text:p>1.0949</text:p>
          </table:table-cell>
          <table:table-cell office:value-type="float" office:value="1.0819" calcext:value-type="float">
            <text:p>1.0819</text:p>
          </table:table-cell>
          <table:table-cell office:value-type="float" office:value="0.060545" calcext:value-type="float">
            <text:p>0.060545</text:p>
          </table:table-cell>
          <table:table-cell office:value-type="float" office:value="0.19386" calcext:value-type="float">
            <text:p>0.19386</text:p>
          </table:table-cell>
          <table:table-cell office:value-type="float" office:value="0.15728" calcext:value-type="float">
            <text:p>0.157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6-Nov-2004 20:45:05</text:p>
          </table:table-cell>
          <table:table-cell office:value-type="string" calcext:value-type="string">
            <text:p>15-Nov-2004 13:19:30</text:p>
          </table:table-cell>
          <table:table-cell office:value-type="float" office:value="106.7053" calcext:value-type="float">
            <text:p>106.7053</text:p>
          </table:table-cell>
          <table:table-cell office:value-type="float" office:value="-373.9333" calcext:value-type="float">
            <text:p>-373.9333</text:p>
          </table:table-cell>
          <table:table-cell office:value-type="float" office:value="1" calcext:value-type="float">
            <text:p>1</text:p>
          </table:table-cell>
          <table:table-cell office:value-type="float" office:value="0.70731" calcext:value-type="float">
            <text:p>0.70731</text:p>
          </table:table-cell>
          <table:table-cell office:value-type="float" office:value="0.82248" calcext:value-type="float">
            <text:p>0.82248</text:p>
          </table:table-cell>
          <table:table-cell office:value-type="float" office:value="0.84349" calcext:value-type="float">
            <text:p>0.84349</text:p>
          </table:table-cell>
          <table:table-cell office:value-type="float" office:value="1.0104" calcext:value-type="float">
            <text:p>1.0104</text:p>
          </table:table-cell>
          <table:table-cell office:value-type="float" office:value="0.99993" calcext:value-type="float">
            <text:p>0.99993</text:p>
          </table:table-cell>
          <table:table-cell office:value-type="float" office:value="1.1978" calcext:value-type="float">
            <text:p>1.1978</text:p>
          </table:table-cell>
          <table:table-cell office:value-type="float" office:value="0.40434" calcext:value-type="float">
            <text:p>0.40434</text:p>
          </table:table-cell>
          <table:table-cell office:value-type="float" office:value="0.30505" calcext:value-type="float">
            <text:p>0.30505</text:p>
          </table:table-cell>
          <table:table-cell office:value-type="float" office:value="0.38233" calcext:value-type="float">
            <text:p>0.38233</text:p>
          </table:table-cell>
          <table:table-cell office:value-type="float" office:value="0.69065" calcext:value-type="float">
            <text:p>0.69065</text:p>
          </table:table-cell>
          <table:table-cell office:value-type="float" office:value="0.84414" calcext:value-type="float">
            <text:p>0.84414</text:p>
          </table:table-cell>
          <table:table-cell office:value-type="float" office:value="0.89043" calcext:value-type="float">
            <text:p>0.89043</text:p>
          </table:table-cell>
          <table:table-cell office:value-type="float" office:value="0.97959" calcext:value-type="float">
            <text:p>0.97959</text:p>
          </table:table-cell>
          <table:table-cell office:value-type="float" office:value="1" calcext:value-type="float">
            <text:p>1</text:p>
          </table:table-cell>
          <table:table-cell office:value-type="float" office:value="1.1745" calcext:value-type="float">
            <text:p>1.1745</text:p>
          </table:table-cell>
          <table:table-cell office:value-type="float" office:value="0.29855" calcext:value-type="float">
            <text:p>0.29855</text:p>
          </table:table-cell>
          <table:table-cell office:value-type="float" office:value="0.22823" calcext:value-type="float">
            <text:p>0.22823</text:p>
          </table:table-cell>
          <table:table-cell office:value-type="float" office:value="0.28178" calcext:value-type="float">
            <text:p>0.281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-Nov-2004 02:55:45</text:p>
          </table:table-cell>
          <table:table-cell office:value-type="string" calcext:value-type="string">
            <text:p>26-Nov-2004 08:30:30</text:p>
          </table:table-cell>
          <table:table-cell office:value-type="float" office:value="107.8766" calcext:value-type="float">
            <text:p>107.8766</text:p>
          </table:table-cell>
          <table:table-cell office:value-type="float" office:value="-53" calcext:value-type="float">
            <text:p>-53</text:p>
          </table:table-cell>
          <table:table-cell office:value-type="float" office:value="1" calcext:value-type="float">
            <text:p>1</text:p>
          </table:table-cell>
          <table:table-cell office:value-type="float" office:value="0.94213" calcext:value-type="float">
            <text:p>0.94213</text:p>
          </table:table-cell>
          <table:table-cell office:value-type="float" office:value="0.94119" calcext:value-type="float">
            <text:p>0.94119</text:p>
          </table:table-cell>
          <table:table-cell office:value-type="float" office:value="0.95192" calcext:value-type="float">
            <text:p>0.95192</text:p>
          </table:table-cell>
          <table:table-cell office:value-type="float" office:value="1.0007" calcext:value-type="float">
            <text:p>1.0007</text:p>
          </table:table-cell>
          <table:table-cell office:value-type="float" office:value="1.0199" calcext:value-type="float">
            <text:p>1.0199</text:p>
          </table:table-cell>
          <table:table-cell office:value-type="float" office:value="1.0366" calcext:value-type="float">
            <text:p>1.0366</text:p>
          </table:table-cell>
          <table:table-cell office:value-type="float" office:value="0.12991" calcext:value-type="float">
            <text:p>0.12991</text:p>
          </table:table-cell>
          <table:table-cell office:value-type="float" office:value="0.13408" calcext:value-type="float">
            <text:p>0.13408</text:p>
          </table:table-cell>
          <table:table-cell office:value-type="float" office:value="0.13271" calcext:value-type="float">
            <text:p>0.13271</text:p>
          </table:table-cell>
          <table:table-cell office:value-type="float" office:value="0.94905" calcext:value-type="float">
            <text:p>0.94905</text:p>
          </table:table-cell>
          <table:table-cell office:value-type="float" office:value="0.82946" calcext:value-type="float">
            <text:p>0.82946</text:p>
          </table:table-cell>
          <table:table-cell office:value-type="float" office:value="0.71309" calcext:value-type="float">
            <text:p>0.71309</text:p>
          </table:table-cell>
          <table:table-cell office:value-type="float" office:value="0.98827" calcext:value-type="float">
            <text:p>0.98827</text:p>
          </table:table-cell>
          <table:table-cell office:value-type="float" office:value="1.0193" calcext:value-type="float">
            <text:p>1.0193</text:p>
          </table:table-cell>
          <table:table-cell office:value-type="float" office:value="1.0203" calcext:value-type="float">
            <text:p>1.0203</text:p>
          </table:table-cell>
          <table:table-cell office:value-type="float" office:value="0.031681" calcext:value-type="float">
            <text:p>0.031681</text:p>
          </table:table-cell>
          <table:table-cell office:value-type="float" office:value="0.054217" calcext:value-type="float">
            <text:p>0.054217</text:p>
          </table:table-cell>
          <table:table-cell office:value-type="float" office:value="0.065484" calcext:value-type="float">
            <text:p>0.0654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-Dec-2004 01:09:35</text:p>
          </table:table-cell>
          <table:table-cell office:value-type="string" calcext:value-type="string">
            <text:p>14-Dec-2004 05:40:20</text:p>
          </table:table-cell>
          <table:table-cell office:value-type="float" office:value="105.4" calcext:value-type="float">
            <text:p>105.4</text:p>
          </table:table-cell>
          <table:table-cell office:value-type="float" office:value="-55.9917" calcext:value-type="float">
            <text:p>-55.9917</text:p>
          </table:table-cell>
          <table:table-cell office:value-type="float" office:value="1" calcext:value-type="float">
            <text:p>1</text:p>
          </table:table-cell>
          <table:table-cell office:value-type="float" office:value="0.83206" calcext:value-type="float">
            <text:p>0.83206</text:p>
          </table:table-cell>
          <table:table-cell office:value-type="float" office:value="0.87219" calcext:value-type="float">
            <text:p>0.87219</text:p>
          </table:table-cell>
          <table:table-cell office:value-type="float" office:value="0.83775" calcext:value-type="float">
            <text:p>0.83775</text:p>
          </table:table-cell>
          <table:table-cell office:value-type="float" office:value="1.1253" calcext:value-type="float">
            <text:p>1.1253</text:p>
          </table:table-cell>
          <table:table-cell office:value-type="float" office:value="1.0573" calcext:value-type="float">
            <text:p>1.0573</text:p>
          </table:table-cell>
          <table:table-cell office:value-type="float" office:value="1.1181" calcext:value-type="float">
            <text:p>1.1181</text:p>
          </table:table-cell>
          <table:table-cell office:value-type="float" office:value="0.24021" calcext:value-type="float">
            <text:p>0.24021</text:p>
          </table:table-cell>
          <table:table-cell office:value-type="float" office:value="0.16326" calcext:value-type="float">
            <text:p>0.16326</text:p>
          </table:table-cell>
          <table:table-cell office:value-type="float" office:value="0.23469" calcext:value-type="float">
            <text:p>0.23469</text:p>
          </table:table-cell>
          <table:table-cell office:value-type="float" office:value="0.73714" calcext:value-type="float">
            <text:p>0.73714</text:p>
          </table:table-cell>
          <table:table-cell office:value-type="float" office:value="0.80913" calcext:value-type="float">
            <text:p>0.80913</text:p>
          </table:table-cell>
          <table:table-cell office:value-type="float" office:value="0.65516" calcext:value-type="float">
            <text:p>0.65516</text:p>
          </table:table-cell>
          <table:table-cell office:value-type="float" office:value="1.0986" calcext:value-type="float">
            <text:p>1.0986</text:p>
          </table:table-cell>
          <table:table-cell office:value-type="float" office:value="1.0481" calcext:value-type="float">
            <text:p>1.0481</text:p>
          </table:table-cell>
          <table:table-cell office:value-type="float" office:value="1.0916" calcext:value-type="float">
            <text:p>1.0916</text:p>
          </table:table-cell>
          <table:table-cell office:value-type="float" office:value="0.14853" calcext:value-type="float">
            <text:p>0.14853</text:p>
          </table:table-cell>
          <table:table-cell office:value-type="float" office:value="0.082239" calcext:value-type="float">
            <text:p>0.082239</text:p>
          </table:table-cell>
          <table:table-cell office:value-type="float" office:value="0.14656" calcext:value-type="float">
            <text:p>0.146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6-Jan-2005 22:17:30</text:p>
          </table:table-cell>
          <table:table-cell office:value-type="string" calcext:value-type="string">
            <text:p>09-Jan-2005 11:06:45</text:p>
          </table:table-cell>
          <table:table-cell office:value-type="float" office:value="106.7085" calcext:value-type="float">
            <text:p>106.7085</text:p>
          </table:table-cell>
          <table:table-cell office:value-type="float" office:value="-92.9847" calcext:value-type="float">
            <text:p>-92.9847</text:p>
          </table:table-cell>
          <table:table-cell office:value-type="float" office:value="1" calcext:value-type="float">
            <text:p>1</text:p>
          </table:table-cell>
          <table:table-cell office:value-type="float" office:value="0.76355" calcext:value-type="float">
            <text:p>0.76355</text:p>
          </table:table-cell>
          <table:table-cell office:value-type="float" office:value="0.79214" calcext:value-type="float">
            <text:p>0.79214</text:p>
          </table:table-cell>
          <table:table-cell office:value-type="float" office:value="0.75374" calcext:value-type="float">
            <text:p>0.75374</text:p>
          </table:table-cell>
          <table:table-cell office:value-type="float" office:value="1.1599" calcext:value-type="float">
            <text:p>1.1599</text:p>
          </table:table-cell>
          <table:table-cell office:value-type="float" office:value="1.0774" calcext:value-type="float">
            <text:p>1.0774</text:p>
          </table:table-cell>
          <table:table-cell office:value-type="float" office:value="1.1234" calcext:value-type="float">
            <text:p>1.1234</text:p>
          </table:table-cell>
          <table:table-cell office:value-type="float" office:value="0.33271" calcext:value-type="float">
            <text:p>0.33271</text:p>
          </table:table-cell>
          <table:table-cell office:value-type="float" office:value="0.27435" calcext:value-type="float">
            <text:p>0.27435</text:p>
          </table:table-cell>
          <table:table-cell office:value-type="float" office:value="0.30566" calcext:value-type="float">
            <text:p>0.30566</text:p>
          </table:table-cell>
          <table:table-cell office:value-type="float" office:value="0.95612" calcext:value-type="float">
            <text:p>0.95612</text:p>
          </table:table-cell>
          <table:table-cell office:value-type="float" office:value="0.96644" calcext:value-type="float">
            <text:p>0.96644</text:p>
          </table:table-cell>
          <table:table-cell office:value-type="float" office:value="0.88552" calcext:value-type="float">
            <text:p>0.88552</text:p>
          </table:table-cell>
          <table:table-cell office:value-type="float" office:value="1.1314" calcext:value-type="float">
            <text:p>1.1314</text:p>
          </table:table-cell>
          <table:table-cell office:value-type="float" office:value="1.0725" calcext:value-type="float">
            <text:p>1.0725</text:p>
          </table:table-cell>
          <table:table-cell office:value-type="float" office:value="1.1136" calcext:value-type="float">
            <text:p>1.1136</text:p>
          </table:table-cell>
          <table:table-cell office:value-type="float" office:value="0.19838" calcext:value-type="float">
            <text:p>0.19838</text:p>
          </table:table-cell>
          <table:table-cell office:value-type="float" office:value="0.15883" calcext:value-type="float">
            <text:p>0.15883</text:p>
          </table:table-cell>
          <table:table-cell office:value-type="float" office:value="0.19487" calcext:value-type="float">
            <text:p>0.194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-Jan-2005 01:09:00</text:p>
          </table:table-cell>
          <table:table-cell office:value-type="string" calcext:value-type="string">
            <text:p>24-Jan-2005 00:00:15</text:p>
          </table:table-cell>
          <table:table-cell office:value-type="float" office:value="105.2932" calcext:value-type="float">
            <text:p>105.2932</text:p>
          </table:table-cell>
          <table:table-cell office:value-type="float" office:value="-102.9292" calcext:value-type="float">
            <text:p>-102.9292</text:p>
          </table:table-cell>
          <table:table-cell office:value-type="float" office:value="1" calcext:value-type="float">
            <text:p>1</text:p>
          </table:table-cell>
          <table:table-cell office:value-type="float" office:value="0.62949" calcext:value-type="float">
            <text:p>0.62949</text:p>
          </table:table-cell>
          <table:table-cell office:value-type="float" office:value="0.68638" calcext:value-type="float">
            <text:p>0.68638</text:p>
          </table:table-cell>
          <table:table-cell office:value-type="float" office:value="0.68745" calcext:value-type="float">
            <text:p>0.68745</text:p>
          </table:table-cell>
          <table:table-cell office:value-type="float" office:value="1.1282" calcext:value-type="float">
            <text:p>1.1282</text:p>
          </table:table-cell>
          <table:table-cell office:value-type="float" office:value="1.2471" calcext:value-type="float">
            <text:p>1.2471</text:p>
          </table:table-cell>
          <table:table-cell office:value-type="float" office:value="1.2658" calcext:value-type="float">
            <text:p>1.2658</text:p>
          </table:table-cell>
          <table:table-cell office:value-type="float" office:value="0.33687" calcext:value-type="float">
            <text:p>0.33687</text:p>
          </table:table-cell>
          <table:table-cell office:value-type="float" office:value="0.39901" calcext:value-type="float">
            <text:p>0.39901</text:p>
          </table:table-cell>
          <table:table-cell office:value-type="float" office:value="0.41812" calcext:value-type="float">
            <text:p>0.41812</text:p>
          </table:table-cell>
          <table:table-cell office:value-type="float" office:value="0.73644" calcext:value-type="float">
            <text:p>0.73644</text:p>
          </table:table-cell>
          <table:table-cell office:value-type="float" office:value="0.82363" calcext:value-type="float">
            <text:p>0.82363</text:p>
          </table:table-cell>
          <table:table-cell office:value-type="float" office:value="0.78443" calcext:value-type="float">
            <text:p>0.78443</text:p>
          </table:table-cell>
          <table:table-cell office:value-type="float" office:value="1.1132" calcext:value-type="float">
            <text:p>1.1132</text:p>
          </table:table-cell>
          <table:table-cell office:value-type="float" office:value="1.2473" calcext:value-type="float">
            <text:p>1.2473</text:p>
          </table:table-cell>
          <table:table-cell office:value-type="float" office:value="1.2666" calcext:value-type="float">
            <text:p>1.2666</text:p>
          </table:table-cell>
          <table:table-cell office:value-type="float" office:value="0.24028" calcext:value-type="float">
            <text:p>0.24028</text:p>
          </table:table-cell>
          <table:table-cell office:value-type="float" office:value="0.32036" calcext:value-type="float">
            <text:p>0.32036</text:p>
          </table:table-cell>
          <table:table-cell office:value-type="float" office:value="0.34388" calcext:value-type="float">
            <text:p>0.343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6-Feb-2005 20:32:30</text:p>
          </table:table-cell>
          <table:table-cell office:value-type="string" calcext:value-type="string">
            <text:p>08-Feb-2005 22:00:10</text:p>
          </table:table-cell>
          <table:table-cell office:value-type="float" office:value="99.3" calcext:value-type="float">
            <text:p>99.3</text:p>
          </table:table-cell>
          <table:table-cell office:value-type="float" office:value="-56.9708" calcext:value-type="float">
            <text:p>-56.9708</text:p>
          </table:table-cell>
          <table:table-cell office:value-type="float" office:value="1" calcext:value-type="float">
            <text:p>1</text:p>
          </table:table-cell>
          <table:table-cell office:value-type="float" office:value="0.87122" calcext:value-type="float">
            <text:p>0.87122</text:p>
          </table:table-cell>
          <table:table-cell office:value-type="float" office:value="0.89793" calcext:value-type="float">
            <text:p>0.89793</text:p>
          </table:table-cell>
          <table:table-cell office:value-type="float" office:value="0.89424" calcext:value-type="float">
            <text:p>0.89424</text:p>
          </table:table-cell>
          <table:table-cell office:value-type="float" office:value="0.97428" calcext:value-type="float">
            <text:p>0.97428</text:p>
          </table:table-cell>
          <table:table-cell office:value-type="float" office:value="1.0097" calcext:value-type="float">
            <text:p>1.0097</text:p>
          </table:table-cell>
          <table:table-cell office:value-type="float" office:value="0.99555" calcext:value-type="float">
            <text:p>0.99555</text:p>
          </table:table-cell>
          <table:table-cell office:value-type="float" office:value="0.1673" calcext:value-type="float">
            <text:p>0.1673</text:p>
          </table:table-cell>
          <table:table-cell office:value-type="float" office:value="0.16036" calcext:value-type="float">
            <text:p>0.16036</text:p>
          </table:table-cell>
          <table:table-cell office:value-type="float" office:value="0.15723" calcext:value-type="float">
            <text:p>0.15723</text:p>
          </table:table-cell>
          <table:table-cell office:value-type="float" office:value="0.85932" calcext:value-type="float">
            <text:p>0.85932</text:p>
          </table:table-cell>
          <table:table-cell office:value-type="float" office:value="0.93628" calcext:value-type="float">
            <text:p>0.93628</text:p>
          </table:table-cell>
          <table:table-cell office:value-type="float" office:value="0.87176" calcext:value-type="float">
            <text:p>0.87176</text:p>
          </table:table-cell>
          <table:table-cell office:value-type="float" office:value="0.98023" calcext:value-type="float">
            <text:p>0.98023</text:p>
          </table:table-cell>
          <table:table-cell office:value-type="float" office:value="1.0201" calcext:value-type="float">
            <text:p>1.0201</text:p>
          </table:table-cell>
          <table:table-cell office:value-type="float" office:value="0.99661" calcext:value-type="float">
            <text:p>0.99661</text:p>
          </table:table-cell>
          <table:table-cell office:value-type="float" office:value="0.076647" calcext:value-type="float">
            <text:p>0.076647</text:p>
          </table:table-cell>
          <table:table-cell office:value-type="float" office:value="0.059027" calcext:value-type="float">
            <text:p>0.059027</text:p>
          </table:table-cell>
          <table:table-cell office:value-type="float" office:value="0.072362" calcext:value-type="float">
            <text:p>0.0723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-Feb-2005 00:19:10</text:p>
          </table:table-cell>
          <table:table-cell office:value-type="string" calcext:value-type="string">
            <text:p>19-Feb-2005 07:22:35</text:p>
          </table:table-cell>
          <table:table-cell office:value-type="float" office:value="100.2163" calcext:value-type="float">
            <text:p>100.2163</text:p>
          </table:table-cell>
          <table:table-cell office:value-type="float" office:value="-79.9958" calcext:value-type="float">
            <text:p>-79.9958</text:p>
          </table:table-cell>
          <table:table-cell office:value-type="float" office:value="1" calcext:value-type="float">
            <text:p>1</text:p>
          </table:table-cell>
          <table:table-cell office:value-type="float" office:value="0.90492" calcext:value-type="float">
            <text:p>0.90492</text:p>
          </table:table-cell>
          <table:table-cell office:value-type="float" office:value="0.9184" calcext:value-type="float">
            <text:p>0.9184</text:p>
          </table:table-cell>
          <table:table-cell office:value-type="float" office:value="0.92399" calcext:value-type="float">
            <text:p>0.92399</text:p>
          </table:table-cell>
          <table:table-cell office:value-type="float" office:value="1.0149" calcext:value-type="float">
            <text:p>1.0149</text:p>
          </table:table-cell>
          <table:table-cell office:value-type="float" office:value="0.99645" calcext:value-type="float">
            <text:p>0.99645</text:p>
          </table:table-cell>
          <table:table-cell office:value-type="float" office:value="1.0093" calcext:value-type="float">
            <text:p>1.0093</text:p>
          </table:table-cell>
          <table:table-cell office:value-type="float" office:value="0.17036" calcext:value-type="float">
            <text:p>0.17036</text:p>
          </table:table-cell>
          <table:table-cell office:value-type="float" office:value="0.15323" calcext:value-type="float">
            <text:p>0.15323</text:p>
          </table:table-cell>
          <table:table-cell office:value-type="float" office:value="0.16047" calcext:value-type="float">
            <text:p>0.16047</text:p>
          </table:table-cell>
          <table:table-cell office:value-type="float" office:value="0.70513" calcext:value-type="float">
            <text:p>0.70513</text:p>
          </table:table-cell>
          <table:table-cell office:value-type="float" office:value="0.82247" calcext:value-type="float">
            <text:p>0.82247</text:p>
          </table:table-cell>
          <table:table-cell office:value-type="float" office:value="0.82824" calcext:value-type="float">
            <text:p>0.82824</text:p>
          </table:table-cell>
          <table:table-cell office:value-type="float" office:value="1.0151" calcext:value-type="float">
            <text:p>1.0151</text:p>
          </table:table-cell>
          <table:table-cell office:value-type="float" office:value="0.99962" calcext:value-type="float">
            <text:p>0.99962</text:p>
          </table:table-cell>
          <table:table-cell office:value-type="float" office:value="0.99965" calcext:value-type="float">
            <text:p>0.99965</text:p>
          </table:table-cell>
          <table:table-cell office:value-type="float" office:value="0.10135" calcext:value-type="float">
            <text:p>0.10135</text:p>
          </table:table-cell>
          <table:table-cell office:value-type="float" office:value="0.082146" calcext:value-type="float">
            <text:p>0.082146</text:p>
          </table:table-cell>
          <table:table-cell office:value-type="float" office:value="0.084221" calcext:value-type="float">
            <text:p>0.0842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-Mar-2005 23:21:05</text:p>
          </table:table-cell>
          <table:table-cell office:value-type="string" calcext:value-type="string">
            <text:p>08-Mar-2005 01:12:00</text:p>
          </table:table-cell>
          <table:table-cell office:value-type="float" office:value="97.4519" calcext:value-type="float">
            <text:p>97.4519</text:p>
          </table:table-cell>
          <table:table-cell office:value-type="float" office:value="-53.9889" calcext:value-type="float">
            <text:p>-53.9889</text:p>
          </table:table-cell>
          <table:table-cell office:value-type="float" office:value="1" calcext:value-type="float">
            <text:p>1</text:p>
          </table:table-cell>
          <table:table-cell office:value-type="float" office:value="0.92914" calcext:value-type="float">
            <text:p>0.92914</text:p>
          </table:table-cell>
          <table:table-cell office:value-type="float" office:value="0.92906" calcext:value-type="float">
            <text:p>0.92906</text:p>
          </table:table-cell>
          <table:table-cell office:value-type="float" office:value="0.92162" calcext:value-type="float">
            <text:p>0.92162</text:p>
          </table:table-cell>
          <table:table-cell office:value-type="float" office:value="1.0193" calcext:value-type="float">
            <text:p>1.0193</text:p>
          </table:table-cell>
          <table:table-cell office:value-type="float" office:value="1.0037" calcext:value-type="float">
            <text:p>1.0037</text:p>
          </table:table-cell>
          <table:table-cell office:value-type="float" office:value="1.019" calcext:value-type="float">
            <text:p>1.019</text:p>
          </table:table-cell>
          <table:table-cell office:value-type="float" office:value="0.18459" calcext:value-type="float">
            <text:p>0.18459</text:p>
          </table:table-cell>
          <table:table-cell office:value-type="float" office:value="0.17138" calcext:value-type="float">
            <text:p>0.17138</text:p>
          </table:table-cell>
          <table:table-cell office:value-type="float" office:value="0.19293" calcext:value-type="float">
            <text:p>0.19293</text:p>
          </table:table-cell>
          <table:table-cell office:value-type="float" office:value="0.84638" calcext:value-type="float">
            <text:p>0.84638</text:p>
          </table:table-cell>
          <table:table-cell office:value-type="float" office:value="0.82253" calcext:value-type="float">
            <text:p>0.82253</text:p>
          </table:table-cell>
          <table:table-cell office:value-type="float" office:value="0.68722" calcext:value-type="float">
            <text:p>0.68722</text:p>
          </table:table-cell>
          <table:table-cell office:value-type="float" office:value="1.0022" calcext:value-type="float">
            <text:p>1.0022</text:p>
          </table:table-cell>
          <table:table-cell office:value-type="float" office:value="1.0049" calcext:value-type="float">
            <text:p>1.0049</text:p>
          </table:table-cell>
          <table:table-cell office:value-type="float" office:value="0.99939" calcext:value-type="float">
            <text:p>0.99939</text:p>
          </table:table-cell>
          <table:table-cell office:value-type="float" office:value="0.04947" calcext:value-type="float">
            <text:p>0.04947</text:p>
          </table:table-cell>
          <table:table-cell office:value-type="float" office:value="0.050448" calcext:value-type="float">
            <text:p>0.050448</text:p>
          </table:table-cell>
          <table:table-cell office:value-type="float" office:value="0.072444" calcext:value-type="float">
            <text:p>0.072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3-Apr-2005 22:43:25</text:p>
          </table:table-cell>
          <table:table-cell office:value-type="string" calcext:value-type="string">
            <text:p>06-Apr-2005 08:46:15</text:p>
          </table:table-cell>
          <table:table-cell office:value-type="float" office:value="96.203" calcext:value-type="float">
            <text:p>96.203</text:p>
          </table:table-cell>
          <table:table-cell office:value-type="float" office:value="-70" calcext:value-type="float">
            <text:p>-70</text:p>
          </table:table-cell>
          <table:table-cell office:value-type="float" office:value="1" calcext:value-type="float">
            <text:p>1</text:p>
          </table:table-cell>
          <table:table-cell office:value-type="float" office:value="0.91858" calcext:value-type="float">
            <text:p>0.91858</text:p>
          </table:table-cell>
          <table:table-cell office:value-type="float" office:value="0.92978" calcext:value-type="float">
            <text:p>0.92978</text:p>
          </table:table-cell>
          <table:table-cell office:value-type="float" office:value="0.92271" calcext:value-type="float">
            <text:p>0.92271</text:p>
          </table:table-cell>
          <table:table-cell office:value-type="float" office:value="0.99432" calcext:value-type="float">
            <text:p>0.99432</text:p>
          </table:table-cell>
          <table:table-cell office:value-type="float" office:value="1.0314" calcext:value-type="float">
            <text:p>1.0314</text:p>
          </table:table-cell>
          <table:table-cell office:value-type="float" office:value="1.0111" calcext:value-type="float">
            <text:p>1.0111</text:p>
          </table:table-cell>
          <table:table-cell office:value-type="float" office:value="0.18561" calcext:value-type="float">
            <text:p>0.18561</text:p>
          </table:table-cell>
          <table:table-cell office:value-type="float" office:value="0.18281" calcext:value-type="float">
            <text:p>0.18281</text:p>
          </table:table-cell>
          <table:table-cell office:value-type="float" office:value="0.16778" calcext:value-type="float">
            <text:p>0.16778</text:p>
          </table:table-cell>
          <table:table-cell office:value-type="float" office:value="0.90467" calcext:value-type="float">
            <text:p>0.90467</text:p>
          </table:table-cell>
          <table:table-cell office:value-type="float" office:value="0.97116" calcext:value-type="float">
            <text:p>0.97116</text:p>
          </table:table-cell>
          <table:table-cell office:value-type="float" office:value="0.94347" calcext:value-type="float">
            <text:p>0.94347</text:p>
          </table:table-cell>
          <table:table-cell office:value-type="float" office:value="0.98379" calcext:value-type="float">
            <text:p>0.98379</text:p>
          </table:table-cell>
          <table:table-cell office:value-type="float" office:value="1.042" calcext:value-type="float">
            <text:p>1.042</text:p>
          </table:table-cell>
          <table:table-cell office:value-type="float" office:value="1.0042" calcext:value-type="float">
            <text:p>1.0042</text:p>
          </table:table-cell>
          <table:table-cell office:value-type="float" office:value="0.084677" calcext:value-type="float">
            <text:p>0.084677</text:p>
          </table:table-cell>
          <table:table-cell office:value-type="float" office:value="0.085431" calcext:value-type="float">
            <text:p>0.085431</text:p>
          </table:table-cell>
          <table:table-cell office:value-type="float" office:value="0.079328" calcext:value-type="float">
            <text:p>0.0793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-Apr-2005 03:01:00</text:p>
          </table:table-cell>
          <table:table-cell office:value-type="string" calcext:value-type="string">
            <text:p>13-Apr-2005 06:22:35</text:p>
          </table:table-cell>
          <table:table-cell office:value-type="float" office:value="92.3136" calcext:value-type="float">
            <text:p>92.3136</text:p>
          </table:table-cell>
          <table:table-cell office:value-type="float" office:value="-62" calcext:value-type="float">
            <text:p>-62</text:p>
          </table:table-cell>
          <table:table-cell office:value-type="float" office:value="1" calcext:value-type="float">
            <text:p>1</text:p>
          </table:table-cell>
          <table:table-cell office:value-type="float" office:value="0.91931" calcext:value-type="float">
            <text:p>0.91931</text:p>
          </table:table-cell>
          <table:table-cell office:value-type="float" office:value="0.91397" calcext:value-type="float">
            <text:p>0.91397</text:p>
          </table:table-cell>
          <table:table-cell office:value-type="float" office:value="0.90033" calcext:value-type="float">
            <text:p>0.90033</text:p>
          </table:table-cell>
          <table:table-cell office:value-type="float" office:value="1.0228" calcext:value-type="float">
            <text:p>1.0228</text:p>
          </table:table-cell>
          <table:table-cell office:value-type="float" office:value="1.0555" calcext:value-type="float">
            <text:p>1.0555</text:p>
          </table:table-cell>
          <table:table-cell office:value-type="float" office:value="1.0891" calcext:value-type="float">
            <text:p>1.0891</text:p>
          </table:table-cell>
          <table:table-cell office:value-type="float" office:value="0.17671" calcext:value-type="float">
            <text:p>0.17671</text:p>
          </table:table-cell>
          <table:table-cell office:value-type="float" office:value="0.19151" calcext:value-type="float">
            <text:p>0.19151</text:p>
          </table:table-cell>
          <table:table-cell office:value-type="float" office:value="0.22011" calcext:value-type="float">
            <text:p>0.22011</text:p>
          </table:table-cell>
          <table:table-cell office:value-type="float" office:value="0.93683" calcext:value-type="float">
            <text:p>0.93683</text:p>
          </table:table-cell>
          <table:table-cell office:value-type="float" office:value="0.96836" calcext:value-type="float">
            <text:p>0.96836</text:p>
          </table:table-cell>
          <table:table-cell office:value-type="float" office:value="0.90439" calcext:value-type="float">
            <text:p>0.90439</text:p>
          </table:table-cell>
          <table:table-cell office:value-type="float" office:value="1.0171" calcext:value-type="float">
            <text:p>1.0171</text:p>
          </table:table-cell>
          <table:table-cell office:value-type="float" office:value="1.0572" calcext:value-type="float">
            <text:p>1.0572</text:p>
          </table:table-cell>
          <table:table-cell office:value-type="float" office:value="1.0752" calcext:value-type="float">
            <text:p>1.0752</text:p>
          </table:table-cell>
          <table:table-cell office:value-type="float" office:value="0.068135" calcext:value-type="float">
            <text:p>0.068135</text:p>
          </table:table-cell>
          <table:table-cell office:value-type="float" office:value="0.10361" calcext:value-type="float">
            <text:p>0.10361</text:p>
          </table:table-cell>
          <table:table-cell office:value-type="float" office:value="0.1299" calcext:value-type="float">
            <text:p>0.12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7-May-2005 00:31:55</text:p>
          </table:table-cell>
          <table:table-cell office:value-type="string" calcext:value-type="string">
            <text:p>11-May-2005 07:09:00</text:p>
          </table:table-cell>
          <table:table-cell office:value-type="float" office:value="90.4901" calcext:value-type="float">
            <text:p>90.4901</text:p>
          </table:table-cell>
          <table:table-cell office:value-type="float" office:value="-109.9889" calcext:value-type="float">
            <text:p>-109.9889</text:p>
          </table:table-cell>
          <table:table-cell office:value-type="float" office:value="1" calcext:value-type="float">
            <text:p>1</text:p>
          </table:table-cell>
          <table:table-cell office:value-type="float" office:value="0.90254" calcext:value-type="float">
            <text:p>0.90254</text:p>
          </table:table-cell>
          <table:table-cell office:value-type="float" office:value="0.8826" calcext:value-type="float">
            <text:p>0.8826</text:p>
          </table:table-cell>
          <table:table-cell office:value-type="float" office:value="0.82538" calcext:value-type="float">
            <text:p>0.82538</text:p>
          </table:table-cell>
          <table:table-cell office:value-type="float" office:value="1.0639" calcext:value-type="float">
            <text:p>1.0639</text:p>
          </table:table-cell>
          <table:table-cell office:value-type="float" office:value="1.0881" calcext:value-type="float">
            <text:p>1.0881</text:p>
          </table:table-cell>
          <table:table-cell office:value-type="float" office:value="1.1588" calcext:value-type="float">
            <text:p>1.1588</text:p>
          </table:table-cell>
          <table:table-cell office:value-type="float" office:value="0.2002" calcext:value-type="float">
            <text:p>0.2002</text:p>
          </table:table-cell>
          <table:table-cell office:value-type="float" office:value="0.23296" calcext:value-type="float">
            <text:p>0.23296</text:p>
          </table:table-cell>
          <table:table-cell office:value-type="float" office:value="0.31121" calcext:value-type="float">
            <text:p>0.31121</text:p>
          </table:table-cell>
          <table:table-cell office:value-type="float" office:value="0.96048" calcext:value-type="float">
            <text:p>0.96048</text:p>
          </table:table-cell>
          <table:table-cell office:value-type="float" office:value="0.9409" calcext:value-type="float">
            <text:p>0.9409</text:p>
          </table:table-cell>
          <table:table-cell office:value-type="float" office:value="0.80802" calcext:value-type="float">
            <text:p>0.80802</text:p>
          </table:table-cell>
          <table:table-cell office:value-type="float" office:value="1.0549" calcext:value-type="float">
            <text:p>1.0549</text:p>
          </table:table-cell>
          <table:table-cell office:value-type="float" office:value="1.0938" calcext:value-type="float">
            <text:p>1.0938</text:p>
          </table:table-cell>
          <table:table-cell office:value-type="float" office:value="1.1543" calcext:value-type="float">
            <text:p>1.1543</text:p>
          </table:table-cell>
          <table:table-cell office:value-type="float" office:value="0.11554" calcext:value-type="float">
            <text:p>0.11554</text:p>
          </table:table-cell>
          <table:table-cell office:value-type="float" office:value="0.16873" calcext:value-type="float">
            <text:p>0.16873</text:p>
          </table:table-cell>
          <table:table-cell office:value-type="float" office:value="0.2494" calcext:value-type="float">
            <text:p>0.24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-May-2005 05:55:45</text:p>
          </table:table-cell>
          <table:table-cell office:value-type="string" calcext:value-type="string">
            <text:p>22-May-2005 19:44:50</text:p>
          </table:table-cell>
          <table:table-cell office:value-type="float" office:value="91.8264" calcext:value-type="float">
            <text:p>91.8264</text:p>
          </table:table-cell>
          <table:table-cell office:value-type="float" office:value="-246.9306" calcext:value-type="float">
            <text:p>-246.9306</text:p>
          </table:table-cell>
          <table:table-cell office:value-type="float" office:value="1" calcext:value-type="float">
            <text:p>1</text:p>
          </table:table-cell>
          <table:table-cell office:value-type="float" office:value="0.64378" calcext:value-type="float">
            <text:p>0.64378</text:p>
          </table:table-cell>
          <table:table-cell office:value-type="float" office:value="0.79933" calcext:value-type="float">
            <text:p>0.79933</text:p>
          </table:table-cell>
          <table:table-cell office:value-type="float" office:value="0.79794" calcext:value-type="float">
            <text:p>0.79794</text:p>
          </table:table-cell>
          <table:table-cell office:value-type="float" office:value="1.1727" calcext:value-type="float">
            <text:p>1.1727</text:p>
          </table:table-cell>
          <table:table-cell office:value-type="float" office:value="1.1916" calcext:value-type="float">
            <text:p>1.1916</text:p>
          </table:table-cell>
          <table:table-cell office:value-type="float" office:value="1.3705" calcext:value-type="float">
            <text:p>1.3705</text:p>
          </table:table-cell>
          <table:table-cell office:value-type="float" office:value="0.49751" calcext:value-type="float">
            <text:p>0.49751</text:p>
          </table:table-cell>
          <table:table-cell office:value-type="float" office:value="0.40757" calcext:value-type="float">
            <text:p>0.40757</text:p>
          </table:table-cell>
          <table:table-cell office:value-type="float" office:value="0.52222" calcext:value-type="float">
            <text:p>0.52222</text:p>
          </table:table-cell>
          <table:table-cell office:value-type="float" office:value="0.53226" calcext:value-type="float">
            <text:p>0.53226</text:p>
          </table:table-cell>
          <table:table-cell office:value-type="float" office:value="0.85604" calcext:value-type="float">
            <text:p>0.85604</text:p>
          </table:table-cell>
          <table:table-cell office:value-type="float" office:value="0.82288" calcext:value-type="float">
            <text:p>0.82288</text:p>
          </table:table-cell>
          <table:table-cell office:value-type="float" office:value="1.1497" calcext:value-type="float">
            <text:p>1.1497</text:p>
          </table:table-cell>
          <table:table-cell office:value-type="float" office:value="1.2047" calcext:value-type="float">
            <text:p>1.2047</text:p>
          </table:table-cell>
          <table:table-cell office:value-type="float" office:value="1.3759" calcext:value-type="float">
            <text:p>1.3759</text:p>
          </table:table-cell>
          <table:table-cell office:value-type="float" office:value="0.40012" calcext:value-type="float">
            <text:p>0.40012</text:p>
          </table:table-cell>
          <table:table-cell office:value-type="float" office:value="0.33105" calcext:value-type="float">
            <text:p>0.33105</text:p>
          </table:table-cell>
          <table:table-cell office:value-type="float" office:value="0.46379" calcext:value-type="float">
            <text:p>0.463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-May-2005 07:36:10</text:p>
          </table:table-cell>
          <table:table-cell office:value-type="string" calcext:value-type="string">
            <text:p>01-Jun-2005 07:06:05</text:p>
          </table:table-cell>
          <table:table-cell office:value-type="float" office:value="92.703" calcext:value-type="float">
            <text:p>92.703</text:p>
          </table:table-cell>
          <table:table-cell office:value-type="float" office:value="-112.9889" calcext:value-type="float">
            <text:p>-112.9889</text:p>
          </table:table-cell>
          <table:table-cell office:value-type="float" office:value="1" calcext:value-type="float">
            <text:p>1</text:p>
          </table:table-cell>
          <table:table-cell office:value-type="float" office:value="0.85604" calcext:value-type="float">
            <text:p>0.85604</text:p>
          </table:table-cell>
          <table:table-cell office:value-type="float" office:value="0.83437" calcext:value-type="float">
            <text:p>0.83437</text:p>
          </table:table-cell>
          <table:table-cell office:value-type="float" office:value="0.84878" calcext:value-type="float">
            <text:p>0.84878</text:p>
          </table:table-cell>
          <table:table-cell office:value-type="float" office:value="0.92453" calcext:value-type="float">
            <text:p>0.92453</text:p>
          </table:table-cell>
          <table:table-cell office:value-type="float" office:value="0.93956" calcext:value-type="float">
            <text:p>0.93956</text:p>
          </table:table-cell>
          <table:table-cell office:value-type="float" office:value="0.95081" calcext:value-type="float">
            <text:p>0.95081</text:p>
          </table:table-cell>
          <table:table-cell office:value-type="float" office:value="0.22736" calcext:value-type="float">
            <text:p>0.22736</text:p>
          </table:table-cell>
          <table:table-cell office:value-type="float" office:value="0.239" calcext:value-type="float">
            <text:p>0.239</text:p>
          </table:table-cell>
          <table:table-cell office:value-type="float" office:value="0.20831" calcext:value-type="float">
            <text:p>0.20831</text:p>
          </table:table-cell>
          <table:table-cell office:value-type="float" office:value="0.85172" calcext:value-type="float">
            <text:p>0.85172</text:p>
          </table:table-cell>
          <table:table-cell office:value-type="float" office:value="0.87469" calcext:value-type="float">
            <text:p>0.87469</text:p>
          </table:table-cell>
          <table:table-cell office:value-type="float" office:value="0.88613" calcext:value-type="float">
            <text:p>0.88613</text:p>
          </table:table-cell>
          <table:table-cell office:value-type="float" office:value="0.9104" calcext:value-type="float">
            <text:p>0.9104</text:p>
          </table:table-cell>
          <table:table-cell office:value-type="float" office:value="0.95497" calcext:value-type="float">
            <text:p>0.95497</text:p>
          </table:table-cell>
          <table:table-cell office:value-type="float" office:value="0.95747" calcext:value-type="float">
            <text:p>0.95747</text:p>
          </table:table-cell>
          <table:table-cell office:value-type="float" office:value="0.15999" calcext:value-type="float">
            <text:p>0.15999</text:p>
          </table:table-cell>
          <table:table-cell office:value-type="float" office:value="0.14313" calcext:value-type="float">
            <text:p>0.14313</text:p>
          </table:table-cell>
          <table:table-cell office:value-type="float" office:value="0.12796" calcext:value-type="float">
            <text:p>0.127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-Jun-2005 18:49:45</text:p>
          </table:table-cell>
          <table:table-cell office:value-type="string" calcext:value-type="string">
            <text:p>14-Jun-2005 18:29:55</text:p>
          </table:table-cell>
          <table:table-cell office:value-type="float" office:value="93.2706" calcext:value-type="float">
            <text:p>93.2706</text:p>
          </table:table-cell>
          <table:table-cell office:value-type="float" office:value="-105.9833" calcext:value-type="float">
            <text:p>-105.9833</text:p>
          </table:table-cell>
          <table:table-cell office:value-type="float" office:value="1" calcext:value-type="float">
            <text:p>1</text:p>
          </table:table-cell>
          <table:table-cell office:value-type="float" office:value="0.87297" calcext:value-type="float">
            <text:p>0.87297</text:p>
          </table:table-cell>
          <table:table-cell office:value-type="float" office:value="0.84859" calcext:value-type="float">
            <text:p>0.84859</text:p>
          </table:table-cell>
          <table:table-cell office:value-type="float" office:value="0.86832" calcext:value-type="float">
            <text:p>0.86832</text:p>
          </table:table-cell>
          <table:table-cell office:value-type="float" office:value="1.035" calcext:value-type="float">
            <text:p>1.035</text:p>
          </table:table-cell>
          <table:table-cell office:value-type="float" office:value="1.0886" calcext:value-type="float">
            <text:p>1.0886</text:p>
          </table:table-cell>
          <table:table-cell office:value-type="float" office:value="1.1594" calcext:value-type="float">
            <text:p>1.1594</text:p>
          </table:table-cell>
          <table:table-cell office:value-type="float" office:value="0.22521" calcext:value-type="float">
            <text:p>0.22521</text:p>
          </table:table-cell>
          <table:table-cell office:value-type="float" office:value="0.31242" calcext:value-type="float">
            <text:p>0.31242</text:p>
          </table:table-cell>
          <table:table-cell office:value-type="float" office:value="0.30593" calcext:value-type="float">
            <text:p>0.30593</text:p>
          </table:table-cell>
          <table:table-cell office:value-type="float" office:value="0.93148" calcext:value-type="float">
            <text:p>0.93148</text:p>
          </table:table-cell>
          <table:table-cell office:value-type="float" office:value="0.96557" calcext:value-type="float">
            <text:p>0.96557</text:p>
          </table:table-cell>
          <table:table-cell office:value-type="float" office:value="0.92242" calcext:value-type="float">
            <text:p>0.92242</text:p>
          </table:table-cell>
          <table:table-cell office:value-type="float" office:value="1.0166" calcext:value-type="float">
            <text:p>1.0166</text:p>
          </table:table-cell>
          <table:table-cell office:value-type="float" office:value="1.109" calcext:value-type="float">
            <text:p>1.109</text:p>
          </table:table-cell>
          <table:table-cell office:value-type="float" office:value="1.1541" calcext:value-type="float">
            <text:p>1.1541</text:p>
          </table:table-cell>
          <table:table-cell office:value-type="float" office:value="0.11066" calcext:value-type="float">
            <text:p>0.11066</text:p>
          </table:table-cell>
          <table:table-cell office:value-type="float" office:value="0.2228" calcext:value-type="float">
            <text:p>0.2228</text:p>
          </table:table-cell>
          <table:table-cell office:value-type="float" office:value="0.21384" calcext:value-type="float">
            <text:p>0.213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-Jun-2005 07:38:00</text:p>
          </table:table-cell>
          <table:table-cell office:value-type="string" calcext:value-type="string">
            <text:p>25-Jun-2005 02:29:30</text:p>
          </table:table-cell>
          <table:table-cell office:value-type="float" office:value="94.2565" calcext:value-type="float">
            <text:p>94.2565</text:p>
          </table:table-cell>
          <table:table-cell office:value-type="float" office:value="-85" calcext:value-type="float">
            <text:p>-85</text:p>
          </table:table-cell>
          <table:table-cell office:value-type="float" office:value="1" calcext:value-type="float">
            <text:p>1</text:p>
          </table:table-cell>
          <table:table-cell office:value-type="float" office:value="0.90668" calcext:value-type="float">
            <text:p>0.90668</text:p>
          </table:table-cell>
          <table:table-cell office:value-type="float" office:value="0.88381" calcext:value-type="float">
            <text:p>0.88381</text:p>
          </table:table-cell>
          <table:table-cell office:value-type="float" office:value="0.86006" calcext:value-type="float">
            <text:p>0.86006</text:p>
          </table:table-cell>
          <table:table-cell office:value-type="float" office:value="1.2452" calcext:value-type="float">
            <text:p>1.2452</text:p>
          </table:table-cell>
          <table:table-cell office:value-type="float" office:value="1.1799" calcext:value-type="float">
            <text:p>1.1799</text:p>
          </table:table-cell>
          <table:table-cell office:value-type="float" office:value="1.2692" calcext:value-type="float">
            <text:p>1.2692</text:p>
          </table:table-cell>
          <table:table-cell office:value-type="float" office:value="0.39385" calcext:value-type="float">
            <text:p>0.39385</text:p>
          </table:table-cell>
          <table:table-cell office:value-type="float" office:value="0.35252" calcext:value-type="float">
            <text:p>0.35252</text:p>
          </table:table-cell>
          <table:table-cell office:value-type="float" office:value="0.43614" calcext:value-type="float">
            <text:p>0.43614</text:p>
          </table:table-cell>
          <table:table-cell office:value-type="float" office:value="0.91383" calcext:value-type="float">
            <text:p>0.91383</text:p>
          </table:table-cell>
          <table:table-cell office:value-type="float" office:value="0.96875" calcext:value-type="float">
            <text:p>0.96875</text:p>
          </table:table-cell>
          <table:table-cell office:value-type="float" office:value="0.80213" calcext:value-type="float">
            <text:p>0.80213</text:p>
          </table:table-cell>
          <table:table-cell office:value-type="float" office:value="1.1736" calcext:value-type="float">
            <text:p>1.1736</text:p>
          </table:table-cell>
          <table:table-cell office:value-type="float" office:value="1.1974" calcext:value-type="float">
            <text:p>1.1974</text:p>
          </table:table-cell>
          <table:table-cell office:value-type="float" office:value="1.2238" calcext:value-type="float">
            <text:p>1.2238</text:p>
          </table:table-cell>
          <table:table-cell office:value-type="float" office:value="0.22919" calcext:value-type="float">
            <text:p>0.22919</text:p>
          </table:table-cell>
          <table:table-cell office:value-type="float" office:value="0.27971" calcext:value-type="float">
            <text:p>0.27971</text:p>
          </table:table-cell>
          <table:table-cell office:value-type="float" office:value="0.31527" calcext:value-type="float">
            <text:p>0.315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-Jul-2005 17:12:40</text:p>
          </table:table-cell>
          <table:table-cell office:value-type="string" calcext:value-type="string">
            <text:p>13-Jul-2005 11:59:25</text:p>
          </table:table-cell>
          <table:table-cell office:value-type="float" office:value="98.2899" calcext:value-type="float">
            <text:p>98.2899</text:p>
          </table:table-cell>
          <table:table-cell office:value-type="float" office:value="-91.9736" calcext:value-type="float">
            <text:p>-91.9736</text:p>
          </table:table-cell>
          <table:table-cell office:value-type="float" office:value="1" calcext:value-type="float">
            <text:p>1</text:p>
          </table:table-cell>
          <table:table-cell office:value-type="float" office:value="0.88822" calcext:value-type="float">
            <text:p>0.88822</text:p>
          </table:table-cell>
          <table:table-cell office:value-type="float" office:value="0.87719" calcext:value-type="float">
            <text:p>0.87719</text:p>
          </table:table-cell>
          <table:table-cell office:value-type="float" office:value="0.88082" calcext:value-type="float">
            <text:p>0.88082</text:p>
          </table:table-cell>
          <table:table-cell office:value-type="float" office:value="1.074" calcext:value-type="float">
            <text:p>1.074</text:p>
          </table:table-cell>
          <table:table-cell office:value-type="float" office:value="1.0933" calcext:value-type="float">
            <text:p>1.0933</text:p>
          </table:table-cell>
          <table:table-cell office:value-type="float" office:value="1.1841" calcext:value-type="float">
            <text:p>1.1841</text:p>
          </table:table-cell>
          <table:table-cell office:value-type="float" office:value="0.28436" calcext:value-type="float">
            <text:p>0.28436</text:p>
          </table:table-cell>
          <table:table-cell office:value-type="float" office:value="0.28478" calcext:value-type="float">
            <text:p>0.28478</text:p>
          </table:table-cell>
          <table:table-cell office:value-type="float" office:value="0.34085" calcext:value-type="float">
            <text:p>0.34085</text:p>
          </table:table-cell>
          <table:table-cell office:value-type="float" office:value="0.89498" calcext:value-type="float">
            <text:p>0.89498</text:p>
          </table:table-cell>
          <table:table-cell office:value-type="float" office:value="0.90849" calcext:value-type="float">
            <text:p>0.90849</text:p>
          </table:table-cell>
          <table:table-cell office:value-type="float" office:value="0.82557" calcext:value-type="float">
            <text:p>0.82557</text:p>
          </table:table-cell>
          <table:table-cell office:value-type="float" office:value="1.0175" calcext:value-type="float">
            <text:p>1.0175</text:p>
          </table:table-cell>
          <table:table-cell office:value-type="float" office:value="1.1076" calcext:value-type="float">
            <text:p>1.1076</text:p>
          </table:table-cell>
          <table:table-cell office:value-type="float" office:value="1.1408" calcext:value-type="float">
            <text:p>1.1408</text:p>
          </table:table-cell>
          <table:table-cell office:value-type="float" office:value="0.10434" calcext:value-type="float">
            <text:p>0.10434</text:p>
          </table:table-cell>
          <table:table-cell office:value-type="float" office:value="0.18803" calcext:value-type="float">
            <text:p>0.18803</text:p>
          </table:table-cell>
          <table:table-cell office:value-type="float" office:value="0.20434" calcext:value-type="float">
            <text:p>0.204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-Jul-2005 02:07:25</text:p>
          </table:table-cell>
          <table:table-cell office:value-type="string" calcext:value-type="string">
            <text:p>19-Jul-2005 09:09:40</text:p>
          </table:table-cell>
          <table:table-cell office:value-type="float" office:value="98.3693" calcext:value-type="float">
            <text:p>98.3693</text:p>
          </table:table-cell>
          <table:table-cell office:value-type="float" office:value="-67" calcext:value-type="float">
            <text:p>-67</text:p>
          </table:table-cell>
          <table:table-cell office:value-type="float" office:value="1" calcext:value-type="float">
            <text:p>1</text:p>
          </table:table-cell>
          <table:table-cell office:value-type="float" office:value="0.90809" calcext:value-type="float">
            <text:p>0.90809</text:p>
          </table:table-cell>
          <table:table-cell office:value-type="float" office:value="0.89671" calcext:value-type="float">
            <text:p>0.89671</text:p>
          </table:table-cell>
          <table:table-cell office:value-type="float" office:value="0.89928" calcext:value-type="float">
            <text:p>0.89928</text:p>
          </table:table-cell>
          <table:table-cell office:value-type="float" office:value="0.96508" calcext:value-type="float">
            <text:p>0.96508</text:p>
          </table:table-cell>
          <table:table-cell office:value-type="float" office:value="0.99213" calcext:value-type="float">
            <text:p>0.99213</text:p>
          </table:table-cell>
          <table:table-cell office:value-type="float" office:value="1.0742" calcext:value-type="float">
            <text:p>1.0742</text:p>
          </table:table-cell>
          <table:table-cell office:value-type="float" office:value="0.2828" calcext:value-type="float">
            <text:p>0.2828</text:p>
          </table:table-cell>
          <table:table-cell office:value-type="float" office:value="0.25244" calcext:value-type="float">
            <text:p>0.25244</text:p>
          </table:table-cell>
          <table:table-cell office:value-type="float" office:value="0.27917" calcext:value-type="float">
            <text:p>0.27917</text:p>
          </table:table-cell>
          <table:table-cell office:value-type="float" office:value="0.74999" calcext:value-type="float">
            <text:p>0.74999</text:p>
          </table:table-cell>
          <table:table-cell office:value-type="float" office:value="0.85622" calcext:value-type="float">
            <text:p>0.85622</text:p>
          </table:table-cell>
          <table:table-cell office:value-type="float" office:value="0.66379" calcext:value-type="float">
            <text:p>0.66379</text:p>
          </table:table-cell>
          <table:table-cell office:value-type="float" office:value="0.89501" calcext:value-type="float">
            <text:p>0.89501</text:p>
          </table:table-cell>
          <table:table-cell office:value-type="float" office:value="1.0138" calcext:value-type="float">
            <text:p>1.0138</text:p>
          </table:table-cell>
          <table:table-cell office:value-type="float" office:value="1.0359" calcext:value-type="float">
            <text:p>1.0359</text:p>
          </table:table-cell>
          <table:table-cell office:value-type="float" office:value="0.15638" calcext:value-type="float">
            <text:p>0.15638</text:p>
          </table:table-cell>
          <table:table-cell office:value-type="float" office:value="0.090642" calcext:value-type="float">
            <text:p>0.090642</text:p>
          </table:table-cell>
          <table:table-cell office:value-type="float" office:value="0.13544" calcext:value-type="float">
            <text:p>0.135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3-Aug-2005 09:19:05</text:p>
          </table:table-cell>
          <table:table-cell office:value-type="string" calcext:value-type="string">
            <text:p>27-Aug-2005 08:29:30</text:p>
          </table:table-cell>
          <table:table-cell office:value-type="float" office:value="93.7138" calcext:value-type="float">
            <text:p>93.7138</text:p>
          </table:table-cell>
          <table:table-cell office:value-type="float" office:value="-184" calcext:value-type="float">
            <text:p>-184</text:p>
          </table:table-cell>
          <table:table-cell office:value-type="float" office:value="1" calcext:value-type="float">
            <text:p>1</text:p>
          </table:table-cell>
          <table:table-cell office:value-type="float" office:value="0.78108" calcext:value-type="float">
            <text:p>0.78108</text:p>
          </table:table-cell>
          <table:table-cell office:value-type="float" office:value="0.84562" calcext:value-type="float">
            <text:p>0.84562</text:p>
          </table:table-cell>
          <table:table-cell office:value-type="float" office:value="0.8292" calcext:value-type="float">
            <text:p>0.8292</text:p>
          </table:table-cell>
          <table:table-cell office:value-type="float" office:value="1.3226" calcext:value-type="float">
            <text:p>1.3226</text:p>
          </table:table-cell>
          <table:table-cell office:value-type="float" office:value="1.1444" calcext:value-type="float">
            <text:p>1.1444</text:p>
          </table:table-cell>
          <table:table-cell office:value-type="float" office:value="1.2336" calcext:value-type="float">
            <text:p>1.2336</text:p>
          </table:table-cell>
          <table:table-cell office:value-type="float" office:value="0.59979" calcext:value-type="float">
            <text:p>0.59979</text:p>
          </table:table-cell>
          <table:table-cell office:value-type="float" office:value="0.38264" calcext:value-type="float">
            <text:p>0.38264</text:p>
          </table:table-cell>
          <table:table-cell office:value-type="float" office:value="0.41049" calcext:value-type="float">
            <text:p>0.41049</text:p>
          </table:table-cell>
          <table:table-cell office:value-type="float" office:value="0.87966" calcext:value-type="float">
            <text:p>0.87966</text:p>
          </table:table-cell>
          <table:table-cell office:value-type="float" office:value="0.93783" calcext:value-type="float">
            <text:p>0.93783</text:p>
          </table:table-cell>
          <table:table-cell office:value-type="float" office:value="0.88863" calcext:value-type="float">
            <text:p>0.88863</text:p>
          </table:table-cell>
          <table:table-cell office:value-type="float" office:value="1.2402" calcext:value-type="float">
            <text:p>1.2402</text:p>
          </table:table-cell>
          <table:table-cell office:value-type="float" office:value="1.1664" calcext:value-type="float">
            <text:p>1.1664</text:p>
          </table:table-cell>
          <table:table-cell office:value-type="float" office:value="1.2199" calcext:value-type="float">
            <text:p>1.2199</text:p>
          </table:table-cell>
          <table:table-cell office:value-type="float" office:value="0.37814" calcext:value-type="float">
            <text:p>0.37814</text:p>
          </table:table-cell>
          <table:table-cell office:value-type="float" office:value="0.2938" calcext:value-type="float">
            <text:p>0.2938</text:p>
          </table:table-cell>
          <table:table-cell office:value-type="float" office:value="0.30961" calcext:value-type="float">
            <text:p>0.309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-Aug-2005 13:53:20</text:p>
          </table:table-cell>
          <table:table-cell office:value-type="string" calcext:value-type="string">
            <text:p>05-Sep-2005 10:55:20</text:p>
          </table:table-cell>
          <table:table-cell office:value-type="float" office:value="91.5515" calcext:value-type="float">
            <text:p>91.5515</text:p>
          </table:table-cell>
          <table:table-cell office:value-type="float" office:value="-122" calcext:value-type="float">
            <text:p>-122</text:p>
          </table:table-cell>
          <table:table-cell office:value-type="float" office:value="1" calcext:value-type="float">
            <text:p>1</text:p>
          </table:table-cell>
          <table:table-cell office:value-type="float" office:value="0.81471" calcext:value-type="float">
            <text:p>0.81471</text:p>
          </table:table-cell>
          <table:table-cell office:value-type="float" office:value="0.8452" calcext:value-type="float">
            <text:p>0.8452</text:p>
          </table:table-cell>
          <table:table-cell office:value-type="float" office:value="0.87106" calcext:value-type="float">
            <text:p>0.87106</text:p>
          </table:table-cell>
          <table:table-cell office:value-type="float" office:value="1.025" calcext:value-type="float">
            <text:p>1.025</text:p>
          </table:table-cell>
          <table:table-cell office:value-type="float" office:value="0.96115" calcext:value-type="float">
            <text:p>0.96115</text:p>
          </table:table-cell>
          <table:table-cell office:value-type="float" office:value="1.0731" calcext:value-type="float">
            <text:p>1.0731</text:p>
          </table:table-cell>
          <table:table-cell office:value-type="float" office:value="0.43187" calcext:value-type="float">
            <text:p>0.43187</text:p>
          </table:table-cell>
          <table:table-cell office:value-type="float" office:value="0.22425" calcext:value-type="float">
            <text:p>0.22425</text:p>
          </table:table-cell>
          <table:table-cell office:value-type="float" office:value="0.23004" calcext:value-type="float">
            <text:p>0.23004</text:p>
          </table:table-cell>
          <table:table-cell office:value-type="float" office:value="0.70971" calcext:value-type="float">
            <text:p>0.70971</text:p>
          </table:table-cell>
          <table:table-cell office:value-type="float" office:value="0.82171" calcext:value-type="float">
            <text:p>0.82171</text:p>
          </table:table-cell>
          <table:table-cell office:value-type="float" office:value="0.86787" calcext:value-type="float">
            <text:p>0.86787</text:p>
          </table:table-cell>
          <table:table-cell office:value-type="float" office:value="0.92124" calcext:value-type="float">
            <text:p>0.92124</text:p>
          </table:table-cell>
          <table:table-cell office:value-type="float" office:value="0.97017" calcext:value-type="float">
            <text:p>0.97017</text:p>
          </table:table-cell>
          <table:table-cell office:value-type="float" office:value="1.0534" calcext:value-type="float">
            <text:p>1.0534</text:p>
          </table:table-cell>
          <table:table-cell office:value-type="float" office:value="0.17048" calcext:value-type="float">
            <text:p>0.17048</text:p>
          </table:table-cell>
          <table:table-cell office:value-type="float" office:value="0.14548" calcext:value-type="float">
            <text:p>0.14548</text:p>
          </table:table-cell>
          <table:table-cell office:value-type="float" office:value="0.13416" calcext:value-type="float">
            <text:p>0.134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-Sep-2005 17:45:00</text:p>
          </table:table-cell>
          <table:table-cell office:value-type="string" calcext:value-type="string">
            <text:p>19-Sep-2005 14:30:05</text:p>
          </table:table-cell>
          <table:table-cell office:value-type="float" office:value="92.9121" calcext:value-type="float">
            <text:p>92.9121</text:p>
          </table:table-cell>
          <table:table-cell office:value-type="float" office:value="-138.9472" calcext:value-type="float">
            <text:p>-138.9472</text:p>
          </table:table-cell>
          <table:table-cell office:value-type="float" office:value="1" calcext:value-type="float">
            <text:p>1</text:p>
          </table:table-cell>
          <table:table-cell office:value-type="float" office:value="0.82945" calcext:value-type="float">
            <text:p>0.82945</text:p>
          </table:table-cell>
          <table:table-cell office:value-type="float" office:value="0.87166" calcext:value-type="float">
            <text:p>0.87166</text:p>
          </table:table-cell>
          <table:table-cell office:value-type="float" office:value="0.84235" calcext:value-type="float">
            <text:p>0.84235</text:p>
          </table:table-cell>
          <table:table-cell office:value-type="float" office:value="1.003" calcext:value-type="float">
            <text:p>1.003</text:p>
          </table:table-cell>
          <table:table-cell office:value-type="float" office:value="1.0067" calcext:value-type="float">
            <text:p>1.0067</text:p>
          </table:table-cell>
          <table:table-cell office:value-type="float" office:value="0.99833" calcext:value-type="float">
            <text:p>0.99833</text:p>
          </table:table-cell>
          <table:table-cell office:value-type="float" office:value="0.21533" calcext:value-type="float">
            <text:p>0.21533</text:p>
          </table:table-cell>
          <table:table-cell office:value-type="float" office:value="0.17042" calcext:value-type="float">
            <text:p>0.17042</text:p>
          </table:table-cell>
          <table:table-cell office:value-type="float" office:value="0.19336" calcext:value-type="float">
            <text:p>0.19336</text:p>
          </table:table-cell>
          <table:table-cell office:value-type="float" office:value="0.8668" calcext:value-type="float">
            <text:p>0.8668</text:p>
          </table:table-cell>
          <table:table-cell office:value-type="float" office:value="0.88522" calcext:value-type="float">
            <text:p>0.88522</text:p>
          </table:table-cell>
          <table:table-cell office:value-type="float" office:value="0.84347" calcext:value-type="float">
            <text:p>0.84347</text:p>
          </table:table-cell>
          <table:table-cell office:value-type="float" office:value="0.99483" calcext:value-type="float">
            <text:p>0.99483</text:p>
          </table:table-cell>
          <table:table-cell office:value-type="float" office:value="1.0156" calcext:value-type="float">
            <text:p>1.0156</text:p>
          </table:table-cell>
          <table:table-cell office:value-type="float" office:value="0.99236" calcext:value-type="float">
            <text:p>0.99236</text:p>
          </table:table-cell>
          <table:table-cell office:value-type="float" office:value="0.13982" calcext:value-type="float">
            <text:p>0.13982</text:p>
          </table:table-cell>
          <table:table-cell office:value-type="float" office:value="0.086945" calcext:value-type="float">
            <text:p>0.086945</text:p>
          </table:table-cell>
          <table:table-cell office:value-type="float" office:value="0.12742" calcext:value-type="float">
            <text:p>0.127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-Oct-2005 16:35:05</text:p>
          </table:table-cell>
          <table:table-cell office:value-type="string" calcext:value-type="string">
            <text:p>02-Nov-2005 00:11:50</text:p>
          </table:table-cell>
          <table:table-cell office:value-type="float" office:value="84.7004" calcext:value-type="float">
            <text:p>84.7004</text:p>
          </table:table-cell>
          <table:table-cell office:value-type="float" office:value="-73.9722" calcext:value-type="float">
            <text:p>-73.9722</text:p>
          </table:table-cell>
          <table:table-cell office:value-type="float" office:value="1" calcext:value-type="float">
            <text:p>1</text:p>
          </table:table-cell>
          <table:table-cell office:value-type="float" office:value="0.91729" calcext:value-type="float">
            <text:p>0.91729</text:p>
          </table:table-cell>
          <table:table-cell office:value-type="float" office:value="0.90852" calcext:value-type="float">
            <text:p>0.90852</text:p>
          </table:table-cell>
          <table:table-cell office:value-type="float" office:value="0.90216" calcext:value-type="float">
            <text:p>0.90216</text:p>
          </table:table-cell>
          <table:table-cell office:value-type="float" office:value="1.0804" calcext:value-type="float">
            <text:p>1.0804</text:p>
          </table:table-cell>
          <table:table-cell office:value-type="float" office:value="1.0997" calcext:value-type="float">
            <text:p>1.0997</text:p>
          </table:table-cell>
          <table:table-cell office:value-type="float" office:value="1.1079" calcext:value-type="float">
            <text:p>1.1079</text:p>
          </table:table-cell>
          <table:table-cell office:value-type="float" office:value="0.17916" calcext:value-type="float">
            <text:p>0.17916</text:p>
          </table:table-cell>
          <table:table-cell office:value-type="float" office:value="0.19462" calcext:value-type="float">
            <text:p>0.19462</text:p>
          </table:table-cell>
          <table:table-cell office:value-type="float" office:value="0.22378" calcext:value-type="float">
            <text:p>0.22378</text:p>
          </table:table-cell>
          <table:table-cell office:value-type="float" office:value="0.89266" calcext:value-type="float">
            <text:p>0.89266</text:p>
          </table:table-cell>
          <table:table-cell office:value-type="float" office:value="0.89611" calcext:value-type="float">
            <text:p>0.89611</text:p>
          </table:table-cell>
          <table:table-cell office:value-type="float" office:value="0.79445" calcext:value-type="float">
            <text:p>0.79445</text:p>
          </table:table-cell>
          <table:table-cell office:value-type="float" office:value="1.0664" calcext:value-type="float">
            <text:p>1.0664</text:p>
          </table:table-cell>
          <table:table-cell office:value-type="float" office:value="1.0986" calcext:value-type="float">
            <text:p>1.0986</text:p>
          </table:table-cell>
          <table:table-cell office:value-type="float" office:value="1.0876" calcext:value-type="float">
            <text:p>1.0876</text:p>
          </table:table-cell>
          <table:table-cell office:value-type="float" office:value="0.10471" calcext:value-type="float">
            <text:p>0.10471</text:p>
          </table:table-cell>
          <table:table-cell office:value-type="float" office:value="0.1454" calcext:value-type="float">
            <text:p>0.1454</text:p>
          </table:table-cell>
          <table:table-cell office:value-type="float" office:value="0.147" calcext:value-type="float">
            <text:p>0.1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-Dec-2005 17:33:40</text:p>
          </table:table-cell>
          <table:table-cell office:value-type="string" calcext:value-type="string">
            <text:p>12-Dec-2005 18:50:25</text:p>
          </table:table-cell>
          <table:table-cell office:value-type="float" office:value="82.8382" calcext:value-type="float">
            <text:p>82.8382</text:p>
          </table:table-cell>
          <table:table-cell office:value-type="float" office:value="-54.975" calcext:value-type="float">
            <text:p>-54.975</text:p>
          </table:table-cell>
          <table:table-cell office:value-type="float" office:value="1" calcext:value-type="float">
            <text:p>1</text:p>
          </table:table-cell>
          <table:table-cell office:value-type="float" office:value="0.93406" calcext:value-type="float">
            <text:p>0.93406</text:p>
          </table:table-cell>
          <table:table-cell office:value-type="float" office:value="0.91213" calcext:value-type="float">
            <text:p>0.91213</text:p>
          </table:table-cell>
          <table:table-cell office:value-type="float" office:value="0.91418" calcext:value-type="float">
            <text:p>0.91418</text:p>
          </table:table-cell>
          <table:table-cell office:value-type="float" office:value="0.97883" calcext:value-type="float">
            <text:p>0.97883</text:p>
          </table:table-cell>
          <table:table-cell office:value-type="float" office:value="0.95191" calcext:value-type="float">
            <text:p>0.95191</text:p>
          </table:table-cell>
          <table:table-cell office:value-type="float" office:value="0.97449" calcext:value-type="float">
            <text:p>0.97449</text:p>
          </table:table-cell>
          <table:table-cell office:value-type="float" office:value="0.15304" calcext:value-type="float">
            <text:p>0.15304</text:p>
          </table:table-cell>
          <table:table-cell office:value-type="float" office:value="0.17284" calcext:value-type="float">
            <text:p>0.17284</text:p>
          </table:table-cell>
          <table:table-cell office:value-type="float" office:value="0.17336" calcext:value-type="float">
            <text:p>0.17336</text:p>
          </table:table-cell>
          <table:table-cell office:value-type="float" office:value="0.88137" calcext:value-type="float">
            <text:p>0.88137</text:p>
          </table:table-cell>
          <table:table-cell office:value-type="float" office:value="0.60096" calcext:value-type="float">
            <text:p>0.60096</text:p>
          </table:table-cell>
          <table:table-cell office:value-type="float" office:value="0.51019" calcext:value-type="float">
            <text:p>0.51019</text:p>
          </table:table-cell>
          <table:table-cell office:value-type="float" office:value="0.97778" calcext:value-type="float">
            <text:p>0.97778</text:p>
          </table:table-cell>
          <table:table-cell office:value-type="float" office:value="0.96237" calcext:value-type="float">
            <text:p>0.96237</text:p>
          </table:table-cell>
          <table:table-cell office:value-type="float" office:value="0.96523" calcext:value-type="float">
            <text:p>0.96523</text:p>
          </table:table-cell>
          <table:table-cell office:value-type="float" office:value="0.047616" calcext:value-type="float">
            <text:p>0.047616</text:p>
          </table:table-cell>
          <table:table-cell office:value-type="float" office:value="0.07987" calcext:value-type="float">
            <text:p>0.07987</text:p>
          </table:table-cell>
          <table:table-cell office:value-type="float" office:value="0.098607" calcext:value-type="float">
            <text:p>0.0986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5-Jan-2006 02:31:00</text:p>
          </table:table-cell>
          <table:table-cell office:value-type="string" calcext:value-type="string">
            <text:p>27-Jan-2006 03:30:05</text:p>
          </table:table-cell>
          <table:table-cell office:value-type="float" office:value="87.8072" calcext:value-type="float">
            <text:p>87.8072</text:p>
          </table:table-cell>
          <table:table-cell office:value-type="float" office:value="-50.9917" calcext:value-type="float">
            <text:p>-50.9917</text:p>
          </table:table-cell>
          <table:table-cell office:value-type="float" office:value="1" calcext:value-type="float">
            <text:p>1</text:p>
          </table:table-cell>
          <table:table-cell office:value-type="float" office:value="0.78746" calcext:value-type="float">
            <text:p>0.78746</text:p>
          </table:table-cell>
          <table:table-cell office:value-type="float" office:value="0.78963" calcext:value-type="float">
            <text:p>0.78963</text:p>
          </table:table-cell>
          <table:table-cell office:value-type="float" office:value="0.75856" calcext:value-type="float">
            <text:p>0.75856</text:p>
          </table:table-cell>
          <table:table-cell office:value-type="float" office:value="1.0621" calcext:value-type="float">
            <text:p>1.0621</text:p>
          </table:table-cell>
          <table:table-cell office:value-type="float" office:value="1.0613" calcext:value-type="float">
            <text:p>1.0613</text:p>
          </table:table-cell>
          <table:table-cell office:value-type="float" office:value="1.0655" calcext:value-type="float">
            <text:p>1.0655</text:p>
          </table:table-cell>
          <table:table-cell office:value-type="float" office:value="0.21205" calcext:value-type="float">
            <text:p>0.21205</text:p>
          </table:table-cell>
          <table:table-cell office:value-type="float" office:value="0.19583" calcext:value-type="float">
            <text:p>0.19583</text:p>
          </table:table-cell>
          <table:table-cell office:value-type="float" office:value="0.21115" calcext:value-type="float">
            <text:p>0.21115</text:p>
          </table:table-cell>
          <table:table-cell office:value-type="float" office:value="0.94693" calcext:value-type="float">
            <text:p>0.94693</text:p>
          </table:table-cell>
          <table:table-cell office:value-type="float" office:value="0.95593" calcext:value-type="float">
            <text:p>0.95593</text:p>
          </table:table-cell>
          <table:table-cell office:value-type="float" office:value="0.86216" calcext:value-type="float">
            <text:p>0.86216</text:p>
          </table:table-cell>
          <table:table-cell office:value-type="float" office:value="1.0435" calcext:value-type="float">
            <text:p>1.0435</text:p>
          </table:table-cell>
          <table:table-cell office:value-type="float" office:value="1.0578" calcext:value-type="float">
            <text:p>1.0578</text:p>
          </table:table-cell>
          <table:table-cell office:value-type="float" office:value="1.0552" calcext:value-type="float">
            <text:p>1.0552</text:p>
          </table:table-cell>
          <table:table-cell office:value-type="float" office:value="0.075751" calcext:value-type="float">
            <text:p>0.075751</text:p>
          </table:table-cell>
          <table:table-cell office:value-type="float" office:value="0.09517" calcext:value-type="float">
            <text:p>0.09517</text:p>
          </table:table-cell>
          <table:table-cell office:value-type="float" office:value="0.10903" calcext:value-type="float">
            <text:p>0.109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6-Mar-2006 00:30:25</text:p>
          </table:table-cell>
          <table:table-cell office:value-type="string" calcext:value-type="string">
            <text:p>08-Mar-2006 02:10:30</text:p>
          </table:table-cell>
          <table:table-cell office:value-type="float" office:value="81.5902" calcext:value-type="float">
            <text:p>81.5902</text:p>
          </table:table-cell>
          <table:table-cell office:value-type="float" office:value="-52" calcext:value-type="float">
            <text:p>-52</text:p>
          </table:table-cell>
          <table:table-cell office:value-type="float" office:value="1" calcext:value-type="float">
            <text:p>1</text:p>
          </table:table-cell>
          <table:table-cell office:value-type="float" office:value="0.92356" calcext:value-type="float">
            <text:p>0.92356</text:p>
          </table:table-cell>
          <table:table-cell office:value-type="float" office:value="0.90209" calcext:value-type="float">
            <text:p>0.90209</text:p>
          </table:table-cell>
          <table:table-cell office:value-type="float" office:value="0.88288" calcext:value-type="float">
            <text:p>0.88288</text:p>
          </table:table-cell>
          <table:table-cell office:value-type="float" office:value="1.0623" calcext:value-type="float">
            <text:p>1.0623</text:p>
          </table:table-cell>
          <table:table-cell office:value-type="float" office:value="1.089" calcext:value-type="float">
            <text:p>1.089</text:p>
          </table:table-cell>
          <table:table-cell office:value-type="float" office:value="1.1306" calcext:value-type="float">
            <text:p>1.1306</text:p>
          </table:table-cell>
          <table:table-cell office:value-type="float" office:value="0.17256" calcext:value-type="float">
            <text:p>0.17256</text:p>
          </table:table-cell>
          <table:table-cell office:value-type="float" office:value="0.19683" calcext:value-type="float">
            <text:p>0.19683</text:p>
          </table:table-cell>
          <table:table-cell office:value-type="float" office:value="0.24293" calcext:value-type="float">
            <text:p>0.24293</text:p>
          </table:table-cell>
          <table:table-cell office:value-type="float" office:value="0.92966" calcext:value-type="float">
            <text:p>0.92966</text:p>
          </table:table-cell>
          <table:table-cell office:value-type="float" office:value="0.89851" calcext:value-type="float">
            <text:p>0.89851</text:p>
          </table:table-cell>
          <table:table-cell office:value-type="float" office:value="0.73348" calcext:value-type="float">
            <text:p>0.73348</text:p>
          </table:table-cell>
          <table:table-cell office:value-type="float" office:value="1.0652" calcext:value-type="float">
            <text:p>1.0652</text:p>
          </table:table-cell>
          <table:table-cell office:value-type="float" office:value="1.0941" calcext:value-type="float">
            <text:p>1.0941</text:p>
          </table:table-cell>
          <table:table-cell office:value-type="float" office:value="1.1254" calcext:value-type="float">
            <text:p>1.1254</text:p>
          </table:table-cell>
          <table:table-cell office:value-type="float" office:value="0.097402" calcext:value-type="float">
            <text:p>0.097402</text:p>
          </table:table-cell>
          <table:table-cell office:value-type="float" office:value="0.13627" calcext:value-type="float">
            <text:p>0.13627</text:p>
          </table:table-cell>
          <table:table-cell office:value-type="float" office:value="0.18877" calcext:value-type="float">
            <text:p>0.188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-Apr-2006 04:30:45</text:p>
          </table:table-cell>
          <table:table-cell office:value-type="string" calcext:value-type="string">
            <text:p>07-Apr-2006 06:34:35</text:p>
          </table:table-cell>
          <table:table-cell office:value-type="float" office:value="79.3214" calcext:value-type="float">
            <text:p>79.3214</text:p>
          </table:table-cell>
          <table:table-cell office:value-type="float" office:value="-78.9875" calcext:value-type="float">
            <text:p>-78.9875</text:p>
          </table:table-cell>
          <table:table-cell office:value-type="float" office:value="1" calcext:value-type="float">
            <text:p>1</text:p>
          </table:table-cell>
          <table:table-cell office:value-type="float" office:value="0.92808" calcext:value-type="float">
            <text:p>0.92808</text:p>
          </table:table-cell>
          <table:table-cell office:value-type="float" office:value="0.9404" calcext:value-type="float">
            <text:p>0.9404</text:p>
          </table:table-cell>
          <table:table-cell office:value-type="float" office:value="0.93535" calcext:value-type="float">
            <text:p>0.93535</text:p>
          </table:table-cell>
          <table:table-cell office:value-type="float" office:value="1.0642" calcext:value-type="float">
            <text:p>1.0642</text:p>
          </table:table-cell>
          <table:table-cell office:value-type="float" office:value="1.0528" calcext:value-type="float">
            <text:p>1.0528</text:p>
          </table:table-cell>
          <table:table-cell office:value-type="float" office:value="1.1051" calcext:value-type="float">
            <text:p>1.1051</text:p>
          </table:table-cell>
          <table:table-cell office:value-type="float" office:value="0.21358" calcext:value-type="float">
            <text:p>0.21358</text:p>
          </table:table-cell>
          <table:table-cell office:value-type="float" office:value="0.18563" calcext:value-type="float">
            <text:p>0.18563</text:p>
          </table:table-cell>
          <table:table-cell office:value-type="float" office:value="0.22325" calcext:value-type="float">
            <text:p>0.22325</text:p>
          </table:table-cell>
          <table:table-cell office:value-type="float" office:value="0.93644" calcext:value-type="float">
            <text:p>0.93644</text:p>
          </table:table-cell>
          <table:table-cell office:value-type="float" office:value="0.97077" calcext:value-type="float">
            <text:p>0.97077</text:p>
          </table:table-cell>
          <table:table-cell office:value-type="float" office:value="0.88832" calcext:value-type="float">
            <text:p>0.88832</text:p>
          </table:table-cell>
          <table:table-cell office:value-type="float" office:value="1.0562" calcext:value-type="float">
            <text:p>1.0562</text:p>
          </table:table-cell>
          <table:table-cell office:value-type="float" office:value="1.053" calcext:value-type="float">
            <text:p>1.053</text:p>
          </table:table-cell>
          <table:table-cell office:value-type="float" office:value="1.0887" calcext:value-type="float">
            <text:p>1.0887</text:p>
          </table:table-cell>
          <table:table-cell office:value-type="float" office:value="0.08999" calcext:value-type="float">
            <text:p>0.08999</text:p>
          </table:table-cell>
          <table:table-cell office:value-type="float" office:value="0.094284" calcext:value-type="float">
            <text:p>0.094284</text:p>
          </table:table-cell>
          <table:table-cell office:value-type="float" office:value="0.12926" calcext:value-type="float">
            <text:p>0.129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-Apr-2006 05:08:30</text:p>
          </table:table-cell>
          <table:table-cell office:value-type="string" calcext:value-type="string">
            <text:p>11-Apr-2006 04:42:00</text:p>
          </table:table-cell>
          <table:table-cell office:value-type="float" office:value="79.8401" calcext:value-type="float">
            <text:p>79.8401</text:p>
          </table:table-cell>
          <table:table-cell office:value-type="float" office:value="-81.9833" calcext:value-type="float">
            <text:p>-81.9833</text:p>
          </table:table-cell>
          <table:table-cell office:value-type="float" office:value="1" calcext:value-type="float">
            <text:p>1</text:p>
          </table:table-cell>
          <table:table-cell office:value-type="float" office:value="0.93011" calcext:value-type="float">
            <text:p>0.93011</text:p>
          </table:table-cell>
          <table:table-cell office:value-type="float" office:value="0.93852" calcext:value-type="float">
            <text:p>0.93852</text:p>
          </table:table-cell>
          <table:table-cell office:value-type="float" office:value="0.93324" calcext:value-type="float">
            <text:p>0.93324</text:p>
          </table:table-cell>
          <table:table-cell office:value-type="float" office:value="1.0661" calcext:value-type="float">
            <text:p>1.0661</text:p>
          </table:table-cell>
          <table:table-cell office:value-type="float" office:value="1.0345" calcext:value-type="float">
            <text:p>1.0345</text:p>
          </table:table-cell>
          <table:table-cell office:value-type="float" office:value="1.0822" calcext:value-type="float">
            <text:p>1.0822</text:p>
          </table:table-cell>
          <table:table-cell office:value-type="float" office:value="0.21682" calcext:value-type="float">
            <text:p>0.21682</text:p>
          </table:table-cell>
          <table:table-cell office:value-type="float" office:value="0.17613" calcext:value-type="float">
            <text:p>0.17613</text:p>
          </table:table-cell>
          <table:table-cell office:value-type="float" office:value="0.20484" calcext:value-type="float">
            <text:p>0.20484</text:p>
          </table:table-cell>
          <table:table-cell office:value-type="float" office:value="0.92152" calcext:value-type="float">
            <text:p>0.92152</text:p>
          </table:table-cell>
          <table:table-cell office:value-type="float" office:value="0.93084" calcext:value-type="float">
            <text:p>0.93084</text:p>
          </table:table-cell>
          <table:table-cell office:value-type="float" office:value="0.87863" calcext:value-type="float">
            <text:p>0.87863</text:p>
          </table:table-cell>
          <table:table-cell office:value-type="float" office:value="1.0591" calcext:value-type="float">
            <text:p>1.0591</text:p>
          </table:table-cell>
          <table:table-cell office:value-type="float" office:value="1.0339" calcext:value-type="float">
            <text:p>1.0339</text:p>
          </table:table-cell>
          <table:table-cell office:value-type="float" office:value="1.0605" calcext:value-type="float">
            <text:p>1.0605</text:p>
          </table:table-cell>
          <table:table-cell office:value-type="float" office:value="0.10486" calcext:value-type="float">
            <text:p>0.10486</text:p>
          </table:table-cell>
          <table:table-cell office:value-type="float" office:value="0.082231" calcext:value-type="float">
            <text:p>0.082231</text:p>
          </table:table-cell>
          <table:table-cell office:value-type="float" office:value="0.10796" calcext:value-type="float">
            <text:p>0.107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-Apr-2006 04:06:05</text:p>
          </table:table-cell>
          <table:table-cell office:value-type="string" calcext:value-type="string">
            <text:p>16-Apr-2006 23:44:50</text:p>
          </table:table-cell>
          <table:table-cell office:value-type="float" office:value="79.3395" calcext:value-type="float">
            <text:p>79.3395</text:p>
          </table:table-cell>
          <table:table-cell office:value-type="float" office:value="-97.9722" calcext:value-type="float">
            <text:p>-97.9722</text:p>
          </table:table-cell>
          <table:table-cell office:value-type="float" office:value="1" calcext:value-type="float">
            <text:p>1</text:p>
          </table:table-cell>
          <table:table-cell office:value-type="float" office:value="0.82857" calcext:value-type="float">
            <text:p>0.82857</text:p>
          </table:table-cell>
          <table:table-cell office:value-type="float" office:value="0.87672" calcext:value-type="float">
            <text:p>0.87672</text:p>
          </table:table-cell>
          <table:table-cell office:value-type="float" office:value="0.8869" calcext:value-type="float">
            <text:p>0.8869</text:p>
          </table:table-cell>
          <table:table-cell office:value-type="float" office:value="0.95057" calcext:value-type="float">
            <text:p>0.95057</text:p>
          </table:table-cell>
          <table:table-cell office:value-type="float" office:value="1.0704" calcext:value-type="float">
            <text:p>1.0704</text:p>
          </table:table-cell>
          <table:table-cell office:value-type="float" office:value="1.1367" calcext:value-type="float">
            <text:p>1.1367</text:p>
          </table:table-cell>
          <table:table-cell office:value-type="float" office:value="0.2761" calcext:value-type="float">
            <text:p>0.2761</text:p>
          </table:table-cell>
          <table:table-cell office:value-type="float" office:value="0.26208" calcext:value-type="float">
            <text:p>0.26208</text:p>
          </table:table-cell>
          <table:table-cell office:value-type="float" office:value="0.30505" calcext:value-type="float">
            <text:p>0.30505</text:p>
          </table:table-cell>
          <table:table-cell office:value-type="float" office:value="0.6717" calcext:value-type="float">
            <text:p>0.6717</text:p>
          </table:table-cell>
          <table:table-cell office:value-type="float" office:value="0.87315" calcext:value-type="float">
            <text:p>0.87315</text:p>
          </table:table-cell>
          <table:table-cell office:value-type="float" office:value="0.84373" calcext:value-type="float">
            <text:p>0.84373</text:p>
          </table:table-cell>
          <table:table-cell office:value-type="float" office:value="0.92076" calcext:value-type="float">
            <text:p>0.92076</text:p>
          </table:table-cell>
          <table:table-cell office:value-type="float" office:value="1.0652" calcext:value-type="float">
            <text:p>1.0652</text:p>
          </table:table-cell>
          <table:table-cell office:value-type="float" office:value="1.1001" calcext:value-type="float">
            <text:p>1.1001</text:p>
          </table:table-cell>
          <table:table-cell office:value-type="float" office:value="0.18887" calcext:value-type="float">
            <text:p>0.18887</text:p>
          </table:table-cell>
          <table:table-cell office:value-type="float" office:value="0.15848" calcext:value-type="float">
            <text:p>0.15848</text:p>
          </table:table-cell>
          <table:table-cell office:value-type="float" office:value="0.17049" calcext:value-type="float">
            <text:p>0.170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-May-2006 20:54:40</text:p>
          </table:table-cell>
          <table:table-cell office:value-type="string" calcext:value-type="string">
            <text:p>07-May-2006 21:29:00</text:p>
          </table:table-cell>
          <table:table-cell office:value-type="float" office:value="81.7379" calcext:value-type="float">
            <text:p>81.7379</text:p>
          </table:table-cell>
          <table:table-cell office:value-type="float" office:value="-52.9799" calcext:value-type="float">
            <text:p>-52.9799</text:p>
          </table:table-cell>
          <table:table-cell office:value-type="float" office:value="1" calcext:value-type="float">
            <text:p>1</text:p>
          </table:table-cell>
          <table:table-cell office:value-type="float" office:value="0.94343" calcext:value-type="float">
            <text:p>0.94343</text:p>
          </table:table-cell>
          <table:table-cell office:value-type="float" office:value="0.9328" calcext:value-type="float">
            <text:p>0.9328</text:p>
          </table:table-cell>
          <table:table-cell office:value-type="float" office:value="0.92377" calcext:value-type="float">
            <text:p>0.92377</text:p>
          </table:table-cell>
          <table:table-cell office:value-type="float" office:value="1.0414" calcext:value-type="float">
            <text:p>1.0414</text:p>
          </table:table-cell>
          <table:table-cell office:value-type="float" office:value="0.98733" calcext:value-type="float">
            <text:p>0.98733</text:p>
          </table:table-cell>
          <table:table-cell office:value-type="float" office:value="0.99584" calcext:value-type="float">
            <text:p>0.99584</text:p>
          </table:table-cell>
          <table:table-cell office:value-type="float" office:value="0.18612" calcext:value-type="float">
            <text:p>0.18612</text:p>
          </table:table-cell>
          <table:table-cell office:value-type="float" office:value="0.15129" calcext:value-type="float">
            <text:p>0.15129</text:p>
          </table:table-cell>
          <table:table-cell office:value-type="float" office:value="0.16249" calcext:value-type="float">
            <text:p>0.16249</text:p>
          </table:table-cell>
          <table:table-cell office:value-type="float" office:value="0.89917" calcext:value-type="float">
            <text:p>0.89917</text:p>
          </table:table-cell>
          <table:table-cell office:value-type="float" office:value="0.92434" calcext:value-type="float">
            <text:p>0.92434</text:p>
          </table:table-cell>
          <table:table-cell office:value-type="float" office:value="0.83209" calcext:value-type="float">
            <text:p>0.83209</text:p>
          </table:table-cell>
          <table:table-cell office:value-type="float" office:value="1.0026" calcext:value-type="float">
            <text:p>1.0026</text:p>
          </table:table-cell>
          <table:table-cell office:value-type="float" office:value="0.99117" calcext:value-type="float">
            <text:p>0.99117</text:p>
          </table:table-cell>
          <table:table-cell office:value-type="float" office:value="0.9711" calcext:value-type="float">
            <text:p>0.9711</text:p>
          </table:table-cell>
          <table:table-cell office:value-type="float" office:value="0.047495" calcext:value-type="float">
            <text:p>0.047495</text:p>
          </table:table-cell>
          <table:table-cell office:value-type="float" office:value="0.043554" calcext:value-type="float">
            <text:p>0.043554</text:p>
          </table:table-cell>
          <table:table-cell office:value-type="float" office:value="0.083797" calcext:value-type="float">
            <text:p>0.0837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-Aug-2006 18:41:40</text:p>
          </table:table-cell>
          <table:table-cell office:value-type="string" calcext:value-type="string">
            <text:p>21-Aug-2006 06:42:30</text:p>
          </table:table-cell>
          <table:table-cell office:value-type="float" office:value="77.0535" calcext:value-type="float">
            <text:p>77.0535</text:p>
          </table:table-cell>
          <table:table-cell office:value-type="float" office:value="-78.9917" calcext:value-type="float">
            <text:p>-78.9917</text:p>
          </table:table-cell>
          <table:table-cell office:value-type="float" office:value="1" calcext:value-type="float">
            <text:p>1</text:p>
          </table:table-cell>
          <table:table-cell office:value-type="float" office:value="0.88237" calcext:value-type="float">
            <text:p>0.88237</text:p>
          </table:table-cell>
          <table:table-cell office:value-type="float" office:value="0.85749" calcext:value-type="float">
            <text:p>0.85749</text:p>
          </table:table-cell>
          <table:table-cell office:value-type="float" office:value="0.86424" calcext:value-type="float">
            <text:p>0.86424</text:p>
          </table:table-cell>
          <table:table-cell office:value-type="float" office:value="1.1956" calcext:value-type="float">
            <text:p>1.1956</text:p>
          </table:table-cell>
          <table:table-cell office:value-type="float" office:value="1.168" calcext:value-type="float">
            <text:p>1.168</text:p>
          </table:table-cell>
          <table:table-cell office:value-type="float" office:value="1.1633" calcext:value-type="float">
            <text:p>1.1633</text:p>
          </table:table-cell>
          <table:table-cell office:value-type="float" office:value="0.43767" calcext:value-type="float">
            <text:p>0.43767</text:p>
          </table:table-cell>
          <table:table-cell office:value-type="float" office:value="0.42318" calcext:value-type="float">
            <text:p>0.42318</text:p>
          </table:table-cell>
          <table:table-cell office:value-type="float" office:value="0.39811" calcext:value-type="float">
            <text:p>0.39811</text:p>
          </table:table-cell>
          <table:table-cell office:value-type="float" office:value="0.93313" calcext:value-type="float">
            <text:p>0.93313</text:p>
          </table:table-cell>
          <table:table-cell office:value-type="float" office:value="0.94002" calcext:value-type="float">
            <text:p>0.94002</text:p>
          </table:table-cell>
          <table:table-cell office:value-type="float" office:value="0.82691" calcext:value-type="float">
            <text:p>0.82691</text:p>
          </table:table-cell>
          <table:table-cell office:value-type="float" office:value="1.0972" calcext:value-type="float">
            <text:p>1.0972</text:p>
          </table:table-cell>
          <table:table-cell office:value-type="float" office:value="1.1907" calcext:value-type="float">
            <text:p>1.1907</text:p>
          </table:table-cell>
          <table:table-cell office:value-type="float" office:value="1.1489" calcext:value-type="float">
            <text:p>1.1489</text:p>
          </table:table-cell>
          <table:table-cell office:value-type="float" office:value="0.16095" calcext:value-type="float">
            <text:p>0.16095</text:p>
          </table:table-cell>
          <table:table-cell office:value-type="float" office:value="0.27442" calcext:value-type="float">
            <text:p>0.27442</text:p>
          </table:table-cell>
          <table:table-cell office:value-type="float" office:value="0.25826" calcext:value-type="float">
            <text:p>0.258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3-Sep-2006 06:51:05</text:p>
          </table:table-cell>
          <table:table-cell office:value-type="string" calcext:value-type="string">
            <text:p>25-Sep-2006 09:42:15</text:p>
          </table:table-cell>
          <table:table-cell office:value-type="float" office:value="77.5293" calcext:value-type="float">
            <text:p>77.5293</text:p>
          </table:table-cell>
          <table:table-cell office:value-type="float" office:value="-54.9708" calcext:value-type="float">
            <text:p>-54.9708</text:p>
          </table:table-cell>
          <table:table-cell office:value-type="float" office:value="1" calcext:value-type="float">
            <text:p>1</text:p>
          </table:table-cell>
          <table:table-cell office:value-type="float" office:value="0.88839" calcext:value-type="float">
            <text:p>0.88839</text:p>
          </table:table-cell>
          <table:table-cell office:value-type="float" office:value="0.90343" calcext:value-type="float">
            <text:p>0.90343</text:p>
          </table:table-cell>
          <table:table-cell office:value-type="float" office:value="0.88798" calcext:value-type="float">
            <text:p>0.88798</text:p>
          </table:table-cell>
          <table:table-cell office:value-type="float" office:value="1.0858" calcext:value-type="float">
            <text:p>1.0858</text:p>
          </table:table-cell>
          <table:table-cell office:value-type="float" office:value="1.0126" calcext:value-type="float">
            <text:p>1.0126</text:p>
          </table:table-cell>
          <table:table-cell office:value-type="float" office:value="1.0834" calcext:value-type="float">
            <text:p>1.0834</text:p>
          </table:table-cell>
          <table:table-cell office:value-type="float" office:value="0.28942" calcext:value-type="float">
            <text:p>0.28942</text:p>
          </table:table-cell>
          <table:table-cell office:value-type="float" office:value="0.25938" calcext:value-type="float">
            <text:p>0.25938</text:p>
          </table:table-cell>
          <table:table-cell office:value-type="float" office:value="0.27505" calcext:value-type="float">
            <text:p>0.27505</text:p>
          </table:table-cell>
          <table:table-cell office:value-type="float" office:value="0.9292" calcext:value-type="float">
            <text:p>0.9292</text:p>
          </table:table-cell>
          <table:table-cell office:value-type="float" office:value="0.97878" calcext:value-type="float">
            <text:p>0.97878</text:p>
          </table:table-cell>
          <table:table-cell office:value-type="float" office:value="0.87033" calcext:value-type="float">
            <text:p>0.87033</text:p>
          </table:table-cell>
          <table:table-cell office:value-type="float" office:value="1.0945" calcext:value-type="float">
            <text:p>1.0945</text:p>
          </table:table-cell>
          <table:table-cell office:value-type="float" office:value="1.0493" calcext:value-type="float">
            <text:p>1.0493</text:p>
          </table:table-cell>
          <table:table-cell office:value-type="float" office:value="1.1085" calcext:value-type="float">
            <text:p>1.1085</text:p>
          </table:table-cell>
          <table:table-cell office:value-type="float" office:value="0.16648" calcext:value-type="float">
            <text:p>0.16648</text:p>
          </table:table-cell>
          <table:table-cell office:value-type="float" office:value="0.11337" calcext:value-type="float">
            <text:p>0.11337</text:p>
          </table:table-cell>
          <table:table-cell office:value-type="float" office:value="0.17839" calcext:value-type="float">
            <text:p>0.178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-Sep-2006 04:00:00</text:p>
          </table:table-cell>
          <table:table-cell office:value-type="string" calcext:value-type="string">
            <text:p>02-Oct-2006 05:30:05</text:p>
          </table:table-cell>
          <table:table-cell office:value-type="float" office:value="77.1596" calcext:value-type="float">
            <text:p>77.1596</text:p>
          </table:table-cell>
          <table:table-cell office:value-type="float" office:value="-50.9917" calcext:value-type="float">
            <text:p>-50.9917</text:p>
          </table:table-cell>
          <table:table-cell office:value-type="float" office:value="1" calcext:value-type="float">
            <text:p>1</text:p>
          </table:table-cell>
          <table:table-cell office:value-type="float" office:value="0.87078" calcext:value-type="float">
            <text:p>0.87078</text:p>
          </table:table-cell>
          <table:table-cell office:value-type="float" office:value="0.86291" calcext:value-type="float">
            <text:p>0.86291</text:p>
          </table:table-cell>
          <table:table-cell office:value-type="float" office:value="0.8403" calcext:value-type="float">
            <text:p>0.8403</text:p>
          </table:table-cell>
          <table:table-cell office:value-type="float" office:value="0.98066" calcext:value-type="float">
            <text:p>0.98066</text:p>
          </table:table-cell>
          <table:table-cell office:value-type="float" office:value="1.0255" calcext:value-type="float">
            <text:p>1.0255</text:p>
          </table:table-cell>
          <table:table-cell office:value-type="float" office:value="1.0544" calcext:value-type="float">
            <text:p>1.0544</text:p>
          </table:table-cell>
          <table:table-cell office:value-type="float" office:value="0.22396" calcext:value-type="float">
            <text:p>0.22396</text:p>
          </table:table-cell>
          <table:table-cell office:value-type="float" office:value="0.24766" calcext:value-type="float">
            <text:p>0.24766</text:p>
          </table:table-cell>
          <table:table-cell office:value-type="float" office:value="0.26107" calcext:value-type="float">
            <text:p>0.26107</text:p>
          </table:table-cell>
          <table:table-cell office:value-type="float" office:value="0.89935" calcext:value-type="float">
            <text:p>0.89935</text:p>
          </table:table-cell>
          <table:table-cell office:value-type="float" office:value="0.87061" calcext:value-type="float">
            <text:p>0.87061</text:p>
          </table:table-cell>
          <table:table-cell office:value-type="float" office:value="0.72245" calcext:value-type="float">
            <text:p>0.72245</text:p>
          </table:table-cell>
          <table:table-cell office:value-type="float" office:value="0.99062" calcext:value-type="float">
            <text:p>0.99062</text:p>
          </table:table-cell>
          <table:table-cell office:value-type="float" office:value="1.0503" calcext:value-type="float">
            <text:p>1.0503</text:p>
          </table:table-cell>
          <table:table-cell office:value-type="float" office:value="1.0689" calcext:value-type="float">
            <text:p>1.0689</text:p>
          </table:table-cell>
          <table:table-cell office:value-type="float" office:value="0.082656" calcext:value-type="float">
            <text:p>0.082656</text:p>
          </table:table-cell>
          <table:table-cell office:value-type="float" office:value="0.11004" calcext:value-type="float">
            <text:p>0.11004</text:p>
          </table:table-cell>
          <table:table-cell office:value-type="float" office:value="0.14339" calcext:value-type="float">
            <text:p>0.143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-Oct-2006 21:36:00</text:p>
          </table:table-cell>
          <table:table-cell office:value-type="string" calcext:value-type="string">
            <text:p>15-Oct-2006 01:30:00</text:p>
          </table:table-cell>
          <table:table-cell office:value-type="float" office:value="77.7017" calcext:value-type="float">
            <text:p>77.7017</text:p>
          </table:table-cell>
          <table:table-cell office:value-type="float" office:value="-55" calcext:value-type="float">
            <text:p>-55</text:p>
          </table:table-cell>
          <table:table-cell office:value-type="float" office:value="1" calcext:value-type="float">
            <text:p>1</text:p>
          </table:table-cell>
          <table:table-cell office:value-type="float" office:value="0.79446" calcext:value-type="float">
            <text:p>0.79446</text:p>
          </table:table-cell>
          <table:table-cell office:value-type="float" office:value="0.80697" calcext:value-type="float">
            <text:p>0.80697</text:p>
          </table:table-cell>
          <table:table-cell office:value-type="float" office:value="0.75037" calcext:value-type="float">
            <text:p>0.75037</text:p>
          </table:table-cell>
          <table:table-cell office:value-type="float" office:value="0.98042" calcext:value-type="float">
            <text:p>0.98042</text:p>
          </table:table-cell>
          <table:table-cell office:value-type="float" office:value="1.0069" calcext:value-type="float">
            <text:p>1.0069</text:p>
          </table:table-cell>
          <table:table-cell office:value-type="float" office:value="1.0426" calcext:value-type="float">
            <text:p>1.0426</text:p>
          </table:table-cell>
          <table:table-cell office:value-type="float" office:value="0.2007" calcext:value-type="float">
            <text:p>0.2007</text:p>
          </table:table-cell>
          <table:table-cell office:value-type="float" office:value="0.20276" calcext:value-type="float">
            <text:p>0.20276</text:p>
          </table:table-cell>
          <table:table-cell office:value-type="float" office:value="0.2303" calcext:value-type="float">
            <text:p>0.2303</text:p>
          </table:table-cell>
          <table:table-cell office:value-type="float" office:value="0.87507" calcext:value-type="float">
            <text:p>0.87507</text:p>
          </table:table-cell>
          <table:table-cell office:value-type="float" office:value="0.92242" calcext:value-type="float">
            <text:p>0.92242</text:p>
          </table:table-cell>
          <table:table-cell office:value-type="float" office:value="0.74574" calcext:value-type="float">
            <text:p>0.74574</text:p>
          </table:table-cell>
          <table:table-cell office:value-type="float" office:value="0.98629" calcext:value-type="float">
            <text:p>0.98629</text:p>
          </table:table-cell>
          <table:table-cell office:value-type="float" office:value="1.0173" calcext:value-type="float">
            <text:p>1.0173</text:p>
          </table:table-cell>
          <table:table-cell office:value-type="float" office:value="1.0482" calcext:value-type="float">
            <text:p>1.0482</text:p>
          </table:table-cell>
          <table:table-cell office:value-type="float" office:value="0.075614" calcext:value-type="float">
            <text:p>0.075614</text:p>
          </table:table-cell>
          <table:table-cell office:value-type="float" office:value="0.075188" calcext:value-type="float">
            <text:p>0.075188</text:p>
          </table:table-cell>
          <table:table-cell office:value-type="float" office:value="0.125" calcext:value-type="float">
            <text:p>0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-Oct-2006 08:00:20</text:p>
          </table:table-cell>
          <table:table-cell office:value-type="string" calcext:value-type="string">
            <text:p>30-Oct-2006 08:00:30</text:p>
          </table:table-cell>
          <table:table-cell office:value-type="float" office:value="77.7667" calcext:value-type="float">
            <text:p>77.7667</text:p>
          </table:table-cell>
          <table:table-cell office:value-type="float" office:value="-50" calcext:value-type="float">
            <text:p>-50</text:p>
          </table:table-cell>
          <table:table-cell office:value-type="float" office:value="1" calcext:value-type="float">
            <text:p>1</text:p>
          </table:table-cell>
          <table:table-cell office:value-type="float" office:value="0.75501" calcext:value-type="float">
            <text:p>0.75501</text:p>
          </table:table-cell>
          <table:table-cell office:value-type="float" office:value="0.73338" calcext:value-type="float">
            <text:p>0.73338</text:p>
          </table:table-cell>
          <table:table-cell office:value-type="float" office:value="0.67607" calcext:value-type="float">
            <text:p>0.67607</text:p>
          </table:table-cell>
          <table:table-cell office:value-type="float" office:value="1.0255" calcext:value-type="float">
            <text:p>1.0255</text:p>
          </table:table-cell>
          <table:table-cell office:value-type="float" office:value="1.0518" calcext:value-type="float">
            <text:p>1.0518</text:p>
          </table:table-cell>
          <table:table-cell office:value-type="float" office:value="1.0661" calcext:value-type="float">
            <text:p>1.0661</text:p>
          </table:table-cell>
          <table:table-cell office:value-type="float" office:value="0.16441" calcext:value-type="float">
            <text:p>0.16441</text:p>
          </table:table-cell>
          <table:table-cell office:value-type="float" office:value="0.18438" calcext:value-type="float">
            <text:p>0.18438</text:p>
          </table:table-cell>
          <table:table-cell office:value-type="float" office:value="0.19995" calcext:value-type="float">
            <text:p>0.19995</text:p>
          </table:table-cell>
          <table:table-cell office:value-type="float" office:value="0.91892" calcext:value-type="float">
            <text:p>0.91892</text:p>
          </table:table-cell>
          <table:table-cell office:value-type="float" office:value="0.88095" calcext:value-type="float">
            <text:p>0.88095</text:p>
          </table:table-cell>
          <table:table-cell office:value-type="float" office:value="0.72009" calcext:value-type="float">
            <text:p>0.72009</text:p>
          </table:table-cell>
          <table:table-cell office:value-type="float" office:value="1.0247" calcext:value-type="float">
            <text:p>1.0247</text:p>
          </table:table-cell>
          <table:table-cell office:value-type="float" office:value="1.0531" calcext:value-type="float">
            <text:p>1.0531</text:p>
          </table:table-cell>
          <table:table-cell office:value-type="float" office:value="1.066" calcext:value-type="float">
            <text:p>1.066</text:p>
          </table:table-cell>
          <table:table-cell office:value-type="float" office:value="0.066548" calcext:value-type="float">
            <text:p>0.066548</text:p>
          </table:table-cell>
          <table:table-cell office:value-type="float" office:value="0.10102" calcext:value-type="float">
            <text:p>0.10102</text:p>
          </table:table-cell>
          <table:table-cell office:value-type="float" office:value="0.12816" calcext:value-type="float">
            <text:p>0.128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-Nov-2006 23:19:30</text:p>
          </table:table-cell>
          <table:table-cell office:value-type="string" calcext:value-type="string">
            <text:p>11-Nov-2006 07:44:50</text:p>
          </table:table-cell>
          <table:table-cell office:value-type="float" office:value="77.7138" calcext:value-type="float">
            <text:p>77.7138</text:p>
          </table:table-cell>
          <table:table-cell office:value-type="float" office:value="-63" calcext:value-type="float">
            <text:p>-63</text:p>
          </table:table-cell>
          <table:table-cell office:value-type="float" office:value="1" calcext:value-type="float">
            <text:p>1</text:p>
          </table:table-cell>
          <table:table-cell office:value-type="float" office:value="0.84439" calcext:value-type="float">
            <text:p>0.84439</text:p>
          </table:table-cell>
          <table:table-cell office:value-type="float" office:value="0.8536" calcext:value-type="float">
            <text:p>0.8536</text:p>
          </table:table-cell>
          <table:table-cell office:value-type="float" office:value="0.85958" calcext:value-type="float">
            <text:p>0.85958</text:p>
          </table:table-cell>
          <table:table-cell office:value-type="float" office:value="1.0153" calcext:value-type="float">
            <text:p>1.0153</text:p>
          </table:table-cell>
          <table:table-cell office:value-type="float" office:value="1.0677" calcext:value-type="float">
            <text:p>1.0677</text:p>
          </table:table-cell>
          <table:table-cell office:value-type="float" office:value="1.0681" calcext:value-type="float">
            <text:p>1.0681</text:p>
          </table:table-cell>
          <table:table-cell office:value-type="float" office:value="0.17781" calcext:value-type="float">
            <text:p>0.17781</text:p>
          </table:table-cell>
          <table:table-cell office:value-type="float" office:value="0.1918" calcext:value-type="float">
            <text:p>0.1918</text:p>
          </table:table-cell>
          <table:table-cell office:value-type="float" office:value="0.19062" calcext:value-type="float">
            <text:p>0.19062</text:p>
          </table:table-cell>
          <table:table-cell office:value-type="float" office:value="0.9394" calcext:value-type="float">
            <text:p>0.9394</text:p>
          </table:table-cell>
          <table:table-cell office:value-type="float" office:value="0.97557" calcext:value-type="float">
            <text:p>0.97557</text:p>
          </table:table-cell>
          <table:table-cell office:value-type="float" office:value="0.96429" calcext:value-type="float">
            <text:p>0.96429</text:p>
          </table:table-cell>
          <table:table-cell office:value-type="float" office:value="1.0121" calcext:value-type="float">
            <text:p>1.0121</text:p>
          </table:table-cell>
          <table:table-cell office:value-type="float" office:value="1.0623" calcext:value-type="float">
            <text:p>1.0623</text:p>
          </table:table-cell>
          <table:table-cell office:value-type="float" office:value="1.0595" calcext:value-type="float">
            <text:p>1.0595</text:p>
          </table:table-cell>
          <table:table-cell office:value-type="float" office:value="0.084198" calcext:value-type="float">
            <text:p>0.084198</text:p>
          </table:table-cell>
          <table:table-cell office:value-type="float" office:value="0.10454" calcext:value-type="float">
            <text:p>0.10454</text:p>
          </table:table-cell>
          <table:table-cell office:value-type="float" office:value="0.10018" calcext:value-type="float">
            <text:p>0.100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-Nov-2006 05:54:05</text:p>
          </table:table-cell>
          <table:table-cell office:value-type="string" calcext:value-type="string">
            <text:p>01-Dec-2006 17:45:05</text:p>
          </table:table-cell>
          <table:table-cell office:value-type="float" office:value="79.2" calcext:value-type="float">
            <text:p>79.2</text:p>
          </table:table-cell>
          <table:table-cell office:value-type="float" office:value="-73.9833" calcext:value-type="float">
            <text:p>-73.9833</text:p>
          </table:table-cell>
          <table:table-cell office:value-type="float" office:value="1" calcext:value-type="float">
            <text:p>1</text:p>
          </table:table-cell>
          <table:table-cell office:value-type="float" office:value="0.88849" calcext:value-type="float">
            <text:p>0.88849</text:p>
          </table:table-cell>
          <table:table-cell office:value-type="float" office:value="0.87377" calcext:value-type="float">
            <text:p>0.87377</text:p>
          </table:table-cell>
          <table:table-cell office:value-type="float" office:value="0.88928" calcext:value-type="float">
            <text:p>0.88928</text:p>
          </table:table-cell>
          <table:table-cell office:value-type="float" office:value="0.96218" calcext:value-type="float">
            <text:p>0.96218</text:p>
          </table:table-cell>
          <table:table-cell office:value-type="float" office:value="1.0571" calcext:value-type="float">
            <text:p>1.0571</text:p>
          </table:table-cell>
          <table:table-cell office:value-type="float" office:value="1.0814" calcext:value-type="float">
            <text:p>1.0814</text:p>
          </table:table-cell>
          <table:table-cell office:value-type="float" office:value="0.17257" calcext:value-type="float">
            <text:p>0.17257</text:p>
          </table:table-cell>
          <table:table-cell office:value-type="float" office:value="0.18489" calcext:value-type="float">
            <text:p>0.18489</text:p>
          </table:table-cell>
          <table:table-cell office:value-type="float" office:value="0.23213" calcext:value-type="float">
            <text:p>0.23213</text:p>
          </table:table-cell>
          <table:table-cell office:value-type="float" office:value="0.93572" calcext:value-type="float">
            <text:p>0.93572</text:p>
          </table:table-cell>
          <table:table-cell office:value-type="float" office:value="0.8763" calcext:value-type="float">
            <text:p>0.8763</text:p>
          </table:table-cell>
          <table:table-cell office:value-type="float" office:value="0.83281" calcext:value-type="float">
            <text:p>0.83281</text:p>
          </table:table-cell>
          <table:table-cell office:value-type="float" office:value="0.94488" calcext:value-type="float">
            <text:p>0.94488</text:p>
          </table:table-cell>
          <table:table-cell office:value-type="float" office:value="1.0468" calcext:value-type="float">
            <text:p>1.0468</text:p>
          </table:table-cell>
          <table:table-cell office:value-type="float" office:value="1.0457" calcext:value-type="float">
            <text:p>1.0457</text:p>
          </table:table-cell>
          <table:table-cell office:value-type="float" office:value="0.10842" calcext:value-type="float">
            <text:p>0.10842</text:p>
          </table:table-cell>
          <table:table-cell office:value-type="float" office:value="0.087188" calcext:value-type="float">
            <text:p>0.087188</text:p>
          </table:table-cell>
          <table:table-cell office:value-type="float" office:value="0.11518" calcext:value-type="float">
            <text:p>0.115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-Dec-2006 11:32:50</text:p>
          </table:table-cell>
          <table:table-cell office:value-type="string" calcext:value-type="string">
            <text:p>07-Dec-2006 15:29:10</text:p>
          </table:table-cell>
          <table:table-cell office:value-type="float" office:value="79.9118" calcext:value-type="float">
            <text:p>79.9118</text:p>
          </table:table-cell>
          <table:table-cell office:value-type="float" office:value="-54.9708" calcext:value-type="float">
            <text:p>-54.9708</text:p>
          </table:table-cell>
          <table:table-cell office:value-type="float" office:value="1" calcext:value-type="float">
            <text:p>1</text:p>
          </table:table-cell>
          <table:table-cell office:value-type="float" office:value="0.90798" calcext:value-type="float">
            <text:p>0.90798</text:p>
          </table:table-cell>
          <table:table-cell office:value-type="float" office:value="0.89681" calcext:value-type="float">
            <text:p>0.89681</text:p>
          </table:table-cell>
          <table:table-cell office:value-type="float" office:value="0.90489" calcext:value-type="float">
            <text:p>0.90489</text:p>
          </table:table-cell>
          <table:table-cell office:value-type="float" office:value="1.0184" calcext:value-type="float">
            <text:p>1.0184</text:p>
          </table:table-cell>
          <table:table-cell office:value-type="float" office:value="1.0703" calcext:value-type="float">
            <text:p>1.0703</text:p>
          </table:table-cell>
          <table:table-cell office:value-type="float" office:value="1.0885" calcext:value-type="float">
            <text:p>1.0885</text:p>
          </table:table-cell>
          <table:table-cell office:value-type="float" office:value="0.17269" calcext:value-type="float">
            <text:p>0.17269</text:p>
          </table:table-cell>
          <table:table-cell office:value-type="float" office:value="0.20831" calcext:value-type="float">
            <text:p>0.20831</text:p>
          </table:table-cell>
          <table:table-cell office:value-type="float" office:value="0.21163" calcext:value-type="float">
            <text:p>0.21163</text:p>
          </table:table-cell>
          <table:table-cell office:value-type="float" office:value="0.94005" calcext:value-type="float">
            <text:p>0.94005</text:p>
          </table:table-cell>
          <table:table-cell office:value-type="float" office:value="0.94781" calcext:value-type="float">
            <text:p>0.94781</text:p>
          </table:table-cell>
          <table:table-cell office:value-type="float" office:value="0.8855" calcext:value-type="float">
            <text:p>0.8855</text:p>
          </table:table-cell>
          <table:table-cell office:value-type="float" office:value="1.0164" calcext:value-type="float">
            <text:p>1.0164</text:p>
          </table:table-cell>
          <table:table-cell office:value-type="float" office:value="1.0683" calcext:value-type="float">
            <text:p>1.0683</text:p>
          </table:table-cell>
          <table:table-cell office:value-type="float" office:value="1.0725" calcext:value-type="float">
            <text:p>1.0725</text:p>
          </table:table-cell>
          <table:table-cell office:value-type="float" office:value="0.067689" calcext:value-type="float">
            <text:p>0.067689</text:p>
          </table:table-cell>
          <table:table-cell office:value-type="float" office:value="0.11199" calcext:value-type="float">
            <text:p>0.11199</text:p>
          </table:table-cell>
          <table:table-cell office:value-type="float" office:value="0.12826" calcext:value-type="float">
            <text:p>0.128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-Dec-2006 04:10:20</text:p>
          </table:table-cell>
          <table:table-cell office:value-type="string" calcext:value-type="string">
            <text:p>13-Dec-2006 05:42:55</text:p>
          </table:table-cell>
          <table:table-cell office:value-type="float" office:value="81.3147" calcext:value-type="float">
            <text:p>81.3147</text:p>
          </table:table-cell>
          <table:table-cell office:value-type="float" office:value="-54.975" calcext:value-type="float">
            <text:p>-54.975</text:p>
          </table:table-cell>
          <table:table-cell office:value-type="float" office:value="1" calcext:value-type="float">
            <text:p>1</text:p>
          </table:table-cell>
          <table:table-cell office:value-type="float" office:value="0.90848" calcext:value-type="float">
            <text:p>0.90848</text:p>
          </table:table-cell>
          <table:table-cell office:value-type="float" office:value="0.90532" calcext:value-type="float">
            <text:p>0.90532</text:p>
          </table:table-cell>
          <table:table-cell office:value-type="float" office:value="0.9127" calcext:value-type="float">
            <text:p>0.9127</text:p>
          </table:table-cell>
          <table:table-cell office:value-type="float" office:value="0.99566" calcext:value-type="float">
            <text:p>0.99566</text:p>
          </table:table-cell>
          <table:table-cell office:value-type="float" office:value="1.0051" calcext:value-type="float">
            <text:p>1.0051</text:p>
          </table:table-cell>
          <table:table-cell office:value-type="float" office:value="0.99753" calcext:value-type="float">
            <text:p>0.99753</text:p>
          </table:table-cell>
          <table:table-cell office:value-type="float" office:value="0.16756" calcext:value-type="float">
            <text:p>0.16756</text:p>
          </table:table-cell>
          <table:table-cell office:value-type="float" office:value="0.16697" calcext:value-type="float">
            <text:p>0.16697</text:p>
          </table:table-cell>
          <table:table-cell office:value-type="float" office:value="0.17055" calcext:value-type="float">
            <text:p>0.17055</text:p>
          </table:table-cell>
          <table:table-cell office:value-type="float" office:value="0.80257" calcext:value-type="float">
            <text:p>0.80257</text:p>
          </table:table-cell>
          <table:table-cell office:value-type="float" office:value="0.76578" calcext:value-type="float">
            <text:p>0.76578</text:p>
          </table:table-cell>
          <table:table-cell office:value-type="float" office:value="0.76811" calcext:value-type="float">
            <text:p>0.76811</text:p>
          </table:table-cell>
          <table:table-cell office:value-type="float" office:value="0.98289" calcext:value-type="float">
            <text:p>0.98289</text:p>
          </table:table-cell>
          <table:table-cell office:value-type="float" office:value="1.003" calcext:value-type="float">
            <text:p>1.003</text:p>
          </table:table-cell>
          <table:table-cell office:value-type="float" office:value="0.97569" calcext:value-type="float">
            <text:p>0.97569</text:p>
          </table:table-cell>
          <table:table-cell office:value-type="float" office:value="0.062025" calcext:value-type="float">
            <text:p>0.062025</text:p>
          </table:table-cell>
          <table:table-cell office:value-type="float" office:value="0.054191" calcext:value-type="float">
            <text:p>0.054191</text:p>
          </table:table-cell>
          <table:table-cell office:value-type="float" office:value="0.082386" calcext:value-type="float">
            <text:p>0.0823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-Dec-2006 22:33:35</text:p>
          </table:table-cell>
          <table:table-cell office:value-type="string" calcext:value-type="string">
            <text:p>17-Dec-2006 21:00:00</text:p>
          </table:table-cell>
          <table:table-cell office:value-type="float" office:value="82.2337" calcext:value-type="float">
            <text:p>82.2337</text:p>
          </table:table-cell>
          <table:table-cell office:value-type="float" office:value="-161.9833" calcext:value-type="float">
            <text:p>-161.9833</text:p>
          </table:table-cell>
          <table:table-cell office:value-type="float" office:value="1" calcext:value-type="float">
            <text:p>1</text:p>
          </table:table-cell>
          <table:table-cell office:value-type="float" office:value="0.79793" calcext:value-type="float">
            <text:p>0.79793</text:p>
          </table:table-cell>
          <table:table-cell office:value-type="float" office:value="0.83627" calcext:value-type="float">
            <text:p>0.83627</text:p>
          </table:table-cell>
          <table:table-cell office:value-type="float" office:value="0.86887" calcext:value-type="float">
            <text:p>0.86887</text:p>
          </table:table-cell>
          <table:table-cell office:value-type="float" office:value="1.0044" calcext:value-type="float">
            <text:p>1.0044</text:p>
          </table:table-cell>
          <table:table-cell office:value-type="float" office:value="0.99682" calcext:value-type="float">
            <text:p>0.99682</text:p>
          </table:table-cell>
          <table:table-cell office:value-type="float" office:value="1.0678" calcext:value-type="float">
            <text:p>1.0678</text:p>
          </table:table-cell>
          <table:table-cell office:value-type="float" office:value="0.31013" calcext:value-type="float">
            <text:p>0.31013</text:p>
          </table:table-cell>
          <table:table-cell office:value-type="float" office:value="0.3377" calcext:value-type="float">
            <text:p>0.3377</text:p>
          </table:table-cell>
          <table:table-cell office:value-type="float" office:value="0.31037" calcext:value-type="float">
            <text:p>0.31037</text:p>
          </table:table-cell>
          <table:table-cell office:value-type="float" office:value="0.85412" calcext:value-type="float">
            <text:p>0.85412</text:p>
          </table:table-cell>
          <table:table-cell office:value-type="float" office:value="0.96005" calcext:value-type="float">
            <text:p>0.96005</text:p>
          </table:table-cell>
          <table:table-cell office:value-type="float" office:value="0.95336" calcext:value-type="float">
            <text:p>0.95336</text:p>
          </table:table-cell>
          <table:table-cell office:value-type="float" office:value="0.97448" calcext:value-type="float">
            <text:p>0.97448</text:p>
          </table:table-cell>
          <table:table-cell office:value-type="float" office:value="0.98912" calcext:value-type="float">
            <text:p>0.98912</text:p>
          </table:table-cell>
          <table:table-cell office:value-type="float" office:value="1.0341" calcext:value-type="float">
            <text:p>1.0341</text:p>
          </table:table-cell>
          <table:table-cell office:value-type="float" office:value="0.18199" calcext:value-type="float">
            <text:p>0.18199</text:p>
          </table:table-cell>
          <table:table-cell office:value-type="float" office:value="0.2131" calcext:value-type="float">
            <text:p>0.2131</text:p>
          </table:table-cell>
          <table:table-cell office:value-type="float" office:value="0.13741" calcext:value-type="float">
            <text:p>0.137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-Dec-2006 20:55:55</text:p>
          </table:table-cell>
          <table:table-cell office:value-type="string" calcext:value-type="string">
            <text:p>23-Dec-2006 10:06:55</text:p>
          </table:table-cell>
          <table:table-cell office:value-type="float" office:value="82.3517" calcext:value-type="float">
            <text:p>82.3517</text:p>
          </table:table-cell>
          <table:table-cell office:value-type="float" office:value="-50.9917" calcext:value-type="float">
            <text:p>-50.9917</text:p>
          </table:table-cell>
          <table:table-cell office:value-type="float" office:value="1" calcext:value-type="float">
            <text:p>1</text:p>
          </table:table-cell>
          <table:table-cell office:value-type="float" office:value="0.93931" calcext:value-type="float">
            <text:p>0.93931</text:p>
          </table:table-cell>
          <table:table-cell office:value-type="float" office:value="0.93377" calcext:value-type="float">
            <text:p>0.93377</text:p>
          </table:table-cell>
          <table:table-cell office:value-type="float" office:value="0.93693" calcext:value-type="float">
            <text:p>0.93693</text:p>
          </table:table-cell>
          <table:table-cell office:value-type="float" office:value="1.031" calcext:value-type="float">
            <text:p>1.031</text:p>
          </table:table-cell>
          <table:table-cell office:value-type="float" office:value="0.97536" calcext:value-type="float">
            <text:p>0.97536</text:p>
          </table:table-cell>
          <table:table-cell office:value-type="float" office:value="1.0127" calcext:value-type="float">
            <text:p>1.0127</text:p>
          </table:table-cell>
          <table:table-cell office:value-type="float" office:value="0.16672" calcext:value-type="float">
            <text:p>0.16672</text:p>
          </table:table-cell>
          <table:table-cell office:value-type="float" office:value="0.16234" calcext:value-type="float">
            <text:p>0.16234</text:p>
          </table:table-cell>
          <table:table-cell office:value-type="float" office:value="0.16743" calcext:value-type="float">
            <text:p>0.16743</text:p>
          </table:table-cell>
          <table:table-cell office:value-type="float" office:value="0.80982" calcext:value-type="float">
            <text:p>0.80982</text:p>
          </table:table-cell>
          <table:table-cell office:value-type="float" office:value="0.77171" calcext:value-type="float">
            <text:p>0.77171</text:p>
          </table:table-cell>
          <table:table-cell office:value-type="float" office:value="0.63491" calcext:value-type="float">
            <text:p>0.63491</text:p>
          </table:table-cell>
          <table:table-cell office:value-type="float" office:value="1.0239" calcext:value-type="float">
            <text:p>1.0239</text:p>
          </table:table-cell>
          <table:table-cell office:value-type="float" office:value="0.98571" calcext:value-type="float">
            <text:p>0.98571</text:p>
          </table:table-cell>
          <table:table-cell office:value-type="float" office:value="0.99262" calcext:value-type="float">
            <text:p>0.99262</text:p>
          </table:table-cell>
          <table:table-cell office:value-type="float" office:value="0.048721" calcext:value-type="float">
            <text:p>0.048721</text:p>
          </table:table-cell>
          <table:table-cell office:value-type="float" office:value="0.042117" calcext:value-type="float">
            <text:p>0.042117</text:p>
          </table:table-cell>
          <table:table-cell office:value-type="float" office:value="0.066307" calcext:value-type="float">
            <text:p>0.0663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3-Mar-2007 05:34:10</text:p>
          </table:table-cell>
          <table:table-cell office:value-type="string" calcext:value-type="string">
            <text:p>25-Mar-2007 14:05:55</text:p>
          </table:table-cell>
          <table:table-cell office:value-type="float" office:value="78.0827" calcext:value-type="float">
            <text:p>78.0827</text:p>
          </table:table-cell>
          <table:table-cell office:value-type="float" office:value="-71.9833" calcext:value-type="float">
            <text:p>-71.9833</text:p>
          </table:table-cell>
          <table:table-cell office:value-type="float" office:value="1" calcext:value-type="float">
            <text:p>1</text:p>
          </table:table-cell>
          <table:table-cell office:value-type="float" office:value="0.86346" calcext:value-type="float">
            <text:p>0.86346</text:p>
          </table:table-cell>
          <table:table-cell office:value-type="float" office:value="0.87023" calcext:value-type="float">
            <text:p>0.87023</text:p>
          </table:table-cell>
          <table:table-cell office:value-type="float" office:value="0.85206" calcext:value-type="float">
            <text:p>0.85206</text:p>
          </table:table-cell>
          <table:table-cell office:value-type="float" office:value="1.1313" calcext:value-type="float">
            <text:p>1.1313</text:p>
          </table:table-cell>
          <table:table-cell office:value-type="float" office:value="1.1314" calcext:value-type="float">
            <text:p>1.1314</text:p>
          </table:table-cell>
          <table:table-cell office:value-type="float" office:value="1.1667" calcext:value-type="float">
            <text:p>1.1667</text:p>
          </table:table-cell>
          <table:table-cell office:value-type="float" office:value="0.25342" calcext:value-type="float">
            <text:p>0.25342</text:p>
          </table:table-cell>
          <table:table-cell office:value-type="float" office:value="0.24365" calcext:value-type="float">
            <text:p>0.24365</text:p>
          </table:table-cell>
          <table:table-cell office:value-type="float" office:value="0.28107" calcext:value-type="float">
            <text:p>0.28107</text:p>
          </table:table-cell>
          <table:table-cell office:value-type="float" office:value="0.77263" calcext:value-type="float">
            <text:p>0.77263</text:p>
          </table:table-cell>
          <table:table-cell office:value-type="float" office:value="0.88106" calcext:value-type="float">
            <text:p>0.88106</text:p>
          </table:table-cell>
          <table:table-cell office:value-type="float" office:value="0.70831" calcext:value-type="float">
            <text:p>0.70831</text:p>
          </table:table-cell>
          <table:table-cell office:value-type="float" office:value="1.1267" calcext:value-type="float">
            <text:p>1.1267</text:p>
          </table:table-cell>
          <table:table-cell office:value-type="float" office:value="1.1366" calcext:value-type="float">
            <text:p>1.1366</text:p>
          </table:table-cell>
          <table:table-cell office:value-type="float" office:value="1.1606" calcext:value-type="float">
            <text:p>1.1606</text:p>
          </table:table-cell>
          <table:table-cell office:value-type="float" office:value="0.19215" calcext:value-type="float">
            <text:p>0.19215</text:p>
          </table:table-cell>
          <table:table-cell office:value-type="float" office:value="0.19128" calcext:value-type="float">
            <text:p>0.19128</text:p>
          </table:table-cell>
          <table:table-cell office:value-type="float" office:value="0.23021" calcext:value-type="float">
            <text:p>0.230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1-Mar-2007 06:30:20</text:p>
          </table:table-cell>
          <table:table-cell office:value-type="string" calcext:value-type="string">
            <text:p>02-Apr-2007 08:34:20</text:p>
          </table:table-cell>
          <table:table-cell office:value-type="float" office:value="76.6357" calcext:value-type="float">
            <text:p>76.6357</text:p>
          </table:table-cell>
          <table:table-cell office:value-type="float" office:value="-62.9708" calcext:value-type="float">
            <text:p>-62.9708</text:p>
          </table:table-cell>
          <table:table-cell office:value-type="float" office:value="1" calcext:value-type="float">
            <text:p>1</text:p>
          </table:table-cell>
          <table:table-cell office:value-type="float" office:value="0.92269" calcext:value-type="float">
            <text:p>0.92269</text:p>
          </table:table-cell>
          <table:table-cell office:value-type="float" office:value="0.93283" calcext:value-type="float">
            <text:p>0.93283</text:p>
          </table:table-cell>
          <table:table-cell office:value-type="float" office:value="0.91335" calcext:value-type="float">
            <text:p>0.91335</text:p>
          </table:table-cell>
          <table:table-cell office:value-type="float" office:value="0.97935" calcext:value-type="float">
            <text:p>0.97935</text:p>
          </table:table-cell>
          <table:table-cell office:value-type="float" office:value="1.0348" calcext:value-type="float">
            <text:p>1.0348</text:p>
          </table:table-cell>
          <table:table-cell office:value-type="float" office:value="1.0387" calcext:value-type="float">
            <text:p>1.0387</text:p>
          </table:table-cell>
          <table:table-cell office:value-type="float" office:value="0.16102" calcext:value-type="float">
            <text:p>0.16102</text:p>
          </table:table-cell>
          <table:table-cell office:value-type="float" office:value="0.16151" calcext:value-type="float">
            <text:p>0.16151</text:p>
          </table:table-cell>
          <table:table-cell office:value-type="float" office:value="0.17819" calcext:value-type="float">
            <text:p>0.17819</text:p>
          </table:table-cell>
          <table:table-cell office:value-type="float" office:value="0.97254" calcext:value-type="float">
            <text:p>0.97254</text:p>
          </table:table-cell>
          <table:table-cell office:value-type="float" office:value="0.98115" calcext:value-type="float">
            <text:p>0.98115</text:p>
          </table:table-cell>
          <table:table-cell office:value-type="float" office:value="0.8812" calcext:value-type="float">
            <text:p>0.8812</text:p>
          </table:table-cell>
          <table:table-cell office:value-type="float" office:value="0.98417" calcext:value-type="float">
            <text:p>0.98417</text:p>
          </table:table-cell>
          <table:table-cell office:value-type="float" office:value="1.041" calcext:value-type="float">
            <text:p>1.041</text:p>
          </table:table-cell>
          <table:table-cell office:value-type="float" office:value="1.0321" calcext:value-type="float">
            <text:p>1.0321</text:p>
          </table:table-cell>
          <table:table-cell office:value-type="float" office:value="0.050586" calcext:value-type="float">
            <text:p>0.050586</text:p>
          </table:table-cell>
          <table:table-cell office:value-type="float" office:value="0.068191" calcext:value-type="float">
            <text:p>0.068191</text:p>
          </table:table-cell>
          <table:table-cell office:value-type="float" office:value="0.090587" calcext:value-type="float">
            <text:p>0.0905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-May-2007 11:46:10</text:p>
          </table:table-cell>
          <table:table-cell office:value-type="string" calcext:value-type="string">
            <text:p>24-May-2007 14:22:10</text:p>
          </table:table-cell>
          <table:table-cell office:value-type="float" office:value="73.2716" calcext:value-type="float">
            <text:p>73.2716</text:p>
          </table:table-cell>
          <table:table-cell office:value-type="float" office:value="-57.9833" calcext:value-type="float">
            <text:p>-57.9833</text:p>
          </table:table-cell>
          <table:table-cell office:value-type="float" office:value="1" calcext:value-type="float">
            <text:p>1</text:p>
          </table:table-cell>
          <table:table-cell office:value-type="float" office:value="0.90653" calcext:value-type="float">
            <text:p>0.90653</text:p>
          </table:table-cell>
          <table:table-cell office:value-type="float" office:value="0.86334" calcext:value-type="float">
            <text:p>0.86334</text:p>
          </table:table-cell>
          <table:table-cell office:value-type="float" office:value="0.86754" calcext:value-type="float">
            <text:p>0.86754</text:p>
          </table:table-cell>
          <table:table-cell office:value-type="float" office:value="1.0391" calcext:value-type="float">
            <text:p>1.0391</text:p>
          </table:table-cell>
          <table:table-cell office:value-type="float" office:value="1.0685" calcext:value-type="float">
            <text:p>1.0685</text:p>
          </table:table-cell>
          <table:table-cell office:value-type="float" office:value="1.0931" calcext:value-type="float">
            <text:p>1.0931</text:p>
          </table:table-cell>
          <table:table-cell office:value-type="float" office:value="0.23608" calcext:value-type="float">
            <text:p>0.23608</text:p>
          </table:table-cell>
          <table:table-cell office:value-type="float" office:value="0.30259" calcext:value-type="float">
            <text:p>0.30259</text:p>
          </table:table-cell>
          <table:table-cell office:value-type="float" office:value="0.29647" calcext:value-type="float">
            <text:p>0.29647</text:p>
          </table:table-cell>
          <table:table-cell office:value-type="float" office:value="0.97326" calcext:value-type="float">
            <text:p>0.97326</text:p>
          </table:table-cell>
          <table:table-cell office:value-type="float" office:value="0.90325" calcext:value-type="float">
            <text:p>0.90325</text:p>
          </table:table-cell>
          <table:table-cell office:value-type="float" office:value="0.64008" calcext:value-type="float">
            <text:p>0.64008</text:p>
          </table:table-cell>
          <table:table-cell office:value-type="float" office:value="1.0029" calcext:value-type="float">
            <text:p>1.0029</text:p>
          </table:table-cell>
          <table:table-cell office:value-type="float" office:value="1.0887" calcext:value-type="float">
            <text:p>1.0887</text:p>
          </table:table-cell>
          <table:table-cell office:value-type="float" office:value="1.0841" calcext:value-type="float">
            <text:p>1.0841</text:p>
          </table:table-cell>
          <table:table-cell office:value-type="float" office:value="0.040177" calcext:value-type="float">
            <text:p>0.040177</text:p>
          </table:table-cell>
          <table:table-cell office:value-type="float" office:value="0.13364" calcext:value-type="float">
            <text:p>0.13364</text:p>
          </table:table-cell>
          <table:table-cell office:value-type="float" office:value="0.17133" calcext:value-type="float">
            <text:p>0.171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-Oct-2007 19:53:00</text:p>
          </table:table-cell>
          <table:table-cell office:value-type="string" calcext:value-type="string">
            <text:p>26-Oct-2007 21:29:40</text:p>
          </table:table-cell>
          <table:table-cell office:value-type="float" office:value="67.9" calcext:value-type="float">
            <text:p>67.9</text:p>
          </table:table-cell>
          <table:table-cell office:value-type="float" office:value="-52.9944" calcext:value-type="float">
            <text:p>-52.9944</text:p>
          </table:table-cell>
          <table:table-cell office:value-type="float" office:value="1" calcext:value-type="float">
            <text:p>1</text:p>
          </table:table-cell>
          <table:table-cell office:value-type="float" office:value="0.88745" calcext:value-type="float">
            <text:p>0.88745</text:p>
          </table:table-cell>
          <table:table-cell office:value-type="float" office:value="0.86931" calcext:value-type="float">
            <text:p>0.86931</text:p>
          </table:table-cell>
          <table:table-cell office:value-type="float" office:value="0.85913" calcext:value-type="float">
            <text:p>0.85913</text:p>
          </table:table-cell>
          <table:table-cell office:value-type="float" office:value="1.0363" calcext:value-type="float">
            <text:p>1.0363</text:p>
          </table:table-cell>
          <table:table-cell office:value-type="float" office:value="1.0503" calcext:value-type="float">
            <text:p>1.0503</text:p>
          </table:table-cell>
          <table:table-cell office:value-type="float" office:value="1.0785" calcext:value-type="float">
            <text:p>1.0785</text:p>
          </table:table-cell>
          <table:table-cell office:value-type="float" office:value="0.16808" calcext:value-type="float">
            <text:p>0.16808</text:p>
          </table:table-cell>
          <table:table-cell office:value-type="float" office:value="0.18813" calcext:value-type="float">
            <text:p>0.18813</text:p>
          </table:table-cell>
          <table:table-cell office:value-type="float" office:value="0.21138" calcext:value-type="float">
            <text:p>0.21138</text:p>
          </table:table-cell>
          <table:table-cell office:value-type="float" office:value="0.94326" calcext:value-type="float">
            <text:p>0.94326</text:p>
          </table:table-cell>
          <table:table-cell office:value-type="float" office:value="0.97513" calcext:value-type="float">
            <text:p>0.97513</text:p>
          </table:table-cell>
          <table:table-cell office:value-type="float" office:value="0.89768" calcext:value-type="float">
            <text:p>0.89768</text:p>
          </table:table-cell>
          <table:table-cell office:value-type="float" office:value="1.0262" calcext:value-type="float">
            <text:p>1.0262</text:p>
          </table:table-cell>
          <table:table-cell office:value-type="float" office:value="1.0482" calcext:value-type="float">
            <text:p>1.0482</text:p>
          </table:table-cell>
          <table:table-cell office:value-type="float" office:value="1.0612" calcext:value-type="float">
            <text:p>1.0612</text:p>
          </table:table-cell>
          <table:table-cell office:value-type="float" office:value="0.069851" calcext:value-type="float">
            <text:p>0.069851</text:p>
          </table:table-cell>
          <table:table-cell office:value-type="float" office:value="0.089302" calcext:value-type="float">
            <text:p>0.089302</text:p>
          </table:table-cell>
          <table:table-cell office:value-type="float" office:value="0.11522" calcext:value-type="float">
            <text:p>0.115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-Nov-2007 17:00:30</text:p>
          </table:table-cell>
          <table:table-cell office:value-type="string" calcext:value-type="string">
            <text:p>21-Nov-2007 22:59:15</text:p>
          </table:table-cell>
          <table:table-cell office:value-type="float" office:value="67.8" calcext:value-type="float">
            <text:p>67.8</text:p>
          </table:table-cell>
          <table:table-cell office:value-type="float" office:value="-59" calcext:value-type="float">
            <text:p>-59</text:p>
          </table:table-cell>
          <table:table-cell office:value-type="float" office:value="1" calcext:value-type="float">
            <text:p>1</text:p>
          </table:table-cell>
          <table:table-cell office:value-type="float" office:value="0.79247" calcext:value-type="float">
            <text:p>0.79247</text:p>
          </table:table-cell>
          <table:table-cell office:value-type="float" office:value="0.68897" calcext:value-type="float">
            <text:p>0.68897</text:p>
          </table:table-cell>
          <table:table-cell office:value-type="float" office:value="0.75832" calcext:value-type="float">
            <text:p>0.75832</text:p>
          </table:table-cell>
          <table:table-cell office:value-type="float" office:value="0.97448" calcext:value-type="float">
            <text:p>0.97448</text:p>
          </table:table-cell>
          <table:table-cell office:value-type="float" office:value="1.0482" calcext:value-type="float">
            <text:p>1.0482</text:p>
          </table:table-cell>
          <table:table-cell office:value-type="float" office:value="1.0575" calcext:value-type="float">
            <text:p>1.0575</text:p>
          </table:table-cell>
          <table:table-cell office:value-type="float" office:value="0.22414" calcext:value-type="float">
            <text:p>0.22414</text:p>
          </table:table-cell>
          <table:table-cell office:value-type="float" office:value="0.30391" calcext:value-type="float">
            <text:p>0.30391</text:p>
          </table:table-cell>
          <table:table-cell office:value-type="float" office:value="0.28846" calcext:value-type="float">
            <text:p>0.28846</text:p>
          </table:table-cell>
          <table:table-cell office:value-type="float" office:value="0.93374" calcext:value-type="float">
            <text:p>0.93374</text:p>
          </table:table-cell>
          <table:table-cell office:value-type="float" office:value="0.83557" calcext:value-type="float">
            <text:p>0.83557</text:p>
          </table:table-cell>
          <table:table-cell office:value-type="float" office:value="0.89648" calcext:value-type="float">
            <text:p>0.89648</text:p>
          </table:table-cell>
          <table:table-cell office:value-type="float" office:value="0.97163" calcext:value-type="float">
            <text:p>0.97163</text:p>
          </table:table-cell>
          <table:table-cell office:value-type="float" office:value="1.0479" calcext:value-type="float">
            <text:p>1.0479</text:p>
          </table:table-cell>
          <table:table-cell office:value-type="float" office:value="1.0577" calcext:value-type="float">
            <text:p>1.0577</text:p>
          </table:table-cell>
          <table:table-cell office:value-type="float" office:value="0.11466" calcext:value-type="float">
            <text:p>0.11466</text:p>
          </table:table-cell>
          <table:table-cell office:value-type="float" office:value="0.21421" calcext:value-type="float">
            <text:p>0.21421</text:p>
          </table:table-cell>
          <table:table-cell office:value-type="float" office:value="0.19719" calcext:value-type="float">
            <text:p>0.197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-Mar-2008 03:40:40</text:p>
          </table:table-cell>
          <table:table-cell office:value-type="string" calcext:value-type="string">
            <text:p>10-Mar-2008 09:20:05</text:p>
          </table:table-cell>
          <table:table-cell office:value-type="float" office:value="72.4379" calcext:value-type="float">
            <text:p>72.4379</text:p>
          </table:table-cell>
          <table:table-cell office:value-type="float" office:value="-86" calcext:value-type="float">
            <text:p>-86</text:p>
          </table:table-cell>
          <table:table-cell office:value-type="float" office:value="1" calcext:value-type="float">
            <text:p>1</text:p>
          </table:table-cell>
          <table:table-cell office:value-type="float" office:value="0.83251" calcext:value-type="float">
            <text:p>0.83251</text:p>
          </table:table-cell>
          <table:table-cell office:value-type="float" office:value="0.80191" calcext:value-type="float">
            <text:p>0.80191</text:p>
          </table:table-cell>
          <table:table-cell office:value-type="float" office:value="0.77419" calcext:value-type="float">
            <text:p>0.77419</text:p>
          </table:table-cell>
          <table:table-cell office:value-type="float" office:value="1.0732" calcext:value-type="float">
            <text:p>1.0732</text:p>
          </table:table-cell>
          <table:table-cell office:value-type="float" office:value="1.0981" calcext:value-type="float">
            <text:p>1.0981</text:p>
          </table:table-cell>
          <table:table-cell office:value-type="float" office:value="1.1491" calcext:value-type="float">
            <text:p>1.1491</text:p>
          </table:table-cell>
          <table:table-cell office:value-type="float" office:value="0.24089" calcext:value-type="float">
            <text:p>0.24089</text:p>
          </table:table-cell>
          <table:table-cell office:value-type="float" office:value="0.27148" calcext:value-type="float">
            <text:p>0.27148</text:p>
          </table:table-cell>
          <table:table-cell office:value-type="float" office:value="0.31703" calcext:value-type="float">
            <text:p>0.31703</text:p>
          </table:table-cell>
          <table:table-cell office:value-type="float" office:value="0.93216" calcext:value-type="float">
            <text:p>0.93216</text:p>
          </table:table-cell>
          <table:table-cell office:value-type="float" office:value="0.91537" calcext:value-type="float">
            <text:p>0.91537</text:p>
          </table:table-cell>
          <table:table-cell office:value-type="float" office:value="0.83769" calcext:value-type="float">
            <text:p>0.83769</text:p>
          </table:table-cell>
          <table:table-cell office:value-type="float" office:value="1.074" calcext:value-type="float">
            <text:p>1.074</text:p>
          </table:table-cell>
          <table:table-cell office:value-type="float" office:value="1.1024" calcext:value-type="float">
            <text:p>1.1024</text:p>
          </table:table-cell>
          <table:table-cell office:value-type="float" office:value="1.1466" calcext:value-type="float">
            <text:p>1.1466</text:p>
          </table:table-cell>
          <table:table-cell office:value-type="float" office:value="0.12818" calcext:value-type="float">
            <text:p>0.12818</text:p>
          </table:table-cell>
          <table:table-cell office:value-type="float" office:value="0.15925" calcext:value-type="float">
            <text:p>0.15925</text:p>
          </table:table-cell>
          <table:table-cell office:value-type="float" office:value="0.21166" calcext:value-type="float">
            <text:p>0.211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-Mar-2008 20:09:20</text:p>
          </table:table-cell>
          <table:table-cell office:value-type="string" calcext:value-type="string">
            <text:p>28-Mar-2008 22:40:10</text:p>
          </table:table-cell>
          <table:table-cell office:value-type="float" office:value="72.0449" calcext:value-type="float">
            <text:p>72.0449</text:p>
          </table:table-cell>
          <table:table-cell office:value-type="float" office:value="-56" calcext:value-type="float">
            <text:p>-56</text:p>
          </table:table-cell>
          <table:table-cell office:value-type="float" office:value="1" calcext:value-type="float">
            <text:p>1</text:p>
          </table:table-cell>
          <table:table-cell office:value-type="float" office:value="0.77003" calcext:value-type="float">
            <text:p>0.77003</text:p>
          </table:table-cell>
          <table:table-cell office:value-type="float" office:value="0.76475" calcext:value-type="float">
            <text:p>0.76475</text:p>
          </table:table-cell>
          <table:table-cell office:value-type="float" office:value="0.69722" calcext:value-type="float">
            <text:p>0.69722</text:p>
          </table:table-cell>
          <table:table-cell office:value-type="float" office:value="1.0177" calcext:value-type="float">
            <text:p>1.0177</text:p>
          </table:table-cell>
          <table:table-cell office:value-type="float" office:value="1.042" calcext:value-type="float">
            <text:p>1.042</text:p>
          </table:table-cell>
          <table:table-cell office:value-type="float" office:value="1.0604" calcext:value-type="float">
            <text:p>1.0604</text:p>
          </table:table-cell>
          <table:table-cell office:value-type="float" office:value="0.16009" calcext:value-type="float">
            <text:p>0.16009</text:p>
          </table:table-cell>
          <table:table-cell office:value-type="float" office:value="0.16693" calcext:value-type="float">
            <text:p>0.16693</text:p>
          </table:table-cell>
          <table:table-cell office:value-type="float" office:value="0.19513" calcext:value-type="float">
            <text:p>0.19513</text:p>
          </table:table-cell>
          <table:table-cell office:value-type="float" office:value="0.58889" calcext:value-type="float">
            <text:p>0.58889</text:p>
          </table:table-cell>
          <table:table-cell office:value-type="float" office:value="0.48513" calcext:value-type="float">
            <text:p>0.48513</text:p>
          </table:table-cell>
          <table:table-cell office:value-type="float" office:value="0.18031" calcext:value-type="float">
            <text:p>0.18031</text:p>
          </table:table-cell>
          <table:table-cell office:value-type="float" office:value="1.0192" calcext:value-type="float">
            <text:p>1.0192</text:p>
          </table:table-cell>
          <table:table-cell office:value-type="float" office:value="1.0496" calcext:value-type="float">
            <text:p>1.0496</text:p>
          </table:table-cell>
          <table:table-cell office:value-type="float" office:value="1.0678" calcext:value-type="float">
            <text:p>1.0678</text:p>
          </table:table-cell>
          <table:table-cell office:value-type="float" office:value="0.067729" calcext:value-type="float">
            <text:p>0.067729</text:p>
          </table:table-cell>
          <table:table-cell office:value-type="float" office:value="0.084216" calcext:value-type="float">
            <text:p>0.084216</text:p>
          </table:table-cell>
          <table:table-cell office:value-type="float" office:value="0.12655" calcext:value-type="float">
            <text:p>0.126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3-Sep-2008 03:45:45</text:p>
          </table:table-cell>
          <table:table-cell office:value-type="string" calcext:value-type="string">
            <text:p>05-Sep-2008 04:05:30</text:p>
          </table:table-cell>
          <table:table-cell office:value-type="float" office:value="65.9" calcext:value-type="float">
            <text:p>65.9</text:p>
          </table:table-cell>
          <table:table-cell office:value-type="float" office:value="-50.9611" calcext:value-type="float">
            <text:p>-50.9611</text:p>
          </table:table-cell>
          <table:table-cell office:value-type="float" office:value="1" calcext:value-type="float">
            <text:p>1</text:p>
          </table:table-cell>
          <table:table-cell office:value-type="float" office:value="0.87072" calcext:value-type="float">
            <text:p>0.87072</text:p>
          </table:table-cell>
          <table:table-cell office:value-type="float" office:value="0.87557" calcext:value-type="float">
            <text:p>0.87557</text:p>
          </table:table-cell>
          <table:table-cell office:value-type="float" office:value="0.83583" calcext:value-type="float">
            <text:p>0.83583</text:p>
          </table:table-cell>
          <table:table-cell office:value-type="float" office:value="1.1701" calcext:value-type="float">
            <text:p>1.1701</text:p>
          </table:table-cell>
          <table:table-cell office:value-type="float" office:value="1.0592" calcext:value-type="float">
            <text:p>1.0592</text:p>
          </table:table-cell>
          <table:table-cell office:value-type="float" office:value="1.0849" calcext:value-type="float">
            <text:p>1.0849</text:p>
          </table:table-cell>
          <table:table-cell office:value-type="float" office:value="0.52876" calcext:value-type="float">
            <text:p>0.52876</text:p>
          </table:table-cell>
          <table:table-cell office:value-type="float" office:value="0.24592" calcext:value-type="float">
            <text:p>0.24592</text:p>
          </table:table-cell>
          <table:table-cell office:value-type="float" office:value="0.2723" calcext:value-type="float">
            <text:p>0.2723</text:p>
          </table:table-cell>
          <table:table-cell office:value-type="float" office:value="0.9369" calcext:value-type="float">
            <text:p>0.9369</text:p>
          </table:table-cell>
          <table:table-cell office:value-type="float" office:value="0.96758" calcext:value-type="float">
            <text:p>0.96758</text:p>
          </table:table-cell>
          <table:table-cell office:value-type="float" office:value="0.74798" calcext:value-type="float">
            <text:p>0.74798</text:p>
          </table:table-cell>
          <table:table-cell office:value-type="float" office:value="1.0173" calcext:value-type="float">
            <text:p>1.0173</text:p>
          </table:table-cell>
          <table:table-cell office:value-type="float" office:value="1.069" calcext:value-type="float">
            <text:p>1.069</text:p>
          </table:table-cell>
          <table:table-cell office:value-type="float" office:value="1.0659" calcext:value-type="float">
            <text:p>1.0659</text:p>
          </table:table-cell>
          <table:table-cell office:value-type="float" office:value="0.074297" calcext:value-type="float">
            <text:p>0.074297</text:p>
          </table:table-cell>
          <table:table-cell office:value-type="float" office:value="0.11052" calcext:value-type="float">
            <text:p>0.11052</text:p>
          </table:table-cell>
          <table:table-cell office:value-type="float" office:value="0.16194" calcext:value-type="float">
            <text:p>0.161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-Oct-2008 10:27:00</text:p>
          </table:table-cell>
          <table:table-cell office:value-type="string" calcext:value-type="string">
            <text:p>12-Oct-2008 17:23:55</text:p>
          </table:table-cell>
          <table:table-cell office:value-type="float" office:value="66.7317" calcext:value-type="float">
            <text:p>66.7317</text:p>
          </table:table-cell>
          <table:table-cell office:value-type="float" office:value="-53.9708" calcext:value-type="float">
            <text:p>-53.9708</text:p>
          </table:table-cell>
          <table:table-cell office:value-type="float" office:value="1" calcext:value-type="float">
            <text:p>1</text:p>
          </table:table-cell>
          <table:table-cell office:value-type="float" office:value="0.92624" calcext:value-type="float">
            <text:p>0.92624</text:p>
          </table:table-cell>
          <table:table-cell office:value-type="float" office:value="0.92422" calcext:value-type="float">
            <text:p>0.92422</text:p>
          </table:table-cell>
          <table:table-cell office:value-type="float" office:value="0.89374" calcext:value-type="float">
            <text:p>0.89374</text:p>
          </table:table-cell>
          <table:table-cell office:value-type="float" office:value="1.1222" calcext:value-type="float">
            <text:p>1.1222</text:p>
          </table:table-cell>
          <table:table-cell office:value-type="float" office:value="1.1238" calcext:value-type="float">
            <text:p>1.1238</text:p>
          </table:table-cell>
          <table:table-cell office:value-type="float" office:value="1.1245" calcext:value-type="float">
            <text:p>1.1245</text:p>
          </table:table-cell>
          <table:table-cell office:value-type="float" office:value="0.29807" calcext:value-type="float">
            <text:p>0.29807</text:p>
          </table:table-cell>
          <table:table-cell office:value-type="float" office:value="0.29309" calcext:value-type="float">
            <text:p>0.29309</text:p>
          </table:table-cell>
          <table:table-cell office:value-type="float" office:value="0.30403" calcext:value-type="float">
            <text:p>0.30403</text:p>
          </table:table-cell>
          <table:table-cell office:value-type="float" office:value="0.95688" calcext:value-type="float">
            <text:p>0.95688</text:p>
          </table:table-cell>
          <table:table-cell office:value-type="float" office:value="0.97568" calcext:value-type="float">
            <text:p>0.97568</text:p>
          </table:table-cell>
          <table:table-cell office:value-type="float" office:value="0.82029" calcext:value-type="float">
            <text:p>0.82029</text:p>
          </table:table-cell>
          <table:table-cell office:value-type="float" office:value="1.13" calcext:value-type="float">
            <text:p>1.13</text:p>
          </table:table-cell>
          <table:table-cell office:value-type="float" office:value="1.1456" calcext:value-type="float">
            <text:p>1.1456</text:p>
          </table:table-cell>
          <table:table-cell office:value-type="float" office:value="1.1313" calcext:value-type="float">
            <text:p>1.1313</text:p>
          </table:table-cell>
          <table:table-cell office:value-type="float" office:value="0.18883" calcext:value-type="float">
            <text:p>0.18883</text:p>
          </table:table-cell>
          <table:table-cell office:value-type="float" office:value="0.20182" calcext:value-type="float">
            <text:p>0.20182</text:p>
          </table:table-cell>
          <table:table-cell office:value-type="float" office:value="0.21985" calcext:value-type="float">
            <text:p>0.219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-Feb-2010 20:54:00</text:p>
          </table:table-cell>
          <table:table-cell office:value-type="string" calcext:value-type="string">
            <text:p>17-Feb-2010 00:34:10</text:p>
          </table:table-cell>
          <table:table-cell office:value-type="float" office:value="79.9902" calcext:value-type="float">
            <text:p>79.9902</text:p>
          </table:table-cell>
          <table:table-cell office:value-type="float" office:value="-59" calcext:value-type="float">
            <text:p>-59</text:p>
          </table:table-cell>
          <table:table-cell office:value-type="float" office:value="1" calcext:value-type="float">
            <text:p>1</text:p>
          </table:table-cell>
          <table:table-cell office:value-type="float" office:value="0.9395" calcext:value-type="float">
            <text:p>0.9395</text:p>
          </table:table-cell>
          <table:table-cell office:value-type="float" office:value="0.94545" calcext:value-type="float">
            <text:p>0.94545</text:p>
          </table:table-cell>
          <table:table-cell office:value-type="float" office:value="0.94198" calcext:value-type="float">
            <text:p>0.94198</text:p>
          </table:table-cell>
          <table:table-cell office:value-type="float" office:value="0.98783" calcext:value-type="float">
            <text:p>0.98783</text:p>
          </table:table-cell>
          <table:table-cell office:value-type="float" office:value="0.9942" calcext:value-type="float">
            <text:p>0.9942</text:p>
          </table:table-cell>
          <table:table-cell office:value-type="float" office:value="1.0241" calcext:value-type="float">
            <text:p>1.0241</text:p>
          </table:table-cell>
          <table:table-cell office:value-type="float" office:value="0.12707" calcext:value-type="float">
            <text:p>0.12707</text:p>
          </table:table-cell>
          <table:table-cell office:value-type="float" office:value="0.12188" calcext:value-type="float">
            <text:p>0.12188</text:p>
          </table:table-cell>
          <table:table-cell office:value-type="float" office:value="0.1321" calcext:value-type="float">
            <text:p>0.1321</text:p>
          </table:table-cell>
          <table:table-cell office:value-type="float" office:value="0.87205" calcext:value-type="float">
            <text:p>0.87205</text:p>
          </table:table-cell>
          <table:table-cell office:value-type="float" office:value="0.84313" calcext:value-type="float">
            <text:p>0.84313</text:p>
          </table:table-cell>
          <table:table-cell office:value-type="float" office:value="0.76243" calcext:value-type="float">
            <text:p>0.76243</text:p>
          </table:table-cell>
          <table:table-cell office:value-type="float" office:value="0.98285" calcext:value-type="float">
            <text:p>0.98285</text:p>
          </table:table-cell>
          <table:table-cell office:value-type="float" office:value="1.0021" calcext:value-type="float">
            <text:p>1.0021</text:p>
          </table:table-cell>
          <table:table-cell office:value-type="float" office:value="1.021" calcext:value-type="float">
            <text:p>1.021</text:p>
          </table:table-cell>
          <table:table-cell office:value-type="float" office:value="0.045465" calcext:value-type="float">
            <text:p>0.045465</text:p>
          </table:table-cell>
          <table:table-cell office:value-type="float" office:value="0.046189" calcext:value-type="float">
            <text:p>0.046189</text:p>
          </table:table-cell>
          <table:table-cell office:value-type="float" office:value="0.059476" calcext:value-type="float">
            <text:p>0.0594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-Apr-2010 14:35:10</text:p>
          </table:table-cell>
          <table:table-cell office:value-type="string" calcext:value-type="string">
            <text:p>08-Apr-2010 21:00:00</text:p>
          </table:table-cell>
          <table:table-cell office:value-type="float" office:value="82.91" calcext:value-type="float">
            <text:p>82.91</text:p>
          </table:table-cell>
          <table:table-cell office:value-type="float" office:value="-81" calcext:value-type="float">
            <text:p>-81</text:p>
          </table:table-cell>
          <table:table-cell office:value-type="float" office:value="1" calcext:value-type="float">
            <text:p>1</text:p>
          </table:table-cell>
          <table:table-cell office:value-type="float" office:value="0.86149" calcext:value-type="float">
            <text:p>0.86149</text:p>
          </table:table-cell>
          <table:table-cell office:value-type="float" office:value="0.89332" calcext:value-type="float">
            <text:p>0.89332</text:p>
          </table:table-cell>
          <table:table-cell office:value-type="float" office:value="0.87625" calcext:value-type="float">
            <text:p>0.87625</text:p>
          </table:table-cell>
          <table:table-cell office:value-type="float" office:value="0.96372" calcext:value-type="float">
            <text:p>0.96372</text:p>
          </table:table-cell>
          <table:table-cell office:value-type="float" office:value="1.0323" calcext:value-type="float">
            <text:p>1.0323</text:p>
          </table:table-cell>
          <table:table-cell office:value-type="float" office:value="1.0479" calcext:value-type="float">
            <text:p>1.0479</text:p>
          </table:table-cell>
          <table:table-cell office:value-type="float" office:value="0.20472" calcext:value-type="float">
            <text:p>0.20472</text:p>
          </table:table-cell>
          <table:table-cell office:value-type="float" office:value="0.17681" calcext:value-type="float">
            <text:p>0.17681</text:p>
          </table:table-cell>
          <table:table-cell office:value-type="float" office:value="0.18725" calcext:value-type="float">
            <text:p>0.18725</text:p>
          </table:table-cell>
          <table:table-cell office:value-type="float" office:value="0.72289" calcext:value-type="float">
            <text:p>0.72289</text:p>
          </table:table-cell>
          <table:table-cell office:value-type="float" office:value="0.91745" calcext:value-type="float">
            <text:p>0.91745</text:p>
          </table:table-cell>
          <table:table-cell office:value-type="float" office:value="0.81062" calcext:value-type="float">
            <text:p>0.81062</text:p>
          </table:table-cell>
          <table:table-cell office:value-type="float" office:value="0.93494" calcext:value-type="float">
            <text:p>0.93494</text:p>
          </table:table-cell>
          <table:table-cell office:value-type="float" office:value="1.0374" calcext:value-type="float">
            <text:p>1.0374</text:p>
          </table:table-cell>
          <table:table-cell office:value-type="float" office:value="1.037" calcext:value-type="float">
            <text:p>1.037</text:p>
          </table:table-cell>
          <table:table-cell office:value-type="float" office:value="0.14118" calcext:value-type="float">
            <text:p>0.14118</text:p>
          </table:table-cell>
          <table:table-cell office:value-type="float" office:value="0.10691" calcext:value-type="float">
            <text:p>0.10691</text:p>
          </table:table-cell>
          <table:table-cell office:value-type="float" office:value="0.10716" calcext:value-type="float">
            <text:p>0.107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-Apr-2010 22:48:10</text:p>
          </table:table-cell>
          <table:table-cell office:value-type="string" calcext:value-type="string">
            <text:p>13-Apr-2010 06:23:50</text:p>
          </table:table-cell>
          <table:table-cell office:value-type="float" office:value="82.336" calcext:value-type="float">
            <text:p>82.336</text:p>
          </table:table-cell>
          <table:table-cell office:value-type="float" office:value="-67" calcext:value-type="float">
            <text:p>-67</text:p>
          </table:table-cell>
          <table:table-cell office:value-type="float" office:value="1" calcext:value-type="float">
            <text:p>1</text:p>
          </table:table-cell>
          <table:table-cell office:value-type="float" office:value="0.93643" calcext:value-type="float">
            <text:p>0.93643</text:p>
          </table:table-cell>
          <table:table-cell office:value-type="float" office:value="0.93855" calcext:value-type="float">
            <text:p>0.93855</text:p>
          </table:table-cell>
          <table:table-cell office:value-type="float" office:value="0.9107" calcext:value-type="float">
            <text:p>0.9107</text:p>
          </table:table-cell>
          <table:table-cell office:value-type="float" office:value="1.0858" calcext:value-type="float">
            <text:p>1.0858</text:p>
          </table:table-cell>
          <table:table-cell office:value-type="float" office:value="1.0574" calcext:value-type="float">
            <text:p>1.0574</text:p>
          </table:table-cell>
          <table:table-cell office:value-type="float" office:value="1.0995" calcext:value-type="float">
            <text:p>1.0995</text:p>
          </table:table-cell>
          <table:table-cell office:value-type="float" office:value="0.16797" calcext:value-type="float">
            <text:p>0.16797</text:p>
          </table:table-cell>
          <table:table-cell office:value-type="float" office:value="0.14775" calcext:value-type="float">
            <text:p>0.14775</text:p>
          </table:table-cell>
          <table:table-cell office:value-type="float" office:value="0.19201" calcext:value-type="float">
            <text:p>0.19201</text:p>
          </table:table-cell>
          <table:table-cell office:value-type="float" office:value="0.9083" calcext:value-type="float">
            <text:p>0.9083</text:p>
          </table:table-cell>
          <table:table-cell office:value-type="float" office:value="0.96966" calcext:value-type="float">
            <text:p>0.96966</text:p>
          </table:table-cell>
          <table:table-cell office:value-type="float" office:value="0.82074" calcext:value-type="float">
            <text:p>0.82074</text:p>
          </table:table-cell>
          <table:table-cell office:value-type="float" office:value="1.0708" calcext:value-type="float">
            <text:p>1.0708</text:p>
          </table:table-cell>
          <table:table-cell office:value-type="float" office:value="1.0619" calcext:value-type="float">
            <text:p>1.0619</text:p>
          </table:table-cell>
          <table:table-cell office:value-type="float" office:value="1.0893" calcext:value-type="float">
            <text:p>1.0893</text:p>
          </table:table-cell>
          <table:table-cell office:value-type="float" office:value="0.10216" calcext:value-type="float">
            <text:p>0.10216</text:p>
          </table:table-cell>
          <table:table-cell office:value-type="float" office:value="0.09512" calcext:value-type="float">
            <text:p>0.09512</text:p>
          </table:table-cell>
          <table:table-cell office:value-type="float" office:value="0.13794" calcext:value-type="float">
            <text:p>0.137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1-May-2010 13:28:10</text:p>
          </table:table-cell>
          <table:table-cell office:value-type="string" calcext:value-type="string">
            <text:p>04-May-2010 05:00:00</text:p>
          </table:table-cell>
          <table:table-cell office:value-type="float" office:value="81.0718" calcext:value-type="float">
            <text:p>81.0718</text:p>
          </table:table-cell>
          <table:table-cell office:value-type="float" office:value="-71" calcext:value-type="float">
            <text:p>-71</text:p>
          </table:table-cell>
          <table:table-cell office:value-type="float" office:value="1" calcext:value-type="float">
            <text:p>1</text:p>
          </table:table-cell>
          <table:table-cell office:value-type="float" office:value="0.92221" calcext:value-type="float">
            <text:p>0.92221</text:p>
          </table:table-cell>
          <table:table-cell office:value-type="float" office:value="0.92211" calcext:value-type="float">
            <text:p>0.92211</text:p>
          </table:table-cell>
          <table:table-cell office:value-type="float" office:value="0.91342" calcext:value-type="float">
            <text:p>0.91342</text:p>
          </table:table-cell>
          <table:table-cell office:value-type="float" office:value="1.0512" calcext:value-type="float">
            <text:p>1.0512</text:p>
          </table:table-cell>
          <table:table-cell table:number-columns-repeated="2" office:value-type="float" office:value="1.089" calcext:value-type="float">
            <text:p>1.089</text:p>
          </table:table-cell>
          <table:table-cell office:value-type="float" office:value="0.16621" calcext:value-type="float">
            <text:p>0.16621</text:p>
          </table:table-cell>
          <table:table-cell office:value-type="float" office:value="0.19127" calcext:value-type="float">
            <text:p>0.19127</text:p>
          </table:table-cell>
          <table:table-cell office:value-type="float" office:value="0.19425" calcext:value-type="float">
            <text:p>0.19425</text:p>
          </table:table-cell>
          <table:table-cell office:value-type="float" office:value="0.94404" calcext:value-type="float">
            <text:p>0.94404</text:p>
          </table:table-cell>
          <table:table-cell office:value-type="float" office:value="0.97178" calcext:value-type="float">
            <text:p>0.97178</text:p>
          </table:table-cell>
          <table:table-cell office:value-type="float" office:value="0.93139" calcext:value-type="float">
            <text:p>0.93139</text:p>
          </table:table-cell>
          <table:table-cell office:value-type="float" office:value="1.0451" calcext:value-type="float">
            <text:p>1.0451</text:p>
          </table:table-cell>
          <table:table-cell office:value-type="float" office:value="1.097" calcext:value-type="float">
            <text:p>1.097</text:p>
          </table:table-cell>
          <table:table-cell office:value-type="float" office:value="1.0897" calcext:value-type="float">
            <text:p>1.0897</text:p>
          </table:table-cell>
          <table:table-cell office:value-type="float" office:value="0.090224" calcext:value-type="float">
            <text:p>0.090224</text:p>
          </table:table-cell>
          <table:table-cell office:value-type="float" office:value="0.1366" calcext:value-type="float">
            <text:p>0.1366</text:p>
          </table:table-cell>
          <table:table-cell office:value-type="float" office:value="0.13138" calcext:value-type="float">
            <text:p>0.131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-May-2010 05:43:40</text:p>
          </table:table-cell>
          <table:table-cell office:value-type="string" calcext:value-type="string">
            <text:p>31-May-2010 22:30:00</text:p>
          </table:table-cell>
          <table:table-cell office:value-type="float" office:value="77.6223" calcext:value-type="float">
            <text:p>77.6223</text:p>
          </table:table-cell>
          <table:table-cell office:value-type="float" office:value="-80" calcext:value-type="float">
            <text:p>-80</text:p>
          </table:table-cell>
          <table:table-cell office:value-type="float" office:value="1" calcext:value-type="float">
            <text:p>1</text:p>
          </table:table-cell>
          <table:table-cell office:value-type="float" office:value="0.9168" calcext:value-type="float">
            <text:p>0.9168</text:p>
          </table:table-cell>
          <table:table-cell office:value-type="float" office:value="0.85714" calcext:value-type="float">
            <text:p>0.85714</text:p>
          </table:table-cell>
          <table:table-cell office:value-type="float" office:value="0.83624" calcext:value-type="float">
            <text:p>0.83624</text:p>
          </table:table-cell>
          <table:table-cell office:value-type="float" office:value="1.112" calcext:value-type="float">
            <text:p>1.112</text:p>
          </table:table-cell>
          <table:table-cell office:value-type="float" office:value="1.253" calcext:value-type="float">
            <text:p>1.253</text:p>
          </table:table-cell>
          <table:table-cell office:value-type="float" office:value="1.2858" calcext:value-type="float">
            <text:p>1.2858</text:p>
          </table:table-cell>
          <table:table-cell office:value-type="float" office:value="0.23319" calcext:value-type="float">
            <text:p>0.23319</text:p>
          </table:table-cell>
          <table:table-cell office:value-type="float" office:value="0.37338" calcext:value-type="float">
            <text:p>0.37338</text:p>
          </table:table-cell>
          <table:table-cell office:value-type="float" office:value="0.39846" calcext:value-type="float">
            <text:p>0.39846</text:p>
          </table:table-cell>
          <table:table-cell office:value-type="float" office:value="0.92266" calcext:value-type="float">
            <text:p>0.92266</text:p>
          </table:table-cell>
          <table:table-cell office:value-type="float" office:value="0.91778" calcext:value-type="float">
            <text:p>0.91778</text:p>
          </table:table-cell>
          <table:table-cell office:value-type="float" office:value="0.675" calcext:value-type="float">
            <text:p>0.675</text:p>
          </table:table-cell>
          <table:table-cell office:value-type="float" office:value="1.0906" calcext:value-type="float">
            <text:p>1.0906</text:p>
          </table:table-cell>
          <table:table-cell office:value-type="float" office:value="1.2734" calcext:value-type="float">
            <text:p>1.2734</text:p>
          </table:table-cell>
          <table:table-cell office:value-type="float" office:value="1.2843" calcext:value-type="float">
            <text:p>1.2843</text:p>
          </table:table-cell>
          <table:table-cell office:value-type="float" office:value="0.13228" calcext:value-type="float">
            <text:p>0.13228</text:p>
          </table:table-cell>
          <table:table-cell office:value-type="float" office:value="0.34032" calcext:value-type="float">
            <text:p>0.34032</text:p>
          </table:table-cell>
          <table:table-cell office:value-type="float" office:value="0.35771" calcext:value-type="float">
            <text:p>0.357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3-Jun-2010 00:46:10</text:p>
          </table:table-cell>
          <table:table-cell office:value-type="string" calcext:value-type="string">
            <text:p>05-Jun-2010 01:25:40</text:p>
          </table:table-cell>
          <table:table-cell office:value-type="float" office:value="76.8896" calcext:value-type="float">
            <text:p>76.8896</text:p>
          </table:table-cell>
          <table:table-cell office:value-type="float" office:value="-53" calcext:value-type="float">
            <text:p>-53</text:p>
          </table:table-cell>
          <table:table-cell office:value-type="float" office:value="1" calcext:value-type="float">
            <text:p>1</text:p>
          </table:table-cell>
          <table:table-cell office:value-type="float" office:value="0.93363" calcext:value-type="float">
            <text:p>0.93363</text:p>
          </table:table-cell>
          <table:table-cell office:value-type="float" office:value="0.93768" calcext:value-type="float">
            <text:p>0.93768</text:p>
          </table:table-cell>
          <table:table-cell office:value-type="float" office:value="0.92161" calcext:value-type="float">
            <text:p>0.92161</text:p>
          </table:table-cell>
          <table:table-cell office:value-type="float" office:value="1.0161" calcext:value-type="float">
            <text:p>1.0161</text:p>
          </table:table-cell>
          <table:table-cell office:value-type="float" office:value="1.0033" calcext:value-type="float">
            <text:p>1.0033</text:p>
          </table:table-cell>
          <table:table-cell office:value-type="float" office:value="1.0187" calcext:value-type="float">
            <text:p>1.0187</text:p>
          </table:table-cell>
          <table:table-cell office:value-type="float" office:value="0.15962" calcext:value-type="float">
            <text:p>0.15962</text:p>
          </table:table-cell>
          <table:table-cell office:value-type="float" office:value="0.14944" calcext:value-type="float">
            <text:p>0.14944</text:p>
          </table:table-cell>
          <table:table-cell office:value-type="float" office:value="0.14447" calcext:value-type="float">
            <text:p>0.14447</text:p>
          </table:table-cell>
          <table:table-cell office:value-type="float" office:value="0.76935" calcext:value-type="float">
            <text:p>0.76935</text:p>
          </table:table-cell>
          <table:table-cell office:value-type="float" office:value="0.8726" calcext:value-type="float">
            <text:p>0.8726</text:p>
          </table:table-cell>
          <table:table-cell office:value-type="float" office:value="0.69941" calcext:value-type="float">
            <text:p>0.69941</text:p>
          </table:table-cell>
          <table:table-cell office:value-type="float" office:value="0.99705" calcext:value-type="float">
            <text:p>0.99705</text:p>
          </table:table-cell>
          <table:table-cell office:value-type="float" office:value="1.0274" calcext:value-type="float">
            <text:p>1.0274</text:p>
          </table:table-cell>
          <table:table-cell office:value-type="float" office:value="1.019" calcext:value-type="float">
            <text:p>1.019</text:p>
          </table:table-cell>
          <table:table-cell office:value-type="float" office:value="0.062016" calcext:value-type="float">
            <text:p>0.062016</text:p>
          </table:table-cell>
          <table:table-cell office:value-type="float" office:value="0.046908" calcext:value-type="float">
            <text:p>0.046908</text:p>
          </table:table-cell>
          <table:table-cell office:value-type="float" office:value="0.071046" calcext:value-type="float">
            <text:p>0.0710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2-Aug-2010 21:25:50</text:p>
          </table:table-cell>
          <table:table-cell office:value-type="string" calcext:value-type="string">
            <text:p>06-Aug-2010 09:29:50</text:p>
          </table:table-cell>
          <table:table-cell office:value-type="float" office:value="75.3962" calcext:value-type="float">
            <text:p>75.3962</text:p>
          </table:table-cell>
          <table:table-cell office:value-type="float" office:value="-74" calcext:value-type="float">
            <text:p>-74</text:p>
          </table:table-cell>
          <table:table-cell office:value-type="float" office:value="1" calcext:value-type="float">
            <text:p>1</text:p>
          </table:table-cell>
          <table:table-cell office:value-type="float" office:value="0.88548" calcext:value-type="float">
            <text:p>0.88548</text:p>
          </table:table-cell>
          <table:table-cell office:value-type="float" office:value="0.91949" calcext:value-type="float">
            <text:p>0.91949</text:p>
          </table:table-cell>
          <table:table-cell office:value-type="float" office:value="0.89649" calcext:value-type="float">
            <text:p>0.89649</text:p>
          </table:table-cell>
          <table:table-cell office:value-type="float" office:value="1.1565" calcext:value-type="float">
            <text:p>1.1565</text:p>
          </table:table-cell>
          <table:table-cell office:value-type="float" office:value="1.0906" calcext:value-type="float">
            <text:p>1.0906</text:p>
          </table:table-cell>
          <table:table-cell office:value-type="float" office:value="1.1266" calcext:value-type="float">
            <text:p>1.1266</text:p>
          </table:table-cell>
          <table:table-cell office:value-type="float" office:value="0.27751" calcext:value-type="float">
            <text:p>0.27751</text:p>
          </table:table-cell>
          <table:table-cell office:value-type="float" office:value="0.20982" calcext:value-type="float">
            <text:p>0.20982</text:p>
          </table:table-cell>
          <table:table-cell office:value-type="float" office:value="0.2513" calcext:value-type="float">
            <text:p>0.2513</text:p>
          </table:table-cell>
          <table:table-cell office:value-type="float" office:value="0.89379" calcext:value-type="float">
            <text:p>0.89379</text:p>
          </table:table-cell>
          <table:table-cell office:value-type="float" office:value="0.96821" calcext:value-type="float">
            <text:p>0.96821</text:p>
          </table:table-cell>
          <table:table-cell office:value-type="float" office:value="0.81885" calcext:value-type="float">
            <text:p>0.81885</text:p>
          </table:table-cell>
          <table:table-cell office:value-type="float" office:value="1.1283" calcext:value-type="float">
            <text:p>1.1283</text:p>
          </table:table-cell>
          <table:table-cell office:value-type="float" office:value="1.1037" calcext:value-type="float">
            <text:p>1.1037</text:p>
          </table:table-cell>
          <table:table-cell office:value-type="float" office:value="1.0985" calcext:value-type="float">
            <text:p>1.0985</text:p>
          </table:table-cell>
          <table:table-cell office:value-type="float" office:value="0.17951" calcext:value-type="float">
            <text:p>0.17951</text:p>
          </table:table-cell>
          <table:table-cell office:value-type="float" office:value="0.14381" calcext:value-type="float">
            <text:p>0.14381</text:p>
          </table:table-cell>
          <table:table-cell office:value-type="float" office:value="0.16367" calcext:value-type="float">
            <text:p>0.163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1-Aug-2002 00:00:05</text:p>
          </table:table-cell>
          <table:table-cell office:value-type="string" calcext:value-type="string">
            <text:p>05-Aug-2002 06:37:45</text:p>
          </table:table-cell>
          <table:table-cell office:value-type="float" office:value="165.004" calcext:value-type="float">
            <text:p>165.004</text:p>
          </table:table-cell>
          <table:table-cell office:value-type="float" office:value="-101.9556" calcext:value-type="float">
            <text:p>-101.9556</text:p>
          </table:table-cell>
          <table:table-cell office:value-type="float" office:value="2" calcext:value-type="float">
            <text:p>2</text:p>
          </table:table-cell>
          <table:table-cell office:value-type="float" office:value="0.95767" calcext:value-type="float">
            <text:p>0.95767</text:p>
          </table:table-cell>
          <table:table-cell office:value-type="float" office:value="0.96066" calcext:value-type="float">
            <text:p>0.96066</text:p>
          </table:table-cell>
          <table:table-cell office:value-type="float" office:value="0.95029" calcext:value-type="float">
            <text:p>0.95029</text:p>
          </table:table-cell>
          <table:table-cell office:value-type="float" office:value="1.1105" calcext:value-type="float">
            <text:p>1.1105</text:p>
          </table:table-cell>
          <table:table-cell office:value-type="float" office:value="0.95276" calcext:value-type="float">
            <text:p>0.95276</text:p>
          </table:table-cell>
          <table:table-cell office:value-type="float" office:value="1.126" calcext:value-type="float">
            <text:p>1.126</text:p>
          </table:table-cell>
          <table:table-cell office:value-type="float" office:value="0.24393" calcext:value-type="float">
            <text:p>0.24393</text:p>
          </table:table-cell>
          <table:table-cell office:value-type="float" office:value="0.20012" calcext:value-type="float">
            <text:p>0.20012</text:p>
          </table:table-cell>
          <table:table-cell office:value-type="float" office:value="0.25888" calcext:value-type="float">
            <text:p>0.25888</text:p>
          </table:table-cell>
          <table:table-cell office:value-type="float" office:value="0.90536" calcext:value-type="float">
            <text:p>0.90536</text:p>
          </table:table-cell>
          <table:table-cell office:value-type="float" office:value="0.898" calcext:value-type="float">
            <text:p>0.898</text:p>
          </table:table-cell>
          <table:table-cell office:value-type="float" office:value="0.82306" calcext:value-type="float">
            <text:p>0.82306</text:p>
          </table:table-cell>
          <table:table-cell office:value-type="float" office:value="1.0849" calcext:value-type="float">
            <text:p>1.0849</text:p>
          </table:table-cell>
          <table:table-cell office:value-type="float" office:value="0.98661" calcext:value-type="float">
            <text:p>0.98661</text:p>
          </table:table-cell>
          <table:table-cell office:value-type="float" office:value="1.0984" calcext:value-type="float">
            <text:p>1.0984</text:p>
          </table:table-cell>
          <table:table-cell office:value-type="float" office:value="0.12677" calcext:value-type="float">
            <text:p>0.12677</text:p>
          </table:table-cell>
          <table:table-cell office:value-type="float" office:value="0.075392" calcext:value-type="float">
            <text:p>0.075392</text:p>
          </table:table-cell>
          <table:table-cell office:value-type="float" office:value="0.15737" calcext:value-type="float">
            <text:p>0.157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-Aug-2002 05:51:10</text:p>
          </table:table-cell>
          <table:table-cell office:value-type="string" calcext:value-type="string">
            <text:p>23-Aug-2002 03:20:07</text:p>
          </table:table-cell>
          <table:table-cell office:value-type="float" office:value="166.6439" calcext:value-type="float">
            <text:p>166.6439</text:p>
          </table:table-cell>
          <table:table-cell office:value-type="float" office:value="-105.9986" calcext:value-type="float">
            <text:p>-105.9986</text:p>
          </table:table-cell>
          <table:table-cell office:value-type="float" office:value="2" calcext:value-type="float">
            <text:p>2</text:p>
          </table:table-cell>
          <table:table-cell office:value-type="float" office:value="0.92295" calcext:value-type="float">
            <text:p>0.92295</text:p>
          </table:table-cell>
          <table:table-cell office:value-type="float" office:value="0.93917" calcext:value-type="float">
            <text:p>0.93917</text:p>
          </table:table-cell>
          <table:table-cell office:value-type="float" office:value="0.94326" calcext:value-type="float">
            <text:p>0.94326</text:p>
          </table:table-cell>
          <table:table-cell office:value-type="float" office:value="1.0497" calcext:value-type="float">
            <text:p>1.0497</text:p>
          </table:table-cell>
          <table:table-cell office:value-type="float" office:value="0.96271" calcext:value-type="float">
            <text:p>0.96271</text:p>
          </table:table-cell>
          <table:table-cell office:value-type="float" office:value="1.0402" calcext:value-type="float">
            <text:p>1.0402</text:p>
          </table:table-cell>
          <table:table-cell office:value-type="float" office:value="0.18263" calcext:value-type="float">
            <text:p>0.18263</text:p>
          </table:table-cell>
          <table:table-cell office:value-type="float" office:value="0.16246" calcext:value-type="float">
            <text:p>0.16246</text:p>
          </table:table-cell>
          <table:table-cell office:value-type="float" office:value="0.16311" calcext:value-type="float">
            <text:p>0.16311</text:p>
          </table:table-cell>
          <table:table-cell office:value-type="float" office:value="0.8709" calcext:value-type="float">
            <text:p>0.8709</text:p>
          </table:table-cell>
          <table:table-cell office:value-type="float" office:value="0.92969" calcext:value-type="float">
            <text:p>0.92969</text:p>
          </table:table-cell>
          <table:table-cell office:value-type="float" office:value="0.89829" calcext:value-type="float">
            <text:p>0.89829</text:p>
          </table:table-cell>
          <table:table-cell office:value-type="float" office:value="1.0382" calcext:value-type="float">
            <text:p>1.0382</text:p>
          </table:table-cell>
          <table:table-cell office:value-type="float" office:value="0.97793" calcext:value-type="float">
            <text:p>0.97793</text:p>
          </table:table-cell>
          <table:table-cell office:value-type="float" office:value="1.0211" calcext:value-type="float">
            <text:p>1.0211</text:p>
          </table:table-cell>
          <table:table-cell office:value-type="float" office:value="0.082596" calcext:value-type="float">
            <text:p>0.082596</text:p>
          </table:table-cell>
          <table:table-cell office:value-type="float" office:value="0.057646" calcext:value-type="float">
            <text:p>0.057646</text:p>
          </table:table-cell>
          <table:table-cell office:value-type="float" office:value="0.063094" calcext:value-type="float">
            <text:p>0.0630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3-Sep-2002 02:54:17</text:p>
          </table:table-cell>
          <table:table-cell office:value-type="string" calcext:value-type="string">
            <text:p>06-Sep-2002 00:30:00</text:p>
          </table:table-cell>
          <table:table-cell office:value-type="float" office:value="171.3283" calcext:value-type="float">
            <text:p>171.3283</text:p>
          </table:table-cell>
          <table:table-cell office:value-type="float" office:value="-108.9979" calcext:value-type="float">
            <text:p>-108.9979</text:p>
          </table:table-cell>
          <table:table-cell office:value-type="float" office:value="2" calcext:value-type="float">
            <text:p>2</text:p>
          </table:table-cell>
          <table:table-cell office:value-type="float" office:value="0.82539" calcext:value-type="float">
            <text:p>0.82539</text:p>
          </table:table-cell>
          <table:table-cell office:value-type="float" office:value="0.83835" calcext:value-type="float">
            <text:p>0.83835</text:p>
          </table:table-cell>
          <table:table-cell office:value-type="float" office:value="0.82558" calcext:value-type="float">
            <text:p>0.82558</text:p>
          </table:table-cell>
          <table:table-cell office:value-type="float" office:value="1.0439" calcext:value-type="float">
            <text:p>1.0439</text:p>
          </table:table-cell>
          <table:table-cell office:value-type="float" office:value="1.0238" calcext:value-type="float">
            <text:p>1.0238</text:p>
          </table:table-cell>
          <table:table-cell office:value-type="float" office:value="1.0874" calcext:value-type="float">
            <text:p>1.0874</text:p>
          </table:table-cell>
          <table:table-cell office:value-type="float" office:value="0.22267" calcext:value-type="float">
            <text:p>0.22267</text:p>
          </table:table-cell>
          <table:table-cell office:value-type="float" office:value="0.19155" calcext:value-type="float">
            <text:p>0.19155</text:p>
          </table:table-cell>
          <table:table-cell office:value-type="float" office:value="0.22996" calcext:value-type="float">
            <text:p>0.22996</text:p>
          </table:table-cell>
          <table:table-cell office:value-type="float" office:value="0.89595" calcext:value-type="float">
            <text:p>0.89595</text:p>
          </table:table-cell>
          <table:table-cell office:value-type="float" office:value="0.8349" calcext:value-type="float">
            <text:p>0.8349</text:p>
          </table:table-cell>
          <table:table-cell office:value-type="float" office:value="0.84919" calcext:value-type="float">
            <text:p>0.84919</text:p>
          </table:table-cell>
          <table:table-cell office:value-type="float" office:value="1.0161" calcext:value-type="float">
            <text:p>1.0161</text:p>
          </table:table-cell>
          <table:table-cell office:value-type="float" office:value="1.0289" calcext:value-type="float">
            <text:p>1.0289</text:p>
          </table:table-cell>
          <table:table-cell office:value-type="float" office:value="1.0767" calcext:value-type="float">
            <text:p>1.0767</text:p>
          </table:table-cell>
          <table:table-cell office:value-type="float" office:value="0.089688" calcext:value-type="float">
            <text:p>0.089688</text:p>
          </table:table-cell>
          <table:table-cell office:value-type="float" office:value="0.11449" calcext:value-type="float">
            <text:p>0.11449</text:p>
          </table:table-cell>
          <table:table-cell office:value-type="float" office:value="0.13807" calcext:value-type="float">
            <text:p>0.138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6-Sep-2002 16:06:05</text:p>
          </table:table-cell>
          <table:table-cell office:value-type="string" calcext:value-type="string">
            <text:p>14-Sep-2002 05:05:52</text:p>
          </table:table-cell>
          <table:table-cell office:value-type="float" office:value="175.0682" calcext:value-type="float">
            <text:p>175.0682</text:p>
          </table:table-cell>
          <table:table-cell office:value-type="float" office:value="-181" calcext:value-type="float">
            <text:p>-181</text:p>
          </table:table-cell>
          <table:table-cell office:value-type="float" office:value="2" calcext:value-type="float">
            <text:p>2</text:p>
          </table:table-cell>
          <table:table-cell office:value-type="float" office:value="0.81353" calcext:value-type="float">
            <text:p>0.81353</text:p>
          </table:table-cell>
          <table:table-cell office:value-type="float" office:value="0.83041" calcext:value-type="float">
            <text:p>0.83041</text:p>
          </table:table-cell>
          <table:table-cell office:value-type="float" office:value="0.83515" calcext:value-type="float">
            <text:p>0.83515</text:p>
          </table:table-cell>
          <table:table-cell office:value-type="float" office:value="1.093" calcext:value-type="float">
            <text:p>1.093</text:p>
          </table:table-cell>
          <table:table-cell office:value-type="float" office:value="1.0378" calcext:value-type="float">
            <text:p>1.0378</text:p>
          </table:table-cell>
          <table:table-cell office:value-type="float" office:value="1.0175" calcext:value-type="float">
            <text:p>1.0175</text:p>
          </table:table-cell>
          <table:table-cell office:value-type="float" office:value="0.21521" calcext:value-type="float">
            <text:p>0.21521</text:p>
          </table:table-cell>
          <table:table-cell office:value-type="float" office:value="0.18923" calcext:value-type="float">
            <text:p>0.18923</text:p>
          </table:table-cell>
          <table:table-cell office:value-type="float" office:value="0.19262" calcext:value-type="float">
            <text:p>0.19262</text:p>
          </table:table-cell>
          <table:table-cell office:value-type="float" office:value="0.89383" calcext:value-type="float">
            <text:p>0.89383</text:p>
          </table:table-cell>
          <table:table-cell office:value-type="float" office:value="0.84714" calcext:value-type="float">
            <text:p>0.84714</text:p>
          </table:table-cell>
          <table:table-cell office:value-type="float" office:value="0.84907" calcext:value-type="float">
            <text:p>0.84907</text:p>
          </table:table-cell>
          <table:table-cell office:value-type="float" office:value="1.0886" calcext:value-type="float">
            <text:p>1.0886</text:p>
          </table:table-cell>
          <table:table-cell office:value-type="float" office:value="1.039" calcext:value-type="float">
            <text:p>1.039</text:p>
          </table:table-cell>
          <table:table-cell office:value-type="float" office:value="1.0085" calcext:value-type="float">
            <text:p>1.0085</text:p>
          </table:table-cell>
          <table:table-cell office:value-type="float" office:value="0.13458" calcext:value-type="float">
            <text:p>0.13458</text:p>
          </table:table-cell>
          <table:table-cell office:value-type="float" office:value="0.11078" calcext:value-type="float">
            <text:p>0.11078</text:p>
          </table:table-cell>
          <table:table-cell office:value-type="float" office:value="0.1077" calcext:value-type="float">
            <text:p>0.10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-Sep-2002 08:30:27</text:p>
          </table:table-cell>
          <table:table-cell office:value-type="string" calcext:value-type="string">
            <text:p>11-Oct-2002 18:45:02</text:p>
          </table:table-cell>
          <table:table-cell office:value-type="float" office:value="182.3686" calcext:value-type="float">
            <text:p>182.3686</text:p>
          </table:table-cell>
          <table:table-cell office:value-type="float" office:value="-175.9819" calcext:value-type="float">
            <text:p>-175.9819</text:p>
          </table:table-cell>
          <table:table-cell office:value-type="float" office:value="2" calcext:value-type="float">
            <text:p>2</text:p>
          </table:table-cell>
          <table:table-cell office:value-type="float" office:value="0.75658" calcext:value-type="float">
            <text:p>0.75658</text:p>
          </table:table-cell>
          <table:table-cell office:value-type="float" office:value="0.71502" calcext:value-type="float">
            <text:p>0.71502</text:p>
          </table:table-cell>
          <table:table-cell office:value-type="float" office:value="0.71688" calcext:value-type="float">
            <text:p>0.71688</text:p>
          </table:table-cell>
          <table:table-cell office:value-type="float" office:value="0.87216" calcext:value-type="float">
            <text:p>0.87216</text:p>
          </table:table-cell>
          <table:table-cell office:value-type="float" office:value="0.86854" calcext:value-type="float">
            <text:p>0.86854</text:p>
          </table:table-cell>
          <table:table-cell office:value-type="float" office:value="0.80595" calcext:value-type="float">
            <text:p>0.80595</text:p>
          </table:table-cell>
          <table:table-cell office:value-type="float" office:value="0.21833" calcext:value-type="float">
            <text:p>0.21833</text:p>
          </table:table-cell>
          <table:table-cell office:value-type="float" office:value="0.24002" calcext:value-type="float">
            <text:p>0.24002</text:p>
          </table:table-cell>
          <table:table-cell office:value-type="float" office:value="0.27744" calcext:value-type="float">
            <text:p>0.27744</text:p>
          </table:table-cell>
          <table:table-cell office:value-type="float" office:value="0.70864" calcext:value-type="float">
            <text:p>0.70864</text:p>
          </table:table-cell>
          <table:table-cell office:value-type="float" office:value="0.53399" calcext:value-type="float">
            <text:p>0.53399</text:p>
          </table:table-cell>
          <table:table-cell office:value-type="float" office:value="0.55787" calcext:value-type="float">
            <text:p>0.55787</text:p>
          </table:table-cell>
          <table:table-cell office:value-type="float" office:value="0.87044" calcext:value-type="float">
            <text:p>0.87044</text:p>
          </table:table-cell>
          <table:table-cell office:value-type="float" office:value="0.8688" calcext:value-type="float">
            <text:p>0.8688</text:p>
          </table:table-cell>
          <table:table-cell office:value-type="float" office:value="0.80349" calcext:value-type="float">
            <text:p>0.80349</text:p>
          </table:table-cell>
          <table:table-cell office:value-type="float" office:value="0.17473" calcext:value-type="float">
            <text:p>0.17473</text:p>
          </table:table-cell>
          <table:table-cell office:value-type="float" office:value="0.18869" calcext:value-type="float">
            <text:p>0.18869</text:p>
          </table:table-cell>
          <table:table-cell office:value-type="float" office:value="0.24426" calcext:value-type="float">
            <text:p>0.244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-Oct-2002 08:46:07</text:p>
          </table:table-cell>
          <table:table-cell office:value-type="string" calcext:value-type="string">
            <text:p>18-Oct-2002 06:59:22</text:p>
          </table:table-cell>
          <table:table-cell office:value-type="float" office:value="180.3481" calcext:value-type="float">
            <text:p>180.3481</text:p>
          </table:table-cell>
          <table:table-cell office:value-type="float" office:value="-99.9271" calcext:value-type="float">
            <text:p>-99.9271</text:p>
          </table:table-cell>
          <table:table-cell office:value-type="float" office:value="2" calcext:value-type="float">
            <text:p>2</text:p>
          </table:table-cell>
          <table:table-cell office:value-type="float" office:value="0.77783" calcext:value-type="float">
            <text:p>0.77783</text:p>
          </table:table-cell>
          <table:table-cell office:value-type="float" office:value="0.7049" calcext:value-type="float">
            <text:p>0.7049</text:p>
          </table:table-cell>
          <table:table-cell office:value-type="float" office:value="0.75454" calcext:value-type="float">
            <text:p>0.75454</text:p>
          </table:table-cell>
          <table:table-cell office:value-type="float" office:value="1.0271" calcext:value-type="float">
            <text:p>1.0271</text:p>
          </table:table-cell>
          <table:table-cell office:value-type="float" office:value="0.94703" calcext:value-type="float">
            <text:p>0.94703</text:p>
          </table:table-cell>
          <table:table-cell office:value-type="float" office:value="0.97774" calcext:value-type="float">
            <text:p>0.97774</text:p>
          </table:table-cell>
          <table:table-cell office:value-type="float" office:value="0.13998" calcext:value-type="float">
            <text:p>0.13998</text:p>
          </table:table-cell>
          <table:table-cell office:value-type="float" office:value="0.16468" calcext:value-type="float">
            <text:p>0.16468</text:p>
          </table:table-cell>
          <table:table-cell office:value-type="float" office:value="0.14461" calcext:value-type="float">
            <text:p>0.14461</text:p>
          </table:table-cell>
          <table:table-cell office:value-type="float" office:value="0.78901" calcext:value-type="float">
            <text:p>0.78901</text:p>
          </table:table-cell>
          <table:table-cell office:value-type="float" office:value="0.60392" calcext:value-type="float">
            <text:p>0.60392</text:p>
          </table:table-cell>
          <table:table-cell office:value-type="float" office:value="0.59453" calcext:value-type="float">
            <text:p>0.59453</text:p>
          </table:table-cell>
          <table:table-cell office:value-type="float" office:value="1.0274" calcext:value-type="float">
            <text:p>1.0274</text:p>
          </table:table-cell>
          <table:table-cell office:value-type="float" office:value="0.94498" calcext:value-type="float">
            <text:p>0.94498</text:p>
          </table:table-cell>
          <table:table-cell office:value-type="float" office:value="0.97669" calcext:value-type="float">
            <text:p>0.97669</text:p>
          </table:table-cell>
          <table:table-cell office:value-type="float" office:value="0.068978" calcext:value-type="float">
            <text:p>0.068978</text:p>
          </table:table-cell>
          <table:table-cell office:value-type="float" office:value="0.090591" calcext:value-type="float">
            <text:p>0.090591</text:p>
          </table:table-cell>
          <table:table-cell office:value-type="float" office:value="0.076107" calcext:value-type="float">
            <text:p>0.0761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3-Oct-2002 02:56:37</text:p>
          </table:table-cell>
          <table:table-cell office:value-type="string" calcext:value-type="string">
            <text:p>29-Oct-2002 07:12:27</text:p>
          </table:table-cell>
          <table:table-cell office:value-type="float" office:value="176.8445" calcext:value-type="float">
            <text:p>176.8445</text:p>
          </table:table-cell>
          <table:table-cell office:value-type="float" office:value="-97.9917" calcext:value-type="float">
            <text:p>-97.9917</text:p>
          </table:table-cell>
          <table:table-cell office:value-type="float" office:value="2" calcext:value-type="float">
            <text:p>2</text:p>
          </table:table-cell>
          <table:table-cell office:value-type="float" office:value="0.68421" calcext:value-type="float">
            <text:p>0.68421</text:p>
          </table:table-cell>
          <table:table-cell office:value-type="float" office:value="0.42556" calcext:value-type="float">
            <text:p>0.42556</text:p>
          </table:table-cell>
          <table:table-cell office:value-type="float" office:value="0.50549" calcext:value-type="float">
            <text:p>0.50549</text:p>
          </table:table-cell>
          <table:table-cell office:value-type="float" office:value="1.0166" calcext:value-type="float">
            <text:p>1.0166</text:p>
          </table:table-cell>
          <table:table-cell office:value-type="float" office:value="0.96198" calcext:value-type="float">
            <text:p>0.96198</text:p>
          </table:table-cell>
          <table:table-cell office:value-type="float" office:value="1.0227" calcext:value-type="float">
            <text:p>1.0227</text:p>
          </table:table-cell>
          <table:table-cell office:value-type="float" office:value="0.15238" calcext:value-type="float">
            <text:p>0.15238</text:p>
          </table:table-cell>
          <table:table-cell office:value-type="float" office:value="0.19294" calcext:value-type="float">
            <text:p>0.19294</text:p>
          </table:table-cell>
          <table:table-cell office:value-type="float" office:value="0.19418" calcext:value-type="float">
            <text:p>0.19418</text:p>
          </table:table-cell>
          <table:table-cell office:value-type="float" office:value="0.86327" calcext:value-type="float">
            <text:p>0.86327</text:p>
          </table:table-cell>
          <table:table-cell office:value-type="float" office:value="0.64088" calcext:value-type="float">
            <text:p>0.64088</text:p>
          </table:table-cell>
          <table:table-cell office:value-type="float" office:value="0.64667" calcext:value-type="float">
            <text:p>0.64667</text:p>
          </table:table-cell>
          <table:table-cell office:value-type="float" office:value="1.0132" calcext:value-type="float">
            <text:p>1.0132</text:p>
          </table:table-cell>
          <table:table-cell office:value-type="float" office:value="0.95026" calcext:value-type="float">
            <text:p>0.95026</text:p>
          </table:table-cell>
          <table:table-cell office:value-type="float" office:value="1.0158" calcext:value-type="float">
            <text:p>1.0158</text:p>
          </table:table-cell>
          <table:table-cell office:value-type="float" office:value="0.072391" calcext:value-type="float">
            <text:p>0.072391</text:p>
          </table:table-cell>
          <table:table-cell office:value-type="float" office:value="0.11008" calcext:value-type="float">
            <text:p>0.11008</text:p>
          </table:table-cell>
          <table:table-cell office:value-type="float" office:value="0.1145" calcext:value-type="float">
            <text:p>0.11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-Oct-2002 05:48:37</text:p>
          </table:table-cell>
          <table:table-cell office:value-type="string" calcext:value-type="string">
            <text:p>07-Nov-2002 21:19:57</text:p>
          </table:table-cell>
          <table:table-cell office:value-type="float" office:value="177.4394" calcext:value-type="float">
            <text:p>177.4394</text:p>
          </table:table-cell>
          <table:table-cell office:value-type="float" office:value="-74.9833" calcext:value-type="float">
            <text:p>-74.9833</text:p>
          </table:table-cell>
          <table:table-cell office:value-type="float" office:value="2" calcext:value-type="float">
            <text:p>2</text:p>
          </table:table-cell>
          <table:table-cell office:value-type="float" office:value="0.70974" calcext:value-type="float">
            <text:p>0.70974</text:p>
          </table:table-cell>
          <table:table-cell office:value-type="float" office:value="0.66069" calcext:value-type="float">
            <text:p>0.66069</text:p>
          </table:table-cell>
          <table:table-cell office:value-type="float" office:value="0.64492" calcext:value-type="float">
            <text:p>0.64492</text:p>
          </table:table-cell>
          <table:table-cell office:value-type="float" office:value="1.0396" calcext:value-type="float">
            <text:p>1.0396</text:p>
          </table:table-cell>
          <table:table-cell office:value-type="float" office:value="1.0542" calcext:value-type="float">
            <text:p>1.0542</text:p>
          </table:table-cell>
          <table:table-cell office:value-type="float" office:value="1.003" calcext:value-type="float">
            <text:p>1.003</text:p>
          </table:table-cell>
          <table:table-cell office:value-type="float" office:value="0.15173" calcext:value-type="float">
            <text:p>0.15173</text:p>
          </table:table-cell>
          <table:table-cell office:value-type="float" office:value="0.18637" calcext:value-type="float">
            <text:p>0.18637</text:p>
          </table:table-cell>
          <table:table-cell office:value-type="float" office:value="0.1751" calcext:value-type="float">
            <text:p>0.1751</text:p>
          </table:table-cell>
          <table:table-cell office:value-type="float" office:value="0.757" calcext:value-type="float">
            <text:p>0.757</text:p>
          </table:table-cell>
          <table:table-cell office:value-type="float" office:value="0.6964" calcext:value-type="float">
            <text:p>0.6964</text:p>
          </table:table-cell>
          <table:table-cell office:value-type="float" office:value="0.49626" calcext:value-type="float">
            <text:p>0.49626</text:p>
          </table:table-cell>
          <table:table-cell office:value-type="float" office:value="1.0356" calcext:value-type="float">
            <text:p>1.0356</text:p>
          </table:table-cell>
          <table:table-cell office:value-type="float" office:value="1.0336" calcext:value-type="float">
            <text:p>1.0336</text:p>
          </table:table-cell>
          <table:table-cell office:value-type="float" office:value="0.99049" calcext:value-type="float">
            <text:p>0.99049</text:p>
          </table:table-cell>
          <table:table-cell office:value-type="float" office:value="0.080722" calcext:value-type="float">
            <text:p>0.080722</text:p>
          </table:table-cell>
          <table:table-cell office:value-type="float" office:value="0.087716" calcext:value-type="float">
            <text:p>0.087716</text:p>
          </table:table-cell>
          <table:table-cell office:value-type="float" office:value="0.1064" calcext:value-type="float">
            <text:p>0.10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-Nov-2002 19:45:25</text:p>
          </table:table-cell>
          <table:table-cell office:value-type="string" calcext:value-type="string">
            <text:p>28-Nov-2002 11:47:55</text:p>
          </table:table-cell>
          <table:table-cell office:value-type="float" office:value="172.7944" calcext:value-type="float">
            <text:p>172.7944</text:p>
          </table:table-cell>
          <table:table-cell office:value-type="float" office:value="-127.9542" calcext:value-type="float">
            <text:p>-127.9542</text:p>
          </table:table-cell>
          <table:table-cell office:value-type="float" office:value="2" calcext:value-type="float">
            <text:p>2</text:p>
          </table:table-cell>
          <table:table-cell office:value-type="float" office:value="0.92391" calcext:value-type="float">
            <text:p>0.92391</text:p>
          </table:table-cell>
          <table:table-cell office:value-type="float" office:value="0.93538" calcext:value-type="float">
            <text:p>0.93538</text:p>
          </table:table-cell>
          <table:table-cell office:value-type="float" office:value="0.92551" calcext:value-type="float">
            <text:p>0.92551</text:p>
          </table:table-cell>
          <table:table-cell office:value-type="float" office:value="1.0915" calcext:value-type="float">
            <text:p>1.0915</text:p>
          </table:table-cell>
          <table:table-cell office:value-type="float" office:value="0.96309" calcext:value-type="float">
            <text:p>0.96309</text:p>
          </table:table-cell>
          <table:table-cell office:value-type="float" office:value="1.2089" calcext:value-type="float">
            <text:p>1.2089</text:p>
          </table:table-cell>
          <table:table-cell office:value-type="float" office:value="0.2281" calcext:value-type="float">
            <text:p>0.2281</text:p>
          </table:table-cell>
          <table:table-cell office:value-type="float" office:value="0.18309" calcext:value-type="float">
            <text:p>0.18309</text:p>
          </table:table-cell>
          <table:table-cell office:value-type="float" office:value="0.34657" calcext:value-type="float">
            <text:p>0.34657</text:p>
          </table:table-cell>
          <table:table-cell office:value-type="float" office:value="0.82024" calcext:value-type="float">
            <text:p>0.82024</text:p>
          </table:table-cell>
          <table:table-cell office:value-type="float" office:value="0.7904" calcext:value-type="float">
            <text:p>0.7904</text:p>
          </table:table-cell>
          <table:table-cell office:value-type="float" office:value="0.77068" calcext:value-type="float">
            <text:p>0.77068</text:p>
          </table:table-cell>
          <table:table-cell office:value-type="float" office:value="1.1045" calcext:value-type="float">
            <text:p>1.1045</text:p>
          </table:table-cell>
          <table:table-cell office:value-type="float" office:value="0.94264" calcext:value-type="float">
            <text:p>0.94264</text:p>
          </table:table-cell>
          <table:table-cell office:value-type="float" office:value="1.1621" calcext:value-type="float">
            <text:p>1.1621</text:p>
          </table:table-cell>
          <table:table-cell office:value-type="float" office:value="0.14252" calcext:value-type="float">
            <text:p>0.14252</text:p>
          </table:table-cell>
          <table:table-cell office:value-type="float" office:value="0.10851" calcext:value-type="float">
            <text:p>0.10851</text:p>
          </table:table-cell>
          <table:table-cell office:value-type="float" office:value="0.22119" calcext:value-type="float">
            <text:p>0.221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-Dec-2002 14:36:45</text:p>
          </table:table-cell>
          <table:table-cell office:value-type="string" calcext:value-type="string">
            <text:p>22-Dec-2002 05:11:57</text:p>
          </table:table-cell>
          <table:table-cell office:value-type="float" office:value="167.6968" calcext:value-type="float">
            <text:p>167.6968</text:p>
          </table:table-cell>
          <table:table-cell office:value-type="float" office:value="-74.9958" calcext:value-type="float">
            <text:p>-74.9958</text:p>
          </table:table-cell>
          <table:table-cell office:value-type="float" office:value="2" calcext:value-type="float">
            <text:p>2</text:p>
          </table:table-cell>
          <table:table-cell office:value-type="float" office:value="0.93212" calcext:value-type="float">
            <text:p>0.93212</text:p>
          </table:table-cell>
          <table:table-cell office:value-type="float" office:value="0.95723" calcext:value-type="float">
            <text:p>0.95723</text:p>
          </table:table-cell>
          <table:table-cell office:value-type="float" office:value="0.95567" calcext:value-type="float">
            <text:p>0.95567</text:p>
          </table:table-cell>
          <table:table-cell office:value-type="float" office:value="0.99212" calcext:value-type="float">
            <text:p>0.99212</text:p>
          </table:table-cell>
          <table:table-cell office:value-type="float" office:value="1.0015" calcext:value-type="float">
            <text:p>1.0015</text:p>
          </table:table-cell>
          <table:table-cell office:value-type="float" office:value="1.0856" calcext:value-type="float">
            <text:p>1.0856</text:p>
          </table:table-cell>
          <table:table-cell office:value-type="float" office:value="0.23118" calcext:value-type="float">
            <text:p>0.23118</text:p>
          </table:table-cell>
          <table:table-cell office:value-type="float" office:value="0.1749" calcext:value-type="float">
            <text:p>0.1749</text:p>
          </table:table-cell>
          <table:table-cell office:value-type="float" office:value="0.22432" calcext:value-type="float">
            <text:p>0.22432</text:p>
          </table:table-cell>
          <table:table-cell office:value-type="float" office:value="0.78489" calcext:value-type="float">
            <text:p>0.78489</text:p>
          </table:table-cell>
          <table:table-cell office:value-type="float" office:value="0.77805" calcext:value-type="float">
            <text:p>0.77805</text:p>
          </table:table-cell>
          <table:table-cell office:value-type="float" office:value="0.69873" calcext:value-type="float">
            <text:p>0.69873</text:p>
          </table:table-cell>
          <table:table-cell office:value-type="float" office:value="1.0185" calcext:value-type="float">
            <text:p>1.0185</text:p>
          </table:table-cell>
          <table:table-cell office:value-type="float" office:value="0.98921" calcext:value-type="float">
            <text:p>0.98921</text:p>
          </table:table-cell>
          <table:table-cell office:value-type="float" office:value="1.0505" calcext:value-type="float">
            <text:p>1.0505</text:p>
          </table:table-cell>
          <table:table-cell office:value-type="float" office:value="0.08241" calcext:value-type="float">
            <text:p>0.08241</text:p>
          </table:table-cell>
          <table:table-cell office:value-type="float" office:value="0.078366" calcext:value-type="float">
            <text:p>0.078366</text:p>
          </table:table-cell>
          <table:table-cell office:value-type="float" office:value="0.10274" calcext:value-type="float">
            <text:p>0.102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-Dec-2002 07:40:35</text:p>
          </table:table-cell>
          <table:table-cell office:value-type="string" calcext:value-type="string">
            <text:p>24-Dec-2002 15:36:25</text:p>
          </table:table-cell>
          <table:table-cell office:value-type="float" office:value="168.9127" calcext:value-type="float">
            <text:p>168.9127</text:p>
          </table:table-cell>
          <table:table-cell office:value-type="float" office:value="-66.9542" calcext:value-type="float">
            <text:p>-66.9542</text:p>
          </table:table-cell>
          <table:table-cell office:value-type="float" office:value="2" calcext:value-type="float">
            <text:p>2</text:p>
          </table:table-cell>
          <table:table-cell office:value-type="float" office:value="0.94715" calcext:value-type="float">
            <text:p>0.94715</text:p>
          </table:table-cell>
          <table:table-cell office:value-type="float" office:value="0.96616" calcext:value-type="float">
            <text:p>0.96616</text:p>
          </table:table-cell>
          <table:table-cell office:value-type="float" office:value="0.96652" calcext:value-type="float">
            <text:p>0.96652</text:p>
          </table:table-cell>
          <table:table-cell office:value-type="float" office:value="0.91713" calcext:value-type="float">
            <text:p>0.91713</text:p>
          </table:table-cell>
          <table:table-cell office:value-type="float" office:value="0.99496" calcext:value-type="float">
            <text:p>0.99496</text:p>
          </table:table-cell>
          <table:table-cell office:value-type="float" office:value="1.0783" calcext:value-type="float">
            <text:p>1.0783</text:p>
          </table:table-cell>
          <table:table-cell office:value-type="float" office:value="0.18304" calcext:value-type="float">
            <text:p>0.18304</text:p>
          </table:table-cell>
          <table:table-cell office:value-type="float" office:value="0.15602" calcext:value-type="float">
            <text:p>0.15602</text:p>
          </table:table-cell>
          <table:table-cell office:value-type="float" office:value="0.22095" calcext:value-type="float">
            <text:p>0.22095</text:p>
          </table:table-cell>
          <table:table-cell office:value-type="float" office:value="0.66124" calcext:value-type="float">
            <text:p>0.66124</text:p>
          </table:table-cell>
          <table:table-cell office:value-type="float" office:value="0.76882" calcext:value-type="float">
            <text:p>0.76882</text:p>
          </table:table-cell>
          <table:table-cell office:value-type="float" office:value="0.7315" calcext:value-type="float">
            <text:p>0.7315</text:p>
          </table:table-cell>
          <table:table-cell office:value-type="float" office:value="0.94223" calcext:value-type="float">
            <text:p>0.94223</text:p>
          </table:table-cell>
          <table:table-cell office:value-type="float" office:value="0.97983" calcext:value-type="float">
            <text:p>0.97983</text:p>
          </table:table-cell>
          <table:table-cell office:value-type="float" office:value="1.0223" calcext:value-type="float">
            <text:p>1.0223</text:p>
          </table:table-cell>
          <table:table-cell office:value-type="float" office:value="0.085528" calcext:value-type="float">
            <text:p>0.085528</text:p>
          </table:table-cell>
          <table:table-cell office:value-type="float" office:value="0.050971" calcext:value-type="float">
            <text:p>0.050971</text:p>
          </table:table-cell>
          <table:table-cell office:value-type="float" office:value="0.062202" calcext:value-type="float">
            <text:p>0.0622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-Dec-2002 03:13:35</text:p>
          </table:table-cell>
          <table:table-cell office:value-type="string" calcext:value-type="string">
            <text:p>28-Dec-2002 22:36:10</text:p>
          </table:table-cell>
          <table:table-cell office:value-type="float" office:value="167.8149" calcext:value-type="float">
            <text:p>167.8149</text:p>
          </table:table-cell>
          <table:table-cell office:value-type="float" office:value="-67.9792" calcext:value-type="float">
            <text:p>-67.9792</text:p>
          </table:table-cell>
          <table:table-cell office:value-type="float" office:value="2" calcext:value-type="float">
            <text:p>2</text:p>
          </table:table-cell>
          <table:table-cell office:value-type="float" office:value="0.94717" calcext:value-type="float">
            <text:p>0.94717</text:p>
          </table:table-cell>
          <table:table-cell office:value-type="float" office:value="0.93903" calcext:value-type="float">
            <text:p>0.93903</text:p>
          </table:table-cell>
          <table:table-cell office:value-type="float" office:value="0.95455" calcext:value-type="float">
            <text:p>0.95455</text:p>
          </table:table-cell>
          <table:table-cell office:value-type="float" office:value="0.94513" calcext:value-type="float">
            <text:p>0.94513</text:p>
          </table:table-cell>
          <table:table-cell office:value-type="float" office:value="0.92804" calcext:value-type="float">
            <text:p>0.92804</text:p>
          </table:table-cell>
          <table:table-cell office:value-type="float" office:value="1.0357" calcext:value-type="float">
            <text:p>1.0357</text:p>
          </table:table-cell>
          <table:table-cell office:value-type="float" office:value="0.16252" calcext:value-type="float">
            <text:p>0.16252</text:p>
          </table:table-cell>
          <table:table-cell office:value-type="float" office:value="0.18608" calcext:value-type="float">
            <text:p>0.18608</text:p>
          </table:table-cell>
          <table:table-cell office:value-type="float" office:value="0.2249" calcext:value-type="float">
            <text:p>0.2249</text:p>
          </table:table-cell>
          <table:table-cell office:value-type="float" office:value="0.882" calcext:value-type="float">
            <text:p>0.882</text:p>
          </table:table-cell>
          <table:table-cell office:value-type="float" office:value="0.71395" calcext:value-type="float">
            <text:p>0.71395</text:p>
          </table:table-cell>
          <table:table-cell office:value-type="float" office:value="0.87162" calcext:value-type="float">
            <text:p>0.87162</text:p>
          </table:table-cell>
          <table:table-cell office:value-type="float" office:value="0.95331" calcext:value-type="float">
            <text:p>0.95331</text:p>
          </table:table-cell>
          <table:table-cell office:value-type="float" office:value="0.91516" calcext:value-type="float">
            <text:p>0.91516</text:p>
          </table:table-cell>
          <table:table-cell office:value-type="float" office:value="0.95452" calcext:value-type="float">
            <text:p>0.95452</text:p>
          </table:table-cell>
          <table:table-cell office:value-type="float" office:value="0.080844" calcext:value-type="float">
            <text:p>0.080844</text:p>
          </table:table-cell>
          <table:table-cell office:value-type="float" office:value="0.12845" calcext:value-type="float">
            <text:p>0.12845</text:p>
          </table:table-cell>
          <table:table-cell office:value-type="float" office:value="0.080648" calcext:value-type="float">
            <text:p>0.0806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-Jan-2003 22:14:32</text:p>
          </table:table-cell>
          <table:table-cell office:value-type="string" calcext:value-type="string">
            <text:p>31-Jan-2003 01:45:55</text:p>
          </table:table-cell>
          <table:table-cell office:value-type="float" office:value="154.9708" calcext:value-type="float">
            <text:p>154.9708</text:p>
          </table:table-cell>
          <table:table-cell office:value-type="float" office:value="-65.9688" calcext:value-type="float">
            <text:p>-65.9688</text:p>
          </table:table-cell>
          <table:table-cell office:value-type="float" office:value="2" calcext:value-type="float">
            <text:p>2</text:p>
          </table:table-cell>
          <table:table-cell office:value-type="float" office:value="0.88374" calcext:value-type="float">
            <text:p>0.88374</text:p>
          </table:table-cell>
          <table:table-cell office:value-type="float" office:value="0.86363" calcext:value-type="float">
            <text:p>0.86363</text:p>
          </table:table-cell>
          <table:table-cell office:value-type="float" office:value="0.843" calcext:value-type="float">
            <text:p>0.843</text:p>
          </table:table-cell>
          <table:table-cell office:value-type="float" office:value="1.0936" calcext:value-type="float">
            <text:p>1.0936</text:p>
          </table:table-cell>
          <table:table-cell office:value-type="float" office:value="1.1333" calcext:value-type="float">
            <text:p>1.1333</text:p>
          </table:table-cell>
          <table:table-cell office:value-type="float" office:value="1.1443" calcext:value-type="float">
            <text:p>1.1443</text:p>
          </table:table-cell>
          <table:table-cell office:value-type="float" office:value="0.23887" calcext:value-type="float">
            <text:p>0.23887</text:p>
          </table:table-cell>
          <table:table-cell office:value-type="float" office:value="0.27596" calcext:value-type="float">
            <text:p>0.27596</text:p>
          </table:table-cell>
          <table:table-cell office:value-type="float" office:value="0.29592" calcext:value-type="float">
            <text:p>0.29592</text:p>
          </table:table-cell>
          <table:table-cell office:value-type="float" office:value="0.94692" calcext:value-type="float">
            <text:p>0.94692</text:p>
          </table:table-cell>
          <table:table-cell office:value-type="float" office:value="0.94323" calcext:value-type="float">
            <text:p>0.94323</text:p>
          </table:table-cell>
          <table:table-cell office:value-type="float" office:value="0.85073" calcext:value-type="float">
            <text:p>0.85073</text:p>
          </table:table-cell>
          <table:table-cell office:value-type="float" office:value="1.1024" calcext:value-type="float">
            <text:p>1.1024</text:p>
          </table:table-cell>
          <table:table-cell office:value-type="float" office:value="1.1377" calcext:value-type="float">
            <text:p>1.1377</text:p>
          </table:table-cell>
          <table:table-cell office:value-type="float" office:value="1.1294" calcext:value-type="float">
            <text:p>1.1294</text:p>
          </table:table-cell>
          <table:table-cell office:value-type="float" office:value="0.14408" calcext:value-type="float">
            <text:p>0.14408</text:p>
          </table:table-cell>
          <table:table-cell office:value-type="float" office:value="0.19502" calcext:value-type="float">
            <text:p>0.19502</text:p>
          </table:table-cell>
          <table:table-cell office:value-type="float" office:value="0.18956" calcext:value-type="float">
            <text:p>0.189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1-Feb-2003 06:36:34</text:p>
          </table:table-cell>
          <table:table-cell office:value-type="string" calcext:value-type="string">
            <text:p>06-Feb-2003 00:29:45</text:p>
          </table:table-cell>
          <table:table-cell office:value-type="float" office:value="151.6989" calcext:value-type="float">
            <text:p>151.6989</text:p>
          </table:table-cell>
          <table:table-cell office:value-type="float" office:value="-73.9931" calcext:value-type="float">
            <text:p>-73.9931</text:p>
          </table:table-cell>
          <table:table-cell office:value-type="float" office:value="2" calcext:value-type="float">
            <text:p>2</text:p>
          </table:table-cell>
          <table:table-cell office:value-type="float" office:value="0.85382" calcext:value-type="float">
            <text:p>0.85382</text:p>
          </table:table-cell>
          <table:table-cell office:value-type="float" office:value="0.82116" calcext:value-type="float">
            <text:p>0.82116</text:p>
          </table:table-cell>
          <table:table-cell office:value-type="float" office:value="0.79349" calcext:value-type="float">
            <text:p>0.79349</text:p>
          </table:table-cell>
          <table:table-cell office:value-type="float" office:value="0.8964" calcext:value-type="float">
            <text:p>0.8964</text:p>
          </table:table-cell>
          <table:table-cell office:value-type="float" office:value="0.87604" calcext:value-type="float">
            <text:p>0.87604</text:p>
          </table:table-cell>
          <table:table-cell office:value-type="float" office:value="0.85896" calcext:value-type="float">
            <text:p>0.85896</text:p>
          </table:table-cell>
          <table:table-cell office:value-type="float" office:value="0.19936" calcext:value-type="float">
            <text:p>0.19936</text:p>
          </table:table-cell>
          <table:table-cell office:value-type="float" office:value="0.22627" calcext:value-type="float">
            <text:p>0.22627</text:p>
          </table:table-cell>
          <table:table-cell office:value-type="float" office:value="0.25619" calcext:value-type="float">
            <text:p>0.25619</text:p>
          </table:table-cell>
          <table:table-cell office:value-type="float" office:value="0.82602" calcext:value-type="float">
            <text:p>0.82602</text:p>
          </table:table-cell>
          <table:table-cell office:value-type="float" office:value="0.65867" calcext:value-type="float">
            <text:p>0.65867</text:p>
          </table:table-cell>
          <table:table-cell office:value-type="float" office:value="0.60499" calcext:value-type="float">
            <text:p>0.60499</text:p>
          </table:table-cell>
          <table:table-cell office:value-type="float" office:value="0.89995" calcext:value-type="float">
            <text:p>0.89995</text:p>
          </table:table-cell>
          <table:table-cell office:value-type="float" office:value="0.8695" calcext:value-type="float">
            <text:p>0.8695</text:p>
          </table:table-cell>
          <table:table-cell office:value-type="float" office:value="0.83993" calcext:value-type="float">
            <text:p>0.83993</text:p>
          </table:table-cell>
          <table:table-cell office:value-type="float" office:value="0.13115" calcext:value-type="float">
            <text:p>0.13115</text:p>
          </table:table-cell>
          <table:table-cell office:value-type="float" office:value="0.17004" calcext:value-type="float">
            <text:p>0.17004</text:p>
          </table:table-cell>
          <table:table-cell office:value-type="float" office:value="0.20328" calcext:value-type="float">
            <text:p>0.203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-Feb-2003 01:29:11</text:p>
          </table:table-cell>
          <table:table-cell office:value-type="string" calcext:value-type="string">
            <text:p>01-Mar-2003 20:43:37</text:p>
          </table:table-cell>
          <table:table-cell office:value-type="float" office:value="142.1571" calcext:value-type="float">
            <text:p>142.1571</text:p>
          </table:table-cell>
          <table:table-cell office:value-type="float" office:value="-65.9875" calcext:value-type="float">
            <text:p>-65.9875</text:p>
          </table:table-cell>
          <table:table-cell office:value-type="float" office:value="2" calcext:value-type="float">
            <text:p>2</text:p>
          </table:table-cell>
          <table:table-cell office:value-type="float" office:value="0.8915" calcext:value-type="float">
            <text:p>0.8915</text:p>
          </table:table-cell>
          <table:table-cell office:value-type="float" office:value="0.92427" calcext:value-type="float">
            <text:p>0.92427</text:p>
          </table:table-cell>
          <table:table-cell office:value-type="float" office:value="0.88939" calcext:value-type="float">
            <text:p>0.88939</text:p>
          </table:table-cell>
          <table:table-cell office:value-type="float" office:value="1.0912" calcext:value-type="float">
            <text:p>1.0912</text:p>
          </table:table-cell>
          <table:table-cell office:value-type="float" office:value="1.0644" calcext:value-type="float">
            <text:p>1.0644</text:p>
          </table:table-cell>
          <table:table-cell office:value-type="float" office:value="0.99268" calcext:value-type="float">
            <text:p>0.99268</text:p>
          </table:table-cell>
          <table:table-cell office:value-type="float" office:value="0.22992" calcext:value-type="float">
            <text:p>0.22992</text:p>
          </table:table-cell>
          <table:table-cell office:value-type="float" office:value="0.18387" calcext:value-type="float">
            <text:p>0.18387</text:p>
          </table:table-cell>
          <table:table-cell office:value-type="float" office:value="0.20419" calcext:value-type="float">
            <text:p>0.20419</text:p>
          </table:table-cell>
          <table:table-cell office:value-type="float" office:value="0.86805" calcext:value-type="float">
            <text:p>0.86805</text:p>
          </table:table-cell>
          <table:table-cell office:value-type="float" office:value="0.88076" calcext:value-type="float">
            <text:p>0.88076</text:p>
          </table:table-cell>
          <table:table-cell office:value-type="float" office:value="0.74589" calcext:value-type="float">
            <text:p>0.74589</text:p>
          </table:table-cell>
          <table:table-cell office:value-type="float" office:value="1.0918" calcext:value-type="float">
            <text:p>1.0918</text:p>
          </table:table-cell>
          <table:table-cell office:value-type="float" office:value="1.0589" calcext:value-type="float">
            <text:p>1.0589</text:p>
          </table:table-cell>
          <table:table-cell office:value-type="float" office:value="0.97397" calcext:value-type="float">
            <text:p>0.97397</text:p>
          </table:table-cell>
          <table:table-cell office:value-type="float" office:value="0.13347" calcext:value-type="float">
            <text:p>0.13347</text:p>
          </table:table-cell>
          <table:table-cell office:value-type="float" office:value="0.10308" calcext:value-type="float">
            <text:p>0.10308</text:p>
          </table:table-cell>
          <table:table-cell office:value-type="float" office:value="0.11836" calcext:value-type="float">
            <text:p>0.118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2-Mar-2003 22:56:32</text:p>
          </table:table-cell>
          <table:table-cell office:value-type="string" calcext:value-type="string">
            <text:p>05-Mar-2003 09:07:35</text:p>
          </table:table-cell>
          <table:table-cell office:value-type="float" office:value="141.4118" calcext:value-type="float">
            <text:p>141.4118</text:p>
          </table:table-cell>
          <table:table-cell office:value-type="float" office:value="-66.9861" calcext:value-type="float">
            <text:p>-66.9861</text:p>
          </table:table-cell>
          <table:table-cell office:value-type="float" office:value="2" calcext:value-type="float">
            <text:p>2</text:p>
          </table:table-cell>
          <table:table-cell office:value-type="float" office:value="0.87654" calcext:value-type="float">
            <text:p>0.87654</text:p>
          </table:table-cell>
          <table:table-cell office:value-type="float" office:value="0.91782" calcext:value-type="float">
            <text:p>0.91782</text:p>
          </table:table-cell>
          <table:table-cell office:value-type="float" office:value="0.91933" calcext:value-type="float">
            <text:p>0.91933</text:p>
          </table:table-cell>
          <table:table-cell office:value-type="float" office:value="1.0497" calcext:value-type="float">
            <text:p>1.0497</text:p>
          </table:table-cell>
          <table:table-cell office:value-type="float" office:value="1.0016" calcext:value-type="float">
            <text:p>1.0016</text:p>
          </table:table-cell>
          <table:table-cell office:value-type="float" office:value="1.0051" calcext:value-type="float">
            <text:p>1.0051</text:p>
          </table:table-cell>
          <table:table-cell office:value-type="float" office:value="0.17592" calcext:value-type="float">
            <text:p>0.17592</text:p>
          </table:table-cell>
          <table:table-cell office:value-type="float" office:value="0.14554" calcext:value-type="float">
            <text:p>0.14554</text:p>
          </table:table-cell>
          <table:table-cell office:value-type="float" office:value="0.15286" calcext:value-type="float">
            <text:p>0.15286</text:p>
          </table:table-cell>
          <table:table-cell office:value-type="float" office:value="0.76308" calcext:value-type="float">
            <text:p>0.76308</text:p>
          </table:table-cell>
          <table:table-cell office:value-type="float" office:value="0.84458" calcext:value-type="float">
            <text:p>0.84458</text:p>
          </table:table-cell>
          <table:table-cell office:value-type="float" office:value="0.89757" calcext:value-type="float">
            <text:p>0.89757</text:p>
          </table:table-cell>
          <table:table-cell office:value-type="float" office:value="1.0568" calcext:value-type="float">
            <text:p>1.0568</text:p>
          </table:table-cell>
          <table:table-cell office:value-type="float" office:value="0.99644" calcext:value-type="float">
            <text:p>0.99644</text:p>
          </table:table-cell>
          <table:table-cell office:value-type="float" office:value="0.98946" calcext:value-type="float">
            <text:p>0.98946</text:p>
          </table:table-cell>
          <table:table-cell office:value-type="float" office:value="0.099527" calcext:value-type="float">
            <text:p>0.099527</text:p>
          </table:table-cell>
          <table:table-cell office:value-type="float" office:value="0.064279" calcext:value-type="float">
            <text:p>0.064279</text:p>
          </table:table-cell>
          <table:table-cell office:value-type="float" office:value="0.056191" calcext:value-type="float">
            <text:p>0.0561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-Mar-2003 18:45:28</text:p>
          </table:table-cell>
          <table:table-cell office:value-type="string" calcext:value-type="string">
            <text:p>19-Mar-2003 02:29:50</text:p>
          </table:table-cell>
          <table:table-cell office:value-type="float" office:value="135.0132" calcext:value-type="float">
            <text:p>135.0132</text:p>
          </table:table-cell>
          <table:table-cell office:value-type="float" office:value="-59.9847" calcext:value-type="float">
            <text:p>-59.9847</text:p>
          </table:table-cell>
          <table:table-cell office:value-type="float" office:value="2" calcext:value-type="float">
            <text:p>2</text:p>
          </table:table-cell>
          <table:table-cell office:value-type="float" office:value="0.64371" calcext:value-type="float">
            <text:p>0.64371</text:p>
          </table:table-cell>
          <table:table-cell office:value-type="float" office:value="0.5934" calcext:value-type="float">
            <text:p>0.5934</text:p>
          </table:table-cell>
          <table:table-cell office:value-type="float" office:value="0.58154" calcext:value-type="float">
            <text:p>0.58154</text:p>
          </table:table-cell>
          <table:table-cell office:value-type="float" office:value="0.94752" calcext:value-type="float">
            <text:p>0.94752</text:p>
          </table:table-cell>
          <table:table-cell office:value-type="float" office:value="0.95946" calcext:value-type="float">
            <text:p>0.95946</text:p>
          </table:table-cell>
          <table:table-cell office:value-type="float" office:value="0.97535" calcext:value-type="float">
            <text:p>0.97535</text:p>
          </table:table-cell>
          <table:table-cell office:value-type="float" office:value="0.18418" calcext:value-type="float">
            <text:p>0.18418</text:p>
          </table:table-cell>
          <table:table-cell office:value-type="float" office:value="0.19774" calcext:value-type="float">
            <text:p>0.19774</text:p>
          </table:table-cell>
          <table:table-cell office:value-type="float" office:value="0.21302" calcext:value-type="float">
            <text:p>0.21302</text:p>
          </table:table-cell>
          <table:table-cell office:value-type="float" office:value="0.67911" calcext:value-type="float">
            <text:p>0.67911</text:p>
          </table:table-cell>
          <table:table-cell office:value-type="float" office:value="0.57629" calcext:value-type="float">
            <text:p>0.57629</text:p>
          </table:table-cell>
          <table:table-cell office:value-type="float" office:value="0.56527" calcext:value-type="float">
            <text:p>0.56527</text:p>
          </table:table-cell>
          <table:table-cell office:value-type="float" office:value="0.94456" calcext:value-type="float">
            <text:p>0.94456</text:p>
          </table:table-cell>
          <table:table-cell office:value-type="float" office:value="0.95461" calcext:value-type="float">
            <text:p>0.95461</text:p>
          </table:table-cell>
          <table:table-cell office:value-type="float" office:value="0.96267" calcext:value-type="float">
            <text:p>0.96267</text:p>
          </table:table-cell>
          <table:table-cell office:value-type="float" office:value="0.10794" calcext:value-type="float">
            <text:p>0.10794</text:p>
          </table:table-cell>
          <table:table-cell office:value-type="float" office:value="0.1046" calcext:value-type="float">
            <text:p>0.1046</text:p>
          </table:table-cell>
          <table:table-cell office:value-type="float" office:value="0.10912" calcext:value-type="float">
            <text:p>0.109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-Mar-2003 17:27:22</text:p>
          </table:table-cell>
          <table:table-cell office:value-type="string" calcext:value-type="string">
            <text:p>21-Mar-2003 21:53:00</text:p>
          </table:table-cell>
          <table:table-cell office:value-type="float" office:value="134.499" calcext:value-type="float">
            <text:p>134.499</text:p>
          </table:table-cell>
          <table:table-cell office:value-type="float" office:value="-63.9979" calcext:value-type="float">
            <text:p>-63.9979</text:p>
          </table:table-cell>
          <table:table-cell office:value-type="float" office:value="2" calcext:value-type="float">
            <text:p>2</text:p>
          </table:table-cell>
          <table:table-cell office:value-type="float" office:value="0.53711" calcext:value-type="float">
            <text:p>0.53711</text:p>
          </table:table-cell>
          <table:table-cell office:value-type="float" office:value="0.43917" calcext:value-type="float">
            <text:p>0.43917</text:p>
          </table:table-cell>
          <table:table-cell office:value-type="float" office:value="0.42353" calcext:value-type="float">
            <text:p>0.42353</text:p>
          </table:table-cell>
          <table:table-cell office:value-type="float" office:value="0.92073" calcext:value-type="float">
            <text:p>0.92073</text:p>
          </table:table-cell>
          <table:table-cell office:value-type="float" office:value="0.98425" calcext:value-type="float">
            <text:p>0.98425</text:p>
          </table:table-cell>
          <table:table-cell office:value-type="float" office:value="1.0258" calcext:value-type="float">
            <text:p>1.0258</text:p>
          </table:table-cell>
          <table:table-cell office:value-type="float" office:value="0.26325" calcext:value-type="float">
            <text:p>0.26325</text:p>
          </table:table-cell>
          <table:table-cell office:value-type="float" office:value="0.26354" calcext:value-type="float">
            <text:p>0.26354</text:p>
          </table:table-cell>
          <table:table-cell office:value-type="float" office:value="0.288" calcext:value-type="float">
            <text:p>0.288</text:p>
          </table:table-cell>
          <table:table-cell office:value-type="float" office:value="0.65472" calcext:value-type="float">
            <text:p>0.65472</text:p>
          </table:table-cell>
          <table:table-cell office:value-type="float" office:value="0.50844" calcext:value-type="float">
            <text:p>0.50844</text:p>
          </table:table-cell>
          <table:table-cell office:value-type="float" office:value="0.56946" calcext:value-type="float">
            <text:p>0.56946</text:p>
          </table:table-cell>
          <table:table-cell office:value-type="float" office:value="0.91076" calcext:value-type="float">
            <text:p>0.91076</text:p>
          </table:table-cell>
          <table:table-cell office:value-type="float" office:value="0.98794" calcext:value-type="float">
            <text:p>0.98794</text:p>
          </table:table-cell>
          <table:table-cell office:value-type="float" office:value="1.0215" calcext:value-type="float">
            <text:p>1.0215</text:p>
          </table:table-cell>
          <table:table-cell office:value-type="float" office:value="0.18354" calcext:value-type="float">
            <text:p>0.18354</text:p>
          </table:table-cell>
          <table:table-cell office:value-type="float" office:value="0.16765" calcext:value-type="float">
            <text:p>0.16765</text:p>
          </table:table-cell>
          <table:table-cell office:value-type="float" office:value="0.1709" calcext:value-type="float">
            <text:p>0.17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-Mar-2003 15:42:25</text:p>
          </table:table-cell>
          <table:table-cell office:value-type="string" calcext:value-type="string">
            <text:p>06-Apr-2003 04:12:00</text:p>
          </table:table-cell>
          <table:table-cell office:value-type="float" office:value="132.3942" calcext:value-type="float">
            <text:p>132.3942</text:p>
          </table:table-cell>
          <table:table-cell office:value-type="float" office:value="-77.9806" calcext:value-type="float">
            <text:p>-77.9806</text:p>
          </table:table-cell>
          <table:table-cell office:value-type="float" office:value="2" calcext:value-type="float">
            <text:p>2</text:p>
          </table:table-cell>
          <table:table-cell office:value-type="float" office:value="0.67292" calcext:value-type="float">
            <text:p>0.67292</text:p>
          </table:table-cell>
          <table:table-cell office:value-type="float" office:value="0.74943" calcext:value-type="float">
            <text:p>0.74943</text:p>
          </table:table-cell>
          <table:table-cell office:value-type="float" office:value="0.71928" calcext:value-type="float">
            <text:p>0.71928</text:p>
          </table:table-cell>
          <table:table-cell office:value-type="float" office:value="0.94241" calcext:value-type="float">
            <text:p>0.94241</text:p>
          </table:table-cell>
          <table:table-cell office:value-type="float" office:value="1.0153" calcext:value-type="float">
            <text:p>1.0153</text:p>
          </table:table-cell>
          <table:table-cell office:value-type="float" office:value="0.9141" calcext:value-type="float">
            <text:p>0.9141</text:p>
          </table:table-cell>
          <table:table-cell office:value-type="float" office:value="0.17764" calcext:value-type="float">
            <text:p>0.17764</text:p>
          </table:table-cell>
          <table:table-cell office:value-type="float" office:value="0.16648" calcext:value-type="float">
            <text:p>0.16648</text:p>
          </table:table-cell>
          <table:table-cell office:value-type="float" office:value="0.18864" calcext:value-type="float">
            <text:p>0.18864</text:p>
          </table:table-cell>
          <table:table-cell office:value-type="float" office:value="0.76598" calcext:value-type="float">
            <text:p>0.76598</text:p>
          </table:table-cell>
          <table:table-cell office:value-type="float" office:value="0.83043" calcext:value-type="float">
            <text:p>0.83043</text:p>
          </table:table-cell>
          <table:table-cell office:value-type="float" office:value="0.81274" calcext:value-type="float">
            <text:p>0.81274</text:p>
          </table:table-cell>
          <table:table-cell office:value-type="float" office:value="0.94028" calcext:value-type="float">
            <text:p>0.94028</text:p>
          </table:table-cell>
          <table:table-cell office:value-type="float" office:value="1.0118" calcext:value-type="float">
            <text:p>1.0118</text:p>
          </table:table-cell>
          <table:table-cell office:value-type="float" office:value="0.91158" calcext:value-type="float">
            <text:p>0.91158</text:p>
          </table:table-cell>
          <table:table-cell office:value-type="float" office:value="0.11685" calcext:value-type="float">
            <text:p>0.11685</text:p>
          </table:table-cell>
          <table:table-cell office:value-type="float" office:value="0.084464" calcext:value-type="float">
            <text:p>0.084464</text:p>
          </table:table-cell>
          <table:table-cell office:value-type="float" office:value="0.13348" calcext:value-type="float">
            <text:p>0.133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3-Apr-2003 19:50:42</text:p>
          </table:table-cell>
          <table:table-cell office:value-type="string" calcext:value-type="string">
            <text:p>26-Apr-2003 22:19:47</text:p>
          </table:table-cell>
          <table:table-cell office:value-type="float" office:value="126.3164" calcext:value-type="float">
            <text:p>126.3164</text:p>
          </table:table-cell>
          <table:table-cell office:value-type="float" office:value="-52.9833" calcext:value-type="float">
            <text:p>-52.9833</text:p>
          </table:table-cell>
          <table:table-cell office:value-type="float" office:value="2" calcext:value-type="float">
            <text:p>2</text:p>
          </table:table-cell>
          <table:table-cell office:value-type="float" office:value="0.9303" calcext:value-type="float">
            <text:p>0.9303</text:p>
          </table:table-cell>
          <table:table-cell office:value-type="float" office:value="0.96186" calcext:value-type="float">
            <text:p>0.96186</text:p>
          </table:table-cell>
          <table:table-cell office:value-type="float" office:value="0.95619" calcext:value-type="float">
            <text:p>0.95619</text:p>
          </table:table-cell>
          <table:table-cell office:value-type="float" office:value="0.88889" calcext:value-type="float">
            <text:p>0.88889</text:p>
          </table:table-cell>
          <table:table-cell office:value-type="float" office:value="0.97624" calcext:value-type="float">
            <text:p>0.97624</text:p>
          </table:table-cell>
          <table:table-cell office:value-type="float" office:value="0.9778" calcext:value-type="float">
            <text:p>0.9778</text:p>
          </table:table-cell>
          <table:table-cell office:value-type="float" office:value="0.21163" calcext:value-type="float">
            <text:p>0.21163</text:p>
          </table:table-cell>
          <table:table-cell office:value-type="float" office:value="0.16083" calcext:value-type="float">
            <text:p>0.16083</text:p>
          </table:table-cell>
          <table:table-cell office:value-type="float" office:value="0.16683" calcext:value-type="float">
            <text:p>0.16683</text:p>
          </table:table-cell>
          <table:table-cell office:value-type="float" office:value="0.75995" calcext:value-type="float">
            <text:p>0.75995</text:p>
          </table:table-cell>
          <table:table-cell office:value-type="float" office:value="0.45459" calcext:value-type="float">
            <text:p>0.45459</text:p>
          </table:table-cell>
          <table:table-cell office:value-type="float" office:value="0.38259" calcext:value-type="float">
            <text:p>0.38259</text:p>
          </table:table-cell>
          <table:table-cell office:value-type="float" office:value="0.91298" calcext:value-type="float">
            <text:p>0.91298</text:p>
          </table:table-cell>
          <table:table-cell office:value-type="float" office:value="0.99653" calcext:value-type="float">
            <text:p>0.99653</text:p>
          </table:table-cell>
          <table:table-cell office:value-type="float" office:value="0.98183" calcext:value-type="float">
            <text:p>0.98183</text:p>
          </table:table-cell>
          <table:table-cell office:value-type="float" office:value="0.124" calcext:value-type="float">
            <text:p>0.124</text:p>
          </table:table-cell>
          <table:table-cell office:value-type="float" office:value="0.069757" calcext:value-type="float">
            <text:p>0.069757</text:p>
          </table:table-cell>
          <table:table-cell office:value-type="float" office:value="0.081543" calcext:value-type="float">
            <text:p>0.0815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-Apr-2003 17:52:05</text:p>
          </table:table-cell>
          <table:table-cell office:value-type="string" calcext:value-type="string">
            <text:p>02-May-2003 08:44:00</text:p>
          </table:table-cell>
          <table:table-cell office:value-type="float" office:value="127.003" calcext:value-type="float">
            <text:p>127.003</text:p>
          </table:table-cell>
          <table:table-cell office:value-type="float" office:value="-77.9958" calcext:value-type="float">
            <text:p>-77.9958</text:p>
          </table:table-cell>
          <table:table-cell office:value-type="float" office:value="2" calcext:value-type="float">
            <text:p>2</text:p>
          </table:table-cell>
          <table:table-cell office:value-type="float" office:value="0.91811" calcext:value-type="float">
            <text:p>0.91811</text:p>
          </table:table-cell>
          <table:table-cell office:value-type="float" office:value="0.94851" calcext:value-type="float">
            <text:p>0.94851</text:p>
          </table:table-cell>
          <table:table-cell office:value-type="float" office:value="0.94995" calcext:value-type="float">
            <text:p>0.94995</text:p>
          </table:table-cell>
          <table:table-cell office:value-type="float" office:value="0.81002" calcext:value-type="float">
            <text:p>0.81002</text:p>
          </table:table-cell>
          <table:table-cell office:value-type="float" office:value="0.87861" calcext:value-type="float">
            <text:p>0.87861</text:p>
          </table:table-cell>
          <table:table-cell office:value-type="float" office:value="0.86881" calcext:value-type="float">
            <text:p>0.86881</text:p>
          </table:table-cell>
          <table:table-cell office:value-type="float" office:value="0.26759" calcext:value-type="float">
            <text:p>0.26759</text:p>
          </table:table-cell>
          <table:table-cell office:value-type="float" office:value="0.20702" calcext:value-type="float">
            <text:p>0.20702</text:p>
          </table:table-cell>
          <table:table-cell office:value-type="float" office:value="0.20948" calcext:value-type="float">
            <text:p>0.20948</text:p>
          </table:table-cell>
          <table:table-cell office:value-type="float" office:value="0.61867" calcext:value-type="float">
            <text:p>0.61867</text:p>
          </table:table-cell>
          <table:table-cell office:value-type="float" office:value="0.60495" calcext:value-type="float">
            <text:p>0.60495</text:p>
          </table:table-cell>
          <table:table-cell office:value-type="float" office:value="0.77583" calcext:value-type="float">
            <text:p>0.77583</text:p>
          </table:table-cell>
          <table:table-cell office:value-type="float" office:value="0.84005" calcext:value-type="float">
            <text:p>0.84005</text:p>
          </table:table-cell>
          <table:table-cell office:value-type="float" office:value="0.89989" calcext:value-type="float">
            <text:p>0.89989</text:p>
          </table:table-cell>
          <table:table-cell office:value-type="float" office:value="0.87451" calcext:value-type="float">
            <text:p>0.87451</text:p>
          </table:table-cell>
          <table:table-cell office:value-type="float" office:value="0.20182" calcext:value-type="float">
            <text:p>0.20182</text:p>
          </table:table-cell>
          <table:table-cell office:value-type="float" office:value="0.14138" calcext:value-type="float">
            <text:p>0.14138</text:p>
          </table:table-cell>
          <table:table-cell office:value-type="float" office:value="0.15783" calcext:value-type="float">
            <text:p>0.157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-May-2003 01:22:55</text:p>
          </table:table-cell>
          <table:table-cell office:value-type="string" calcext:value-type="string">
            <text:p>11-May-2003 19:20:12</text:p>
          </table:table-cell>
          <table:table-cell office:value-type="float" office:value="126.1845" calcext:value-type="float">
            <text:p>126.1845</text:p>
          </table:table-cell>
          <table:table-cell office:value-type="float" office:value="-83.9917" calcext:value-type="float">
            <text:p>-83.9917</text:p>
          </table:table-cell>
          <table:table-cell office:value-type="float" office:value="2" calcext:value-type="float">
            <text:p>2</text:p>
          </table:table-cell>
          <table:table-cell office:value-type="float" office:value="0.93832" calcext:value-type="float">
            <text:p>0.93832</text:p>
          </table:table-cell>
          <table:table-cell office:value-type="float" office:value="0.92408" calcext:value-type="float">
            <text:p>0.92408</text:p>
          </table:table-cell>
          <table:table-cell office:value-type="float" office:value="0.91292" calcext:value-type="float">
            <text:p>0.91292</text:p>
          </table:table-cell>
          <table:table-cell office:value-type="float" office:value="1.0771" calcext:value-type="float">
            <text:p>1.0771</text:p>
          </table:table-cell>
          <table:table-cell office:value-type="float" office:value="0.97656" calcext:value-type="float">
            <text:p>0.97656</text:p>
          </table:table-cell>
          <table:table-cell office:value-type="float" office:value="1.0877" calcext:value-type="float">
            <text:p>1.0877</text:p>
          </table:table-cell>
          <table:table-cell office:value-type="float" office:value="0.29955" calcext:value-type="float">
            <text:p>0.29955</text:p>
          </table:table-cell>
          <table:table-cell office:value-type="float" office:value="0.24916" calcext:value-type="float">
            <text:p>0.24916</text:p>
          </table:table-cell>
          <table:table-cell office:value-type="float" office:value="0.33769" calcext:value-type="float">
            <text:p>0.33769</text:p>
          </table:table-cell>
          <table:table-cell office:value-type="float" office:value="0.86697" calcext:value-type="float">
            <text:p>0.86697</text:p>
          </table:table-cell>
          <table:table-cell office:value-type="float" office:value="0.85001" calcext:value-type="float">
            <text:p>0.85001</text:p>
          </table:table-cell>
          <table:table-cell office:value-type="float" office:value="0.71649" calcext:value-type="float">
            <text:p>0.71649</text:p>
          </table:table-cell>
          <table:table-cell office:value-type="float" office:value="1.0058" calcext:value-type="float">
            <text:p>1.0058</text:p>
          </table:table-cell>
          <table:table-cell office:value-type="float" office:value="0.99137" calcext:value-type="float">
            <text:p>0.99137</text:p>
          </table:table-cell>
          <table:table-cell office:value-type="float" office:value="1.044" calcext:value-type="float">
            <text:p>1.044</text:p>
          </table:table-cell>
          <table:table-cell office:value-type="float" office:value="0.11169" calcext:value-type="float">
            <text:p>0.11169</text:p>
          </table:table-cell>
          <table:table-cell office:value-type="float" office:value="0.11769" calcext:value-type="float">
            <text:p>0.11769</text:p>
          </table:table-cell>
          <table:table-cell office:value-type="float" office:value="0.17395" calcext:value-type="float">
            <text:p>0.173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-May-2003 20:01:02</text:p>
          </table:table-cell>
          <table:table-cell office:value-type="string" calcext:value-type="string">
            <text:p>23-May-2003 08:25:50</text:p>
          </table:table-cell>
          <table:table-cell office:value-type="float" office:value="124.8967" calcext:value-type="float">
            <text:p>124.8967</text:p>
          </table:table-cell>
          <table:table-cell office:value-type="float" office:value="-72.975" calcext:value-type="float">
            <text:p>-72.975</text:p>
          </table:table-cell>
          <table:table-cell office:value-type="float" office:value="2" calcext:value-type="float">
            <text:p>2</text:p>
          </table:table-cell>
          <table:table-cell office:value-type="float" office:value="0.96428" calcext:value-type="float">
            <text:p>0.96428</text:p>
          </table:table-cell>
          <table:table-cell office:value-type="float" office:value="0.95311" calcext:value-type="float">
            <text:p>0.95311</text:p>
          </table:table-cell>
          <table:table-cell office:value-type="float" office:value="0.95296" calcext:value-type="float">
            <text:p>0.95296</text:p>
          </table:table-cell>
          <table:table-cell office:value-type="float" office:value="0.99284" calcext:value-type="float">
            <text:p>0.99284</text:p>
          </table:table-cell>
          <table:table-cell office:value-type="float" office:value="0.9825" calcext:value-type="float">
            <text:p>0.9825</text:p>
          </table:table-cell>
          <table:table-cell office:value-type="float" office:value="1.0077" calcext:value-type="float">
            <text:p>1.0077</text:p>
          </table:table-cell>
          <table:table-cell office:value-type="float" office:value="0.16776" calcext:value-type="float">
            <text:p>0.16776</text:p>
          </table:table-cell>
          <table:table-cell office:value-type="float" office:value="0.18937" calcext:value-type="float">
            <text:p>0.18937</text:p>
          </table:table-cell>
          <table:table-cell office:value-type="float" office:value="0.18593" calcext:value-type="float">
            <text:p>0.18593</text:p>
          </table:table-cell>
          <table:table-cell office:value-type="float" office:value="0.88778" calcext:value-type="float">
            <text:p>0.88778</text:p>
          </table:table-cell>
          <table:table-cell office:value-type="float" office:value="0.8629" calcext:value-type="float">
            <text:p>0.8629</text:p>
          </table:table-cell>
          <table:table-cell office:value-type="float" office:value="0.84166" calcext:value-type="float">
            <text:p>0.84166</text:p>
          </table:table-cell>
          <table:table-cell office:value-type="float" office:value="0.98694" calcext:value-type="float">
            <text:p>0.98694</text:p>
          </table:table-cell>
          <table:table-cell office:value-type="float" office:value="1.0157" calcext:value-type="float">
            <text:p>1.0157</text:p>
          </table:table-cell>
          <table:table-cell office:value-type="float" office:value="0.99039" calcext:value-type="float">
            <text:p>0.99039</text:p>
          </table:table-cell>
          <table:table-cell office:value-type="float" office:value="0.076712" calcext:value-type="float">
            <text:p>0.076712</text:p>
          </table:table-cell>
          <table:table-cell office:value-type="float" office:value="0.086647" calcext:value-type="float">
            <text:p>0.086647</text:p>
          </table:table-cell>
          <table:table-cell office:value-type="float" office:value="0.09523" calcext:value-type="float">
            <text:p>0.095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-May-2003 17:46:35</text:p>
          </table:table-cell>
          <table:table-cell office:value-type="string" calcext:value-type="string">
            <text:p>03-Jun-2003 13:53:45</text:p>
          </table:table-cell>
          <table:table-cell office:value-type="float" office:value="122.0514" calcext:value-type="float">
            <text:p>122.0514</text:p>
          </table:table-cell>
          <table:table-cell office:value-type="float" office:value="-144" calcext:value-type="float">
            <text:p>-144</text:p>
          </table:table-cell>
          <table:table-cell office:value-type="float" office:value="2" calcext:value-type="float">
            <text:p>2</text:p>
          </table:table-cell>
          <table:table-cell office:value-type="float" office:value="0.88819" calcext:value-type="float">
            <text:p>0.88819</text:p>
          </table:table-cell>
          <table:table-cell office:value-type="float" office:value="0.85451" calcext:value-type="float">
            <text:p>0.85451</text:p>
          </table:table-cell>
          <table:table-cell office:value-type="float" office:value="0.86686" calcext:value-type="float">
            <text:p>0.86686</text:p>
          </table:table-cell>
          <table:table-cell office:value-type="float" office:value="1.1392" calcext:value-type="float">
            <text:p>1.1392</text:p>
          </table:table-cell>
          <table:table-cell office:value-type="float" office:value="0.88463" calcext:value-type="float">
            <text:p>0.88463</text:p>
          </table:table-cell>
          <table:table-cell office:value-type="float" office:value="0.94252" calcext:value-type="float">
            <text:p>0.94252</text:p>
          </table:table-cell>
          <table:table-cell office:value-type="float" office:value="0.3312" calcext:value-type="float">
            <text:p>0.3312</text:p>
          </table:table-cell>
          <table:table-cell office:value-type="float" office:value="0.3052" calcext:value-type="float">
            <text:p>0.3052</text:p>
          </table:table-cell>
          <table:table-cell office:value-type="float" office:value="0.2656" calcext:value-type="float">
            <text:p>0.2656</text:p>
          </table:table-cell>
          <table:table-cell office:value-type="float" office:value="0.94564" calcext:value-type="float">
            <text:p>0.94564</text:p>
          </table:table-cell>
          <table:table-cell office:value-type="float" office:value="0.91511" calcext:value-type="float">
            <text:p>0.91511</text:p>
          </table:table-cell>
          <table:table-cell office:value-type="float" office:value="0.92083" calcext:value-type="float">
            <text:p>0.92083</text:p>
          </table:table-cell>
          <table:table-cell office:value-type="float" office:value="1.1111" calcext:value-type="float">
            <text:p>1.1111</text:p>
          </table:table-cell>
          <table:table-cell office:value-type="float" office:value="0.90578" calcext:value-type="float">
            <text:p>0.90578</text:p>
          </table:table-cell>
          <table:table-cell office:value-type="float" office:value="0.92503" calcext:value-type="float">
            <text:p>0.92503</text:p>
          </table:table-cell>
          <table:table-cell office:value-type="float" office:value="0.16815" calcext:value-type="float">
            <text:p>0.16815</text:p>
          </table:table-cell>
          <table:table-cell office:value-type="float" office:value="0.18192" calcext:value-type="float">
            <text:p>0.18192</text:p>
          </table:table-cell>
          <table:table-cell office:value-type="float" office:value="0.15692" calcext:value-type="float">
            <text:p>0.156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-Jun-2003 14:20:25</text:p>
          </table:table-cell>
          <table:table-cell office:value-type="string" calcext:value-type="string">
            <text:p>20-Jun-2003 08:49:22</text:p>
          </table:table-cell>
          <table:table-cell office:value-type="float" office:value="125.6933" calcext:value-type="float">
            <text:p>125.6933</text:p>
          </table:table-cell>
          <table:table-cell office:value-type="float" office:value="-140.9438" calcext:value-type="float">
            <text:p>-140.9438</text:p>
          </table:table-cell>
          <table:table-cell office:value-type="float" office:value="2" calcext:value-type="float">
            <text:p>2</text:p>
          </table:table-cell>
          <table:table-cell office:value-type="float" office:value="0.8629" calcext:value-type="float">
            <text:p>0.8629</text:p>
          </table:table-cell>
          <table:table-cell office:value-type="float" office:value="0.83816" calcext:value-type="float">
            <text:p>0.83816</text:p>
          </table:table-cell>
          <table:table-cell office:value-type="float" office:value="0.8823" calcext:value-type="float">
            <text:p>0.8823</text:p>
          </table:table-cell>
          <table:table-cell office:value-type="float" office:value="0.97046" calcext:value-type="float">
            <text:p>0.97046</text:p>
          </table:table-cell>
          <table:table-cell office:value-type="float" office:value="0.9864" calcext:value-type="float">
            <text:p>0.9864</text:p>
          </table:table-cell>
          <table:table-cell office:value-type="float" office:value="1.0127" calcext:value-type="float">
            <text:p>1.0127</text:p>
          </table:table-cell>
          <table:table-cell office:value-type="float" office:value="0.25196" calcext:value-type="float">
            <text:p>0.25196</text:p>
          </table:table-cell>
          <table:table-cell office:value-type="float" office:value="0.28634" calcext:value-type="float">
            <text:p>0.28634</text:p>
          </table:table-cell>
          <table:table-cell office:value-type="float" office:value="0.23121" calcext:value-type="float">
            <text:p>0.23121</text:p>
          </table:table-cell>
          <table:table-cell office:value-type="float" office:value="0.76067" calcext:value-type="float">
            <text:p>0.76067</text:p>
          </table:table-cell>
          <table:table-cell office:value-type="float" office:value="0.88807" calcext:value-type="float">
            <text:p>0.88807</text:p>
          </table:table-cell>
          <table:table-cell office:value-type="float" office:value="0.82399" calcext:value-type="float">
            <text:p>0.82399</text:p>
          </table:table-cell>
          <table:table-cell office:value-type="float" office:value="0.95112" calcext:value-type="float">
            <text:p>0.95112</text:p>
          </table:table-cell>
          <table:table-cell office:value-type="float" office:value="1.0026" calcext:value-type="float">
            <text:p>1.0026</text:p>
          </table:table-cell>
          <table:table-cell office:value-type="float" office:value="0.99696" calcext:value-type="float">
            <text:p>0.99696</text:p>
          </table:table-cell>
          <table:table-cell office:value-type="float" office:value="0.1417" calcext:value-type="float">
            <text:p>0.1417</text:p>
          </table:table-cell>
          <table:table-cell office:value-type="float" office:value="0.11894" calcext:value-type="float">
            <text:p>0.11894</text:p>
          </table:table-cell>
          <table:table-cell office:value-type="float" office:value="0.1128" calcext:value-type="float">
            <text:p>0.11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3-Jun-2003 11:35:25</text:p>
          </table:table-cell>
          <table:table-cell office:value-type="string" calcext:value-type="string">
            <text:p>25-Jun-2003 14:19:50</text:p>
          </table:table-cell>
          <table:table-cell office:value-type="float" office:value="122.6093" calcext:value-type="float">
            <text:p>122.6093</text:p>
          </table:table-cell>
          <table:table-cell office:value-type="float" office:value="-54.9917" calcext:value-type="float">
            <text:p>-54.9917</text:p>
          </table:table-cell>
          <table:table-cell office:value-type="float" office:value="2" calcext:value-type="float">
            <text:p>2</text:p>
          </table:table-cell>
          <table:table-cell office:value-type="float" office:value="0.9356" calcext:value-type="float">
            <text:p>0.9356</text:p>
          </table:table-cell>
          <table:table-cell office:value-type="float" office:value="0.89648" calcext:value-type="float">
            <text:p>0.89648</text:p>
          </table:table-cell>
          <table:table-cell office:value-type="float" office:value="0.93756" calcext:value-type="float">
            <text:p>0.93756</text:p>
          </table:table-cell>
          <table:table-cell office:value-type="float" office:value="1.0204" calcext:value-type="float">
            <text:p>1.0204</text:p>
          </table:table-cell>
          <table:table-cell office:value-type="float" office:value="0.99062" calcext:value-type="float">
            <text:p>0.99062</text:p>
          </table:table-cell>
          <table:table-cell office:value-type="float" office:value="1.0212" calcext:value-type="float">
            <text:p>1.0212</text:p>
          </table:table-cell>
          <table:table-cell office:value-type="float" office:value="0.18132" calcext:value-type="float">
            <text:p>0.18132</text:p>
          </table:table-cell>
          <table:table-cell office:value-type="float" office:value="0.24877" calcext:value-type="float">
            <text:p>0.24877</text:p>
          </table:table-cell>
          <table:table-cell office:value-type="float" office:value="0.18776" calcext:value-type="float">
            <text:p>0.18776</text:p>
          </table:table-cell>
          <table:table-cell office:value-type="float" office:value="0.95971" calcext:value-type="float">
            <text:p>0.95971</text:p>
          </table:table-cell>
          <table:table-cell office:value-type="float" office:value="0.9084" calcext:value-type="float">
            <text:p>0.9084</text:p>
          </table:table-cell>
          <table:table-cell office:value-type="float" office:value="0.82338" calcext:value-type="float">
            <text:p>0.82338</text:p>
          </table:table-cell>
          <table:table-cell office:value-type="float" office:value="1.0013" calcext:value-type="float">
            <text:p>1.0013</text:p>
          </table:table-cell>
          <table:table-cell office:value-type="float" office:value="1.0059" calcext:value-type="float">
            <text:p>1.0059</text:p>
          </table:table-cell>
          <table:table-cell office:value-type="float" office:value="1.0054" calcext:value-type="float">
            <text:p>1.0054</text:p>
          </table:table-cell>
          <table:table-cell office:value-type="float" office:value="0.038305" calcext:value-type="float">
            <text:p>0.038305</text:p>
          </table:table-cell>
          <table:table-cell office:value-type="float" office:value="0.073637" calcext:value-type="float">
            <text:p>0.073637</text:p>
          </table:table-cell>
          <table:table-cell office:value-type="float" office:value="0.073247" calcext:value-type="float">
            <text:p>0.0732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-Jul-2003 09:23:20</text:p>
          </table:table-cell>
          <table:table-cell office:value-type="string" calcext:value-type="string">
            <text:p>13-Jul-2003 19:45:42</text:p>
          </table:table-cell>
          <table:table-cell office:value-type="float" office:value="126.0291" calcext:value-type="float">
            <text:p>126.0291</text:p>
          </table:table-cell>
          <table:table-cell office:value-type="float" office:value="-104.925" calcext:value-type="float">
            <text:p>-104.925</text:p>
          </table:table-cell>
          <table:table-cell office:value-type="float" office:value="2" calcext:value-type="float">
            <text:p>2</text:p>
          </table:table-cell>
          <table:table-cell office:value-type="float" office:value="0.93399" calcext:value-type="float">
            <text:p>0.93399</text:p>
          </table:table-cell>
          <table:table-cell office:value-type="float" office:value="0.88927" calcext:value-type="float">
            <text:p>0.88927</text:p>
          </table:table-cell>
          <table:table-cell office:value-type="float" office:value="0.92577" calcext:value-type="float">
            <text:p>0.92577</text:p>
          </table:table-cell>
          <table:table-cell office:value-type="float" office:value="1.0251" calcext:value-type="float">
            <text:p>1.0251</text:p>
          </table:table-cell>
          <table:table-cell office:value-type="float" office:value="0.96997" calcext:value-type="float">
            <text:p>0.96997</text:p>
          </table:table-cell>
          <table:table-cell office:value-type="float" office:value="1.0149" calcext:value-type="float">
            <text:p>1.0149</text:p>
          </table:table-cell>
          <table:table-cell office:value-type="float" office:value="0.22991" calcext:value-type="float">
            <text:p>0.22991</text:p>
          </table:table-cell>
          <table:table-cell office:value-type="float" office:value="0.30162" calcext:value-type="float">
            <text:p>0.30162</text:p>
          </table:table-cell>
          <table:table-cell office:value-type="float" office:value="0.24512" calcext:value-type="float">
            <text:p>0.24512</text:p>
          </table:table-cell>
          <table:table-cell office:value-type="float" office:value="0.96551" calcext:value-type="float">
            <text:p>0.96551</text:p>
          </table:table-cell>
          <table:table-cell office:value-type="float" office:value="0.90306" calcext:value-type="float">
            <text:p>0.90306</text:p>
          </table:table-cell>
          <table:table-cell office:value-type="float" office:value="0.8891" calcext:value-type="float">
            <text:p>0.8891</text:p>
          </table:table-cell>
          <table:table-cell office:value-type="float" office:value="1.023" calcext:value-type="float">
            <text:p>1.023</text:p>
          </table:table-cell>
          <table:table-cell office:value-type="float" office:value="0.98735" calcext:value-type="float">
            <text:p>0.98735</text:p>
          </table:table-cell>
          <table:table-cell office:value-type="float" office:value="0.99805" calcext:value-type="float">
            <text:p>0.99805</text:p>
          </table:table-cell>
          <table:table-cell office:value-type="float" office:value="0.067058" calcext:value-type="float">
            <text:p>0.067058</text:p>
          </table:table-cell>
          <table:table-cell office:value-type="float" office:value="0.11141" calcext:value-type="float">
            <text:p>0.11141</text:p>
          </table:table-cell>
          <table:table-cell office:value-type="float" office:value="0.10487" calcext:value-type="float">
            <text:p>0.104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-Jul-2003 08:06:35</text:p>
          </table:table-cell>
          <table:table-cell office:value-type="string" calcext:value-type="string">
            <text:p>18-Jul-2003 02:14:47</text:p>
          </table:table-cell>
          <table:table-cell office:value-type="float" office:value="125.7413" calcext:value-type="float">
            <text:p>125.7413</text:p>
          </table:table-cell>
          <table:table-cell office:value-type="float" office:value="-89.9778" calcext:value-type="float">
            <text:p>-89.9778</text:p>
          </table:table-cell>
          <table:table-cell office:value-type="float" office:value="2" calcext:value-type="float">
            <text:p>2</text:p>
          </table:table-cell>
          <table:table-cell office:value-type="float" office:value="0.92148" calcext:value-type="float">
            <text:p>0.92148</text:p>
          </table:table-cell>
          <table:table-cell office:value-type="float" office:value="0.87402" calcext:value-type="float">
            <text:p>0.87402</text:p>
          </table:table-cell>
          <table:table-cell office:value-type="float" office:value="0.89347" calcext:value-type="float">
            <text:p>0.89347</text:p>
          </table:table-cell>
          <table:table-cell office:value-type="float" office:value="1.0043" calcext:value-type="float">
            <text:p>1.0043</text:p>
          </table:table-cell>
          <table:table-cell office:value-type="float" office:value="1.0193" calcext:value-type="float">
            <text:p>1.0193</text:p>
          </table:table-cell>
          <table:table-cell office:value-type="float" office:value="1.0708" calcext:value-type="float">
            <text:p>1.0708</text:p>
          </table:table-cell>
          <table:table-cell office:value-type="float" office:value="0.2447" calcext:value-type="float">
            <text:p>0.2447</text:p>
          </table:table-cell>
          <table:table-cell office:value-type="float" office:value="0.33665" calcext:value-type="float">
            <text:p>0.33665</text:p>
          </table:table-cell>
          <table:table-cell office:value-type="float" office:value="0.31842" calcext:value-type="float">
            <text:p>0.31842</text:p>
          </table:table-cell>
          <table:table-cell office:value-type="float" office:value="0.92258" calcext:value-type="float">
            <text:p>0.92258</text:p>
          </table:table-cell>
          <table:table-cell office:value-type="float" office:value="0.77441" calcext:value-type="float">
            <text:p>0.77441</text:p>
          </table:table-cell>
          <table:table-cell office:value-type="float" office:value="0.67165" calcext:value-type="float">
            <text:p>0.67165</text:p>
          </table:table-cell>
          <table:table-cell office:value-type="float" office:value="1.0018" calcext:value-type="float">
            <text:p>1.0018</text:p>
          </table:table-cell>
          <table:table-cell office:value-type="float" office:value="1.046" calcext:value-type="float">
            <text:p>1.046</text:p>
          </table:table-cell>
          <table:table-cell office:value-type="float" office:value="1.0543" calcext:value-type="float">
            <text:p>1.0543</text:p>
          </table:table-cell>
          <table:table-cell office:value-type="float" office:value="0.10837" calcext:value-type="float">
            <text:p>0.10837</text:p>
          </table:table-cell>
          <table:table-cell office:value-type="float" office:value="0.19576" calcext:value-type="float">
            <text:p>0.19576</text:p>
          </table:table-cell>
          <table:table-cell office:value-type="float" office:value="0.19452" calcext:value-type="float">
            <text:p>0.194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-Jul-2003 06:13:57</text:p>
          </table:table-cell>
          <table:table-cell office:value-type="string" calcext:value-type="string">
            <text:p>28-Jul-2003 08:17:37</text:p>
          </table:table-cell>
          <table:table-cell office:value-type="float" office:value="124.3899" calcext:value-type="float">
            <text:p>124.3899</text:p>
          </table:table-cell>
          <table:table-cell office:value-type="float" office:value="-56.9806" calcext:value-type="float">
            <text:p>-56.9806</text:p>
          </table:table-cell>
          <table:table-cell office:value-type="float" office:value="2" calcext:value-type="float">
            <text:p>2</text:p>
          </table:table-cell>
          <table:table-cell office:value-type="float" office:value="0.89519" calcext:value-type="float">
            <text:p>0.89519</text:p>
          </table:table-cell>
          <table:table-cell office:value-type="float" office:value="0.86348" calcext:value-type="float">
            <text:p>0.86348</text:p>
          </table:table-cell>
          <table:table-cell office:value-type="float" office:value="0.90579" calcext:value-type="float">
            <text:p>0.90579</text:p>
          </table:table-cell>
          <table:table-cell office:value-type="float" office:value="0.89811" calcext:value-type="float">
            <text:p>0.89811</text:p>
          </table:table-cell>
          <table:table-cell office:value-type="float" office:value="0.88677" calcext:value-type="float">
            <text:p>0.88677</text:p>
          </table:table-cell>
          <table:table-cell office:value-type="float" office:value="0.99472" calcext:value-type="float">
            <text:p>0.99472</text:p>
          </table:table-cell>
          <table:table-cell office:value-type="float" office:value="0.27785" calcext:value-type="float">
            <text:p>0.27785</text:p>
          </table:table-cell>
          <table:table-cell office:value-type="float" office:value="0.32867" calcext:value-type="float">
            <text:p>0.32867</text:p>
          </table:table-cell>
          <table:table-cell office:value-type="float" office:value="0.25889" calcext:value-type="float">
            <text:p>0.25889</text:p>
          </table:table-cell>
          <table:table-cell office:value-type="float" office:value="0.84079" calcext:value-type="float">
            <text:p>0.84079</text:p>
          </table:table-cell>
          <table:table-cell office:value-type="float" office:value="0.91792" calcext:value-type="float">
            <text:p>0.91792</text:p>
          </table:table-cell>
          <table:table-cell office:value-type="float" office:value="0.94459" calcext:value-type="float">
            <text:p>0.94459</text:p>
          </table:table-cell>
          <table:table-cell office:value-type="float" office:value="0.89061" calcext:value-type="float">
            <text:p>0.89061</text:p>
          </table:table-cell>
          <table:table-cell office:value-type="float" office:value="0.90251" calcext:value-type="float">
            <text:p>0.90251</text:p>
          </table:table-cell>
          <table:table-cell office:value-type="float" office:value="0.97025" calcext:value-type="float">
            <text:p>0.97025</text:p>
          </table:table-cell>
          <table:table-cell office:value-type="float" office:value="0.18076" calcext:value-type="float">
            <text:p>0.18076</text:p>
          </table:table-cell>
          <table:table-cell office:value-type="float" office:value="0.1849" calcext:value-type="float">
            <text:p>0.1849</text:p>
          </table:table-cell>
          <table:table-cell office:value-type="float" office:value="0.11393" calcext:value-type="float">
            <text:p>0.113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-Jul-2003 22:43:55</text:p>
          </table:table-cell>
          <table:table-cell office:value-type="string" calcext:value-type="string">
            <text:p>30-Jul-2003 23:27:00</text:p>
          </table:table-cell>
          <table:table-cell office:value-type="float" office:value="124.2482" calcext:value-type="float">
            <text:p>124.2482</text:p>
          </table:table-cell>
          <table:table-cell office:value-type="float" office:value="-53.9438" calcext:value-type="float">
            <text:p>-53.9438</text:p>
          </table:table-cell>
          <table:table-cell office:value-type="float" office:value="2" calcext:value-type="float">
            <text:p>2</text:p>
          </table:table-cell>
          <table:table-cell office:value-type="float" office:value="0.9052" calcext:value-type="float">
            <text:p>0.9052</text:p>
          </table:table-cell>
          <table:table-cell office:value-type="float" office:value="0.88069" calcext:value-type="float">
            <text:p>0.88069</text:p>
          </table:table-cell>
          <table:table-cell office:value-type="float" office:value="0.90159" calcext:value-type="float">
            <text:p>0.90159</text:p>
          </table:table-cell>
          <table:table-cell office:value-type="float" office:value="0.96906" calcext:value-type="float">
            <text:p>0.96906</text:p>
          </table:table-cell>
          <table:table-cell office:value-type="float" office:value="0.95358" calcext:value-type="float">
            <text:p>0.95358</text:p>
          </table:table-cell>
          <table:table-cell office:value-type="float" office:value="1.0187" calcext:value-type="float">
            <text:p>1.0187</text:p>
          </table:table-cell>
          <table:table-cell office:value-type="float" office:value="0.22592" calcext:value-type="float">
            <text:p>0.22592</text:p>
          </table:table-cell>
          <table:table-cell office:value-type="float" office:value="0.2804" calcext:value-type="float">
            <text:p>0.2804</text:p>
          </table:table-cell>
          <table:table-cell office:value-type="float" office:value="0.22413" calcext:value-type="float">
            <text:p>0.22413</text:p>
          </table:table-cell>
          <table:table-cell office:value-type="float" office:value="0.66539" calcext:value-type="float">
            <text:p>0.66539</text:p>
          </table:table-cell>
          <table:table-cell office:value-type="float" office:value="0.71865" calcext:value-type="float">
            <text:p>0.71865</text:p>
          </table:table-cell>
          <table:table-cell office:value-type="float" office:value="0.60688" calcext:value-type="float">
            <text:p>0.60688</text:p>
          </table:table-cell>
          <table:table-cell office:value-type="float" office:value="0.96027" calcext:value-type="float">
            <text:p>0.96027</text:p>
          </table:table-cell>
          <table:table-cell office:value-type="float" office:value="0.98581" calcext:value-type="float">
            <text:p>0.98581</text:p>
          </table:table-cell>
          <table:table-cell office:value-type="float" office:value="1.0093" calcext:value-type="float">
            <text:p>1.0093</text:p>
          </table:table-cell>
          <table:table-cell office:value-type="float" office:value="0.09419" calcext:value-type="float">
            <text:p>0.09419</text:p>
          </table:table-cell>
          <table:table-cell office:value-type="float" office:value="0.070708" calcext:value-type="float">
            <text:p>0.070708</text:p>
          </table:table-cell>
          <table:table-cell office:value-type="float" office:value="0.087455" calcext:value-type="float">
            <text:p>0.0874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-Aug-2003 01:40:20</text:p>
          </table:table-cell>
          <table:table-cell office:value-type="string" calcext:value-type="string">
            <text:p>08-Aug-2003 21:41:17</text:p>
          </table:table-cell>
          <table:table-cell office:value-type="float" office:value="126.2968" calcext:value-type="float">
            <text:p>126.2968</text:p>
          </table:table-cell>
          <table:table-cell office:value-type="float" office:value="-60.8889" calcext:value-type="float">
            <text:p>-60.8889</text:p>
          </table:table-cell>
          <table:table-cell office:value-type="float" office:value="2" calcext:value-type="float">
            <text:p>2</text:p>
          </table:table-cell>
          <table:table-cell office:value-type="float" office:value="0.94843" calcext:value-type="float">
            <text:p>0.94843</text:p>
          </table:table-cell>
          <table:table-cell office:value-type="float" office:value="0.93415" calcext:value-type="float">
            <text:p>0.93415</text:p>
          </table:table-cell>
          <table:table-cell office:value-type="float" office:value="0.9206" calcext:value-type="float">
            <text:p>0.9206</text:p>
          </table:table-cell>
          <table:table-cell office:value-type="float" office:value="1.0218" calcext:value-type="float">
            <text:p>1.0218</text:p>
          </table:table-cell>
          <table:table-cell office:value-type="float" office:value="1.018" calcext:value-type="float">
            <text:p>1.018</text:p>
          </table:table-cell>
          <table:table-cell office:value-type="float" office:value="1.0228" calcext:value-type="float">
            <text:p>1.0228</text:p>
          </table:table-cell>
          <table:table-cell office:value-type="float" office:value="0.19646" calcext:value-type="float">
            <text:p>0.19646</text:p>
          </table:table-cell>
          <table:table-cell office:value-type="float" office:value="0.23432" calcext:value-type="float">
            <text:p>0.23432</text:p>
          </table:table-cell>
          <table:table-cell office:value-type="float" office:value="0.22392" calcext:value-type="float">
            <text:p>0.22392</text:p>
          </table:table-cell>
          <table:table-cell office:value-type="float" office:value="0.94329" calcext:value-type="float">
            <text:p>0.94329</text:p>
          </table:table-cell>
          <table:table-cell office:value-type="float" office:value="0.92612" calcext:value-type="float">
            <text:p>0.92612</text:p>
          </table:table-cell>
          <table:table-cell office:value-type="float" office:value="0.88054" calcext:value-type="float">
            <text:p>0.88054</text:p>
          </table:table-cell>
          <table:table-cell office:value-type="float" office:value="1.0313" calcext:value-type="float">
            <text:p>1.0313</text:p>
          </table:table-cell>
          <table:table-cell office:value-type="float" office:value="1.0606" calcext:value-type="float">
            <text:p>1.0606</text:p>
          </table:table-cell>
          <table:table-cell office:value-type="float" office:value="1.0285" calcext:value-type="float">
            <text:p>1.0285</text:p>
          </table:table-cell>
          <table:table-cell office:value-type="float" office:value="0.079916" calcext:value-type="float">
            <text:p>0.079916</text:p>
          </table:table-cell>
          <table:table-cell office:value-type="float" office:value="0.10461" calcext:value-type="float">
            <text:p>0.10461</text:p>
          </table:table-cell>
          <table:table-cell office:value-type="float" office:value="0.1088" calcext:value-type="float">
            <text:p>0.10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-Aug-2003 21:45:30</text:p>
          </table:table-cell>
          <table:table-cell office:value-type="string" calcext:value-type="string">
            <text:p>24-Aug-2003 14:30:02</text:p>
          </table:table-cell>
          <table:table-cell office:value-type="float" office:value="127.405" calcext:value-type="float">
            <text:p>127.405</text:p>
          </table:table-cell>
          <table:table-cell office:value-type="float" office:value="-147.9687" calcext:value-type="float">
            <text:p>-147.9687</text:p>
          </table:table-cell>
          <table:table-cell office:value-type="float" office:value="2" calcext:value-type="float">
            <text:p>2</text:p>
          </table:table-cell>
          <table:table-cell office:value-type="float" office:value="0.85068" calcext:value-type="float">
            <text:p>0.85068</text:p>
          </table:table-cell>
          <table:table-cell office:value-type="float" office:value="0.82453" calcext:value-type="float">
            <text:p>0.82453</text:p>
          </table:table-cell>
          <table:table-cell office:value-type="float" office:value="0.86247" calcext:value-type="float">
            <text:p>0.86247</text:p>
          </table:table-cell>
          <table:table-cell office:value-type="float" office:value="1.0614" calcext:value-type="float">
            <text:p>1.0614</text:p>
          </table:table-cell>
          <table:table-cell office:value-type="float" office:value="1.006" calcext:value-type="float">
            <text:p>1.006</text:p>
          </table:table-cell>
          <table:table-cell office:value-type="float" office:value="1.0956" calcext:value-type="float">
            <text:p>1.0956</text:p>
          </table:table-cell>
          <table:table-cell office:value-type="float" office:value="0.30575" calcext:value-type="float">
            <text:p>0.30575</text:p>
          </table:table-cell>
          <table:table-cell office:value-type="float" office:value="0.333" calcext:value-type="float">
            <text:p>0.333</text:p>
          </table:table-cell>
          <table:table-cell office:value-type="float" office:value="0.31169" calcext:value-type="float">
            <text:p>0.31169</text:p>
          </table:table-cell>
          <table:table-cell office:value-type="float" office:value="0.83907" calcext:value-type="float">
            <text:p>0.83907</text:p>
          </table:table-cell>
          <table:table-cell office:value-type="float" office:value="0.8166" calcext:value-type="float">
            <text:p>0.8166</text:p>
          </table:table-cell>
          <table:table-cell office:value-type="float" office:value="0.86652" calcext:value-type="float">
            <text:p>0.86652</text:p>
          </table:table-cell>
          <table:table-cell office:value-type="float" office:value="1.0268" calcext:value-type="float">
            <text:p>1.0268</text:p>
          </table:table-cell>
          <table:table-cell office:value-type="float" office:value="1.0295" calcext:value-type="float">
            <text:p>1.0295</text:p>
          </table:table-cell>
          <table:table-cell office:value-type="float" office:value="1.0993" calcext:value-type="float">
            <text:p>1.0993</text:p>
          </table:table-cell>
          <table:table-cell office:value-type="float" office:value="0.19344" calcext:value-type="float">
            <text:p>0.19344</text:p>
          </table:table-cell>
          <table:table-cell office:value-type="float" office:value="0.24505" calcext:value-type="float">
            <text:p>0.24505</text:p>
          </table:table-cell>
          <table:table-cell office:value-type="float" office:value="0.2302" calcext:value-type="float">
            <text:p>0.23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-Sep-2003 05:52:05</text:p>
          </table:table-cell>
          <table:table-cell office:value-type="string" calcext:value-type="string">
            <text:p>20-Sep-2003 08:00:05</text:p>
          </table:table-cell>
          <table:table-cell office:value-type="float" office:value="120.0408" calcext:value-type="float">
            <text:p>120.0408</text:p>
          </table:table-cell>
          <table:table-cell office:value-type="float" office:value="-64.8549" calcext:value-type="float">
            <text:p>-64.8549</text:p>
          </table:table-cell>
          <table:table-cell office:value-type="float" office:value="2" calcext:value-type="float">
            <text:p>2</text:p>
          </table:table-cell>
          <table:table-cell office:value-type="float" office:value="0.74623" calcext:value-type="float">
            <text:p>0.74623</text:p>
          </table:table-cell>
          <table:table-cell office:value-type="float" office:value="0.71446" calcext:value-type="float">
            <text:p>0.71446</text:p>
          </table:table-cell>
          <table:table-cell office:value-type="float" office:value="0.68027" calcext:value-type="float">
            <text:p>0.68027</text:p>
          </table:table-cell>
          <table:table-cell office:value-type="float" office:value="0.85925" calcext:value-type="float">
            <text:p>0.85925</text:p>
          </table:table-cell>
          <table:table-cell office:value-type="float" office:value="0.80017" calcext:value-type="float">
            <text:p>0.80017</text:p>
          </table:table-cell>
          <table:table-cell office:value-type="float" office:value="0.78325" calcext:value-type="float">
            <text:p>0.78325</text:p>
          </table:table-cell>
          <table:table-cell office:value-type="float" office:value="0.28294" calcext:value-type="float">
            <text:p>0.28294</text:p>
          </table:table-cell>
          <table:table-cell office:value-type="float" office:value="0.29774" calcext:value-type="float">
            <text:p>0.29774</text:p>
          </table:table-cell>
          <table:table-cell office:value-type="float" office:value="0.32918" calcext:value-type="float">
            <text:p>0.32918</text:p>
          </table:table-cell>
          <table:table-cell office:value-type="float" office:value="-0.016331" calcext:value-type="float">
            <text:p>-0.016331</text:p>
          </table:table-cell>
          <table:table-cell office:value-type="float" office:value="-0.19381" calcext:value-type="float">
            <text:p>-0.19381</text:p>
          </table:table-cell>
          <table:table-cell office:value-type="float" office:value="-0.16155" calcext:value-type="float">
            <text:p>-0.16155</text:p>
          </table:table-cell>
          <table:table-cell office:value-type="float" office:value="0.83611" calcext:value-type="float">
            <text:p>0.83611</text:p>
          </table:table-cell>
          <table:table-cell office:value-type="float" office:value="0.79285" calcext:value-type="float">
            <text:p>0.79285</text:p>
          </table:table-cell>
          <table:table-cell office:value-type="float" office:value="0.76919" calcext:value-type="float">
            <text:p>0.76919</text:p>
          </table:table-cell>
          <table:table-cell office:value-type="float" office:value="0.21321" calcext:value-type="float">
            <text:p>0.21321</text:p>
          </table:table-cell>
          <table:table-cell office:value-type="float" office:value="0.25407" calcext:value-type="float">
            <text:p>0.25407</text:p>
          </table:table-cell>
          <table:table-cell office:value-type="float" office:value="0.28658" calcext:value-type="float">
            <text:p>0.286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3-Sep-2003 06:12:10</text:p>
          </table:table-cell>
          <table:table-cell office:value-type="string" calcext:value-type="string">
            <text:p>26-Sep-2003 06:08:47</text:p>
          </table:table-cell>
          <table:table-cell office:value-type="float" office:value="119.0914" calcext:value-type="float">
            <text:p>119.0914</text:p>
          </table:table-cell>
          <table:table-cell office:value-type="float" office:value="-58.9618" calcext:value-type="float">
            <text:p>-58.9618</text:p>
          </table:table-cell>
          <table:table-cell office:value-type="float" office:value="2" calcext:value-type="float">
            <text:p>2</text:p>
          </table:table-cell>
          <table:table-cell office:value-type="float" office:value="0.89154" calcext:value-type="float">
            <text:p>0.89154</text:p>
          </table:table-cell>
          <table:table-cell office:value-type="float" office:value="0.9142" calcext:value-type="float">
            <text:p>0.9142</text:p>
          </table:table-cell>
          <table:table-cell office:value-type="float" office:value="0.89323" calcext:value-type="float">
            <text:p>0.89323</text:p>
          </table:table-cell>
          <table:table-cell office:value-type="float" office:value="0.94239" calcext:value-type="float">
            <text:p>0.94239</text:p>
          </table:table-cell>
          <table:table-cell office:value-type="float" office:value="1.0374" calcext:value-type="float">
            <text:p>1.0374</text:p>
          </table:table-cell>
          <table:table-cell office:value-type="float" office:value="0.99836" calcext:value-type="float">
            <text:p>0.99836</text:p>
          </table:table-cell>
          <table:table-cell office:value-type="float" office:value="0.18086" calcext:value-type="float">
            <text:p>0.18086</text:p>
          </table:table-cell>
          <table:table-cell office:value-type="float" office:value="0.16968" calcext:value-type="float">
            <text:p>0.16968</text:p>
          </table:table-cell>
          <table:table-cell office:value-type="float" office:value="0.17934" calcext:value-type="float">
            <text:p>0.17934</text:p>
          </table:table-cell>
          <table:table-cell office:value-type="float" office:value="0.88049" calcext:value-type="float">
            <text:p>0.88049</text:p>
          </table:table-cell>
          <table:table-cell office:value-type="float" office:value="0.8455" calcext:value-type="float">
            <text:p>0.8455</text:p>
          </table:table-cell>
          <table:table-cell office:value-type="float" office:value="0.75802" calcext:value-type="float">
            <text:p>0.75802</text:p>
          </table:table-cell>
          <table:table-cell office:value-type="float" office:value="0.94548" calcext:value-type="float">
            <text:p>0.94548</text:p>
          </table:table-cell>
          <table:table-cell office:value-type="float" office:value="1.0452" calcext:value-type="float">
            <text:p>1.0452</text:p>
          </table:table-cell>
          <table:table-cell office:value-type="float" office:value="0.99821" calcext:value-type="float">
            <text:p>0.99821</text:p>
          </table:table-cell>
          <table:table-cell office:value-type="float" office:value="0.10101" calcext:value-type="float">
            <text:p>0.10101</text:p>
          </table:table-cell>
          <table:table-cell office:value-type="float" office:value="0.090179" calcext:value-type="float">
            <text:p>0.090179</text:p>
          </table:table-cell>
          <table:table-cell office:value-type="float" office:value="0.092513" calcext:value-type="float">
            <text:p>0.0925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-Oct-2003 10:53:07</text:p>
          </table:table-cell>
          <table:table-cell office:value-type="string" calcext:value-type="string">
            <text:p>18-Oct-2003 07:23:14</text:p>
          </table:table-cell>
          <table:table-cell office:value-type="float" office:value="114.888" calcext:value-type="float">
            <text:p>114.888</text:p>
          </table:table-cell>
          <table:table-cell office:value-type="float" office:value="-85" calcext:value-type="float">
            <text:p>-85</text:p>
          </table:table-cell>
          <table:table-cell office:value-type="float" office:value="2" calcext:value-type="float">
            <text:p>2</text:p>
          </table:table-cell>
          <table:table-cell office:value-type="float" office:value="0.79382" calcext:value-type="float">
            <text:p>0.79382</text:p>
          </table:table-cell>
          <table:table-cell office:value-type="float" office:value="0.81558" calcext:value-type="float">
            <text:p>0.81558</text:p>
          </table:table-cell>
          <table:table-cell office:value-type="float" office:value="0.78132" calcext:value-type="float">
            <text:p>0.78132</text:p>
          </table:table-cell>
          <table:table-cell office:value-type="float" office:value="0.87473" calcext:value-type="float">
            <text:p>0.87473</text:p>
          </table:table-cell>
          <table:table-cell office:value-type="float" office:value="0.88758" calcext:value-type="float">
            <text:p>0.88758</text:p>
          </table:table-cell>
          <table:table-cell office:value-type="float" office:value="0.91719" calcext:value-type="float">
            <text:p>0.91719</text:p>
          </table:table-cell>
          <table:table-cell office:value-type="float" office:value="0.24222" calcext:value-type="float">
            <text:p>0.24222</text:p>
          </table:table-cell>
          <table:table-cell office:value-type="float" office:value="0.22677" calcext:value-type="float">
            <text:p>0.22677</text:p>
          </table:table-cell>
          <table:table-cell office:value-type="float" office:value="0.24634" calcext:value-type="float">
            <text:p>0.24634</text:p>
          </table:table-cell>
          <table:table-cell office:value-type="float" office:value="0.48091" calcext:value-type="float">
            <text:p>0.48091</text:p>
          </table:table-cell>
          <table:table-cell office:value-type="float" office:value="0.5832" calcext:value-type="float">
            <text:p>0.5832</text:p>
          </table:table-cell>
          <table:table-cell office:value-type="float" office:value="0.53365" calcext:value-type="float">
            <text:p>0.53365</text:p>
          </table:table-cell>
          <table:table-cell office:value-type="float" office:value="0.87064" calcext:value-type="float">
            <text:p>0.87064</text:p>
          </table:table-cell>
          <table:table-cell office:value-type="float" office:value="0.89499" calcext:value-type="float">
            <text:p>0.89499</text:p>
          </table:table-cell>
          <table:table-cell office:value-type="float" office:value="0.90442" calcext:value-type="float">
            <text:p>0.90442</text:p>
          </table:table-cell>
          <table:table-cell office:value-type="float" office:value="0.18543" calcext:value-type="float">
            <text:p>0.18543</text:p>
          </table:table-cell>
          <table:table-cell office:value-type="float" office:value="0.15993" calcext:value-type="float">
            <text:p>0.15993</text:p>
          </table:table-cell>
          <table:table-cell office:value-type="float" office:value="0.17377" calcext:value-type="float">
            <text:p>0.173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-Oct-2003 17:12:05</text:p>
          </table:table-cell>
          <table:table-cell office:value-type="string" calcext:value-type="string">
            <text:p>23-Oct-2003 08:19:50</text:p>
          </table:table-cell>
          <table:table-cell office:value-type="float" office:value="115.8663" calcext:value-type="float">
            <text:p>115.8663</text:p>
          </table:table-cell>
          <table:table-cell office:value-type="float" office:value="-60.9722" calcext:value-type="float">
            <text:p>-60.9722</text:p>
          </table:table-cell>
          <table:table-cell office:value-type="float" office:value="2" calcext:value-type="float">
            <text:p>2</text:p>
          </table:table-cell>
          <table:table-cell office:value-type="float" office:value="0.83039" calcext:value-type="float">
            <text:p>0.83039</text:p>
          </table:table-cell>
          <table:table-cell office:value-type="float" office:value="0.81948" calcext:value-type="float">
            <text:p>0.81948</text:p>
          </table:table-cell>
          <table:table-cell office:value-type="float" office:value="0.79498" calcext:value-type="float">
            <text:p>0.79498</text:p>
          </table:table-cell>
          <table:table-cell office:value-type="float" office:value="0.86706" calcext:value-type="float">
            <text:p>0.86706</text:p>
          </table:table-cell>
          <table:table-cell office:value-type="float" office:value="0.90854" calcext:value-type="float">
            <text:p>0.90854</text:p>
          </table:table-cell>
          <table:table-cell office:value-type="float" office:value="0.79939" calcext:value-type="float">
            <text:p>0.79939</text:p>
          </table:table-cell>
          <table:table-cell office:value-type="float" office:value="0.22167" calcext:value-type="float">
            <text:p>0.22167</text:p>
          </table:table-cell>
          <table:table-cell office:value-type="float" office:value="0.21132" calcext:value-type="float">
            <text:p>0.21132</text:p>
          </table:table-cell>
          <table:table-cell office:value-type="float" office:value="0.29958" calcext:value-type="float">
            <text:p>0.29958</text:p>
          </table:table-cell>
          <table:table-cell office:value-type="float" office:value="0.90513" calcext:value-type="float">
            <text:p>0.90513</text:p>
          </table:table-cell>
          <table:table-cell office:value-type="float" office:value="0.79158" calcext:value-type="float">
            <text:p>0.79158</text:p>
          </table:table-cell>
          <table:table-cell office:value-type="float" office:value="0.77569" calcext:value-type="float">
            <text:p>0.77569</text:p>
          </table:table-cell>
          <table:table-cell office:value-type="float" office:value="0.8668" calcext:value-type="float">
            <text:p>0.8668</text:p>
          </table:table-cell>
          <table:table-cell office:value-type="float" office:value="0.91055" calcext:value-type="float">
            <text:p>0.91055</text:p>
          </table:table-cell>
          <table:table-cell office:value-type="float" office:value="0.7879" calcext:value-type="float">
            <text:p>0.7879</text:p>
          </table:table-cell>
          <table:table-cell office:value-type="float" office:value="0.17268" calcext:value-type="float">
            <text:p>0.17268</text:p>
          </table:table-cell>
          <table:table-cell office:value-type="float" office:value="0.13634" calcext:value-type="float">
            <text:p>0.13634</text:p>
          </table:table-cell>
          <table:table-cell office:value-type="float" office:value="0.2697" calcext:value-type="float">
            <text:p>0.26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-Oct-2003 03:20:40</text:p>
          </table:table-cell>
          <table:table-cell office:value-type="string" calcext:value-type="string">
            <text:p>02-Nov-2003 06:44:55</text:p>
          </table:table-cell>
          <table:table-cell office:value-type="float" office:value="126.1126" calcext:value-type="float">
            <text:p>126.1126</text:p>
          </table:table-cell>
          <table:table-cell office:value-type="float" office:value="-382.9535" calcext:value-type="float">
            <text:p>-382.9535</text:p>
          </table:table-cell>
          <table:table-cell office:value-type="float" office:value="2" calcext:value-type="float">
            <text:p>2</text:p>
          </table:table-cell>
          <table:table-cell office:value-type="float" office:value="0.65469" calcext:value-type="float">
            <text:p>0.65469</text:p>
          </table:table-cell>
          <table:table-cell office:value-type="float" office:value="0.7287" calcext:value-type="float">
            <text:p>0.7287</text:p>
          </table:table-cell>
          <table:table-cell office:value-type="float" office:value="0.72923" calcext:value-type="float">
            <text:p>0.72923</text:p>
          </table:table-cell>
          <table:table-cell office:value-type="float" office:value="1.1278" calcext:value-type="float">
            <text:p>1.1278</text:p>
          </table:table-cell>
          <table:table-cell office:value-type="float" office:value="0.98311" calcext:value-type="float">
            <text:p>0.98311</text:p>
          </table:table-cell>
          <table:table-cell office:value-type="float" office:value="1.1299" calcext:value-type="float">
            <text:p>1.1299</text:p>
          </table:table-cell>
          <table:table-cell office:value-type="float" office:value="0.58484" calcext:value-type="float">
            <text:p>0.58484</text:p>
          </table:table-cell>
          <table:table-cell office:value-type="float" office:value="0.372" calcext:value-type="float">
            <text:p>0.372</text:p>
          </table:table-cell>
          <table:table-cell office:value-type="float" office:value="0.46684" calcext:value-type="float">
            <text:p>0.46684</text:p>
          </table:table-cell>
          <table:table-cell office:value-type="float" office:value="0.80062" calcext:value-type="float">
            <text:p>0.80062</text:p>
          </table:table-cell>
          <table:table-cell office:value-type="float" office:value="0.77385" calcext:value-type="float">
            <text:p>0.77385</text:p>
          </table:table-cell>
          <table:table-cell office:value-type="float" office:value="0.77417" calcext:value-type="float">
            <text:p>0.77417</text:p>
          </table:table-cell>
          <table:table-cell office:value-type="float" office:value="1.069" calcext:value-type="float">
            <text:p>1.069</text:p>
          </table:table-cell>
          <table:table-cell office:value-type="float" office:value="0.97983" calcext:value-type="float">
            <text:p>0.97983</text:p>
          </table:table-cell>
          <table:table-cell office:value-type="float" office:value="1.1215" calcext:value-type="float">
            <text:p>1.1215</text:p>
          </table:table-cell>
          <table:table-cell office:value-type="float" office:value="0.30917" calcext:value-type="float">
            <text:p>0.30917</text:p>
          </table:table-cell>
          <table:table-cell office:value-type="float" office:value="0.26725" calcext:value-type="float">
            <text:p>0.26725</text:p>
          </table:table-cell>
          <table:table-cell office:value-type="float" office:value="0.34801" calcext:value-type="float">
            <text:p>0.348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3-Nov-2003 09:39:57</text:p>
          </table:table-cell>
          <table:table-cell office:value-type="string" calcext:value-type="string">
            <text:p>05-Nov-2003 17:00:10</text:p>
          </table:table-cell>
          <table:table-cell office:value-type="float" office:value="131.7091" calcext:value-type="float">
            <text:p>131.7091</text:p>
          </table:table-cell>
          <table:table-cell office:value-type="float" office:value="-68.9583" calcext:value-type="float">
            <text:p>-68.9583</text:p>
          </table:table-cell>
          <table:table-cell office:value-type="float" office:value="2" calcext:value-type="float">
            <text:p>2</text:p>
          </table:table-cell>
          <table:table-cell office:value-type="float" office:value="0.82534" calcext:value-type="float">
            <text:p>0.82534</text:p>
          </table:table-cell>
          <table:table-cell office:value-type="float" office:value="0.86043" calcext:value-type="float">
            <text:p>0.86043</text:p>
          </table:table-cell>
          <table:table-cell office:value-type="float" office:value="0.83985" calcext:value-type="float">
            <text:p>0.83985</text:p>
          </table:table-cell>
          <table:table-cell office:value-type="float" office:value="1.071" calcext:value-type="float">
            <text:p>1.071</text:p>
          </table:table-cell>
          <table:table-cell office:value-type="float" office:value="1.0335" calcext:value-type="float">
            <text:p>1.0335</text:p>
          </table:table-cell>
          <table:table-cell office:value-type="float" office:value="1.0498" calcext:value-type="float">
            <text:p>1.0498</text:p>
          </table:table-cell>
          <table:table-cell office:value-type="float" office:value="0.28332" calcext:value-type="float">
            <text:p>0.28332</text:p>
          </table:table-cell>
          <table:table-cell office:value-type="float" office:value="0.27416" calcext:value-type="float">
            <text:p>0.27416</text:p>
          </table:table-cell>
          <table:table-cell office:value-type="float" office:value="0.29904" calcext:value-type="float">
            <text:p>0.29904</text:p>
          </table:table-cell>
          <table:table-cell office:value-type="float" office:value="0.59812" calcext:value-type="float">
            <text:p>0.59812</text:p>
          </table:table-cell>
          <table:table-cell office:value-type="float" office:value="0.80395" calcext:value-type="float">
            <text:p>0.80395</text:p>
          </table:table-cell>
          <table:table-cell office:value-type="float" office:value="0.61722" calcext:value-type="float">
            <text:p>0.61722</text:p>
          </table:table-cell>
          <table:table-cell office:value-type="float" office:value="1.0921" calcext:value-type="float">
            <text:p>1.0921</text:p>
          </table:table-cell>
          <table:table-cell office:value-type="float" office:value="1.0395" calcext:value-type="float">
            <text:p>1.0395</text:p>
          </table:table-cell>
          <table:table-cell office:value-type="float" office:value="1.0463" calcext:value-type="float">
            <text:p>1.0463</text:p>
          </table:table-cell>
          <table:table-cell office:value-type="float" office:value="0.16963" calcext:value-type="float">
            <text:p>0.16963</text:p>
          </table:table-cell>
          <table:table-cell office:value-type="float" office:value="0.11862" calcext:value-type="float">
            <text:p>0.11862</text:p>
          </table:table-cell>
          <table:table-cell office:value-type="float" office:value="0.15678" calcext:value-type="float">
            <text:p>0.156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-Nov-2003 11:43:22</text:p>
          </table:table-cell>
          <table:table-cell office:value-type="string" calcext:value-type="string">
            <text:p>15-Nov-2003 06:22:37</text:p>
          </table:table-cell>
          <table:table-cell office:value-type="float" office:value="129.61" calcext:value-type="float">
            <text:p>129.61</text:p>
          </table:table-cell>
          <table:table-cell office:value-type="float" office:value="-61.9708" calcext:value-type="float">
            <text:p>-61.9708</text:p>
          </table:table-cell>
          <table:table-cell office:value-type="float" office:value="2" calcext:value-type="float">
            <text:p>2</text:p>
          </table:table-cell>
          <table:table-cell office:value-type="float" office:value="0.89239" calcext:value-type="float">
            <text:p>0.89239</text:p>
          </table:table-cell>
          <table:table-cell office:value-type="float" office:value="0.86547" calcext:value-type="float">
            <text:p>0.86547</text:p>
          </table:table-cell>
          <table:table-cell office:value-type="float" office:value="0.87558" calcext:value-type="float">
            <text:p>0.87558</text:p>
          </table:table-cell>
          <table:table-cell office:value-type="float" office:value="0.86695" calcext:value-type="float">
            <text:p>0.86695</text:p>
          </table:table-cell>
          <table:table-cell office:value-type="float" office:value="0.85151" calcext:value-type="float">
            <text:p>0.85151</text:p>
          </table:table-cell>
          <table:table-cell office:value-type="float" office:value="0.8447" calcext:value-type="float">
            <text:p>0.8447</text:p>
          </table:table-cell>
          <table:table-cell office:value-type="float" office:value="0.22931" calcext:value-type="float">
            <text:p>0.22931</text:p>
          </table:table-cell>
          <table:table-cell office:value-type="float" office:value="0.2598" calcext:value-type="float">
            <text:p>0.2598</text:p>
          </table:table-cell>
          <table:table-cell office:value-type="float" office:value="0.26747" calcext:value-type="float">
            <text:p>0.26747</text:p>
          </table:table-cell>
          <table:table-cell office:value-type="float" office:value="0.74735" calcext:value-type="float">
            <text:p>0.74735</text:p>
          </table:table-cell>
          <table:table-cell office:value-type="float" office:value="0.467" calcext:value-type="float">
            <text:p>0.467</text:p>
          </table:table-cell>
          <table:table-cell office:value-type="float" office:value="0.43246" calcext:value-type="float">
            <text:p>0.43246</text:p>
          </table:table-cell>
          <table:table-cell office:value-type="float" office:value="0.85232" calcext:value-type="float">
            <text:p>0.85232</text:p>
          </table:table-cell>
          <table:table-cell office:value-type="float" office:value="0.84732" calcext:value-type="float">
            <text:p>0.84732</text:p>
          </table:table-cell>
          <table:table-cell office:value-type="float" office:value="0.81568" calcext:value-type="float">
            <text:p>0.81568</text:p>
          </table:table-cell>
          <table:table-cell office:value-type="float" office:value="0.17315" calcext:value-type="float">
            <text:p>0.17315</text:p>
          </table:table-cell>
          <table:table-cell office:value-type="float" office:value="0.19341" calcext:value-type="float">
            <text:p>0.19341</text:p>
          </table:table-cell>
          <table:table-cell office:value-type="float" office:value="0.22763" calcext:value-type="float">
            <text:p>0.227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-Nov-2003 09:24:25</text:p>
          </table:table-cell>
          <table:table-cell office:value-type="string" calcext:value-type="string">
            <text:p>24-Nov-2003 11:11:50</text:p>
          </table:table-cell>
          <table:table-cell office:value-type="float" office:value="131.4732" calcext:value-type="float">
            <text:p>131.4732</text:p>
          </table:table-cell>
          <table:table-cell office:value-type="float" office:value="-422" calcext:value-type="float">
            <text:p>-422</text:p>
          </table:table-cell>
          <table:table-cell office:value-type="float" office:value="2" calcext:value-type="float">
            <text:p>2</text:p>
          </table:table-cell>
          <table:table-cell office:value-type="float" office:value="0.70305" calcext:value-type="float">
            <text:p>0.70305</text:p>
          </table:table-cell>
          <table:table-cell office:value-type="float" office:value="0.7412" calcext:value-type="float">
            <text:p>0.7412</text:p>
          </table:table-cell>
          <table:table-cell office:value-type="float" office:value="0.76211" calcext:value-type="float">
            <text:p>0.76211</text:p>
          </table:table-cell>
          <table:table-cell office:value-type="float" office:value="1.2539" calcext:value-type="float">
            <text:p>1.2539</text:p>
          </table:table-cell>
          <table:table-cell office:value-type="float" office:value="1.2011" calcext:value-type="float">
            <text:p>1.2011</text:p>
          </table:table-cell>
          <table:table-cell office:value-type="float" office:value="1.1431" calcext:value-type="float">
            <text:p>1.1431</text:p>
          </table:table-cell>
          <table:table-cell office:value-type="float" office:value="0.78907" calcext:value-type="float">
            <text:p>0.78907</text:p>
          </table:table-cell>
          <table:table-cell office:value-type="float" office:value="0.63764" calcext:value-type="float">
            <text:p>0.63764</text:p>
          </table:table-cell>
          <table:table-cell office:value-type="float" office:value="0.5503" calcext:value-type="float">
            <text:p>0.5503</text:p>
          </table:table-cell>
          <table:table-cell office:value-type="float" office:value="0.75359" calcext:value-type="float">
            <text:p>0.75359</text:p>
          </table:table-cell>
          <table:table-cell office:value-type="float" office:value="0.76179" calcext:value-type="float">
            <text:p>0.76179</text:p>
          </table:table-cell>
          <table:table-cell office:value-type="float" office:value="0.78324" calcext:value-type="float">
            <text:p>0.78324</text:p>
          </table:table-cell>
          <table:table-cell office:value-type="float" office:value="1.2291" calcext:value-type="float">
            <text:p>1.2291</text:p>
          </table:table-cell>
          <table:table-cell office:value-type="float" office:value="1.2054" calcext:value-type="float">
            <text:p>1.2054</text:p>
          </table:table-cell>
          <table:table-cell office:value-type="float" office:value="1.1256" calcext:value-type="float">
            <text:p>1.1256</text:p>
          </table:table-cell>
          <table:table-cell office:value-type="float" office:value="0.55431" calcext:value-type="float">
            <text:p>0.55431</text:p>
          </table:table-cell>
          <table:table-cell office:value-type="float" office:value="0.51271" calcext:value-type="float">
            <text:p>0.51271</text:p>
          </table:table-cell>
          <table:table-cell office:value-type="float" office:value="0.40933" calcext:value-type="float">
            <text:p>0.409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-Dec-2003 02:49:15</text:p>
          </table:table-cell>
          <table:table-cell office:value-type="string" calcext:value-type="string">
            <text:p>07-Dec-2003 04:59:45</text:p>
          </table:table-cell>
          <table:table-cell office:value-type="float" office:value="140.1578" calcext:value-type="float">
            <text:p>140.1578</text:p>
          </table:table-cell>
          <table:table-cell office:value-type="float" office:value="-54.9833" calcext:value-type="float">
            <text:p>-54.9833</text:p>
          </table:table-cell>
          <table:table-cell office:value-type="float" office:value="2" calcext:value-type="float">
            <text:p>2</text:p>
          </table:table-cell>
          <table:table-cell office:value-type="float" office:value="0.90245" calcext:value-type="float">
            <text:p>0.90245</text:p>
          </table:table-cell>
          <table:table-cell office:value-type="float" office:value="0.92681" calcext:value-type="float">
            <text:p>0.92681</text:p>
          </table:table-cell>
          <table:table-cell office:value-type="float" office:value="0.93674" calcext:value-type="float">
            <text:p>0.93674</text:p>
          </table:table-cell>
          <table:table-cell office:value-type="float" office:value="0.9009" calcext:value-type="float">
            <text:p>0.9009</text:p>
          </table:table-cell>
          <table:table-cell office:value-type="float" office:value="0.89578" calcext:value-type="float">
            <text:p>0.89578</text:p>
          </table:table-cell>
          <table:table-cell office:value-type="float" office:value="1.0159" calcext:value-type="float">
            <text:p>1.0159</text:p>
          </table:table-cell>
          <table:table-cell office:value-type="float" office:value="0.25476" calcext:value-type="float">
            <text:p>0.25476</text:p>
          </table:table-cell>
          <table:table-cell office:value-type="float" office:value="0.23843" calcext:value-type="float">
            <text:p>0.23843</text:p>
          </table:table-cell>
          <table:table-cell office:value-type="float" office:value="0.24331" calcext:value-type="float">
            <text:p>0.24331</text:p>
          </table:table-cell>
          <table:table-cell office:value-type="float" office:value="0.59982" calcext:value-type="float">
            <text:p>0.59982</text:p>
          </table:table-cell>
          <table:table-cell office:value-type="float" office:value="0.7795" calcext:value-type="float">
            <text:p>0.7795</text:p>
          </table:table-cell>
          <table:table-cell office:value-type="float" office:value="0.83758" calcext:value-type="float">
            <text:p>0.83758</text:p>
          </table:table-cell>
          <table:table-cell office:value-type="float" office:value="0.89707" calcext:value-type="float">
            <text:p>0.89707</text:p>
          </table:table-cell>
          <table:table-cell office:value-type="float" office:value="0.89712" calcext:value-type="float">
            <text:p>0.89712</text:p>
          </table:table-cell>
          <table:table-cell office:value-type="float" office:value="0.96213" calcext:value-type="float">
            <text:p>0.96213</text:p>
          </table:table-cell>
          <table:table-cell office:value-type="float" office:value="0.15896" calcext:value-type="float">
            <text:p>0.15896</text:p>
          </table:table-cell>
          <table:table-cell office:value-type="float" office:value="0.15067" calcext:value-type="float">
            <text:p>0.15067</text:p>
          </table:table-cell>
          <table:table-cell office:value-type="float" office:value="0.090986" calcext:value-type="float">
            <text:p>0.0909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7-Dec-2003 20:44:42</text:p>
          </table:table-cell>
          <table:table-cell office:value-type="string" calcext:value-type="string">
            <text:p>11-Dec-2003 19:06:27</text:p>
          </table:table-cell>
          <table:table-cell office:value-type="float" office:value="139.6774" calcext:value-type="float">
            <text:p>139.6774</text:p>
          </table:table-cell>
          <table:table-cell office:value-type="float" office:value="-53.9792" calcext:value-type="float">
            <text:p>-53.9792</text:p>
          </table:table-cell>
          <table:table-cell office:value-type="float" office:value="2" calcext:value-type="float">
            <text:p>2</text:p>
          </table:table-cell>
          <table:table-cell office:value-type="float" office:value="0.87021" calcext:value-type="float">
            <text:p>0.87021</text:p>
          </table:table-cell>
          <table:table-cell office:value-type="float" office:value="0.91369" calcext:value-type="float">
            <text:p>0.91369</text:p>
          </table:table-cell>
          <table:table-cell office:value-type="float" office:value="0.91861" calcext:value-type="float">
            <text:p>0.91861</text:p>
          </table:table-cell>
          <table:table-cell office:value-type="float" office:value="0.82943" calcext:value-type="float">
            <text:p>0.82943</text:p>
          </table:table-cell>
          <table:table-cell office:value-type="float" office:value="0.8577" calcext:value-type="float">
            <text:p>0.8577</text:p>
          </table:table-cell>
          <table:table-cell office:value-type="float" office:value="0.93261" calcext:value-type="float">
            <text:p>0.93261</text:p>
          </table:table-cell>
          <table:table-cell office:value-type="float" office:value="0.3027" calcext:value-type="float">
            <text:p>0.3027</text:p>
          </table:table-cell>
          <table:table-cell office:value-type="float" office:value="0.26412" calcext:value-type="float">
            <text:p>0.26412</text:p>
          </table:table-cell>
          <table:table-cell office:value-type="float" office:value="0.25438" calcext:value-type="float">
            <text:p>0.25438</text:p>
          </table:table-cell>
          <table:table-cell office:value-type="float" office:value="0.054647" calcext:value-type="float">
            <text:p>0.054647</text:p>
          </table:table-cell>
          <table:table-cell office:value-type="float" office:value="0.053093" calcext:value-type="float">
            <text:p>0.053093</text:p>
          </table:table-cell>
          <table:table-cell office:value-type="float" office:value="0.20196" calcext:value-type="float">
            <text:p>0.20196</text:p>
          </table:table-cell>
          <table:table-cell office:value-type="float" office:value="0.83551" calcext:value-type="float">
            <text:p>0.83551</text:p>
          </table:table-cell>
          <table:table-cell office:value-type="float" office:value="0.86981" calcext:value-type="float">
            <text:p>0.86981</text:p>
          </table:table-cell>
          <table:table-cell office:value-type="float" office:value="0.88716" calcext:value-type="float">
            <text:p>0.88716</text:p>
          </table:table-cell>
          <table:table-cell office:value-type="float" office:value="0.20983" calcext:value-type="float">
            <text:p>0.20983</text:p>
          </table:table-cell>
          <table:table-cell office:value-type="float" office:value="0.1732" calcext:value-type="float">
            <text:p>0.1732</text:p>
          </table:table-cell>
          <table:table-cell office:value-type="float" office:value="0.16375" calcext:value-type="float">
            <text:p>0.16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-Jan-2004 11:12:35</text:p>
          </table:table-cell>
          <table:table-cell office:value-type="string" calcext:value-type="string">
            <text:p>28-Jan-2004 03:42:50</text:p>
          </table:table-cell>
          <table:table-cell office:value-type="float" office:value="123.3969" calcext:value-type="float">
            <text:p>123.3969</text:p>
          </table:table-cell>
          <table:table-cell office:value-type="float" office:value="-129.8458" calcext:value-type="float">
            <text:p>-129.8458</text:p>
          </table:table-cell>
          <table:table-cell office:value-type="float" office:value="2" calcext:value-type="float">
            <text:p>2</text:p>
          </table:table-cell>
          <table:table-cell office:value-type="float" office:value="0.70828" calcext:value-type="float">
            <text:p>0.70828</text:p>
          </table:table-cell>
          <table:table-cell office:value-type="float" office:value="0.75227" calcext:value-type="float">
            <text:p>0.75227</text:p>
          </table:table-cell>
          <table:table-cell office:value-type="float" office:value="0.75265" calcext:value-type="float">
            <text:p>0.75265</text:p>
          </table:table-cell>
          <table:table-cell office:value-type="float" office:value="1.0163" calcext:value-type="float">
            <text:p>1.0163</text:p>
          </table:table-cell>
          <table:table-cell office:value-type="float" office:value="0.99146" calcext:value-type="float">
            <text:p>0.99146</text:p>
          </table:table-cell>
          <table:table-cell office:value-type="float" office:value="1.1265" calcext:value-type="float">
            <text:p>1.1265</text:p>
          </table:table-cell>
          <table:table-cell office:value-type="float" office:value="0.22547" calcext:value-type="float">
            <text:p>0.22547</text:p>
          </table:table-cell>
          <table:table-cell office:value-type="float" office:value="0.20938" calcext:value-type="float">
            <text:p>0.20938</text:p>
          </table:table-cell>
          <table:table-cell office:value-type="float" office:value="0.28859" calcext:value-type="float">
            <text:p>0.28859</text:p>
          </table:table-cell>
          <table:table-cell office:value-type="float" office:value="0.87073" calcext:value-type="float">
            <text:p>0.87073</text:p>
          </table:table-cell>
          <table:table-cell office:value-type="float" office:value="0.93212" calcext:value-type="float">
            <text:p>0.93212</text:p>
          </table:table-cell>
          <table:table-cell office:value-type="float" office:value="0.90611" calcext:value-type="float">
            <text:p>0.90611</text:p>
          </table:table-cell>
          <table:table-cell office:value-type="float" office:value="1.0056" calcext:value-type="float">
            <text:p>1.0056</text:p>
          </table:table-cell>
          <table:table-cell office:value-type="float" office:value="0.98631" calcext:value-type="float">
            <text:p>0.98631</text:p>
          </table:table-cell>
          <table:table-cell office:value-type="float" office:value="1.1103" calcext:value-type="float">
            <text:p>1.1103</text:p>
          </table:table-cell>
          <table:table-cell office:value-type="float" office:value="0.11878" calcext:value-type="float">
            <text:p>0.11878</text:p>
          </table:table-cell>
          <table:table-cell office:value-type="float" office:value="0.10774" calcext:value-type="float">
            <text:p>0.10774</text:p>
          </table:table-cell>
          <table:table-cell office:value-type="float" office:value="0.17446" calcext:value-type="float">
            <text:p>0.174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-Feb-2004 14:18:35</text:p>
          </table:table-cell>
          <table:table-cell office:value-type="string" calcext:value-type="string">
            <text:p>12-Feb-2004 23:37:47</text:p>
          </table:table-cell>
          <table:table-cell office:value-type="float" office:value="119.7181" calcext:value-type="float">
            <text:p>119.7181</text:p>
          </table:table-cell>
          <table:table-cell office:value-type="float" office:value="-92.9431" calcext:value-type="float">
            <text:p>-92.9431</text:p>
          </table:table-cell>
          <table:table-cell office:value-type="float" office:value="2" calcext:value-type="float">
            <text:p>2</text:p>
          </table:table-cell>
          <table:table-cell office:value-type="float" office:value="0.76063" calcext:value-type="float">
            <text:p>0.76063</text:p>
          </table:table-cell>
          <table:table-cell office:value-type="float" office:value="0.80298" calcext:value-type="float">
            <text:p>0.80298</text:p>
          </table:table-cell>
          <table:table-cell office:value-type="float" office:value="0.72836" calcext:value-type="float">
            <text:p>0.72836</text:p>
          </table:table-cell>
          <table:table-cell office:value-type="float" office:value="1.1495" calcext:value-type="float">
            <text:p>1.1495</text:p>
          </table:table-cell>
          <table:table-cell office:value-type="float" office:value="1.1531" calcext:value-type="float">
            <text:p>1.1531</text:p>
          </table:table-cell>
          <table:table-cell office:value-type="float" office:value="1.1614" calcext:value-type="float">
            <text:p>1.1614</text:p>
          </table:table-cell>
          <table:table-cell office:value-type="float" office:value="0.309" calcext:value-type="float">
            <text:p>0.309</text:p>
          </table:table-cell>
          <table:table-cell office:value-type="float" office:value="0.30333" calcext:value-type="float">
            <text:p>0.30333</text:p>
          </table:table-cell>
          <table:table-cell office:value-type="float" office:value="0.33868" calcext:value-type="float">
            <text:p>0.33868</text:p>
          </table:table-cell>
          <table:table-cell office:value-type="float" office:value="0.83345" calcext:value-type="float">
            <text:p>0.83345</text:p>
          </table:table-cell>
          <table:table-cell office:value-type="float" office:value="0.91924" calcext:value-type="float">
            <text:p>0.91924</text:p>
          </table:table-cell>
          <table:table-cell office:value-type="float" office:value="0.80116" calcext:value-type="float">
            <text:p>0.80116</text:p>
          </table:table-cell>
          <table:table-cell office:value-type="float" office:value="1.164" calcext:value-type="float">
            <text:p>1.164</text:p>
          </table:table-cell>
          <table:table-cell office:value-type="float" office:value="1.1641" calcext:value-type="float">
            <text:p>1.1641</text:p>
          </table:table-cell>
          <table:table-cell office:value-type="float" office:value="1.1689" calcext:value-type="float">
            <text:p>1.1689</text:p>
          </table:table-cell>
          <table:table-cell office:value-type="float" office:value="0.24976" calcext:value-type="float">
            <text:p>0.24976</text:p>
          </table:table-cell>
          <table:table-cell office:value-type="float" office:value="0.23345" calcext:value-type="float">
            <text:p>0.23345</text:p>
          </table:table-cell>
          <table:table-cell office:value-type="float" office:value="0.25884" calcext:value-type="float">
            <text:p>0.258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-Mar-2004 17:31:32</text:p>
          </table:table-cell>
          <table:table-cell office:value-type="string" calcext:value-type="string">
            <text:p>13-Mar-2004 03:20:22</text:p>
          </table:table-cell>
          <table:table-cell office:value-type="float" office:value="112.1764" calcext:value-type="float">
            <text:p>112.1764</text:p>
          </table:table-cell>
          <table:table-cell office:value-type="float" office:value="-77.9556" calcext:value-type="float">
            <text:p>-77.9556</text:p>
          </table:table-cell>
          <table:table-cell office:value-type="float" office:value="2" calcext:value-type="float">
            <text:p>2</text:p>
          </table:table-cell>
          <table:table-cell office:value-type="float" office:value="0.72614" calcext:value-type="float">
            <text:p>0.72614</text:p>
          </table:table-cell>
          <table:table-cell office:value-type="float" office:value="0.79737" calcext:value-type="float">
            <text:p>0.79737</text:p>
          </table:table-cell>
          <table:table-cell office:value-type="float" office:value="0.81591" calcext:value-type="float">
            <text:p>0.81591</text:p>
          </table:table-cell>
          <table:table-cell office:value-type="float" office:value="0.9481" calcext:value-type="float">
            <text:p>0.9481</text:p>
          </table:table-cell>
          <table:table-cell office:value-type="float" office:value="0.9811" calcext:value-type="float">
            <text:p>0.9811</text:p>
          </table:table-cell>
          <table:table-cell office:value-type="float" office:value="0.98142" calcext:value-type="float">
            <text:p>0.98142</text:p>
          </table:table-cell>
          <table:table-cell office:value-type="float" office:value="0.24214" calcext:value-type="float">
            <text:p>0.24214</text:p>
          </table:table-cell>
          <table:table-cell office:value-type="float" office:value="0.22644" calcext:value-type="float">
            <text:p>0.22644</text:p>
          </table:table-cell>
          <table:table-cell office:value-type="float" office:value="0.22134" calcext:value-type="float">
            <text:p>0.22134</text:p>
          </table:table-cell>
          <table:table-cell office:value-type="float" office:value="0.79828" calcext:value-type="float">
            <text:p>0.79828</text:p>
          </table:table-cell>
          <table:table-cell office:value-type="float" office:value="0.81087" calcext:value-type="float">
            <text:p>0.81087</text:p>
          </table:table-cell>
          <table:table-cell office:value-type="float" office:value="0.83789" calcext:value-type="float">
            <text:p>0.83789</text:p>
          </table:table-cell>
          <table:table-cell office:value-type="float" office:value="0.9536" calcext:value-type="float">
            <text:p>0.9536</text:p>
          </table:table-cell>
          <table:table-cell office:value-type="float" office:value="0.99041" calcext:value-type="float">
            <text:p>0.99041</text:p>
          </table:table-cell>
          <table:table-cell office:value-type="float" office:value="0.98682" calcext:value-type="float">
            <text:p>0.98682</text:p>
          </table:table-cell>
          <table:table-cell office:value-type="float" office:value="0.13336" calcext:value-type="float">
            <text:p>0.13336</text:p>
          </table:table-cell>
          <table:table-cell office:value-type="float" office:value="0.12673" calcext:value-type="float">
            <text:p>0.12673</text:p>
          </table:table-cell>
          <table:table-cell office:value-type="float" office:value="0.11717" calcext:value-type="float">
            <text:p>0.117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2-Apr-2004 17:26:47</text:p>
          </table:table-cell>
          <table:table-cell office:value-type="string" calcext:value-type="string">
            <text:p>07-Apr-2004 07:19:45</text:p>
          </table:table-cell>
          <table:table-cell office:value-type="float" office:value="109.8124" calcext:value-type="float">
            <text:p>109.8124</text:p>
          </table:table-cell>
          <table:table-cell office:value-type="float" office:value="-117" calcext:value-type="float">
            <text:p>-117</text:p>
          </table:table-cell>
          <table:table-cell office:value-type="float" office:value="2" calcext:value-type="float">
            <text:p>2</text:p>
          </table:table-cell>
          <table:table-cell office:value-type="float" office:value="0.90172" calcext:value-type="float">
            <text:p>0.90172</text:p>
          </table:table-cell>
          <table:table-cell office:value-type="float" office:value="0.93622" calcext:value-type="float">
            <text:p>0.93622</text:p>
          </table:table-cell>
          <table:table-cell office:value-type="float" office:value="0.92216" calcext:value-type="float">
            <text:p>0.92216</text:p>
          </table:table-cell>
          <table:table-cell office:value-type="float" office:value="1.0768" calcext:value-type="float">
            <text:p>1.0768</text:p>
          </table:table-cell>
          <table:table-cell office:value-type="float" office:value="1.0711" calcext:value-type="float">
            <text:p>1.0711</text:p>
          </table:table-cell>
          <table:table-cell office:value-type="float" office:value="1.13" calcext:value-type="float">
            <text:p>1.13</text:p>
          </table:table-cell>
          <table:table-cell office:value-type="float" office:value="0.2745" calcext:value-type="float">
            <text:p>0.2745</text:p>
          </table:table-cell>
          <table:table-cell office:value-type="float" office:value="0.24202" calcext:value-type="float">
            <text:p>0.24202</text:p>
          </table:table-cell>
          <table:table-cell office:value-type="float" office:value="0.28372" calcext:value-type="float">
            <text:p>0.28372</text:p>
          </table:table-cell>
          <table:table-cell office:value-type="float" office:value="0.85616" calcext:value-type="float">
            <text:p>0.85616</text:p>
          </table:table-cell>
          <table:table-cell office:value-type="float" office:value="0.8738" calcext:value-type="float">
            <text:p>0.8738</text:p>
          </table:table-cell>
          <table:table-cell office:value-type="float" office:value="0.82873" calcext:value-type="float">
            <text:p>0.82873</text:p>
          </table:table-cell>
          <table:table-cell office:value-type="float" office:value="1.1031" calcext:value-type="float">
            <text:p>1.1031</text:p>
          </table:table-cell>
          <table:table-cell office:value-type="float" office:value="1.0881" calcext:value-type="float">
            <text:p>1.0881</text:p>
          </table:table-cell>
          <table:table-cell office:value-type="float" office:value="1.1249" calcext:value-type="float">
            <text:p>1.1249</text:p>
          </table:table-cell>
          <table:table-cell office:value-type="float" office:value="0.19068" calcext:value-type="float">
            <text:p>0.19068</text:p>
          </table:table-cell>
          <table:table-cell office:value-type="float" office:value="0.14693" calcext:value-type="float">
            <text:p>0.14693</text:p>
          </table:table-cell>
          <table:table-cell office:value-type="float" office:value="0.19139" calcext:value-type="float">
            <text:p>0.191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-Jul-2004 00:56:05</text:p>
          </table:table-cell>
          <table:table-cell office:value-type="string" calcext:value-type="string">
            <text:p>18-Jul-2004 05:29:55</text:p>
          </table:table-cell>
          <table:table-cell office:value-type="float" office:value="98.9207" calcext:value-type="float">
            <text:p>98.9207</text:p>
          </table:table-cell>
          <table:table-cell office:value-type="float" office:value="-75.9792" calcext:value-type="float">
            <text:p>-75.9792</text:p>
          </table:table-cell>
          <table:table-cell office:value-type="float" office:value="2" calcext:value-type="float">
            <text:p>2</text:p>
          </table:table-cell>
          <table:table-cell office:value-type="float" office:value="0.73407" calcext:value-type="float">
            <text:p>0.73407</text:p>
          </table:table-cell>
          <table:table-cell office:value-type="float" office:value="0.8019" calcext:value-type="float">
            <text:p>0.8019</text:p>
          </table:table-cell>
          <table:table-cell office:value-type="float" office:value="0.83544" calcext:value-type="float">
            <text:p>0.83544</text:p>
          </table:table-cell>
          <table:table-cell office:value-type="float" office:value="1.0253" calcext:value-type="float">
            <text:p>1.0253</text:p>
          </table:table-cell>
          <table:table-cell office:value-type="float" office:value="1.0387" calcext:value-type="float">
            <text:p>1.0387</text:p>
          </table:table-cell>
          <table:table-cell office:value-type="float" office:value="1.0589" calcext:value-type="float">
            <text:p>1.0589</text:p>
          </table:table-cell>
          <table:table-cell office:value-type="float" office:value="0.26427" calcext:value-type="float">
            <text:p>0.26427</text:p>
          </table:table-cell>
          <table:table-cell office:value-type="float" office:value="0.23729" calcext:value-type="float">
            <text:p>0.23729</text:p>
          </table:table-cell>
          <table:table-cell office:value-type="float" office:value="0.21528" calcext:value-type="float">
            <text:p>0.21528</text:p>
          </table:table-cell>
          <table:table-cell office:value-type="float" office:value="0.91059" calcext:value-type="float">
            <text:p>0.91059</text:p>
          </table:table-cell>
          <table:table-cell office:value-type="float" office:value="0.9284" calcext:value-type="float">
            <text:p>0.9284</text:p>
          </table:table-cell>
          <table:table-cell office:value-type="float" office:value="0.82055" calcext:value-type="float">
            <text:p>0.82055</text:p>
          </table:table-cell>
          <table:table-cell office:value-type="float" office:value="1.0354" calcext:value-type="float">
            <text:p>1.0354</text:p>
          </table:table-cell>
          <table:table-cell office:value-type="float" office:value="1.0542" calcext:value-type="float">
            <text:p>1.0542</text:p>
          </table:table-cell>
          <table:table-cell office:value-type="float" office:value="1.0684" calcext:value-type="float">
            <text:p>1.0684</text:p>
          </table:table-cell>
          <table:table-cell office:value-type="float" office:value="0.099977" calcext:value-type="float">
            <text:p>0.099977</text:p>
          </table:table-cell>
          <table:table-cell office:value-type="float" office:value="0.11256" calcext:value-type="float">
            <text:p>0.11256</text:p>
          </table:table-cell>
          <table:table-cell office:value-type="float" office:value="0.14163" calcext:value-type="float">
            <text:p>0.141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-Jul-2004 21:38:50</text:p>
          </table:table-cell>
          <table:table-cell office:value-type="string" calcext:value-type="string">
            <text:p>30-Jul-2004 16:39:50</text:p>
          </table:table-cell>
          <table:table-cell office:value-type="float" office:value="106.0064" calcext:value-type="float">
            <text:p>106.0064</text:p>
          </table:table-cell>
          <table:table-cell office:value-type="float" office:value="-169.9868" calcext:value-type="float">
            <text:p>-169.9868</text:p>
          </table:table-cell>
          <table:table-cell office:value-type="float" office:value="2" calcext:value-type="float">
            <text:p>2</text:p>
          </table:table-cell>
          <table:table-cell office:value-type="float" office:value="0.79752" calcext:value-type="float">
            <text:p>0.79752</text:p>
          </table:table-cell>
          <table:table-cell office:value-type="float" office:value="0.79768" calcext:value-type="float">
            <text:p>0.79768</text:p>
          </table:table-cell>
          <table:table-cell office:value-type="float" office:value="0.82771" calcext:value-type="float">
            <text:p>0.82771</text:p>
          </table:table-cell>
          <table:table-cell office:value-type="float" office:value="1.1528" calcext:value-type="float">
            <text:p>1.1528</text:p>
          </table:table-cell>
          <table:table-cell office:value-type="float" office:value="1.0081" calcext:value-type="float">
            <text:p>1.0081</text:p>
          </table:table-cell>
          <table:table-cell office:value-type="float" office:value="1.1683" calcext:value-type="float">
            <text:p>1.1683</text:p>
          </table:table-cell>
          <table:table-cell office:value-type="float" office:value="0.4588" calcext:value-type="float">
            <text:p>0.4588</text:p>
          </table:table-cell>
          <table:table-cell office:value-type="float" office:value="0.3855" calcext:value-type="float">
            <text:p>0.3855</text:p>
          </table:table-cell>
          <table:table-cell office:value-type="float" office:value="0.406" calcext:value-type="float">
            <text:p>0.406</text:p>
          </table:table-cell>
          <table:table-cell office:value-type="float" office:value="0.8765" calcext:value-type="float">
            <text:p>0.8765</text:p>
          </table:table-cell>
          <table:table-cell office:value-type="float" office:value="0.90953" calcext:value-type="float">
            <text:p>0.90953</text:p>
          </table:table-cell>
          <table:table-cell office:value-type="float" office:value="0.90123" calcext:value-type="float">
            <text:p>0.90123</text:p>
          </table:table-cell>
          <table:table-cell office:value-type="float" office:value="1.1654" calcext:value-type="float">
            <text:p>1.1654</text:p>
          </table:table-cell>
          <table:table-cell office:value-type="float" office:value="1.0152" calcext:value-type="float">
            <text:p>1.0152</text:p>
          </table:table-cell>
          <table:table-cell office:value-type="float" office:value="1.1644" calcext:value-type="float">
            <text:p>1.1644</text:p>
          </table:table-cell>
          <table:table-cell office:value-type="float" office:value="0.32203" calcext:value-type="float">
            <text:p>0.32203</text:p>
          </table:table-cell>
          <table:table-cell office:value-type="float" office:value="0.25959" calcext:value-type="float">
            <text:p>0.25959</text:p>
          </table:table-cell>
          <table:table-cell office:value-type="float" office:value="0.28064" calcext:value-type="float">
            <text:p>0.280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-Aug-2004 20:57:07</text:p>
          </table:table-cell>
          <table:table-cell office:value-type="string" calcext:value-type="string">
            <text:p>10-Aug-2004 21:10:07</text:p>
          </table:table-cell>
          <table:table-cell office:value-type="float" office:value="105.5879" calcext:value-type="float">
            <text:p>105.5879</text:p>
          </table:table-cell>
          <table:table-cell office:value-type="float" office:value="-50.9583" calcext:value-type="float">
            <text:p>-50.9583</text:p>
          </table:table-cell>
          <table:table-cell office:value-type="float" office:value="2" calcext:value-type="float">
            <text:p>2</text:p>
          </table:table-cell>
          <table:table-cell office:value-type="float" office:value="0.86722" calcext:value-type="float">
            <text:p>0.86722</text:p>
          </table:table-cell>
          <table:table-cell office:value-type="float" office:value="0.88843" calcext:value-type="float">
            <text:p>0.88843</text:p>
          </table:table-cell>
          <table:table-cell office:value-type="float" office:value="0.88921" calcext:value-type="float">
            <text:p>0.88921</text:p>
          </table:table-cell>
          <table:table-cell office:value-type="float" office:value="0.99911" calcext:value-type="float">
            <text:p>0.99911</text:p>
          </table:table-cell>
          <table:table-cell office:value-type="float" office:value="0.98876" calcext:value-type="float">
            <text:p>0.98876</text:p>
          </table:table-cell>
          <table:table-cell office:value-type="float" office:value="1" calcext:value-type="float">
            <text:p>1</text:p>
          </table:table-cell>
          <table:table-cell office:value-type="float" office:value="0.2108" calcext:value-type="float">
            <text:p>0.2108</text:p>
          </table:table-cell>
          <table:table-cell office:value-type="float" office:value="0.1984" calcext:value-type="float">
            <text:p>0.1984</text:p>
          </table:table-cell>
          <table:table-cell office:value-type="float" office:value="0.19741" calcext:value-type="float">
            <text:p>0.19741</text:p>
          </table:table-cell>
          <table:table-cell office:value-type="float" office:value="0.89042" calcext:value-type="float">
            <text:p>0.89042</text:p>
          </table:table-cell>
          <table:table-cell office:value-type="float" office:value="0.91067" calcext:value-type="float">
            <text:p>0.91067</text:p>
          </table:table-cell>
          <table:table-cell office:value-type="float" office:value="0.82305" calcext:value-type="float">
            <text:p>0.82305</text:p>
          </table:table-cell>
          <table:table-cell office:value-type="float" office:value="0.98075" calcext:value-type="float">
            <text:p>0.98075</text:p>
          </table:table-cell>
          <table:table-cell office:value-type="float" office:value="1.0002" calcext:value-type="float">
            <text:p>1.0002</text:p>
          </table:table-cell>
          <table:table-cell office:value-type="float" office:value="0.99095" calcext:value-type="float">
            <text:p>0.99095</text:p>
          </table:table-cell>
          <table:table-cell office:value-type="float" office:value="0.087783" calcext:value-type="float">
            <text:p>0.087783</text:p>
          </table:table-cell>
          <table:table-cell office:value-type="float" office:value="0.063705" calcext:value-type="float">
            <text:p>0.063705</text:p>
          </table:table-cell>
          <table:table-cell office:value-type="float" office:value="0.10121" calcext:value-type="float">
            <text:p>0.10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-Aug-2004 13:15:47</text:p>
          </table:table-cell>
          <table:table-cell office:value-type="string" calcext:value-type="string">
            <text:p>01-Sep-2004 17:29:45</text:p>
          </table:table-cell>
          <table:table-cell office:value-type="float" office:value="111.2404" calcext:value-type="float">
            <text:p>111.2404</text:p>
          </table:table-cell>
          <table:table-cell office:value-type="float" office:value="-128.95" calcext:value-type="float">
            <text:p>-128.95</text:p>
          </table:table-cell>
          <table:table-cell office:value-type="float" office:value="2" calcext:value-type="float">
            <text:p>2</text:p>
          </table:table-cell>
          <table:table-cell office:value-type="float" office:value="0.92376" calcext:value-type="float">
            <text:p>0.92376</text:p>
          </table:table-cell>
          <table:table-cell office:value-type="float" office:value="0.9216" calcext:value-type="float">
            <text:p>0.9216</text:p>
          </table:table-cell>
          <table:table-cell office:value-type="float" office:value="0.92395" calcext:value-type="float">
            <text:p>0.92395</text:p>
          </table:table-cell>
          <table:table-cell office:value-type="float" office:value="1.2635" calcext:value-type="float">
            <text:p>1.2635</text:p>
          </table:table-cell>
          <table:table-cell office:value-type="float" office:value="1.0804" calcext:value-type="float">
            <text:p>1.0804</text:p>
          </table:table-cell>
          <table:table-cell office:value-type="float" office:value="1.1186" calcext:value-type="float">
            <text:p>1.1186</text:p>
          </table:table-cell>
          <table:table-cell office:value-type="float" office:value="0.64204" calcext:value-type="float">
            <text:p>0.64204</text:p>
          </table:table-cell>
          <table:table-cell office:value-type="float" office:value="0.3096" calcext:value-type="float">
            <text:p>0.3096</text:p>
          </table:table-cell>
          <table:table-cell office:value-type="float" office:value="0.32303" calcext:value-type="float">
            <text:p>0.32303</text:p>
          </table:table-cell>
          <table:table-cell office:value-type="float" office:value="0.95712" calcext:value-type="float">
            <text:p>0.95712</text:p>
          </table:table-cell>
          <table:table-cell office:value-type="float" office:value="0.89085" calcext:value-type="float">
            <text:p>0.89085</text:p>
          </table:table-cell>
          <table:table-cell office:value-type="float" office:value="0.86849" calcext:value-type="float">
            <text:p>0.86849</text:p>
          </table:table-cell>
          <table:table-cell office:value-type="float" office:value="1.0408" calcext:value-type="float">
            <text:p>1.0408</text:p>
          </table:table-cell>
          <table:table-cell office:value-type="float" office:value="1.1" calcext:value-type="float">
            <text:p>1.1</text:p>
          </table:table-cell>
          <table:table-cell office:value-type="float" office:value="1.0805" calcext:value-type="float">
            <text:p>1.0805</text:p>
          </table:table-cell>
          <table:table-cell office:value-type="float" office:value="0.092403" calcext:value-type="float">
            <text:p>0.092403</text:p>
          </table:table-cell>
          <table:table-cell office:value-type="float" office:value="0.19921" calcext:value-type="float">
            <text:p>0.19921</text:p>
          </table:table-cell>
          <table:table-cell office:value-type="float" office:value="0.16357" calcext:value-type="float">
            <text:p>0.163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6-Nov-2004 20:45:45</text:p>
          </table:table-cell>
          <table:table-cell office:value-type="string" calcext:value-type="string">
            <text:p>15-Nov-2004 13:19:27</text:p>
          </table:table-cell>
          <table:table-cell office:value-type="float" office:value="106.7052" calcext:value-type="float">
            <text:p>106.7052</text:p>
          </table:table-cell>
          <table:table-cell office:value-type="float" office:value="-373.9542" calcext:value-type="float">
            <text:p>-373.9542</text:p>
          </table:table-cell>
          <table:table-cell office:value-type="float" office:value="2" calcext:value-type="float">
            <text:p>2</text:p>
          </table:table-cell>
          <table:table-cell office:value-type="float" office:value="0.63877" calcext:value-type="float">
            <text:p>0.63877</text:p>
          </table:table-cell>
          <table:table-cell office:value-type="float" office:value="0.77549" calcext:value-type="float">
            <text:p>0.77549</text:p>
          </table:table-cell>
          <table:table-cell office:value-type="float" office:value="0.82171" calcext:value-type="float">
            <text:p>0.82171</text:p>
          </table:table-cell>
          <table:table-cell office:value-type="float" office:value="0.97699" calcext:value-type="float">
            <text:p>0.97699</text:p>
          </table:table-cell>
          <table:table-cell office:value-type="float" office:value="0.98741" calcext:value-type="float">
            <text:p>0.98741</text:p>
          </table:table-cell>
          <table:table-cell office:value-type="float" office:value="1.2279" calcext:value-type="float">
            <text:p>1.2279</text:p>
          </table:table-cell>
          <table:table-cell office:value-type="float" office:value="0.51371" calcext:value-type="float">
            <text:p>0.51371</text:p>
          </table:table-cell>
          <table:table-cell office:value-type="float" office:value="0.41192" calcext:value-type="float">
            <text:p>0.41192</text:p>
          </table:table-cell>
          <table:table-cell office:value-type="float" office:value="0.47268" calcext:value-type="float">
            <text:p>0.47268</text:p>
          </table:table-cell>
          <table:table-cell office:value-type="float" office:value="0.67995" calcext:value-type="float">
            <text:p>0.67995</text:p>
          </table:table-cell>
          <table:table-cell office:value-type="float" office:value="0.84983" calcext:value-type="float">
            <text:p>0.84983</text:p>
          </table:table-cell>
          <table:table-cell office:value-type="float" office:value="0.88074" calcext:value-type="float">
            <text:p>0.88074</text:p>
          </table:table-cell>
          <table:table-cell office:value-type="float" office:value="0.96898" calcext:value-type="float">
            <text:p>0.96898</text:p>
          </table:table-cell>
          <table:table-cell office:value-type="float" office:value="0.98638" calcext:value-type="float">
            <text:p>0.98638</text:p>
          </table:table-cell>
          <table:table-cell office:value-type="float" office:value="1.2196" calcext:value-type="float">
            <text:p>1.2196</text:p>
          </table:table-cell>
          <table:table-cell office:value-type="float" office:value="0.4314" calcext:value-type="float">
            <text:p>0.4314</text:p>
          </table:table-cell>
          <table:table-cell office:value-type="float" office:value="0.31322" calcext:value-type="float">
            <text:p>0.31322</text:p>
          </table:table-cell>
          <table:table-cell office:value-type="float" office:value="0.37393" calcext:value-type="float">
            <text:p>0.373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-Nov-2004 02:55:47</text:p>
          </table:table-cell>
          <table:table-cell office:value-type="string" calcext:value-type="string">
            <text:p>26-Nov-2004 08:29:37</text:p>
          </table:table-cell>
          <table:table-cell office:value-type="float" office:value="107.8762" calcext:value-type="float">
            <text:p>107.8762</text:p>
          </table:table-cell>
          <table:table-cell office:value-type="float" office:value="-53" calcext:value-type="float">
            <text:p>-53</text:p>
          </table:table-cell>
          <table:table-cell office:value-type="float" office:value="2" calcext:value-type="float">
            <text:p>2</text:p>
          </table:table-cell>
          <table:table-cell office:value-type="float" office:value="0.77942" calcext:value-type="float">
            <text:p>0.77942</text:p>
          </table:table-cell>
          <table:table-cell office:value-type="float" office:value="0.92368" calcext:value-type="float">
            <text:p>0.92368</text:p>
          </table:table-cell>
          <table:table-cell office:value-type="float" office:value="0.91725" calcext:value-type="float">
            <text:p>0.91725</text:p>
          </table:table-cell>
          <table:table-cell office:value-type="float" office:value="1.0175" calcext:value-type="float">
            <text:p>1.0175</text:p>
          </table:table-cell>
          <table:table-cell office:value-type="float" office:value="1.0218" calcext:value-type="float">
            <text:p>1.0218</text:p>
          </table:table-cell>
          <table:table-cell office:value-type="float" office:value="1.0406" calcext:value-type="float">
            <text:p>1.0406</text:p>
          </table:table-cell>
          <table:table-cell office:value-type="float" office:value="0.22889" calcext:value-type="float">
            <text:p>0.22889</text:p>
          </table:table-cell>
          <table:table-cell office:value-type="float" office:value="0.14353" calcext:value-type="float">
            <text:p>0.14353</text:p>
          </table:table-cell>
          <table:table-cell office:value-type="float" office:value="0.15591" calcext:value-type="float">
            <text:p>0.15591</text:p>
          </table:table-cell>
          <table:table-cell office:value-type="float" office:value="0.96316" calcext:value-type="float">
            <text:p>0.96316</text:p>
          </table:table-cell>
          <table:table-cell office:value-type="float" office:value="0.87386" calcext:value-type="float">
            <text:p>0.87386</text:p>
          </table:table-cell>
          <table:table-cell office:value-type="float" office:value="0.75917" calcext:value-type="float">
            <text:p>0.75917</text:p>
          </table:table-cell>
          <table:table-cell office:value-type="float" office:value="0.99816" calcext:value-type="float">
            <text:p>0.99816</text:p>
          </table:table-cell>
          <table:table-cell office:value-type="float" office:value="1.0305" calcext:value-type="float">
            <text:p>1.0305</text:p>
          </table:table-cell>
          <table:table-cell office:value-type="float" office:value="1.0347" calcext:value-type="float">
            <text:p>1.0347</text:p>
          </table:table-cell>
          <table:table-cell office:value-type="float" office:value="0.034192" calcext:value-type="float">
            <text:p>0.034192</text:p>
          </table:table-cell>
          <table:table-cell office:value-type="float" office:value="0.071711" calcext:value-type="float">
            <text:p>0.071711</text:p>
          </table:table-cell>
          <table:table-cell office:value-type="float" office:value="0.089232" calcext:value-type="float">
            <text:p>0.0892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-Dec-2004 01:09:02</text:p>
          </table:table-cell>
          <table:table-cell office:value-type="string" calcext:value-type="string">
            <text:p>14-Dec-2004 05:40:00</text:p>
          </table:table-cell>
          <table:table-cell office:value-type="float" office:value="105.4" calcext:value-type="float">
            <text:p>105.4</text:p>
          </table:table-cell>
          <table:table-cell office:value-type="float" office:value="-55.9903" calcext:value-type="float">
            <text:p>-55.9903</text:p>
          </table:table-cell>
          <table:table-cell office:value-type="float" office:value="2" calcext:value-type="float">
            <text:p>2</text:p>
          </table:table-cell>
          <table:table-cell office:value-type="float" office:value="0.71252" calcext:value-type="float">
            <text:p>0.71252</text:p>
          </table:table-cell>
          <table:table-cell office:value-type="float" office:value="0.8644" calcext:value-type="float">
            <text:p>0.8644</text:p>
          </table:table-cell>
          <table:table-cell office:value-type="float" office:value="0.82019" calcext:value-type="float">
            <text:p>0.82019</text:p>
          </table:table-cell>
          <table:table-cell office:value-type="float" office:value="1.1334" calcext:value-type="float">
            <text:p>1.1334</text:p>
          </table:table-cell>
          <table:table-cell office:value-type="float" office:value="1.0557" calcext:value-type="float">
            <text:p>1.0557</text:p>
          </table:table-cell>
          <table:table-cell office:value-type="float" office:value="1.1263" calcext:value-type="float">
            <text:p>1.1263</text:p>
          </table:table-cell>
          <table:table-cell office:value-type="float" office:value="0.31193" calcext:value-type="float">
            <text:p>0.31193</text:p>
          </table:table-cell>
          <table:table-cell office:value-type="float" office:value="0.20293" calcext:value-type="float">
            <text:p>0.20293</text:p>
          </table:table-cell>
          <table:table-cell office:value-type="float" office:value="0.27181" calcext:value-type="float">
            <text:p>0.27181</text:p>
          </table:table-cell>
          <table:table-cell office:value-type="float" office:value="0.78516" calcext:value-type="float">
            <text:p>0.78516</text:p>
          </table:table-cell>
          <table:table-cell office:value-type="float" office:value="0.86067" calcext:value-type="float">
            <text:p>0.86067</text:p>
          </table:table-cell>
          <table:table-cell office:value-type="float" office:value="0.73038" calcext:value-type="float">
            <text:p>0.73038</text:p>
          </table:table-cell>
          <table:table-cell office:value-type="float" office:value="1.1322" calcext:value-type="float">
            <text:p>1.1322</text:p>
          </table:table-cell>
          <table:table-cell office:value-type="float" office:value="1.0501" calcext:value-type="float">
            <text:p>1.0501</text:p>
          </table:table-cell>
          <table:table-cell office:value-type="float" office:value="1.1029" calcext:value-type="float">
            <text:p>1.1029</text:p>
          </table:table-cell>
          <table:table-cell office:value-type="float" office:value="0.192" calcext:value-type="float">
            <text:p>0.192</text:p>
          </table:table-cell>
          <table:table-cell office:value-type="float" office:value="0.091163" calcext:value-type="float">
            <text:p>0.091163</text:p>
          </table:table-cell>
          <table:table-cell office:value-type="float" office:value="0.16578" calcext:value-type="float">
            <text:p>0.165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1-Jan-2005 21:00:27</text:p>
          </table:table-cell>
          <table:table-cell office:value-type="string" calcext:value-type="string">
            <text:p>03-Jan-2005 21:00:20</text:p>
          </table:table-cell>
          <table:table-cell office:value-type="float" office:value="106.939" calcext:value-type="float">
            <text:p>106.939</text:p>
          </table:table-cell>
          <table:table-cell office:value-type="float" office:value="-50" calcext:value-type="float">
            <text:p>-50</text:p>
          </table:table-cell>
          <table:table-cell office:value-type="float" office:value="2" calcext:value-type="float">
            <text:p>2</text:p>
          </table:table-cell>
          <table:table-cell office:value-type="float" office:value="0.61369" calcext:value-type="float">
            <text:p>0.61369</text:p>
          </table:table-cell>
          <table:table-cell office:value-type="float" office:value="0.69415" calcext:value-type="float">
            <text:p>0.69415</text:p>
          </table:table-cell>
          <table:table-cell office:value-type="float" office:value="0.68558" calcext:value-type="float">
            <text:p>0.68558</text:p>
          </table:table-cell>
          <table:table-cell office:value-type="float" office:value="0.91479" calcext:value-type="float">
            <text:p>0.91479</text:p>
          </table:table-cell>
          <table:table-cell office:value-type="float" office:value="0.96986" calcext:value-type="float">
            <text:p>0.96986</text:p>
          </table:table-cell>
          <table:table-cell office:value-type="float" office:value="0.99051" calcext:value-type="float">
            <text:p>0.99051</text:p>
          </table:table-cell>
          <table:table-cell office:value-type="float" office:value="0.26018" calcext:value-type="float">
            <text:p>0.26018</text:p>
          </table:table-cell>
          <table:table-cell office:value-type="float" office:value="0.22928" calcext:value-type="float">
            <text:p>0.22928</text:p>
          </table:table-cell>
          <table:table-cell office:value-type="float" office:value="0.25435" calcext:value-type="float">
            <text:p>0.25435</text:p>
          </table:table-cell>
          <table:table-cell office:value-type="float" office:value="0.1427" calcext:value-type="float">
            <text:p>0.1427</text:p>
          </table:table-cell>
          <table:table-cell office:value-type="float" office:value="0.44333" calcext:value-type="float">
            <text:p>0.44333</text:p>
          </table:table-cell>
          <table:table-cell office:value-type="float" office:value="0.3837" calcext:value-type="float">
            <text:p>0.3837</text:p>
          </table:table-cell>
          <table:table-cell office:value-type="float" office:value="0.92273" calcext:value-type="float">
            <text:p>0.92273</text:p>
          </table:table-cell>
          <table:table-cell office:value-type="float" office:value="0.9649" calcext:value-type="float">
            <text:p>0.9649</text:p>
          </table:table-cell>
          <table:table-cell office:value-type="float" office:value="0.97113" calcext:value-type="float">
            <text:p>0.97113</text:p>
          </table:table-cell>
          <table:table-cell office:value-type="float" office:value="0.13642" calcext:value-type="float">
            <text:p>0.13642</text:p>
          </table:table-cell>
          <table:table-cell office:value-type="float" office:value="0.087108" calcext:value-type="float">
            <text:p>0.087108</text:p>
          </table:table-cell>
          <table:table-cell office:value-type="float" office:value="0.10929" calcext:value-type="float">
            <text:p>0.109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6-Jan-2005 22:18:15</text:p>
          </table:table-cell>
          <table:table-cell office:value-type="string" calcext:value-type="string">
            <text:p>09-Jan-2005 11:06:32</text:p>
          </table:table-cell>
          <table:table-cell office:value-type="float" office:value="106.7085" calcext:value-type="float">
            <text:p>106.7085</text:p>
          </table:table-cell>
          <table:table-cell office:value-type="float" office:value="-92.8958" calcext:value-type="float">
            <text:p>-92.8958</text:p>
          </table:table-cell>
          <table:table-cell office:value-type="float" office:value="2" calcext:value-type="float">
            <text:p>2</text:p>
          </table:table-cell>
          <table:table-cell office:value-type="float" office:value="0.77773" calcext:value-type="float">
            <text:p>0.77773</text:p>
          </table:table-cell>
          <table:table-cell office:value-type="float" office:value="0.76308" calcext:value-type="float">
            <text:p>0.76308</text:p>
          </table:table-cell>
          <table:table-cell office:value-type="float" office:value="0.78577" calcext:value-type="float">
            <text:p>0.78577</text:p>
          </table:table-cell>
          <table:table-cell office:value-type="float" office:value="1.1996" calcext:value-type="float">
            <text:p>1.1996</text:p>
          </table:table-cell>
          <table:table-cell office:value-type="float" office:value="1.1018" calcext:value-type="float">
            <text:p>1.1018</text:p>
          </table:table-cell>
          <table:table-cell office:value-type="float" office:value="1.1643" calcext:value-type="float">
            <text:p>1.1643</text:p>
          </table:table-cell>
          <table:table-cell office:value-type="float" office:value="0.4544" calcext:value-type="float">
            <text:p>0.4544</text:p>
          </table:table-cell>
          <table:table-cell office:value-type="float" office:value="0.38456" calcext:value-type="float">
            <text:p>0.38456</text:p>
          </table:table-cell>
          <table:table-cell office:value-type="float" office:value="0.43077" calcext:value-type="float">
            <text:p>0.43077</text:p>
          </table:table-cell>
          <table:table-cell office:value-type="float" office:value="0.94986" calcext:value-type="float">
            <text:p>0.94986</text:p>
          </table:table-cell>
          <table:table-cell office:value-type="float" office:value="0.96237" calcext:value-type="float">
            <text:p>0.96237</text:p>
          </table:table-cell>
          <table:table-cell office:value-type="float" office:value="0.90354" calcext:value-type="float">
            <text:p>0.90354</text:p>
          </table:table-cell>
          <table:table-cell office:value-type="float" office:value="1.1812" calcext:value-type="float">
            <text:p>1.1812</text:p>
          </table:table-cell>
          <table:table-cell office:value-type="float" office:value="1.0807" calcext:value-type="float">
            <text:p>1.0807</text:p>
          </table:table-cell>
          <table:table-cell office:value-type="float" office:value="1.1258" calcext:value-type="float">
            <text:p>1.1258</text:p>
          </table:table-cell>
          <table:table-cell office:value-type="float" office:value="0.29609" calcext:value-type="float">
            <text:p>0.29609</text:p>
          </table:table-cell>
          <table:table-cell office:value-type="float" office:value="0.21017" calcext:value-type="float">
            <text:p>0.21017</text:p>
          </table:table-cell>
          <table:table-cell office:value-type="float" office:value="0.24038" calcext:value-type="float">
            <text:p>0.240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-Jan-2005 01:09:12</text:p>
          </table:table-cell>
          <table:table-cell office:value-type="string" calcext:value-type="string">
            <text:p>23-Jan-2005 23:59:55</text:p>
          </table:table-cell>
          <table:table-cell office:value-type="float" office:value="105.2981" calcext:value-type="float">
            <text:p>105.2981</text:p>
          </table:table-cell>
          <table:table-cell office:value-type="float" office:value="-102.8701" calcext:value-type="float">
            <text:p>-102.8701</text:p>
          </table:table-cell>
          <table:table-cell office:value-type="float" office:value="2" calcext:value-type="float">
            <text:p>2</text:p>
          </table:table-cell>
          <table:table-cell office:value-type="float" office:value="0.72336" calcext:value-type="float">
            <text:p>0.72336</text:p>
          </table:table-cell>
          <table:table-cell office:value-type="float" office:value="0.80078" calcext:value-type="float">
            <text:p>0.80078</text:p>
          </table:table-cell>
          <table:table-cell office:value-type="float" office:value="0.803" calcext:value-type="float">
            <text:p>0.803</text:p>
          </table:table-cell>
          <table:table-cell office:value-type="float" office:value="1.1511" calcext:value-type="float">
            <text:p>1.1511</text:p>
          </table:table-cell>
          <table:table-cell office:value-type="float" office:value="1.27" calcext:value-type="float">
            <text:p>1.27</text:p>
          </table:table-cell>
          <table:table-cell office:value-type="float" office:value="1.3224" calcext:value-type="float">
            <text:p>1.3224</text:p>
          </table:table-cell>
          <table:table-cell office:value-type="float" office:value="0.45717" calcext:value-type="float">
            <text:p>0.45717</text:p>
          </table:table-cell>
          <table:table-cell office:value-type="float" office:value="0.50686" calcext:value-type="float">
            <text:p>0.50686</text:p>
          </table:table-cell>
          <table:table-cell office:value-type="float" office:value="0.56102" calcext:value-type="float">
            <text:p>0.56102</text:p>
          </table:table-cell>
          <table:table-cell office:value-type="float" office:value="0.69878" calcext:value-type="float">
            <text:p>0.69878</text:p>
          </table:table-cell>
          <table:table-cell office:value-type="float" office:value="0.81302" calcext:value-type="float">
            <text:p>0.81302</text:p>
          </table:table-cell>
          <table:table-cell office:value-type="float" office:value="0.77637" calcext:value-type="float">
            <text:p>0.77637</text:p>
          </table:table-cell>
          <table:table-cell office:value-type="float" office:value="1.1752" calcext:value-type="float">
            <text:p>1.1752</text:p>
          </table:table-cell>
          <table:table-cell office:value-type="float" office:value="1.2895" calcext:value-type="float">
            <text:p>1.2895</text:p>
          </table:table-cell>
          <table:table-cell office:value-type="float" office:value="1.3185" calcext:value-type="float">
            <text:p>1.3185</text:p>
          </table:table-cell>
          <table:table-cell office:value-type="float" office:value="0.34251" calcext:value-type="float">
            <text:p>0.34251</text:p>
          </table:table-cell>
          <table:table-cell office:value-type="float" office:value="0.39368" calcext:value-type="float">
            <text:p>0.39368</text:p>
          </table:table-cell>
          <table:table-cell office:value-type="float" office:value="0.42523" calcext:value-type="float">
            <text:p>0.425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6-Feb-2005 20:32:50</text:p>
          </table:table-cell>
          <table:table-cell office:value-type="string" calcext:value-type="string">
            <text:p>08-Feb-2005 22:00:12</text:p>
          </table:table-cell>
          <table:table-cell office:value-type="float" office:value="99.3" calcext:value-type="float">
            <text:p>99.3</text:p>
          </table:table-cell>
          <table:table-cell office:value-type="float" office:value="-56.9688" calcext:value-type="float">
            <text:p>-56.9688</text:p>
          </table:table-cell>
          <table:table-cell office:value-type="float" office:value="2" calcext:value-type="float">
            <text:p>2</text:p>
          </table:table-cell>
          <table:table-cell office:value-type="float" office:value="0.93045" calcext:value-type="float">
            <text:p>0.93045</text:p>
          </table:table-cell>
          <table:table-cell office:value-type="float" office:value="0.94587" calcext:value-type="float">
            <text:p>0.94587</text:p>
          </table:table-cell>
          <table:table-cell office:value-type="float" office:value="0.93081" calcext:value-type="float">
            <text:p>0.93081</text:p>
          </table:table-cell>
          <table:table-cell office:value-type="float" office:value="0.92769" calcext:value-type="float">
            <text:p>0.92769</text:p>
          </table:table-cell>
          <table:table-cell office:value-type="float" office:value="0.9867" calcext:value-type="float">
            <text:p>0.9867</text:p>
          </table:table-cell>
          <table:table-cell office:value-type="float" office:value="0.99574" calcext:value-type="float">
            <text:p>0.99574</text:p>
          </table:table-cell>
          <table:table-cell office:value-type="float" office:value="0.25421" calcext:value-type="float">
            <text:p>0.25421</text:p>
          </table:table-cell>
          <table:table-cell office:value-type="float" office:value="0.22504" calcext:value-type="float">
            <text:p>0.22504</text:p>
          </table:table-cell>
          <table:table-cell office:value-type="float" office:value="0.24749" calcext:value-type="float">
            <text:p>0.24749</text:p>
          </table:table-cell>
          <table:table-cell office:value-type="float" office:value="0.85295" calcext:value-type="float">
            <text:p>0.85295</text:p>
          </table:table-cell>
          <table:table-cell office:value-type="float" office:value="0.88055" calcext:value-type="float">
            <text:p>0.88055</text:p>
          </table:table-cell>
          <table:table-cell office:value-type="float" office:value="0.7737" calcext:value-type="float">
            <text:p>0.7737</text:p>
          </table:table-cell>
          <table:table-cell office:value-type="float" office:value="0.97909" calcext:value-type="float">
            <text:p>0.97909</text:p>
          </table:table-cell>
          <table:table-cell office:value-type="float" office:value="1.0136" calcext:value-type="float">
            <text:p>1.0136</text:p>
          </table:table-cell>
          <table:table-cell office:value-type="float" office:value="0.99058" calcext:value-type="float">
            <text:p>0.99058</text:p>
          </table:table-cell>
          <table:table-cell office:value-type="float" office:value="0.0942" calcext:value-type="float">
            <text:p>0.0942</text:p>
          </table:table-cell>
          <table:table-cell office:value-type="float" office:value="0.085023" calcext:value-type="float">
            <text:p>0.085023</text:p>
          </table:table-cell>
          <table:table-cell office:value-type="float" office:value="0.11693" calcext:value-type="float">
            <text:p>0.116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-Feb-2005 00:20:00</text:p>
          </table:table-cell>
          <table:table-cell office:value-type="string" calcext:value-type="string">
            <text:p>19-Feb-2005 07:22:50</text:p>
          </table:table-cell>
          <table:table-cell office:value-type="float" office:value="100.216" calcext:value-type="float">
            <text:p>100.216</text:p>
          </table:table-cell>
          <table:table-cell office:value-type="float" office:value="-79.9833" calcext:value-type="float">
            <text:p>-79.9833</text:p>
          </table:table-cell>
          <table:table-cell office:value-type="float" office:value="2" calcext:value-type="float">
            <text:p>2</text:p>
          </table:table-cell>
          <table:table-cell office:value-type="float" office:value="0.93227" calcext:value-type="float">
            <text:p>0.93227</text:p>
          </table:table-cell>
          <table:table-cell office:value-type="float" office:value="0.93789" calcext:value-type="float">
            <text:p>0.93789</text:p>
          </table:table-cell>
          <table:table-cell office:value-type="float" office:value="0.93252" calcext:value-type="float">
            <text:p>0.93252</text:p>
          </table:table-cell>
          <table:table-cell office:value-type="float" office:value="0.99029" calcext:value-type="float">
            <text:p>0.99029</text:p>
          </table:table-cell>
          <table:table-cell office:value-type="float" office:value="1.0012" calcext:value-type="float">
            <text:p>1.0012</text:p>
          </table:table-cell>
          <table:table-cell office:value-type="float" office:value="1.0268" calcext:value-type="float">
            <text:p>1.0268</text:p>
          </table:table-cell>
          <table:table-cell office:value-type="float" office:value="0.25285" calcext:value-type="float">
            <text:p>0.25285</text:p>
          </table:table-cell>
          <table:table-cell office:value-type="float" office:value="0.22428" calcext:value-type="float">
            <text:p>0.22428</text:p>
          </table:table-cell>
          <table:table-cell office:value-type="float" office:value="0.24076" calcext:value-type="float">
            <text:p>0.24076</text:p>
          </table:table-cell>
          <table:table-cell office:value-type="float" office:value="0.71901" calcext:value-type="float">
            <text:p>0.71901</text:p>
          </table:table-cell>
          <table:table-cell office:value-type="float" office:value="0.81989" calcext:value-type="float">
            <text:p>0.81989</text:p>
          </table:table-cell>
          <table:table-cell office:value-type="float" office:value="0.80646" calcext:value-type="float">
            <text:p>0.80646</text:p>
          </table:table-cell>
          <table:table-cell office:value-type="float" office:value="1.0378" calcext:value-type="float">
            <text:p>1.0378</text:p>
          </table:table-cell>
          <table:table-cell office:value-type="float" office:value="1.0123" calcext:value-type="float">
            <text:p>1.0123</text:p>
          </table:table-cell>
          <table:table-cell office:value-type="float" office:value="1.0148" calcext:value-type="float">
            <text:p>1.0148</text:p>
          </table:table-cell>
          <table:table-cell office:value-type="float" office:value="0.13855" calcext:value-type="float">
            <text:p>0.13855</text:p>
          </table:table-cell>
          <table:table-cell office:value-type="float" office:value="0.11187" calcext:value-type="float">
            <text:p>0.11187</text:p>
          </table:table-cell>
          <table:table-cell office:value-type="float" office:value="0.12206" calcext:value-type="float">
            <text:p>0.122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-Mar-2005 23:21:10</text:p>
          </table:table-cell>
          <table:table-cell office:value-type="string" calcext:value-type="string">
            <text:p>08-Mar-2005 01:11:40</text:p>
          </table:table-cell>
          <table:table-cell office:value-type="float" office:value="97.4519" calcext:value-type="float">
            <text:p>97.4519</text:p>
          </table:table-cell>
          <table:table-cell office:value-type="float" office:value="-53.9944" calcext:value-type="float">
            <text:p>-53.9944</text:p>
          </table:table-cell>
          <table:table-cell office:value-type="float" office:value="2" calcext:value-type="float">
            <text:p>2</text:p>
          </table:table-cell>
          <table:table-cell office:value-type="float" office:value="0.87839" calcext:value-type="float">
            <text:p>0.87839</text:p>
          </table:table-cell>
          <table:table-cell office:value-type="float" office:value="0.88" calcext:value-type="float">
            <text:p>0.88</text:p>
          </table:table-cell>
          <table:table-cell office:value-type="float" office:value="0.87439" calcext:value-type="float">
            <text:p>0.87439</text:p>
          </table:table-cell>
          <table:table-cell office:value-type="float" office:value="1.0035" calcext:value-type="float">
            <text:p>1.0035</text:p>
          </table:table-cell>
          <table:table-cell office:value-type="float" office:value="0.99587" calcext:value-type="float">
            <text:p>0.99587</text:p>
          </table:table-cell>
          <table:table-cell office:value-type="float" office:value="1.0151" calcext:value-type="float">
            <text:p>1.0151</text:p>
          </table:table-cell>
          <table:table-cell office:value-type="float" office:value="0.22055" calcext:value-type="float">
            <text:p>0.22055</text:p>
          </table:table-cell>
          <table:table-cell office:value-type="float" office:value="0.22725" calcext:value-type="float">
            <text:p>0.22725</text:p>
          </table:table-cell>
          <table:table-cell office:value-type="float" office:value="0.24563" calcext:value-type="float">
            <text:p>0.24563</text:p>
          </table:table-cell>
          <table:table-cell office:value-type="float" office:value="0.82074" calcext:value-type="float">
            <text:p>0.82074</text:p>
          </table:table-cell>
          <table:table-cell office:value-type="float" office:value="0.74613" calcext:value-type="float">
            <text:p>0.74613</text:p>
          </table:table-cell>
          <table:table-cell office:value-type="float" office:value="0.56319" calcext:value-type="float">
            <text:p>0.56319</text:p>
          </table:table-cell>
          <table:table-cell office:value-type="float" office:value="1.0013" calcext:value-type="float">
            <text:p>1.0013</text:p>
          </table:table-cell>
          <table:table-cell office:value-type="float" office:value="0.99278" calcext:value-type="float">
            <text:p>0.99278</text:p>
          </table:table-cell>
          <table:table-cell office:value-type="float" office:value="0.99084" calcext:value-type="float">
            <text:p>0.99084</text:p>
          </table:table-cell>
          <table:table-cell office:value-type="float" office:value="0.065054" calcext:value-type="float">
            <text:p>0.065054</text:p>
          </table:table-cell>
          <table:table-cell office:value-type="float" office:value="0.067761" calcext:value-type="float">
            <text:p>0.067761</text:p>
          </table:table-cell>
          <table:table-cell office:value-type="float" office:value="0.10851" calcext:value-type="float">
            <text:p>0.108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3-Apr-2005 22:43:52</text:p>
          </table:table-cell>
          <table:table-cell office:value-type="string" calcext:value-type="string">
            <text:p>06-Apr-2005 08:45:50</text:p>
          </table:table-cell>
          <table:table-cell office:value-type="float" office:value="96.2029" calcext:value-type="float">
            <text:p>96.2029</text:p>
          </table:table-cell>
          <table:table-cell office:value-type="float" office:value="-70" calcext:value-type="float">
            <text:p>-70</text:p>
          </table:table-cell>
          <table:table-cell office:value-type="float" office:value="2" calcext:value-type="float">
            <text:p>2</text:p>
          </table:table-cell>
          <table:table-cell office:value-type="float" office:value="0.88683" calcext:value-type="float">
            <text:p>0.88683</text:p>
          </table:table-cell>
          <table:table-cell office:value-type="float" office:value="0.87462" calcext:value-type="float">
            <text:p>0.87462</text:p>
          </table:table-cell>
          <table:table-cell office:value-type="float" office:value="0.88532" calcext:value-type="float">
            <text:p>0.88532</text:p>
          </table:table-cell>
          <table:table-cell office:value-type="float" office:value="1.0002" calcext:value-type="float">
            <text:p>1.0002</text:p>
          </table:table-cell>
          <table:table-cell office:value-type="float" office:value="1.0271" calcext:value-type="float">
            <text:p>1.0271</text:p>
          </table:table-cell>
          <table:table-cell office:value-type="float" office:value="1.0008" calcext:value-type="float">
            <text:p>1.0008</text:p>
          </table:table-cell>
          <table:table-cell office:value-type="float" office:value="0.25116" calcext:value-type="float">
            <text:p>0.25116</text:p>
          </table:table-cell>
          <table:table-cell office:value-type="float" office:value="0.24485" calcext:value-type="float">
            <text:p>0.24485</text:p>
          </table:table-cell>
          <table:table-cell office:value-type="float" office:value="0.21892" calcext:value-type="float">
            <text:p>0.21892</text:p>
          </table:table-cell>
          <table:table-cell office:value-type="float" office:value="0.91567" calcext:value-type="float">
            <text:p>0.91567</text:p>
          </table:table-cell>
          <table:table-cell office:value-type="float" office:value="0.96198" calcext:value-type="float">
            <text:p>0.96198</text:p>
          </table:table-cell>
          <table:table-cell office:value-type="float" office:value="0.92759" calcext:value-type="float">
            <text:p>0.92759</text:p>
          </table:table-cell>
          <table:table-cell office:value-type="float" office:value="0.99914" calcext:value-type="float">
            <text:p>0.99914</text:p>
          </table:table-cell>
          <table:table-cell office:value-type="float" office:value="1.0319" calcext:value-type="float">
            <text:p>1.0319</text:p>
          </table:table-cell>
          <table:table-cell office:value-type="float" office:value="0.99149" calcext:value-type="float">
            <text:p>0.99149</text:p>
          </table:table-cell>
          <table:table-cell office:value-type="float" office:value="0.1027" calcext:value-type="float">
            <text:p>0.1027</text:p>
          </table:table-cell>
          <table:table-cell office:value-type="float" office:value="0.10037" calcext:value-type="float">
            <text:p>0.10037</text:p>
          </table:table-cell>
          <table:table-cell office:value-type="float" office:value="0.11157" calcext:value-type="float">
            <text:p>0.111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-Apr-2005 03:01:12</text:p>
          </table:table-cell>
          <table:table-cell office:value-type="string" calcext:value-type="string">
            <text:p>13-Apr-2005 06:22:17</text:p>
          </table:table-cell>
          <table:table-cell office:value-type="float" office:value="92.3141" calcext:value-type="float">
            <text:p>92.3141</text:p>
          </table:table-cell>
          <table:table-cell office:value-type="float" office:value="-61.95" calcext:value-type="float">
            <text:p>-61.95</text:p>
          </table:table-cell>
          <table:table-cell office:value-type="float" office:value="2" calcext:value-type="float">
            <text:p>2</text:p>
          </table:table-cell>
          <table:table-cell office:value-type="float" office:value="0.90271" calcext:value-type="float">
            <text:p>0.90271</text:p>
          </table:table-cell>
          <table:table-cell office:value-type="float" office:value="0.89544" calcext:value-type="float">
            <text:p>0.89544</text:p>
          </table:table-cell>
          <table:table-cell office:value-type="float" office:value="0.89545" calcext:value-type="float">
            <text:p>0.89545</text:p>
          </table:table-cell>
          <table:table-cell office:value-type="float" office:value="1.0172" calcext:value-type="float">
            <text:p>1.0172</text:p>
          </table:table-cell>
          <table:table-cell office:value-type="float" office:value="1.0424" calcext:value-type="float">
            <text:p>1.0424</text:p>
          </table:table-cell>
          <table:table-cell office:value-type="float" office:value="1.0855" calcext:value-type="float">
            <text:p>1.0855</text:p>
          </table:table-cell>
          <table:table-cell office:value-type="float" office:value="0.25013" calcext:value-type="float">
            <text:p>0.25013</text:p>
          </table:table-cell>
          <table:table-cell office:value-type="float" office:value="0.24148" calcext:value-type="float">
            <text:p>0.24148</text:p>
          </table:table-cell>
          <table:table-cell office:value-type="float" office:value="0.26873" calcext:value-type="float">
            <text:p>0.26873</text:p>
          </table:table-cell>
          <table:table-cell office:value-type="float" office:value="0.92816" calcext:value-type="float">
            <text:p>0.92816</text:p>
          </table:table-cell>
          <table:table-cell office:value-type="float" office:value="0.95556" calcext:value-type="float">
            <text:p>0.95556</text:p>
          </table:table-cell>
          <table:table-cell office:value-type="float" office:value="0.89946" calcext:value-type="float">
            <text:p>0.89946</text:p>
          </table:table-cell>
          <table:table-cell office:value-type="float" office:value="1.0195" calcext:value-type="float">
            <text:p>1.0195</text:p>
          </table:table-cell>
          <table:table-cell office:value-type="float" office:value="1.0392" calcext:value-type="float">
            <text:p>1.0392</text:p>
          </table:table-cell>
          <table:table-cell office:value-type="float" office:value="1.0672" calcext:value-type="float">
            <text:p>1.0672</text:p>
          </table:table-cell>
          <table:table-cell office:value-type="float" office:value="0.089838" calcext:value-type="float">
            <text:p>0.089838</text:p>
          </table:table-cell>
          <table:table-cell office:value-type="float" office:value="0.10544" calcext:value-type="float">
            <text:p>0.10544</text:p>
          </table:table-cell>
          <table:table-cell office:value-type="float" office:value="0.142" calcext:value-type="float">
            <text:p>0.1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7-May-2005 00:31:42</text:p>
          </table:table-cell>
          <table:table-cell office:value-type="string" calcext:value-type="string">
            <text:p>11-May-2005 07:08:15</text:p>
          </table:table-cell>
          <table:table-cell office:value-type="float" office:value="90.49" calcext:value-type="float">
            <text:p>90.49</text:p>
          </table:table-cell>
          <table:table-cell office:value-type="float" office:value="-109.9944" calcext:value-type="float">
            <text:p>-109.9944</text:p>
          </table:table-cell>
          <table:table-cell office:value-type="float" office:value="2" calcext:value-type="float">
            <text:p>2</text:p>
          </table:table-cell>
          <table:table-cell office:value-type="float" office:value="0.91597" calcext:value-type="float">
            <text:p>0.91597</text:p>
          </table:table-cell>
          <table:table-cell office:value-type="float" office:value="0.8841" calcext:value-type="float">
            <text:p>0.8841</text:p>
          </table:table-cell>
          <table:table-cell office:value-type="float" office:value="0.83435" calcext:value-type="float">
            <text:p>0.83435</text:p>
          </table:table-cell>
          <table:table-cell office:value-type="float" office:value="1.0772" calcext:value-type="float">
            <text:p>1.0772</text:p>
          </table:table-cell>
          <table:table-cell office:value-type="float" office:value="1.1034" calcext:value-type="float">
            <text:p>1.1034</text:p>
          </table:table-cell>
          <table:table-cell office:value-type="float" office:value="1.2166" calcext:value-type="float">
            <text:p>1.2166</text:p>
          </table:table-cell>
          <table:table-cell office:value-type="float" office:value="0.28264" calcext:value-type="float">
            <text:p>0.28264</text:p>
          </table:table-cell>
          <table:table-cell office:value-type="float" office:value="0.32039" calcext:value-type="float">
            <text:p>0.32039</text:p>
          </table:table-cell>
          <table:table-cell office:value-type="float" office:value="0.44096" calcext:value-type="float">
            <text:p>0.44096</text:p>
          </table:table-cell>
          <table:table-cell office:value-type="float" office:value="0.94962" calcext:value-type="float">
            <text:p>0.94962</text:p>
          </table:table-cell>
          <table:table-cell office:value-type="float" office:value="0.92602" calcext:value-type="float">
            <text:p>0.92602</text:p>
          </table:table-cell>
          <table:table-cell office:value-type="float" office:value="0.7847" calcext:value-type="float">
            <text:p>0.7847</text:p>
          </table:table-cell>
          <table:table-cell office:value-type="float" office:value="1.0936" calcext:value-type="float">
            <text:p>1.0936</text:p>
          </table:table-cell>
          <table:table-cell office:value-type="float" office:value="1.1188" calcext:value-type="float">
            <text:p>1.1188</text:p>
          </table:table-cell>
          <table:table-cell office:value-type="float" office:value="1.2068" calcext:value-type="float">
            <text:p>1.2068</text:p>
          </table:table-cell>
          <table:table-cell office:value-type="float" office:value="0.1735" calcext:value-type="float">
            <text:p>0.1735</text:p>
          </table:table-cell>
          <table:table-cell office:value-type="float" office:value="0.21757" calcext:value-type="float">
            <text:p>0.21757</text:p>
          </table:table-cell>
          <table:table-cell office:value-type="float" office:value="0.34229" calcext:value-type="float">
            <text:p>0.342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-May-2005 05:56:17</text:p>
          </table:table-cell>
          <table:table-cell office:value-type="string" calcext:value-type="string">
            <text:p>22-May-2005 19:44:45</text:p>
          </table:table-cell>
          <table:table-cell office:value-type="float" office:value="91.8266" calcext:value-type="float">
            <text:p>91.8266</text:p>
          </table:table-cell>
          <table:table-cell office:value-type="float" office:value="-246.95" calcext:value-type="float">
            <text:p>-246.95</text:p>
          </table:table-cell>
          <table:table-cell office:value-type="float" office:value="2" calcext:value-type="float">
            <text:p>2</text:p>
          </table:table-cell>
          <table:table-cell office:value-type="float" office:value="0.64277" calcext:value-type="float">
            <text:p>0.64277</text:p>
          </table:table-cell>
          <table:table-cell office:value-type="float" office:value="0.77081" calcext:value-type="float">
            <text:p>0.77081</text:p>
          </table:table-cell>
          <table:table-cell office:value-type="float" office:value="0.78495" calcext:value-type="float">
            <text:p>0.78495</text:p>
          </table:table-cell>
          <table:table-cell office:value-type="float" office:value="1.2158" calcext:value-type="float">
            <text:p>1.2158</text:p>
          </table:table-cell>
          <table:table-cell office:value-type="float" office:value="1.2646" calcext:value-type="float">
            <text:p>1.2646</text:p>
          </table:table-cell>
          <table:table-cell office:value-type="float" office:value="1.5213" calcext:value-type="float">
            <text:p>1.5213</text:p>
          </table:table-cell>
          <table:table-cell office:value-type="float" office:value="0.77228" calcext:value-type="float">
            <text:p>0.77228</text:p>
          </table:table-cell>
          <table:table-cell office:value-type="float" office:value="0.6324" calcext:value-type="float">
            <text:p>0.6324</text:p>
          </table:table-cell>
          <table:table-cell office:value-type="float" office:value="0.77849" calcext:value-type="float">
            <text:p>0.77849</text:p>
          </table:table-cell>
          <table:table-cell office:value-type="float" office:value="0.51397" calcext:value-type="float">
            <text:p>0.51397</text:p>
          </table:table-cell>
          <table:table-cell office:value-type="float" office:value="0.83969" calcext:value-type="float">
            <text:p>0.83969</text:p>
          </table:table-cell>
          <table:table-cell office:value-type="float" office:value="0.81757" calcext:value-type="float">
            <text:p>0.81757</text:p>
          </table:table-cell>
          <table:table-cell office:value-type="float" office:value="1.2186" calcext:value-type="float">
            <text:p>1.2186</text:p>
          </table:table-cell>
          <table:table-cell office:value-type="float" office:value="1.2848" calcext:value-type="float">
            <text:p>1.2848</text:p>
          </table:table-cell>
          <table:table-cell office:value-type="float" office:value="1.5118" calcext:value-type="float">
            <text:p>1.5118</text:p>
          </table:table-cell>
          <table:table-cell office:value-type="float" office:value="0.60225" calcext:value-type="float">
            <text:p>0.60225</text:p>
          </table:table-cell>
          <table:table-cell office:value-type="float" office:value="0.4751" calcext:value-type="float">
            <text:p>0.4751</text:p>
          </table:table-cell>
          <table:table-cell office:value-type="float" office:value="0.643" calcext:value-type="float">
            <text:p>0.6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-May-2005 07:36:07</text:p>
          </table:table-cell>
          <table:table-cell office:value-type="string" calcext:value-type="string">
            <text:p>01-Jun-2005 07:07:00</text:p>
          </table:table-cell>
          <table:table-cell office:value-type="float" office:value="92.7021" calcext:value-type="float">
            <text:p>92.7021</text:p>
          </table:table-cell>
          <table:table-cell office:value-type="float" office:value="-112.9833" calcext:value-type="float">
            <text:p>-112.9833</text:p>
          </table:table-cell>
          <table:table-cell office:value-type="float" office:value="2" calcext:value-type="float">
            <text:p>2</text:p>
          </table:table-cell>
          <table:table-cell office:value-type="float" office:value="0.86856" calcext:value-type="float">
            <text:p>0.86856</text:p>
          </table:table-cell>
          <table:table-cell office:value-type="float" office:value="0.83259" calcext:value-type="float">
            <text:p>0.83259</text:p>
          </table:table-cell>
          <table:table-cell office:value-type="float" office:value="0.85575" calcext:value-type="float">
            <text:p>0.85575</text:p>
          </table:table-cell>
          <table:table-cell office:value-type="float" office:value="0.90881" calcext:value-type="float">
            <text:p>0.90881</text:p>
          </table:table-cell>
          <table:table-cell office:value-type="float" office:value="0.94511" calcext:value-type="float">
            <text:p>0.94511</text:p>
          </table:table-cell>
          <table:table-cell office:value-type="float" office:value="0.97459" calcext:value-type="float">
            <text:p>0.97459</text:p>
          </table:table-cell>
          <table:table-cell office:value-type="float" office:value="0.27837" calcext:value-type="float">
            <text:p>0.27837</text:p>
          </table:table-cell>
          <table:table-cell office:value-type="float" office:value="0.31599" calcext:value-type="float">
            <text:p>0.31599</text:p>
          </table:table-cell>
          <table:table-cell office:value-type="float" office:value="0.27319" calcext:value-type="float">
            <text:p>0.27319</text:p>
          </table:table-cell>
          <table:table-cell office:value-type="float" office:value="0.90311" calcext:value-type="float">
            <text:p>0.90311</text:p>
          </table:table-cell>
          <table:table-cell office:value-type="float" office:value="0.89215" calcext:value-type="float">
            <text:p>0.89215</text:p>
          </table:table-cell>
          <table:table-cell office:value-type="float" office:value="0.87537" calcext:value-type="float">
            <text:p>0.87537</text:p>
          </table:table-cell>
          <table:table-cell office:value-type="float" office:value="0.92268" calcext:value-type="float">
            <text:p>0.92268</text:p>
          </table:table-cell>
          <table:table-cell office:value-type="float" office:value="0.96119" calcext:value-type="float">
            <text:p>0.96119</text:p>
          </table:table-cell>
          <table:table-cell office:value-type="float" office:value="0.97735" calcext:value-type="float">
            <text:p>0.97735</text:p>
          </table:table-cell>
          <table:table-cell office:value-type="float" office:value="0.16809" calcext:value-type="float">
            <text:p>0.16809</text:p>
          </table:table-cell>
          <table:table-cell office:value-type="float" office:value="0.18223" calcext:value-type="float">
            <text:p>0.18223</text:p>
          </table:table-cell>
          <table:table-cell office:value-type="float" office:value="0.16593" calcext:value-type="float">
            <text:p>0.165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-Jun-2005 18:49:12</text:p>
          </table:table-cell>
          <table:table-cell office:value-type="string" calcext:value-type="string">
            <text:p>14-Jun-2005 18:29:34</text:p>
          </table:table-cell>
          <table:table-cell office:value-type="float" office:value="93.2706" calcext:value-type="float">
            <text:p>93.2706</text:p>
          </table:table-cell>
          <table:table-cell office:value-type="float" office:value="-106" calcext:value-type="float">
            <text:p>-106</text:p>
          </table:table-cell>
          <table:table-cell office:value-type="float" office:value="2" calcext:value-type="float">
            <text:p>2</text:p>
          </table:table-cell>
          <table:table-cell office:value-type="float" office:value="0.87366" calcext:value-type="float">
            <text:p>0.87366</text:p>
          </table:table-cell>
          <table:table-cell office:value-type="float" office:value="0.81643" calcext:value-type="float">
            <text:p>0.81643</text:p>
          </table:table-cell>
          <table:table-cell office:value-type="float" office:value="0.87792" calcext:value-type="float">
            <text:p>0.87792</text:p>
          </table:table-cell>
          <table:table-cell office:value-type="float" office:value="1.0144" calcext:value-type="float">
            <text:p>1.0144</text:p>
          </table:table-cell>
          <table:table-cell office:value-type="float" office:value="1.1233" calcext:value-type="float">
            <text:p>1.1233</text:p>
          </table:table-cell>
          <table:table-cell office:value-type="float" office:value="1.1982" calcext:value-type="float">
            <text:p>1.1982</text:p>
          </table:table-cell>
          <table:table-cell office:value-type="float" office:value="0.29891" calcext:value-type="float">
            <text:p>0.29891</text:p>
          </table:table-cell>
          <table:table-cell office:value-type="float" office:value="0.42325" calcext:value-type="float">
            <text:p>0.42325</text:p>
          </table:table-cell>
          <table:table-cell office:value-type="float" office:value="0.39135" calcext:value-type="float">
            <text:p>0.39135</text:p>
          </table:table-cell>
          <table:table-cell office:value-type="float" office:value="0.93535" calcext:value-type="float">
            <text:p>0.93535</text:p>
          </table:table-cell>
          <table:table-cell office:value-type="float" office:value="0.96419" calcext:value-type="float">
            <text:p>0.96419</text:p>
          </table:table-cell>
          <table:table-cell office:value-type="float" office:value="0.93688" calcext:value-type="float">
            <text:p>0.93688</text:p>
          </table:table-cell>
          <table:table-cell office:value-type="float" office:value="1.0346" calcext:value-type="float">
            <text:p>1.0346</text:p>
          </table:table-cell>
          <table:table-cell office:value-type="float" office:value="1.129" calcext:value-type="float">
            <text:p>1.129</text:p>
          </table:table-cell>
          <table:table-cell office:value-type="float" office:value="1.1947" calcext:value-type="float">
            <text:p>1.1947</text:p>
          </table:table-cell>
          <table:table-cell office:value-type="float" office:value="0.1515" calcext:value-type="float">
            <text:p>0.1515</text:p>
          </table:table-cell>
          <table:table-cell office:value-type="float" office:value="0.27842" calcext:value-type="float">
            <text:p>0.27842</text:p>
          </table:table-cell>
          <table:table-cell office:value-type="float" office:value="0.27521" calcext:value-type="float">
            <text:p>0.275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-Jun-2005 07:38:13</text:p>
          </table:table-cell>
          <table:table-cell office:value-type="string" calcext:value-type="string">
            <text:p>25-Jun-2005 02:29:50</text:p>
          </table:table-cell>
          <table:table-cell office:value-type="float" office:value="94.2566" calcext:value-type="float">
            <text:p>94.2566</text:p>
          </table:table-cell>
          <table:table-cell office:value-type="float" office:value="-84.9528" calcext:value-type="float">
            <text:p>-84.9528</text:p>
          </table:table-cell>
          <table:table-cell office:value-type="float" office:value="2" calcext:value-type="float">
            <text:p>2</text:p>
          </table:table-cell>
          <table:table-cell office:value-type="float" office:value="0.87285" calcext:value-type="float">
            <text:p>0.87285</text:p>
          </table:table-cell>
          <table:table-cell office:value-type="float" office:value="0.82282" calcext:value-type="float">
            <text:p>0.82282</text:p>
          </table:table-cell>
          <table:table-cell office:value-type="float" office:value="0.84405" calcext:value-type="float">
            <text:p>0.84405</text:p>
          </table:table-cell>
          <table:table-cell office:value-type="float" office:value="1.2661" calcext:value-type="float">
            <text:p>1.2661</text:p>
          </table:table-cell>
          <table:table-cell office:value-type="float" office:value="1.2714" calcext:value-type="float">
            <text:p>1.2714</text:p>
          </table:table-cell>
          <table:table-cell office:value-type="float" office:value="1.343" calcext:value-type="float">
            <text:p>1.343</text:p>
          </table:table-cell>
          <table:table-cell office:value-type="float" office:value="0.48012" calcext:value-type="float">
            <text:p>0.48012</text:p>
          </table:table-cell>
          <table:table-cell office:value-type="float" office:value="0.51172" calcext:value-type="float">
            <text:p>0.51172</text:p>
          </table:table-cell>
          <table:table-cell office:value-type="float" office:value="0.55948" calcext:value-type="float">
            <text:p>0.55948</text:p>
          </table:table-cell>
          <table:table-cell office:value-type="float" office:value="0.90679" calcext:value-type="float">
            <text:p>0.90679</text:p>
          </table:table-cell>
          <table:table-cell office:value-type="float" office:value="0.97623" calcext:value-type="float">
            <text:p>0.97623</text:p>
          </table:table-cell>
          <table:table-cell office:value-type="float" office:value="0.83617" calcext:value-type="float">
            <text:p>0.83617</text:p>
          </table:table-cell>
          <table:table-cell office:value-type="float" office:value="1.2741" calcext:value-type="float">
            <text:p>1.2741</text:p>
          </table:table-cell>
          <table:table-cell office:value-type="float" office:value="1.2531" calcext:value-type="float">
            <text:p>1.2531</text:p>
          </table:table-cell>
          <table:table-cell office:value-type="float" office:value="1.3061" calcext:value-type="float">
            <text:p>1.3061</text:p>
          </table:table-cell>
          <table:table-cell office:value-type="float" office:value="0.35767" calcext:value-type="float">
            <text:p>0.35767</text:p>
          </table:table-cell>
          <table:table-cell office:value-type="float" office:value="0.36588" calcext:value-type="float">
            <text:p>0.36588</text:p>
          </table:table-cell>
          <table:table-cell office:value-type="float" office:value="0.42541" calcext:value-type="float">
            <text:p>0.425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-Jul-2005 17:12:37</text:p>
          </table:table-cell>
          <table:table-cell office:value-type="string" calcext:value-type="string">
            <text:p>13-Jul-2005 11:59:32</text:p>
          </table:table-cell>
          <table:table-cell office:value-type="float" office:value="98.2898" calcext:value-type="float">
            <text:p>98.2898</text:p>
          </table:table-cell>
          <table:table-cell office:value-type="float" office:value="-91.9458" calcext:value-type="float">
            <text:p>-91.9458</text:p>
          </table:table-cell>
          <table:table-cell office:value-type="float" office:value="2" calcext:value-type="float">
            <text:p>2</text:p>
          </table:table-cell>
          <table:table-cell office:value-type="float" office:value="0.84297" calcext:value-type="float">
            <text:p>0.84297</text:p>
          </table:table-cell>
          <table:table-cell office:value-type="float" office:value="0.80294" calcext:value-type="float">
            <text:p>0.80294</text:p>
          </table:table-cell>
          <table:table-cell office:value-type="float" office:value="0.86384" calcext:value-type="float">
            <text:p>0.86384</text:p>
          </table:table-cell>
          <table:table-cell office:value-type="float" office:value="1.0358" calcext:value-type="float">
            <text:p>1.0358</text:p>
          </table:table-cell>
          <table:table-cell office:value-type="float" office:value="1.089" calcext:value-type="float">
            <text:p>1.089</text:p>
          </table:table-cell>
          <table:table-cell office:value-type="float" office:value="1.1686" calcext:value-type="float">
            <text:p>1.1686</text:p>
          </table:table-cell>
          <table:table-cell office:value-type="float" office:value="0.31335" calcext:value-type="float">
            <text:p>0.31335</text:p>
          </table:table-cell>
          <table:table-cell office:value-type="float" office:value="0.34927" calcext:value-type="float">
            <text:p>0.34927</text:p>
          </table:table-cell>
          <table:table-cell office:value-type="float" office:value="0.36759" calcext:value-type="float">
            <text:p>0.36759</text:p>
          </table:table-cell>
          <table:table-cell office:value-type="float" office:value="0.88801" calcext:value-type="float">
            <text:p>0.88801</text:p>
          </table:table-cell>
          <table:table-cell office:value-type="float" office:value="0.91645" calcext:value-type="float">
            <text:p>0.91645</text:p>
          </table:table-cell>
          <table:table-cell office:value-type="float" office:value="0.86714" calcext:value-type="float">
            <text:p>0.86714</text:p>
          </table:table-cell>
          <table:table-cell office:value-type="float" office:value="1.023" calcext:value-type="float">
            <text:p>1.023</text:p>
          </table:table-cell>
          <table:table-cell office:value-type="float" office:value="1.073" calcext:value-type="float">
            <text:p>1.073</text:p>
          </table:table-cell>
          <table:table-cell office:value-type="float" office:value="1.1293" calcext:value-type="float">
            <text:p>1.1293</text:p>
          </table:table-cell>
          <table:table-cell office:value-type="float" office:value="0.13722" calcext:value-type="float">
            <text:p>0.13722</text:p>
          </table:table-cell>
          <table:table-cell office:value-type="float" office:value="0.18986" calcext:value-type="float">
            <text:p>0.18986</text:p>
          </table:table-cell>
          <table:table-cell office:value-type="float" office:value="0.20852" calcext:value-type="float">
            <text:p>0.208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-Jul-2005 02:07:25</text:p>
          </table:table-cell>
          <table:table-cell office:value-type="string" calcext:value-type="string">
            <text:p>19-Jul-2005 09:09:42</text:p>
          </table:table-cell>
          <table:table-cell office:value-type="float" office:value="98.3692" calcext:value-type="float">
            <text:p>98.3692</text:p>
          </table:table-cell>
          <table:table-cell office:value-type="float" office:value="-67" calcext:value-type="float">
            <text:p>-67</text:p>
          </table:table-cell>
          <table:table-cell office:value-type="float" office:value="2" calcext:value-type="float">
            <text:p>2</text:p>
          </table:table-cell>
          <table:table-cell office:value-type="float" office:value="0.8263" calcext:value-type="float">
            <text:p>0.8263</text:p>
          </table:table-cell>
          <table:table-cell office:value-type="float" office:value="0.76675" calcext:value-type="float">
            <text:p>0.76675</text:p>
          </table:table-cell>
          <table:table-cell office:value-type="float" office:value="0.81671" calcext:value-type="float">
            <text:p>0.81671</text:p>
          </table:table-cell>
          <table:table-cell office:value-type="float" office:value="0.88859" calcext:value-type="float">
            <text:p>0.88859</text:p>
          </table:table-cell>
          <table:table-cell office:value-type="float" office:value="1.0312" calcext:value-type="float">
            <text:p>1.0312</text:p>
          </table:table-cell>
          <table:table-cell office:value-type="float" office:value="1.0884" calcext:value-type="float">
            <text:p>1.0884</text:p>
          </table:table-cell>
          <table:table-cell office:value-type="float" office:value="0.29536" calcext:value-type="float">
            <text:p>0.29536</text:p>
          </table:table-cell>
          <table:table-cell office:value-type="float" office:value="0.33893" calcext:value-type="float">
            <text:p>0.33893</text:p>
          </table:table-cell>
          <table:table-cell office:value-type="float" office:value="0.37022" calcext:value-type="float">
            <text:p>0.37022</text:p>
          </table:table-cell>
          <table:table-cell office:value-type="float" office:value="0.81013" calcext:value-type="float">
            <text:p>0.81013</text:p>
          </table:table-cell>
          <table:table-cell office:value-type="float" office:value="0.86533" calcext:value-type="float">
            <text:p>0.86533</text:p>
          </table:table-cell>
          <table:table-cell office:value-type="float" office:value="0.66446" calcext:value-type="float">
            <text:p>0.66446</text:p>
          </table:table-cell>
          <table:table-cell office:value-type="float" office:value="0.87893" calcext:value-type="float">
            <text:p>0.87893</text:p>
          </table:table-cell>
          <table:table-cell office:value-type="float" office:value="1.0136" calcext:value-type="float">
            <text:p>1.0136</text:p>
          </table:table-cell>
          <table:table-cell office:value-type="float" office:value="1.0465" calcext:value-type="float">
            <text:p>1.0465</text:p>
          </table:table-cell>
          <table:table-cell office:value-type="float" office:value="0.17481" calcext:value-type="float">
            <text:p>0.17481</text:p>
          </table:table-cell>
          <table:table-cell office:value-type="float" office:value="0.10883" calcext:value-type="float">
            <text:p>0.10883</text:p>
          </table:table-cell>
          <table:table-cell office:value-type="float" office:value="0.17524" calcext:value-type="float">
            <text:p>0.175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3-Aug-2005 09:19:47</text:p>
          </table:table-cell>
          <table:table-cell office:value-type="string" calcext:value-type="string">
            <text:p>27-Aug-2005 08:30:10</text:p>
          </table:table-cell>
          <table:table-cell office:value-type="float" office:value="93.7137" calcext:value-type="float">
            <text:p>93.7137</text:p>
          </table:table-cell>
          <table:table-cell office:value-type="float" office:value="-183.9563" calcext:value-type="float">
            <text:p>-183.9563</text:p>
          </table:table-cell>
          <table:table-cell office:value-type="float" office:value="2" calcext:value-type="float">
            <text:p>2</text:p>
          </table:table-cell>
          <table:table-cell office:value-type="float" office:value="0.7538" calcext:value-type="float">
            <text:p>0.7538</text:p>
          </table:table-cell>
          <table:table-cell office:value-type="float" office:value="0.78996" calcext:value-type="float">
            <text:p>0.78996</text:p>
          </table:table-cell>
          <table:table-cell office:value-type="float" office:value="0.79393" calcext:value-type="float">
            <text:p>0.79393</text:p>
          </table:table-cell>
          <table:table-cell office:value-type="float" office:value="1.4252" calcext:value-type="float">
            <text:p>1.4252</text:p>
          </table:table-cell>
          <table:table-cell office:value-type="float" office:value="1.1496" calcext:value-type="float">
            <text:p>1.1496</text:p>
          </table:table-cell>
          <table:table-cell office:value-type="float" office:value="1.2762" calcext:value-type="float">
            <text:p>1.2762</text:p>
          </table:table-cell>
          <table:table-cell office:value-type="float" office:value="0.85231" calcext:value-type="float">
            <text:p>0.85231</text:p>
          </table:table-cell>
          <table:table-cell office:value-type="float" office:value="0.59094" calcext:value-type="float">
            <text:p>0.59094</text:p>
          </table:table-cell>
          <table:table-cell office:value-type="float" office:value="0.69438" calcext:value-type="float">
            <text:p>0.69438</text:p>
          </table:table-cell>
          <table:table-cell office:value-type="float" office:value="0.90722" calcext:value-type="float">
            <text:p>0.90722</text:p>
          </table:table-cell>
          <table:table-cell office:value-type="float" office:value="0.92445" calcext:value-type="float">
            <text:p>0.92445</text:p>
          </table:table-cell>
          <table:table-cell office:value-type="float" office:value="0.85481" calcext:value-type="float">
            <text:p>0.85481</text:p>
          </table:table-cell>
          <table:table-cell office:value-type="float" office:value="1.318" calcext:value-type="float">
            <text:p>1.318</text:p>
          </table:table-cell>
          <table:table-cell office:value-type="float" office:value="1.1824" calcext:value-type="float">
            <text:p>1.1824</text:p>
          </table:table-cell>
          <table:table-cell office:value-type="float" office:value="1.2556" calcext:value-type="float">
            <text:p>1.2556</text:p>
          </table:table-cell>
          <table:table-cell office:value-type="float" office:value="0.5071" calcext:value-type="float">
            <text:p>0.5071</text:p>
          </table:table-cell>
          <table:table-cell office:value-type="float" office:value="0.37392" calcext:value-type="float">
            <text:p>0.37392</text:p>
          </table:table-cell>
          <table:table-cell office:value-type="float" office:value="0.40548" calcext:value-type="float">
            <text:p>0.405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-Aug-2005 13:53:17</text:p>
          </table:table-cell>
          <table:table-cell office:value-type="string" calcext:value-type="string">
            <text:p>05-Sep-2005 10:54:50</text:p>
          </table:table-cell>
          <table:table-cell office:value-type="float" office:value="91.5526" calcext:value-type="float">
            <text:p>91.5526</text:p>
          </table:table-cell>
          <table:table-cell office:value-type="float" office:value="-121.9813" calcext:value-type="float">
            <text:p>-121.9813</text:p>
          </table:table-cell>
          <table:table-cell office:value-type="float" office:value="2" calcext:value-type="float">
            <text:p>2</text:p>
          </table:table-cell>
          <table:table-cell office:value-type="float" office:value="0.85024" calcext:value-type="float">
            <text:p>0.85024</text:p>
          </table:table-cell>
          <table:table-cell office:value-type="float" office:value="0.86871" calcext:value-type="float">
            <text:p>0.86871</text:p>
          </table:table-cell>
          <table:table-cell office:value-type="float" office:value="0.88847" calcext:value-type="float">
            <text:p>0.88847</text:p>
          </table:table-cell>
          <table:table-cell office:value-type="float" office:value="1.0916" calcext:value-type="float">
            <text:p>1.0916</text:p>
          </table:table-cell>
          <table:table-cell office:value-type="float" office:value="0.93214" calcext:value-type="float">
            <text:p>0.93214</text:p>
          </table:table-cell>
          <table:table-cell office:value-type="float" office:value="1.0748" calcext:value-type="float">
            <text:p>1.0748</text:p>
          </table:table-cell>
          <table:table-cell office:value-type="float" office:value="0.565" calcext:value-type="float">
            <text:p>0.565</text:p>
          </table:table-cell>
          <table:table-cell office:value-type="float" office:value="0.33326" calcext:value-type="float">
            <text:p>0.33326</text:p>
          </table:table-cell>
          <table:table-cell office:value-type="float" office:value="0.34741" calcext:value-type="float">
            <text:p>0.34741</text:p>
          </table:table-cell>
          <table:table-cell office:value-type="float" office:value="0.71246" calcext:value-type="float">
            <text:p>0.71246</text:p>
          </table:table-cell>
          <table:table-cell office:value-type="float" office:value="0.79894" calcext:value-type="float">
            <text:p>0.79894</text:p>
          </table:table-cell>
          <table:table-cell office:value-type="float" office:value="0.82753" calcext:value-type="float">
            <text:p>0.82753</text:p>
          </table:table-cell>
          <table:table-cell office:value-type="float" office:value="0.92904" calcext:value-type="float">
            <text:p>0.92904</text:p>
          </table:table-cell>
          <table:table-cell office:value-type="float" office:value="0.94513" calcext:value-type="float">
            <text:p>0.94513</text:p>
          </table:table-cell>
          <table:table-cell office:value-type="float" office:value="1.0391" calcext:value-type="float">
            <text:p>1.0391</text:p>
          </table:table-cell>
          <table:table-cell office:value-type="float" office:value="0.21798" calcext:value-type="float">
            <text:p>0.21798</text:p>
          </table:table-cell>
          <table:table-cell office:value-type="float" office:value="0.20351" calcext:value-type="float">
            <text:p>0.20351</text:p>
          </table:table-cell>
          <table:table-cell office:value-type="float" office:value="0.17944" calcext:value-type="float">
            <text:p>0.179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-Sep-2005 17:44:37</text:p>
          </table:table-cell>
          <table:table-cell office:value-type="string" calcext:value-type="string">
            <text:p>19-Sep-2005 14:30:00</text:p>
          </table:table-cell>
          <table:table-cell office:value-type="float" office:value="92.9122" calcext:value-type="float">
            <text:p>92.9122</text:p>
          </table:table-cell>
          <table:table-cell office:value-type="float" office:value="-138.95" calcext:value-type="float">
            <text:p>-138.95</text:p>
          </table:table-cell>
          <table:table-cell office:value-type="float" office:value="2" calcext:value-type="float">
            <text:p>2</text:p>
          </table:table-cell>
          <table:table-cell office:value-type="float" office:value="0.88417" calcext:value-type="float">
            <text:p>0.88417</text:p>
          </table:table-cell>
          <table:table-cell office:value-type="float" office:value="0.91691" calcext:value-type="float">
            <text:p>0.91691</text:p>
          </table:table-cell>
          <table:table-cell office:value-type="float" office:value="0.89373" calcext:value-type="float">
            <text:p>0.89373</text:p>
          </table:table-cell>
          <table:table-cell office:value-type="float" office:value="1.0498" calcext:value-type="float">
            <text:p>1.0498</text:p>
          </table:table-cell>
          <table:table-cell office:value-type="float" office:value="1.0103" calcext:value-type="float">
            <text:p>1.0103</text:p>
          </table:table-cell>
          <table:table-cell office:value-type="float" office:value="1.0155" calcext:value-type="float">
            <text:p>1.0155</text:p>
          </table:table-cell>
          <table:table-cell office:value-type="float" office:value="0.34632" calcext:value-type="float">
            <text:p>0.34632</text:p>
          </table:table-cell>
          <table:table-cell office:value-type="float" office:value="0.26799" calcext:value-type="float">
            <text:p>0.26799</text:p>
          </table:table-cell>
          <table:table-cell office:value-type="float" office:value="0.29535" calcext:value-type="float">
            <text:p>0.29535</text:p>
          </table:table-cell>
          <table:table-cell office:value-type="float" office:value="0.82868" calcext:value-type="float">
            <text:p>0.82868</text:p>
          </table:table-cell>
          <table:table-cell office:value-type="float" office:value="0.85112" calcext:value-type="float">
            <text:p>0.85112</text:p>
          </table:table-cell>
          <table:table-cell office:value-type="float" office:value="0.81283" calcext:value-type="float">
            <text:p>0.81283</text:p>
          </table:table-cell>
          <table:table-cell office:value-type="float" office:value="1.0201" calcext:value-type="float">
            <text:p>1.0201</text:p>
          </table:table-cell>
          <table:table-cell office:value-type="float" office:value="1.0397" calcext:value-type="float">
            <text:p>1.0397</text:p>
          </table:table-cell>
          <table:table-cell office:value-type="float" office:value="1.0036" calcext:value-type="float">
            <text:p>1.0036</text:p>
          </table:table-cell>
          <table:table-cell office:value-type="float" office:value="0.19251" calcext:value-type="float">
            <text:p>0.19251</text:p>
          </table:table-cell>
          <table:table-cell office:value-type="float" office:value="0.13625" calcext:value-type="float">
            <text:p>0.13625</text:p>
          </table:table-cell>
          <table:table-cell office:value-type="float" office:value="0.19104" calcext:value-type="float">
            <text:p>0.191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-Oct-2005 16:35:20</text:p>
          </table:table-cell>
          <table:table-cell office:value-type="string" calcext:value-type="string">
            <text:p>02-Nov-2005 00:12:27</text:p>
          </table:table-cell>
          <table:table-cell office:value-type="float" office:value="84.7004" calcext:value-type="float">
            <text:p>84.7004</text:p>
          </table:table-cell>
          <table:table-cell office:value-type="float" office:value="-73.9896" calcext:value-type="float">
            <text:p>-73.9896</text:p>
          </table:table-cell>
          <table:table-cell office:value-type="float" office:value="2" calcext:value-type="float">
            <text:p>2</text:p>
          </table:table-cell>
          <table:table-cell office:value-type="float" office:value="0.64124" calcext:value-type="float">
            <text:p>0.64124</text:p>
          </table:table-cell>
          <table:table-cell office:value-type="float" office:value="0.64885" calcext:value-type="float">
            <text:p>0.64885</text:p>
          </table:table-cell>
          <table:table-cell office:value-type="float" office:value="0.6555" calcext:value-type="float">
            <text:p>0.6555</text:p>
          </table:table-cell>
          <table:table-cell office:value-type="float" office:value="1.1524" calcext:value-type="float">
            <text:p>1.1524</text:p>
          </table:table-cell>
          <table:table-cell office:value-type="float" office:value="1.143" calcext:value-type="float">
            <text:p>1.143</text:p>
          </table:table-cell>
          <table:table-cell office:value-type="float" office:value="1.135" calcext:value-type="float">
            <text:p>1.135</text:p>
          </table:table-cell>
          <table:table-cell office:value-type="float" office:value="0.32334" calcext:value-type="float">
            <text:p>0.32334</text:p>
          </table:table-cell>
          <table:table-cell office:value-type="float" office:value="0.32625" calcext:value-type="float">
            <text:p>0.32625</text:p>
          </table:table-cell>
          <table:table-cell office:value-type="float" office:value="0.32377" calcext:value-type="float">
            <text:p>0.32377</text:p>
          </table:table-cell>
          <table:table-cell office:value-type="float" office:value="0.84507" calcext:value-type="float">
            <text:p>0.84507</text:p>
          </table:table-cell>
          <table:table-cell office:value-type="float" office:value="0.92411" calcext:value-type="float">
            <text:p>0.92411</text:p>
          </table:table-cell>
          <table:table-cell office:value-type="float" office:value="0.83159" calcext:value-type="float">
            <text:p>0.83159</text:p>
          </table:table-cell>
          <table:table-cell office:value-type="float" office:value="1.1454" calcext:value-type="float">
            <text:p>1.1454</text:p>
          </table:table-cell>
          <table:table-cell office:value-type="float" office:value="1.1317" calcext:value-type="float">
            <text:p>1.1317</text:p>
          </table:table-cell>
          <table:table-cell office:value-type="float" office:value="1.129" calcext:value-type="float">
            <text:p>1.129</text:p>
          </table:table-cell>
          <table:table-cell office:value-type="float" office:value="0.22372" calcext:value-type="float">
            <text:p>0.22372</text:p>
          </table:table-cell>
          <table:table-cell office:value-type="float" office:value="0.20847" calcext:value-type="float">
            <text:p>0.20847</text:p>
          </table:table-cell>
          <table:table-cell office:value-type="float" office:value="0.22074" calcext:value-type="float">
            <text:p>0.220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-Dec-2005 17:33:37</text:p>
          </table:table-cell>
          <table:table-cell office:value-type="string" calcext:value-type="string">
            <text:p>12-Dec-2005 18:50:07</text:p>
          </table:table-cell>
          <table:table-cell office:value-type="float" office:value="82.8392" calcext:value-type="float">
            <text:p>82.8392</text:p>
          </table:table-cell>
          <table:table-cell office:value-type="float" office:value="-54.9604" calcext:value-type="float">
            <text:p>-54.9604</text:p>
          </table:table-cell>
          <table:table-cell office:value-type="float" office:value="2" calcext:value-type="float">
            <text:p>2</text:p>
          </table:table-cell>
          <table:table-cell office:value-type="float" office:value="0.53756" calcext:value-type="float">
            <text:p>0.53756</text:p>
          </table:table-cell>
          <table:table-cell office:value-type="float" office:value="0.62349" calcext:value-type="float">
            <text:p>0.62349</text:p>
          </table:table-cell>
          <table:table-cell office:value-type="float" office:value="0.66284" calcext:value-type="float">
            <text:p>0.66284</text:p>
          </table:table-cell>
          <table:table-cell office:value-type="float" office:value="1.0016" calcext:value-type="float">
            <text:p>1.0016</text:p>
          </table:table-cell>
          <table:table-cell office:value-type="float" office:value="0.9623" calcext:value-type="float">
            <text:p>0.9623</text:p>
          </table:table-cell>
          <table:table-cell office:value-type="float" office:value="0.97894" calcext:value-type="float">
            <text:p>0.97894</text:p>
          </table:table-cell>
          <table:table-cell office:value-type="float" office:value="0.2323" calcext:value-type="float">
            <text:p>0.2323</text:p>
          </table:table-cell>
          <table:table-cell office:value-type="float" office:value="0.20513" calcext:value-type="float">
            <text:p>0.20513</text:p>
          </table:table-cell>
          <table:table-cell office:value-type="float" office:value="0.22716" calcext:value-type="float">
            <text:p>0.22716</text:p>
          </table:table-cell>
          <table:table-cell office:value-type="float" office:value="0.83601" calcext:value-type="float">
            <text:p>0.83601</text:p>
          </table:table-cell>
          <table:table-cell office:value-type="float" office:value="0.63332" calcext:value-type="float">
            <text:p>0.63332</text:p>
          </table:table-cell>
          <table:table-cell office:value-type="float" office:value="0.58959" calcext:value-type="float">
            <text:p>0.58959</text:p>
          </table:table-cell>
          <table:table-cell office:value-type="float" office:value="0.98657" calcext:value-type="float">
            <text:p>0.98657</text:p>
          </table:table-cell>
          <table:table-cell office:value-type="float" office:value="0.95605" calcext:value-type="float">
            <text:p>0.95605</text:p>
          </table:table-cell>
          <table:table-cell office:value-type="float" office:value="0.96318" calcext:value-type="float">
            <text:p>0.96318</text:p>
          </table:table-cell>
          <table:table-cell office:value-type="float" office:value="0.062789" calcext:value-type="float">
            <text:p>0.062789</text:p>
          </table:table-cell>
          <table:table-cell office:value-type="float" office:value="0.097345" calcext:value-type="float">
            <text:p>0.097345</text:p>
          </table:table-cell>
          <table:table-cell office:value-type="float" office:value="0.11783" calcext:value-type="float">
            <text:p>0.117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5-Jan-2006 02:30:25</text:p>
          </table:table-cell>
          <table:table-cell office:value-type="string" calcext:value-type="string">
            <text:p>27-Jan-2006 03:30:25</text:p>
          </table:table-cell>
          <table:table-cell office:value-type="float" office:value="87.8072" calcext:value-type="float">
            <text:p>87.8072</text:p>
          </table:table-cell>
          <table:table-cell office:value-type="float" office:value="-50.9875" calcext:value-type="float">
            <text:p>-50.9875</text:p>
          </table:table-cell>
          <table:table-cell office:value-type="float" office:value="2" calcext:value-type="float">
            <text:p>2</text:p>
          </table:table-cell>
          <table:table-cell office:value-type="float" office:value="0.92652" calcext:value-type="float">
            <text:p>0.92652</text:p>
          </table:table-cell>
          <table:table-cell office:value-type="float" office:value="0.93502" calcext:value-type="float">
            <text:p>0.93502</text:p>
          </table:table-cell>
          <table:table-cell office:value-type="float" office:value="0.93383" calcext:value-type="float">
            <text:p>0.93383</text:p>
          </table:table-cell>
          <table:table-cell office:value-type="float" office:value="1.0716" calcext:value-type="float">
            <text:p>1.0716</text:p>
          </table:table-cell>
          <table:table-cell office:value-type="float" office:value="1.0782" calcext:value-type="float">
            <text:p>1.0782</text:p>
          </table:table-cell>
          <table:table-cell office:value-type="float" office:value="1.1066" calcext:value-type="float">
            <text:p>1.1066</text:p>
          </table:table-cell>
          <table:table-cell office:value-type="float" office:value="0.30981" calcext:value-type="float">
            <text:p>0.30981</text:p>
          </table:table-cell>
          <table:table-cell office:value-type="float" office:value="0.2664" calcext:value-type="float">
            <text:p>0.2664</text:p>
          </table:table-cell>
          <table:table-cell office:value-type="float" office:value="0.30645" calcext:value-type="float">
            <text:p>0.30645</text:p>
          </table:table-cell>
          <table:table-cell office:value-type="float" office:value="0.96861" calcext:value-type="float">
            <text:p>0.96861</text:p>
          </table:table-cell>
          <table:table-cell office:value-type="float" office:value="0.93979" calcext:value-type="float">
            <text:p>0.93979</text:p>
          </table:table-cell>
          <table:table-cell office:value-type="float" office:value="0.86529" calcext:value-type="float">
            <text:p>0.86529</text:p>
          </table:table-cell>
          <table:table-cell office:value-type="float" office:value="1.0816" calcext:value-type="float">
            <text:p>1.0816</text:p>
          </table:table-cell>
          <table:table-cell office:value-type="float" office:value="1.075" calcext:value-type="float">
            <text:p>1.075</text:p>
          </table:table-cell>
          <table:table-cell office:value-type="float" office:value="1.0593" calcext:value-type="float">
            <text:p>1.0593</text:p>
          </table:table-cell>
          <table:table-cell office:value-type="float" office:value="0.12451" calcext:value-type="float">
            <text:p>0.12451</text:p>
          </table:table-cell>
          <table:table-cell office:value-type="float" office:value="0.13401" calcext:value-type="float">
            <text:p>0.13401</text:p>
          </table:table-cell>
          <table:table-cell office:value-type="float" office:value="0.13681" calcext:value-type="float">
            <text:p>0.136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6-Mar-2006 00:30:52</text:p>
          </table:table-cell>
          <table:table-cell office:value-type="string" calcext:value-type="string">
            <text:p>08-Mar-2006 02:09:45</text:p>
          </table:table-cell>
          <table:table-cell office:value-type="float" office:value="81.5902" calcext:value-type="float">
            <text:p>81.5902</text:p>
          </table:table-cell>
          <table:table-cell office:value-type="float" office:value="-51.9993" calcext:value-type="float">
            <text:p>-51.9993</text:p>
          </table:table-cell>
          <table:table-cell office:value-type="float" office:value="2" calcext:value-type="float">
            <text:p>2</text:p>
          </table:table-cell>
          <table:table-cell office:value-type="float" office:value="0.87576" calcext:value-type="float">
            <text:p>0.87576</text:p>
          </table:table-cell>
          <table:table-cell office:value-type="float" office:value="0.88872" calcext:value-type="float">
            <text:p>0.88872</text:p>
          </table:table-cell>
          <table:table-cell office:value-type="float" office:value="0.87747" calcext:value-type="float">
            <text:p>0.87747</text:p>
          </table:table-cell>
          <table:table-cell office:value-type="float" office:value="1.0534" calcext:value-type="float">
            <text:p>1.0534</text:p>
          </table:table-cell>
          <table:table-cell office:value-type="float" office:value="1.0825" calcext:value-type="float">
            <text:p>1.0825</text:p>
          </table:table-cell>
          <table:table-cell office:value-type="float" office:value="1.1328" calcext:value-type="float">
            <text:p>1.1328</text:p>
          </table:table-cell>
          <table:table-cell office:value-type="float" office:value="0.32791" calcext:value-type="float">
            <text:p>0.32791</text:p>
          </table:table-cell>
          <table:table-cell office:value-type="float" office:value="0.27992" calcext:value-type="float">
            <text:p>0.27992</text:p>
          </table:table-cell>
          <table:table-cell office:value-type="float" office:value="0.32497" calcext:value-type="float">
            <text:p>0.32497</text:p>
          </table:table-cell>
          <table:table-cell office:value-type="float" office:value="0.96387" calcext:value-type="float">
            <text:p>0.96387</text:p>
          </table:table-cell>
          <table:table-cell office:value-type="float" office:value="0.93686" calcext:value-type="float">
            <text:p>0.93686</text:p>
          </table:table-cell>
          <table:table-cell office:value-type="float" office:value="0.82378" calcext:value-type="float">
            <text:p>0.82378</text:p>
          </table:table-cell>
          <table:table-cell office:value-type="float" office:value="1.0791" calcext:value-type="float">
            <text:p>1.0791</text:p>
          </table:table-cell>
          <table:table-cell office:value-type="float" office:value="1.0897" calcext:value-type="float">
            <text:p>1.0897</text:p>
          </table:table-cell>
          <table:table-cell office:value-type="float" office:value="1.141" calcext:value-type="float">
            <text:p>1.141</text:p>
          </table:table-cell>
          <table:table-cell office:value-type="float" office:value="0.12149" calcext:value-type="float">
            <text:p>0.12149</text:p>
          </table:table-cell>
          <table:table-cell office:value-type="float" office:value="0.14146" calcext:value-type="float">
            <text:p>0.14146</text:p>
          </table:table-cell>
          <table:table-cell office:value-type="float" office:value="0.22163" calcext:value-type="float">
            <text:p>0.221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-Apr-2006 04:30:52</text:p>
          </table:table-cell>
          <table:table-cell office:value-type="string" calcext:value-type="string">
            <text:p>07-Apr-2006 06:33:45</text:p>
          </table:table-cell>
          <table:table-cell office:value-type="float" office:value="79.3213" calcext:value-type="float">
            <text:p>79.3213</text:p>
          </table:table-cell>
          <table:table-cell office:value-type="float" office:value="-78.9687" calcext:value-type="float">
            <text:p>-78.9687</text:p>
          </table:table-cell>
          <table:table-cell office:value-type="float" office:value="2" calcext:value-type="float">
            <text:p>2</text:p>
          </table:table-cell>
          <table:table-cell office:value-type="float" office:value="0.72696" calcext:value-type="float">
            <text:p>0.72696</text:p>
          </table:table-cell>
          <table:table-cell office:value-type="float" office:value="0.79096" calcext:value-type="float">
            <text:p>0.79096</text:p>
          </table:table-cell>
          <table:table-cell office:value-type="float" office:value="0.76724" calcext:value-type="float">
            <text:p>0.76724</text:p>
          </table:table-cell>
          <table:table-cell office:value-type="float" office:value="1.1356" calcext:value-type="float">
            <text:p>1.1356</text:p>
          </table:table-cell>
          <table:table-cell office:value-type="float" office:value="1.0478" calcext:value-type="float">
            <text:p>1.0478</text:p>
          </table:table-cell>
          <table:table-cell office:value-type="float" office:value="1.109" calcext:value-type="float">
            <text:p>1.109</text:p>
          </table:table-cell>
          <table:table-cell office:value-type="float" office:value="0.29149" calcext:value-type="float">
            <text:p>0.29149</text:p>
          </table:table-cell>
          <table:table-cell office:value-type="float" office:value="0.20559" calcext:value-type="float">
            <text:p>0.20559</text:p>
          </table:table-cell>
          <table:table-cell office:value-type="float" office:value="0.2525" calcext:value-type="float">
            <text:p>0.2525</text:p>
          </table:table-cell>
          <table:table-cell office:value-type="float" office:value="0.88545" calcext:value-type="float">
            <text:p>0.88545</text:p>
          </table:table-cell>
          <table:table-cell office:value-type="float" office:value="0.96785" calcext:value-type="float">
            <text:p>0.96785</text:p>
          </table:table-cell>
          <table:table-cell office:value-type="float" office:value="0.89989" calcext:value-type="float">
            <text:p>0.89989</text:p>
          </table:table-cell>
          <table:table-cell office:value-type="float" office:value="1.1304" calcext:value-type="float">
            <text:p>1.1304</text:p>
          </table:table-cell>
          <table:table-cell office:value-type="float" office:value="1.0449" calcext:value-type="float">
            <text:p>1.0449</text:p>
          </table:table-cell>
          <table:table-cell office:value-type="float" office:value="1.1092" calcext:value-type="float">
            <text:p>1.1092</text:p>
          </table:table-cell>
          <table:table-cell office:value-type="float" office:value="0.19614" calcext:value-type="float">
            <text:p>0.19614</text:p>
          </table:table-cell>
          <table:table-cell office:value-type="float" office:value="0.1029" calcext:value-type="float">
            <text:p>0.1029</text:p>
          </table:table-cell>
          <table:table-cell office:value-type="float" office:value="0.169" calcext:value-type="float">
            <text:p>0.1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-Apr-2006 05:08:05</text:p>
          </table:table-cell>
          <table:table-cell office:value-type="string" calcext:value-type="string">
            <text:p>11-Apr-2006 04:42:37</text:p>
          </table:table-cell>
          <table:table-cell office:value-type="float" office:value="79.8401" calcext:value-type="float">
            <text:p>79.8401</text:p>
          </table:table-cell>
          <table:table-cell office:value-type="float" office:value="-81.9722" calcext:value-type="float">
            <text:p>-81.9722</text:p>
          </table:table-cell>
          <table:table-cell office:value-type="float" office:value="2" calcext:value-type="float">
            <text:p>2</text:p>
          </table:table-cell>
          <table:table-cell office:value-type="float" office:value="0.69795" calcext:value-type="float">
            <text:p>0.69795</text:p>
          </table:table-cell>
          <table:table-cell office:value-type="float" office:value="0.75361" calcext:value-type="float">
            <text:p>0.75361</text:p>
          </table:table-cell>
          <table:table-cell office:value-type="float" office:value="0.69891" calcext:value-type="float">
            <text:p>0.69891</text:p>
          </table:table-cell>
          <table:table-cell office:value-type="float" office:value="1.0836" calcext:value-type="float">
            <text:p>1.0836</text:p>
          </table:table-cell>
          <table:table-cell office:value-type="float" office:value="1.0023" calcext:value-type="float">
            <text:p>1.0023</text:p>
          </table:table-cell>
          <table:table-cell office:value-type="float" office:value="1.0694" calcext:value-type="float">
            <text:p>1.0694</text:p>
          </table:table-cell>
          <table:table-cell office:value-type="float" office:value="0.25396" calcext:value-type="float">
            <text:p>0.25396</text:p>
          </table:table-cell>
          <table:table-cell office:value-type="float" office:value="0.19487" calcext:value-type="float">
            <text:p>0.19487</text:p>
          </table:table-cell>
          <table:table-cell office:value-type="float" office:value="0.24114" calcext:value-type="float">
            <text:p>0.24114</text:p>
          </table:table-cell>
          <table:table-cell office:value-type="float" office:value="0.89759" calcext:value-type="float">
            <text:p>0.89759</text:p>
          </table:table-cell>
          <table:table-cell office:value-type="float" office:value="0.91097" calcext:value-type="float">
            <text:p>0.91097</text:p>
          </table:table-cell>
          <table:table-cell office:value-type="float" office:value="0.82989" calcext:value-type="float">
            <text:p>0.82989</text:p>
          </table:table-cell>
          <table:table-cell office:value-type="float" office:value="1.0795" calcext:value-type="float">
            <text:p>1.0795</text:p>
          </table:table-cell>
          <table:table-cell office:value-type="float" office:value="0.99643" calcext:value-type="float">
            <text:p>0.99643</text:p>
          </table:table-cell>
          <table:table-cell office:value-type="float" office:value="1.0625" calcext:value-type="float">
            <text:p>1.0625</text:p>
          </table:table-cell>
          <table:table-cell office:value-type="float" office:value="0.15037" calcext:value-type="float">
            <text:p>0.15037</text:p>
          </table:table-cell>
          <table:table-cell office:value-type="float" office:value="0.098596" calcext:value-type="float">
            <text:p>0.098596</text:p>
          </table:table-cell>
          <table:table-cell office:value-type="float" office:value="0.15089" calcext:value-type="float">
            <text:p>0.150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-Apr-2006 04:05:52</text:p>
          </table:table-cell>
          <table:table-cell office:value-type="string" calcext:value-type="string">
            <text:p>16-Apr-2006 23:44:35</text:p>
          </table:table-cell>
          <table:table-cell office:value-type="float" office:value="79.3395" calcext:value-type="float">
            <text:p>79.3395</text:p>
          </table:table-cell>
          <table:table-cell office:value-type="float" office:value="-97.9111" calcext:value-type="float">
            <text:p>-97.9111</text:p>
          </table:table-cell>
          <table:table-cell office:value-type="float" office:value="2" calcext:value-type="float">
            <text:p>2</text:p>
          </table:table-cell>
          <table:table-cell office:value-type="float" office:value="0.64976" calcext:value-type="float">
            <text:p>0.64976</text:p>
          </table:table-cell>
          <table:table-cell office:value-type="float" office:value="0.69088" calcext:value-type="float">
            <text:p>0.69088</text:p>
          </table:table-cell>
          <table:table-cell office:value-type="float" office:value="0.74663" calcext:value-type="float">
            <text:p>0.74663</text:p>
          </table:table-cell>
          <table:table-cell office:value-type="float" office:value="0.92466" calcext:value-type="float">
            <text:p>0.92466</text:p>
          </table:table-cell>
          <table:table-cell office:value-type="float" office:value="1.084" calcext:value-type="float">
            <text:p>1.084</text:p>
          </table:table-cell>
          <table:table-cell office:value-type="float" office:value="1.1463" calcext:value-type="float">
            <text:p>1.1463</text:p>
          </table:table-cell>
          <table:table-cell office:value-type="float" office:value="0.30352" calcext:value-type="float">
            <text:p>0.30352</text:p>
          </table:table-cell>
          <table:table-cell office:value-type="float" office:value="0.33368" calcext:value-type="float">
            <text:p>0.33368</text:p>
          </table:table-cell>
          <table:table-cell office:value-type="float" office:value="0.34472" calcext:value-type="float">
            <text:p>0.34472</text:p>
          </table:table-cell>
          <table:table-cell office:value-type="float" office:value="0.77053" calcext:value-type="float">
            <text:p>0.77053</text:p>
          </table:table-cell>
          <table:table-cell office:value-type="float" office:value="0.90502" calcext:value-type="float">
            <text:p>0.90502</text:p>
          </table:table-cell>
          <table:table-cell office:value-type="float" office:value="0.87789" calcext:value-type="float">
            <text:p>0.87789</text:p>
          </table:table-cell>
          <table:table-cell office:value-type="float" office:value="0.9211" calcext:value-type="float">
            <text:p>0.9211</text:p>
          </table:table-cell>
          <table:table-cell office:value-type="float" office:value="1.0706" calcext:value-type="float">
            <text:p>1.0706</text:p>
          </table:table-cell>
          <table:table-cell office:value-type="float" office:value="1.1404" calcext:value-type="float">
            <text:p>1.1404</text:p>
          </table:table-cell>
          <table:table-cell office:value-type="float" office:value="0.22147" calcext:value-type="float">
            <text:p>0.22147</text:p>
          </table:table-cell>
          <table:table-cell office:value-type="float" office:value="0.20619" calcext:value-type="float">
            <text:p>0.20619</text:p>
          </table:table-cell>
          <table:table-cell office:value-type="float" office:value="0.2358" calcext:value-type="float">
            <text:p>0.23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-May-2006 20:54:52</text:p>
          </table:table-cell>
          <table:table-cell office:value-type="string" calcext:value-type="string">
            <text:p>07-May-2006 21:29:42</text:p>
          </table:table-cell>
          <table:table-cell office:value-type="float" office:value="81.7378" calcext:value-type="float">
            <text:p>81.7378</text:p>
          </table:table-cell>
          <table:table-cell office:value-type="float" office:value="-52.9792" calcext:value-type="float">
            <text:p>-52.9792</text:p>
          </table:table-cell>
          <table:table-cell office:value-type="float" office:value="2" calcext:value-type="float">
            <text:p>2</text:p>
          </table:table-cell>
          <table:table-cell office:value-type="float" office:value="0.71008" calcext:value-type="float">
            <text:p>0.71008</text:p>
          </table:table-cell>
          <table:table-cell office:value-type="float" office:value="0.75494" calcext:value-type="float">
            <text:p>0.75494</text:p>
          </table:table-cell>
          <table:table-cell office:value-type="float" office:value="0.75419" calcext:value-type="float">
            <text:p>0.75419</text:p>
          </table:table-cell>
          <table:table-cell office:value-type="float" office:value="0.99811" calcext:value-type="float">
            <text:p>0.99811</text:p>
          </table:table-cell>
          <table:table-cell office:value-type="float" office:value="0.97323" calcext:value-type="float">
            <text:p>0.97323</text:p>
          </table:table-cell>
          <table:table-cell office:value-type="float" office:value="0.95706" calcext:value-type="float">
            <text:p>0.95706</text:p>
          </table:table-cell>
          <table:table-cell office:value-type="float" office:value="0.21321" calcext:value-type="float">
            <text:p>0.21321</text:p>
          </table:table-cell>
          <table:table-cell office:value-type="float" office:value="0.1849" calcext:value-type="float">
            <text:p>0.1849</text:p>
          </table:table-cell>
          <table:table-cell office:value-type="float" office:value="0.19792" calcext:value-type="float">
            <text:p>0.19792</text:p>
          </table:table-cell>
          <table:table-cell office:value-type="float" office:value="0.84553" calcext:value-type="float">
            <text:p>0.84553</text:p>
          </table:table-cell>
          <table:table-cell office:value-type="float" office:value="0.89835" calcext:value-type="float">
            <text:p>0.89835</text:p>
          </table:table-cell>
          <table:table-cell office:value-type="float" office:value="0.86822" calcext:value-type="float">
            <text:p>0.86822</text:p>
          </table:table-cell>
          <table:table-cell office:value-type="float" office:value="0.99305" calcext:value-type="float">
            <text:p>0.99305</text:p>
          </table:table-cell>
          <table:table-cell office:value-type="float" office:value="0.96757" calcext:value-type="float">
            <text:p>0.96757</text:p>
          </table:table-cell>
          <table:table-cell office:value-type="float" office:value="0.94649" calcext:value-type="float">
            <text:p>0.94649</text:p>
          </table:table-cell>
          <table:table-cell office:value-type="float" office:value="0.080216" calcext:value-type="float">
            <text:p>0.080216</text:p>
          </table:table-cell>
          <table:table-cell office:value-type="float" office:value="0.072319" calcext:value-type="float">
            <text:p>0.072319</text:p>
          </table:table-cell>
          <table:table-cell office:value-type="float" office:value="0.11304" calcext:value-type="float">
            <text:p>0.113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-Aug-2006 18:42:27</text:p>
          </table:table-cell>
          <table:table-cell office:value-type="string" calcext:value-type="string">
            <text:p>21-Aug-2006 06:42:45</text:p>
          </table:table-cell>
          <table:table-cell office:value-type="float" office:value="77.0536" calcext:value-type="float">
            <text:p>77.0536</text:p>
          </table:table-cell>
          <table:table-cell office:value-type="float" office:value="-78.9938" calcext:value-type="float">
            <text:p>-78.9938</text:p>
          </table:table-cell>
          <table:table-cell office:value-type="float" office:value="2" calcext:value-type="float">
            <text:p>2</text:p>
          </table:table-cell>
          <table:table-cell office:value-type="float" office:value="0.83163" calcext:value-type="float">
            <text:p>0.83163</text:p>
          </table:table-cell>
          <table:table-cell office:value-type="float" office:value="0.79511" calcext:value-type="float">
            <text:p>0.79511</text:p>
          </table:table-cell>
          <table:table-cell office:value-type="float" office:value="0.80354" calcext:value-type="float">
            <text:p>0.80354</text:p>
          </table:table-cell>
          <table:table-cell office:value-type="float" office:value="1.2023" calcext:value-type="float">
            <text:p>1.2023</text:p>
          </table:table-cell>
          <table:table-cell office:value-type="float" office:value="1.1791" calcext:value-type="float">
            <text:p>1.1791</text:p>
          </table:table-cell>
          <table:table-cell office:value-type="float" office:value="1.2021" calcext:value-type="float">
            <text:p>1.2021</text:p>
          </table:table-cell>
          <table:table-cell office:value-type="float" office:value="0.44833" calcext:value-type="float">
            <text:p>0.44833</text:p>
          </table:table-cell>
          <table:table-cell office:value-type="float" office:value="0.43087" calcext:value-type="float">
            <text:p>0.43087</text:p>
          </table:table-cell>
          <table:table-cell office:value-type="float" office:value="0.4502" calcext:value-type="float">
            <text:p>0.4502</text:p>
          </table:table-cell>
          <table:table-cell office:value-type="float" office:value="0.93948" calcext:value-type="float">
            <text:p>0.93948</text:p>
          </table:table-cell>
          <table:table-cell office:value-type="float" office:value="0.9374" calcext:value-type="float">
            <text:p>0.9374</text:p>
          </table:table-cell>
          <table:table-cell office:value-type="float" office:value="0.86291" calcext:value-type="float">
            <text:p>0.86291</text:p>
          </table:table-cell>
          <table:table-cell office:value-type="float" office:value="1.1462" calcext:value-type="float">
            <text:p>1.1462</text:p>
          </table:table-cell>
          <table:table-cell office:value-type="float" office:value="1.1906" calcext:value-type="float">
            <text:p>1.1906</text:p>
          </table:table-cell>
          <table:table-cell office:value-type="float" office:value="1.1718" calcext:value-type="float">
            <text:p>1.1718</text:p>
          </table:table-cell>
          <table:table-cell office:value-type="float" office:value="0.21661" calcext:value-type="float">
            <text:p>0.21661</text:p>
          </table:table-cell>
          <table:table-cell office:value-type="float" office:value="0.27902" calcext:value-type="float">
            <text:p>0.27902</text:p>
          </table:table-cell>
          <table:table-cell office:value-type="float" office:value="0.30853" calcext:value-type="float">
            <text:p>0.308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3-Sep-2006 06:50:52</text:p>
          </table:table-cell>
          <table:table-cell office:value-type="string" calcext:value-type="string">
            <text:p>25-Sep-2006 09:42:50</text:p>
          </table:table-cell>
          <table:table-cell office:value-type="float" office:value="77.5292" calcext:value-type="float">
            <text:p>77.5292</text:p>
          </table:table-cell>
          <table:table-cell office:value-type="float" office:value="-54.9903" calcext:value-type="float">
            <text:p>-54.9903</text:p>
          </table:table-cell>
          <table:table-cell office:value-type="float" office:value="2" calcext:value-type="float">
            <text:p>2</text:p>
          </table:table-cell>
          <table:table-cell office:value-type="float" office:value="0.82125" calcext:value-type="float">
            <text:p>0.82125</text:p>
          </table:table-cell>
          <table:table-cell office:value-type="float" office:value="0.83996" calcext:value-type="float">
            <text:p>0.83996</text:p>
          </table:table-cell>
          <table:table-cell office:value-type="float" office:value="0.83802" calcext:value-type="float">
            <text:p>0.83802</text:p>
          </table:table-cell>
          <table:table-cell office:value-type="float" office:value="1.1231" calcext:value-type="float">
            <text:p>1.1231</text:p>
          </table:table-cell>
          <table:table-cell office:value-type="float" office:value="0.9911" calcext:value-type="float">
            <text:p>0.9911</text:p>
          </table:table-cell>
          <table:table-cell office:value-type="float" office:value="1.0954" calcext:value-type="float">
            <text:p>1.0954</text:p>
          </table:table-cell>
          <table:table-cell office:value-type="float" office:value="0.38127" calcext:value-type="float">
            <text:p>0.38127</text:p>
          </table:table-cell>
          <table:table-cell office:value-type="float" office:value="0.22629" calcext:value-type="float">
            <text:p>0.22629</text:p>
          </table:table-cell>
          <table:table-cell office:value-type="float" office:value="0.30226" calcext:value-type="float">
            <text:p>0.30226</text:p>
          </table:table-cell>
          <table:table-cell office:value-type="float" office:value="0.90689" calcext:value-type="float">
            <text:p>0.90689</text:p>
          </table:table-cell>
          <table:table-cell office:value-type="float" office:value="0.95736" calcext:value-type="float">
            <text:p>0.95736</text:p>
          </table:table-cell>
          <table:table-cell office:value-type="float" office:value="0.89147" calcext:value-type="float">
            <text:p>0.89147</text:p>
          </table:table-cell>
          <table:table-cell office:value-type="float" office:value="1.0798" calcext:value-type="float">
            <text:p>1.0798</text:p>
          </table:table-cell>
          <table:table-cell office:value-type="float" office:value="0.99184" calcext:value-type="float">
            <text:p>0.99184</text:p>
          </table:table-cell>
          <table:table-cell office:value-type="float" office:value="1.0736" calcext:value-type="float">
            <text:p>1.0736</text:p>
          </table:table-cell>
          <table:table-cell office:value-type="float" office:value="0.15584" calcext:value-type="float">
            <text:p>0.15584</text:p>
          </table:table-cell>
          <table:table-cell office:value-type="float" office:value="0.073831" calcext:value-type="float">
            <text:p>0.073831</text:p>
          </table:table-cell>
          <table:table-cell office:value-type="float" office:value="0.15777" calcext:value-type="float">
            <text:p>0.157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-Sep-2006 04:00:17</text:p>
          </table:table-cell>
          <table:table-cell office:value-type="string" calcext:value-type="string">
            <text:p>02-Oct-2006 05:29:52</text:p>
          </table:table-cell>
          <table:table-cell office:value-type="float" office:value="77.1596" calcext:value-type="float">
            <text:p>77.1596</text:p>
          </table:table-cell>
          <table:table-cell office:value-type="float" office:value="-50.9946" calcext:value-type="float">
            <text:p>-50.9946</text:p>
          </table:table-cell>
          <table:table-cell office:value-type="float" office:value="2" calcext:value-type="float">
            <text:p>2</text:p>
          </table:table-cell>
          <table:table-cell office:value-type="float" office:value="0.77943" calcext:value-type="float">
            <text:p>0.77943</text:p>
          </table:table-cell>
          <table:table-cell office:value-type="float" office:value="0.72666" calcext:value-type="float">
            <text:p>0.72666</text:p>
          </table:table-cell>
          <table:table-cell office:value-type="float" office:value="0.71946" calcext:value-type="float">
            <text:p>0.71946</text:p>
          </table:table-cell>
          <table:table-cell office:value-type="float" office:value="0.98176" calcext:value-type="float">
            <text:p>0.98176</text:p>
          </table:table-cell>
          <table:table-cell office:value-type="float" office:value="1.0384" calcext:value-type="float">
            <text:p>1.0384</text:p>
          </table:table-cell>
          <table:table-cell office:value-type="float" office:value="1.0786" calcext:value-type="float">
            <text:p>1.0786</text:p>
          </table:table-cell>
          <table:table-cell office:value-type="float" office:value="0.23111" calcext:value-type="float">
            <text:p>0.23111</text:p>
          </table:table-cell>
          <table:table-cell office:value-type="float" office:value="0.2433" calcext:value-type="float">
            <text:p>0.2433</text:p>
          </table:table-cell>
          <table:table-cell office:value-type="float" office:value="0.28392" calcext:value-type="float">
            <text:p>0.28392</text:p>
          </table:table-cell>
          <table:table-cell office:value-type="float" office:value="0.90264" calcext:value-type="float">
            <text:p>0.90264</text:p>
          </table:table-cell>
          <table:table-cell office:value-type="float" office:value="0.89256" calcext:value-type="float">
            <text:p>0.89256</text:p>
          </table:table-cell>
          <table:table-cell office:value-type="float" office:value="0.75708" calcext:value-type="float">
            <text:p>0.75708</text:p>
          </table:table-cell>
          <table:table-cell office:value-type="float" office:value="0.97407" calcext:value-type="float">
            <text:p>0.97407</text:p>
          </table:table-cell>
          <table:table-cell office:value-type="float" office:value="1.0333" calcext:value-type="float">
            <text:p>1.0333</text:p>
          </table:table-cell>
          <table:table-cell office:value-type="float" office:value="1.066" calcext:value-type="float">
            <text:p>1.066</text:p>
          </table:table-cell>
          <table:table-cell office:value-type="float" office:value="0.11882" calcext:value-type="float">
            <text:p>0.11882</text:p>
          </table:table-cell>
          <table:table-cell office:value-type="float" office:value="0.10439" calcext:value-type="float">
            <text:p>0.10439</text:p>
          </table:table-cell>
          <table:table-cell office:value-type="float" office:value="0.16292" calcext:value-type="float">
            <text:p>0.162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-Oct-2006 21:35:27</text:p>
          </table:table-cell>
          <table:table-cell office:value-type="string" calcext:value-type="string">
            <text:p>15-Oct-2006 01:30:05</text:p>
          </table:table-cell>
          <table:table-cell office:value-type="float" office:value="77.7018" calcext:value-type="float">
            <text:p>77.7018</text:p>
          </table:table-cell>
          <table:table-cell office:value-type="float" office:value="-55" calcext:value-type="float">
            <text:p>-55</text:p>
          </table:table-cell>
          <table:table-cell office:value-type="float" office:value="2" calcext:value-type="float">
            <text:p>2</text:p>
          </table:table-cell>
          <table:table-cell office:value-type="float" office:value="0.55403" calcext:value-type="float">
            <text:p>0.55403</text:p>
          </table:table-cell>
          <table:table-cell office:value-type="float" office:value="0.55746" calcext:value-type="float">
            <text:p>0.55746</text:p>
          </table:table-cell>
          <table:table-cell office:value-type="float" office:value="0.5375" calcext:value-type="float">
            <text:p>0.5375</text:p>
          </table:table-cell>
          <table:table-cell office:value-type="float" office:value="0.97477" calcext:value-type="float">
            <text:p>0.97477</text:p>
          </table:table-cell>
          <table:table-cell office:value-type="float" office:value="1.0019" calcext:value-type="float">
            <text:p>1.0019</text:p>
          </table:table-cell>
          <table:table-cell office:value-type="float" office:value="1.0402" calcext:value-type="float">
            <text:p>1.0402</text:p>
          </table:table-cell>
          <table:table-cell office:value-type="float" office:value="0.23092" calcext:value-type="float">
            <text:p>0.23092</text:p>
          </table:table-cell>
          <table:table-cell office:value-type="float" office:value="0.21529" calcext:value-type="float">
            <text:p>0.21529</text:p>
          </table:table-cell>
          <table:table-cell office:value-type="float" office:value="0.25001" calcext:value-type="float">
            <text:p>0.25001</text:p>
          </table:table-cell>
          <table:table-cell office:value-type="float" office:value="0.83434" calcext:value-type="float">
            <text:p>0.83434</text:p>
          </table:table-cell>
          <table:table-cell office:value-type="float" office:value="0.95162" calcext:value-type="float">
            <text:p>0.95162</text:p>
          </table:table-cell>
          <table:table-cell office:value-type="float" office:value="0.83017" calcext:value-type="float">
            <text:p>0.83017</text:p>
          </table:table-cell>
          <table:table-cell office:value-type="float" office:value="0.96933" calcext:value-type="float">
            <text:p>0.96933</text:p>
          </table:table-cell>
          <table:table-cell office:value-type="float" office:value="0.99639" calcext:value-type="float">
            <text:p>0.99639</text:p>
          </table:table-cell>
          <table:table-cell office:value-type="float" office:value="1.0356" calcext:value-type="float">
            <text:p>1.0356</text:p>
          </table:table-cell>
          <table:table-cell office:value-type="float" office:value="0.10556" calcext:value-type="float">
            <text:p>0.10556</text:p>
          </table:table-cell>
          <table:table-cell office:value-type="float" office:value="0.053523" calcext:value-type="float">
            <text:p>0.053523</text:p>
          </table:table-cell>
          <table:table-cell office:value-type="float" office:value="0.12324" calcext:value-type="float">
            <text:p>0.123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-Nov-2006 23:18:35</text:p>
          </table:table-cell>
          <table:table-cell office:value-type="string" calcext:value-type="string">
            <text:p>11-Nov-2006 07:45:07</text:p>
          </table:table-cell>
          <table:table-cell office:value-type="float" office:value="77.7138" calcext:value-type="float">
            <text:p>77.7138</text:p>
          </table:table-cell>
          <table:table-cell office:value-type="float" office:value="-63" calcext:value-type="float">
            <text:p>-63</text:p>
          </table:table-cell>
          <table:table-cell office:value-type="float" office:value="2" calcext:value-type="float">
            <text:p>2</text:p>
          </table:table-cell>
          <table:table-cell office:value-type="float" office:value="0.90557" calcext:value-type="float">
            <text:p>0.90557</text:p>
          </table:table-cell>
          <table:table-cell office:value-type="float" office:value="0.91927" calcext:value-type="float">
            <text:p>0.91927</text:p>
          </table:table-cell>
          <table:table-cell office:value-type="float" office:value="0.92043" calcext:value-type="float">
            <text:p>0.92043</text:p>
          </table:table-cell>
          <table:table-cell office:value-type="float" office:value="1.0101" calcext:value-type="float">
            <text:p>1.0101</text:p>
          </table:table-cell>
          <table:table-cell office:value-type="float" office:value="1.0931" calcext:value-type="float">
            <text:p>1.0931</text:p>
          </table:table-cell>
          <table:table-cell office:value-type="float" office:value="1.1067" calcext:value-type="float">
            <text:p>1.1067</text:p>
          </table:table-cell>
          <table:table-cell office:value-type="float" office:value="0.26419" calcext:value-type="float">
            <text:p>0.26419</text:p>
          </table:table-cell>
          <table:table-cell office:value-type="float" office:value="0.28484" calcext:value-type="float">
            <text:p>0.28484</text:p>
          </table:table-cell>
          <table:table-cell office:value-type="float" office:value="0.30568" calcext:value-type="float">
            <text:p>0.30568</text:p>
          </table:table-cell>
          <table:table-cell office:value-type="float" office:value="0.92562" calcext:value-type="float">
            <text:p>0.92562</text:p>
          </table:table-cell>
          <table:table-cell office:value-type="float" office:value="0.96105" calcext:value-type="float">
            <text:p>0.96105</text:p>
          </table:table-cell>
          <table:table-cell office:value-type="float" office:value="0.9426" calcext:value-type="float">
            <text:p>0.9426</text:p>
          </table:table-cell>
          <table:table-cell office:value-type="float" office:value="1.0125" calcext:value-type="float">
            <text:p>1.0125</text:p>
          </table:table-cell>
          <table:table-cell office:value-type="float" office:value="1.064" calcext:value-type="float">
            <text:p>1.064</text:p>
          </table:table-cell>
          <table:table-cell office:value-type="float" office:value="1.0505" calcext:value-type="float">
            <text:p>1.0505</text:p>
          </table:table-cell>
          <table:table-cell office:value-type="float" office:value="0.11003" calcext:value-type="float">
            <text:p>0.11003</text:p>
          </table:table-cell>
          <table:table-cell office:value-type="float" office:value="0.12656" calcext:value-type="float">
            <text:p>0.12656</text:p>
          </table:table-cell>
          <table:table-cell office:value-type="float" office:value="0.11141" calcext:value-type="float">
            <text:p>0.111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-Nov-2006 05:55:15</text:p>
          </table:table-cell>
          <table:table-cell office:value-type="string" calcext:value-type="string">
            <text:p>01-Dec-2006 17:44:55</text:p>
          </table:table-cell>
          <table:table-cell office:value-type="float" office:value="79.2" calcext:value-type="float">
            <text:p>79.2</text:p>
          </table:table-cell>
          <table:table-cell office:value-type="float" office:value="-73.9792" calcext:value-type="float">
            <text:p>-73.9792</text:p>
          </table:table-cell>
          <table:table-cell office:value-type="float" office:value="2" calcext:value-type="float">
            <text:p>2</text:p>
          </table:table-cell>
          <table:table-cell office:value-type="float" office:value="0.90413" calcext:value-type="float">
            <text:p>0.90413</text:p>
          </table:table-cell>
          <table:table-cell office:value-type="float" office:value="0.94227" calcext:value-type="float">
            <text:p>0.94227</text:p>
          </table:table-cell>
          <table:table-cell office:value-type="float" office:value="0.94545" calcext:value-type="float">
            <text:p>0.94545</text:p>
          </table:table-cell>
          <table:table-cell office:value-type="float" office:value="0.93659" calcext:value-type="float">
            <text:p>0.93659</text:p>
          </table:table-cell>
          <table:table-cell office:value-type="float" office:value="1.0618" calcext:value-type="float">
            <text:p>1.0618</text:p>
          </table:table-cell>
          <table:table-cell office:value-type="float" office:value="1.1068" calcext:value-type="float">
            <text:p>1.1068</text:p>
          </table:table-cell>
          <table:table-cell office:value-type="float" office:value="0.22428" calcext:value-type="float">
            <text:p>0.22428</text:p>
          </table:table-cell>
          <table:table-cell office:value-type="float" office:value="0.22953" calcext:value-type="float">
            <text:p>0.22953</text:p>
          </table:table-cell>
          <table:table-cell office:value-type="float" office:value="0.29707" calcext:value-type="float">
            <text:p>0.29707</text:p>
          </table:table-cell>
          <table:table-cell office:value-type="float" office:value="0.96541" calcext:value-type="float">
            <text:p>0.96541</text:p>
          </table:table-cell>
          <table:table-cell office:value-type="float" office:value="0.91336" calcext:value-type="float">
            <text:p>0.91336</text:p>
          </table:table-cell>
          <table:table-cell office:value-type="float" office:value="0.87525" calcext:value-type="float">
            <text:p>0.87525</text:p>
          </table:table-cell>
          <table:table-cell office:value-type="float" office:value="0.93622" calcext:value-type="float">
            <text:p>0.93622</text:p>
          </table:table-cell>
          <table:table-cell office:value-type="float" office:value="1.039" calcext:value-type="float">
            <text:p>1.039</text:p>
          </table:table-cell>
          <table:table-cell office:value-type="float" office:value="1.038" calcext:value-type="float">
            <text:p>1.038</text:p>
          </table:table-cell>
          <table:table-cell office:value-type="float" office:value="0.12465" calcext:value-type="float">
            <text:p>0.12465</text:p>
          </table:table-cell>
          <table:table-cell office:value-type="float" office:value="0.09528" calcext:value-type="float">
            <text:p>0.09528</text:p>
          </table:table-cell>
          <table:table-cell office:value-type="float" office:value="0.13193" calcext:value-type="float">
            <text:p>0.131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-Dec-2006 11:33:15</text:p>
          </table:table-cell>
          <table:table-cell office:value-type="string" calcext:value-type="string">
            <text:p>07-Dec-2006 15:30:35</text:p>
          </table:table-cell>
          <table:table-cell office:value-type="float" office:value="79.9117" calcext:value-type="float">
            <text:p>79.9117</text:p>
          </table:table-cell>
          <table:table-cell office:value-type="float" office:value="-54.9644" calcext:value-type="float">
            <text:p>-54.9644</text:p>
          </table:table-cell>
          <table:table-cell office:value-type="float" office:value="2" calcext:value-type="float">
            <text:p>2</text:p>
          </table:table-cell>
          <table:table-cell office:value-type="float" office:value="0.90169" calcext:value-type="float">
            <text:p>0.90169</text:p>
          </table:table-cell>
          <table:table-cell office:value-type="float" office:value="0.92465" calcext:value-type="float">
            <text:p>0.92465</text:p>
          </table:table-cell>
          <table:table-cell office:value-type="float" office:value="0.91742" calcext:value-type="float">
            <text:p>0.91742</text:p>
          </table:table-cell>
          <table:table-cell office:value-type="float" office:value="0.98222" calcext:value-type="float">
            <text:p>0.98222</text:p>
          </table:table-cell>
          <table:table-cell office:value-type="float" office:value="1.0569" calcext:value-type="float">
            <text:p>1.0569</text:p>
          </table:table-cell>
          <table:table-cell office:value-type="float" office:value="1.0951" calcext:value-type="float">
            <text:p>1.0951</text:p>
          </table:table-cell>
          <table:table-cell office:value-type="float" office:value="0.22834" calcext:value-type="float">
            <text:p>0.22834</text:p>
          </table:table-cell>
          <table:table-cell office:value-type="float" office:value="0.23904" calcext:value-type="float">
            <text:p>0.23904</text:p>
          </table:table-cell>
          <table:table-cell office:value-type="float" office:value="0.26229" calcext:value-type="float">
            <text:p>0.26229</text:p>
          </table:table-cell>
          <table:table-cell office:value-type="float" office:value="0.92965" calcext:value-type="float">
            <text:p>0.92965</text:p>
          </table:table-cell>
          <table:table-cell office:value-type="float" office:value="0.92516" calcext:value-type="float">
            <text:p>0.92516</text:p>
          </table:table-cell>
          <table:table-cell office:value-type="float" office:value="0.85482" calcext:value-type="float">
            <text:p>0.85482</text:p>
          </table:table-cell>
          <table:table-cell office:value-type="float" office:value="1.0049" calcext:value-type="float">
            <text:p>1.0049</text:p>
          </table:table-cell>
          <table:table-cell office:value-type="float" office:value="1.0608" calcext:value-type="float">
            <text:p>1.0608</text:p>
          </table:table-cell>
          <table:table-cell office:value-type="float" office:value="1.0706" calcext:value-type="float">
            <text:p>1.0706</text:p>
          </table:table-cell>
          <table:table-cell office:value-type="float" office:value="0.081975" calcext:value-type="float">
            <text:p>0.081975</text:p>
          </table:table-cell>
          <table:table-cell office:value-type="float" office:value="0.12392" calcext:value-type="float">
            <text:p>0.12392</text:p>
          </table:table-cell>
          <table:table-cell office:value-type="float" office:value="0.15177" calcext:value-type="float">
            <text:p>0.151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-Dec-2006 04:10:10</text:p>
          </table:table-cell>
          <table:table-cell office:value-type="string" calcext:value-type="string">
            <text:p>13-Dec-2006 05:43:25</text:p>
          </table:table-cell>
          <table:table-cell office:value-type="float" office:value="81.3148" calcext:value-type="float">
            <text:p>81.3148</text:p>
          </table:table-cell>
          <table:table-cell office:value-type="float" office:value="-54.9625" calcext:value-type="float">
            <text:p>-54.9625</text:p>
          </table:table-cell>
          <table:table-cell office:value-type="float" office:value="2" calcext:value-type="float">
            <text:p>2</text:p>
          </table:table-cell>
          <table:table-cell office:value-type="float" office:value="0.86949" calcext:value-type="float">
            <text:p>0.86949</text:p>
          </table:table-cell>
          <table:table-cell office:value-type="float" office:value="0.90584" calcext:value-type="float">
            <text:p>0.90584</text:p>
          </table:table-cell>
          <table:table-cell office:value-type="float" office:value="0.89753" calcext:value-type="float">
            <text:p>0.89753</text:p>
          </table:table-cell>
          <table:table-cell office:value-type="float" office:value="0.96425" calcext:value-type="float">
            <text:p>0.96425</text:p>
          </table:table-cell>
          <table:table-cell office:value-type="float" office:value="0.99831" calcext:value-type="float">
            <text:p>0.99831</text:p>
          </table:table-cell>
          <table:table-cell office:value-type="float" office:value="0.99647" calcext:value-type="float">
            <text:p>0.99647</text:p>
          </table:table-cell>
          <table:table-cell office:value-type="float" office:value="0.2121" calcext:value-type="float">
            <text:p>0.2121</text:p>
          </table:table-cell>
          <table:table-cell office:value-type="float" office:value="0.20631" calcext:value-type="float">
            <text:p>0.20631</text:p>
          </table:table-cell>
          <table:table-cell office:value-type="float" office:value="0.22744" calcext:value-type="float">
            <text:p>0.22744</text:p>
          </table:table-cell>
          <table:table-cell office:value-type="float" office:value="0.74368" calcext:value-type="float">
            <text:p>0.74368</text:p>
          </table:table-cell>
          <table:table-cell office:value-type="float" office:value="0.68464" calcext:value-type="float">
            <text:p>0.68464</text:p>
          </table:table-cell>
          <table:table-cell office:value-type="float" office:value="0.67459" calcext:value-type="float">
            <text:p>0.67459</text:p>
          </table:table-cell>
          <table:table-cell office:value-type="float" office:value="0.97504" calcext:value-type="float">
            <text:p>0.97504</text:p>
          </table:table-cell>
          <table:table-cell office:value-type="float" office:value="1.0016" calcext:value-type="float">
            <text:p>1.0016</text:p>
          </table:table-cell>
          <table:table-cell office:value-type="float" office:value="0.96745" calcext:value-type="float">
            <text:p>0.96745</text:p>
          </table:table-cell>
          <table:table-cell office:value-type="float" office:value="0.089272" calcext:value-type="float">
            <text:p>0.089272</text:p>
          </table:table-cell>
          <table:table-cell office:value-type="float" office:value="0.089472" calcext:value-type="float">
            <text:p>0.089472</text:p>
          </table:table-cell>
          <table:table-cell office:value-type="float" office:value="0.12042" calcext:value-type="float">
            <text:p>0.120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-Dec-2006 22:33:40</text:p>
          </table:table-cell>
          <table:table-cell office:value-type="string" calcext:value-type="string">
            <text:p>17-Dec-2006 21:00:00</text:p>
          </table:table-cell>
          <table:table-cell office:value-type="float" office:value="82.2336" calcext:value-type="float">
            <text:p>82.2336</text:p>
          </table:table-cell>
          <table:table-cell office:value-type="float" office:value="-161.9778" calcext:value-type="float">
            <text:p>-161.9778</text:p>
          </table:table-cell>
          <table:table-cell office:value-type="float" office:value="2" calcext:value-type="float">
            <text:p>2</text:p>
          </table:table-cell>
          <table:table-cell office:value-type="float" office:value="0.7681" calcext:value-type="float">
            <text:p>0.7681</text:p>
          </table:table-cell>
          <table:table-cell office:value-type="float" office:value="0.83475" calcext:value-type="float">
            <text:p>0.83475</text:p>
          </table:table-cell>
          <table:table-cell office:value-type="float" office:value="0.86774" calcext:value-type="float">
            <text:p>0.86774</text:p>
          </table:table-cell>
          <table:table-cell office:value-type="float" office:value="1.0197" calcext:value-type="float">
            <text:p>1.0197</text:p>
          </table:table-cell>
          <table:table-cell office:value-type="float" office:value="0.98753" calcext:value-type="float">
            <text:p>0.98753</text:p>
          </table:table-cell>
          <table:table-cell office:value-type="float" office:value="1.0813" calcext:value-type="float">
            <text:p>1.0813</text:p>
          </table:table-cell>
          <table:table-cell office:value-type="float" office:value="0.39325" calcext:value-type="float">
            <text:p>0.39325</text:p>
          </table:table-cell>
          <table:table-cell office:value-type="float" office:value="0.38835" calcext:value-type="float">
            <text:p>0.38835</text:p>
          </table:table-cell>
          <table:table-cell office:value-type="float" office:value="0.35707" calcext:value-type="float">
            <text:p>0.35707</text:p>
          </table:table-cell>
          <table:table-cell office:value-type="float" office:value="0.82199" calcext:value-type="float">
            <text:p>0.82199</text:p>
          </table:table-cell>
          <table:table-cell office:value-type="float" office:value="0.95589" calcext:value-type="float">
            <text:p>0.95589</text:p>
          </table:table-cell>
          <table:table-cell office:value-type="float" office:value="0.94533" calcext:value-type="float">
            <text:p>0.94533</text:p>
          </table:table-cell>
          <table:table-cell office:value-type="float" office:value="1.0071" calcext:value-type="float">
            <text:p>1.0071</text:p>
          </table:table-cell>
          <table:table-cell office:value-type="float" office:value="0.98115" calcext:value-type="float">
            <text:p>0.98115</text:p>
          </table:table-cell>
          <table:table-cell office:value-type="float" office:value="1.0438" calcext:value-type="float">
            <text:p>1.0438</text:p>
          </table:table-cell>
          <table:table-cell office:value-type="float" office:value="0.26648" calcext:value-type="float">
            <text:p>0.26648</text:p>
          </table:table-cell>
          <table:table-cell office:value-type="float" office:value="0.27241" calcext:value-type="float">
            <text:p>0.27241</text:p>
          </table:table-cell>
          <table:table-cell office:value-type="float" office:value="0.18456" calcext:value-type="float">
            <text:p>0.184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-Dec-2006 20:55:40</text:p>
          </table:table-cell>
          <table:table-cell office:value-type="string" calcext:value-type="string">
            <text:p>23-Dec-2006 10:07:00</text:p>
          </table:table-cell>
          <table:table-cell office:value-type="float" office:value="82.3517" calcext:value-type="float">
            <text:p>82.3517</text:p>
          </table:table-cell>
          <table:table-cell office:value-type="float" office:value="-50.9583" calcext:value-type="float">
            <text:p>-50.9583</text:p>
          </table:table-cell>
          <table:table-cell office:value-type="float" office:value="2" calcext:value-type="float">
            <text:p>2</text:p>
          </table:table-cell>
          <table:table-cell office:value-type="float" office:value="0.86572" calcext:value-type="float">
            <text:p>0.86572</text:p>
          </table:table-cell>
          <table:table-cell office:value-type="float" office:value="0.88958" calcext:value-type="float">
            <text:p>0.88958</text:p>
          </table:table-cell>
          <table:table-cell office:value-type="float" office:value="0.87475" calcext:value-type="float">
            <text:p>0.87475</text:p>
          </table:table-cell>
          <table:table-cell office:value-type="float" office:value="1.0187" calcext:value-type="float">
            <text:p>1.0187</text:p>
          </table:table-cell>
          <table:table-cell office:value-type="float" office:value="0.97432" calcext:value-type="float">
            <text:p>0.97432</text:p>
          </table:table-cell>
          <table:table-cell office:value-type="float" office:value="1.0144" calcext:value-type="float">
            <text:p>1.0144</text:p>
          </table:table-cell>
          <table:table-cell office:value-type="float" office:value="0.21729" calcext:value-type="float">
            <text:p>0.21729</text:p>
          </table:table-cell>
          <table:table-cell office:value-type="float" office:value="0.18429" calcext:value-type="float">
            <text:p>0.18429</text:p>
          </table:table-cell>
          <table:table-cell office:value-type="float" office:value="0.21625" calcext:value-type="float">
            <text:p>0.21625</text:p>
          </table:table-cell>
          <table:table-cell office:value-type="float" office:value="0.8242" calcext:value-type="float">
            <text:p>0.8242</text:p>
          </table:table-cell>
          <table:table-cell office:value-type="float" office:value="0.76935" calcext:value-type="float">
            <text:p>0.76935</text:p>
          </table:table-cell>
          <table:table-cell office:value-type="float" office:value="0.66381" calcext:value-type="float">
            <text:p>0.66381</text:p>
          </table:table-cell>
          <table:table-cell office:value-type="float" office:value="1.0262" calcext:value-type="float">
            <text:p>1.0262</text:p>
          </table:table-cell>
          <table:table-cell office:value-type="float" office:value="0.98313" calcext:value-type="float">
            <text:p>0.98313</text:p>
          </table:table-cell>
          <table:table-cell office:value-type="float" office:value="0.99003" calcext:value-type="float">
            <text:p>0.99003</text:p>
          </table:table-cell>
          <table:table-cell office:value-type="float" office:value="0.059286" calcext:value-type="float">
            <text:p>0.059286</text:p>
          </table:table-cell>
          <table:table-cell office:value-type="float" office:value="0.056923" calcext:value-type="float">
            <text:p>0.056923</text:p>
          </table:table-cell>
          <table:table-cell office:value-type="float" office:value="0.090147" calcext:value-type="float">
            <text:p>0.0901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3-Mar-2007 05:35:25</text:p>
          </table:table-cell>
          <table:table-cell office:value-type="string" calcext:value-type="string">
            <text:p>25-Mar-2007 14:04:40</text:p>
          </table:table-cell>
          <table:table-cell office:value-type="float" office:value="78.0827" calcext:value-type="float">
            <text:p>78.0827</text:p>
          </table:table-cell>
          <table:table-cell office:value-type="float" office:value="-71.95" calcext:value-type="float">
            <text:p>-71.95</text:p>
          </table:table-cell>
          <table:table-cell office:value-type="float" office:value="2" calcext:value-type="float">
            <text:p>2</text:p>
          </table:table-cell>
          <table:table-cell office:value-type="float" office:value="0.82656" calcext:value-type="float">
            <text:p>0.82656</text:p>
          </table:table-cell>
          <table:table-cell office:value-type="float" office:value="0.87036" calcext:value-type="float">
            <text:p>0.87036</text:p>
          </table:table-cell>
          <table:table-cell office:value-type="float" office:value="0.84551" calcext:value-type="float">
            <text:p>0.84551</text:p>
          </table:table-cell>
          <table:table-cell office:value-type="float" office:value="1.1938" calcext:value-type="float">
            <text:p>1.1938</text:p>
          </table:table-cell>
          <table:table-cell office:value-type="float" office:value="1.1659" calcext:value-type="float">
            <text:p>1.1659</text:p>
          </table:table-cell>
          <table:table-cell office:value-type="float" office:value="1.2038" calcext:value-type="float">
            <text:p>1.2038</text:p>
          </table:table-cell>
          <table:table-cell office:value-type="float" office:value="0.37261" calcext:value-type="float">
            <text:p>0.37261</text:p>
          </table:table-cell>
          <table:table-cell office:value-type="float" office:value="0.31089" calcext:value-type="float">
            <text:p>0.31089</text:p>
          </table:table-cell>
          <table:table-cell office:value-type="float" office:value="0.35807" calcext:value-type="float">
            <text:p>0.35807</text:p>
          </table:table-cell>
          <table:table-cell office:value-type="float" office:value="0.72307" calcext:value-type="float">
            <text:p>0.72307</text:p>
          </table:table-cell>
          <table:table-cell office:value-type="float" office:value="0.88067" calcext:value-type="float">
            <text:p>0.88067</text:p>
          </table:table-cell>
          <table:table-cell office:value-type="float" office:value="0.7301" calcext:value-type="float">
            <text:p>0.7301</text:p>
          </table:table-cell>
          <table:table-cell office:value-type="float" office:value="1.1835" calcext:value-type="float">
            <text:p>1.1835</text:p>
          </table:table-cell>
          <table:table-cell office:value-type="float" office:value="1.1474" calcext:value-type="float">
            <text:p>1.1474</text:p>
          </table:table-cell>
          <table:table-cell office:value-type="float" office:value="1.1898" calcext:value-type="float">
            <text:p>1.1898</text:p>
          </table:table-cell>
          <table:table-cell office:value-type="float" office:value="0.28651" calcext:value-type="float">
            <text:p>0.28651</text:p>
          </table:table-cell>
          <table:table-cell office:value-type="float" office:value="0.20859" calcext:value-type="float">
            <text:p>0.20859</text:p>
          </table:table-cell>
          <table:table-cell office:value-type="float" office:value="0.27699" calcext:value-type="float">
            <text:p>0.276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1-Mar-2007 06:30:42</text:p>
          </table:table-cell>
          <table:table-cell office:value-type="string" calcext:value-type="string">
            <text:p>02-Apr-2007 08:33:40</text:p>
          </table:table-cell>
          <table:table-cell office:value-type="float" office:value="76.6357" calcext:value-type="float">
            <text:p>76.6357</text:p>
          </table:table-cell>
          <table:table-cell office:value-type="float" office:value="-62.9813" calcext:value-type="float">
            <text:p>-62.9813</text:p>
          </table:table-cell>
          <table:table-cell office:value-type="float" office:value="2" calcext:value-type="float">
            <text:p>2</text:p>
          </table:table-cell>
          <table:table-cell office:value-type="float" office:value="0.90641" calcext:value-type="float">
            <text:p>0.90641</text:p>
          </table:table-cell>
          <table:table-cell office:value-type="float" office:value="0.90827" calcext:value-type="float">
            <text:p>0.90827</text:p>
          </table:table-cell>
          <table:table-cell office:value-type="float" office:value="0.89413" calcext:value-type="float">
            <text:p>0.89413</text:p>
          </table:table-cell>
          <table:table-cell office:value-type="float" office:value="0.97549" calcext:value-type="float">
            <text:p>0.97549</text:p>
          </table:table-cell>
          <table:table-cell office:value-type="float" office:value="1.0603" calcext:value-type="float">
            <text:p>1.0603</text:p>
          </table:table-cell>
          <table:table-cell office:value-type="float" office:value="1.059" calcext:value-type="float">
            <text:p>1.059</text:p>
          </table:table-cell>
          <table:table-cell office:value-type="float" office:value="0.21835" calcext:value-type="float">
            <text:p>0.21835</text:p>
          </table:table-cell>
          <table:table-cell office:value-type="float" office:value="0.23122" calcext:value-type="float">
            <text:p>0.23122</text:p>
          </table:table-cell>
          <table:table-cell office:value-type="float" office:value="0.24857" calcext:value-type="float">
            <text:p>0.24857</text:p>
          </table:table-cell>
          <table:table-cell office:value-type="float" office:value="0.97454" calcext:value-type="float">
            <text:p>0.97454</text:p>
          </table:table-cell>
          <table:table-cell office:value-type="float" office:value="0.97798" calcext:value-type="float">
            <text:p>0.97798</text:p>
          </table:table-cell>
          <table:table-cell office:value-type="float" office:value="0.89202" calcext:value-type="float">
            <text:p>0.89202</text:p>
          </table:table-cell>
          <table:table-cell office:value-type="float" office:value="0.98598" calcext:value-type="float">
            <text:p>0.98598</text:p>
          </table:table-cell>
          <table:table-cell office:value-type="float" office:value="1.0411" calcext:value-type="float">
            <text:p>1.0411</text:p>
          </table:table-cell>
          <table:table-cell office:value-type="float" office:value="1.0372" calcext:value-type="float">
            <text:p>1.0372</text:p>
          </table:table-cell>
          <table:table-cell office:value-type="float" office:value="0.061135" calcext:value-type="float">
            <text:p>0.061135</text:p>
          </table:table-cell>
          <table:table-cell office:value-type="float" office:value="0.077632" calcext:value-type="float">
            <text:p>0.077632</text:p>
          </table:table-cell>
          <table:table-cell office:value-type="float" office:value="0.11606" calcext:value-type="float">
            <text:p>0.116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-May-2007 11:48:57</text:p>
          </table:table-cell>
          <table:table-cell office:value-type="string" calcext:value-type="string">
            <text:p>24-May-2007 14:22:20</text:p>
          </table:table-cell>
          <table:table-cell office:value-type="float" office:value="73.2713" calcext:value-type="float">
            <text:p>73.2713</text:p>
          </table:table-cell>
          <table:table-cell office:value-type="float" office:value="-57.9833" calcext:value-type="float">
            <text:p>-57.9833</text:p>
          </table:table-cell>
          <table:table-cell office:value-type="float" office:value="2" calcext:value-type="float">
            <text:p>2</text:p>
          </table:table-cell>
          <table:table-cell office:value-type="float" office:value="0.85144" calcext:value-type="float">
            <text:p>0.85144</text:p>
          </table:table-cell>
          <table:table-cell office:value-type="float" office:value="0.80572" calcext:value-type="float">
            <text:p>0.80572</text:p>
          </table:table-cell>
          <table:table-cell office:value-type="float" office:value="0.82465" calcext:value-type="float">
            <text:p>0.82465</text:p>
          </table:table-cell>
          <table:table-cell office:value-type="float" office:value="1.0274" calcext:value-type="float">
            <text:p>1.0274</text:p>
          </table:table-cell>
          <table:table-cell office:value-type="float" office:value="1.0726" calcext:value-type="float">
            <text:p>1.0726</text:p>
          </table:table-cell>
          <table:table-cell office:value-type="float" office:value="1.1087" calcext:value-type="float">
            <text:p>1.1087</text:p>
          </table:table-cell>
          <table:table-cell office:value-type="float" office:value="0.28096" calcext:value-type="float">
            <text:p>0.28096</text:p>
          </table:table-cell>
          <table:table-cell office:value-type="float" office:value="0.30878" calcext:value-type="float">
            <text:p>0.30878</text:p>
          </table:table-cell>
          <table:table-cell office:value-type="float" office:value="0.33799" calcext:value-type="float">
            <text:p>0.33799</text:p>
          </table:table-cell>
          <table:table-cell office:value-type="float" office:value="0.94118" calcext:value-type="float">
            <text:p>0.94118</text:p>
          </table:table-cell>
          <table:table-cell office:value-type="float" office:value="0.87912" calcext:value-type="float">
            <text:p>0.87912</text:p>
          </table:table-cell>
          <table:table-cell office:value-type="float" office:value="0.65949" calcext:value-type="float">
            <text:p>0.65949</text:p>
          </table:table-cell>
          <table:table-cell office:value-type="float" office:value="0.9928" calcext:value-type="float">
            <text:p>0.9928</text:p>
          </table:table-cell>
          <table:table-cell office:value-type="float" office:value="1.0754" calcext:value-type="float">
            <text:p>1.0754</text:p>
          </table:table-cell>
          <table:table-cell office:value-type="float" office:value="1.0705" calcext:value-type="float">
            <text:p>1.0705</text:p>
          </table:table-cell>
          <table:table-cell office:value-type="float" office:value="0.077919" calcext:value-type="float">
            <text:p>0.077919</text:p>
          </table:table-cell>
          <table:table-cell office:value-type="float" office:value="0.12278" calcext:value-type="float">
            <text:p>0.12278</text:p>
          </table:table-cell>
          <table:table-cell office:value-type="float" office:value="0.17726" calcext:value-type="float">
            <text:p>0.177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-Oct-2007 19:52:22</text:p>
          </table:table-cell>
          <table:table-cell office:value-type="string" calcext:value-type="string">
            <text:p>26-Oct-2007 21:29:32</text:p>
          </table:table-cell>
          <table:table-cell office:value-type="float" office:value="67.9" calcext:value-type="float">
            <text:p>67.9</text:p>
          </table:table-cell>
          <table:table-cell office:value-type="float" office:value="-52.9944" calcext:value-type="float">
            <text:p>-52.9944</text:p>
          </table:table-cell>
          <table:table-cell office:value-type="float" office:value="2" calcext:value-type="float">
            <text:p>2</text:p>
          </table:table-cell>
          <table:table-cell office:value-type="float" office:value="0.90875" calcext:value-type="float">
            <text:p>0.90875</text:p>
          </table:table-cell>
          <table:table-cell office:value-type="float" office:value="0.89714" calcext:value-type="float">
            <text:p>0.89714</text:p>
          </table:table-cell>
          <table:table-cell office:value-type="float" office:value="0.89912" calcext:value-type="float">
            <text:p>0.89912</text:p>
          </table:table-cell>
          <table:table-cell office:value-type="float" office:value="1.033" calcext:value-type="float">
            <text:p>1.033</text:p>
          </table:table-cell>
          <table:table-cell office:value-type="float" office:value="1.0711" calcext:value-type="float">
            <text:p>1.0711</text:p>
          </table:table-cell>
          <table:table-cell office:value-type="float" office:value="1.1109" calcext:value-type="float">
            <text:p>1.1109</text:p>
          </table:table-cell>
          <table:table-cell office:value-type="float" office:value="0.24497" calcext:value-type="float">
            <text:p>0.24497</text:p>
          </table:table-cell>
          <table:table-cell office:value-type="float" office:value="0.26663" calcext:value-type="float">
            <text:p>0.26663</text:p>
          </table:table-cell>
          <table:table-cell office:value-type="float" office:value="0.32178" calcext:value-type="float">
            <text:p>0.32178</text:p>
          </table:table-cell>
          <table:table-cell office:value-type="float" office:value="0.94586" calcext:value-type="float">
            <text:p>0.94586</text:p>
          </table:table-cell>
          <table:table-cell office:value-type="float" office:value="0.97056" calcext:value-type="float">
            <text:p>0.97056</text:p>
          </table:table-cell>
          <table:table-cell office:value-type="float" office:value="0.88979" calcext:value-type="float">
            <text:p>0.88979</text:p>
          </table:table-cell>
          <table:table-cell office:value-type="float" office:value="1.0372" calcext:value-type="float">
            <text:p>1.0372</text:p>
          </table:table-cell>
          <table:table-cell office:value-type="float" office:value="1.0524" calcext:value-type="float">
            <text:p>1.0524</text:p>
          </table:table-cell>
          <table:table-cell office:value-type="float" office:value="1.0681" calcext:value-type="float">
            <text:p>1.0681</text:p>
          </table:table-cell>
          <table:table-cell office:value-type="float" office:value="0.083721" calcext:value-type="float">
            <text:p>0.083721</text:p>
          </table:table-cell>
          <table:table-cell office:value-type="float" office:value="0.10678" calcext:value-type="float">
            <text:p>0.10678</text:p>
          </table:table-cell>
          <table:table-cell office:value-type="float" office:value="0.13979" calcext:value-type="float">
            <text:p>0.139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-Nov-2007 17:00:22</text:p>
          </table:table-cell>
          <table:table-cell office:value-type="string" calcext:value-type="string">
            <text:p>21-Nov-2007 22:59:55</text:p>
          </table:table-cell>
          <table:table-cell office:value-type="float" office:value="67.8" calcext:value-type="float">
            <text:p>67.8</text:p>
          </table:table-cell>
          <table:table-cell office:value-type="float" office:value="-58.9667" calcext:value-type="float">
            <text:p>-58.9667</text:p>
          </table:table-cell>
          <table:table-cell office:value-type="float" office:value="2" calcext:value-type="float">
            <text:p>2</text:p>
          </table:table-cell>
          <table:table-cell office:value-type="float" office:value="0.89231" calcext:value-type="float">
            <text:p>0.89231</text:p>
          </table:table-cell>
          <table:table-cell office:value-type="float" office:value="0.84978" calcext:value-type="float">
            <text:p>0.84978</text:p>
          </table:table-cell>
          <table:table-cell office:value-type="float" office:value="0.88355" calcext:value-type="float">
            <text:p>0.88355</text:p>
          </table:table-cell>
          <table:table-cell office:value-type="float" office:value="0.92944" calcext:value-type="float">
            <text:p>0.92944</text:p>
          </table:table-cell>
          <table:table-cell office:value-type="float" office:value="1.0212" calcext:value-type="float">
            <text:p>1.0212</text:p>
          </table:table-cell>
          <table:table-cell office:value-type="float" office:value="1.0708" calcext:value-type="float">
            <text:p>1.0708</text:p>
          </table:table-cell>
          <table:table-cell office:value-type="float" office:value="0.34633" calcext:value-type="float">
            <text:p>0.34633</text:p>
          </table:table-cell>
          <table:table-cell office:value-type="float" office:value="0.40265" calcext:value-type="float">
            <text:p>0.40265</text:p>
          </table:table-cell>
          <table:table-cell office:value-type="float" office:value="0.43588" calcext:value-type="float">
            <text:p>0.43588</text:p>
          </table:table-cell>
          <table:table-cell office:value-type="float" office:value="0.91234" calcext:value-type="float">
            <text:p>0.91234</text:p>
          </table:table-cell>
          <table:table-cell office:value-type="float" office:value="0.7947" calcext:value-type="float">
            <text:p>0.7947</text:p>
          </table:table-cell>
          <table:table-cell office:value-type="float" office:value="0.86619" calcext:value-type="float">
            <text:p>0.86619</text:p>
          </table:table-cell>
          <table:table-cell office:value-type="float" office:value="0.94129" calcext:value-type="float">
            <text:p>0.94129</text:p>
          </table:table-cell>
          <table:table-cell office:value-type="float" office:value="1.0137" calcext:value-type="float">
            <text:p>1.0137</text:p>
          </table:table-cell>
          <table:table-cell office:value-type="float" office:value="1.0222" calcext:value-type="float">
            <text:p>1.0222</text:p>
          </table:table-cell>
          <table:table-cell office:value-type="float" office:value="0.15734" calcext:value-type="float">
            <text:p>0.15734</text:p>
          </table:table-cell>
          <table:table-cell office:value-type="float" office:value="0.23892" calcext:value-type="float">
            <text:p>0.23892</text:p>
          </table:table-cell>
          <table:table-cell office:value-type="float" office:value="0.21373" calcext:value-type="float">
            <text:p>0.213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-Feb-2008 21:43:52</text:p>
          </table:table-cell>
          <table:table-cell office:value-type="string" calcext:value-type="string">
            <text:p>29-Feb-2008 22:19:50</text:p>
          </table:table-cell>
          <table:table-cell office:value-type="float" office:value="74.5221" calcext:value-type="float">
            <text:p>74.5221</text:p>
          </table:table-cell>
          <table:table-cell office:value-type="float" office:value="-51.9951" calcext:value-type="float">
            <text:p>-51.9951</text:p>
          </table:table-cell>
          <table:table-cell office:value-type="float" office:value="2" calcext:value-type="float">
            <text:p>2</text:p>
          </table:table-cell>
          <table:table-cell office:value-type="float" office:value="0.70662" calcext:value-type="float">
            <text:p>0.70662</text:p>
          </table:table-cell>
          <table:table-cell office:value-type="float" office:value="0.71459" calcext:value-type="float">
            <text:p>0.71459</text:p>
          </table:table-cell>
          <table:table-cell office:value-type="float" office:value="0.72457" calcext:value-type="float">
            <text:p>0.72457</text:p>
          </table:table-cell>
          <table:table-cell office:value-type="float" office:value="1.0011" calcext:value-type="float">
            <text:p>1.0011</text:p>
          </table:table-cell>
          <table:table-cell office:value-type="float" office:value="1.0669" calcext:value-type="float">
            <text:p>1.0669</text:p>
          </table:table-cell>
          <table:table-cell office:value-type="float" office:value="1.076" calcext:value-type="float">
            <text:p>1.076</text:p>
          </table:table-cell>
          <table:table-cell office:value-type="float" office:value="0.24786" calcext:value-type="float">
            <text:p>0.24786</text:p>
          </table:table-cell>
          <table:table-cell office:value-type="float" office:value="0.26222" calcext:value-type="float">
            <text:p>0.26222</text:p>
          </table:table-cell>
          <table:table-cell office:value-type="float" office:value="0.28586" calcext:value-type="float">
            <text:p>0.28586</text:p>
          </table:table-cell>
          <table:table-cell office:value-type="float" office:value="0.90743" calcext:value-type="float">
            <text:p>0.90743</text:p>
          </table:table-cell>
          <table:table-cell office:value-type="float" office:value="0.89074" calcext:value-type="float">
            <text:p>0.89074</text:p>
          </table:table-cell>
          <table:table-cell office:value-type="float" office:value="0.60444" calcext:value-type="float">
            <text:p>0.60444</text:p>
          </table:table-cell>
          <table:table-cell office:value-type="float" office:value="1.0057" calcext:value-type="float">
            <text:p>1.0057</text:p>
          </table:table-cell>
          <table:table-cell office:value-type="float" office:value="1.0637" calcext:value-type="float">
            <text:p>1.0637</text:p>
          </table:table-cell>
          <table:table-cell office:value-type="float" office:value="1.0703" calcext:value-type="float">
            <text:p>1.0703</text:p>
          </table:table-cell>
          <table:table-cell office:value-type="float" office:value="0.070324" calcext:value-type="float">
            <text:p>0.070324</text:p>
          </table:table-cell>
          <table:table-cell office:value-type="float" office:value="0.10624" calcext:value-type="float">
            <text:p>0.10624</text:p>
          </table:table-cell>
          <table:table-cell office:value-type="float" office:value="0.1418" calcext:value-type="float">
            <text:p>0.14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-Mar-2008 03:40:37</text:p>
          </table:table-cell>
          <table:table-cell office:value-type="string" calcext:value-type="string">
            <text:p>10-Mar-2008 09:20:07</text:p>
          </table:table-cell>
          <table:table-cell office:value-type="float" office:value="72.4379" calcext:value-type="float">
            <text:p>72.4379</text:p>
          </table:table-cell>
          <table:table-cell office:value-type="float" office:value="-85.9771" calcext:value-type="float">
            <text:p>-85.9771</text:p>
          </table:table-cell>
          <table:table-cell office:value-type="float" office:value="2" calcext:value-type="float">
            <text:p>2</text:p>
          </table:table-cell>
          <table:table-cell office:value-type="float" office:value="0.85007" calcext:value-type="float">
            <text:p>0.85007</text:p>
          </table:table-cell>
          <table:table-cell office:value-type="float" office:value="0.86571" calcext:value-type="float">
            <text:p>0.86571</text:p>
          </table:table-cell>
          <table:table-cell office:value-type="float" office:value="0.87345" calcext:value-type="float">
            <text:p>0.87345</text:p>
          </table:table-cell>
          <table:table-cell office:value-type="float" office:value="0.98916" calcext:value-type="float">
            <text:p>0.98916</text:p>
          </table:table-cell>
          <table:table-cell office:value-type="float" office:value="1.0558" calcext:value-type="float">
            <text:p>1.0558</text:p>
          </table:table-cell>
          <table:table-cell office:value-type="float" office:value="1.11" calcext:value-type="float">
            <text:p>1.11</text:p>
          </table:table-cell>
          <table:table-cell office:value-type="float" office:value="0.26434" calcext:value-type="float">
            <text:p>0.26434</text:p>
          </table:table-cell>
          <table:table-cell office:value-type="float" office:value="0.28175" calcext:value-type="float">
            <text:p>0.28175</text:p>
          </table:table-cell>
          <table:table-cell office:value-type="float" office:value="0.31761" calcext:value-type="float">
            <text:p>0.31761</text:p>
          </table:table-cell>
          <table:table-cell office:value-type="float" office:value="0.89302" calcext:value-type="float">
            <text:p>0.89302</text:p>
          </table:table-cell>
          <table:table-cell office:value-type="float" office:value="0.89427" calcext:value-type="float">
            <text:p>0.89427</text:p>
          </table:table-cell>
          <table:table-cell office:value-type="float" office:value="0.87517" calcext:value-type="float">
            <text:p>0.87517</text:p>
          </table:table-cell>
          <table:table-cell office:value-type="float" office:value="1.0081" calcext:value-type="float">
            <text:p>1.0081</text:p>
          </table:table-cell>
          <table:table-cell office:value-type="float" office:value="1.0409" calcext:value-type="float">
            <text:p>1.0409</text:p>
          </table:table-cell>
          <table:table-cell office:value-type="float" office:value="1.0897" calcext:value-type="float">
            <text:p>1.0897</text:p>
          </table:table-cell>
          <table:table-cell office:value-type="float" office:value="0.098078" calcext:value-type="float">
            <text:p>0.098078</text:p>
          </table:table-cell>
          <table:table-cell office:value-type="float" office:value="0.11476" calcext:value-type="float">
            <text:p>0.11476</text:p>
          </table:table-cell>
          <table:table-cell office:value-type="float" office:value="0.15925" calcext:value-type="float">
            <text:p>0.159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-Mar-2008 20:09:07</text:p>
          </table:table-cell>
          <table:table-cell office:value-type="string" calcext:value-type="string">
            <text:p>28-Mar-2008 22:39:57</text:p>
          </table:table-cell>
          <table:table-cell office:value-type="float" office:value="72.0449" calcext:value-type="float">
            <text:p>72.0449</text:p>
          </table:table-cell>
          <table:table-cell office:value-type="float" office:value="-55.9757" calcext:value-type="float">
            <text:p>-55.9757</text:p>
          </table:table-cell>
          <table:table-cell office:value-type="float" office:value="2" calcext:value-type="float">
            <text:p>2</text:p>
          </table:table-cell>
          <table:table-cell office:value-type="float" office:value="0.91173" calcext:value-type="float">
            <text:p>0.91173</text:p>
          </table:table-cell>
          <table:table-cell office:value-type="float" office:value="0.937" calcext:value-type="float">
            <text:p>0.937</text:p>
          </table:table-cell>
          <table:table-cell office:value-type="float" office:value="0.93249" calcext:value-type="float">
            <text:p>0.93249</text:p>
          </table:table-cell>
          <table:table-cell office:value-type="float" office:value="1.0069" calcext:value-type="float">
            <text:p>1.0069</text:p>
          </table:table-cell>
          <table:table-cell office:value-type="float" office:value="1.0564" calcext:value-type="float">
            <text:p>1.0564</text:p>
          </table:table-cell>
          <table:table-cell office:value-type="float" office:value="1.1263" calcext:value-type="float">
            <text:p>1.1263</text:p>
          </table:table-cell>
          <table:table-cell office:value-type="float" office:value="0.24543" calcext:value-type="float">
            <text:p>0.24543</text:p>
          </table:table-cell>
          <table:table-cell office:value-type="float" office:value="0.24957" calcext:value-type="float">
            <text:p>0.24957</text:p>
          </table:table-cell>
          <table:table-cell office:value-type="float" office:value="0.3259" calcext:value-type="float">
            <text:p>0.3259</text:p>
          </table:table-cell>
          <table:table-cell office:value-type="float" office:value="0.53763" calcext:value-type="float">
            <text:p>0.53763</text:p>
          </table:table-cell>
          <table:table-cell office:value-type="float" office:value="0.56112" calcext:value-type="float">
            <text:p>0.56112</text:p>
          </table:table-cell>
          <table:table-cell office:value-type="float" office:value="0.23674" calcext:value-type="float">
            <text:p>0.23674</text:p>
          </table:table-cell>
          <table:table-cell office:value-type="float" office:value="1.0102" calcext:value-type="float">
            <text:p>1.0102</text:p>
          </table:table-cell>
          <table:table-cell office:value-type="float" office:value="1.0461" calcext:value-type="float">
            <text:p>1.0461</text:p>
          </table:table-cell>
          <table:table-cell office:value-type="float" office:value="1.068" calcext:value-type="float">
            <text:p>1.068</text:p>
          </table:table-cell>
          <table:table-cell office:value-type="float" office:value="0.081492" calcext:value-type="float">
            <text:p>0.081492</text:p>
          </table:table-cell>
          <table:table-cell office:value-type="float" office:value="0.083515" calcext:value-type="float">
            <text:p>0.083515</text:p>
          </table:table-cell>
          <table:table-cell office:value-type="float" office:value="0.14775" calcext:value-type="float">
            <text:p>0.147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3-Sep-2008 03:45:35</text:p>
          </table:table-cell>
          <table:table-cell office:value-type="string" calcext:value-type="string">
            <text:p>05-Sep-2008 04:06:02</text:p>
          </table:table-cell>
          <table:table-cell office:value-type="float" office:value="65.9" calcext:value-type="float">
            <text:p>65.9</text:p>
          </table:table-cell>
          <table:table-cell office:value-type="float" office:value="-50.9583" calcext:value-type="float">
            <text:p>-50.9583</text:p>
          </table:table-cell>
          <table:table-cell office:value-type="float" office:value="2" calcext:value-type="float">
            <text:p>2</text:p>
          </table:table-cell>
          <table:table-cell office:value-type="float" office:value="0.86613" calcext:value-type="float">
            <text:p>0.86613</text:p>
          </table:table-cell>
          <table:table-cell office:value-type="float" office:value="0.87806" calcext:value-type="float">
            <text:p>0.87806</text:p>
          </table:table-cell>
          <table:table-cell office:value-type="float" office:value="0.87697" calcext:value-type="float">
            <text:p>0.87697</text:p>
          </table:table-cell>
          <table:table-cell office:value-type="float" office:value="1.2083" calcext:value-type="float">
            <text:p>1.2083</text:p>
          </table:table-cell>
          <table:table-cell office:value-type="float" office:value="1.097" calcext:value-type="float">
            <text:p>1.097</text:p>
          </table:table-cell>
          <table:table-cell office:value-type="float" office:value="1.1219" calcext:value-type="float">
            <text:p>1.1219</text:p>
          </table:table-cell>
          <table:table-cell office:value-type="float" office:value="0.60378" calcext:value-type="float">
            <text:p>0.60378</text:p>
          </table:table-cell>
          <table:table-cell office:value-type="float" office:value="0.39956" calcext:value-type="float">
            <text:p>0.39956</text:p>
          </table:table-cell>
          <table:table-cell office:value-type="float" office:value="0.39875" calcext:value-type="float">
            <text:p>0.39875</text:p>
          </table:table-cell>
          <table:table-cell office:value-type="float" office:value="0.93269" calcext:value-type="float">
            <text:p>0.93269</text:p>
          </table:table-cell>
          <table:table-cell office:value-type="float" office:value="0.96344" calcext:value-type="float">
            <text:p>0.96344</text:p>
          </table:table-cell>
          <table:table-cell office:value-type="float" office:value="0.77977" calcext:value-type="float">
            <text:p>0.77977</text:p>
          </table:table-cell>
          <table:table-cell office:value-type="float" office:value="1.0089" calcext:value-type="float">
            <text:p>1.0089</text:p>
          </table:table-cell>
          <table:table-cell office:value-type="float" office:value="1.043" calcext:value-type="float">
            <text:p>1.043</text:p>
          </table:table-cell>
          <table:table-cell office:value-type="float" office:value="1.045" calcext:value-type="float">
            <text:p>1.045</text:p>
          </table:table-cell>
          <table:table-cell office:value-type="float" office:value="0.09219" calcext:value-type="float">
            <text:p>0.09219</text:p>
          </table:table-cell>
          <table:table-cell office:value-type="float" office:value="0.092524" calcext:value-type="float">
            <text:p>0.092524</text:p>
          </table:table-cell>
          <table:table-cell office:value-type="float" office:value="0.16574" calcext:value-type="float">
            <text:p>0.165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-Oct-2008 10:26:40</text:p>
          </table:table-cell>
          <table:table-cell office:value-type="string" calcext:value-type="string">
            <text:p>12-Oct-2008 17:23:55</text:p>
          </table:table-cell>
          <table:table-cell office:value-type="float" office:value="66.7317" calcext:value-type="float">
            <text:p>66.7317</text:p>
          </table:table-cell>
          <table:table-cell office:value-type="float" office:value="-53.9813" calcext:value-type="float">
            <text:p>-53.9813</text:p>
          </table:table-cell>
          <table:table-cell office:value-type="float" office:value="2" calcext:value-type="float">
            <text:p>2</text:p>
          </table:table-cell>
          <table:table-cell office:value-type="float" office:value="0.85163" calcext:value-type="float">
            <text:p>0.85163</text:p>
          </table:table-cell>
          <table:table-cell office:value-type="float" office:value="0.81135" calcext:value-type="float">
            <text:p>0.81135</text:p>
          </table:table-cell>
          <table:table-cell office:value-type="float" office:value="0.78567" calcext:value-type="float">
            <text:p>0.78567</text:p>
          </table:table-cell>
          <table:table-cell office:value-type="float" office:value="1.1497" calcext:value-type="float">
            <text:p>1.1497</text:p>
          </table:table-cell>
          <table:table-cell office:value-type="float" office:value="1.1314" calcext:value-type="float">
            <text:p>1.1314</text:p>
          </table:table-cell>
          <table:table-cell office:value-type="float" office:value="1.1317" calcext:value-type="float">
            <text:p>1.1317</text:p>
          </table:table-cell>
          <table:table-cell office:value-type="float" office:value="0.40883" calcext:value-type="float">
            <text:p>0.40883</text:p>
          </table:table-cell>
          <table:table-cell office:value-type="float" office:value="0.38764" calcext:value-type="float">
            <text:p>0.38764</text:p>
          </table:table-cell>
          <table:table-cell office:value-type="float" office:value="0.39151" calcext:value-type="float">
            <text:p>0.39151</text:p>
          </table:table-cell>
          <table:table-cell office:value-type="float" office:value="0.94725" calcext:value-type="float">
            <text:p>0.94725</text:p>
          </table:table-cell>
          <table:table-cell office:value-type="float" office:value="0.96781" calcext:value-type="float">
            <text:p>0.96781</text:p>
          </table:table-cell>
          <table:table-cell office:value-type="float" office:value="0.82186" calcext:value-type="float">
            <text:p>0.82186</text:p>
          </table:table-cell>
          <table:table-cell office:value-type="float" office:value="1.1626" calcext:value-type="float">
            <text:p>1.1626</text:p>
          </table:table-cell>
          <table:table-cell office:value-type="float" office:value="1.1322" calcext:value-type="float">
            <text:p>1.1322</text:p>
          </table:table-cell>
          <table:table-cell office:value-type="float" office:value="1.1344" calcext:value-type="float">
            <text:p>1.1344</text:p>
          </table:table-cell>
          <table:table-cell office:value-type="float" office:value="0.24235" calcext:value-type="float">
            <text:p>0.24235</text:p>
          </table:table-cell>
          <table:table-cell office:value-type="float" office:value="0.19461" calcext:value-type="float">
            <text:p>0.19461</text:p>
          </table:table-cell>
          <table:table-cell office:value-type="float" office:value="0.25569" calcext:value-type="float">
            <text:p>0.255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-Feb-2010 20:54:00</text:p>
          </table:table-cell>
          <table:table-cell office:value-type="string" calcext:value-type="string">
            <text:p>17-Feb-2010 00:34:15</text:p>
          </table:table-cell>
          <table:table-cell office:value-type="float" office:value="79.9902" calcext:value-type="float">
            <text:p>79.9902</text:p>
          </table:table-cell>
          <table:table-cell office:value-type="float" office:value="-59" calcext:value-type="float">
            <text:p>-59</text:p>
          </table:table-cell>
          <table:table-cell office:value-type="float" office:value="2" calcext:value-type="float">
            <text:p>2</text:p>
          </table:table-cell>
          <table:table-cell office:value-type="float" office:value="0.86553" calcext:value-type="float">
            <text:p>0.86553</text:p>
          </table:table-cell>
          <table:table-cell office:value-type="float" office:value="0.86335" calcext:value-type="float">
            <text:p>0.86335</text:p>
          </table:table-cell>
          <table:table-cell office:value-type="float" office:value="0.85726" calcext:value-type="float">
            <text:p>0.85726</text:p>
          </table:table-cell>
          <table:table-cell office:value-type="float" office:value="0.96308" calcext:value-type="float">
            <text:p>0.96308</text:p>
          </table:table-cell>
          <table:table-cell office:value-type="float" office:value="0.99934" calcext:value-type="float">
            <text:p>0.99934</text:p>
          </table:table-cell>
          <table:table-cell office:value-type="float" office:value="1.051" calcext:value-type="float">
            <text:p>1.051</text:p>
          </table:table-cell>
          <table:table-cell office:value-type="float" office:value="0.20147" calcext:value-type="float">
            <text:p>0.20147</text:p>
          </table:table-cell>
          <table:table-cell office:value-type="float" office:value="0.21375" calcext:value-type="float">
            <text:p>0.21375</text:p>
          </table:table-cell>
          <table:table-cell office:value-type="float" office:value="0.24497" calcext:value-type="float">
            <text:p>0.24497</text:p>
          </table:table-cell>
          <table:table-cell office:value-type="float" office:value="0.86583" calcext:value-type="float">
            <text:p>0.86583</text:p>
          </table:table-cell>
          <table:table-cell office:value-type="float" office:value="0.84969" calcext:value-type="float">
            <text:p>0.84969</text:p>
          </table:table-cell>
          <table:table-cell office:value-type="float" office:value="0.7616" calcext:value-type="float">
            <text:p>0.7616</text:p>
          </table:table-cell>
          <table:table-cell office:value-type="float" office:value="0.97447" calcext:value-type="float">
            <text:p>0.97447</text:p>
          </table:table-cell>
          <table:table-cell office:value-type="float" office:value="0.98972" calcext:value-type="float">
            <text:p>0.98972</text:p>
          </table:table-cell>
          <table:table-cell office:value-type="float" office:value="1.0195" calcext:value-type="float">
            <text:p>1.0195</text:p>
          </table:table-cell>
          <table:table-cell office:value-type="float" office:value="0.073992" calcext:value-type="float">
            <text:p>0.073992</text:p>
          </table:table-cell>
          <table:table-cell office:value-type="float" office:value="0.075452" calcext:value-type="float">
            <text:p>0.075452</text:p>
          </table:table-cell>
          <table:table-cell office:value-type="float" office:value="0.096557" calcext:value-type="float">
            <text:p>0.0965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-Apr-2010 14:35:05</text:p>
          </table:table-cell>
          <table:table-cell office:value-type="string" calcext:value-type="string">
            <text:p>08-Apr-2010 21:00:00</text:p>
          </table:table-cell>
          <table:table-cell office:value-type="float" office:value="82.9065" calcext:value-type="float">
            <text:p>82.9065</text:p>
          </table:table-cell>
          <table:table-cell office:value-type="float" office:value="-81" calcext:value-type="float">
            <text:p>-81</text:p>
          </table:table-cell>
          <table:table-cell office:value-type="float" office:value="2" calcext:value-type="float">
            <text:p>2</text:p>
          </table:table-cell>
          <table:table-cell office:value-type="float" office:value="0.70609" calcext:value-type="float">
            <text:p>0.70609</text:p>
          </table:table-cell>
          <table:table-cell office:value-type="float" office:value="0.8063" calcext:value-type="float">
            <text:p>0.8063</text:p>
          </table:table-cell>
          <table:table-cell office:value-type="float" office:value="0.78608" calcext:value-type="float">
            <text:p>0.78608</text:p>
          </table:table-cell>
          <table:table-cell office:value-type="float" office:value="0.87781" calcext:value-type="float">
            <text:p>0.87781</text:p>
          </table:table-cell>
          <table:table-cell office:value-type="float" office:value="1.0034" calcext:value-type="float">
            <text:p>1.0034</text:p>
          </table:table-cell>
          <table:table-cell office:value-type="float" office:value="1.0006" calcext:value-type="float">
            <text:p>1.0006</text:p>
          </table:table-cell>
          <table:table-cell office:value-type="float" office:value="0.31071" calcext:value-type="float">
            <text:p>0.31071</text:p>
          </table:table-cell>
          <table:table-cell office:value-type="float" office:value="0.26403" calcext:value-type="float">
            <text:p>0.26403</text:p>
          </table:table-cell>
          <table:table-cell office:value-type="float" office:value="0.27156" calcext:value-type="float">
            <text:p>0.27156</text:p>
          </table:table-cell>
          <table:table-cell office:value-type="float" office:value="0.66418" calcext:value-type="float">
            <text:p>0.66418</text:p>
          </table:table-cell>
          <table:table-cell office:value-type="float" office:value="0.92006" calcext:value-type="float">
            <text:p>0.92006</text:p>
          </table:table-cell>
          <table:table-cell office:value-type="float" office:value="0.84412" calcext:value-type="float">
            <text:p>0.84412</text:p>
          </table:table-cell>
          <table:table-cell office:value-type="float" office:value="0.86383" calcext:value-type="float">
            <text:p>0.86383</text:p>
          </table:table-cell>
          <table:table-cell office:value-type="float" office:value="0.99476" calcext:value-type="float">
            <text:p>0.99476</text:p>
          </table:table-cell>
          <table:table-cell office:value-type="float" office:value="0.98708" calcext:value-type="float">
            <text:p>0.98708</text:p>
          </table:table-cell>
          <table:table-cell office:value-type="float" office:value="0.23852" calcext:value-type="float">
            <text:p>0.23852</text:p>
          </table:table-cell>
          <table:table-cell office:value-type="float" office:value="0.13607" calcext:value-type="float">
            <text:p>0.13607</text:p>
          </table:table-cell>
          <table:table-cell office:value-type="float" office:value="0.13626" calcext:value-type="float">
            <text:p>0.136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-Apr-2010 22:48:05</text:p>
          </table:table-cell>
          <table:table-cell office:value-type="string" calcext:value-type="string">
            <text:p>13-Apr-2010 06:23:55</text:p>
          </table:table-cell>
          <table:table-cell office:value-type="float" office:value="82.336" calcext:value-type="float">
            <text:p>82.336</text:p>
          </table:table-cell>
          <table:table-cell office:value-type="float" office:value="-67" calcext:value-type="float">
            <text:p>-67</text:p>
          </table:table-cell>
          <table:table-cell office:value-type="float" office:value="2" calcext:value-type="float">
            <text:p>2</text:p>
          </table:table-cell>
          <table:table-cell office:value-type="float" office:value="0.78907" calcext:value-type="float">
            <text:p>0.78907</text:p>
          </table:table-cell>
          <table:table-cell office:value-type="float" office:value="0.87489" calcext:value-type="float">
            <text:p>0.87489</text:p>
          </table:table-cell>
          <table:table-cell office:value-type="float" office:value="0.81901" calcext:value-type="float">
            <text:p>0.81901</text:p>
          </table:table-cell>
          <table:table-cell office:value-type="float" office:value="1.1529" calcext:value-type="float">
            <text:p>1.1529</text:p>
          </table:table-cell>
          <table:table-cell office:value-type="float" office:value="1.0915" calcext:value-type="float">
            <text:p>1.0915</text:p>
          </table:table-cell>
          <table:table-cell office:value-type="float" office:value="1.1461" calcext:value-type="float">
            <text:p>1.1461</text:p>
          </table:table-cell>
          <table:table-cell office:value-type="float" office:value="0.3302" calcext:value-type="float">
            <text:p>0.3302</text:p>
          </table:table-cell>
          <table:table-cell office:value-type="float" office:value="0.24208" calcext:value-type="float">
            <text:p>0.24208</text:p>
          </table:table-cell>
          <table:table-cell office:value-type="float" office:value="0.31226" calcext:value-type="float">
            <text:p>0.31226</text:p>
          </table:table-cell>
          <table:table-cell office:value-type="float" office:value="0.79814" calcext:value-type="float">
            <text:p>0.79814</text:p>
          </table:table-cell>
          <table:table-cell office:value-type="float" office:value="0.94949" calcext:value-type="float">
            <text:p>0.94949</text:p>
          </table:table-cell>
          <table:table-cell office:value-type="float" office:value="0.83869" calcext:value-type="float">
            <text:p>0.83869</text:p>
          </table:table-cell>
          <table:table-cell office:value-type="float" office:value="1.1596" calcext:value-type="float">
            <text:p>1.1596</text:p>
          </table:table-cell>
          <table:table-cell office:value-type="float" office:value="1.0819" calcext:value-type="float">
            <text:p>1.0819</text:p>
          </table:table-cell>
          <table:table-cell office:value-type="float" office:value="1.1381" calcext:value-type="float">
            <text:p>1.1381</text:p>
          </table:table-cell>
          <table:table-cell office:value-type="float" office:value="0.23515" calcext:value-type="float">
            <text:p>0.23515</text:p>
          </table:table-cell>
          <table:table-cell office:value-type="float" office:value="0.13026" calcext:value-type="float">
            <text:p>0.13026</text:p>
          </table:table-cell>
          <table:table-cell office:value-type="float" office:value="0.21307" calcext:value-type="float">
            <text:p>0.213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1-May-2010 13:28:05</text:p>
          </table:table-cell>
          <table:table-cell office:value-type="string" calcext:value-type="string">
            <text:p>04-May-2010 05:00:00</text:p>
          </table:table-cell>
          <table:table-cell office:value-type="float" office:value="81.0671" calcext:value-type="float">
            <text:p>81.0671</text:p>
          </table:table-cell>
          <table:table-cell office:value-type="float" office:value="-71" calcext:value-type="float">
            <text:p>-71</text:p>
          </table:table-cell>
          <table:table-cell office:value-type="float" office:value="2" calcext:value-type="float">
            <text:p>2</text:p>
          </table:table-cell>
          <table:table-cell office:value-type="float" office:value="0.78273" calcext:value-type="float">
            <text:p>0.78273</text:p>
          </table:table-cell>
          <table:table-cell office:value-type="float" office:value="0.79456" calcext:value-type="float">
            <text:p>0.79456</text:p>
          </table:table-cell>
          <table:table-cell office:value-type="float" office:value="0.80877" calcext:value-type="float">
            <text:p>0.80877</text:p>
          </table:table-cell>
          <table:table-cell office:value-type="float" office:value="1.0093" calcext:value-type="float">
            <text:p>1.0093</text:p>
          </table:table-cell>
          <table:table-cell office:value-type="float" office:value="1.0851" calcext:value-type="float">
            <text:p>1.0851</text:p>
          </table:table-cell>
          <table:table-cell office:value-type="float" office:value="1.0872" calcext:value-type="float">
            <text:p>1.0872</text:p>
          </table:table-cell>
          <table:table-cell office:value-type="float" office:value="0.28696" calcext:value-type="float">
            <text:p>0.28696</text:p>
          </table:table-cell>
          <table:table-cell office:value-type="float" office:value="0.29915" calcext:value-type="float">
            <text:p>0.29915</text:p>
          </table:table-cell>
          <table:table-cell office:value-type="float" office:value="0.32487" calcext:value-type="float">
            <text:p>0.32487</text:p>
          </table:table-cell>
          <table:table-cell office:value-type="float" office:value="0.9343" calcext:value-type="float">
            <text:p>0.9343</text:p>
          </table:table-cell>
          <table:table-cell office:value-type="float" office:value="0.95704" calcext:value-type="float">
            <text:p>0.95704</text:p>
          </table:table-cell>
          <table:table-cell office:value-type="float" office:value="0.93577" calcext:value-type="float">
            <text:p>0.93577</text:p>
          </table:table-cell>
          <table:table-cell office:value-type="float" office:value="1.0014" calcext:value-type="float">
            <text:p>1.0014</text:p>
          </table:table-cell>
          <table:table-cell office:value-type="float" office:value="1.0776" calcext:value-type="float">
            <text:p>1.0776</text:p>
          </table:table-cell>
          <table:table-cell office:value-type="float" office:value="1.0708" calcext:value-type="float">
            <text:p>1.0708</text:p>
          </table:table-cell>
          <table:table-cell office:value-type="float" office:value="0.10438" calcext:value-type="float">
            <text:p>0.10438</text:p>
          </table:table-cell>
          <table:table-cell office:value-type="float" office:value="0.14283" calcext:value-type="float">
            <text:p>0.14283</text:p>
          </table:table-cell>
          <table:table-cell office:value-type="float" office:value="0.14116" calcext:value-type="float">
            <text:p>0.141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-May-2010 05:43:40</text:p>
          </table:table-cell>
          <table:table-cell office:value-type="string" calcext:value-type="string">
            <text:p>31-May-2010 22:30:00</text:p>
          </table:table-cell>
          <table:table-cell office:value-type="float" office:value="77.622" calcext:value-type="float">
            <text:p>77.622</text:p>
          </table:table-cell>
          <table:table-cell office:value-type="float" office:value="-80" calcext:value-type="float">
            <text:p>-80</text:p>
          </table:table-cell>
          <table:table-cell office:value-type="float" office:value="2" calcext:value-type="float">
            <text:p>2</text:p>
          </table:table-cell>
          <table:table-cell office:value-type="float" office:value="0.91993" calcext:value-type="float">
            <text:p>0.91993</text:p>
          </table:table-cell>
          <table:table-cell office:value-type="float" office:value="0.87805" calcext:value-type="float">
            <text:p>0.87805</text:p>
          </table:table-cell>
          <table:table-cell office:value-type="float" office:value="0.8881" calcext:value-type="float">
            <text:p>0.8881</text:p>
          </table:table-cell>
          <table:table-cell office:value-type="float" office:value="1.1334" calcext:value-type="float">
            <text:p>1.1334</text:p>
          </table:table-cell>
          <table:table-cell office:value-type="float" office:value="1.3591" calcext:value-type="float">
            <text:p>1.3591</text:p>
          </table:table-cell>
          <table:table-cell office:value-type="float" office:value="1.4461" calcext:value-type="float">
            <text:p>1.4461</text:p>
          </table:table-cell>
          <table:table-cell office:value-type="float" office:value="0.36775" calcext:value-type="float">
            <text:p>0.36775</text:p>
          </table:table-cell>
          <table:table-cell office:value-type="float" office:value="0.60997" calcext:value-type="float">
            <text:p>0.60997</text:p>
          </table:table-cell>
          <table:table-cell office:value-type="float" office:value="0.68257" calcext:value-type="float">
            <text:p>0.68257</text:p>
          </table:table-cell>
          <table:table-cell office:value-type="float" office:value="0.88815" calcext:value-type="float">
            <text:p>0.88815</text:p>
          </table:table-cell>
          <table:table-cell office:value-type="float" office:value="0.91012" calcext:value-type="float">
            <text:p>0.91012</text:p>
          </table:table-cell>
          <table:table-cell office:value-type="float" office:value="0.64442" calcext:value-type="float">
            <text:p>0.64442</text:p>
          </table:table-cell>
          <table:table-cell office:value-type="float" office:value="1.0916" calcext:value-type="float">
            <text:p>1.0916</text:p>
          </table:table-cell>
          <table:table-cell office:value-type="float" office:value="1.3385" calcext:value-type="float">
            <text:p>1.3385</text:p>
          </table:table-cell>
          <table:table-cell office:value-type="float" office:value="1.365" calcext:value-type="float">
            <text:p>1.365</text:p>
          </table:table-cell>
          <table:table-cell office:value-type="float" office:value="0.16884" calcext:value-type="float">
            <text:p>0.16884</text:p>
          </table:table-cell>
          <table:table-cell office:value-type="float" office:value="0.43053" calcext:value-type="float">
            <text:p>0.43053</text:p>
          </table:table-cell>
          <table:table-cell office:value-type="float" office:value="0.47411" calcext:value-type="float">
            <text:p>0.474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3-Jun-2010 00:46:10</text:p>
          </table:table-cell>
          <table:table-cell office:value-type="string" calcext:value-type="string">
            <text:p>05-Jun-2010 01:25:40</text:p>
          </table:table-cell>
          <table:table-cell office:value-type="float" office:value="76.8898" calcext:value-type="float">
            <text:p>76.8898</text:p>
          </table:table-cell>
          <table:table-cell office:value-type="float" office:value="-53" calcext:value-type="float">
            <text:p>-53</text:p>
          </table:table-cell>
          <table:table-cell office:value-type="float" office:value="2" calcext:value-type="float">
            <text:p>2</text:p>
          </table:table-cell>
          <table:table-cell office:value-type="float" office:value="0.9519" calcext:value-type="float">
            <text:p>0.9519</text:p>
          </table:table-cell>
          <table:table-cell office:value-type="float" office:value="0.95106" calcext:value-type="float">
            <text:p>0.95106</text:p>
          </table:table-cell>
          <table:table-cell office:value-type="float" office:value="0.95492" calcext:value-type="float">
            <text:p>0.95492</text:p>
          </table:table-cell>
          <table:table-cell office:value-type="float" office:value="0.99918" calcext:value-type="float">
            <text:p>0.99918</text:p>
          </table:table-cell>
          <table:table-cell office:value-type="float" office:value="1.0139" calcext:value-type="float">
            <text:p>1.0139</text:p>
          </table:table-cell>
          <table:table-cell office:value-type="float" office:value="1.0523" calcext:value-type="float">
            <text:p>1.0523</text:p>
          </table:table-cell>
          <table:table-cell office:value-type="float" office:value="0.23254" calcext:value-type="float">
            <text:p>0.23254</text:p>
          </table:table-cell>
          <table:table-cell office:value-type="float" office:value="0.22717" calcext:value-type="float">
            <text:p>0.22717</text:p>
          </table:table-cell>
          <table:table-cell office:value-type="float" office:value="0.22653" calcext:value-type="float">
            <text:p>0.22653</text:p>
          </table:table-cell>
          <table:table-cell office:value-type="float" office:value="0.89123" calcext:value-type="float">
            <text:p>0.89123</text:p>
          </table:table-cell>
          <table:table-cell office:value-type="float" office:value="0.87541" calcext:value-type="float">
            <text:p>0.87541</text:p>
          </table:table-cell>
          <table:table-cell office:value-type="float" office:value="0.75677" calcext:value-type="float">
            <text:p>0.75677</text:p>
          </table:table-cell>
          <table:table-cell office:value-type="float" office:value="0.99612" calcext:value-type="float">
            <text:p>0.99612</text:p>
          </table:table-cell>
          <table:table-cell office:value-type="float" office:value="1.022" calcext:value-type="float">
            <text:p>1.022</text:p>
          </table:table-cell>
          <table:table-cell office:value-type="float" office:value="1.0176" calcext:value-type="float">
            <text:p>1.0176</text:p>
          </table:table-cell>
          <table:table-cell office:value-type="float" office:value="0.06968" calcext:value-type="float">
            <text:p>0.06968</text:p>
          </table:table-cell>
          <table:table-cell office:value-type="float" office:value="0.056095" calcext:value-type="float">
            <text:p>0.056095</text:p>
          </table:table-cell>
          <table:table-cell office:value-type="float" office:value="0.094003" calcext:value-type="float">
            <text:p>0.094003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2" table:formula="of:=SUM([.F2:.F288])/287" office:value-type="float" office:value="0.860909512195123" calcext:value-type="float">
            <text:p>0.8609095122</text:p>
          </table:table-cell>
          <table:table-cell table:style-name="ce2" table:formula="of:=SUM([.G2:.G288])/287" office:value-type="float" office:value="0.868593728222997" calcext:value-type="float">
            <text:p>0.8685937282</text:p>
          </table:table-cell>
          <table:table-cell table:style-name="ce2" table:formula="of:=SUM([.H2:.H288])/287" office:value-type="float" office:value="0.86636581881533" calcext:value-type="float">
            <text:p>0.8663658188</text:p>
          </table:table-cell>
          <table:table-cell table:style-name="ce2" table:formula="of:=SUM([.I2:.I288])/287" office:value-type="float" office:value="1.02861783972126" calcext:value-type="float">
            <text:p>1.0286178397</text:p>
          </table:table-cell>
          <table:table-cell table:style-name="ce2" table:formula="of:=SUM([.J2:.J288])/287" office:value-type="float" office:value="1.01895369337979" calcext:value-type="float">
            <text:p>1.0189536934</text:p>
          </table:table-cell>
          <table:table-cell table:style-name="ce2" table:formula="of:=SUM([.K2:.K288])/287" office:value-type="float" office:value="1.0531924738676" calcext:value-type="float">
            <text:p>1.0531924739</text:p>
          </table:table-cell>
          <table:table-cell table:style-name="ce2" table:formula="of:=SUM([.L2:.L288])/287" office:value-type="float" office:value="0.239860303135889" calcext:value-type="float">
            <text:p>0.2398603031</text:p>
          </table:table-cell>
          <table:table-cell table:style-name="ce2" table:formula="of:=SUM([.M2:.M288])/287" office:value-type="float" office:value="0.218507327526132" calcext:value-type="float">
            <text:p>0.2185073275</text:p>
          </table:table-cell>
          <table:table-cell table:style-name="ce2" table:formula="of:=SUM([.N2:.N288])/287" office:value-type="float" office:value="0.235821101045296" calcext:value-type="float">
            <text:p>0.235821101</text:p>
          </table:table-cell>
          <table:table-cell table:style-name="ce2" table:formula="of:=SUM([.O2:.O288])/287" office:value-type="float" office:value="0.833309644250872" calcext:value-type="float">
            <text:p>0.8333096443</text:p>
          </table:table-cell>
          <table:table-cell table:style-name="ce2" table:formula="of:=SUM([.P2:.P288])/287" office:value-type="float" office:value="0.82857143902439" calcext:value-type="float">
            <text:p>0.828571439</text:p>
          </table:table-cell>
          <table:table-cell table:style-name="ce2" table:formula="of:=SUM([.Q2:.Q288])/287" office:value-type="float" office:value="0.761096731707317" calcext:value-type="float">
            <text:p>0.7610967317</text:p>
          </table:table-cell>
          <table:table-cell table:style-name="ce2" table:formula="of:=SUM([.R2:.R288])/287" office:value-type="float" office:value="1.01347735191638" calcext:value-type="float">
            <text:p>1.0134773519</text:p>
          </table:table-cell>
          <table:table-cell table:style-name="ce2" table:formula="of:=SUM([.S2:.S288])/287" office:value-type="float" office:value="1.02339721254355" calcext:value-type="float">
            <text:p>1.0233972125</text:p>
          </table:table-cell>
          <table:table-cell table:style-name="ce2" table:formula="of:=SUM([.T2:.T288])/287" office:value-type="float" office:value="1.0413293728223" calcext:value-type="float">
            <text:p>1.0413293728</text:p>
          </table:table-cell>
          <table:table-cell table:style-name="ce2" table:formula="of:=SUM([.U2:.U288])/287" office:value-type="float" office:value="0.120938912891986" calcext:value-type="float">
            <text:p>0.1209389129</text:p>
          </table:table-cell>
          <table:table-cell table:style-name="ce2" table:formula="of:=SUM([.V2:.V288])/287" office:value-type="float" office:value="0.123013529616725" calcext:value-type="float">
            <text:p>0.1230135296</text:p>
          </table:table-cell>
          <table:table-cell table:style-name="ce2" table:formula="of:=SUM([.W2:.W288])/287" office:value-type="float" office:value="0.141616285714286" calcext:value-type="float">
            <text:p>0.1416162857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2" table:formula="of:=STDEV([.F2:.F288])" office:value-type="float" office:value="0.0889836882343567" calcext:value-type="float">
            <text:p>0.0889836882</text:p>
          </table:table-cell>
          <table:table-cell table:style-name="ce2" table:formula="of:=STDEV([.G2:.G288])" office:value-type="float" office:value="0.0835841273935169" calcext:value-type="float">
            <text:p>0.0835841274</text:p>
          </table:table-cell>
          <table:table-cell table:style-name="ce2" table:formula="of:=STDEV([.H2:.H288])" office:value-type="float" office:value="0.0835378760581254" calcext:value-type="float">
            <text:p>0.0835378761</text:p>
          </table:table-cell>
          <table:table-cell table:style-name="ce2" table:formula="of:=STDEV([.I2:.I288])" office:value-type="float" office:value="0.0834791180844409" calcext:value-type="float">
            <text:p>0.0834791181</text:p>
          </table:table-cell>
          <table:table-cell table:style-name="ce2" table:formula="of:=STDEV([.J2:.J288])" office:value-type="float" office:value="0.077260805148441" calcext:value-type="float">
            <text:p>0.0772608051</text:p>
          </table:table-cell>
          <table:table-cell table:style-name="ce2" table:formula="of:=STDEV([.K2:.K288])" office:value-type="float" office:value="0.0945514547772901" calcext:value-type="float">
            <text:p>0.0945514548</text:p>
          </table:table-cell>
          <table:table-cell table:style-name="ce2" table:formula="of:=STDEV([.L2:.L288])" office:value-type="float" office:value="0.11245820124273" calcext:value-type="float">
            <text:p>0.1124582012</text:p>
          </table:table-cell>
          <table:table-cell table:style-name="ce2" table:formula="of:=STDEV([.M2:.M288])" office:value-type="float" office:value="0.0956442054740719" calcext:value-type="float">
            <text:p>0.0956442055</text:p>
          </table:table-cell>
          <table:table-cell table:style-name="ce2" table:formula="of:=STDEV([.N2:.N288])" office:value-type="float" office:value="0.105169824883444" calcext:value-type="float">
            <text:p>0.1051698249</text:p>
          </table:table-cell>
          <table:table-cell table:style-name="ce2" table:formula="of:=STDEV([.O2:.O288])" office:value-type="float" office:value="0.151956745969554" calcext:value-type="float">
            <text:p>0.151956746</text:p>
          </table:table-cell>
          <table:table-cell table:style-name="ce2" table:formula="of:=STDEV([.P2:.P288])" office:value-type="float" office:value="0.173214589582336" calcext:value-type="float">
            <text:p>0.1732145896</text:p>
          </table:table-cell>
          <table:table-cell table:style-name="ce2" table:formula="of:=STDEV([.Q2:.Q288])" office:value-type="float" office:value="0.176726870171526" calcext:value-type="float">
            <text:p>0.1767268702</text:p>
          </table:table-cell>
          <table:table-cell table:style-name="ce2" table:formula="of:=STDEV([.R2:.R288])" office:value-type="float" office:value="0.0762195443519238" calcext:value-type="float">
            <text:p>0.0762195444</text:p>
          </table:table-cell>
          <table:table-cell table:style-name="ce2" table:formula="of:=STDEV([.S2:.S288])" office:value-type="float" office:value="0.0765680469737719" calcext:value-type="float">
            <text:p>0.076568047</text:p>
          </table:table-cell>
          <table:table-cell table:style-name="ce2" table:formula="of:=STDEV([.T2:.T288])" office:value-type="float" office:value="0.0910580942222134" calcext:value-type="float">
            <text:p>0.0910580942</text:p>
          </table:table-cell>
          <table:table-cell table:style-name="ce2" table:formula="of:=STDEV([.U2:.U288])" office:value-type="float" office:value="0.0830902639682746" calcext:value-type="float">
            <text:p>0.083090264</text:p>
          </table:table-cell>
          <table:table-cell table:style-name="ce2" table:formula="of:=STDEV([.V2:.V288])" office:value-type="float" office:value="0.0785332125847362" calcext:value-type="float">
            <text:p>0.0785332126</text:p>
          </table:table-cell>
          <table:table-cell table:style-name="ce2" table:formula="of:=STDEV([.W2:.W288])" office:value-type="float" office:value="0.0851691007748245" calcext:value-type="float">
            <text:p>0.0851691008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orr. IL</text:p>
          </table:table-cell>
          <table:table-cell office:value-type="string" calcext:value-type="string">
            <text:p>Corr. MSIS</text:p>
          </table:table-cell>
          <table:table-cell office:value-type="string" calcext:value-type="string">
            <text:p>Corr. DTM</text:p>
          </table:table-cell>
          <table:table-cell office:value-type="string" calcext:value-type="string">
            <text:p>O/M IL</text:p>
          </table:table-cell>
          <table:table-cell office:value-type="string" calcext:value-type="string">
            <text:p>O/M MSIS</text:p>
          </table:table-cell>
          <table:table-cell office:value-type="string" calcext:value-type="string">
            <text:p>O/M DTM</text:p>
          </table:table-cell>
          <table:table-cell office:value-type="string" calcext:value-type="string">
            <text:p>RMS IL</text:p>
          </table:table-cell>
          <table:table-cell office:value-type="string" calcext:value-type="string">
            <text:p>RMS MSIS</text:p>
          </table:table-cell>
          <table:table-cell office:value-type="string" calcext:value-type="string">
            <text:p>RMS DTM</text:p>
          </table:table-cell>
          <table:table-cell office:value-type="string" calcext:value-type="string">
            <text:p>OA Corr. IL</text:p>
          </table:table-cell>
          <table:table-cell office:value-type="string" calcext:value-type="string">
            <text:p>OA Corr. MSIS</text:p>
          </table:table-cell>
          <table:table-cell office:value-type="string" calcext:value-type="string">
            <text:p>OA Corr. DTM</text:p>
          </table:table-cell>
          <table:table-cell office:value-type="string" calcext:value-type="string">
            <text:p>OA O/M IL</text:p>
          </table:table-cell>
          <table:table-cell office:value-type="string" calcext:value-type="string">
            <text:p>OA O/M MSIS</text:p>
          </table:table-cell>
          <table:table-cell office:value-type="string" calcext:value-type="string">
            <text:p>OA O/M DTM</text:p>
          </table:table-cell>
          <table:table-cell office:value-type="string" calcext:value-type="string">
            <text:p>OA RMS IL</text:p>
          </table:table-cell>
          <table:table-cell office:value-type="string" calcext:value-type="string">
            <text:p>OA RMS MSIS</text:p>
          </table:table-cell>
          <table:table-cell office:value-type="string" calcext:value-type="string">
            <text:p>OA RMS DTM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4">00/00/0000</text:date>, <text:time style:data-style-name="N2" text:time-value="10:29:29.2100008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14T13:15:04.936855641</dc:date>
    <meta:generator>LibreOffice/4.2.8.2$Linux_X86_64 LibreOffice_project/420m0$Build-2</meta:generator>
    <meta:editing-duration>P0D</meta:editing-duration>
    <meta:editing-cycles>1</meta:editing-cycles>
    <meta:document-statistic meta:table-count="1" meta:cell-count="6678" meta:object-count="0"/>
  </office:meta>
</office:document-meta>
</file>